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5543in"/>
    </style:style>
    <style:style style:name="co3" style:family="table-column">
      <style:table-column-properties fo:break-before="auto" style:column-width="0.6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Decimated" table:style-name="ta1">
        <table:shapes>
          <draw:frame draw:z-index="0" draw:style-name="gr1" draw:text-style-name="P1" svg:width="14.1472in" svg:height="22.787in" svg:x="4.8724in" svg:y="2.9909in">
            <draw:object draw:notify-on-update-of-ranges="Decimated.A1:Decimated.A1 Decimated.A2:Decimated.A1222 Decimated.B1:Decimated.B1 Decimated.B2:Decimated.B1222 Decimated.A1:Decimated.A1 Decimated.A2:Decimated.A1222 Decimated.F1:Decimated.F1 Decimated.F2:Decimated.F1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ce1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eres</text:p>
          </table:table-cell>
          <table:table-cell office:value-type="string" calcext:value-type="string">
            <text:p>amperes</text:p>
            <text:p>(negative)</text:p>
          </table:table-cell>
          <table:table-cell office:value-type="string" calcext:value-type="string">
            <text:p>Total As</text:p>
          </table:table-cell>
          <table:table-cell office:value-type="string" calcext:value-type="string">
            <text:p>Total Ah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.0</text:p>
          </table:table-cell>
          <table:table-cell table:formula="of:=[.C2]*-1" office:value-type="float" office:value="-3" calcext:value-type="float">
            <text:p>-3.0</text:p>
          </table:table-cell>
          <table:table-cell office:value-type="float" office:value="0" calcext:value-type="float">
            <text:p>0.0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.0</text:p>
          </table:table-cell>
          <table:table-cell table:formula="of:=[.C3]*-1" office:value-type="float" office:value="-3" calcext:value-type="float">
            <text:p>-3.0</text:p>
          </table:table-cell>
          <table:table-cell table:formula="of:=([.D3])*([.A3]-[.A2])+[.E2]" office:value-type="float" office:value="-141" calcext:value-type="float">
            <text:p>-141.0</text:p>
          </table:table-cell>
          <table:table-cell table:formula="of:=[.E3]/3600" office:value-type="float" office:value="-0.0391666666666667" calcext:value-type="float">
            <text:p>0.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.0</text:p>
          </table:table-cell>
          <table:table-cell table:formula="of:=[.C4]*-1" office:value-type="float" office:value="-3" calcext:value-type="float">
            <text:p>-3.0</text:p>
          </table:table-cell>
          <table:table-cell table:formula="of:=([.D4])*([.A4]-[.A3])+[.E3]" office:value-type="float" office:value="-291" calcext:value-type="float">
            <text:p>-291.0</text:p>
          </table:table-cell>
          <table:table-cell table:formula="of:=[.E4]/3600" office:value-type="float" office:value="-0.0808333333333333" calcext:value-type="float">
            <text:p>-0.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4.17" calcext:value-type="float">
            <text:p>4.17</text:p>
          </table:table-cell>
          <table:table-cell office:value-type="float" office:value="2.998" calcext:value-type="float">
            <text:p>3.0</text:p>
          </table:table-cell>
          <table:table-cell table:formula="of:=[.C5]*-1" office:value-type="float" office:value="-2.998" calcext:value-type="float">
            <text:p>-3.0</text:p>
          </table:table-cell>
          <table:table-cell table:formula="of:=([.D5])*([.A5]-[.A4])+[.E4]" office:value-type="float" office:value="-440.9" calcext:value-type="float">
            <text:p>-440.9</text:p>
          </table:table-cell>
          <table:table-cell table:formula="of:=[.E5]/3600" office:value-type="float" office:value="-0.122472222222222" calcext:value-type="float">
            <text:p>-0.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.17" calcext:value-type="float">
            <text:p>4.17</text:p>
          </table:table-cell>
          <table:table-cell office:value-type="float" office:value="3" calcext:value-type="float">
            <text:p>3.0</text:p>
          </table:table-cell>
          <table:table-cell table:formula="of:=[.C6]*-1" office:value-type="float" office:value="-3" calcext:value-type="float">
            <text:p>-3.0</text:p>
          </table:table-cell>
          <table:table-cell table:formula="of:=([.D6])*([.A6]-[.A5])+[.E5]" office:value-type="float" office:value="-590.9" calcext:value-type="float">
            <text:p>-590.9</text:p>
          </table:table-cell>
          <table:table-cell table:formula="of:=[.E6]/3600" office:value-type="float" office:value="-0.164138888888889" calcext:value-type="float">
            <text:p>-0.2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4.17" calcext:value-type="float">
            <text:p>4.17</text:p>
          </table:table-cell>
          <table:table-cell office:value-type="float" office:value="2.999" calcext:value-type="float">
            <text:p>3.0</text:p>
          </table:table-cell>
          <table:table-cell table:formula="of:=[.C7]*-1" office:value-type="float" office:value="-2.999" calcext:value-type="float">
            <text:p>-3.0</text:p>
          </table:table-cell>
          <table:table-cell table:formula="of:=([.D7])*([.A7]-[.A6])+[.E6]" office:value-type="float" office:value="-740.85" calcext:value-type="float">
            <text:p>-740.9</text:p>
          </table:table-cell>
          <table:table-cell table:formula="of:=[.E7]/3600" office:value-type="float" office:value="-0.205791666666667" calcext:value-type="float">
            <text:p>-0.2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4.16" calcext:value-type="float">
            <text:p>4.16</text:p>
          </table:table-cell>
          <table:table-cell office:value-type="float" office:value="2.999" calcext:value-type="float">
            <text:p>3.0</text:p>
          </table:table-cell>
          <table:table-cell table:formula="of:=[.C8]*-1" office:value-type="float" office:value="-2.999" calcext:value-type="float">
            <text:p>-3.0</text:p>
          </table:table-cell>
          <table:table-cell table:formula="of:=([.D8])*([.A8]-[.A7])+[.E7]" office:value-type="float" office:value="-890.8" calcext:value-type="float">
            <text:p>-890.8</text:p>
          </table:table-cell>
          <table:table-cell table:formula="of:=[.E8]/3600" office:value-type="float" office:value="-0.247444444444444" calcext:value-type="float">
            <text:p>-0.2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4.17" calcext:value-type="float">
            <text:p>4.17</text:p>
          </table:table-cell>
          <table:table-cell office:value-type="float" office:value="2.998" calcext:value-type="float">
            <text:p>3.0</text:p>
          </table:table-cell>
          <table:table-cell table:formula="of:=[.C9]*-1" office:value-type="float" office:value="-2.998" calcext:value-type="float">
            <text:p>-3.0</text:p>
          </table:table-cell>
          <table:table-cell table:formula="of:=([.D9])*([.A9]-[.A8])+[.E8]" office:value-type="float" office:value="-1040.7" calcext:value-type="float">
            <text:p>-1040.7</text:p>
          </table:table-cell>
          <table:table-cell table:formula="of:=[.E9]/3600" office:value-type="float" office:value="-0.289083333333333" calcext:value-type="float">
            <text:p>-0.3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4.16" calcext:value-type="float">
            <text:p>4.16</text:p>
          </table:table-cell>
          <table:table-cell office:value-type="float" office:value="2.999" calcext:value-type="float">
            <text:p>3.0</text:p>
          </table:table-cell>
          <table:table-cell table:formula="of:=[.C10]*-1" office:value-type="float" office:value="-2.999" calcext:value-type="float">
            <text:p>-3.0</text:p>
          </table:table-cell>
          <table:table-cell table:formula="of:=([.D10])*([.A10]-[.A9])+[.E9]" office:value-type="float" office:value="-1190.65" calcext:value-type="float">
            <text:p>-1190.7</text:p>
          </table:table-cell>
          <table:table-cell table:formula="of:=[.E10]/3600" office:value-type="float" office:value="-0.330736111111111" calcext:value-type="float">
            <text:p>-0.3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4.16" calcext:value-type="float">
            <text:p>4.16</text:p>
          </table:table-cell>
          <table:table-cell office:value-type="float" office:value="2.999" calcext:value-type="float">
            <text:p>3.0</text:p>
          </table:table-cell>
          <table:table-cell table:formula="of:=[.C11]*-1" office:value-type="float" office:value="-2.999" calcext:value-type="float">
            <text:p>-3.0</text:p>
          </table:table-cell>
          <table:table-cell table:formula="of:=([.D11])*([.A11]-[.A10])+[.E10]" office:value-type="float" office:value="-1340.6" calcext:value-type="float">
            <text:p>-1340.6</text:p>
          </table:table-cell>
          <table:table-cell table:formula="of:=[.E11]/3600" office:value-type="float" office:value="-0.372388888888889" calcext:value-type="float">
            <text:p>-0.4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4.16" calcext:value-type="float">
            <text:p>4.16</text:p>
          </table:table-cell>
          <table:table-cell office:value-type="float" office:value="2.998" calcext:value-type="float">
            <text:p>3.0</text:p>
          </table:table-cell>
          <table:table-cell table:formula="of:=[.C12]*-1" office:value-type="float" office:value="-2.998" calcext:value-type="float">
            <text:p>-3.0</text:p>
          </table:table-cell>
          <table:table-cell table:formula="of:=([.D12])*([.A12]-[.A11])+[.E11]" office:value-type="float" office:value="-1490.5" calcext:value-type="float">
            <text:p>-1490.5</text:p>
          </table:table-cell>
          <table:table-cell table:formula="of:=[.E12]/3600" office:value-type="float" office:value="-0.414027777777778" calcext:value-type="float">
            <text:p>-0.4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4.16" calcext:value-type="float">
            <text:p>4.16</text:p>
          </table:table-cell>
          <table:table-cell office:value-type="float" office:value="2.999" calcext:value-type="float">
            <text:p>3.0</text:p>
          </table:table-cell>
          <table:table-cell table:formula="of:=[.C13]*-1" office:value-type="float" office:value="-2.999" calcext:value-type="float">
            <text:p>-3.0</text:p>
          </table:table-cell>
          <table:table-cell table:formula="of:=([.D13])*([.A13]-[.A12])+[.E12]" office:value-type="float" office:value="-1640.45" calcext:value-type="float">
            <text:p>-1640.5</text:p>
          </table:table-cell>
          <table:table-cell table:formula="of:=[.E13]/3600" office:value-type="float" office:value="-0.455680555555556" calcext:value-type="float">
            <text:p>-0.5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4.16" calcext:value-type="float">
            <text:p>4.16</text:p>
          </table:table-cell>
          <table:table-cell office:value-type="float" office:value="3" calcext:value-type="float">
            <text:p>3.0</text:p>
          </table:table-cell>
          <table:table-cell table:formula="of:=[.C14]*-1" office:value-type="float" office:value="-3" calcext:value-type="float">
            <text:p>-3.0</text:p>
          </table:table-cell>
          <table:table-cell table:formula="of:=([.D14])*([.A14]-[.A13])+[.E13]" office:value-type="float" office:value="-1790.45" calcext:value-type="float">
            <text:p>-1790.5</text:p>
          </table:table-cell>
          <table:table-cell table:formula="of:=[.E14]/3600" office:value-type="float" office:value="-0.497347222222222" calcext:value-type="float">
            <text:p>-0.5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4.16" calcext:value-type="float">
            <text:p>4.16</text:p>
          </table:table-cell>
          <table:table-cell office:value-type="float" office:value="2.999" calcext:value-type="float">
            <text:p>3.0</text:p>
          </table:table-cell>
          <table:table-cell table:formula="of:=[.C15]*-1" office:value-type="float" office:value="-2.999" calcext:value-type="float">
            <text:p>-3.0</text:p>
          </table:table-cell>
          <table:table-cell table:formula="of:=([.D15])*([.A15]-[.A14])+[.E14]" office:value-type="float" office:value="-1940.4" calcext:value-type="float">
            <text:p>-1940.4</text:p>
          </table:table-cell>
          <table:table-cell table:formula="of:=[.E15]/3600" office:value-type="float" office:value="-0.539" calcext:value-type="float">
            <text:p>-0.5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4.15" calcext:value-type="float">
            <text:p>4.15</text:p>
          </table:table-cell>
          <table:table-cell office:value-type="float" office:value="2.999" calcext:value-type="float">
            <text:p>3.0</text:p>
          </table:table-cell>
          <table:table-cell table:formula="of:=[.C16]*-1" office:value-type="float" office:value="-2.999" calcext:value-type="float">
            <text:p>-3.0</text:p>
          </table:table-cell>
          <table:table-cell table:formula="of:=([.D16])*([.A16]-[.A15])+[.E15]" office:value-type="float" office:value="-2090.35" calcext:value-type="float">
            <text:p>-2090.4</text:p>
          </table:table-cell>
          <table:table-cell table:formula="of:=[.E16]/3600" office:value-type="float" office:value="-0.580652777777778" calcext:value-type="float">
            <text:p>-0.6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4.15" calcext:value-type="float">
            <text:p>4.15</text:p>
          </table:table-cell>
          <table:table-cell office:value-type="float" office:value="2.998" calcext:value-type="float">
            <text:p>3.0</text:p>
          </table:table-cell>
          <table:table-cell table:formula="of:=[.C17]*-1" office:value-type="float" office:value="-2.998" calcext:value-type="float">
            <text:p>-3.0</text:p>
          </table:table-cell>
          <table:table-cell table:formula="of:=([.D17])*([.A17]-[.A16])+[.E16]" office:value-type="float" office:value="-2240.25" calcext:value-type="float">
            <text:p>-2240.3</text:p>
          </table:table-cell>
          <table:table-cell table:formula="of:=[.E17]/3600" office:value-type="float" office:value="-0.622291666666667" calcext:value-type="float">
            <text:p>-0.6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4.15" calcext:value-type="float">
            <text:p>4.15</text:p>
          </table:table-cell>
          <table:table-cell office:value-type="float" office:value="2.998" calcext:value-type="float">
            <text:p>3.0</text:p>
          </table:table-cell>
          <table:table-cell table:formula="of:=[.C18]*-1" office:value-type="float" office:value="-2.998" calcext:value-type="float">
            <text:p>-3.0</text:p>
          </table:table-cell>
          <table:table-cell table:formula="of:=([.D18])*([.A18]-[.A17])+[.E17]" office:value-type="float" office:value="-2390.15" calcext:value-type="float">
            <text:p>-2390.2</text:p>
          </table:table-cell>
          <table:table-cell table:formula="of:=[.E18]/3600" office:value-type="float" office:value="-0.663930555555556" calcext:value-type="float">
            <text:p>-0.7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4.15" calcext:value-type="float">
            <text:p>4.15</text:p>
          </table:table-cell>
          <table:table-cell office:value-type="float" office:value="2.998" calcext:value-type="float">
            <text:p>3.0</text:p>
          </table:table-cell>
          <table:table-cell table:formula="of:=[.C19]*-1" office:value-type="float" office:value="-2.998" calcext:value-type="float">
            <text:p>-3.0</text:p>
          </table:table-cell>
          <table:table-cell table:formula="of:=([.D19])*([.A19]-[.A18])+[.E18]" office:value-type="float" office:value="-2540.05" calcext:value-type="float">
            <text:p>-2540.1</text:p>
          </table:table-cell>
          <table:table-cell table:formula="of:=[.E19]/3600" office:value-type="float" office:value="-0.705569444444445" calcext:value-type="float">
            <text:p>-0.7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4.15" calcext:value-type="float">
            <text:p>4.15</text:p>
          </table:table-cell>
          <table:table-cell office:value-type="float" office:value="2.998" calcext:value-type="float">
            <text:p>3.0</text:p>
          </table:table-cell>
          <table:table-cell table:formula="of:=[.C20]*-1" office:value-type="float" office:value="-2.998" calcext:value-type="float">
            <text:p>-3.0</text:p>
          </table:table-cell>
          <table:table-cell table:formula="of:=([.D20])*([.A20]-[.A19])+[.E19]" office:value-type="float" office:value="-2689.95" calcext:value-type="float">
            <text:p>-2690.0</text:p>
          </table:table-cell>
          <table:table-cell table:formula="of:=[.E20]/3600" office:value-type="float" office:value="-0.747208333333334" calcext:value-type="float">
            <text:p>-0.7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4.15" calcext:value-type="float">
            <text:p>4.15</text:p>
          </table:table-cell>
          <table:table-cell office:value-type="float" office:value="2.998" calcext:value-type="float">
            <text:p>3.0</text:p>
          </table:table-cell>
          <table:table-cell table:formula="of:=[.C21]*-1" office:value-type="float" office:value="-2.998" calcext:value-type="float">
            <text:p>-3.0</text:p>
          </table:table-cell>
          <table:table-cell table:formula="of:=([.D21])*([.A21]-[.A20])+[.E20]" office:value-type="float" office:value="-2839.85" calcext:value-type="float">
            <text:p>-2839.9</text:p>
          </table:table-cell>
          <table:table-cell table:formula="of:=[.E21]/3600" office:value-type="float" office:value="-0.788847222222223" calcext:value-type="float">
            <text:p>-0.8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4.14" calcext:value-type="float">
            <text:p>4.14</text:p>
          </table:table-cell>
          <table:table-cell office:value-type="float" office:value="2.998" calcext:value-type="float">
            <text:p>3.0</text:p>
          </table:table-cell>
          <table:table-cell table:formula="of:=[.C22]*-1" office:value-type="float" office:value="-2.998" calcext:value-type="float">
            <text:p>-3.0</text:p>
          </table:table-cell>
          <table:table-cell table:formula="of:=([.D22])*([.A22]-[.A21])+[.E21]" office:value-type="float" office:value="-2989.75" calcext:value-type="float">
            <text:p>-2989.8</text:p>
          </table:table-cell>
          <table:table-cell table:formula="of:=[.E22]/3600" office:value-type="float" office:value="-0.830486111111111" calcext:value-type="float">
            <text:p>-0.8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.0</text:p>
          </table:table-cell>
          <table:table-cell table:formula="of:=[.C23]*-1" office:value-type="float" office:value="-3" calcext:value-type="float">
            <text:p>-3.0</text:p>
          </table:table-cell>
          <table:table-cell table:formula="of:=([.D23])*([.A23]-[.A22])+[.E22]" office:value-type="float" office:value="-3139.75" calcext:value-type="float">
            <text:p>-3139.8</text:p>
          </table:table-cell>
          <table:table-cell table:formula="of:=[.E23]/3600" office:value-type="float" office:value="-0.872152777777778" calcext:value-type="float">
            <text:p>-0.9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4.14" calcext:value-type="float">
            <text:p>4.14</text:p>
          </table:table-cell>
          <table:table-cell office:value-type="float" office:value="2.997" calcext:value-type="float">
            <text:p>3.0</text:p>
          </table:table-cell>
          <table:table-cell table:formula="of:=[.C24]*-1" office:value-type="float" office:value="-2.997" calcext:value-type="float">
            <text:p>-3.0</text:p>
          </table:table-cell>
          <table:table-cell table:formula="of:=([.D24])*([.A24]-[.A23])+[.E23]" office:value-type="float" office:value="-3289.6" calcext:value-type="float">
            <text:p>-3289.6</text:p>
          </table:table-cell>
          <table:table-cell table:formula="of:=[.E24]/3600" office:value-type="float" office:value="-0.913777777777778" calcext:value-type="float">
            <text:p>-0.9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4.14" calcext:value-type="float">
            <text:p>4.14</text:p>
          </table:table-cell>
          <table:table-cell office:value-type="float" office:value="2.998" calcext:value-type="float">
            <text:p>3.0</text:p>
          </table:table-cell>
          <table:table-cell table:formula="of:=[.C25]*-1" office:value-type="float" office:value="-2.998" calcext:value-type="float">
            <text:p>-3.0</text:p>
          </table:table-cell>
          <table:table-cell table:formula="of:=([.D25])*([.A25]-[.A24])+[.E24]" office:value-type="float" office:value="-3439.5" calcext:value-type="float">
            <text:p>-3439.5</text:p>
          </table:table-cell>
          <table:table-cell table:formula="of:=[.E25]/3600" office:value-type="float" office:value="-0.955416666666667" calcext:value-type="float">
            <text:p>-1.0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4.14" calcext:value-type="float">
            <text:p>4.14</text:p>
          </table:table-cell>
          <table:table-cell office:value-type="float" office:value="2.998" calcext:value-type="float">
            <text:p>3.0</text:p>
          </table:table-cell>
          <table:table-cell table:formula="of:=[.C26]*-1" office:value-type="float" office:value="-2.998" calcext:value-type="float">
            <text:p>-3.0</text:p>
          </table:table-cell>
          <table:table-cell table:formula="of:=([.D26])*([.A26]-[.A25])+[.E25]" office:value-type="float" office:value="-3589.4" calcext:value-type="float">
            <text:p>-3589.4</text:p>
          </table:table-cell>
          <table:table-cell table:formula="of:=[.E26]/3600" office:value-type="float" office:value="-0.997055555555556" calcext:value-type="float">
            <text:p>-1.0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float" office:value="4.14" calcext:value-type="float">
            <text:p>4.14</text:p>
          </table:table-cell>
          <table:table-cell office:value-type="float" office:value="2.997" calcext:value-type="float">
            <text:p>3.0</text:p>
          </table:table-cell>
          <table:table-cell table:formula="of:=[.C27]*-1" office:value-type="float" office:value="-2.997" calcext:value-type="float">
            <text:p>-3.0</text:p>
          </table:table-cell>
          <table:table-cell table:formula="of:=([.D27])*([.A27]-[.A26])+[.E26]" office:value-type="float" office:value="-3739.25" calcext:value-type="float">
            <text:p>-3739.3</text:p>
          </table:table-cell>
          <table:table-cell table:formula="of:=[.E27]/3600" office:value-type="float" office:value="-1.03868055555556" calcext:value-type="float">
            <text:p>-1.0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float" office:value="4.14" calcext:value-type="float">
            <text:p>4.14</text:p>
          </table:table-cell>
          <table:table-cell office:value-type="float" office:value="2.997" calcext:value-type="float">
            <text:p>3.0</text:p>
          </table:table-cell>
          <table:table-cell table:formula="of:=[.C28]*-1" office:value-type="float" office:value="-2.997" calcext:value-type="float">
            <text:p>-3.0</text:p>
          </table:table-cell>
          <table:table-cell table:formula="of:=([.D28])*([.A28]-[.A27])+[.E27]" office:value-type="float" office:value="-3889.1" calcext:value-type="float">
            <text:p>-3889.1</text:p>
          </table:table-cell>
          <table:table-cell table:formula="of:=[.E28]/3600" office:value-type="float" office:value="-1.08030555555556" calcext:value-type="float">
            <text:p>-1.1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float" office:value="4.14" calcext:value-type="float">
            <text:p>4.14</text:p>
          </table:table-cell>
          <table:table-cell office:value-type="float" office:value="2.997" calcext:value-type="float">
            <text:p>3.0</text:p>
          </table:table-cell>
          <table:table-cell table:formula="of:=[.C29]*-1" office:value-type="float" office:value="-2.997" calcext:value-type="float">
            <text:p>-3.0</text:p>
          </table:table-cell>
          <table:table-cell table:formula="of:=([.D29])*([.A29]-[.A28])+[.E28]" office:value-type="float" office:value="-4038.95" calcext:value-type="float">
            <text:p>-4039.0</text:p>
          </table:table-cell>
          <table:table-cell table:formula="of:=[.E29]/3600" office:value-type="float" office:value="-1.12193055555556" calcext:value-type="float">
            <text:p>-1.1</text:p>
          </table:table-cell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float" office:value="4.14" calcext:value-type="float">
            <text:p>4.14</text:p>
          </table:table-cell>
          <table:table-cell office:value-type="float" office:value="2.997" calcext:value-type="float">
            <text:p>3.0</text:p>
          </table:table-cell>
          <table:table-cell table:formula="of:=[.C30]*-1" office:value-type="float" office:value="-2.997" calcext:value-type="float">
            <text:p>-3.0</text:p>
          </table:table-cell>
          <table:table-cell table:formula="of:=([.D30])*([.A30]-[.A29])+[.E29]" office:value-type="float" office:value="-4188.8" calcext:value-type="float">
            <text:p>-4188.8</text:p>
          </table:table-cell>
          <table:table-cell table:formula="of:=[.E30]/3600" office:value-type="float" office:value="-1.16355555555556" calcext:value-type="float">
            <text:p>-1.2</text:p>
          </table:table-cell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float" office:value="4.14" calcext:value-type="float">
            <text:p>4.14</text:p>
          </table:table-cell>
          <table:table-cell office:value-type="float" office:value="2.997" calcext:value-type="float">
            <text:p>3.0</text:p>
          </table:table-cell>
          <table:table-cell table:formula="of:=[.C31]*-1" office:value-type="float" office:value="-2.997" calcext:value-type="float">
            <text:p>-3.0</text:p>
          </table:table-cell>
          <table:table-cell table:formula="of:=([.D31])*([.A31]-[.A30])+[.E30]" office:value-type="float" office:value="-4338.65" calcext:value-type="float">
            <text:p>-4338.7</text:p>
          </table:table-cell>
          <table:table-cell table:formula="of:=[.E31]/3600" office:value-type="float" office:value="-1.20518055555556" calcext:value-type="float">
            <text:p>-1.2</text:p>
          </table:table-cell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float" office:value="4.14" calcext:value-type="float">
            <text:p>4.14</text:p>
          </table:table-cell>
          <table:table-cell office:value-type="float" office:value="2.998" calcext:value-type="float">
            <text:p>3.0</text:p>
          </table:table-cell>
          <table:table-cell table:formula="of:=[.C32]*-1" office:value-type="float" office:value="-2.998" calcext:value-type="float">
            <text:p>-3.0</text:p>
          </table:table-cell>
          <table:table-cell table:formula="of:=([.D32])*([.A32]-[.A31])+[.E31]" office:value-type="float" office:value="-4488.55" calcext:value-type="float">
            <text:p>-4488.6</text:p>
          </table:table-cell>
          <table:table-cell table:formula="of:=[.E32]/3600" office:value-type="float" office:value="-1.24681944444444" calcext:value-type="float">
            <text:p>-1.2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float" office:value="4.14" calcext:value-type="float">
            <text:p>4.14</text:p>
          </table:table-cell>
          <table:table-cell office:value-type="float" office:value="2.998" calcext:value-type="float">
            <text:p>3.0</text:p>
          </table:table-cell>
          <table:table-cell table:formula="of:=[.C33]*-1" office:value-type="float" office:value="-2.998" calcext:value-type="float">
            <text:p>-3.0</text:p>
          </table:table-cell>
          <table:table-cell table:formula="of:=([.D33])*([.A33]-[.A32])+[.E32]" office:value-type="float" office:value="-4638.45" calcext:value-type="float">
            <text:p>-4638.5</text:p>
          </table:table-cell>
          <table:table-cell table:formula="of:=[.E33]/3600" office:value-type="float" office:value="-1.28845833333333" calcext:value-type="float">
            <text:p>-1.3</text:p>
          </table:table-cell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float" office:value="4.13" calcext:value-type="float">
            <text:p>4.13</text:p>
          </table:table-cell>
          <table:table-cell office:value-type="float" office:value="2.998" calcext:value-type="float">
            <text:p>3.0</text:p>
          </table:table-cell>
          <table:table-cell table:formula="of:=[.C34]*-1" office:value-type="float" office:value="-2.998" calcext:value-type="float">
            <text:p>-3.0</text:p>
          </table:table-cell>
          <table:table-cell table:formula="of:=([.D34])*([.A34]-[.A33])+[.E33]" office:value-type="float" office:value="-4788.35" calcext:value-type="float">
            <text:p>-4788.4</text:p>
          </table:table-cell>
          <table:table-cell table:formula="of:=[.E34]/3600" office:value-type="float" office:value="-1.33009722222222" calcext:value-type="float">
            <text:p>-1.3</text:p>
          </table:table-cell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float" office:value="4.13" calcext:value-type="float">
            <text:p>4.13</text:p>
          </table:table-cell>
          <table:table-cell office:value-type="float" office:value="2.998" calcext:value-type="float">
            <text:p>3.0</text:p>
          </table:table-cell>
          <table:table-cell table:formula="of:=[.C35]*-1" office:value-type="float" office:value="-2.998" calcext:value-type="float">
            <text:p>-3.0</text:p>
          </table:table-cell>
          <table:table-cell table:formula="of:=([.D35])*([.A35]-[.A34])+[.E34]" office:value-type="float" office:value="-4938.25" calcext:value-type="float">
            <text:p>-4938.3</text:p>
          </table:table-cell>
          <table:table-cell table:formula="of:=[.E35]/3600" office:value-type="float" office:value="-1.37173611111111" calcext:value-type="float">
            <text:p>-1.4</text:p>
          </table:table-cell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float" office:value="4.13" calcext:value-type="float">
            <text:p>4.13</text:p>
          </table:table-cell>
          <table:table-cell office:value-type="float" office:value="2.997" calcext:value-type="float">
            <text:p>3.0</text:p>
          </table:table-cell>
          <table:table-cell table:formula="of:=[.C36]*-1" office:value-type="float" office:value="-2.997" calcext:value-type="float">
            <text:p>-3.0</text:p>
          </table:table-cell>
          <table:table-cell table:formula="of:=([.D36])*([.A36]-[.A35])+[.E35]" office:value-type="float" office:value="-5088.1" calcext:value-type="float">
            <text:p>-5088.1</text:p>
          </table:table-cell>
          <table:table-cell table:formula="of:=[.E36]/3600" office:value-type="float" office:value="-1.41336111111111" calcext:value-type="float">
            <text:p>-1.4</text:p>
          </table:table-cell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float" office:value="4.13" calcext:value-type="float">
            <text:p>4.13</text:p>
          </table:table-cell>
          <table:table-cell office:value-type="float" office:value="2.997" calcext:value-type="float">
            <text:p>3.0</text:p>
          </table:table-cell>
          <table:table-cell table:formula="of:=[.C37]*-1" office:value-type="float" office:value="-2.997" calcext:value-type="float">
            <text:p>-3.0</text:p>
          </table:table-cell>
          <table:table-cell table:formula="of:=([.D37])*([.A37]-[.A36])+[.E36]" office:value-type="float" office:value="-5237.95" calcext:value-type="float">
            <text:p>-5238.0</text:p>
          </table:table-cell>
          <table:table-cell table:formula="of:=[.E37]/3600" office:value-type="float" office:value="-1.45498611111111" calcext:value-type="float">
            <text:p>-1.5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4.13" calcext:value-type="float">
            <text:p>4.13</text:p>
          </table:table-cell>
          <table:table-cell office:value-type="float" office:value="2.998" calcext:value-type="float">
            <text:p>3.0</text:p>
          </table:table-cell>
          <table:table-cell table:formula="of:=[.C38]*-1" office:value-type="float" office:value="-2.998" calcext:value-type="float">
            <text:p>-3.0</text:p>
          </table:table-cell>
          <table:table-cell table:formula="of:=([.D38])*([.A38]-[.A37])+[.E37]" office:value-type="float" office:value="-5387.85" calcext:value-type="float">
            <text:p>-5387.9</text:p>
          </table:table-cell>
          <table:table-cell table:formula="of:=[.E38]/3600" office:value-type="float" office:value="-1.496625" calcext:value-type="float">
            <text:p>-1.5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float" office:value="4.12" calcext:value-type="float">
            <text:p>4.12</text:p>
          </table:table-cell>
          <table:table-cell office:value-type="float" office:value="2.997" calcext:value-type="float">
            <text:p>3.0</text:p>
          </table:table-cell>
          <table:table-cell table:formula="of:=[.C39]*-1" office:value-type="float" office:value="-2.997" calcext:value-type="float">
            <text:p>-3.0</text:p>
          </table:table-cell>
          <table:table-cell table:formula="of:=([.D39])*([.A39]-[.A38])+[.E38]" office:value-type="float" office:value="-5537.7" calcext:value-type="float">
            <text:p>-5537.7</text:p>
          </table:table-cell>
          <table:table-cell table:formula="of:=[.E39]/3600" office:value-type="float" office:value="-1.53825" calcext:value-type="float">
            <text:p>-1.5</text:p>
          </table:table-cell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4.12" calcext:value-type="float">
            <text:p>4.12</text:p>
          </table:table-cell>
          <table:table-cell office:value-type="float" office:value="2.997" calcext:value-type="float">
            <text:p>3.0</text:p>
          </table:table-cell>
          <table:table-cell table:formula="of:=[.C40]*-1" office:value-type="float" office:value="-2.997" calcext:value-type="float">
            <text:p>-3.0</text:p>
          </table:table-cell>
          <table:table-cell table:formula="of:=([.D40])*([.A40]-[.A39])+[.E39]" office:value-type="float" office:value="-5687.55" calcext:value-type="float">
            <text:p>-5687.6</text:p>
          </table:table-cell>
          <table:table-cell table:formula="of:=[.E40]/3600" office:value-type="float" office:value="-1.579875" calcext:value-type="float">
            <text:p>-1.6</text:p>
          </table:table-cell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float" office:value="4.12" calcext:value-type="float">
            <text:p>4.12</text:p>
          </table:table-cell>
          <table:table-cell office:value-type="float" office:value="2.997" calcext:value-type="float">
            <text:p>3.0</text:p>
          </table:table-cell>
          <table:table-cell table:formula="of:=[.C41]*-1" office:value-type="float" office:value="-2.997" calcext:value-type="float">
            <text:p>-3.0</text:p>
          </table:table-cell>
          <table:table-cell table:formula="of:=([.D41])*([.A41]-[.A40])+[.E40]" office:value-type="float" office:value="-5837.4" calcext:value-type="float">
            <text:p>-5837.4</text:p>
          </table:table-cell>
          <table:table-cell table:formula="of:=[.E41]/3600" office:value-type="float" office:value="-1.6215" calcext:value-type="float">
            <text:p>-1.6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4.13" calcext:value-type="float">
            <text:p>4.13</text:p>
          </table:table-cell>
          <table:table-cell office:value-type="float" office:value="2.997" calcext:value-type="float">
            <text:p>3.0</text:p>
          </table:table-cell>
          <table:table-cell table:formula="of:=[.C42]*-1" office:value-type="float" office:value="-2.997" calcext:value-type="float">
            <text:p>-3.0</text:p>
          </table:table-cell>
          <table:table-cell table:formula="of:=([.D42])*([.A42]-[.A41])+[.E41]" office:value-type="float" office:value="-5987.25" calcext:value-type="float">
            <text:p>-5987.3</text:p>
          </table:table-cell>
          <table:table-cell table:formula="of:=[.E42]/3600" office:value-type="float" office:value="-1.663125" calcext:value-type="float">
            <text:p>-1.7</text:p>
          </table:table-cell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4.12" calcext:value-type="float">
            <text:p>4.12</text:p>
          </table:table-cell>
          <table:table-cell office:value-type="float" office:value="2.997" calcext:value-type="float">
            <text:p>3.0</text:p>
          </table:table-cell>
          <table:table-cell table:formula="of:=[.C43]*-1" office:value-type="float" office:value="-2.997" calcext:value-type="float">
            <text:p>-3.0</text:p>
          </table:table-cell>
          <table:table-cell table:formula="of:=([.D43])*([.A43]-[.A42])+[.E42]" office:value-type="float" office:value="-6137.1" calcext:value-type="float">
            <text:p>-6137.1</text:p>
          </table:table-cell>
          <table:table-cell table:formula="of:=[.E43]/3600" office:value-type="float" office:value="-1.70475" calcext:value-type="float">
            <text:p>-1.7</text:p>
          </table:table-cell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float" office:value="4.12" calcext:value-type="float">
            <text:p>4.12</text:p>
          </table:table-cell>
          <table:table-cell office:value-type="float" office:value="2.998" calcext:value-type="float">
            <text:p>3.0</text:p>
          </table:table-cell>
          <table:table-cell table:formula="of:=[.C44]*-1" office:value-type="float" office:value="-2.998" calcext:value-type="float">
            <text:p>-3.0</text:p>
          </table:table-cell>
          <table:table-cell table:formula="of:=([.D44])*([.A44]-[.A43])+[.E43]" office:value-type="float" office:value="-6287" calcext:value-type="float">
            <text:p>-6287.0</text:p>
          </table:table-cell>
          <table:table-cell table:formula="of:=[.E44]/3600" office:value-type="float" office:value="-1.74638888888889" calcext:value-type="float">
            <text:p>-1.7</text:p>
          </table:table-cell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float" office:value="4.12" calcext:value-type="float">
            <text:p>4.12</text:p>
          </table:table-cell>
          <table:table-cell office:value-type="float" office:value="2.997" calcext:value-type="float">
            <text:p>3.0</text:p>
          </table:table-cell>
          <table:table-cell table:formula="of:=[.C45]*-1" office:value-type="float" office:value="-2.997" calcext:value-type="float">
            <text:p>-3.0</text:p>
          </table:table-cell>
          <table:table-cell table:formula="of:=([.D45])*([.A45]-[.A44])+[.E44]" office:value-type="float" office:value="-6436.85" calcext:value-type="float">
            <text:p>-6436.9</text:p>
          </table:table-cell>
          <table:table-cell table:formula="of:=[.E45]/3600" office:value-type="float" office:value="-1.78801388888889" calcext:value-type="float">
            <text:p>-1.8</text:p>
          </table:table-cell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float" office:value="4.12" calcext:value-type="float">
            <text:p>4.12</text:p>
          </table:table-cell>
          <table:table-cell office:value-type="float" office:value="2.997" calcext:value-type="float">
            <text:p>3.0</text:p>
          </table:table-cell>
          <table:table-cell table:formula="of:=[.C46]*-1" office:value-type="float" office:value="-2.997" calcext:value-type="float">
            <text:p>-3.0</text:p>
          </table:table-cell>
          <table:table-cell table:formula="of:=([.D46])*([.A46]-[.A45])+[.E45]" office:value-type="float" office:value="-6586.7" calcext:value-type="float">
            <text:p>-6586.7</text:p>
          </table:table-cell>
          <table:table-cell table:formula="of:=[.E46]/3600" office:value-type="float" office:value="-1.82963888888889" calcext:value-type="float">
            <text:p>-1.8</text:p>
          </table:table-cell>
        </table:table-row>
        <table:table-row table:style-name="ro2">
          <table:table-cell office:value-type="float" office:value="2247" calcext:value-type="float">
            <text:p>2247</text:p>
          </table:table-cell>
          <table:table-cell office:value-type="float" office:value="4.12" calcext:value-type="float">
            <text:p>4.12</text:p>
          </table:table-cell>
          <table:table-cell office:value-type="float" office:value="2.997" calcext:value-type="float">
            <text:p>3.0</text:p>
          </table:table-cell>
          <table:table-cell table:formula="of:=[.C47]*-1" office:value-type="float" office:value="-2.997" calcext:value-type="float">
            <text:p>-3.0</text:p>
          </table:table-cell>
          <table:table-cell table:formula="of:=([.D47])*([.A47]-[.A46])+[.E46]" office:value-type="float" office:value="-6736.55" calcext:value-type="float">
            <text:p>-6736.6</text:p>
          </table:table-cell>
          <table:table-cell table:formula="of:=[.E47]/3600" office:value-type="float" office:value="-1.87126388888889" calcext:value-type="float">
            <text:p>-1.9</text:p>
          </table:table-cell>
        </table:table-row>
        <table:table-row table:style-name="ro2">
          <table:table-cell office:value-type="float" office:value="2297" calcext:value-type="float">
            <text:p>2297</text:p>
          </table:table-cell>
          <table:table-cell office:value-type="float" office:value="4.11" calcext:value-type="float">
            <text:p>4.11</text:p>
          </table:table-cell>
          <table:table-cell office:value-type="float" office:value="2.998" calcext:value-type="float">
            <text:p>3.0</text:p>
          </table:table-cell>
          <table:table-cell table:formula="of:=[.C48]*-1" office:value-type="float" office:value="-2.998" calcext:value-type="float">
            <text:p>-3.0</text:p>
          </table:table-cell>
          <table:table-cell table:formula="of:=([.D48])*([.A48]-[.A47])+[.E47]" office:value-type="float" office:value="-6886.45" calcext:value-type="float">
            <text:p>-6886.5</text:p>
          </table:table-cell>
          <table:table-cell table:formula="of:=[.E48]/3600" office:value-type="float" office:value="-1.91290277777778" calcext:value-type="float">
            <text:p>-1.9</text:p>
          </table:table-cell>
        </table:table-row>
        <table:table-row table:style-name="ro2">
          <table:table-cell office:value-type="float" office:value="2347" calcext:value-type="float">
            <text:p>2347</text:p>
          </table:table-cell>
          <table:table-cell office:value-type="float" office:value="4.12" calcext:value-type="float">
            <text:p>4.12</text:p>
          </table:table-cell>
          <table:table-cell office:value-type="float" office:value="2.997" calcext:value-type="float">
            <text:p>3.0</text:p>
          </table:table-cell>
          <table:table-cell table:formula="of:=[.C49]*-1" office:value-type="float" office:value="-2.997" calcext:value-type="float">
            <text:p>-3.0</text:p>
          </table:table-cell>
          <table:table-cell table:formula="of:=([.D49])*([.A49]-[.A48])+[.E48]" office:value-type="float" office:value="-7036.3" calcext:value-type="float">
            <text:p>-7036.3</text:p>
          </table:table-cell>
          <table:table-cell table:formula="of:=[.E49]/3600" office:value-type="float" office:value="-1.95452777777778" calcext:value-type="float">
            <text:p>-2.0</text:p>
          </table:table-cell>
        </table:table-row>
        <table:table-row table:style-name="ro2">
          <table:table-cell office:value-type="float" office:value="2397" calcext:value-type="float">
            <text:p>2397</text:p>
          </table:table-cell>
          <table:table-cell office:value-type="float" office:value="4.12" calcext:value-type="float">
            <text:p>4.12</text:p>
          </table:table-cell>
          <table:table-cell office:value-type="float" office:value="2.998" calcext:value-type="float">
            <text:p>3.0</text:p>
          </table:table-cell>
          <table:table-cell table:formula="of:=[.C50]*-1" office:value-type="float" office:value="-2.998" calcext:value-type="float">
            <text:p>-3.0</text:p>
          </table:table-cell>
          <table:table-cell table:formula="of:=([.D50])*([.A50]-[.A49])+[.E49]" office:value-type="float" office:value="-7186.2" calcext:value-type="float">
            <text:p>-7186.2</text:p>
          </table:table-cell>
          <table:table-cell table:formula="of:=[.E50]/3600" office:value-type="float" office:value="-1.99616666666667" calcext:value-type="float">
            <text:p>-2.0</text:p>
          </table:table-cell>
        </table:table-row>
        <table:table-row table:style-name="ro2">
          <table:table-cell office:value-type="float" office:value="2447" calcext:value-type="float">
            <text:p>2447</text:p>
          </table:table-cell>
          <table:table-cell office:value-type="float" office:value="4.11" calcext:value-type="float">
            <text:p>4.11</text:p>
          </table:table-cell>
          <table:table-cell office:value-type="float" office:value="2.999" calcext:value-type="float">
            <text:p>3.0</text:p>
          </table:table-cell>
          <table:table-cell table:formula="of:=[.C51]*-1" office:value-type="float" office:value="-2.999" calcext:value-type="float">
            <text:p>-3.0</text:p>
          </table:table-cell>
          <table:table-cell table:formula="of:=([.D51])*([.A51]-[.A50])+[.E50]" office:value-type="float" office:value="-7336.15" calcext:value-type="float">
            <text:p>-7336.2</text:p>
          </table:table-cell>
          <table:table-cell table:formula="of:=[.E51]/3600" office:value-type="float" office:value="-2.03781944444444" calcext:value-type="float">
            <text:p>-2.0</text:p>
          </table:table-cell>
        </table:table-row>
        <table:table-row table:style-name="ro2">
          <table:table-cell office:value-type="float" office:value="2497" calcext:value-type="float">
            <text:p>2497</text:p>
          </table:table-cell>
          <table:table-cell office:value-type="float" office:value="4.12" calcext:value-type="float">
            <text:p>4.12</text:p>
          </table:table-cell>
          <table:table-cell office:value-type="float" office:value="2.998" calcext:value-type="float">
            <text:p>3.0</text:p>
          </table:table-cell>
          <table:table-cell table:formula="of:=[.C52]*-1" office:value-type="float" office:value="-2.998" calcext:value-type="float">
            <text:p>-3.0</text:p>
          </table:table-cell>
          <table:table-cell table:formula="of:=([.D52])*([.A52]-[.A51])+[.E51]" office:value-type="float" office:value="-7486.05" calcext:value-type="float">
            <text:p>-7486.1</text:p>
          </table:table-cell>
          <table:table-cell table:formula="of:=[.E52]/3600" office:value-type="float" office:value="-2.07945833333333" calcext:value-type="float">
            <text:p>-2.1</text:p>
          </table:table-cell>
        </table:table-row>
        <table:table-row table:style-name="ro2">
          <table:table-cell office:value-type="float" office:value="2547" calcext:value-type="float">
            <text:p>2547</text:p>
          </table:table-cell>
          <table:table-cell office:value-type="float" office:value="4.12" calcext:value-type="float">
            <text:p>4.12</text:p>
          </table:table-cell>
          <table:table-cell office:value-type="float" office:value="2.998" calcext:value-type="float">
            <text:p>3.0</text:p>
          </table:table-cell>
          <table:table-cell table:formula="of:=[.C53]*-1" office:value-type="float" office:value="-2.998" calcext:value-type="float">
            <text:p>-3.0</text:p>
          </table:table-cell>
          <table:table-cell table:formula="of:=([.D53])*([.A53]-[.A52])+[.E52]" office:value-type="float" office:value="-7635.95" calcext:value-type="float">
            <text:p>-7636.0</text:p>
          </table:table-cell>
          <table:table-cell table:formula="of:=[.E53]/3600" office:value-type="float" office:value="-2.12109722222222" calcext:value-type="float">
            <text:p>-2.1</text:p>
          </table:table-cell>
        </table:table-row>
        <table:table-row table:style-name="ro2">
          <table:table-cell office:value-type="float" office:value="2597" calcext:value-type="float">
            <text:p>2597</text:p>
          </table:table-cell>
          <table:table-cell office:value-type="float" office:value="4.11" calcext:value-type="float">
            <text:p>4.11</text:p>
          </table:table-cell>
          <table:table-cell office:value-type="float" office:value="2.997" calcext:value-type="float">
            <text:p>3.0</text:p>
          </table:table-cell>
          <table:table-cell table:formula="of:=[.C54]*-1" office:value-type="float" office:value="-2.997" calcext:value-type="float">
            <text:p>-3.0</text:p>
          </table:table-cell>
          <table:table-cell table:formula="of:=([.D54])*([.A54]-[.A53])+[.E53]" office:value-type="float" office:value="-7785.8" calcext:value-type="float">
            <text:p>-7785.8</text:p>
          </table:table-cell>
          <table:table-cell table:formula="of:=[.E54]/3600" office:value-type="float" office:value="-2.16272222222222" calcext:value-type="float">
            <text:p>-2.2</text:p>
          </table:table-cell>
        </table:table-row>
        <table:table-row table:style-name="ro2">
          <table:table-cell office:value-type="float" office:value="2647" calcext:value-type="float">
            <text:p>2647</text:p>
          </table:table-cell>
          <table:table-cell office:value-type="float" office:value="4.1" calcext:value-type="float">
            <text:p>4.1</text:p>
          </table:table-cell>
          <table:table-cell office:value-type="float" office:value="2.997" calcext:value-type="float">
            <text:p>3.0</text:p>
          </table:table-cell>
          <table:table-cell table:formula="of:=[.C55]*-1" office:value-type="float" office:value="-2.997" calcext:value-type="float">
            <text:p>-3.0</text:p>
          </table:table-cell>
          <table:table-cell table:formula="of:=([.D55])*([.A55]-[.A54])+[.E54]" office:value-type="float" office:value="-7935.65" calcext:value-type="float">
            <text:p>-7935.7</text:p>
          </table:table-cell>
          <table:table-cell table:formula="of:=[.E55]/3600" office:value-type="float" office:value="-2.20434722222222" calcext:value-type="float">
            <text:p>-2.2</text:p>
          </table:table-cell>
        </table:table-row>
        <table:table-row table:style-name="ro2">
          <table:table-cell office:value-type="float" office:value="2697" calcext:value-type="float">
            <text:p>2697</text:p>
          </table:table-cell>
          <table:table-cell office:value-type="float" office:value="4.11" calcext:value-type="float">
            <text:p>4.11</text:p>
          </table:table-cell>
          <table:table-cell office:value-type="float" office:value="2.997" calcext:value-type="float">
            <text:p>3.0</text:p>
          </table:table-cell>
          <table:table-cell table:formula="of:=[.C56]*-1" office:value-type="float" office:value="-2.997" calcext:value-type="float">
            <text:p>-3.0</text:p>
          </table:table-cell>
          <table:table-cell table:formula="of:=([.D56])*([.A56]-[.A55])+[.E55]" office:value-type="float" office:value="-8085.5" calcext:value-type="float">
            <text:p>-8085.5</text:p>
          </table:table-cell>
          <table:table-cell table:formula="of:=[.E56]/3600" office:value-type="float" office:value="-2.24597222222222" calcext:value-type="float">
            <text:p>-2.2</text:p>
          </table:table-cell>
        </table:table-row>
        <table:table-row table:style-name="ro2">
          <table:table-cell office:value-type="float" office:value="2747" calcext:value-type="float">
            <text:p>2747</text:p>
          </table:table-cell>
          <table:table-cell office:value-type="float" office:value="4.11" calcext:value-type="float">
            <text:p>4.11</text:p>
          </table:table-cell>
          <table:table-cell office:value-type="float" office:value="2.998" calcext:value-type="float">
            <text:p>3.0</text:p>
          </table:table-cell>
          <table:table-cell table:formula="of:=[.C57]*-1" office:value-type="float" office:value="-2.998" calcext:value-type="float">
            <text:p>-3.0</text:p>
          </table:table-cell>
          <table:table-cell table:formula="of:=([.D57])*([.A57]-[.A56])+[.E56]" office:value-type="float" office:value="-8235.4" calcext:value-type="float">
            <text:p>-8235.4</text:p>
          </table:table-cell>
          <table:table-cell table:formula="of:=[.E57]/3600" office:value-type="float" office:value="-2.28761111111111" calcext:value-type="float">
            <text:p>-2.3</text:p>
          </table:table-cell>
        </table:table-row>
        <table:table-row table:style-name="ro2">
          <table:table-cell office:value-type="float" office:value="2797" calcext:value-type="float">
            <text:p>2797</text:p>
          </table:table-cell>
          <table:table-cell office:value-type="float" office:value="4.11" calcext:value-type="float">
            <text:p>4.11</text:p>
          </table:table-cell>
          <table:table-cell office:value-type="float" office:value="2.997" calcext:value-type="float">
            <text:p>3.0</text:p>
          </table:table-cell>
          <table:table-cell table:formula="of:=[.C58]*-1" office:value-type="float" office:value="-2.997" calcext:value-type="float">
            <text:p>-3.0</text:p>
          </table:table-cell>
          <table:table-cell table:formula="of:=([.D58])*([.A58]-[.A57])+[.E57]" office:value-type="float" office:value="-8385.25" calcext:value-type="float">
            <text:p>-8385.3</text:p>
          </table:table-cell>
          <table:table-cell table:formula="of:=[.E58]/3600" office:value-type="float" office:value="-2.32923611111111" calcext:value-type="float">
            <text:p>-2.3</text:p>
          </table:table-cell>
        </table:table-row>
        <table:table-row table:style-name="ro2">
          <table:table-cell office:value-type="float" office:value="2847" calcext:value-type="float">
            <text:p>2847</text:p>
          </table:table-cell>
          <table:table-cell office:value-type="float" office:value="4.11" calcext:value-type="float">
            <text:p>4.11</text:p>
          </table:table-cell>
          <table:table-cell office:value-type="float" office:value="2.998" calcext:value-type="float">
            <text:p>3.0</text:p>
          </table:table-cell>
          <table:table-cell table:formula="of:=[.C59]*-1" office:value-type="float" office:value="-2.998" calcext:value-type="float">
            <text:p>-3.0</text:p>
          </table:table-cell>
          <table:table-cell table:formula="of:=([.D59])*([.A59]-[.A58])+[.E58]" office:value-type="float" office:value="-8535.15" calcext:value-type="float">
            <text:p>-8535.2</text:p>
          </table:table-cell>
          <table:table-cell table:formula="of:=[.E59]/3600" office:value-type="float" office:value="-2.370875" calcext:value-type="float">
            <text:p>-2.4</text:p>
          </table:table-cell>
        </table:table-row>
        <table:table-row table:style-name="ro2">
          <table:table-cell office:value-type="float" office:value="2897" calcext:value-type="float">
            <text:p>2897</text:p>
          </table:table-cell>
          <table:table-cell office:value-type="float" office:value="4.11" calcext:value-type="float">
            <text:p>4.11</text:p>
          </table:table-cell>
          <table:table-cell office:value-type="float" office:value="2.997" calcext:value-type="float">
            <text:p>3.0</text:p>
          </table:table-cell>
          <table:table-cell table:formula="of:=[.C60]*-1" office:value-type="float" office:value="-2.997" calcext:value-type="float">
            <text:p>-3.0</text:p>
          </table:table-cell>
          <table:table-cell table:formula="of:=([.D60])*([.A60]-[.A59])+[.E59]" office:value-type="float" office:value="-8685" calcext:value-type="float">
            <text:p>-8685.0</text:p>
          </table:table-cell>
          <table:table-cell table:formula="of:=[.E60]/3600" office:value-type="float" office:value="-2.4125" calcext:value-type="float">
            <text:p>-2.4</text:p>
          </table:table-cell>
        </table:table-row>
        <table:table-row table:style-name="ro2">
          <table:table-cell office:value-type="float" office:value="2947" calcext:value-type="float">
            <text:p>2947</text:p>
          </table:table-cell>
          <table:table-cell office:value-type="float" office:value="4.1" calcext:value-type="float">
            <text:p>4.1</text:p>
          </table:table-cell>
          <table:table-cell office:value-type="float" office:value="2.997" calcext:value-type="float">
            <text:p>3.0</text:p>
          </table:table-cell>
          <table:table-cell table:formula="of:=[.C61]*-1" office:value-type="float" office:value="-2.997" calcext:value-type="float">
            <text:p>-3.0</text:p>
          </table:table-cell>
          <table:table-cell table:formula="of:=([.D61])*([.A61]-[.A60])+[.E60]" office:value-type="float" office:value="-8834.85000000001" calcext:value-type="float">
            <text:p>-8834.9</text:p>
          </table:table-cell>
          <table:table-cell table:formula="of:=[.E61]/3600" office:value-type="float" office:value="-2.454125" calcext:value-type="float">
            <text:p>-2.5</text:p>
          </table:table-cell>
        </table:table-row>
        <table:table-row table:style-name="ro2">
          <table:table-cell office:value-type="float" office:value="2997" calcext:value-type="float">
            <text:p>2997</text:p>
          </table:table-cell>
          <table:table-cell office:value-type="float" office:value="4.1" calcext:value-type="float">
            <text:p>4.1</text:p>
          </table:table-cell>
          <table:table-cell office:value-type="float" office:value="2.997" calcext:value-type="float">
            <text:p>3.0</text:p>
          </table:table-cell>
          <table:table-cell table:formula="of:=[.C62]*-1" office:value-type="float" office:value="-2.997" calcext:value-type="float">
            <text:p>-3.0</text:p>
          </table:table-cell>
          <table:table-cell table:formula="of:=([.D62])*([.A62]-[.A61])+[.E61]" office:value-type="float" office:value="-8984.7" calcext:value-type="float">
            <text:p>-8984.7</text:p>
          </table:table-cell>
          <table:table-cell table:formula="of:=[.E62]/3600" office:value-type="float" office:value="-2.49575" calcext:value-type="float">
            <text:p>-2.5</text:p>
          </table:table-cell>
        </table:table-row>
        <table:table-row table:style-name="ro2">
          <table:table-cell office:value-type="float" office:value="3047" calcext:value-type="float">
            <text:p>3047</text:p>
          </table:table-cell>
          <table:table-cell office:value-type="float" office:value="4.1" calcext:value-type="float">
            <text:p>4.1</text:p>
          </table:table-cell>
          <table:table-cell office:value-type="float" office:value="2.997" calcext:value-type="float">
            <text:p>3.0</text:p>
          </table:table-cell>
          <table:table-cell table:formula="of:=[.C63]*-1" office:value-type="float" office:value="-2.997" calcext:value-type="float">
            <text:p>-3.0</text:p>
          </table:table-cell>
          <table:table-cell table:formula="of:=([.D63])*([.A63]-[.A62])+[.E62]" office:value-type="float" office:value="-9134.55" calcext:value-type="float">
            <text:p>-9134.6</text:p>
          </table:table-cell>
          <table:table-cell table:formula="of:=[.E63]/3600" office:value-type="float" office:value="-2.537375" calcext:value-type="float">
            <text:p>-2.5</text:p>
          </table:table-cell>
        </table:table-row>
        <table:table-row table:style-name="ro2">
          <table:table-cell office:value-type="float" office:value="3097" calcext:value-type="float">
            <text:p>3097</text:p>
          </table:table-cell>
          <table:table-cell office:value-type="float" office:value="4.1" calcext:value-type="float">
            <text:p>4.1</text:p>
          </table:table-cell>
          <table:table-cell office:value-type="float" office:value="2.997" calcext:value-type="float">
            <text:p>3.0</text:p>
          </table:table-cell>
          <table:table-cell table:formula="of:=[.C64]*-1" office:value-type="float" office:value="-2.997" calcext:value-type="float">
            <text:p>-3.0</text:p>
          </table:table-cell>
          <table:table-cell table:formula="of:=([.D64])*([.A64]-[.A63])+[.E63]" office:value-type="float" office:value="-9284.40000000001" calcext:value-type="float">
            <text:p>-9284.4</text:p>
          </table:table-cell>
          <table:table-cell table:formula="of:=[.E64]/3600" office:value-type="float" office:value="-2.579" calcext:value-type="float">
            <text:p>-2.6</text:p>
          </table:table-cell>
        </table:table-row>
        <table:table-row table:style-name="ro2">
          <table:table-cell office:value-type="float" office:value="3147" calcext:value-type="float">
            <text:p>3147</text:p>
          </table:table-cell>
          <table:table-cell office:value-type="float" office:value="4.1" calcext:value-type="float">
            <text:p>4.1</text:p>
          </table:table-cell>
          <table:table-cell office:value-type="float" office:value="2.997" calcext:value-type="float">
            <text:p>3.0</text:p>
          </table:table-cell>
          <table:table-cell table:formula="of:=[.C65]*-1" office:value-type="float" office:value="-2.997" calcext:value-type="float">
            <text:p>-3.0</text:p>
          </table:table-cell>
          <table:table-cell table:formula="of:=([.D65])*([.A65]-[.A64])+[.E64]" office:value-type="float" office:value="-9434.25000000001" calcext:value-type="float">
            <text:p>-9434.3</text:p>
          </table:table-cell>
          <table:table-cell table:formula="of:=[.E65]/3600" office:value-type="float" office:value="-2.620625" calcext:value-type="float">
            <text:p>-2.6</text:p>
          </table:table-cell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float" office:value="4.1" calcext:value-type="float">
            <text:p>4.1</text:p>
          </table:table-cell>
          <table:table-cell office:value-type="float" office:value="2.997" calcext:value-type="float">
            <text:p>3.0</text:p>
          </table:table-cell>
          <table:table-cell table:formula="of:=[.C66]*-1" office:value-type="float" office:value="-2.997" calcext:value-type="float">
            <text:p>-3.0</text:p>
          </table:table-cell>
          <table:table-cell table:formula="of:=([.D66])*([.A66]-[.A65])+[.E65]" office:value-type="float" office:value="-9584.10000000001" calcext:value-type="float">
            <text:p>-9584.1</text:p>
          </table:table-cell>
          <table:table-cell table:formula="of:=[.E66]/3600" office:value-type="float" office:value="-2.66225" calcext:value-type="float">
            <text:p>-2.7</text:p>
          </table:table-cell>
        </table:table-row>
        <table:table-row table:style-name="ro2">
          <table:table-cell office:value-type="float" office:value="3247" calcext:value-type="float">
            <text:p>3247</text:p>
          </table:table-cell>
          <table:table-cell office:value-type="float" office:value="4.1" calcext:value-type="float">
            <text:p>4.1</text:p>
          </table:table-cell>
          <table:table-cell office:value-type="float" office:value="2.997" calcext:value-type="float">
            <text:p>3.0</text:p>
          </table:table-cell>
          <table:table-cell table:formula="of:=[.C67]*-1" office:value-type="float" office:value="-2.997" calcext:value-type="float">
            <text:p>-3.0</text:p>
          </table:table-cell>
          <table:table-cell table:formula="of:=([.D67])*([.A67]-[.A66])+[.E66]" office:value-type="float" office:value="-9733.95000000001" calcext:value-type="float">
            <text:p>-9734.0</text:p>
          </table:table-cell>
          <table:table-cell table:formula="of:=[.E67]/3600" office:value-type="float" office:value="-2.703875" calcext:value-type="float">
            <text:p>-2.7</text:p>
          </table:table-cell>
        </table:table-row>
        <table:table-row table:style-name="ro2">
          <table:table-cell office:value-type="float" office:value="3297" calcext:value-type="float">
            <text:p>3297</text:p>
          </table:table-cell>
          <table:table-cell office:value-type="float" office:value="4.09" calcext:value-type="float">
            <text:p>4.09</text:p>
          </table:table-cell>
          <table:table-cell office:value-type="float" office:value="2.997" calcext:value-type="float">
            <text:p>3.0</text:p>
          </table:table-cell>
          <table:table-cell table:formula="of:=[.C68]*-1" office:value-type="float" office:value="-2.997" calcext:value-type="float">
            <text:p>-3.0</text:p>
          </table:table-cell>
          <table:table-cell table:formula="of:=([.D68])*([.A68]-[.A67])+[.E67]" office:value-type="float" office:value="-9883.80000000001" calcext:value-type="float">
            <text:p>-9883.8</text:p>
          </table:table-cell>
          <table:table-cell table:formula="of:=[.E68]/3600" office:value-type="float" office:value="-2.7455" calcext:value-type="float">
            <text:p>-2.7</text:p>
          </table:table-cell>
        </table:table-row>
        <table:table-row table:style-name="ro2">
          <table:table-cell office:value-type="float" office:value="3347" calcext:value-type="float">
            <text:p>3347</text:p>
          </table:table-cell>
          <table:table-cell office:value-type="float" office:value="4.09" calcext:value-type="float">
            <text:p>4.09</text:p>
          </table:table-cell>
          <table:table-cell office:value-type="float" office:value="2.997" calcext:value-type="float">
            <text:p>3.0</text:p>
          </table:table-cell>
          <table:table-cell table:formula="of:=[.C69]*-1" office:value-type="float" office:value="-2.997" calcext:value-type="float">
            <text:p>-3.0</text:p>
          </table:table-cell>
          <table:table-cell table:formula="of:=([.D69])*([.A69]-[.A68])+[.E68]" office:value-type="float" office:value="-10033.65" calcext:value-type="float">
            <text:p>-10033.7</text:p>
          </table:table-cell>
          <table:table-cell table:formula="of:=[.E69]/3600" office:value-type="float" office:value="-2.787125" calcext:value-type="float">
            <text:p>-2.8</text:p>
          </table:table-cell>
        </table:table-row>
        <table:table-row table:style-name="ro2">
          <table:table-cell office:value-type="float" office:value="3397" calcext:value-type="float">
            <text:p>3397</text:p>
          </table:table-cell>
          <table:table-cell office:value-type="float" office:value="4.09" calcext:value-type="float">
            <text:p>4.09</text:p>
          </table:table-cell>
          <table:table-cell office:value-type="float" office:value="2.997" calcext:value-type="float">
            <text:p>3.0</text:p>
          </table:table-cell>
          <table:table-cell table:formula="of:=[.C70]*-1" office:value-type="float" office:value="-2.997" calcext:value-type="float">
            <text:p>-3.0</text:p>
          </table:table-cell>
          <table:table-cell table:formula="of:=([.D70])*([.A70]-[.A69])+[.E69]" office:value-type="float" office:value="-10183.5" calcext:value-type="float">
            <text:p>-10183.5</text:p>
          </table:table-cell>
          <table:table-cell table:formula="of:=[.E70]/3600" office:value-type="float" office:value="-2.82875" calcext:value-type="float">
            <text:p>-2.8</text:p>
          </table:table-cell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4.09" calcext:value-type="float">
            <text:p>4.09</text:p>
          </table:table-cell>
          <table:table-cell office:value-type="float" office:value="2.997" calcext:value-type="float">
            <text:p>3.0</text:p>
          </table:table-cell>
          <table:table-cell table:formula="of:=[.C71]*-1" office:value-type="float" office:value="-2.997" calcext:value-type="float">
            <text:p>-3.0</text:p>
          </table:table-cell>
          <table:table-cell table:formula="of:=([.D71])*([.A71]-[.A70])+[.E70]" office:value-type="float" office:value="-10333.35" calcext:value-type="float">
            <text:p>-10333.4</text:p>
          </table:table-cell>
          <table:table-cell table:formula="of:=[.E71]/3600" office:value-type="float" office:value="-2.870375" calcext:value-type="float">
            <text:p>-2.9</text:p>
          </table:table-cell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4.09" calcext:value-type="float">
            <text:p>4.09</text:p>
          </table:table-cell>
          <table:table-cell office:value-type="float" office:value="2.997" calcext:value-type="float">
            <text:p>3.0</text:p>
          </table:table-cell>
          <table:table-cell table:formula="of:=[.C72]*-1" office:value-type="float" office:value="-2.997" calcext:value-type="float">
            <text:p>-3.0</text:p>
          </table:table-cell>
          <table:table-cell table:formula="of:=([.D72])*([.A72]-[.A71])+[.E71]" office:value-type="float" office:value="-10483.2" calcext:value-type="float">
            <text:p>-10483.2</text:p>
          </table:table-cell>
          <table:table-cell table:formula="of:=[.E72]/3600" office:value-type="float" office:value="-2.912" calcext:value-type="float">
            <text:p>-2.9</text:p>
          </table:table-cell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4.09" calcext:value-type="float">
            <text:p>4.09</text:p>
          </table:table-cell>
          <table:table-cell office:value-type="float" office:value="2.998" calcext:value-type="float">
            <text:p>3.0</text:p>
          </table:table-cell>
          <table:table-cell table:formula="of:=[.C73]*-1" office:value-type="float" office:value="-2.998" calcext:value-type="float">
            <text:p>-3.0</text:p>
          </table:table-cell>
          <table:table-cell table:formula="of:=([.D73])*([.A73]-[.A72])+[.E72]" office:value-type="float" office:value="-10633.1" calcext:value-type="float">
            <text:p>-10633.1</text:p>
          </table:table-cell>
          <table:table-cell table:formula="of:=[.E73]/3600" office:value-type="float" office:value="-2.95363888888889" calcext:value-type="float">
            <text:p>-3.0</text:p>
          </table:table-cell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4.08" calcext:value-type="float">
            <text:p>4.08</text:p>
          </table:table-cell>
          <table:table-cell office:value-type="float" office:value="2.997" calcext:value-type="float">
            <text:p>3.0</text:p>
          </table:table-cell>
          <table:table-cell table:formula="of:=[.C74]*-1" office:value-type="float" office:value="-2.997" calcext:value-type="float">
            <text:p>-3.0</text:p>
          </table:table-cell>
          <table:table-cell table:formula="of:=([.D74])*([.A74]-[.A73])+[.E73]" office:value-type="float" office:value="-10782.95" calcext:value-type="float">
            <text:p>-10783.0</text:p>
          </table:table-cell>
          <table:table-cell table:formula="of:=[.E74]/3600" office:value-type="float" office:value="-2.99526388888889" calcext:value-type="float">
            <text:p>-3.0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4.09" calcext:value-type="float">
            <text:p>4.09</text:p>
          </table:table-cell>
          <table:table-cell office:value-type="float" office:value="2.996" calcext:value-type="float">
            <text:p>3.0</text:p>
          </table:table-cell>
          <table:table-cell table:formula="of:=[.C75]*-1" office:value-type="float" office:value="-2.996" calcext:value-type="float">
            <text:p>-3.0</text:p>
          </table:table-cell>
          <table:table-cell table:formula="of:=([.D75])*([.A75]-[.A74])+[.E74]" office:value-type="float" office:value="-10932.75" calcext:value-type="float">
            <text:p>-10932.8</text:p>
          </table:table-cell>
          <table:table-cell table:formula="of:=[.E75]/3600" office:value-type="float" office:value="-3.036875" calcext:value-type="float">
            <text:p>-3.0</text:p>
          </table:table-cell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4.08" calcext:value-type="float">
            <text:p>4.08</text:p>
          </table:table-cell>
          <table:table-cell office:value-type="float" office:value="2.997" calcext:value-type="float">
            <text:p>3.0</text:p>
          </table:table-cell>
          <table:table-cell table:formula="of:=[.C76]*-1" office:value-type="float" office:value="-2.997" calcext:value-type="float">
            <text:p>-3.0</text:p>
          </table:table-cell>
          <table:table-cell table:formula="of:=([.D76])*([.A76]-[.A75])+[.E75]" office:value-type="float" office:value="-11082.6" calcext:value-type="float">
            <text:p>-11082.6</text:p>
          </table:table-cell>
          <table:table-cell table:formula="of:=[.E76]/3600" office:value-type="float" office:value="-3.0785" calcext:value-type="float">
            <text:p>-3.1</text:p>
          </table:table-cell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4.08" calcext:value-type="float">
            <text:p>4.08</text:p>
          </table:table-cell>
          <table:table-cell office:value-type="float" office:value="2.997" calcext:value-type="float">
            <text:p>3.0</text:p>
          </table:table-cell>
          <table:table-cell table:formula="of:=[.C77]*-1" office:value-type="float" office:value="-2.997" calcext:value-type="float">
            <text:p>-3.0</text:p>
          </table:table-cell>
          <table:table-cell table:formula="of:=([.D77])*([.A77]-[.A76])+[.E76]" office:value-type="float" office:value="-11232.45" calcext:value-type="float">
            <text:p>-11232.5</text:p>
          </table:table-cell>
          <table:table-cell table:formula="of:=[.E77]/3600" office:value-type="float" office:value="-3.120125" calcext:value-type="float">
            <text:p>-3.1</text:p>
          </table:table-cell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4.08" calcext:value-type="float">
            <text:p>4.08</text:p>
          </table:table-cell>
          <table:table-cell office:value-type="float" office:value="2.998" calcext:value-type="float">
            <text:p>3.0</text:p>
          </table:table-cell>
          <table:table-cell table:formula="of:=[.C78]*-1" office:value-type="float" office:value="-2.998" calcext:value-type="float">
            <text:p>-3.0</text:p>
          </table:table-cell>
          <table:table-cell table:formula="of:=([.D78])*([.A78]-[.A77])+[.E77]" office:value-type="float" office:value="-11382.35" calcext:value-type="float">
            <text:p>-11382.4</text:p>
          </table:table-cell>
          <table:table-cell table:formula="of:=[.E78]/3600" office:value-type="float" office:value="-3.16176388888889" calcext:value-type="float">
            <text:p>-3.2</text:p>
          </table:table-cell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4.08" calcext:value-type="float">
            <text:p>4.08</text:p>
          </table:table-cell>
          <table:table-cell office:value-type="float" office:value="2.996" calcext:value-type="float">
            <text:p>3.0</text:p>
          </table:table-cell>
          <table:table-cell table:formula="of:=[.C79]*-1" office:value-type="float" office:value="-2.996" calcext:value-type="float">
            <text:p>-3.0</text:p>
          </table:table-cell>
          <table:table-cell table:formula="of:=([.D79])*([.A79]-[.A78])+[.E78]" office:value-type="float" office:value="-11532.15" calcext:value-type="float">
            <text:p>-11532.2</text:p>
          </table:table-cell>
          <table:table-cell table:formula="of:=[.E79]/3600" office:value-type="float" office:value="-3.203375" calcext:value-type="float">
            <text:p>-3.2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4.08" calcext:value-type="float">
            <text:p>4.08</text:p>
          </table:table-cell>
          <table:table-cell office:value-type="float" office:value="2.997" calcext:value-type="float">
            <text:p>3.0</text:p>
          </table:table-cell>
          <table:table-cell table:formula="of:=[.C80]*-1" office:value-type="float" office:value="-2.997" calcext:value-type="float">
            <text:p>-3.0</text:p>
          </table:table-cell>
          <table:table-cell table:formula="of:=([.D80])*([.A80]-[.A79])+[.E79]" office:value-type="float" office:value="-11682" calcext:value-type="float">
            <text:p>-11682.0</text:p>
          </table:table-cell>
          <table:table-cell table:formula="of:=[.E80]/3600" office:value-type="float" office:value="-3.245" calcext:value-type="float">
            <text:p>-3.2</text:p>
          </table:table-cell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4.07" calcext:value-type="float">
            <text:p>4.07</text:p>
          </table:table-cell>
          <table:table-cell office:value-type="float" office:value="2.998" calcext:value-type="float">
            <text:p>3.0</text:p>
          </table:table-cell>
          <table:table-cell table:formula="of:=[.C81]*-1" office:value-type="float" office:value="-2.998" calcext:value-type="float">
            <text:p>-3.0</text:p>
          </table:table-cell>
          <table:table-cell table:formula="of:=([.D81])*([.A81]-[.A80])+[.E80]" office:value-type="float" office:value="-11831.9" calcext:value-type="float">
            <text:p>-11831.9</text:p>
          </table:table-cell>
          <table:table-cell table:formula="of:=[.E81]/3600" office:value-type="float" office:value="-3.28663888888889" calcext:value-type="float">
            <text:p>-3.3</text:p>
          </table:table-cell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4.07" calcext:value-type="float">
            <text:p>4.07</text:p>
          </table:table-cell>
          <table:table-cell office:value-type="float" office:value="2.997" calcext:value-type="float">
            <text:p>3.0</text:p>
          </table:table-cell>
          <table:table-cell table:formula="of:=[.C82]*-1" office:value-type="float" office:value="-2.997" calcext:value-type="float">
            <text:p>-3.0</text:p>
          </table:table-cell>
          <table:table-cell table:formula="of:=([.D82])*([.A82]-[.A81])+[.E81]" office:value-type="float" office:value="-11981.75" calcext:value-type="float">
            <text:p>-11981.8</text:p>
          </table:table-cell>
          <table:table-cell table:formula="of:=[.E82]/3600" office:value-type="float" office:value="-3.32826388888889" calcext:value-type="float">
            <text:p>-3.3</text:p>
          </table:table-cell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4.07" calcext:value-type="float">
            <text:p>4.07</text:p>
          </table:table-cell>
          <table:table-cell office:value-type="float" office:value="2.997" calcext:value-type="float">
            <text:p>3.0</text:p>
          </table:table-cell>
          <table:table-cell table:formula="of:=[.C83]*-1" office:value-type="float" office:value="-2.997" calcext:value-type="float">
            <text:p>-3.0</text:p>
          </table:table-cell>
          <table:table-cell table:formula="of:=([.D83])*([.A83]-[.A82])+[.E82]" office:value-type="float" office:value="-12131.6" calcext:value-type="float">
            <text:p>-12131.6</text:p>
          </table:table-cell>
          <table:table-cell table:formula="of:=[.E83]/3600" office:value-type="float" office:value="-3.36988888888889" calcext:value-type="float">
            <text:p>-3.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4.08" calcext:value-type="float">
            <text:p>4.08</text:p>
          </table:table-cell>
          <table:table-cell office:value-type="float" office:value="2.997" calcext:value-type="float">
            <text:p>3.0</text:p>
          </table:table-cell>
          <table:table-cell table:formula="of:=[.C84]*-1" office:value-type="float" office:value="-2.997" calcext:value-type="float">
            <text:p>-3.0</text:p>
          </table:table-cell>
          <table:table-cell table:formula="of:=([.D84])*([.A84]-[.A83])+[.E83]" office:value-type="float" office:value="-12281.45" calcext:value-type="float">
            <text:p>-12281.5</text:p>
          </table:table-cell>
          <table:table-cell table:formula="of:=[.E84]/3600" office:value-type="float" office:value="-3.41151388888889" calcext:value-type="float">
            <text:p>-3.4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4.07" calcext:value-type="float">
            <text:p>4.07</text:p>
          </table:table-cell>
          <table:table-cell office:value-type="float" office:value="2.997" calcext:value-type="float">
            <text:p>3.0</text:p>
          </table:table-cell>
          <table:table-cell table:formula="of:=[.C85]*-1" office:value-type="float" office:value="-2.997" calcext:value-type="float">
            <text:p>-3.0</text:p>
          </table:table-cell>
          <table:table-cell table:formula="of:=([.D85])*([.A85]-[.A84])+[.E84]" office:value-type="float" office:value="-12431.3" calcext:value-type="float">
            <text:p>-12431.3</text:p>
          </table:table-cell>
          <table:table-cell table:formula="of:=[.E85]/3600" office:value-type="float" office:value="-3.45313888888889" calcext:value-type="float">
            <text:p>-3.5</text:p>
          </table:table-cell>
        </table:table-row>
        <table:table-row table:style-name="ro2">
          <table:table-cell office:value-type="float" office:value="4197" calcext:value-type="float">
            <text:p>4197</text:p>
          </table:table-cell>
          <table:table-cell office:value-type="float" office:value="4.08" calcext:value-type="float">
            <text:p>4.08</text:p>
          </table:table-cell>
          <table:table-cell office:value-type="float" office:value="2.996" calcext:value-type="float">
            <text:p>3.0</text:p>
          </table:table-cell>
          <table:table-cell table:formula="of:=[.C86]*-1" office:value-type="float" office:value="-2.996" calcext:value-type="float">
            <text:p>-3.0</text:p>
          </table:table-cell>
          <table:table-cell table:formula="of:=([.D86])*([.A86]-[.A85])+[.E85]" office:value-type="float" office:value="-12581.1" calcext:value-type="float">
            <text:p>-12581.1</text:p>
          </table:table-cell>
          <table:table-cell table:formula="of:=[.E86]/3600" office:value-type="float" office:value="-3.49475" calcext:value-type="float">
            <text:p>-3.5</text:p>
          </table:table-cell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4.07" calcext:value-type="float">
            <text:p>4.07</text:p>
          </table:table-cell>
          <table:table-cell office:value-type="float" office:value="2.997" calcext:value-type="float">
            <text:p>3.0</text:p>
          </table:table-cell>
          <table:table-cell table:formula="of:=[.C87]*-1" office:value-type="float" office:value="-2.997" calcext:value-type="float">
            <text:p>-3.0</text:p>
          </table:table-cell>
          <table:table-cell table:formula="of:=([.D87])*([.A87]-[.A86])+[.E86]" office:value-type="float" office:value="-12730.95" calcext:value-type="float">
            <text:p>-12731.0</text:p>
          </table:table-cell>
          <table:table-cell table:formula="of:=[.E87]/3600" office:value-type="float" office:value="-3.536375" calcext:value-type="float">
            <text:p>-3.5</text:p>
          </table:table-cell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4.07" calcext:value-type="float">
            <text:p>4.07</text:p>
          </table:table-cell>
          <table:table-cell office:value-type="float" office:value="2.997" calcext:value-type="float">
            <text:p>3.0</text:p>
          </table:table-cell>
          <table:table-cell table:formula="of:=[.C88]*-1" office:value-type="float" office:value="-2.997" calcext:value-type="float">
            <text:p>-3.0</text:p>
          </table:table-cell>
          <table:table-cell table:formula="of:=([.D88])*([.A88]-[.A87])+[.E87]" office:value-type="float" office:value="-12880.8" calcext:value-type="float">
            <text:p>-12880.8</text:p>
          </table:table-cell>
          <table:table-cell table:formula="of:=[.E88]/3600" office:value-type="float" office:value="-3.578" calcext:value-type="float">
            <text:p>-3.6</text:p>
          </table:table-cell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4.07" calcext:value-type="float">
            <text:p>4.07</text:p>
          </table:table-cell>
          <table:table-cell office:value-type="float" office:value="2.997" calcext:value-type="float">
            <text:p>3.0</text:p>
          </table:table-cell>
          <table:table-cell table:formula="of:=[.C89]*-1" office:value-type="float" office:value="-2.997" calcext:value-type="float">
            <text:p>-3.0</text:p>
          </table:table-cell>
          <table:table-cell table:formula="of:=([.D89])*([.A89]-[.A88])+[.E88]" office:value-type="float" office:value="-13030.65" calcext:value-type="float">
            <text:p>-13030.7</text:p>
          </table:table-cell>
          <table:table-cell table:formula="of:=[.E89]/3600" office:value-type="float" office:value="-3.619625" calcext:value-type="float">
            <text:p>-3.6</text:p>
          </table:table-cell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4.07" calcext:value-type="float">
            <text:p>4.07</text:p>
          </table:table-cell>
          <table:table-cell office:value-type="float" office:value="2.997" calcext:value-type="float">
            <text:p>3.0</text:p>
          </table:table-cell>
          <table:table-cell table:formula="of:=[.C90]*-1" office:value-type="float" office:value="-2.997" calcext:value-type="float">
            <text:p>-3.0</text:p>
          </table:table-cell>
          <table:table-cell table:formula="of:=([.D90])*([.A90]-[.A89])+[.E89]" office:value-type="float" office:value="-13180.5" calcext:value-type="float">
            <text:p>-13180.5</text:p>
          </table:table-cell>
          <table:table-cell table:formula="of:=[.E90]/3600" office:value-type="float" office:value="-3.66125" calcext:value-type="float">
            <text:p>-3.7</text:p>
          </table:table-cell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4.06" calcext:value-type="float">
            <text:p>4.06</text:p>
          </table:table-cell>
          <table:table-cell office:value-type="float" office:value="2.998" calcext:value-type="float">
            <text:p>3.0</text:p>
          </table:table-cell>
          <table:table-cell table:formula="of:=[.C91]*-1" office:value-type="float" office:value="-2.998" calcext:value-type="float">
            <text:p>-3.0</text:p>
          </table:table-cell>
          <table:table-cell table:formula="of:=([.D91])*([.A91]-[.A90])+[.E90]" office:value-type="float" office:value="-13330.4" calcext:value-type="float">
            <text:p>-13330.4</text:p>
          </table:table-cell>
          <table:table-cell table:formula="of:=[.E91]/3600" office:value-type="float" office:value="-3.70288888888889" calcext:value-type="float">
            <text:p>-3.7</text:p>
          </table:table-cell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4.06" calcext:value-type="float">
            <text:p>4.06</text:p>
          </table:table-cell>
          <table:table-cell office:value-type="float" office:value="2.997" calcext:value-type="float">
            <text:p>3.0</text:p>
          </table:table-cell>
          <table:table-cell table:formula="of:=[.C92]*-1" office:value-type="float" office:value="-2.997" calcext:value-type="float">
            <text:p>-3.0</text:p>
          </table:table-cell>
          <table:table-cell table:formula="of:=([.D92])*([.A92]-[.A91])+[.E91]" office:value-type="float" office:value="-13480.25" calcext:value-type="float">
            <text:p>-13480.3</text:p>
          </table:table-cell>
          <table:table-cell table:formula="of:=[.E92]/3600" office:value-type="float" office:value="-3.74451388888889" calcext:value-type="float">
            <text:p>-3.7</text:p>
          </table:table-cell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4.07" calcext:value-type="float">
            <text:p>4.07</text:p>
          </table:table-cell>
          <table:table-cell office:value-type="float" office:value="2.998" calcext:value-type="float">
            <text:p>3.0</text:p>
          </table:table-cell>
          <table:table-cell table:formula="of:=[.C93]*-1" office:value-type="float" office:value="-2.998" calcext:value-type="float">
            <text:p>-3.0</text:p>
          </table:table-cell>
          <table:table-cell table:formula="of:=([.D93])*([.A93]-[.A92])+[.E92]" office:value-type="float" office:value="-13630.15" calcext:value-type="float">
            <text:p>-13630.2</text:p>
          </table:table-cell>
          <table:table-cell table:formula="of:=[.E93]/3600" office:value-type="float" office:value="-3.78615277777778" calcext:value-type="float">
            <text:p>-3.8</text:p>
          </table:table-cell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4.06" calcext:value-type="float">
            <text:p>4.06</text:p>
          </table:table-cell>
          <table:table-cell office:value-type="float" office:value="2.997" calcext:value-type="float">
            <text:p>3.0</text:p>
          </table:table-cell>
          <table:table-cell table:formula="of:=[.C94]*-1" office:value-type="float" office:value="-2.997" calcext:value-type="float">
            <text:p>-3.0</text:p>
          </table:table-cell>
          <table:table-cell table:formula="of:=([.D94])*([.A94]-[.A93])+[.E93]" office:value-type="float" office:value="-13780" calcext:value-type="float">
            <text:p>-13780.0</text:p>
          </table:table-cell>
          <table:table-cell table:formula="of:=[.E94]/3600" office:value-type="float" office:value="-3.82777777777778" calcext:value-type="float">
            <text:p>-3.8</text:p>
          </table:table-cell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4.06" calcext:value-type="float">
            <text:p>4.06</text:p>
          </table:table-cell>
          <table:table-cell office:value-type="float" office:value="2.997" calcext:value-type="float">
            <text:p>3.0</text:p>
          </table:table-cell>
          <table:table-cell table:formula="of:=[.C95]*-1" office:value-type="float" office:value="-2.997" calcext:value-type="float">
            <text:p>-3.0</text:p>
          </table:table-cell>
          <table:table-cell table:formula="of:=([.D95])*([.A95]-[.A94])+[.E94]" office:value-type="float" office:value="-13929.85" calcext:value-type="float">
            <text:p>-13929.9</text:p>
          </table:table-cell>
          <table:table-cell table:formula="of:=[.E95]/3600" office:value-type="float" office:value="-3.86940277777778" calcext:value-type="float">
            <text:p>-3.9</text:p>
          </table:table-cell>
        </table:table-row>
        <table:table-row table:style-name="ro2">
          <table:table-cell office:value-type="float" office:value="4697" calcext:value-type="float">
            <text:p>4697</text:p>
          </table:table-cell>
          <table:table-cell office:value-type="float" office:value="4.06" calcext:value-type="float">
            <text:p>4.06</text:p>
          </table:table-cell>
          <table:table-cell office:value-type="float" office:value="2.996" calcext:value-type="float">
            <text:p>3.0</text:p>
          </table:table-cell>
          <table:table-cell table:formula="of:=[.C96]*-1" office:value-type="float" office:value="-2.996" calcext:value-type="float">
            <text:p>-3.0</text:p>
          </table:table-cell>
          <table:table-cell table:formula="of:=([.D96])*([.A96]-[.A95])+[.E95]" office:value-type="float" office:value="-14079.65" calcext:value-type="float">
            <text:p>-14079.7</text:p>
          </table:table-cell>
          <table:table-cell table:formula="of:=[.E96]/3600" office:value-type="float" office:value="-3.91101388888889" calcext:value-type="float">
            <text:p>-3.9</text:p>
          </table:table-cell>
        </table:table-row>
        <table:table-row table:style-name="ro2">
          <table:table-cell office:value-type="float" office:value="4747" calcext:value-type="float">
            <text:p>4747</text:p>
          </table:table-cell>
          <table:table-cell office:value-type="float" office:value="4.06" calcext:value-type="float">
            <text:p>4.06</text:p>
          </table:table-cell>
          <table:table-cell office:value-type="float" office:value="2.997" calcext:value-type="float">
            <text:p>3.0</text:p>
          </table:table-cell>
          <table:table-cell table:formula="of:=[.C97]*-1" office:value-type="float" office:value="-2.997" calcext:value-type="float">
            <text:p>-3.0</text:p>
          </table:table-cell>
          <table:table-cell table:formula="of:=([.D97])*([.A97]-[.A96])+[.E96]" office:value-type="float" office:value="-14229.5" calcext:value-type="float">
            <text:p>-14229.5</text:p>
          </table:table-cell>
          <table:table-cell table:formula="of:=[.E97]/3600" office:value-type="float" office:value="-3.95263888888889" calcext:value-type="float">
            <text:p>-4.0</text:p>
          </table:table-cell>
        </table:table-row>
        <table:table-row table:style-name="ro2">
          <table:table-cell office:value-type="float" office:value="4797" calcext:value-type="float">
            <text:p>4797</text:p>
          </table:table-cell>
          <table:table-cell office:value-type="float" office:value="4.06" calcext:value-type="float">
            <text:p>4.06</text:p>
          </table:table-cell>
          <table:table-cell office:value-type="float" office:value="2.996" calcext:value-type="float">
            <text:p>3.0</text:p>
          </table:table-cell>
          <table:table-cell table:formula="of:=[.C98]*-1" office:value-type="float" office:value="-2.996" calcext:value-type="float">
            <text:p>-3.0</text:p>
          </table:table-cell>
          <table:table-cell table:formula="of:=([.D98])*([.A98]-[.A97])+[.E97]" office:value-type="float" office:value="-14379.3" calcext:value-type="float">
            <text:p>-14379.3</text:p>
          </table:table-cell>
          <table:table-cell table:formula="of:=[.E98]/3600" office:value-type="float" office:value="-3.99425" calcext:value-type="float">
            <text:p>-4.0</text:p>
          </table:table-cell>
        </table:table-row>
        <table:table-row table:style-name="ro2">
          <table:table-cell office:value-type="float" office:value="4847" calcext:value-type="float">
            <text:p>4847</text:p>
          </table:table-cell>
          <table:table-cell office:value-type="float" office:value="4.06" calcext:value-type="float">
            <text:p>4.06</text:p>
          </table:table-cell>
          <table:table-cell office:value-type="float" office:value="2.997" calcext:value-type="float">
            <text:p>3.0</text:p>
          </table:table-cell>
          <table:table-cell table:formula="of:=[.C99]*-1" office:value-type="float" office:value="-2.997" calcext:value-type="float">
            <text:p>-3.0</text:p>
          </table:table-cell>
          <table:table-cell table:formula="of:=([.D99])*([.A99]-[.A98])+[.E98]" office:value-type="float" office:value="-14529.15" calcext:value-type="float">
            <text:p>-14529.2</text:p>
          </table:table-cell>
          <table:table-cell table:formula="of:=[.E99]/3600" office:value-type="float" office:value="-4.035875" calcext:value-type="float">
            <text:p>-4.0</text:p>
          </table:table-cell>
        </table:table-row>
        <table:table-row table:style-name="ro2">
          <table:table-cell office:value-type="float" office:value="4897" calcext:value-type="float">
            <text:p>4897</text:p>
          </table:table-cell>
          <table:table-cell office:value-type="float" office:value="4.05" calcext:value-type="float">
            <text:p>4.05</text:p>
          </table:table-cell>
          <table:table-cell office:value-type="float" office:value="2.997" calcext:value-type="float">
            <text:p>3.0</text:p>
          </table:table-cell>
          <table:table-cell table:formula="of:=[.C100]*-1" office:value-type="float" office:value="-2.997" calcext:value-type="float">
            <text:p>-3.0</text:p>
          </table:table-cell>
          <table:table-cell table:formula="of:=([.D100])*([.A100]-[.A99])+[.E99]" office:value-type="float" office:value="-14679" calcext:value-type="float">
            <text:p>-14679.0</text:p>
          </table:table-cell>
          <table:table-cell table:formula="of:=[.E100]/3600" office:value-type="float" office:value="-4.0775" calcext:value-type="float">
            <text:p>-4.1</text:p>
          </table:table-cell>
        </table:table-row>
        <table:table-row table:style-name="ro2">
          <table:table-cell office:value-type="float" office:value="4947" calcext:value-type="float">
            <text:p>4947</text:p>
          </table:table-cell>
          <table:table-cell office:value-type="float" office:value="4.05" calcext:value-type="float">
            <text:p>4.05</text:p>
          </table:table-cell>
          <table:table-cell office:value-type="float" office:value="2.996" calcext:value-type="float">
            <text:p>3.0</text:p>
          </table:table-cell>
          <table:table-cell table:formula="of:=[.C101]*-1" office:value-type="float" office:value="-2.996" calcext:value-type="float">
            <text:p>-3.0</text:p>
          </table:table-cell>
          <table:table-cell table:formula="of:=([.D101])*([.A101]-[.A100])+[.E100]" office:value-type="float" office:value="-14828.8" calcext:value-type="float">
            <text:p>-14828.8</text:p>
          </table:table-cell>
          <table:table-cell table:formula="of:=[.E101]/3600" office:value-type="float" office:value="-4.11911111111111" calcext:value-type="float">
            <text:p>-4.1</text:p>
          </table:table-cell>
        </table:table-row>
        <table:table-row table:style-name="ro2">
          <table:table-cell office:value-type="float" office:value="4997" calcext:value-type="float">
            <text:p>4997</text:p>
          </table:table-cell>
          <table:table-cell office:value-type="float" office:value="4.05" calcext:value-type="float">
            <text:p>4.05</text:p>
          </table:table-cell>
          <table:table-cell office:value-type="float" office:value="2.997" calcext:value-type="float">
            <text:p>3.0</text:p>
          </table:table-cell>
          <table:table-cell table:formula="of:=[.C102]*-1" office:value-type="float" office:value="-2.997" calcext:value-type="float">
            <text:p>-3.0</text:p>
          </table:table-cell>
          <table:table-cell table:formula="of:=([.D102])*([.A102]-[.A101])+[.E101]" office:value-type="float" office:value="-14978.65" calcext:value-type="float">
            <text:p>-14978.7</text:p>
          </table:table-cell>
          <table:table-cell table:formula="of:=[.E102]/3600" office:value-type="float" office:value="-4.16073611111111" calcext:value-type="float">
            <text:p>-4.2</text:p>
          </table:table-cell>
        </table:table-row>
        <table:table-row table:style-name="ro2">
          <table:table-cell office:value-type="float" office:value="5047" calcext:value-type="float">
            <text:p>5047</text:p>
          </table:table-cell>
          <table:table-cell office:value-type="float" office:value="4.05" calcext:value-type="float">
            <text:p>4.05</text:p>
          </table:table-cell>
          <table:table-cell office:value-type="float" office:value="2.997" calcext:value-type="float">
            <text:p>3.0</text:p>
          </table:table-cell>
          <table:table-cell table:formula="of:=[.C103]*-1" office:value-type="float" office:value="-2.997" calcext:value-type="float">
            <text:p>-3.0</text:p>
          </table:table-cell>
          <table:table-cell table:formula="of:=([.D103])*([.A103]-[.A102])+[.E102]" office:value-type="float" office:value="-15128.5" calcext:value-type="float">
            <text:p>-15128.5</text:p>
          </table:table-cell>
          <table:table-cell table:formula="of:=[.E103]/3600" office:value-type="float" office:value="-4.20236111111111" calcext:value-type="float">
            <text:p>-4.2</text:p>
          </table:table-cell>
        </table:table-row>
        <table:table-row table:style-name="ro2">
          <table:table-cell office:value-type="float" office:value="5097" calcext:value-type="float">
            <text:p>5097</text:p>
          </table:table-cell>
          <table:table-cell office:value-type="float" office:value="4.05" calcext:value-type="float">
            <text:p>4.05</text:p>
          </table:table-cell>
          <table:table-cell office:value-type="float" office:value="2.998" calcext:value-type="float">
            <text:p>3.0</text:p>
          </table:table-cell>
          <table:table-cell table:formula="of:=[.C104]*-1" office:value-type="float" office:value="-2.998" calcext:value-type="float">
            <text:p>-3.0</text:p>
          </table:table-cell>
          <table:table-cell table:formula="of:=([.D104])*([.A104]-[.A103])+[.E103]" office:value-type="float" office:value="-15278.4" calcext:value-type="float">
            <text:p>-15278.4</text:p>
          </table:table-cell>
          <table:table-cell table:formula="of:=[.E104]/3600" office:value-type="float" office:value="-4.244" calcext:value-type="float">
            <text:p>-4.2</text:p>
          </table:table-cell>
        </table:table-row>
        <table:table-row table:style-name="ro2">
          <table:table-cell office:value-type="float" office:value="5147" calcext:value-type="float">
            <text:p>5147</text:p>
          </table:table-cell>
          <table:table-cell office:value-type="float" office:value="4.05" calcext:value-type="float">
            <text:p>4.05</text:p>
          </table:table-cell>
          <table:table-cell office:value-type="float" office:value="2.997" calcext:value-type="float">
            <text:p>3.0</text:p>
          </table:table-cell>
          <table:table-cell table:formula="of:=[.C105]*-1" office:value-type="float" office:value="-2.997" calcext:value-type="float">
            <text:p>-3.0</text:p>
          </table:table-cell>
          <table:table-cell table:formula="of:=([.D105])*([.A105]-[.A104])+[.E104]" office:value-type="float" office:value="-15428.25" calcext:value-type="float">
            <text:p>-15428.3</text:p>
          </table:table-cell>
          <table:table-cell table:formula="of:=[.E105]/3600" office:value-type="float" office:value="-4.285625" calcext:value-type="float">
            <text:p>-4.3</text:p>
          </table:table-cell>
        </table:table-row>
        <table:table-row table:style-name="ro2">
          <table:table-cell office:value-type="float" office:value="5197" calcext:value-type="float">
            <text:p>5197</text:p>
          </table:table-cell>
          <table:table-cell office:value-type="float" office:value="4.06" calcext:value-type="float">
            <text:p>4.06</text:p>
          </table:table-cell>
          <table:table-cell office:value-type="float" office:value="2.997" calcext:value-type="float">
            <text:p>3.0</text:p>
          </table:table-cell>
          <table:table-cell table:formula="of:=[.C106]*-1" office:value-type="float" office:value="-2.997" calcext:value-type="float">
            <text:p>-3.0</text:p>
          </table:table-cell>
          <table:table-cell table:formula="of:=([.D106])*([.A106]-[.A105])+[.E105]" office:value-type="float" office:value="-15578.1" calcext:value-type="float">
            <text:p>-15578.1</text:p>
          </table:table-cell>
          <table:table-cell table:formula="of:=[.E106]/3600" office:value-type="float" office:value="-4.32725" calcext:value-type="float">
            <text:p>-4.3</text:p>
          </table:table-cell>
        </table:table-row>
        <table:table-row table:style-name="ro2">
          <table:table-cell office:value-type="float" office:value="5247" calcext:value-type="float">
            <text:p>5247</text:p>
          </table:table-cell>
          <table:table-cell office:value-type="float" office:value="4.05" calcext:value-type="float">
            <text:p>4.05</text:p>
          </table:table-cell>
          <table:table-cell office:value-type="float" office:value="2.998" calcext:value-type="float">
            <text:p>3.0</text:p>
          </table:table-cell>
          <table:table-cell table:formula="of:=[.C107]*-1" office:value-type="float" office:value="-2.998" calcext:value-type="float">
            <text:p>-3.0</text:p>
          </table:table-cell>
          <table:table-cell table:formula="of:=([.D107])*([.A107]-[.A106])+[.E106]" office:value-type="float" office:value="-15728" calcext:value-type="float">
            <text:p>-15728.0</text:p>
          </table:table-cell>
          <table:table-cell table:formula="of:=[.E107]/3600" office:value-type="float" office:value="-4.36888888888889" calcext:value-type="float">
            <text:p>-4.4</text:p>
          </table:table-cell>
        </table:table-row>
        <table:table-row table:style-name="ro2">
          <table:table-cell office:value-type="float" office:value="5297" calcext:value-type="float">
            <text:p>5297</text:p>
          </table:table-cell>
          <table:table-cell office:value-type="float" office:value="4.05" calcext:value-type="float">
            <text:p>4.05</text:p>
          </table:table-cell>
          <table:table-cell office:value-type="float" office:value="2.997" calcext:value-type="float">
            <text:p>3.0</text:p>
          </table:table-cell>
          <table:table-cell table:formula="of:=[.C108]*-1" office:value-type="float" office:value="-2.997" calcext:value-type="float">
            <text:p>-3.0</text:p>
          </table:table-cell>
          <table:table-cell table:formula="of:=([.D108])*([.A108]-[.A107])+[.E107]" office:value-type="float" office:value="-15877.85" calcext:value-type="float">
            <text:p>-15877.9</text:p>
          </table:table-cell>
          <table:table-cell table:formula="of:=[.E108]/3600" office:value-type="float" office:value="-4.41051388888889" calcext:value-type="float">
            <text:p>-4.4</text:p>
          </table:table-cell>
        </table:table-row>
        <table:table-row table:style-name="ro2">
          <table:table-cell office:value-type="float" office:value="5347" calcext:value-type="float">
            <text:p>5347</text:p>
          </table:table-cell>
          <table:table-cell office:value-type="float" office:value="4.05" calcext:value-type="float">
            <text:p>4.05</text:p>
          </table:table-cell>
          <table:table-cell office:value-type="float" office:value="2.997" calcext:value-type="float">
            <text:p>3.0</text:p>
          </table:table-cell>
          <table:table-cell table:formula="of:=[.C109]*-1" office:value-type="float" office:value="-2.997" calcext:value-type="float">
            <text:p>-3.0</text:p>
          </table:table-cell>
          <table:table-cell table:formula="of:=([.D109])*([.A109]-[.A108])+[.E108]" office:value-type="float" office:value="-16027.7" calcext:value-type="float">
            <text:p>-16027.7</text:p>
          </table:table-cell>
          <table:table-cell table:formula="of:=[.E109]/3600" office:value-type="float" office:value="-4.45213888888889" calcext:value-type="float">
            <text:p>-4.5</text:p>
          </table:table-cell>
        </table:table-row>
        <table:table-row table:style-name="ro2">
          <table:table-cell office:value-type="float" office:value="5397" calcext:value-type="float">
            <text:p>5397</text:p>
          </table:table-cell>
          <table:table-cell office:value-type="float" office:value="4.04" calcext:value-type="float">
            <text:p>4.04</text:p>
          </table:table-cell>
          <table:table-cell office:value-type="float" office:value="2.997" calcext:value-type="float">
            <text:p>3.0</text:p>
          </table:table-cell>
          <table:table-cell table:formula="of:=[.C110]*-1" office:value-type="float" office:value="-2.997" calcext:value-type="float">
            <text:p>-3.0</text:p>
          </table:table-cell>
          <table:table-cell table:formula="of:=([.D110])*([.A110]-[.A109])+[.E109]" office:value-type="float" office:value="-16177.55" calcext:value-type="float">
            <text:p>-16177.6</text:p>
          </table:table-cell>
          <table:table-cell table:formula="of:=[.E110]/3600" office:value-type="float" office:value="-4.49376388888889" calcext:value-type="float">
            <text:p>-4.5</text:p>
          </table:table-cell>
        </table:table-row>
        <table:table-row table:style-name="ro2">
          <table:table-cell office:value-type="float" office:value="5447" calcext:value-type="float">
            <text:p>5447</text:p>
          </table:table-cell>
          <table:table-cell office:value-type="float" office:value="4.05" calcext:value-type="float">
            <text:p>4.05</text:p>
          </table:table-cell>
          <table:table-cell office:value-type="float" office:value="2.997" calcext:value-type="float">
            <text:p>3.0</text:p>
          </table:table-cell>
          <table:table-cell table:formula="of:=[.C111]*-1" office:value-type="float" office:value="-2.997" calcext:value-type="float">
            <text:p>-3.0</text:p>
          </table:table-cell>
          <table:table-cell table:formula="of:=([.D111])*([.A111]-[.A110])+[.E110]" office:value-type="float" office:value="-16327.4" calcext:value-type="float">
            <text:p>-16327.4</text:p>
          </table:table-cell>
          <table:table-cell table:formula="of:=[.E111]/3600" office:value-type="float" office:value="-4.53538888888889" calcext:value-type="float">
            <text:p>-4.5</text:p>
          </table:table-cell>
        </table:table-row>
        <table:table-row table:style-name="ro2">
          <table:table-cell office:value-type="float" office:value="5497" calcext:value-type="float">
            <text:p>5497</text:p>
          </table:table-cell>
          <table:table-cell office:value-type="float" office:value="4.04" calcext:value-type="float">
            <text:p>4.04</text:p>
          </table:table-cell>
          <table:table-cell office:value-type="float" office:value="2.997" calcext:value-type="float">
            <text:p>3.0</text:p>
          </table:table-cell>
          <table:table-cell table:formula="of:=[.C112]*-1" office:value-type="float" office:value="-2.997" calcext:value-type="float">
            <text:p>-3.0</text:p>
          </table:table-cell>
          <table:table-cell table:formula="of:=([.D112])*([.A112]-[.A111])+[.E111]" office:value-type="float" office:value="-16477.25" calcext:value-type="float">
            <text:p>-16477.3</text:p>
          </table:table-cell>
          <table:table-cell table:formula="of:=[.E112]/3600" office:value-type="float" office:value="-4.57701388888889" calcext:value-type="float">
            <text:p>-4.6</text:p>
          </table:table-cell>
        </table:table-row>
        <table:table-row table:style-name="ro2">
          <table:table-cell office:value-type="float" office:value="5547" calcext:value-type="float">
            <text:p>5547</text:p>
          </table:table-cell>
          <table:table-cell office:value-type="float" office:value="4.05" calcext:value-type="float">
            <text:p>4.05</text:p>
          </table:table-cell>
          <table:table-cell office:value-type="float" office:value="2.999" calcext:value-type="float">
            <text:p>3.0</text:p>
          </table:table-cell>
          <table:table-cell table:formula="of:=[.C113]*-1" office:value-type="float" office:value="-2.999" calcext:value-type="float">
            <text:p>-3.0</text:p>
          </table:table-cell>
          <table:table-cell table:formula="of:=([.D113])*([.A113]-[.A112])+[.E112]" office:value-type="float" office:value="-16627.2" calcext:value-type="float">
            <text:p>-16627.2</text:p>
          </table:table-cell>
          <table:table-cell table:formula="of:=[.E113]/3600" office:value-type="float" office:value="-4.61866666666667" calcext:value-type="float">
            <text:p>-4.6</text:p>
          </table:table-cell>
        </table:table-row>
        <table:table-row table:style-name="ro2">
          <table:table-cell office:value-type="float" office:value="5597" calcext:value-type="float">
            <text:p>5597</text:p>
          </table:table-cell>
          <table:table-cell office:value-type="float" office:value="4.04" calcext:value-type="float">
            <text:p>4.04</text:p>
          </table:table-cell>
          <table:table-cell office:value-type="float" office:value="2.997" calcext:value-type="float">
            <text:p>3.0</text:p>
          </table:table-cell>
          <table:table-cell table:formula="of:=[.C114]*-1" office:value-type="float" office:value="-2.997" calcext:value-type="float">
            <text:p>-3.0</text:p>
          </table:table-cell>
          <table:table-cell table:formula="of:=([.D114])*([.A114]-[.A113])+[.E113]" office:value-type="float" office:value="-16777.05" calcext:value-type="float">
            <text:p>-16777.1</text:p>
          </table:table-cell>
          <table:table-cell table:formula="of:=[.E114]/3600" office:value-type="float" office:value="-4.66029166666667" calcext:value-type="float">
            <text:p>-4.7</text:p>
          </table:table-cell>
        </table:table-row>
        <table:table-row table:style-name="ro2">
          <table:table-cell office:value-type="float" office:value="5647" calcext:value-type="float">
            <text:p>5647</text:p>
          </table:table-cell>
          <table:table-cell office:value-type="float" office:value="4.04" calcext:value-type="float">
            <text:p>4.04</text:p>
          </table:table-cell>
          <table:table-cell office:value-type="float" office:value="2.996" calcext:value-type="float">
            <text:p>3.0</text:p>
          </table:table-cell>
          <table:table-cell table:formula="of:=[.C115]*-1" office:value-type="float" office:value="-2.996" calcext:value-type="float">
            <text:p>-3.0</text:p>
          </table:table-cell>
          <table:table-cell table:formula="of:=([.D115])*([.A115]-[.A114])+[.E114]" office:value-type="float" office:value="-16926.85" calcext:value-type="float">
            <text:p>-16926.9</text:p>
          </table:table-cell>
          <table:table-cell table:formula="of:=[.E115]/3600" office:value-type="float" office:value="-4.70190277777778" calcext:value-type="float">
            <text:p>-4.7</text:p>
          </table:table-cell>
        </table:table-row>
        <table:table-row table:style-name="ro2">
          <table:table-cell office:value-type="float" office:value="5697" calcext:value-type="float">
            <text:p>5697</text:p>
          </table:table-cell>
          <table:table-cell office:value-type="float" office:value="4.04" calcext:value-type="float">
            <text:p>4.04</text:p>
          </table:table-cell>
          <table:table-cell office:value-type="float" office:value="2.997" calcext:value-type="float">
            <text:p>3.0</text:p>
          </table:table-cell>
          <table:table-cell table:formula="of:=[.C116]*-1" office:value-type="float" office:value="-2.997" calcext:value-type="float">
            <text:p>-3.0</text:p>
          </table:table-cell>
          <table:table-cell table:formula="of:=([.D116])*([.A116]-[.A115])+[.E115]" office:value-type="float" office:value="-17076.7" calcext:value-type="float">
            <text:p>-17076.7</text:p>
          </table:table-cell>
          <table:table-cell table:formula="of:=[.E116]/3600" office:value-type="float" office:value="-4.74352777777778" calcext:value-type="float">
            <text:p>-4.7</text:p>
          </table:table-cell>
        </table:table-row>
        <table:table-row table:style-name="ro2">
          <table:table-cell office:value-type="float" office:value="5747" calcext:value-type="float">
            <text:p>5747</text:p>
          </table:table-cell>
          <table:table-cell office:value-type="float" office:value="4.04" calcext:value-type="float">
            <text:p>4.04</text:p>
          </table:table-cell>
          <table:table-cell office:value-type="float" office:value="2.996" calcext:value-type="float">
            <text:p>3.0</text:p>
          </table:table-cell>
          <table:table-cell table:formula="of:=[.C117]*-1" office:value-type="float" office:value="-2.996" calcext:value-type="float">
            <text:p>-3.0</text:p>
          </table:table-cell>
          <table:table-cell table:formula="of:=([.D117])*([.A117]-[.A116])+[.E116]" office:value-type="float" office:value="-17226.5" calcext:value-type="float">
            <text:p>-17226.5</text:p>
          </table:table-cell>
          <table:table-cell table:formula="of:=[.E117]/3600" office:value-type="float" office:value="-4.78513888888889" calcext:value-type="float">
            <text:p>-4.8</text:p>
          </table:table-cell>
        </table:table-row>
        <table:table-row table:style-name="ro2">
          <table:table-cell office:value-type="float" office:value="5797" calcext:value-type="float">
            <text:p>5797</text:p>
          </table:table-cell>
          <table:table-cell office:value-type="float" office:value="4.04" calcext:value-type="float">
            <text:p>4.04</text:p>
          </table:table-cell>
          <table:table-cell office:value-type="float" office:value="2.999" calcext:value-type="float">
            <text:p>3.0</text:p>
          </table:table-cell>
          <table:table-cell table:formula="of:=[.C118]*-1" office:value-type="float" office:value="-2.999" calcext:value-type="float">
            <text:p>-3.0</text:p>
          </table:table-cell>
          <table:table-cell table:formula="of:=([.D118])*([.A118]-[.A117])+[.E117]" office:value-type="float" office:value="-17376.45" calcext:value-type="float">
            <text:p>-17376.5</text:p>
          </table:table-cell>
          <table:table-cell table:formula="of:=[.E118]/3600" office:value-type="float" office:value="-4.82679166666667" calcext:value-type="float">
            <text:p>-4.8</text:p>
          </table:table-cell>
        </table:table-row>
        <table:table-row table:style-name="ro2">
          <table:table-cell office:value-type="float" office:value="5847" calcext:value-type="float">
            <text:p>5847</text:p>
          </table:table-cell>
          <table:table-cell office:value-type="float" office:value="4.04" calcext:value-type="float">
            <text:p>4.04</text:p>
          </table:table-cell>
          <table:table-cell office:value-type="float" office:value="2.998" calcext:value-type="float">
            <text:p>3.0</text:p>
          </table:table-cell>
          <table:table-cell table:formula="of:=[.C119]*-1" office:value-type="float" office:value="-2.998" calcext:value-type="float">
            <text:p>-3.0</text:p>
          </table:table-cell>
          <table:table-cell table:formula="of:=([.D119])*([.A119]-[.A118])+[.E118]" office:value-type="float" office:value="-17526.35" calcext:value-type="float">
            <text:p>-17526.4</text:p>
          </table:table-cell>
          <table:table-cell table:formula="of:=[.E119]/3600" office:value-type="float" office:value="-4.86843055555556" calcext:value-type="float">
            <text:p>-4.9</text:p>
          </table:table-cell>
        </table:table-row>
        <table:table-row table:style-name="ro2">
          <table:table-cell office:value-type="float" office:value="5897" calcext:value-type="float">
            <text:p>5897</text:p>
          </table:table-cell>
          <table:table-cell office:value-type="float" office:value="4.04" calcext:value-type="float">
            <text:p>4.04</text:p>
          </table:table-cell>
          <table:table-cell office:value-type="float" office:value="2.996" calcext:value-type="float">
            <text:p>3.0</text:p>
          </table:table-cell>
          <table:table-cell table:formula="of:=[.C120]*-1" office:value-type="float" office:value="-2.996" calcext:value-type="float">
            <text:p>-3.0</text:p>
          </table:table-cell>
          <table:table-cell table:formula="of:=([.D120])*([.A120]-[.A119])+[.E119]" office:value-type="float" office:value="-17676.15" calcext:value-type="float">
            <text:p>-17676.2</text:p>
          </table:table-cell>
          <table:table-cell table:formula="of:=[.E120]/3600" office:value-type="float" office:value="-4.91004166666667" calcext:value-type="float">
            <text:p>-4.9</text:p>
          </table:table-cell>
        </table:table-row>
        <table:table-row table:style-name="ro2">
          <table:table-cell office:value-type="float" office:value="5947" calcext:value-type="float">
            <text:p>5947</text:p>
          </table:table-cell>
          <table:table-cell office:value-type="float" office:value="4.04" calcext:value-type="float">
            <text:p>4.04</text:p>
          </table:table-cell>
          <table:table-cell office:value-type="float" office:value="2.998" calcext:value-type="float">
            <text:p>3.0</text:p>
          </table:table-cell>
          <table:table-cell table:formula="of:=[.C121]*-1" office:value-type="float" office:value="-2.998" calcext:value-type="float">
            <text:p>-3.0</text:p>
          </table:table-cell>
          <table:table-cell table:formula="of:=([.D121])*([.A121]-[.A120])+[.E120]" office:value-type="float" office:value="-17826.05" calcext:value-type="float">
            <text:p>-17826.1</text:p>
          </table:table-cell>
          <table:table-cell table:formula="of:=[.E121]/3600" office:value-type="float" office:value="-4.95168055555556" calcext:value-type="float">
            <text:p>-5.0</text:p>
          </table:table-cell>
        </table:table-row>
        <table:table-row table:style-name="ro2">
          <table:table-cell office:value-type="float" office:value="5997" calcext:value-type="float">
            <text:p>5997</text:p>
          </table:table-cell>
          <table:table-cell office:value-type="float" office:value="4.04" calcext:value-type="float">
            <text:p>4.04</text:p>
          </table:table-cell>
          <table:table-cell office:value-type="float" office:value="2.998" calcext:value-type="float">
            <text:p>3.0</text:p>
          </table:table-cell>
          <table:table-cell table:formula="of:=[.C122]*-1" office:value-type="float" office:value="-2.998" calcext:value-type="float">
            <text:p>-3.0</text:p>
          </table:table-cell>
          <table:table-cell table:formula="of:=([.D122])*([.A122]-[.A121])+[.E121]" office:value-type="float" office:value="-17975.95" calcext:value-type="float">
            <text:p>-17976.0</text:p>
          </table:table-cell>
          <table:table-cell table:formula="of:=[.E122]/3600" office:value-type="float" office:value="-4.99331944444445" calcext:value-type="float">
            <text:p>-5.0</text:p>
          </table:table-cell>
        </table:table-row>
        <table:table-row table:style-name="ro2">
          <table:table-cell office:value-type="float" office:value="6047" calcext:value-type="float">
            <text:p>6047</text:p>
          </table:table-cell>
          <table:table-cell office:value-type="float" office:value="4.03" calcext:value-type="float">
            <text:p>4.03</text:p>
          </table:table-cell>
          <table:table-cell office:value-type="float" office:value="2.997" calcext:value-type="float">
            <text:p>3.0</text:p>
          </table:table-cell>
          <table:table-cell table:formula="of:=[.C123]*-1" office:value-type="float" office:value="-2.997" calcext:value-type="float">
            <text:p>-3.0</text:p>
          </table:table-cell>
          <table:table-cell table:formula="of:=([.D123])*([.A123]-[.A122])+[.E122]" office:value-type="float" office:value="-18125.8" calcext:value-type="float">
            <text:p>-18125.8</text:p>
          </table:table-cell>
          <table:table-cell table:formula="of:=[.E123]/3600" office:value-type="float" office:value="-5.03494444444445" calcext:value-type="float">
            <text:p>-5.0</text:p>
          </table:table-cell>
        </table:table-row>
        <table:table-row table:style-name="ro2">
          <table:table-cell office:value-type="float" office:value="6097" calcext:value-type="float">
            <text:p>6097</text:p>
          </table:table-cell>
          <table:table-cell office:value-type="float" office:value="4.03" calcext:value-type="float">
            <text:p>4.03</text:p>
          </table:table-cell>
          <table:table-cell office:value-type="float" office:value="2.997" calcext:value-type="float">
            <text:p>3.0</text:p>
          </table:table-cell>
          <table:table-cell table:formula="of:=[.C124]*-1" office:value-type="float" office:value="-2.997" calcext:value-type="float">
            <text:p>-3.0</text:p>
          </table:table-cell>
          <table:table-cell table:formula="of:=([.D124])*([.A124]-[.A123])+[.E123]" office:value-type="float" office:value="-18275.65" calcext:value-type="float">
            <text:p>-18275.7</text:p>
          </table:table-cell>
          <table:table-cell table:formula="of:=[.E124]/3600" office:value-type="float" office:value="-5.07656944444445" calcext:value-type="float">
            <text:p>-5.1</text:p>
          </table:table-cell>
        </table:table-row>
        <table:table-row table:style-name="ro2">
          <table:table-cell office:value-type="float" office:value="6147" calcext:value-type="float">
            <text:p>6147</text:p>
          </table:table-cell>
          <table:table-cell office:value-type="float" office:value="4.03" calcext:value-type="float">
            <text:p>4.03</text:p>
          </table:table-cell>
          <table:table-cell office:value-type="float" office:value="2.997" calcext:value-type="float">
            <text:p>3.0</text:p>
          </table:table-cell>
          <table:table-cell table:formula="of:=[.C125]*-1" office:value-type="float" office:value="-2.997" calcext:value-type="float">
            <text:p>-3.0</text:p>
          </table:table-cell>
          <table:table-cell table:formula="of:=([.D125])*([.A125]-[.A124])+[.E124]" office:value-type="float" office:value="-18425.5" calcext:value-type="float">
            <text:p>-18425.5</text:p>
          </table:table-cell>
          <table:table-cell table:formula="of:=[.E125]/3600" office:value-type="float" office:value="-5.11819444444445" calcext:value-type="float">
            <text:p>-5.1</text:p>
          </table:table-cell>
        </table:table-row>
        <table:table-row table:style-name="ro2">
          <table:table-cell office:value-type="float" office:value="6197" calcext:value-type="float">
            <text:p>6197</text:p>
          </table:table-cell>
          <table:table-cell office:value-type="float" office:value="4.03" calcext:value-type="float">
            <text:p>4.03</text:p>
          </table:table-cell>
          <table:table-cell office:value-type="float" office:value="2.997" calcext:value-type="float">
            <text:p>3.0</text:p>
          </table:table-cell>
          <table:table-cell table:formula="of:=[.C126]*-1" office:value-type="float" office:value="-2.997" calcext:value-type="float">
            <text:p>-3.0</text:p>
          </table:table-cell>
          <table:table-cell table:formula="of:=([.D126])*([.A126]-[.A125])+[.E125]" office:value-type="float" office:value="-18575.35" calcext:value-type="float">
            <text:p>-18575.4</text:p>
          </table:table-cell>
          <table:table-cell table:formula="of:=[.E126]/3600" office:value-type="float" office:value="-5.15981944444445" calcext:value-type="float">
            <text:p>-5.2</text:p>
          </table:table-cell>
        </table:table-row>
        <table:table-row table:style-name="ro2">
          <table:table-cell office:value-type="float" office:value="6247" calcext:value-type="float">
            <text:p>6247</text:p>
          </table:table-cell>
          <table:table-cell office:value-type="float" office:value="4.03" calcext:value-type="float">
            <text:p>4.03</text:p>
          </table:table-cell>
          <table:table-cell office:value-type="float" office:value="2.997" calcext:value-type="float">
            <text:p>3.0</text:p>
          </table:table-cell>
          <table:table-cell table:formula="of:=[.C127]*-1" office:value-type="float" office:value="-2.997" calcext:value-type="float">
            <text:p>-3.0</text:p>
          </table:table-cell>
          <table:table-cell table:formula="of:=([.D127])*([.A127]-[.A126])+[.E126]" office:value-type="float" office:value="-18725.2" calcext:value-type="float">
            <text:p>-18725.2</text:p>
          </table:table-cell>
          <table:table-cell table:formula="of:=[.E127]/3600" office:value-type="float" office:value="-5.20144444444445" calcext:value-type="float">
            <text:p>-5.2</text:p>
          </table:table-cell>
        </table:table-row>
        <table:table-row table:style-name="ro2">
          <table:table-cell office:value-type="float" office:value="6297" calcext:value-type="float">
            <text:p>6297</text:p>
          </table:table-cell>
          <table:table-cell office:value-type="float" office:value="4.03" calcext:value-type="float">
            <text:p>4.03</text:p>
          </table:table-cell>
          <table:table-cell office:value-type="float" office:value="2.997" calcext:value-type="float">
            <text:p>3.0</text:p>
          </table:table-cell>
          <table:table-cell table:formula="of:=[.C128]*-1" office:value-type="float" office:value="-2.997" calcext:value-type="float">
            <text:p>-3.0</text:p>
          </table:table-cell>
          <table:table-cell table:formula="of:=([.D128])*([.A128]-[.A127])+[.E127]" office:value-type="float" office:value="-18875.05" calcext:value-type="float">
            <text:p>-18875.1</text:p>
          </table:table-cell>
          <table:table-cell table:formula="of:=[.E128]/3600" office:value-type="float" office:value="-5.24306944444445" calcext:value-type="float">
            <text:p>-5.2</text:p>
          </table:table-cell>
        </table:table-row>
        <table:table-row table:style-name="ro2">
          <table:table-cell office:value-type="float" office:value="6347" calcext:value-type="float">
            <text:p>6347</text:p>
          </table:table-cell>
          <table:table-cell office:value-type="float" office:value="4.03" calcext:value-type="float">
            <text:p>4.03</text:p>
          </table:table-cell>
          <table:table-cell office:value-type="float" office:value="2.996" calcext:value-type="float">
            <text:p>3.0</text:p>
          </table:table-cell>
          <table:table-cell table:formula="of:=[.C129]*-1" office:value-type="float" office:value="-2.996" calcext:value-type="float">
            <text:p>-3.0</text:p>
          </table:table-cell>
          <table:table-cell table:formula="of:=([.D129])*([.A129]-[.A128])+[.E128]" office:value-type="float" office:value="-19024.85" calcext:value-type="float">
            <text:p>-19024.9</text:p>
          </table:table-cell>
          <table:table-cell table:formula="of:=[.E129]/3600" office:value-type="float" office:value="-5.28468055555556" calcext:value-type="float">
            <text:p>-5.3</text:p>
          </table:table-cell>
        </table:table-row>
        <table:table-row table:style-name="ro2">
          <table:table-cell office:value-type="float" office:value="6397" calcext:value-type="float">
            <text:p>6397</text:p>
          </table:table-cell>
          <table:table-cell office:value-type="float" office:value="4.03" calcext:value-type="float">
            <text:p>4.03</text:p>
          </table:table-cell>
          <table:table-cell office:value-type="float" office:value="2.997" calcext:value-type="float">
            <text:p>3.0</text:p>
          </table:table-cell>
          <table:table-cell table:formula="of:=[.C130]*-1" office:value-type="float" office:value="-2.997" calcext:value-type="float">
            <text:p>-3.0</text:p>
          </table:table-cell>
          <table:table-cell table:formula="of:=([.D130])*([.A130]-[.A129])+[.E129]" office:value-type="float" office:value="-19174.7" calcext:value-type="float">
            <text:p>-19174.7</text:p>
          </table:table-cell>
          <table:table-cell table:formula="of:=[.E130]/3600" office:value-type="float" office:value="-5.32630555555556" calcext:value-type="float">
            <text:p>-5.3</text:p>
          </table:table-cell>
        </table:table-row>
        <table:table-row table:style-name="ro2">
          <table:table-cell office:value-type="float" office:value="6447" calcext:value-type="float">
            <text:p>6447</text:p>
          </table:table-cell>
          <table:table-cell office:value-type="float" office:value="4.02" calcext:value-type="float">
            <text:p>4.02</text:p>
          </table:table-cell>
          <table:table-cell office:value-type="float" office:value="2.997" calcext:value-type="float">
            <text:p>3.0</text:p>
          </table:table-cell>
          <table:table-cell table:formula="of:=[.C131]*-1" office:value-type="float" office:value="-2.997" calcext:value-type="float">
            <text:p>-3.0</text:p>
          </table:table-cell>
          <table:table-cell table:formula="of:=([.D131])*([.A131]-[.A130])+[.E130]" office:value-type="float" office:value="-19324.55" calcext:value-type="float">
            <text:p>-19324.6</text:p>
          </table:table-cell>
          <table:table-cell table:formula="of:=[.E131]/3600" office:value-type="float" office:value="-5.36793055555556" calcext:value-type="float">
            <text:p>-5.4</text:p>
          </table:table-cell>
        </table:table-row>
        <table:table-row table:style-name="ro2">
          <table:table-cell office:value-type="float" office:value="6497" calcext:value-type="float">
            <text:p>6497</text:p>
          </table:table-cell>
          <table:table-cell office:value-type="float" office:value="4.02" calcext:value-type="float">
            <text:p>4.02</text:p>
          </table:table-cell>
          <table:table-cell office:value-type="float" office:value="2.996" calcext:value-type="float">
            <text:p>3.0</text:p>
          </table:table-cell>
          <table:table-cell table:formula="of:=[.C132]*-1" office:value-type="float" office:value="-2.996" calcext:value-type="float">
            <text:p>-3.0</text:p>
          </table:table-cell>
          <table:table-cell table:formula="of:=([.D132])*([.A132]-[.A131])+[.E131]" office:value-type="float" office:value="-19474.35" calcext:value-type="float">
            <text:p>-19474.4</text:p>
          </table:table-cell>
          <table:table-cell table:formula="of:=[.E132]/3600" office:value-type="float" office:value="-5.40954166666667" calcext:value-type="float">
            <text:p>-5.4</text:p>
          </table:table-cell>
        </table:table-row>
        <table:table-row table:style-name="ro2">
          <table:table-cell office:value-type="float" office:value="6547" calcext:value-type="float">
            <text:p>6547</text:p>
          </table:table-cell>
          <table:table-cell office:value-type="float" office:value="4.02" calcext:value-type="float">
            <text:p>4.02</text:p>
          </table:table-cell>
          <table:table-cell office:value-type="float" office:value="2.997" calcext:value-type="float">
            <text:p>3.0</text:p>
          </table:table-cell>
          <table:table-cell table:formula="of:=[.C133]*-1" office:value-type="float" office:value="-2.997" calcext:value-type="float">
            <text:p>-3.0</text:p>
          </table:table-cell>
          <table:table-cell table:formula="of:=([.D133])*([.A133]-[.A132])+[.E132]" office:value-type="float" office:value="-19624.2" calcext:value-type="float">
            <text:p>-19624.2</text:p>
          </table:table-cell>
          <table:table-cell table:formula="of:=[.E133]/3600" office:value-type="float" office:value="-5.45116666666667" calcext:value-type="float">
            <text:p>-5.5</text:p>
          </table:table-cell>
        </table:table-row>
        <table:table-row table:style-name="ro2">
          <table:table-cell office:value-type="float" office:value="6597" calcext:value-type="float">
            <text:p>6597</text:p>
          </table:table-cell>
          <table:table-cell office:value-type="float" office:value="4.02" calcext:value-type="float">
            <text:p>4.02</text:p>
          </table:table-cell>
          <table:table-cell office:value-type="float" office:value="2.998" calcext:value-type="float">
            <text:p>3.0</text:p>
          </table:table-cell>
          <table:table-cell table:formula="of:=[.C134]*-1" office:value-type="float" office:value="-2.998" calcext:value-type="float">
            <text:p>-3.0</text:p>
          </table:table-cell>
          <table:table-cell table:formula="of:=([.D134])*([.A134]-[.A133])+[.E133]" office:value-type="float" office:value="-19774.1" calcext:value-type="float">
            <text:p>-19774.1</text:p>
          </table:table-cell>
          <table:table-cell table:formula="of:=[.E134]/3600" office:value-type="float" office:value="-5.49280555555556" calcext:value-type="float">
            <text:p>-5.5</text:p>
          </table:table-cell>
        </table:table-row>
        <table:table-row table:style-name="ro2">
          <table:table-cell office:value-type="float" office:value="6647" calcext:value-type="float">
            <text:p>6647</text:p>
          </table:table-cell>
          <table:table-cell office:value-type="float" office:value="4.02" calcext:value-type="float">
            <text:p>4.02</text:p>
          </table:table-cell>
          <table:table-cell office:value-type="float" office:value="2.997" calcext:value-type="float">
            <text:p>3.0</text:p>
          </table:table-cell>
          <table:table-cell table:formula="of:=[.C135]*-1" office:value-type="float" office:value="-2.997" calcext:value-type="float">
            <text:p>-3.0</text:p>
          </table:table-cell>
          <table:table-cell table:formula="of:=([.D135])*([.A135]-[.A134])+[.E134]" office:value-type="float" office:value="-19923.95" calcext:value-type="float">
            <text:p>-19924.0</text:p>
          </table:table-cell>
          <table:table-cell table:formula="of:=[.E135]/3600" office:value-type="float" office:value="-5.53443055555556" calcext:value-type="float">
            <text:p>-5.5</text:p>
          </table:table-cell>
        </table:table-row>
        <table:table-row table:style-name="ro2">
          <table:table-cell office:value-type="float" office:value="6697" calcext:value-type="float">
            <text:p>6697</text:p>
          </table:table-cell>
          <table:table-cell office:value-type="float" office:value="4.02" calcext:value-type="float">
            <text:p>4.02</text:p>
          </table:table-cell>
          <table:table-cell office:value-type="float" office:value="2.997" calcext:value-type="float">
            <text:p>3.0</text:p>
          </table:table-cell>
          <table:table-cell table:formula="of:=[.C136]*-1" office:value-type="float" office:value="-2.997" calcext:value-type="float">
            <text:p>-3.0</text:p>
          </table:table-cell>
          <table:table-cell table:formula="of:=([.D136])*([.A136]-[.A135])+[.E135]" office:value-type="float" office:value="-20073.8" calcext:value-type="float">
            <text:p>-20073.8</text:p>
          </table:table-cell>
          <table:table-cell table:formula="of:=[.E136]/3600" office:value-type="float" office:value="-5.57605555555555" calcext:value-type="float">
            <text:p>-5.6</text:p>
          </table:table-cell>
        </table:table-row>
        <table:table-row table:style-name="ro2">
          <table:table-cell office:value-type="float" office:value="6747" calcext:value-type="float">
            <text:p>6747</text:p>
          </table:table-cell>
          <table:table-cell office:value-type="float" office:value="4.02" calcext:value-type="float">
            <text:p>4.02</text:p>
          </table:table-cell>
          <table:table-cell office:value-type="float" office:value="2.998" calcext:value-type="float">
            <text:p>3.0</text:p>
          </table:table-cell>
          <table:table-cell table:formula="of:=[.C137]*-1" office:value-type="float" office:value="-2.998" calcext:value-type="float">
            <text:p>-3.0</text:p>
          </table:table-cell>
          <table:table-cell table:formula="of:=([.D137])*([.A137]-[.A136])+[.E136]" office:value-type="float" office:value="-20223.7" calcext:value-type="float">
            <text:p>-20223.7</text:p>
          </table:table-cell>
          <table:table-cell table:formula="of:=[.E137]/3600" office:value-type="float" office:value="-5.61769444444444" calcext:value-type="float">
            <text:p>-5.6</text:p>
          </table:table-cell>
        </table:table-row>
        <table:table-row table:style-name="ro2">
          <table:table-cell office:value-type="float" office:value="6797" calcext:value-type="float">
            <text:p>6797</text:p>
          </table:table-cell>
          <table:table-cell office:value-type="float" office:value="4.02" calcext:value-type="float">
            <text:p>4.02</text:p>
          </table:table-cell>
          <table:table-cell office:value-type="float" office:value="2.997" calcext:value-type="float">
            <text:p>3.0</text:p>
          </table:table-cell>
          <table:table-cell table:formula="of:=[.C138]*-1" office:value-type="float" office:value="-2.997" calcext:value-type="float">
            <text:p>-3.0</text:p>
          </table:table-cell>
          <table:table-cell table:formula="of:=([.D138])*([.A138]-[.A137])+[.E137]" office:value-type="float" office:value="-20373.55" calcext:value-type="float">
            <text:p>-20373.6</text:p>
          </table:table-cell>
          <table:table-cell table:formula="of:=[.E138]/3600" office:value-type="float" office:value="-5.65931944444444" calcext:value-type="float">
            <text:p>-5.7</text:p>
          </table:table-cell>
        </table:table-row>
        <table:table-row table:style-name="ro2">
          <table:table-cell office:value-type="float" office:value="6847" calcext:value-type="float">
            <text:p>6847</text:p>
          </table:table-cell>
          <table:table-cell office:value-type="float" office:value="4.02" calcext:value-type="float">
            <text:p>4.02</text:p>
          </table:table-cell>
          <table:table-cell office:value-type="float" office:value="2.997" calcext:value-type="float">
            <text:p>3.0</text:p>
          </table:table-cell>
          <table:table-cell table:formula="of:=[.C139]*-1" office:value-type="float" office:value="-2.997" calcext:value-type="float">
            <text:p>-3.0</text:p>
          </table:table-cell>
          <table:table-cell table:formula="of:=([.D139])*([.A139]-[.A138])+[.E138]" office:value-type="float" office:value="-20523.4" calcext:value-type="float">
            <text:p>-20523.4</text:p>
          </table:table-cell>
          <table:table-cell table:formula="of:=[.E139]/3600" office:value-type="float" office:value="-5.70094444444444" calcext:value-type="float">
            <text:p>-5.7</text:p>
          </table:table-cell>
        </table:table-row>
        <table:table-row table:style-name="ro2">
          <table:table-cell office:value-type="float" office:value="6897" calcext:value-type="float">
            <text:p>6897</text:p>
          </table:table-cell>
          <table:table-cell office:value-type="float" office:value="4.02" calcext:value-type="float">
            <text:p>4.02</text:p>
          </table:table-cell>
          <table:table-cell office:value-type="float" office:value="2.997" calcext:value-type="float">
            <text:p>3.0</text:p>
          </table:table-cell>
          <table:table-cell table:formula="of:=[.C140]*-1" office:value-type="float" office:value="-2.997" calcext:value-type="float">
            <text:p>-3.0</text:p>
          </table:table-cell>
          <table:table-cell table:formula="of:=([.D140])*([.A140]-[.A139])+[.E139]" office:value-type="float" office:value="-20673.25" calcext:value-type="float">
            <text:p>-20673.3</text:p>
          </table:table-cell>
          <table:table-cell table:formula="of:=[.E140]/3600" office:value-type="float" office:value="-5.74256944444444" calcext:value-type="float">
            <text:p>-5.7</text:p>
          </table:table-cell>
        </table:table-row>
        <table:table-row table:style-name="ro2">
          <table:table-cell office:value-type="float" office:value="6947" calcext:value-type="float">
            <text:p>6947</text:p>
          </table:table-cell>
          <table:table-cell office:value-type="float" office:value="4.01" calcext:value-type="float">
            <text:p>4.01</text:p>
          </table:table-cell>
          <table:table-cell office:value-type="float" office:value="2.997" calcext:value-type="float">
            <text:p>3.0</text:p>
          </table:table-cell>
          <table:table-cell table:formula="of:=[.C141]*-1" office:value-type="float" office:value="-2.997" calcext:value-type="float">
            <text:p>-3.0</text:p>
          </table:table-cell>
          <table:table-cell table:formula="of:=([.D141])*([.A141]-[.A140])+[.E140]" office:value-type="float" office:value="-20823.1" calcext:value-type="float">
            <text:p>-20823.1</text:p>
          </table:table-cell>
          <table:table-cell table:formula="of:=[.E141]/3600" office:value-type="float" office:value="-5.78419444444444" calcext:value-type="float">
            <text:p>-5.8</text:p>
          </table:table-cell>
        </table:table-row>
        <table:table-row table:style-name="ro2">
          <table:table-cell office:value-type="float" office:value="6997" calcext:value-type="float">
            <text:p>6997</text:p>
          </table:table-cell>
          <table:table-cell office:value-type="float" office:value="4.01" calcext:value-type="float">
            <text:p>4.01</text:p>
          </table:table-cell>
          <table:table-cell office:value-type="float" office:value="2.997" calcext:value-type="float">
            <text:p>3.0</text:p>
          </table:table-cell>
          <table:table-cell table:formula="of:=[.C142]*-1" office:value-type="float" office:value="-2.997" calcext:value-type="float">
            <text:p>-3.0</text:p>
          </table:table-cell>
          <table:table-cell table:formula="of:=([.D142])*([.A142]-[.A141])+[.E141]" office:value-type="float" office:value="-20972.95" calcext:value-type="float">
            <text:p>-20973.0</text:p>
          </table:table-cell>
          <table:table-cell table:formula="of:=[.E142]/3600" office:value-type="float" office:value="-5.82581944444444" calcext:value-type="float">
            <text:p>-5.8</text:p>
          </table:table-cell>
        </table:table-row>
        <table:table-row table:style-name="ro2">
          <table:table-cell office:value-type="float" office:value="7047" calcext:value-type="float">
            <text:p>7047</text:p>
          </table:table-cell>
          <table:table-cell office:value-type="float" office:value="4.01" calcext:value-type="float">
            <text:p>4.01</text:p>
          </table:table-cell>
          <table:table-cell office:value-type="float" office:value="2.997" calcext:value-type="float">
            <text:p>3.0</text:p>
          </table:table-cell>
          <table:table-cell table:formula="of:=[.C143]*-1" office:value-type="float" office:value="-2.997" calcext:value-type="float">
            <text:p>-3.0</text:p>
          </table:table-cell>
          <table:table-cell table:formula="of:=([.D143])*([.A143]-[.A142])+[.E142]" office:value-type="float" office:value="-21122.8" calcext:value-type="float">
            <text:p>-21122.8</text:p>
          </table:table-cell>
          <table:table-cell table:formula="of:=[.E143]/3600" office:value-type="float" office:value="-5.86744444444444" calcext:value-type="float">
            <text:p>-5.9</text:p>
          </table:table-cell>
        </table:table-row>
        <table:table-row table:style-name="ro2">
          <table:table-cell office:value-type="float" office:value="7097" calcext:value-type="float">
            <text:p>7097</text:p>
          </table:table-cell>
          <table:table-cell office:value-type="float" office:value="4.01" calcext:value-type="float">
            <text:p>4.01</text:p>
          </table:table-cell>
          <table:table-cell office:value-type="float" office:value="2.996" calcext:value-type="float">
            <text:p>3.0</text:p>
          </table:table-cell>
          <table:table-cell table:formula="of:=[.C144]*-1" office:value-type="float" office:value="-2.996" calcext:value-type="float">
            <text:p>-3.0</text:p>
          </table:table-cell>
          <table:table-cell table:formula="of:=([.D144])*([.A144]-[.A143])+[.E143]" office:value-type="float" office:value="-21272.6" calcext:value-type="float">
            <text:p>-21272.6</text:p>
          </table:table-cell>
          <table:table-cell table:formula="of:=[.E144]/3600" office:value-type="float" office:value="-5.90905555555555" calcext:value-type="float">
            <text:p>-5.9</text:p>
          </table:table-cell>
        </table:table-row>
        <table:table-row table:style-name="ro2">
          <table:table-cell office:value-type="float" office:value="7147" calcext:value-type="float">
            <text:p>7147</text:p>
          </table:table-cell>
          <table:table-cell office:value-type="float" office:value="4" calcext:value-type="float">
            <text:p>4</text:p>
          </table:table-cell>
          <table:table-cell office:value-type="float" office:value="2.997" calcext:value-type="float">
            <text:p>3.0</text:p>
          </table:table-cell>
          <table:table-cell table:formula="of:=[.C145]*-1" office:value-type="float" office:value="-2.997" calcext:value-type="float">
            <text:p>-3.0</text:p>
          </table:table-cell>
          <table:table-cell table:formula="of:=([.D145])*([.A145]-[.A144])+[.E144]" office:value-type="float" office:value="-21422.45" calcext:value-type="float">
            <text:p>-21422.5</text:p>
          </table:table-cell>
          <table:table-cell table:formula="of:=[.E145]/3600" office:value-type="float" office:value="-5.95068055555555" calcext:value-type="float">
            <text:p>-6.0</text:p>
          </table:table-cell>
        </table:table-row>
        <table:table-row table:style-name="ro2">
          <table:table-cell office:value-type="float" office:value="7197" calcext:value-type="float">
            <text:p>7197</text:p>
          </table:table-cell>
          <table:table-cell office:value-type="float" office:value="4.01" calcext:value-type="float">
            <text:p>4.01</text:p>
          </table:table-cell>
          <table:table-cell office:value-type="float" office:value="2.998" calcext:value-type="float">
            <text:p>3.0</text:p>
          </table:table-cell>
          <table:table-cell table:formula="of:=[.C146]*-1" office:value-type="float" office:value="-2.998" calcext:value-type="float">
            <text:p>-3.0</text:p>
          </table:table-cell>
          <table:table-cell table:formula="of:=([.D146])*([.A146]-[.A145])+[.E145]" office:value-type="float" office:value="-21572.35" calcext:value-type="float">
            <text:p>-21572.4</text:p>
          </table:table-cell>
          <table:table-cell table:formula="of:=[.E146]/3600" office:value-type="float" office:value="-5.99231944444444" calcext:value-type="float">
            <text:p>-6.0</text:p>
          </table:table-cell>
        </table:table-row>
        <table:table-row table:style-name="ro2">
          <table:table-cell office:value-type="float" office:value="7247" calcext:value-type="float">
            <text:p>7247</text:p>
          </table:table-cell>
          <table:table-cell office:value-type="float" office:value="4.01" calcext:value-type="float">
            <text:p>4.01</text:p>
          </table:table-cell>
          <table:table-cell office:value-type="float" office:value="2.997" calcext:value-type="float">
            <text:p>3.0</text:p>
          </table:table-cell>
          <table:table-cell table:formula="of:=[.C147]*-1" office:value-type="float" office:value="-2.997" calcext:value-type="float">
            <text:p>-3.0</text:p>
          </table:table-cell>
          <table:table-cell table:formula="of:=([.D147])*([.A147]-[.A146])+[.E146]" office:value-type="float" office:value="-21722.2" calcext:value-type="float">
            <text:p>-21722.2</text:p>
          </table:table-cell>
          <table:table-cell table:formula="of:=[.E147]/3600" office:value-type="float" office:value="-6.03394444444444" calcext:value-type="float">
            <text:p>-6.0</text:p>
          </table:table-cell>
        </table:table-row>
        <table:table-row table:style-name="ro2">
          <table:table-cell office:value-type="float" office:value="7297" calcext:value-type="float">
            <text:p>7297</text:p>
          </table:table-cell>
          <table:table-cell office:value-type="float" office:value="4.01" calcext:value-type="float">
            <text:p>4.01</text:p>
          </table:table-cell>
          <table:table-cell office:value-type="float" office:value="2.996" calcext:value-type="float">
            <text:p>3.0</text:p>
          </table:table-cell>
          <table:table-cell table:formula="of:=[.C148]*-1" office:value-type="float" office:value="-2.996" calcext:value-type="float">
            <text:p>-3.0</text:p>
          </table:table-cell>
          <table:table-cell table:formula="of:=([.D148])*([.A148]-[.A147])+[.E147]" office:value-type="float" office:value="-21872" calcext:value-type="float">
            <text:p>-21872.0</text:p>
          </table:table-cell>
          <table:table-cell table:formula="of:=[.E148]/3600" office:value-type="float" office:value="-6.07555555555555" calcext:value-type="float">
            <text:p>-6.1</text:p>
          </table:table-cell>
        </table:table-row>
        <table:table-row table:style-name="ro2">
          <table:table-cell office:value-type="float" office:value="7347" calcext:value-type="float">
            <text:p>7347</text:p>
          </table:table-cell>
          <table:table-cell office:value-type="float" office:value="4" calcext:value-type="float">
            <text:p>4</text:p>
          </table:table-cell>
          <table:table-cell office:value-type="float" office:value="2.997" calcext:value-type="float">
            <text:p>3.0</text:p>
          </table:table-cell>
          <table:table-cell table:formula="of:=[.C149]*-1" office:value-type="float" office:value="-2.997" calcext:value-type="float">
            <text:p>-3.0</text:p>
          </table:table-cell>
          <table:table-cell table:formula="of:=([.D149])*([.A149]-[.A148])+[.E148]" office:value-type="float" office:value="-22021.85" calcext:value-type="float">
            <text:p>-22021.9</text:p>
          </table:table-cell>
          <table:table-cell table:formula="of:=[.E149]/3600" office:value-type="float" office:value="-6.11718055555555" calcext:value-type="float">
            <text:p>-6.1</text:p>
          </table:table-cell>
        </table:table-row>
        <table:table-row table:style-name="ro2">
          <table:table-cell office:value-type="float" office:value="7397" calcext:value-type="float">
            <text:p>7397</text:p>
          </table:table-cell>
          <table:table-cell office:value-type="float" office:value="4.01" calcext:value-type="float">
            <text:p>4.01</text:p>
          </table:table-cell>
          <table:table-cell office:value-type="float" office:value="2.997" calcext:value-type="float">
            <text:p>3.0</text:p>
          </table:table-cell>
          <table:table-cell table:formula="of:=[.C150]*-1" office:value-type="float" office:value="-2.997" calcext:value-type="float">
            <text:p>-3.0</text:p>
          </table:table-cell>
          <table:table-cell table:formula="of:=([.D150])*([.A150]-[.A149])+[.E149]" office:value-type="float" office:value="-22171.7" calcext:value-type="float">
            <text:p>-22171.7</text:p>
          </table:table-cell>
          <table:table-cell table:formula="of:=[.E150]/3600" office:value-type="float" office:value="-6.15880555555555" calcext:value-type="float">
            <text:p>-6.2</text:p>
          </table:table-cell>
        </table:table-row>
        <table:table-row table:style-name="ro2">
          <table:table-cell office:value-type="float" office:value="7447" calcext:value-type="float">
            <text:p>7447</text:p>
          </table:table-cell>
          <table:table-cell office:value-type="float" office:value="4.01" calcext:value-type="float">
            <text:p>4.01</text:p>
          </table:table-cell>
          <table:table-cell office:value-type="float" office:value="2.997" calcext:value-type="float">
            <text:p>3.0</text:p>
          </table:table-cell>
          <table:table-cell table:formula="of:=[.C151]*-1" office:value-type="float" office:value="-2.997" calcext:value-type="float">
            <text:p>-3.0</text:p>
          </table:table-cell>
          <table:table-cell table:formula="of:=([.D151])*([.A151]-[.A150])+[.E150]" office:value-type="float" office:value="-22321.55" calcext:value-type="float">
            <text:p>-22321.6</text:p>
          </table:table-cell>
          <table:table-cell table:formula="of:=[.E151]/3600" office:value-type="float" office:value="-6.20043055555555" calcext:value-type="float">
            <text:p>-6.2</text:p>
          </table:table-cell>
        </table:table-row>
        <table:table-row table:style-name="ro2">
          <table:table-cell office:value-type="float" office:value="7497" calcext:value-type="float">
            <text:p>7497</text:p>
          </table:table-cell>
          <table:table-cell office:value-type="float" office:value="4" calcext:value-type="float">
            <text:p>4</text:p>
          </table:table-cell>
          <table:table-cell office:value-type="float" office:value="2.998" calcext:value-type="float">
            <text:p>3.0</text:p>
          </table:table-cell>
          <table:table-cell table:formula="of:=[.C152]*-1" office:value-type="float" office:value="-2.998" calcext:value-type="float">
            <text:p>-3.0</text:p>
          </table:table-cell>
          <table:table-cell table:formula="of:=([.D152])*([.A152]-[.A151])+[.E151]" office:value-type="float" office:value="-22471.45" calcext:value-type="float">
            <text:p>-22471.5</text:p>
          </table:table-cell>
          <table:table-cell table:formula="of:=[.E152]/3600" office:value-type="float" office:value="-6.24206944444444" calcext:value-type="float">
            <text:p>-6.2</text:p>
          </table:table-cell>
        </table:table-row>
        <table:table-row table:style-name="ro2">
          <table:table-cell office:value-type="float" office:value="7547" calcext:value-type="float">
            <text:p>7547</text:p>
          </table:table-cell>
          <table:table-cell office:value-type="float" office:value="4" calcext:value-type="float">
            <text:p>4</text:p>
          </table:table-cell>
          <table:table-cell office:value-type="float" office:value="2.996" calcext:value-type="float">
            <text:p>3.0</text:p>
          </table:table-cell>
          <table:table-cell table:formula="of:=[.C153]*-1" office:value-type="float" office:value="-2.996" calcext:value-type="float">
            <text:p>-3.0</text:p>
          </table:table-cell>
          <table:table-cell table:formula="of:=([.D153])*([.A153]-[.A152])+[.E152]" office:value-type="float" office:value="-22621.25" calcext:value-type="float">
            <text:p>-22621.3</text:p>
          </table:table-cell>
          <table:table-cell table:formula="of:=[.E153]/3600" office:value-type="float" office:value="-6.28368055555555" calcext:value-type="float">
            <text:p>-6.3</text:p>
          </table:table-cell>
        </table:table-row>
        <table:table-row table:style-name="ro2">
          <table:table-cell office:value-type="float" office:value="7597" calcext:value-type="float">
            <text:p>7597</text:p>
          </table:table-cell>
          <table:table-cell office:value-type="float" office:value="4" calcext:value-type="float">
            <text:p>4</text:p>
          </table:table-cell>
          <table:table-cell office:value-type="float" office:value="2.998" calcext:value-type="float">
            <text:p>3.0</text:p>
          </table:table-cell>
          <table:table-cell table:formula="of:=[.C154]*-1" office:value-type="float" office:value="-2.998" calcext:value-type="float">
            <text:p>-3.0</text:p>
          </table:table-cell>
          <table:table-cell table:formula="of:=([.D154])*([.A154]-[.A153])+[.E153]" office:value-type="float" office:value="-22771.15" calcext:value-type="float">
            <text:p>-22771.2</text:p>
          </table:table-cell>
          <table:table-cell table:formula="of:=[.E154]/3600" office:value-type="float" office:value="-6.32531944444444" calcext:value-type="float">
            <text:p>-6.3</text:p>
          </table:table-cell>
        </table:table-row>
        <table:table-row table:style-name="ro2">
          <table:table-cell office:value-type="float" office:value="7647" calcext:value-type="float">
            <text:p>7647</text:p>
          </table:table-cell>
          <table:table-cell office:value-type="float" office:value="4" calcext:value-type="float">
            <text:p>4</text:p>
          </table:table-cell>
          <table:table-cell office:value-type="float" office:value="2.997" calcext:value-type="float">
            <text:p>3.0</text:p>
          </table:table-cell>
          <table:table-cell table:formula="of:=[.C155]*-1" office:value-type="float" office:value="-2.997" calcext:value-type="float">
            <text:p>-3.0</text:p>
          </table:table-cell>
          <table:table-cell table:formula="of:=([.D155])*([.A155]-[.A154])+[.E154]" office:value-type="float" office:value="-22921" calcext:value-type="float">
            <text:p>-22921.0</text:p>
          </table:table-cell>
          <table:table-cell table:formula="of:=[.E155]/3600" office:value-type="float" office:value="-6.36694444444444" calcext:value-type="float">
            <text:p>-6.4</text:p>
          </table:table-cell>
        </table:table-row>
        <table:table-row table:style-name="ro2">
          <table:table-cell office:value-type="float" office:value="7697" calcext:value-type="float">
            <text:p>7697</text:p>
          </table:table-cell>
          <table:table-cell office:value-type="float" office:value="4" calcext:value-type="float">
            <text:p>4</text:p>
          </table:table-cell>
          <table:table-cell office:value-type="float" office:value="2.996" calcext:value-type="float">
            <text:p>3.0</text:p>
          </table:table-cell>
          <table:table-cell table:formula="of:=[.C156]*-1" office:value-type="float" office:value="-2.996" calcext:value-type="float">
            <text:p>-3.0</text:p>
          </table:table-cell>
          <table:table-cell table:formula="of:=([.D156])*([.A156]-[.A155])+[.E155]" office:value-type="float" office:value="-23070.8" calcext:value-type="float">
            <text:p>-23070.8</text:p>
          </table:table-cell>
          <table:table-cell table:formula="of:=[.E156]/3600" office:value-type="float" office:value="-6.40855555555555" calcext:value-type="float">
            <text:p>-6.4</text:p>
          </table:table-cell>
        </table:table-row>
        <table:table-row table:style-name="ro2">
          <table:table-cell office:value-type="float" office:value="7747" calcext:value-type="float">
            <text:p>7747</text:p>
          </table:table-cell>
          <table:table-cell office:value-type="float" office:value="4" calcext:value-type="float">
            <text:p>4</text:p>
          </table:table-cell>
          <table:table-cell office:value-type="float" office:value="2.997" calcext:value-type="float">
            <text:p>3.0</text:p>
          </table:table-cell>
          <table:table-cell table:formula="of:=[.C157]*-1" office:value-type="float" office:value="-2.997" calcext:value-type="float">
            <text:p>-3.0</text:p>
          </table:table-cell>
          <table:table-cell table:formula="of:=([.D157])*([.A157]-[.A156])+[.E156]" office:value-type="float" office:value="-23220.65" calcext:value-type="float">
            <text:p>-23220.7</text:p>
          </table:table-cell>
          <table:table-cell table:formula="of:=[.E157]/3600" office:value-type="float" office:value="-6.45018055555555" calcext:value-type="float">
            <text:p>-6.5</text:p>
          </table:table-cell>
        </table:table-row>
        <table:table-row table:style-name="ro2">
          <table:table-cell office:value-type="float" office:value="7797" calcext:value-type="float">
            <text:p>7797</text:p>
          </table:table-cell>
          <table:table-cell office:value-type="float" office:value="4" calcext:value-type="float">
            <text:p>4</text:p>
          </table:table-cell>
          <table:table-cell office:value-type="float" office:value="2.997" calcext:value-type="float">
            <text:p>3.0</text:p>
          </table:table-cell>
          <table:table-cell table:formula="of:=[.C158]*-1" office:value-type="float" office:value="-2.997" calcext:value-type="float">
            <text:p>-3.0</text:p>
          </table:table-cell>
          <table:table-cell table:formula="of:=([.D158])*([.A158]-[.A157])+[.E157]" office:value-type="float" office:value="-23370.5" calcext:value-type="float">
            <text:p>-23370.5</text:p>
          </table:table-cell>
          <table:table-cell table:formula="of:=[.E158]/3600" office:value-type="float" office:value="-6.49180555555555" calcext:value-type="float">
            <text:p>-6.5</text:p>
          </table:table-cell>
        </table:table-row>
        <table:table-row table:style-name="ro2">
          <table:table-cell office:value-type="float" office:value="7847" calcext:value-type="float">
            <text:p>7847</text:p>
          </table:table-cell>
          <table:table-cell office:value-type="float" office:value="3.99" calcext:value-type="float">
            <text:p>3.99</text:p>
          </table:table-cell>
          <table:table-cell office:value-type="float" office:value="2.996" calcext:value-type="float">
            <text:p>3.0</text:p>
          </table:table-cell>
          <table:table-cell table:formula="of:=[.C159]*-1" office:value-type="float" office:value="-2.996" calcext:value-type="float">
            <text:p>-3.0</text:p>
          </table:table-cell>
          <table:table-cell table:formula="of:=([.D159])*([.A159]-[.A158])+[.E158]" office:value-type="float" office:value="-23520.3" calcext:value-type="float">
            <text:p>-23520.3</text:p>
          </table:table-cell>
          <table:table-cell table:formula="of:=[.E159]/3600" office:value-type="float" office:value="-6.53341666666666" calcext:value-type="float">
            <text:p>-6.5</text:p>
          </table:table-cell>
        </table:table-row>
        <table:table-row table:style-name="ro2">
          <table:table-cell office:value-type="float" office:value="7897" calcext:value-type="float">
            <text:p>7897</text:p>
          </table:table-cell>
          <table:table-cell office:value-type="float" office:value="3.99" calcext:value-type="float">
            <text:p>3.99</text:p>
          </table:table-cell>
          <table:table-cell office:value-type="float" office:value="2.996" calcext:value-type="float">
            <text:p>3.0</text:p>
          </table:table-cell>
          <table:table-cell table:formula="of:=[.C160]*-1" office:value-type="float" office:value="-2.996" calcext:value-type="float">
            <text:p>-3.0</text:p>
          </table:table-cell>
          <table:table-cell table:formula="of:=([.D160])*([.A160]-[.A159])+[.E159]" office:value-type="float" office:value="-23670.1" calcext:value-type="float">
            <text:p>-23670.1</text:p>
          </table:table-cell>
          <table:table-cell table:formula="of:=[.E160]/3600" office:value-type="float" office:value="-6.57502777777777" calcext:value-type="float">
            <text:p>-6.6</text:p>
          </table:table-cell>
        </table:table-row>
        <table:table-row table:style-name="ro2">
          <table:table-cell office:value-type="float" office:value="7947" calcext:value-type="float">
            <text:p>7947</text:p>
          </table:table-cell>
          <table:table-cell office:value-type="float" office:value="3.99" calcext:value-type="float">
            <text:p>3.99</text:p>
          </table:table-cell>
          <table:table-cell office:value-type="float" office:value="2.998" calcext:value-type="float">
            <text:p>3.0</text:p>
          </table:table-cell>
          <table:table-cell table:formula="of:=[.C161]*-1" office:value-type="float" office:value="-2.998" calcext:value-type="float">
            <text:p>-3.0</text:p>
          </table:table-cell>
          <table:table-cell table:formula="of:=([.D161])*([.A161]-[.A160])+[.E160]" office:value-type="float" office:value="-23820" calcext:value-type="float">
            <text:p>-23820.0</text:p>
          </table:table-cell>
          <table:table-cell table:formula="of:=[.E161]/3600" office:value-type="float" office:value="-6.61666666666666" calcext:value-type="float">
            <text:p>-6.6</text:p>
          </table:table-cell>
        </table:table-row>
        <table:table-row table:style-name="ro2">
          <table:table-cell office:value-type="float" office:value="7997" calcext:value-type="float">
            <text:p>7997</text:p>
          </table:table-cell>
          <table:table-cell office:value-type="float" office:value="3.99" calcext:value-type="float">
            <text:p>3.99</text:p>
          </table:table-cell>
          <table:table-cell office:value-type="float" office:value="2.997" calcext:value-type="float">
            <text:p>3.0</text:p>
          </table:table-cell>
          <table:table-cell table:formula="of:=[.C162]*-1" office:value-type="float" office:value="-2.997" calcext:value-type="float">
            <text:p>-3.0</text:p>
          </table:table-cell>
          <table:table-cell table:formula="of:=([.D162])*([.A162]-[.A161])+[.E161]" office:value-type="float" office:value="-23969.85" calcext:value-type="float">
            <text:p>-23969.9</text:p>
          </table:table-cell>
          <table:table-cell table:formula="of:=[.E162]/3600" office:value-type="float" office:value="-6.65829166666666" calcext:value-type="float">
            <text:p>-6.7</text:p>
          </table:table-cell>
        </table:table-row>
        <table:table-row table:style-name="ro2">
          <table:table-cell office:value-type="float" office:value="8047" calcext:value-type="float">
            <text:p>8047</text:p>
          </table:table-cell>
          <table:table-cell office:value-type="float" office:value="3.99" calcext:value-type="float">
            <text:p>3.99</text:p>
          </table:table-cell>
          <table:table-cell office:value-type="float" office:value="2.997" calcext:value-type="float">
            <text:p>3.0</text:p>
          </table:table-cell>
          <table:table-cell table:formula="of:=[.C163]*-1" office:value-type="float" office:value="-2.997" calcext:value-type="float">
            <text:p>-3.0</text:p>
          </table:table-cell>
          <table:table-cell table:formula="of:=([.D163])*([.A163]-[.A162])+[.E162]" office:value-type="float" office:value="-24119.7" calcext:value-type="float">
            <text:p>-24119.7</text:p>
          </table:table-cell>
          <table:table-cell table:formula="of:=[.E163]/3600" office:value-type="float" office:value="-6.69991666666666" calcext:value-type="float">
            <text:p>-6.7</text:p>
          </table:table-cell>
        </table:table-row>
        <table:table-row table:style-name="ro2">
          <table:table-cell office:value-type="float" office:value="8097" calcext:value-type="float">
            <text:p>8097</text:p>
          </table:table-cell>
          <table:table-cell office:value-type="float" office:value="3.99" calcext:value-type="float">
            <text:p>3.99</text:p>
          </table:table-cell>
          <table:table-cell office:value-type="float" office:value="2.997" calcext:value-type="float">
            <text:p>3.0</text:p>
          </table:table-cell>
          <table:table-cell table:formula="of:=[.C164]*-1" office:value-type="float" office:value="-2.997" calcext:value-type="float">
            <text:p>-3.0</text:p>
          </table:table-cell>
          <table:table-cell table:formula="of:=([.D164])*([.A164]-[.A163])+[.E163]" office:value-type="float" office:value="-24269.55" calcext:value-type="float">
            <text:p>-24269.6</text:p>
          </table:table-cell>
          <table:table-cell table:formula="of:=[.E164]/3600" office:value-type="float" office:value="-6.74154166666666" calcext:value-type="float">
            <text:p>-6.7</text:p>
          </table:table-cell>
        </table:table-row>
        <table:table-row table:style-name="ro2">
          <table:table-cell office:value-type="float" office:value="8147" calcext:value-type="float">
            <text:p>8147</text:p>
          </table:table-cell>
          <table:table-cell office:value-type="float" office:value="3.99" calcext:value-type="float">
            <text:p>3.99</text:p>
          </table:table-cell>
          <table:table-cell office:value-type="float" office:value="2.996" calcext:value-type="float">
            <text:p>3.0</text:p>
          </table:table-cell>
          <table:table-cell table:formula="of:=[.C165]*-1" office:value-type="float" office:value="-2.996" calcext:value-type="float">
            <text:p>-3.0</text:p>
          </table:table-cell>
          <table:table-cell table:formula="of:=([.D165])*([.A165]-[.A164])+[.E164]" office:value-type="float" office:value="-24419.35" calcext:value-type="float">
            <text:p>-24419.4</text:p>
          </table:table-cell>
          <table:table-cell table:formula="of:=[.E165]/3600" office:value-type="float" office:value="-6.78315277777777" calcext:value-type="float">
            <text:p>-6.8</text:p>
          </table:table-cell>
        </table:table-row>
        <table:table-row table:style-name="ro2">
          <table:table-cell office:value-type="float" office:value="8197" calcext:value-type="float">
            <text:p>8197</text:p>
          </table:table-cell>
          <table:table-cell office:value-type="float" office:value="3.99" calcext:value-type="float">
            <text:p>3.99</text:p>
          </table:table-cell>
          <table:table-cell office:value-type="float" office:value="2.996" calcext:value-type="float">
            <text:p>3.0</text:p>
          </table:table-cell>
          <table:table-cell table:formula="of:=[.C166]*-1" office:value-type="float" office:value="-2.996" calcext:value-type="float">
            <text:p>-3.0</text:p>
          </table:table-cell>
          <table:table-cell table:formula="of:=([.D166])*([.A166]-[.A165])+[.E165]" office:value-type="float" office:value="-24569.15" calcext:value-type="float">
            <text:p>-24569.2</text:p>
          </table:table-cell>
          <table:table-cell table:formula="of:=[.E166]/3600" office:value-type="float" office:value="-6.82476388888888" calcext:value-type="float">
            <text:p>-6.8</text:p>
          </table:table-cell>
        </table:table-row>
        <table:table-row table:style-name="ro2">
          <table:table-cell office:value-type="float" office:value="8247" calcext:value-type="float">
            <text:p>8247</text:p>
          </table:table-cell>
          <table:table-cell office:value-type="float" office:value="3.99" calcext:value-type="float">
            <text:p>3.99</text:p>
          </table:table-cell>
          <table:table-cell office:value-type="float" office:value="2.996" calcext:value-type="float">
            <text:p>3.0</text:p>
          </table:table-cell>
          <table:table-cell table:formula="of:=[.C167]*-1" office:value-type="float" office:value="-2.996" calcext:value-type="float">
            <text:p>-3.0</text:p>
          </table:table-cell>
          <table:table-cell table:formula="of:=([.D167])*([.A167]-[.A166])+[.E166]" office:value-type="float" office:value="-24718.95" calcext:value-type="float">
            <text:p>-24719.0</text:p>
          </table:table-cell>
          <table:table-cell table:formula="of:=[.E167]/3600" office:value-type="float" office:value="-6.86637499999999" calcext:value-type="float">
            <text:p>-6.9</text:p>
          </table:table-cell>
        </table:table-row>
        <table:table-row table:style-name="ro2">
          <table:table-cell office:value-type="float" office:value="8297" calcext:value-type="float">
            <text:p>8297</text:p>
          </table:table-cell>
          <table:table-cell office:value-type="float" office:value="3.99" calcext:value-type="float">
            <text:p>3.99</text:p>
          </table:table-cell>
          <table:table-cell office:value-type="float" office:value="2.997" calcext:value-type="float">
            <text:p>3.0</text:p>
          </table:table-cell>
          <table:table-cell table:formula="of:=[.C168]*-1" office:value-type="float" office:value="-2.997" calcext:value-type="float">
            <text:p>-3.0</text:p>
          </table:table-cell>
          <table:table-cell table:formula="of:=([.D168])*([.A168]-[.A167])+[.E167]" office:value-type="float" office:value="-24868.8" calcext:value-type="float">
            <text:p>-24868.8</text:p>
          </table:table-cell>
          <table:table-cell table:formula="of:=[.E168]/3600" office:value-type="float" office:value="-6.90799999999999" calcext:value-type="float">
            <text:p>-6.9</text:p>
          </table:table-cell>
        </table:table-row>
        <table:table-row table:style-name="ro2">
          <table:table-cell office:value-type="float" office:value="8347" calcext:value-type="float">
            <text:p>8347</text:p>
          </table:table-cell>
          <table:table-cell office:value-type="float" office:value="3.99" calcext:value-type="float">
            <text:p>3.99</text:p>
          </table:table-cell>
          <table:table-cell office:value-type="float" office:value="2.997" calcext:value-type="float">
            <text:p>3.0</text:p>
          </table:table-cell>
          <table:table-cell table:formula="of:=[.C169]*-1" office:value-type="float" office:value="-2.997" calcext:value-type="float">
            <text:p>-3.0</text:p>
          </table:table-cell>
          <table:table-cell table:formula="of:=([.D169])*([.A169]-[.A168])+[.E168]" office:value-type="float" office:value="-25018.65" calcext:value-type="float">
            <text:p>-25018.7</text:p>
          </table:table-cell>
          <table:table-cell table:formula="of:=[.E169]/3600" office:value-type="float" office:value="-6.94962499999999" calcext:value-type="float">
            <text:p>-6.9</text:p>
          </table:table-cell>
        </table:table-row>
        <table:table-row table:style-name="ro2">
          <table:table-cell office:value-type="float" office:value="8397" calcext:value-type="float">
            <text:p>8397</text:p>
          </table:table-cell>
          <table:table-cell office:value-type="float" office:value="3.99" calcext:value-type="float">
            <text:p>3.99</text:p>
          </table:table-cell>
          <table:table-cell office:value-type="float" office:value="2.997" calcext:value-type="float">
            <text:p>3.0</text:p>
          </table:table-cell>
          <table:table-cell table:formula="of:=[.C170]*-1" office:value-type="float" office:value="-2.997" calcext:value-type="float">
            <text:p>-3.0</text:p>
          </table:table-cell>
          <table:table-cell table:formula="of:=([.D170])*([.A170]-[.A169])+[.E169]" office:value-type="float" office:value="-25168.5" calcext:value-type="float">
            <text:p>-25168.5</text:p>
          </table:table-cell>
          <table:table-cell table:formula="of:=[.E170]/3600" office:value-type="float" office:value="-6.99124999999999" calcext:value-type="float">
            <text:p>-7.0</text:p>
          </table:table-cell>
        </table:table-row>
        <table:table-row table:style-name="ro2">
          <table:table-cell office:value-type="float" office:value="8447" calcext:value-type="float">
            <text:p>8447</text:p>
          </table:table-cell>
          <table:table-cell office:value-type="float" office:value="3.99" calcext:value-type="float">
            <text:p>3.99</text:p>
          </table:table-cell>
          <table:table-cell office:value-type="float" office:value="2.997" calcext:value-type="float">
            <text:p>3.0</text:p>
          </table:table-cell>
          <table:table-cell table:formula="of:=[.C171]*-1" office:value-type="float" office:value="-2.997" calcext:value-type="float">
            <text:p>-3.0</text:p>
          </table:table-cell>
          <table:table-cell table:formula="of:=([.D171])*([.A171]-[.A170])+[.E170]" office:value-type="float" office:value="-25318.35" calcext:value-type="float">
            <text:p>-25318.4</text:p>
          </table:table-cell>
          <table:table-cell table:formula="of:=[.E171]/3600" office:value-type="float" office:value="-7.03287499999999" calcext:value-type="float">
            <text:p>-7.0</text:p>
          </table:table-cell>
        </table:table-row>
        <table:table-row table:style-name="ro2">
          <table:table-cell office:value-type="float" office:value="8497" calcext:value-type="float">
            <text:p>8497</text:p>
          </table:table-cell>
          <table:table-cell office:value-type="float" office:value="3.98" calcext:value-type="float">
            <text:p>3.98</text:p>
          </table:table-cell>
          <table:table-cell office:value-type="float" office:value="2.996" calcext:value-type="float">
            <text:p>3.0</text:p>
          </table:table-cell>
          <table:table-cell table:formula="of:=[.C172]*-1" office:value-type="float" office:value="-2.996" calcext:value-type="float">
            <text:p>-3.0</text:p>
          </table:table-cell>
          <table:table-cell table:formula="of:=([.D172])*([.A172]-[.A171])+[.E171]" office:value-type="float" office:value="-25468.15" calcext:value-type="float">
            <text:p>-25468.2</text:p>
          </table:table-cell>
          <table:table-cell table:formula="of:=[.E172]/3600" office:value-type="float" office:value="-7.0744861111111" calcext:value-type="float">
            <text:p>-7.1</text:p>
          </table:table-cell>
        </table:table-row>
        <table:table-row table:style-name="ro2">
          <table:table-cell office:value-type="float" office:value="8547" calcext:value-type="float">
            <text:p>8547</text:p>
          </table:table-cell>
          <table:table-cell office:value-type="float" office:value="3.98" calcext:value-type="float">
            <text:p>3.98</text:p>
          </table:table-cell>
          <table:table-cell office:value-type="float" office:value="2.996" calcext:value-type="float">
            <text:p>3.0</text:p>
          </table:table-cell>
          <table:table-cell table:formula="of:=[.C173]*-1" office:value-type="float" office:value="-2.996" calcext:value-type="float">
            <text:p>-3.0</text:p>
          </table:table-cell>
          <table:table-cell table:formula="of:=([.D173])*([.A173]-[.A172])+[.E172]" office:value-type="float" office:value="-25617.95" calcext:value-type="float">
            <text:p>-25618.0</text:p>
          </table:table-cell>
          <table:table-cell table:formula="of:=[.E173]/3600" office:value-type="float" office:value="-7.11609722222221" calcext:value-type="float">
            <text:p>-7.1</text:p>
          </table:table-cell>
        </table:table-row>
        <table:table-row table:style-name="ro2">
          <table:table-cell office:value-type="float" office:value="8597" calcext:value-type="float">
            <text:p>8597</text:p>
          </table:table-cell>
          <table:table-cell office:value-type="float" office:value="3.98" calcext:value-type="float">
            <text:p>3.98</text:p>
          </table:table-cell>
          <table:table-cell office:value-type="float" office:value="2.997" calcext:value-type="float">
            <text:p>3.0</text:p>
          </table:table-cell>
          <table:table-cell table:formula="of:=[.C174]*-1" office:value-type="float" office:value="-2.997" calcext:value-type="float">
            <text:p>-3.0</text:p>
          </table:table-cell>
          <table:table-cell table:formula="of:=([.D174])*([.A174]-[.A173])+[.E173]" office:value-type="float" office:value="-25767.8" calcext:value-type="float">
            <text:p>-25767.8</text:p>
          </table:table-cell>
          <table:table-cell table:formula="of:=[.E174]/3600" office:value-type="float" office:value="-7.15772222222221" calcext:value-type="float">
            <text:p>-7.2</text:p>
          </table:table-cell>
        </table:table-row>
        <table:table-row table:style-name="ro2">
          <table:table-cell office:value-type="float" office:value="8647" calcext:value-type="float">
            <text:p>8647</text:p>
          </table:table-cell>
          <table:table-cell office:value-type="float" office:value="3.98" calcext:value-type="float">
            <text:p>3.98</text:p>
          </table:table-cell>
          <table:table-cell office:value-type="float" office:value="2.996" calcext:value-type="float">
            <text:p>3.0</text:p>
          </table:table-cell>
          <table:table-cell table:formula="of:=[.C175]*-1" office:value-type="float" office:value="-2.996" calcext:value-type="float">
            <text:p>-3.0</text:p>
          </table:table-cell>
          <table:table-cell table:formula="of:=([.D175])*([.A175]-[.A174])+[.E174]" office:value-type="float" office:value="-25917.6" calcext:value-type="float">
            <text:p>-25917.6</text:p>
          </table:table-cell>
          <table:table-cell table:formula="of:=[.E175]/3600" office:value-type="float" office:value="-7.19933333333332" calcext:value-type="float">
            <text:p>-7.2</text:p>
          </table:table-cell>
        </table:table-row>
        <table:table-row table:style-name="ro2">
          <table:table-cell office:value-type="float" office:value="8697" calcext:value-type="float">
            <text:p>8697</text:p>
          </table:table-cell>
          <table:table-cell office:value-type="float" office:value="3.98" calcext:value-type="float">
            <text:p>3.98</text:p>
          </table:table-cell>
          <table:table-cell office:value-type="float" office:value="2.996" calcext:value-type="float">
            <text:p>3.0</text:p>
          </table:table-cell>
          <table:table-cell table:formula="of:=[.C176]*-1" office:value-type="float" office:value="-2.996" calcext:value-type="float">
            <text:p>-3.0</text:p>
          </table:table-cell>
          <table:table-cell table:formula="of:=([.D176])*([.A176]-[.A175])+[.E175]" office:value-type="float" office:value="-26067.4" calcext:value-type="float">
            <text:p>-26067.4</text:p>
          </table:table-cell>
          <table:table-cell table:formula="of:=[.E176]/3600" office:value-type="float" office:value="-7.24094444444443" calcext:value-type="float">
            <text:p>-7.2</text:p>
          </table:table-cell>
        </table:table-row>
        <table:table-row table:style-name="ro2">
          <table:table-cell office:value-type="float" office:value="8747" calcext:value-type="float">
            <text:p>8747</text:p>
          </table:table-cell>
          <table:table-cell office:value-type="float" office:value="3.98" calcext:value-type="float">
            <text:p>3.98</text:p>
          </table:table-cell>
          <table:table-cell office:value-type="float" office:value="2.996" calcext:value-type="float">
            <text:p>3.0</text:p>
          </table:table-cell>
          <table:table-cell table:formula="of:=[.C177]*-1" office:value-type="float" office:value="-2.996" calcext:value-type="float">
            <text:p>-3.0</text:p>
          </table:table-cell>
          <table:table-cell table:formula="of:=([.D177])*([.A177]-[.A176])+[.E176]" office:value-type="float" office:value="-26217.2" calcext:value-type="float">
            <text:p>-26217.2</text:p>
          </table:table-cell>
          <table:table-cell table:formula="of:=[.E177]/3600" office:value-type="float" office:value="-7.28255555555555" calcext:value-type="float">
            <text:p>-7.3</text:p>
          </table:table-cell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3.98" calcext:value-type="float">
            <text:p>3.98</text:p>
          </table:table-cell>
          <table:table-cell office:value-type="float" office:value="2.997" calcext:value-type="float">
            <text:p>3.0</text:p>
          </table:table-cell>
          <table:table-cell table:formula="of:=[.C178]*-1" office:value-type="float" office:value="-2.997" calcext:value-type="float">
            <text:p>-3.0</text:p>
          </table:table-cell>
          <table:table-cell table:formula="of:=([.D178])*([.A178]-[.A177])+[.E177]" office:value-type="float" office:value="-26367.05" calcext:value-type="float">
            <text:p>-26367.1</text:p>
          </table:table-cell>
          <table:table-cell table:formula="of:=[.E178]/3600" office:value-type="float" office:value="-7.32418055555554" calcext:value-type="float">
            <text:p>-7.3</text:p>
          </table:table-cell>
        </table:table-row>
        <table:table-row table:style-name="ro2">
          <table:table-cell office:value-type="float" office:value="8847" calcext:value-type="float">
            <text:p>8847</text:p>
          </table:table-cell>
          <table:table-cell office:value-type="float" office:value="3.98" calcext:value-type="float">
            <text:p>3.98</text:p>
          </table:table-cell>
          <table:table-cell office:value-type="float" office:value="2.997" calcext:value-type="float">
            <text:p>3.0</text:p>
          </table:table-cell>
          <table:table-cell table:formula="of:=[.C179]*-1" office:value-type="float" office:value="-2.997" calcext:value-type="float">
            <text:p>-3.0</text:p>
          </table:table-cell>
          <table:table-cell table:formula="of:=([.D179])*([.A179]-[.A178])+[.E178]" office:value-type="float" office:value="-26516.9" calcext:value-type="float">
            <text:p>-26516.9</text:p>
          </table:table-cell>
          <table:table-cell table:formula="of:=[.E179]/3600" office:value-type="float" office:value="-7.36580555555554" calcext:value-type="float">
            <text:p>-7.4</text:p>
          </table:table-cell>
        </table:table-row>
        <table:table-row table:style-name="ro2">
          <table:table-cell office:value-type="float" office:value="8897" calcext:value-type="float">
            <text:p>8897</text:p>
          </table:table-cell>
          <table:table-cell office:value-type="float" office:value="3.98" calcext:value-type="float">
            <text:p>3.98</text:p>
          </table:table-cell>
          <table:table-cell office:value-type="float" office:value="2.998" calcext:value-type="float">
            <text:p>3.0</text:p>
          </table:table-cell>
          <table:table-cell table:formula="of:=[.C180]*-1" office:value-type="float" office:value="-2.998" calcext:value-type="float">
            <text:p>-3.0</text:p>
          </table:table-cell>
          <table:table-cell table:formula="of:=([.D180])*([.A180]-[.A179])+[.E179]" office:value-type="float" office:value="-26666.8" calcext:value-type="float">
            <text:p>-26666.8</text:p>
          </table:table-cell>
          <table:table-cell table:formula="of:=[.E180]/3600" office:value-type="float" office:value="-7.40744444444443" calcext:value-type="float">
            <text:p>-7.4</text:p>
          </table:table-cell>
        </table:table-row>
        <table:table-row table:style-name="ro2">
          <table:table-cell office:value-type="float" office:value="8947" calcext:value-type="float">
            <text:p>8947</text:p>
          </table:table-cell>
          <table:table-cell office:value-type="float" office:value="3.97" calcext:value-type="float">
            <text:p>3.97</text:p>
          </table:table-cell>
          <table:table-cell office:value-type="float" office:value="2.996" calcext:value-type="float">
            <text:p>3.0</text:p>
          </table:table-cell>
          <table:table-cell table:formula="of:=[.C181]*-1" office:value-type="float" office:value="-2.996" calcext:value-type="float">
            <text:p>-3.0</text:p>
          </table:table-cell>
          <table:table-cell table:formula="of:=([.D181])*([.A181]-[.A180])+[.E180]" office:value-type="float" office:value="-26816.6" calcext:value-type="float">
            <text:p>-26816.6</text:p>
          </table:table-cell>
          <table:table-cell table:formula="of:=[.E181]/3600" office:value-type="float" office:value="-7.44905555555554" calcext:value-type="float">
            <text:p>-7.4</text:p>
          </table:table-cell>
        </table:table-row>
        <table:table-row table:style-name="ro2">
          <table:table-cell office:value-type="float" office:value="8997" calcext:value-type="float">
            <text:p>8997</text:p>
          </table:table-cell>
          <table:table-cell office:value-type="float" office:value="3.97" calcext:value-type="float">
            <text:p>3.97</text:p>
          </table:table-cell>
          <table:table-cell office:value-type="float" office:value="2.996" calcext:value-type="float">
            <text:p>3.0</text:p>
          </table:table-cell>
          <table:table-cell table:formula="of:=[.C182]*-1" office:value-type="float" office:value="-2.996" calcext:value-type="float">
            <text:p>-3.0</text:p>
          </table:table-cell>
          <table:table-cell table:formula="of:=([.D182])*([.A182]-[.A181])+[.E181]" office:value-type="float" office:value="-26966.4" calcext:value-type="float">
            <text:p>-26966.4</text:p>
          </table:table-cell>
          <table:table-cell table:formula="of:=[.E182]/3600" office:value-type="float" office:value="-7.49066666666666" calcext:value-type="float">
            <text:p>-7.5</text:p>
          </table:table-cell>
        </table:table-row>
        <table:table-row table:style-name="ro2">
          <table:table-cell office:value-type="float" office:value="9047" calcext:value-type="float">
            <text:p>9047</text:p>
          </table:table-cell>
          <table:table-cell office:value-type="float" office:value="3.97" calcext:value-type="float">
            <text:p>3.97</text:p>
          </table:table-cell>
          <table:table-cell office:value-type="float" office:value="2.996" calcext:value-type="float">
            <text:p>3.0</text:p>
          </table:table-cell>
          <table:table-cell table:formula="of:=[.C183]*-1" office:value-type="float" office:value="-2.996" calcext:value-type="float">
            <text:p>-3.0</text:p>
          </table:table-cell>
          <table:table-cell table:formula="of:=([.D183])*([.A183]-[.A182])+[.E182]" office:value-type="float" office:value="-27116.2" calcext:value-type="float">
            <text:p>-27116.2</text:p>
          </table:table-cell>
          <table:table-cell table:formula="of:=[.E183]/3600" office:value-type="float" office:value="-7.53227777777777" calcext:value-type="float">
            <text:p>-7.5</text:p>
          </table:table-cell>
        </table:table-row>
        <table:table-row table:style-name="ro2">
          <table:table-cell office:value-type="float" office:value="9097" calcext:value-type="float">
            <text:p>9097</text:p>
          </table:table-cell>
          <table:table-cell office:value-type="float" office:value="3.97" calcext:value-type="float">
            <text:p>3.97</text:p>
          </table:table-cell>
          <table:table-cell office:value-type="float" office:value="2.996" calcext:value-type="float">
            <text:p>3.0</text:p>
          </table:table-cell>
          <table:table-cell table:formula="of:=[.C184]*-1" office:value-type="float" office:value="-2.996" calcext:value-type="float">
            <text:p>-3.0</text:p>
          </table:table-cell>
          <table:table-cell table:formula="of:=([.D184])*([.A184]-[.A183])+[.E183]" office:value-type="float" office:value="-27266" calcext:value-type="float">
            <text:p>-27266.0</text:p>
          </table:table-cell>
          <table:table-cell table:formula="of:=[.E184]/3600" office:value-type="float" office:value="-7.57388888888888" calcext:value-type="float">
            <text:p>-7.6</text:p>
          </table:table-cell>
        </table:table-row>
        <table:table-row table:style-name="ro2">
          <table:table-cell office:value-type="float" office:value="9147" calcext:value-type="float">
            <text:p>9147</text:p>
          </table:table-cell>
          <table:table-cell office:value-type="float" office:value="3.97" calcext:value-type="float">
            <text:p>3.97</text:p>
          </table:table-cell>
          <table:table-cell office:value-type="float" office:value="2.996" calcext:value-type="float">
            <text:p>3.0</text:p>
          </table:table-cell>
          <table:table-cell table:formula="of:=[.C185]*-1" office:value-type="float" office:value="-2.996" calcext:value-type="float">
            <text:p>-3.0</text:p>
          </table:table-cell>
          <table:table-cell table:formula="of:=([.D185])*([.A185]-[.A184])+[.E184]" office:value-type="float" office:value="-27415.8" calcext:value-type="float">
            <text:p>-27415.8</text:p>
          </table:table-cell>
          <table:table-cell table:formula="of:=[.E185]/3600" office:value-type="float" office:value="-7.61549999999999" calcext:value-type="float">
            <text:p>-7.6</text:p>
          </table:table-cell>
        </table:table-row>
        <table:table-row table:style-name="ro2">
          <table:table-cell office:value-type="float" office:value="9197" calcext:value-type="float">
            <text:p>9197</text:p>
          </table:table-cell>
          <table:table-cell office:value-type="float" office:value="3.97" calcext:value-type="float">
            <text:p>3.97</text:p>
          </table:table-cell>
          <table:table-cell office:value-type="float" office:value="2.996" calcext:value-type="float">
            <text:p>3.0</text:p>
          </table:table-cell>
          <table:table-cell table:formula="of:=[.C186]*-1" office:value-type="float" office:value="-2.996" calcext:value-type="float">
            <text:p>-3.0</text:p>
          </table:table-cell>
          <table:table-cell table:formula="of:=([.D186])*([.A186]-[.A185])+[.E185]" office:value-type="float" office:value="-27565.6" calcext:value-type="float">
            <text:p>-27565.6</text:p>
          </table:table-cell>
          <table:table-cell table:formula="of:=[.E186]/3600" office:value-type="float" office:value="-7.6571111111111" calcext:value-type="float">
            <text:p>-7.7</text:p>
          </table:table-cell>
        </table:table-row>
        <table:table-row table:style-name="ro2">
          <table:table-cell office:value-type="float" office:value="9247" calcext:value-type="float">
            <text:p>9247</text:p>
          </table:table-cell>
          <table:table-cell office:value-type="float" office:value="3.96" calcext:value-type="float">
            <text:p>3.96</text:p>
          </table:table-cell>
          <table:table-cell office:value-type="float" office:value="2.997" calcext:value-type="float">
            <text:p>3.0</text:p>
          </table:table-cell>
          <table:table-cell table:formula="of:=[.C187]*-1" office:value-type="float" office:value="-2.997" calcext:value-type="float">
            <text:p>-3.0</text:p>
          </table:table-cell>
          <table:table-cell table:formula="of:=([.D187])*([.A187]-[.A186])+[.E186]" office:value-type="float" office:value="-27715.45" calcext:value-type="float">
            <text:p>-27715.5</text:p>
          </table:table-cell>
          <table:table-cell table:formula="of:=[.E187]/3600" office:value-type="float" office:value="-7.6987361111111" calcext:value-type="float">
            <text:p>-7.7</text:p>
          </table:table-cell>
        </table:table-row>
        <table:table-row table:style-name="ro2">
          <table:table-cell office:value-type="float" office:value="9297" calcext:value-type="float">
            <text:p>9297</text:p>
          </table:table-cell>
          <table:table-cell office:value-type="float" office:value="3.97" calcext:value-type="float">
            <text:p>3.97</text:p>
          </table:table-cell>
          <table:table-cell office:value-type="float" office:value="2.997" calcext:value-type="float">
            <text:p>3.0</text:p>
          </table:table-cell>
          <table:table-cell table:formula="of:=[.C188]*-1" office:value-type="float" office:value="-2.997" calcext:value-type="float">
            <text:p>-3.0</text:p>
          </table:table-cell>
          <table:table-cell table:formula="of:=([.D188])*([.A188]-[.A187])+[.E187]" office:value-type="float" office:value="-27865.2999999999" calcext:value-type="float">
            <text:p>-27865.3</text:p>
          </table:table-cell>
          <table:table-cell table:formula="of:=[.E188]/3600" office:value-type="float" office:value="-7.7403611111111" calcext:value-type="float">
            <text:p>-7.7</text:p>
          </table:table-cell>
        </table:table-row>
        <table:table-row table:style-name="ro2">
          <table:table-cell office:value-type="float" office:value="9347" calcext:value-type="float">
            <text:p>9347</text:p>
          </table:table-cell>
          <table:table-cell office:value-type="float" office:value="3.96" calcext:value-type="float">
            <text:p>3.96</text:p>
          </table:table-cell>
          <table:table-cell office:value-type="float" office:value="2.996" calcext:value-type="float">
            <text:p>3.0</text:p>
          </table:table-cell>
          <table:table-cell table:formula="of:=[.C189]*-1" office:value-type="float" office:value="-2.996" calcext:value-type="float">
            <text:p>-3.0</text:p>
          </table:table-cell>
          <table:table-cell table:formula="of:=([.D189])*([.A189]-[.A188])+[.E188]" office:value-type="float" office:value="-28015.1" calcext:value-type="float">
            <text:p>-28015.1</text:p>
          </table:table-cell>
          <table:table-cell table:formula="of:=[.E189]/3600" office:value-type="float" office:value="-7.78197222222221" calcext:value-type="float">
            <text:p>-7.8</text:p>
          </table:table-cell>
        </table:table-row>
        <table:table-row table:style-name="ro2">
          <table:table-cell office:value-type="float" office:value="9397" calcext:value-type="float">
            <text:p>9397</text:p>
          </table:table-cell>
          <table:table-cell office:value-type="float" office:value="3.96" calcext:value-type="float">
            <text:p>3.96</text:p>
          </table:table-cell>
          <table:table-cell office:value-type="float" office:value="2.995" calcext:value-type="float">
            <text:p>3.0</text:p>
          </table:table-cell>
          <table:table-cell table:formula="of:=[.C190]*-1" office:value-type="float" office:value="-2.995" calcext:value-type="float">
            <text:p>-3.0</text:p>
          </table:table-cell>
          <table:table-cell table:formula="of:=([.D190])*([.A190]-[.A189])+[.E189]" office:value-type="float" office:value="-28164.85" calcext:value-type="float">
            <text:p>-28164.9</text:p>
          </table:table-cell>
          <table:table-cell table:formula="of:=[.E190]/3600" office:value-type="float" office:value="-7.82356944444443" calcext:value-type="float">
            <text:p>-7.8</text:p>
          </table:table-cell>
        </table:table-row>
        <table:table-row table:style-name="ro2">
          <table:table-cell office:value-type="float" office:value="9447" calcext:value-type="float">
            <text:p>9447</text:p>
          </table:table-cell>
          <table:table-cell office:value-type="float" office:value="3.97" calcext:value-type="float">
            <text:p>3.97</text:p>
          </table:table-cell>
          <table:table-cell office:value-type="float" office:value="2.996" calcext:value-type="float">
            <text:p>3.0</text:p>
          </table:table-cell>
          <table:table-cell table:formula="of:=[.C191]*-1" office:value-type="float" office:value="-2.996" calcext:value-type="float">
            <text:p>-3.0</text:p>
          </table:table-cell>
          <table:table-cell table:formula="of:=([.D191])*([.A191]-[.A190])+[.E190]" office:value-type="float" office:value="-28314.65" calcext:value-type="float">
            <text:p>-28314.7</text:p>
          </table:table-cell>
          <table:table-cell table:formula="of:=[.E191]/3600" office:value-type="float" office:value="-7.86518055555554" calcext:value-type="float">
            <text:p>-7.9</text:p>
          </table:table-cell>
        </table:table-row>
        <table:table-row table:style-name="ro2">
          <table:table-cell office:value-type="float" office:value="9497" calcext:value-type="float">
            <text:p>9497</text:p>
          </table:table-cell>
          <table:table-cell office:value-type="float" office:value="3.96" calcext:value-type="float">
            <text:p>3.96</text:p>
          </table:table-cell>
          <table:table-cell office:value-type="float" office:value="2.997" calcext:value-type="float">
            <text:p>3.0</text:p>
          </table:table-cell>
          <table:table-cell table:formula="of:=[.C192]*-1" office:value-type="float" office:value="-2.997" calcext:value-type="float">
            <text:p>-3.0</text:p>
          </table:table-cell>
          <table:table-cell table:formula="of:=([.D192])*([.A192]-[.A191])+[.E191]" office:value-type="float" office:value="-28464.4999999999" calcext:value-type="float">
            <text:p>-28464.5</text:p>
          </table:table-cell>
          <table:table-cell table:formula="of:=[.E192]/3600" office:value-type="float" office:value="-7.90680555555554" calcext:value-type="float">
            <text:p>-7.9</text:p>
          </table:table-cell>
        </table:table-row>
        <table:table-row table:style-name="ro2">
          <table:table-cell office:value-type="float" office:value="9547" calcext:value-type="float">
            <text:p>9547</text:p>
          </table:table-cell>
          <table:table-cell office:value-type="float" office:value="3.96" calcext:value-type="float">
            <text:p>3.96</text:p>
          </table:table-cell>
          <table:table-cell office:value-type="float" office:value="2.997" calcext:value-type="float">
            <text:p>3.0</text:p>
          </table:table-cell>
          <table:table-cell table:formula="of:=[.C193]*-1" office:value-type="float" office:value="-2.997" calcext:value-type="float">
            <text:p>-3.0</text:p>
          </table:table-cell>
          <table:table-cell table:formula="of:=([.D193])*([.A193]-[.A192])+[.E192]" office:value-type="float" office:value="-28614.3499999999" calcext:value-type="float">
            <text:p>-28614.4</text:p>
          </table:table-cell>
          <table:table-cell table:formula="of:=[.E193]/3600" office:value-type="float" office:value="-7.94843055555554" calcext:value-type="float">
            <text:p>-7.9</text:p>
          </table:table-cell>
        </table:table-row>
        <table:table-row table:style-name="ro2">
          <table:table-cell office:value-type="float" office:value="9597" calcext:value-type="float">
            <text:p>9597</text:p>
          </table:table-cell>
          <table:table-cell office:value-type="float" office:value="3.96" calcext:value-type="float">
            <text:p>3.96</text:p>
          </table:table-cell>
          <table:table-cell office:value-type="float" office:value="2.996" calcext:value-type="float">
            <text:p>3.0</text:p>
          </table:table-cell>
          <table:table-cell table:formula="of:=[.C194]*-1" office:value-type="float" office:value="-2.996" calcext:value-type="float">
            <text:p>-3.0</text:p>
          </table:table-cell>
          <table:table-cell table:formula="of:=([.D194])*([.A194]-[.A193])+[.E193]" office:value-type="float" office:value="-28764.1499999999" calcext:value-type="float">
            <text:p>-28764.2</text:p>
          </table:table-cell>
          <table:table-cell table:formula="of:=[.E194]/3600" office:value-type="float" office:value="-7.99004166666665" calcext:value-type="float">
            <text:p>-8.0</text:p>
          </table:table-cell>
        </table:table-row>
        <table:table-row table:style-name="ro2">
          <table:table-cell office:value-type="float" office:value="9647" calcext:value-type="float">
            <text:p>9647</text:p>
          </table:table-cell>
          <table:table-cell office:value-type="float" office:value="3.96" calcext:value-type="float">
            <text:p>3.96</text:p>
          </table:table-cell>
          <table:table-cell office:value-type="float" office:value="2.997" calcext:value-type="float">
            <text:p>3.0</text:p>
          </table:table-cell>
          <table:table-cell table:formula="of:=[.C195]*-1" office:value-type="float" office:value="-2.997" calcext:value-type="float">
            <text:p>-3.0</text:p>
          </table:table-cell>
          <table:table-cell table:formula="of:=([.D195])*([.A195]-[.A194])+[.E194]" office:value-type="float" office:value="-28913.9999999999" calcext:value-type="float">
            <text:p>-28914.0</text:p>
          </table:table-cell>
          <table:table-cell table:formula="of:=[.E195]/3600" office:value-type="float" office:value="-8.03166666666665" calcext:value-type="float">
            <text:p>-8.0</text:p>
          </table:table-cell>
        </table:table-row>
        <table:table-row table:style-name="ro2">
          <table:table-cell office:value-type="float" office:value="9697" calcext:value-type="float">
            <text:p>9697</text:p>
          </table:table-cell>
          <table:table-cell office:value-type="float" office:value="3.96" calcext:value-type="float">
            <text:p>3.96</text:p>
          </table:table-cell>
          <table:table-cell office:value-type="float" office:value="2.997" calcext:value-type="float">
            <text:p>3.0</text:p>
          </table:table-cell>
          <table:table-cell table:formula="of:=[.C196]*-1" office:value-type="float" office:value="-2.997" calcext:value-type="float">
            <text:p>-3.0</text:p>
          </table:table-cell>
          <table:table-cell table:formula="of:=([.D196])*([.A196]-[.A195])+[.E195]" office:value-type="float" office:value="-29063.8499999999" calcext:value-type="float">
            <text:p>-29063.9</text:p>
          </table:table-cell>
          <table:table-cell table:formula="of:=[.E196]/3600" office:value-type="float" office:value="-8.07329166666665" calcext:value-type="float">
            <text:p>-8.1</text:p>
          </table:table-cell>
        </table:table-row>
        <table:table-row table:style-name="ro2">
          <table:table-cell office:value-type="float" office:value="9747" calcext:value-type="float">
            <text:p>9747</text:p>
          </table:table-cell>
          <table:table-cell office:value-type="float" office:value="3.96" calcext:value-type="float">
            <text:p>3.96</text:p>
          </table:table-cell>
          <table:table-cell office:value-type="float" office:value="2.998" calcext:value-type="float">
            <text:p>3.0</text:p>
          </table:table-cell>
          <table:table-cell table:formula="of:=[.C197]*-1" office:value-type="float" office:value="-2.998" calcext:value-type="float">
            <text:p>-3.0</text:p>
          </table:table-cell>
          <table:table-cell table:formula="of:=([.D197])*([.A197]-[.A196])+[.E196]" office:value-type="float" office:value="-29213.7499999999" calcext:value-type="float">
            <text:p>-29213.8</text:p>
          </table:table-cell>
          <table:table-cell table:formula="of:=[.E197]/3600" office:value-type="float" office:value="-8.11493055555554" calcext:value-type="float">
            <text:p>-8.1</text:p>
          </table:table-cell>
        </table:table-row>
        <table:table-row table:style-name="ro2">
          <table:table-cell office:value-type="float" office:value="9797" calcext:value-type="float">
            <text:p>9797</text:p>
          </table:table-cell>
          <table:table-cell office:value-type="float" office:value="3.96" calcext:value-type="float">
            <text:p>3.96</text:p>
          </table:table-cell>
          <table:table-cell office:value-type="float" office:value="2.996" calcext:value-type="float">
            <text:p>3.0</text:p>
          </table:table-cell>
          <table:table-cell table:formula="of:=[.C198]*-1" office:value-type="float" office:value="-2.996" calcext:value-type="float">
            <text:p>-3.0</text:p>
          </table:table-cell>
          <table:table-cell table:formula="of:=([.D198])*([.A198]-[.A197])+[.E197]" office:value-type="float" office:value="-29363.5499999999" calcext:value-type="float">
            <text:p>-29363.6</text:p>
          </table:table-cell>
          <table:table-cell table:formula="of:=[.E198]/3600" office:value-type="float" office:value="-8.15654166666665" calcext:value-type="float">
            <text:p>-8.2</text:p>
          </table:table-cell>
        </table:table-row>
        <table:table-row table:style-name="ro2">
          <table:table-cell office:value-type="float" office:value="9847" calcext:value-type="float">
            <text:p>9847</text:p>
          </table:table-cell>
          <table:table-cell office:value-type="float" office:value="3.96" calcext:value-type="float">
            <text:p>3.96</text:p>
          </table:table-cell>
          <table:table-cell office:value-type="float" office:value="2.996" calcext:value-type="float">
            <text:p>3.0</text:p>
          </table:table-cell>
          <table:table-cell table:formula="of:=[.C199]*-1" office:value-type="float" office:value="-2.996" calcext:value-type="float">
            <text:p>-3.0</text:p>
          </table:table-cell>
          <table:table-cell table:formula="of:=([.D199])*([.A199]-[.A198])+[.E198]" office:value-type="float" office:value="-29513.3499999999" calcext:value-type="float">
            <text:p>-29513.4</text:p>
          </table:table-cell>
          <table:table-cell table:formula="of:=[.E199]/3600" office:value-type="float" office:value="-8.19815277777776" calcext:value-type="float">
            <text:p>-8.2</text:p>
          </table:table-cell>
        </table:table-row>
        <table:table-row table:style-name="ro2">
          <table:table-cell office:value-type="float" office:value="9897" calcext:value-type="float">
            <text:p>9897</text:p>
          </table:table-cell>
          <table:table-cell office:value-type="float" office:value="3.96" calcext:value-type="float">
            <text:p>3.96</text:p>
          </table:table-cell>
          <table:table-cell office:value-type="float" office:value="2.996" calcext:value-type="float">
            <text:p>3.0</text:p>
          </table:table-cell>
          <table:table-cell table:formula="of:=[.C200]*-1" office:value-type="float" office:value="-2.996" calcext:value-type="float">
            <text:p>-3.0</text:p>
          </table:table-cell>
          <table:table-cell table:formula="of:=([.D200])*([.A200]-[.A199])+[.E199]" office:value-type="float" office:value="-29663.1499999999" calcext:value-type="float">
            <text:p>-29663.2</text:p>
          </table:table-cell>
          <table:table-cell table:formula="of:=[.E200]/3600" office:value-type="float" office:value="-8.23976388888887" calcext:value-type="float">
            <text:p>-8.2</text:p>
          </table:table-cell>
        </table:table-row>
        <table:table-row table:style-name="ro2">
          <table:table-cell office:value-type="float" office:value="9947" calcext:value-type="float">
            <text:p>9947</text:p>
          </table:table-cell>
          <table:table-cell office:value-type="float" office:value="3.96" calcext:value-type="float">
            <text:p>3.96</text:p>
          </table:table-cell>
          <table:table-cell office:value-type="float" office:value="2.997" calcext:value-type="float">
            <text:p>3.0</text:p>
          </table:table-cell>
          <table:table-cell table:formula="of:=[.C201]*-1" office:value-type="float" office:value="-2.997" calcext:value-type="float">
            <text:p>-3.0</text:p>
          </table:table-cell>
          <table:table-cell table:formula="of:=([.D201])*([.A201]-[.A200])+[.E200]" office:value-type="float" office:value="-29812.9999999999" calcext:value-type="float">
            <text:p>-29813.0</text:p>
          </table:table-cell>
          <table:table-cell table:formula="of:=[.E201]/3600" office:value-type="float" office:value="-8.28138888888887" calcext:value-type="float">
            <text:p>-8.3</text:p>
          </table:table-cell>
        </table:table-row>
        <table:table-row table:style-name="ro2">
          <table:table-cell office:value-type="float" office:value="9997" calcext:value-type="float">
            <text:p>9997</text:p>
          </table:table-cell>
          <table:table-cell office:value-type="float" office:value="3.96" calcext:value-type="float">
            <text:p>3.96</text:p>
          </table:table-cell>
          <table:table-cell office:value-type="float" office:value="2.996" calcext:value-type="float">
            <text:p>3.0</text:p>
          </table:table-cell>
          <table:table-cell table:formula="of:=[.C202]*-1" office:value-type="float" office:value="-2.996" calcext:value-type="float">
            <text:p>-3.0</text:p>
          </table:table-cell>
          <table:table-cell table:formula="of:=([.D202])*([.A202]-[.A201])+[.E201]" office:value-type="float" office:value="-29962.7999999999" calcext:value-type="float">
            <text:p>-29962.8</text:p>
          </table:table-cell>
          <table:table-cell table:formula="of:=[.E202]/3600" office:value-type="float" office:value="-8.32299999999998" calcext:value-type="float">
            <text:p>-8.3</text:p>
          </table:table-cell>
        </table:table-row>
        <table:table-row table:style-name="ro2">
          <table:table-cell office:value-type="float" office:value="10047" calcext:value-type="float">
            <text:p>10047</text:p>
          </table:table-cell>
          <table:table-cell office:value-type="float" office:value="3.96" calcext:value-type="float">
            <text:p>3.96</text:p>
          </table:table-cell>
          <table:table-cell office:value-type="float" office:value="2.995" calcext:value-type="float">
            <text:p>3.0</text:p>
          </table:table-cell>
          <table:table-cell table:formula="of:=[.C203]*-1" office:value-type="float" office:value="-2.995" calcext:value-type="float">
            <text:p>-3.0</text:p>
          </table:table-cell>
          <table:table-cell table:formula="of:=([.D203])*([.A203]-[.A202])+[.E202]" office:value-type="float" office:value="-30112.5499999999" calcext:value-type="float">
            <text:p>-30112.6</text:p>
          </table:table-cell>
          <table:table-cell table:formula="of:=[.E203]/3600" office:value-type="float" office:value="-8.36459722222221" calcext:value-type="float">
            <text:p>-8.4</text:p>
          </table:table-cell>
        </table:table-row>
        <table:table-row table:style-name="ro2">
          <table:table-cell office:value-type="float" office:value="10097" calcext:value-type="float">
            <text:p>10097</text:p>
          </table:table-cell>
          <table:table-cell office:value-type="float" office:value="3.95" calcext:value-type="float">
            <text:p>3.95</text:p>
          </table:table-cell>
          <table:table-cell office:value-type="float" office:value="2.995" calcext:value-type="float">
            <text:p>3.0</text:p>
          </table:table-cell>
          <table:table-cell table:formula="of:=[.C204]*-1" office:value-type="float" office:value="-2.995" calcext:value-type="float">
            <text:p>-3.0</text:p>
          </table:table-cell>
          <table:table-cell table:formula="of:=([.D204])*([.A204]-[.A203])+[.E203]" office:value-type="float" office:value="-30262.2999999999" calcext:value-type="float">
            <text:p>-30262.3</text:p>
          </table:table-cell>
          <table:table-cell table:formula="of:=[.E204]/3600" office:value-type="float" office:value="-8.40619444444443" calcext:value-type="float">
            <text:p>-8.4</text:p>
          </table:table-cell>
        </table:table-row>
        <table:table-row table:style-name="ro2">
          <table:table-cell office:value-type="float" office:value="10147" calcext:value-type="float">
            <text:p>10147</text:p>
          </table:table-cell>
          <table:table-cell office:value-type="float" office:value="3.95" calcext:value-type="float">
            <text:p>3.95</text:p>
          </table:table-cell>
          <table:table-cell office:value-type="float" office:value="2.996" calcext:value-type="float">
            <text:p>3.0</text:p>
          </table:table-cell>
          <table:table-cell table:formula="of:=[.C205]*-1" office:value-type="float" office:value="-2.996" calcext:value-type="float">
            <text:p>-3.0</text:p>
          </table:table-cell>
          <table:table-cell table:formula="of:=([.D205])*([.A205]-[.A204])+[.E204]" office:value-type="float" office:value="-30412.0999999999" calcext:value-type="float">
            <text:p>-30412.1</text:p>
          </table:table-cell>
          <table:table-cell table:formula="of:=[.E205]/3600" office:value-type="float" office:value="-8.44780555555554" calcext:value-type="float">
            <text:p>-8.4</text:p>
          </table:table-cell>
        </table:table-row>
        <table:table-row table:style-name="ro2">
          <table:table-cell office:value-type="float" office:value="10197" calcext:value-type="float">
            <text:p>10197</text:p>
          </table:table-cell>
          <table:table-cell office:value-type="float" office:value="3.95" calcext:value-type="float">
            <text:p>3.95</text:p>
          </table:table-cell>
          <table:table-cell office:value-type="float" office:value="2.997" calcext:value-type="float">
            <text:p>3.0</text:p>
          </table:table-cell>
          <table:table-cell table:formula="of:=[.C206]*-1" office:value-type="float" office:value="-2.997" calcext:value-type="float">
            <text:p>-3.0</text:p>
          </table:table-cell>
          <table:table-cell table:formula="of:=([.D206])*([.A206]-[.A205])+[.E205]" office:value-type="float" office:value="-30561.9499999999" calcext:value-type="float">
            <text:p>-30562.0</text:p>
          </table:table-cell>
          <table:table-cell table:formula="of:=[.E206]/3600" office:value-type="float" office:value="-8.48943055555554" calcext:value-type="float">
            <text:p>-8.5</text:p>
          </table:table-cell>
        </table:table-row>
        <table:table-row table:style-name="ro2">
          <table:table-cell office:value-type="float" office:value="10247" calcext:value-type="float">
            <text:p>10247</text:p>
          </table:table-cell>
          <table:table-cell office:value-type="float" office:value="3.95" calcext:value-type="float">
            <text:p>3.95</text:p>
          </table:table-cell>
          <table:table-cell office:value-type="float" office:value="2.997" calcext:value-type="float">
            <text:p>3.0</text:p>
          </table:table-cell>
          <table:table-cell table:formula="of:=[.C207]*-1" office:value-type="float" office:value="-2.997" calcext:value-type="float">
            <text:p>-3.0</text:p>
          </table:table-cell>
          <table:table-cell table:formula="of:=([.D207])*([.A207]-[.A206])+[.E206]" office:value-type="float" office:value="-30711.7999999999" calcext:value-type="float">
            <text:p>-30711.8</text:p>
          </table:table-cell>
          <table:table-cell table:formula="of:=[.E207]/3600" office:value-type="float" office:value="-8.53105555555554" calcext:value-type="float">
            <text:p>-8.5</text:p>
          </table:table-cell>
        </table:table-row>
        <table:table-row table:style-name="ro2">
          <table:table-cell office:value-type="float" office:value="10297" calcext:value-type="float">
            <text:p>10297</text:p>
          </table:table-cell>
          <table:table-cell office:value-type="float" office:value="3.94" calcext:value-type="float">
            <text:p>3.94</text:p>
          </table:table-cell>
          <table:table-cell office:value-type="float" office:value="2.997" calcext:value-type="float">
            <text:p>3.0</text:p>
          </table:table-cell>
          <table:table-cell table:formula="of:=[.C208]*-1" office:value-type="float" office:value="-2.997" calcext:value-type="float">
            <text:p>-3.0</text:p>
          </table:table-cell>
          <table:table-cell table:formula="of:=([.D208])*([.A208]-[.A207])+[.E207]" office:value-type="float" office:value="-30861.6499999999" calcext:value-type="float">
            <text:p>-30861.7</text:p>
          </table:table-cell>
          <table:table-cell table:formula="of:=[.E208]/3600" office:value-type="float" office:value="-8.57268055555554" calcext:value-type="float">
            <text:p>-8.6</text:p>
          </table:table-cell>
        </table:table-row>
        <table:table-row table:style-name="ro2">
          <table:table-cell office:value-type="float" office:value="10347" calcext:value-type="float">
            <text:p>10347</text:p>
          </table:table-cell>
          <table:table-cell office:value-type="float" office:value="3.95" calcext:value-type="float">
            <text:p>3.95</text:p>
          </table:table-cell>
          <table:table-cell office:value-type="float" office:value="2.997" calcext:value-type="float">
            <text:p>3.0</text:p>
          </table:table-cell>
          <table:table-cell table:formula="of:=[.C209]*-1" office:value-type="float" office:value="-2.997" calcext:value-type="float">
            <text:p>-3.0</text:p>
          </table:table-cell>
          <table:table-cell table:formula="of:=([.D209])*([.A209]-[.A208])+[.E208]" office:value-type="float" office:value="-31011.4999999999" calcext:value-type="float">
            <text:p>-31011.5</text:p>
          </table:table-cell>
          <table:table-cell table:formula="of:=[.E209]/3600" office:value-type="float" office:value="-8.61430555555554" calcext:value-type="float">
            <text:p>-8.6</text:p>
          </table:table-cell>
        </table:table-row>
        <table:table-row table:style-name="ro2">
          <table:table-cell office:value-type="float" office:value="10397" calcext:value-type="float">
            <text:p>10397</text:p>
          </table:table-cell>
          <table:table-cell office:value-type="float" office:value="3.95" calcext:value-type="float">
            <text:p>3.95</text:p>
          </table:table-cell>
          <table:table-cell office:value-type="float" office:value="2.996" calcext:value-type="float">
            <text:p>3.0</text:p>
          </table:table-cell>
          <table:table-cell table:formula="of:=[.C210]*-1" office:value-type="float" office:value="-2.996" calcext:value-type="float">
            <text:p>-3.0</text:p>
          </table:table-cell>
          <table:table-cell table:formula="of:=([.D210])*([.A210]-[.A209])+[.E209]" office:value-type="float" office:value="-31161.2999999999" calcext:value-type="float">
            <text:p>-31161.3</text:p>
          </table:table-cell>
          <table:table-cell table:formula="of:=[.E210]/3600" office:value-type="float" office:value="-8.65591666666665" calcext:value-type="float">
            <text:p>-8.7</text:p>
          </table:table-cell>
        </table:table-row>
        <table:table-row table:style-name="ro2">
          <table:table-cell office:value-type="float" office:value="10447" calcext:value-type="float">
            <text:p>10447</text:p>
          </table:table-cell>
          <table:table-cell office:value-type="float" office:value="3.95" calcext:value-type="float">
            <text:p>3.95</text:p>
          </table:table-cell>
          <table:table-cell office:value-type="float" office:value="2.996" calcext:value-type="float">
            <text:p>3.0</text:p>
          </table:table-cell>
          <table:table-cell table:formula="of:=[.C211]*-1" office:value-type="float" office:value="-2.996" calcext:value-type="float">
            <text:p>-3.0</text:p>
          </table:table-cell>
          <table:table-cell table:formula="of:=([.D211])*([.A211]-[.A210])+[.E210]" office:value-type="float" office:value="-31311.0999999999" calcext:value-type="float">
            <text:p>-31311.1</text:p>
          </table:table-cell>
          <table:table-cell table:formula="of:=[.E211]/3600" office:value-type="float" office:value="-8.69752777777776" calcext:value-type="float">
            <text:p>-8.7</text:p>
          </table:table-cell>
        </table:table-row>
        <table:table-row table:style-name="ro2">
          <table:table-cell office:value-type="float" office:value="10497" calcext:value-type="float">
            <text:p>10497</text:p>
          </table:table-cell>
          <table:table-cell office:value-type="float" office:value="3.94" calcext:value-type="float">
            <text:p>3.94</text:p>
          </table:table-cell>
          <table:table-cell office:value-type="float" office:value="2.997" calcext:value-type="float">
            <text:p>3.0</text:p>
          </table:table-cell>
          <table:table-cell table:formula="of:=[.C212]*-1" office:value-type="float" office:value="-2.997" calcext:value-type="float">
            <text:p>-3.0</text:p>
          </table:table-cell>
          <table:table-cell table:formula="of:=([.D212])*([.A212]-[.A211])+[.E211]" office:value-type="float" office:value="-31460.9499999999" calcext:value-type="float">
            <text:p>-31461.0</text:p>
          </table:table-cell>
          <table:table-cell table:formula="of:=[.E212]/3600" office:value-type="float" office:value="-8.73915277777776" calcext:value-type="float">
            <text:p>-8.7</text:p>
          </table:table-cell>
        </table:table-row>
        <table:table-row table:style-name="ro2">
          <table:table-cell office:value-type="float" office:value="10547" calcext:value-type="float">
            <text:p>10547</text:p>
          </table:table-cell>
          <table:table-cell office:value-type="float" office:value="3.94" calcext:value-type="float">
            <text:p>3.94</text:p>
          </table:table-cell>
          <table:table-cell office:value-type="float" office:value="2.997" calcext:value-type="float">
            <text:p>3.0</text:p>
          </table:table-cell>
          <table:table-cell table:formula="of:=[.C213]*-1" office:value-type="float" office:value="-2.997" calcext:value-type="float">
            <text:p>-3.0</text:p>
          </table:table-cell>
          <table:table-cell table:formula="of:=([.D213])*([.A213]-[.A212])+[.E212]" office:value-type="float" office:value="-31610.7999999999" calcext:value-type="float">
            <text:p>-31610.8</text:p>
          </table:table-cell>
          <table:table-cell table:formula="of:=[.E213]/3600" office:value-type="float" office:value="-8.78077777777776" calcext:value-type="float">
            <text:p>-8.8</text:p>
          </table:table-cell>
        </table:table-row>
        <table:table-row table:style-name="ro2">
          <table:table-cell office:value-type="float" office:value="10597" calcext:value-type="float">
            <text:p>10597</text:p>
          </table:table-cell>
          <table:table-cell office:value-type="float" office:value="3.94" calcext:value-type="float">
            <text:p>3.94</text:p>
          </table:table-cell>
          <table:table-cell office:value-type="float" office:value="2.996" calcext:value-type="float">
            <text:p>3.0</text:p>
          </table:table-cell>
          <table:table-cell table:formula="of:=[.C214]*-1" office:value-type="float" office:value="-2.996" calcext:value-type="float">
            <text:p>-3.0</text:p>
          </table:table-cell>
          <table:table-cell table:formula="of:=([.D214])*([.A214]-[.A213])+[.E213]" office:value-type="float" office:value="-31760.5999999999" calcext:value-type="float">
            <text:p>-31760.6</text:p>
          </table:table-cell>
          <table:table-cell table:formula="of:=[.E214]/3600" office:value-type="float" office:value="-8.82238888888887" calcext:value-type="float">
            <text:p>-8.8</text:p>
          </table:table-cell>
        </table:table-row>
        <table:table-row table:style-name="ro2">
          <table:table-cell office:value-type="float" office:value="10647" calcext:value-type="float">
            <text:p>10647</text:p>
          </table:table-cell>
          <table:table-cell office:value-type="float" office:value="3.94" calcext:value-type="float">
            <text:p>3.94</text:p>
          </table:table-cell>
          <table:table-cell office:value-type="float" office:value="2.996" calcext:value-type="float">
            <text:p>3.0</text:p>
          </table:table-cell>
          <table:table-cell table:formula="of:=[.C215]*-1" office:value-type="float" office:value="-2.996" calcext:value-type="float">
            <text:p>-3.0</text:p>
          </table:table-cell>
          <table:table-cell table:formula="of:=([.D215])*([.A215]-[.A214])+[.E214]" office:value-type="float" office:value="-31910.3999999999" calcext:value-type="float">
            <text:p>-31910.4</text:p>
          </table:table-cell>
          <table:table-cell table:formula="of:=[.E215]/3600" office:value-type="float" office:value="-8.86399999999998" calcext:value-type="float">
            <text:p>-8.9</text:p>
          </table:table-cell>
        </table:table-row>
        <table:table-row table:style-name="ro2">
          <table:table-cell office:value-type="float" office:value="10697" calcext:value-type="float">
            <text:p>10697</text:p>
          </table:table-cell>
          <table:table-cell office:value-type="float" office:value="3.94" calcext:value-type="float">
            <text:p>3.94</text:p>
          </table:table-cell>
          <table:table-cell office:value-type="float" office:value="2.997" calcext:value-type="float">
            <text:p>3.0</text:p>
          </table:table-cell>
          <table:table-cell table:formula="of:=[.C216]*-1" office:value-type="float" office:value="-2.997" calcext:value-type="float">
            <text:p>-3.0</text:p>
          </table:table-cell>
          <table:table-cell table:formula="of:=([.D216])*([.A216]-[.A215])+[.E215]" office:value-type="float" office:value="-32060.2499999999" calcext:value-type="float">
            <text:p>-32060.3</text:p>
          </table:table-cell>
          <table:table-cell table:formula="of:=[.E216]/3600" office:value-type="float" office:value="-8.90562499999998" calcext:value-type="float">
            <text:p>-8.9</text:p>
          </table:table-cell>
        </table:table-row>
        <table:table-row table:style-name="ro2">
          <table:table-cell office:value-type="float" office:value="10747" calcext:value-type="float">
            <text:p>10747</text:p>
          </table:table-cell>
          <table:table-cell office:value-type="float" office:value="3.94" calcext:value-type="float">
            <text:p>3.94</text:p>
          </table:table-cell>
          <table:table-cell office:value-type="float" office:value="2.996" calcext:value-type="float">
            <text:p>3.0</text:p>
          </table:table-cell>
          <table:table-cell table:formula="of:=[.C217]*-1" office:value-type="float" office:value="-2.996" calcext:value-type="float">
            <text:p>-3.0</text:p>
          </table:table-cell>
          <table:table-cell table:formula="of:=([.D217])*([.A217]-[.A216])+[.E216]" office:value-type="float" office:value="-32210.0499999999" calcext:value-type="float">
            <text:p>-32210.1</text:p>
          </table:table-cell>
          <table:table-cell table:formula="of:=[.E217]/3600" office:value-type="float" office:value="-8.94723611111109" calcext:value-type="float">
            <text:p>-8.9</text:p>
          </table:table-cell>
        </table:table-row>
        <table:table-row table:style-name="ro2">
          <table:table-cell office:value-type="float" office:value="10797" calcext:value-type="float">
            <text:p>10797</text:p>
          </table:table-cell>
          <table:table-cell office:value-type="float" office:value="3.94" calcext:value-type="float">
            <text:p>3.94</text:p>
          </table:table-cell>
          <table:table-cell office:value-type="float" office:value="2.996" calcext:value-type="float">
            <text:p>3.0</text:p>
          </table:table-cell>
          <table:table-cell table:formula="of:=[.C218]*-1" office:value-type="float" office:value="-2.996" calcext:value-type="float">
            <text:p>-3.0</text:p>
          </table:table-cell>
          <table:table-cell table:formula="of:=([.D218])*([.A218]-[.A217])+[.E217]" office:value-type="float" office:value="-32359.8499999999" calcext:value-type="float">
            <text:p>-32359.9</text:p>
          </table:table-cell>
          <table:table-cell table:formula="of:=[.E218]/3600" office:value-type="float" office:value="-8.9888472222222" calcext:value-type="float">
            <text:p>-9.0</text:p>
          </table:table-cell>
        </table:table-row>
        <table:table-row table:style-name="ro2">
          <table:table-cell office:value-type="float" office:value="10847" calcext:value-type="float">
            <text:p>10847</text:p>
          </table:table-cell>
          <table:table-cell office:value-type="float" office:value="3.94" calcext:value-type="float">
            <text:p>3.94</text:p>
          </table:table-cell>
          <table:table-cell office:value-type="float" office:value="2.996" calcext:value-type="float">
            <text:p>3.0</text:p>
          </table:table-cell>
          <table:table-cell table:formula="of:=[.C219]*-1" office:value-type="float" office:value="-2.996" calcext:value-type="float">
            <text:p>-3.0</text:p>
          </table:table-cell>
          <table:table-cell table:formula="of:=([.D219])*([.A219]-[.A218])+[.E218]" office:value-type="float" office:value="-32509.6499999999" calcext:value-type="float">
            <text:p>-32509.7</text:p>
          </table:table-cell>
          <table:table-cell table:formula="of:=[.E219]/3600" office:value-type="float" office:value="-9.03045833333331" calcext:value-type="float">
            <text:p>-9.0</text:p>
          </table:table-cell>
        </table:table-row>
        <table:table-row table:style-name="ro2">
          <table:table-cell office:value-type="float" office:value="10897" calcext:value-type="float">
            <text:p>10897</text:p>
          </table:table-cell>
          <table:table-cell office:value-type="float" office:value="3.94" calcext:value-type="float">
            <text:p>3.94</text:p>
          </table:table-cell>
          <table:table-cell office:value-type="float" office:value="2.996" calcext:value-type="float">
            <text:p>3.0</text:p>
          </table:table-cell>
          <table:table-cell table:formula="of:=[.C220]*-1" office:value-type="float" office:value="-2.996" calcext:value-type="float">
            <text:p>-3.0</text:p>
          </table:table-cell>
          <table:table-cell table:formula="of:=([.D220])*([.A220]-[.A219])+[.E219]" office:value-type="float" office:value="-32659.4499999999" calcext:value-type="float">
            <text:p>-32659.5</text:p>
          </table:table-cell>
          <table:table-cell table:formula="of:=[.E220]/3600" office:value-type="float" office:value="-9.07206944444442" calcext:value-type="float">
            <text:p>-9.1</text:p>
          </table:table-cell>
        </table:table-row>
        <table:table-row table:style-name="ro2">
          <table:table-cell office:value-type="float" office:value="10947" calcext:value-type="float">
            <text:p>10947</text:p>
          </table:table-cell>
          <table:table-cell office:value-type="float" office:value="3.94" calcext:value-type="float">
            <text:p>3.94</text:p>
          </table:table-cell>
          <table:table-cell office:value-type="float" office:value="2.996" calcext:value-type="float">
            <text:p>3.0</text:p>
          </table:table-cell>
          <table:table-cell table:formula="of:=[.C221]*-1" office:value-type="float" office:value="-2.996" calcext:value-type="float">
            <text:p>-3.0</text:p>
          </table:table-cell>
          <table:table-cell table:formula="of:=([.D221])*([.A221]-[.A220])+[.E220]" office:value-type="float" office:value="-32809.2499999999" calcext:value-type="float">
            <text:p>-32809.3</text:p>
          </table:table-cell>
          <table:table-cell table:formula="of:=[.E221]/3600" office:value-type="float" office:value="-9.11368055555553" calcext:value-type="float">
            <text:p>-9.1</text:p>
          </table:table-cell>
        </table:table-row>
        <table:table-row table:style-name="ro2">
          <table:table-cell office:value-type="float" office:value="10997" calcext:value-type="float">
            <text:p>10997</text:p>
          </table:table-cell>
          <table:table-cell office:value-type="float" office:value="3.93" calcext:value-type="float">
            <text:p>3.93</text:p>
          </table:table-cell>
          <table:table-cell office:value-type="float" office:value="2.996" calcext:value-type="float">
            <text:p>3.0</text:p>
          </table:table-cell>
          <table:table-cell table:formula="of:=[.C222]*-1" office:value-type="float" office:value="-2.996" calcext:value-type="float">
            <text:p>-3.0</text:p>
          </table:table-cell>
          <table:table-cell table:formula="of:=([.D222])*([.A222]-[.A221])+[.E221]" office:value-type="float" office:value="-32959.0499999999" calcext:value-type="float">
            <text:p>-32959.1</text:p>
          </table:table-cell>
          <table:table-cell table:formula="of:=[.E222]/3600" office:value-type="float" office:value="-9.15529166666665" calcext:value-type="float">
            <text:p>-9.2</text:p>
          </table:table-cell>
        </table:table-row>
        <table:table-row table:style-name="ro2">
          <table:table-cell office:value-type="float" office:value="11047" calcext:value-type="float">
            <text:p>11047</text:p>
          </table:table-cell>
          <table:table-cell office:value-type="float" office:value="3.93" calcext:value-type="float">
            <text:p>3.93</text:p>
          </table:table-cell>
          <table:table-cell office:value-type="float" office:value="2.996" calcext:value-type="float">
            <text:p>3.0</text:p>
          </table:table-cell>
          <table:table-cell table:formula="of:=[.C223]*-1" office:value-type="float" office:value="-2.996" calcext:value-type="float">
            <text:p>-3.0</text:p>
          </table:table-cell>
          <table:table-cell table:formula="of:=([.D223])*([.A223]-[.A222])+[.E222]" office:value-type="float" office:value="-33108.8499999999" calcext:value-type="float">
            <text:p>-33108.9</text:p>
          </table:table-cell>
          <table:table-cell table:formula="of:=[.E223]/3600" office:value-type="float" office:value="-9.19690277777776" calcext:value-type="float">
            <text:p>-9.2</text:p>
          </table:table-cell>
        </table:table-row>
        <table:table-row table:style-name="ro2">
          <table:table-cell office:value-type="float" office:value="11097" calcext:value-type="float">
            <text:p>11097</text:p>
          </table:table-cell>
          <table:table-cell office:value-type="float" office:value="3.93" calcext:value-type="float">
            <text:p>3.93</text:p>
          </table:table-cell>
          <table:table-cell office:value-type="float" office:value="2.996" calcext:value-type="float">
            <text:p>3.0</text:p>
          </table:table-cell>
          <table:table-cell table:formula="of:=[.C224]*-1" office:value-type="float" office:value="-2.996" calcext:value-type="float">
            <text:p>-3.0</text:p>
          </table:table-cell>
          <table:table-cell table:formula="of:=([.D224])*([.A224]-[.A223])+[.E223]" office:value-type="float" office:value="-33258.6499999999" calcext:value-type="float">
            <text:p>-33258.7</text:p>
          </table:table-cell>
          <table:table-cell table:formula="of:=[.E224]/3600" office:value-type="float" office:value="-9.23851388888887" calcext:value-type="float">
            <text:p>-9.2</text:p>
          </table:table-cell>
        </table:table-row>
        <table:table-row table:style-name="ro2">
          <table:table-cell office:value-type="float" office:value="11147" calcext:value-type="float">
            <text:p>11147</text:p>
          </table:table-cell>
          <table:table-cell office:value-type="float" office:value="3.93" calcext:value-type="float">
            <text:p>3.93</text:p>
          </table:table-cell>
          <table:table-cell office:value-type="float" office:value="2.997" calcext:value-type="float">
            <text:p>3.0</text:p>
          </table:table-cell>
          <table:table-cell table:formula="of:=[.C225]*-1" office:value-type="float" office:value="-2.997" calcext:value-type="float">
            <text:p>-3.0</text:p>
          </table:table-cell>
          <table:table-cell table:formula="of:=([.D225])*([.A225]-[.A224])+[.E224]" office:value-type="float" office:value="-33408.4999999999" calcext:value-type="float">
            <text:p>-33408.5</text:p>
          </table:table-cell>
          <table:table-cell table:formula="of:=[.E225]/3600" office:value-type="float" office:value="-9.28013888888887" calcext:value-type="float">
            <text:p>-9.3</text:p>
          </table:table-cell>
        </table:table-row>
        <table:table-row table:style-name="ro2">
          <table:table-cell office:value-type="float" office:value="11197" calcext:value-type="float">
            <text:p>11197</text:p>
          </table:table-cell>
          <table:table-cell office:value-type="float" office:value="3.93" calcext:value-type="float">
            <text:p>3.93</text:p>
          </table:table-cell>
          <table:table-cell office:value-type="float" office:value="2.996" calcext:value-type="float">
            <text:p>3.0</text:p>
          </table:table-cell>
          <table:table-cell table:formula="of:=[.C226]*-1" office:value-type="float" office:value="-2.996" calcext:value-type="float">
            <text:p>-3.0</text:p>
          </table:table-cell>
          <table:table-cell table:formula="of:=([.D226])*([.A226]-[.A225])+[.E225]" office:value-type="float" office:value="-33558.2999999999" calcext:value-type="float">
            <text:p>-33558.3</text:p>
          </table:table-cell>
          <table:table-cell table:formula="of:=[.E226]/3600" office:value-type="float" office:value="-9.32174999999998" calcext:value-type="float">
            <text:p>-9.3</text:p>
          </table:table-cell>
        </table:table-row>
        <table:table-row table:style-name="ro2">
          <table:table-cell office:value-type="float" office:value="11247" calcext:value-type="float">
            <text:p>11247</text:p>
          </table:table-cell>
          <table:table-cell office:value-type="float" office:value="3.93" calcext:value-type="float">
            <text:p>3.93</text:p>
          </table:table-cell>
          <table:table-cell office:value-type="float" office:value="2.996" calcext:value-type="float">
            <text:p>3.0</text:p>
          </table:table-cell>
          <table:table-cell table:formula="of:=[.C227]*-1" office:value-type="float" office:value="-2.996" calcext:value-type="float">
            <text:p>-3.0</text:p>
          </table:table-cell>
          <table:table-cell table:formula="of:=([.D227])*([.A227]-[.A226])+[.E226]" office:value-type="float" office:value="-33708.0999999999" calcext:value-type="float">
            <text:p>-33708.1</text:p>
          </table:table-cell>
          <table:table-cell table:formula="of:=[.E227]/3600" office:value-type="float" office:value="-9.3633611111111" calcext:value-type="float">
            <text:p>-9.4</text:p>
          </table:table-cell>
        </table:table-row>
        <table:table-row table:style-name="ro2">
          <table:table-cell office:value-type="float" office:value="11297" calcext:value-type="float">
            <text:p>11297</text:p>
          </table:table-cell>
          <table:table-cell office:value-type="float" office:value="3.94" calcext:value-type="float">
            <text:p>3.94</text:p>
          </table:table-cell>
          <table:table-cell office:value-type="float" office:value="2.996" calcext:value-type="float">
            <text:p>3.0</text:p>
          </table:table-cell>
          <table:table-cell table:formula="of:=[.C228]*-1" office:value-type="float" office:value="-2.996" calcext:value-type="float">
            <text:p>-3.0</text:p>
          </table:table-cell>
          <table:table-cell table:formula="of:=([.D228])*([.A228]-[.A227])+[.E227]" office:value-type="float" office:value="-33857.8999999999" calcext:value-type="float">
            <text:p>-33857.9</text:p>
          </table:table-cell>
          <table:table-cell table:formula="of:=[.E228]/3600" office:value-type="float" office:value="-9.40497222222221" calcext:value-type="float">
            <text:p>-9.4</text:p>
          </table:table-cell>
        </table:table-row>
        <table:table-row table:style-name="ro2">
          <table:table-cell office:value-type="float" office:value="11347" calcext:value-type="float">
            <text:p>11347</text:p>
          </table:table-cell>
          <table:table-cell office:value-type="float" office:value="3.93" calcext:value-type="float">
            <text:p>3.93</text:p>
          </table:table-cell>
          <table:table-cell office:value-type="float" office:value="2.997" calcext:value-type="float">
            <text:p>3.0</text:p>
          </table:table-cell>
          <table:table-cell table:formula="of:=[.C229]*-1" office:value-type="float" office:value="-2.997" calcext:value-type="float">
            <text:p>-3.0</text:p>
          </table:table-cell>
          <table:table-cell table:formula="of:=([.D229])*([.A229]-[.A228])+[.E228]" office:value-type="float" office:value="-34007.7499999999" calcext:value-type="float">
            <text:p>-34007.8</text:p>
          </table:table-cell>
          <table:table-cell table:formula="of:=[.E229]/3600" office:value-type="float" office:value="-9.44659722222221" calcext:value-type="float">
            <text:p>-9.4</text:p>
          </table:table-cell>
        </table:table-row>
        <table:table-row table:style-name="ro2">
          <table:table-cell office:value-type="float" office:value="11397" calcext:value-type="float">
            <text:p>11397</text:p>
          </table:table-cell>
          <table:table-cell office:value-type="float" office:value="3.93" calcext:value-type="float">
            <text:p>3.93</text:p>
          </table:table-cell>
          <table:table-cell office:value-type="float" office:value="2.997" calcext:value-type="float">
            <text:p>3.0</text:p>
          </table:table-cell>
          <table:table-cell table:formula="of:=[.C230]*-1" office:value-type="float" office:value="-2.997" calcext:value-type="float">
            <text:p>-3.0</text:p>
          </table:table-cell>
          <table:table-cell table:formula="of:=([.D230])*([.A230]-[.A229])+[.E229]" office:value-type="float" office:value="-34157.5999999999" calcext:value-type="float">
            <text:p>-34157.6</text:p>
          </table:table-cell>
          <table:table-cell table:formula="of:=[.E230]/3600" office:value-type="float" office:value="-9.48822222222221" calcext:value-type="float">
            <text:p>-9.5</text:p>
          </table:table-cell>
        </table:table-row>
        <table:table-row table:style-name="ro2">
          <table:table-cell office:value-type="float" office:value="11447" calcext:value-type="float">
            <text:p>11447</text:p>
          </table:table-cell>
          <table:table-cell office:value-type="float" office:value="3.93" calcext:value-type="float">
            <text:p>3.93</text:p>
          </table:table-cell>
          <table:table-cell office:value-type="float" office:value="2.996" calcext:value-type="float">
            <text:p>3.0</text:p>
          </table:table-cell>
          <table:table-cell table:formula="of:=[.C231]*-1" office:value-type="float" office:value="-2.996" calcext:value-type="float">
            <text:p>-3.0</text:p>
          </table:table-cell>
          <table:table-cell table:formula="of:=([.D231])*([.A231]-[.A230])+[.E230]" office:value-type="float" office:value="-34307.3999999999" calcext:value-type="float">
            <text:p>-34307.4</text:p>
          </table:table-cell>
          <table:table-cell table:formula="of:=[.E231]/3600" office:value-type="float" office:value="-9.52983333333332" calcext:value-type="float">
            <text:p>-9.5</text:p>
          </table:table-cell>
        </table:table-row>
        <table:table-row table:style-name="ro2">
          <table:table-cell office:value-type="float" office:value="11497" calcext:value-type="float">
            <text:p>11497</text:p>
          </table:table-cell>
          <table:table-cell office:value-type="float" office:value="3.93" calcext:value-type="float">
            <text:p>3.93</text:p>
          </table:table-cell>
          <table:table-cell office:value-type="float" office:value="2.996" calcext:value-type="float">
            <text:p>3.0</text:p>
          </table:table-cell>
          <table:table-cell table:formula="of:=[.C232]*-1" office:value-type="float" office:value="-2.996" calcext:value-type="float">
            <text:p>-3.0</text:p>
          </table:table-cell>
          <table:table-cell table:formula="of:=([.D232])*([.A232]-[.A231])+[.E231]" office:value-type="float" office:value="-34457.1999999999" calcext:value-type="float">
            <text:p>-34457.2</text:p>
          </table:table-cell>
          <table:table-cell table:formula="of:=[.E232]/3600" office:value-type="float" office:value="-9.57144444444443" calcext:value-type="float">
            <text:p>-9.6</text:p>
          </table:table-cell>
        </table:table-row>
        <table:table-row table:style-name="ro2">
          <table:table-cell office:value-type="float" office:value="11547" calcext:value-type="float">
            <text:p>11547</text:p>
          </table:table-cell>
          <table:table-cell office:value-type="float" office:value="3.93" calcext:value-type="float">
            <text:p>3.93</text:p>
          </table:table-cell>
          <table:table-cell office:value-type="float" office:value="2.997" calcext:value-type="float">
            <text:p>3.0</text:p>
          </table:table-cell>
          <table:table-cell table:formula="of:=[.C233]*-1" office:value-type="float" office:value="-2.997" calcext:value-type="float">
            <text:p>-3.0</text:p>
          </table:table-cell>
          <table:table-cell table:formula="of:=([.D233])*([.A233]-[.A232])+[.E232]" office:value-type="float" office:value="-34607.0499999999" calcext:value-type="float">
            <text:p>-34607.1</text:p>
          </table:table-cell>
          <table:table-cell table:formula="of:=[.E233]/3600" office:value-type="float" office:value="-9.61306944444443" calcext:value-type="float">
            <text:p>-9.6</text:p>
          </table:table-cell>
        </table:table-row>
        <table:table-row table:style-name="ro2">
          <table:table-cell office:value-type="float" office:value="11597" calcext:value-type="float">
            <text:p>11597</text:p>
          </table:table-cell>
          <table:table-cell office:value-type="float" office:value="3.93" calcext:value-type="float">
            <text:p>3.93</text:p>
          </table:table-cell>
          <table:table-cell office:value-type="float" office:value="2.998" calcext:value-type="float">
            <text:p>3.0</text:p>
          </table:table-cell>
          <table:table-cell table:formula="of:=[.C234]*-1" office:value-type="float" office:value="-2.998" calcext:value-type="float">
            <text:p>-3.0</text:p>
          </table:table-cell>
          <table:table-cell table:formula="of:=([.D234])*([.A234]-[.A233])+[.E233]" office:value-type="float" office:value="-34756.9499999999" calcext:value-type="float">
            <text:p>-34757.0</text:p>
          </table:table-cell>
          <table:table-cell table:formula="of:=[.E234]/3600" office:value-type="float" office:value="-9.65470833333332" calcext:value-type="float">
            <text:p>-9.7</text:p>
          </table:table-cell>
        </table:table-row>
        <table:table-row table:style-name="ro2">
          <table:table-cell office:value-type="float" office:value="11647" calcext:value-type="float">
            <text:p>11647</text:p>
          </table:table-cell>
          <table:table-cell office:value-type="float" office:value="3.93" calcext:value-type="float">
            <text:p>3.93</text:p>
          </table:table-cell>
          <table:table-cell office:value-type="float" office:value="2.998" calcext:value-type="float">
            <text:p>3.0</text:p>
          </table:table-cell>
          <table:table-cell table:formula="of:=[.C235]*-1" office:value-type="float" office:value="-2.998" calcext:value-type="float">
            <text:p>-3.0</text:p>
          </table:table-cell>
          <table:table-cell table:formula="of:=([.D235])*([.A235]-[.A234])+[.E234]" office:value-type="float" office:value="-34906.8499999999" calcext:value-type="float">
            <text:p>-34906.9</text:p>
          </table:table-cell>
          <table:table-cell table:formula="of:=[.E235]/3600" office:value-type="float" office:value="-9.69634722222221" calcext:value-type="float">
            <text:p>-9.7</text:p>
          </table:table-cell>
        </table:table-row>
        <table:table-row table:style-name="ro2">
          <table:table-cell office:value-type="float" office:value="11697" calcext:value-type="float">
            <text:p>11697</text:p>
          </table:table-cell>
          <table:table-cell office:value-type="float" office:value="3.93" calcext:value-type="float">
            <text:p>3.93</text:p>
          </table:table-cell>
          <table:table-cell office:value-type="float" office:value="2.998" calcext:value-type="float">
            <text:p>3.0</text:p>
          </table:table-cell>
          <table:table-cell table:formula="of:=[.C236]*-1" office:value-type="float" office:value="-2.998" calcext:value-type="float">
            <text:p>-3.0</text:p>
          </table:table-cell>
          <table:table-cell table:formula="of:=([.D236])*([.A236]-[.A235])+[.E235]" office:value-type="float" office:value="-35056.7499999999" calcext:value-type="float">
            <text:p>-35056.8</text:p>
          </table:table-cell>
          <table:table-cell table:formula="of:=[.E236]/3600" office:value-type="float" office:value="-9.7379861111111" calcext:value-type="float">
            <text:p>-9.7</text:p>
          </table:table-cell>
        </table:table-row>
        <table:table-row table:style-name="ro2">
          <table:table-cell office:value-type="float" office:value="11747" calcext:value-type="float">
            <text:p>11747</text:p>
          </table:table-cell>
          <table:table-cell office:value-type="float" office:value="3.92" calcext:value-type="float">
            <text:p>3.92</text:p>
          </table:table-cell>
          <table:table-cell office:value-type="float" office:value="2.996" calcext:value-type="float">
            <text:p>3.0</text:p>
          </table:table-cell>
          <table:table-cell table:formula="of:=[.C237]*-1" office:value-type="float" office:value="-2.996" calcext:value-type="float">
            <text:p>-3.0</text:p>
          </table:table-cell>
          <table:table-cell table:formula="of:=([.D237])*([.A237]-[.A236])+[.E236]" office:value-type="float" office:value="-35206.55" calcext:value-type="float">
            <text:p>-35206.6</text:p>
          </table:table-cell>
          <table:table-cell table:formula="of:=[.E237]/3600" office:value-type="float" office:value="-9.77959722222221" calcext:value-type="float">
            <text:p>-9.8</text:p>
          </table:table-cell>
        </table:table-row>
        <table:table-row table:style-name="ro2">
          <table:table-cell office:value-type="float" office:value="11797" calcext:value-type="float">
            <text:p>11797</text:p>
          </table:table-cell>
          <table:table-cell office:value-type="float" office:value="3.92" calcext:value-type="float">
            <text:p>3.92</text:p>
          </table:table-cell>
          <table:table-cell office:value-type="float" office:value="2.997" calcext:value-type="float">
            <text:p>3.0</text:p>
          </table:table-cell>
          <table:table-cell table:formula="of:=[.C238]*-1" office:value-type="float" office:value="-2.997" calcext:value-type="float">
            <text:p>-3.0</text:p>
          </table:table-cell>
          <table:table-cell table:formula="of:=([.D238])*([.A238]-[.A237])+[.E237]" office:value-type="float" office:value="-35356.3999999999" calcext:value-type="float">
            <text:p>-35356.4</text:p>
          </table:table-cell>
          <table:table-cell table:formula="of:=[.E238]/3600" office:value-type="float" office:value="-9.82122222222221" calcext:value-type="float">
            <text:p>-9.8</text:p>
          </table:table-cell>
        </table:table-row>
        <table:table-row table:style-name="ro2">
          <table:table-cell office:value-type="float" office:value="11847" calcext:value-type="float">
            <text:p>11847</text:p>
          </table:table-cell>
          <table:table-cell office:value-type="float" office:value="3.92" calcext:value-type="float">
            <text:p>3.92</text:p>
          </table:table-cell>
          <table:table-cell office:value-type="float" office:value="2.996" calcext:value-type="float">
            <text:p>3.0</text:p>
          </table:table-cell>
          <table:table-cell table:formula="of:=[.C239]*-1" office:value-type="float" office:value="-2.996" calcext:value-type="float">
            <text:p>-3.0</text:p>
          </table:table-cell>
          <table:table-cell table:formula="of:=([.D239])*([.A239]-[.A238])+[.E238]" office:value-type="float" office:value="-35506.2" calcext:value-type="float">
            <text:p>-35506.2</text:p>
          </table:table-cell>
          <table:table-cell table:formula="of:=[.E239]/3600" office:value-type="float" office:value="-9.86283333333332" calcext:value-type="float">
            <text:p>-9.9</text:p>
          </table:table-cell>
        </table:table-row>
        <table:table-row table:style-name="ro2">
          <table:table-cell office:value-type="float" office:value="11897" calcext:value-type="float">
            <text:p>11897</text:p>
          </table:table-cell>
          <table:table-cell office:value-type="float" office:value="3.92" calcext:value-type="float">
            <text:p>3.92</text:p>
          </table:table-cell>
          <table:table-cell office:value-type="float" office:value="2.996" calcext:value-type="float">
            <text:p>3.0</text:p>
          </table:table-cell>
          <table:table-cell table:formula="of:=[.C240]*-1" office:value-type="float" office:value="-2.996" calcext:value-type="float">
            <text:p>-3.0</text:p>
          </table:table-cell>
          <table:table-cell table:formula="of:=([.D240])*([.A240]-[.A239])+[.E239]" office:value-type="float" office:value="-35656" calcext:value-type="float">
            <text:p>-35656.0</text:p>
          </table:table-cell>
          <table:table-cell table:formula="of:=[.E240]/3600" office:value-type="float" office:value="-9.90444444444443" calcext:value-type="float">
            <text:p>-9.9</text:p>
          </table:table-cell>
        </table:table-row>
        <table:table-row table:style-name="ro2">
          <table:table-cell office:value-type="float" office:value="11947" calcext:value-type="float">
            <text:p>11947</text:p>
          </table:table-cell>
          <table:table-cell office:value-type="float" office:value="3.92" calcext:value-type="float">
            <text:p>3.92</text:p>
          </table:table-cell>
          <table:table-cell office:value-type="float" office:value="2.997" calcext:value-type="float">
            <text:p>3.0</text:p>
          </table:table-cell>
          <table:table-cell table:formula="of:=[.C241]*-1" office:value-type="float" office:value="-2.997" calcext:value-type="float">
            <text:p>-3.0</text:p>
          </table:table-cell>
          <table:table-cell table:formula="of:=([.D241])*([.A241]-[.A240])+[.E240]" office:value-type="float" office:value="-35805.85" calcext:value-type="float">
            <text:p>-35805.9</text:p>
          </table:table-cell>
          <table:table-cell table:formula="of:=[.E241]/3600" office:value-type="float" office:value="-9.94606944444443" calcext:value-type="float">
            <text:p>-9.9</text:p>
          </table:table-cell>
        </table:table-row>
        <table:table-row table:style-name="ro2">
          <table:table-cell office:value-type="float" office:value="11997" calcext:value-type="float">
            <text:p>11997</text:p>
          </table:table-cell>
          <table:table-cell office:value-type="float" office:value="3.92" calcext:value-type="float">
            <text:p>3.92</text:p>
          </table:table-cell>
          <table:table-cell office:value-type="float" office:value="2.997" calcext:value-type="float">
            <text:p>3.0</text:p>
          </table:table-cell>
          <table:table-cell table:formula="of:=[.C242]*-1" office:value-type="float" office:value="-2.997" calcext:value-type="float">
            <text:p>-3.0</text:p>
          </table:table-cell>
          <table:table-cell table:formula="of:=([.D242])*([.A242]-[.A241])+[.E241]" office:value-type="float" office:value="-35955.7" calcext:value-type="float">
            <text:p>-35955.7</text:p>
          </table:table-cell>
          <table:table-cell table:formula="of:=[.E242]/3600" office:value-type="float" office:value="-9.98769444444443" calcext:value-type="float">
            <text:p>-10.0</text:p>
          </table:table-cell>
        </table:table-row>
        <table:table-row table:style-name="ro2">
          <table:table-cell office:value-type="float" office:value="12047" calcext:value-type="float">
            <text:p>12047</text:p>
          </table:table-cell>
          <table:table-cell office:value-type="float" office:value="3.92" calcext:value-type="float">
            <text:p>3.92</text:p>
          </table:table-cell>
          <table:table-cell office:value-type="float" office:value="2.996" calcext:value-type="float">
            <text:p>3.0</text:p>
          </table:table-cell>
          <table:table-cell table:formula="of:=[.C243]*-1" office:value-type="float" office:value="-2.996" calcext:value-type="float">
            <text:p>-3.0</text:p>
          </table:table-cell>
          <table:table-cell table:formula="of:=([.D243])*([.A243]-[.A242])+[.E242]" office:value-type="float" office:value="-36105.5" calcext:value-type="float">
            <text:p>-36105.5</text:p>
          </table:table-cell>
          <table:table-cell table:formula="of:=[.E243]/3600" office:value-type="float" office:value="-10.0293055555555" calcext:value-type="float">
            <text:p>-10.0</text:p>
          </table:table-cell>
        </table:table-row>
        <table:table-row table:style-name="ro2">
          <table:table-cell office:value-type="float" office:value="12097" calcext:value-type="float">
            <text:p>12097</text:p>
          </table:table-cell>
          <table:table-cell office:value-type="float" office:value="3.92" calcext:value-type="float">
            <text:p>3.92</text:p>
          </table:table-cell>
          <table:table-cell office:value-type="float" office:value="2.996" calcext:value-type="float">
            <text:p>3.0</text:p>
          </table:table-cell>
          <table:table-cell table:formula="of:=[.C244]*-1" office:value-type="float" office:value="-2.996" calcext:value-type="float">
            <text:p>-3.0</text:p>
          </table:table-cell>
          <table:table-cell table:formula="of:=([.D244])*([.A244]-[.A243])+[.E243]" office:value-type="float" office:value="-36255.3" calcext:value-type="float">
            <text:p>-36255.3</text:p>
          </table:table-cell>
          <table:table-cell table:formula="of:=[.E244]/3600" office:value-type="float" office:value="-10.0709166666667" calcext:value-type="float">
            <text:p>-10.1</text:p>
          </table:table-cell>
        </table:table-row>
        <table:table-row table:style-name="ro2">
          <table:table-cell office:value-type="float" office:value="12147" calcext:value-type="float">
            <text:p>12147</text:p>
          </table:table-cell>
          <table:table-cell office:value-type="float" office:value="3.91" calcext:value-type="float">
            <text:p>3.91</text:p>
          </table:table-cell>
          <table:table-cell office:value-type="float" office:value="2.996" calcext:value-type="float">
            <text:p>3.0</text:p>
          </table:table-cell>
          <table:table-cell table:formula="of:=[.C245]*-1" office:value-type="float" office:value="-2.996" calcext:value-type="float">
            <text:p>-3.0</text:p>
          </table:table-cell>
          <table:table-cell table:formula="of:=([.D245])*([.A245]-[.A244])+[.E244]" office:value-type="float" office:value="-36405.1" calcext:value-type="float">
            <text:p>-36405.1</text:p>
          </table:table-cell>
          <table:table-cell table:formula="of:=[.E245]/3600" office:value-type="float" office:value="-10.1125277777778" calcext:value-type="float">
            <text:p>-10.1</text:p>
          </table:table-cell>
        </table:table-row>
        <table:table-row table:style-name="ro2">
          <table:table-cell office:value-type="float" office:value="12197" calcext:value-type="float">
            <text:p>12197</text:p>
          </table:table-cell>
          <table:table-cell office:value-type="float" office:value="3.91" calcext:value-type="float">
            <text:p>3.91</text:p>
          </table:table-cell>
          <table:table-cell office:value-type="float" office:value="2.995" calcext:value-type="float">
            <text:p>3.0</text:p>
          </table:table-cell>
          <table:table-cell table:formula="of:=[.C246]*-1" office:value-type="float" office:value="-2.995" calcext:value-type="float">
            <text:p>-3.0</text:p>
          </table:table-cell>
          <table:table-cell table:formula="of:=([.D246])*([.A246]-[.A245])+[.E245]" office:value-type="float" office:value="-36554.85" calcext:value-type="float">
            <text:p>-36554.9</text:p>
          </table:table-cell>
          <table:table-cell table:formula="of:=[.E246]/3600" office:value-type="float" office:value="-10.154125" calcext:value-type="float">
            <text:p>-10.2</text:p>
          </table:table-cell>
        </table:table-row>
        <table:table-row table:style-name="ro2">
          <table:table-cell office:value-type="float" office:value="12247" calcext:value-type="float">
            <text:p>12247</text:p>
          </table:table-cell>
          <table:table-cell office:value-type="float" office:value="3.91" calcext:value-type="float">
            <text:p>3.91</text:p>
          </table:table-cell>
          <table:table-cell office:value-type="float" office:value="2.996" calcext:value-type="float">
            <text:p>3.0</text:p>
          </table:table-cell>
          <table:table-cell table:formula="of:=[.C247]*-1" office:value-type="float" office:value="-2.996" calcext:value-type="float">
            <text:p>-3.0</text:p>
          </table:table-cell>
          <table:table-cell table:formula="of:=([.D247])*([.A247]-[.A246])+[.E246]" office:value-type="float" office:value="-36704.65" calcext:value-type="float">
            <text:p>-36704.7</text:p>
          </table:table-cell>
          <table:table-cell table:formula="of:=[.E247]/3600" office:value-type="float" office:value="-10.1957361111111" calcext:value-type="float">
            <text:p>-10.2</text:p>
          </table:table-cell>
        </table:table-row>
        <table:table-row table:style-name="ro2">
          <table:table-cell office:value-type="float" office:value="12297" calcext:value-type="float">
            <text:p>12297</text:p>
          </table:table-cell>
          <table:table-cell office:value-type="float" office:value="3.91" calcext:value-type="float">
            <text:p>3.91</text:p>
          </table:table-cell>
          <table:table-cell office:value-type="float" office:value="2.997" calcext:value-type="float">
            <text:p>3.0</text:p>
          </table:table-cell>
          <table:table-cell table:formula="of:=[.C248]*-1" office:value-type="float" office:value="-2.997" calcext:value-type="float">
            <text:p>-3.0</text:p>
          </table:table-cell>
          <table:table-cell table:formula="of:=([.D248])*([.A248]-[.A247])+[.E247]" office:value-type="float" office:value="-36854.5" calcext:value-type="float">
            <text:p>-36854.5</text:p>
          </table:table-cell>
          <table:table-cell table:formula="of:=[.E248]/3600" office:value-type="float" office:value="-10.2373611111111" calcext:value-type="float">
            <text:p>-10.2</text:p>
          </table:table-cell>
        </table:table-row>
        <table:table-row table:style-name="ro2">
          <table:table-cell office:value-type="float" office:value="12347" calcext:value-type="float">
            <text:p>12347</text:p>
          </table:table-cell>
          <table:table-cell office:value-type="float" office:value="3.91" calcext:value-type="float">
            <text:p>3.91</text:p>
          </table:table-cell>
          <table:table-cell office:value-type="float" office:value="2.996" calcext:value-type="float">
            <text:p>3.0</text:p>
          </table:table-cell>
          <table:table-cell table:formula="of:=[.C249]*-1" office:value-type="float" office:value="-2.996" calcext:value-type="float">
            <text:p>-3.0</text:p>
          </table:table-cell>
          <table:table-cell table:formula="of:=([.D249])*([.A249]-[.A248])+[.E248]" office:value-type="float" office:value="-37004.3" calcext:value-type="float">
            <text:p>-37004.3</text:p>
          </table:table-cell>
          <table:table-cell table:formula="of:=[.E249]/3600" office:value-type="float" office:value="-10.2789722222222" calcext:value-type="float">
            <text:p>-10.3</text:p>
          </table:table-cell>
        </table:table-row>
        <table:table-row table:style-name="ro2">
          <table:table-cell office:value-type="float" office:value="12397" calcext:value-type="float">
            <text:p>12397</text:p>
          </table:table-cell>
          <table:table-cell office:value-type="float" office:value="3.91" calcext:value-type="float">
            <text:p>3.91</text:p>
          </table:table-cell>
          <table:table-cell office:value-type="float" office:value="2.996" calcext:value-type="float">
            <text:p>3.0</text:p>
          </table:table-cell>
          <table:table-cell table:formula="of:=[.C250]*-1" office:value-type="float" office:value="-2.996" calcext:value-type="float">
            <text:p>-3.0</text:p>
          </table:table-cell>
          <table:table-cell table:formula="of:=([.D250])*([.A250]-[.A249])+[.E249]" office:value-type="float" office:value="-37154.1" calcext:value-type="float">
            <text:p>-37154.1</text:p>
          </table:table-cell>
          <table:table-cell table:formula="of:=[.E250]/3600" office:value-type="float" office:value="-10.3205833333333" calcext:value-type="float">
            <text:p>-10.3</text:p>
          </table:table-cell>
        </table:table-row>
        <table:table-row table:style-name="ro2">
          <table:table-cell office:value-type="float" office:value="12447" calcext:value-type="float">
            <text:p>12447</text:p>
          </table:table-cell>
          <table:table-cell office:value-type="float" office:value="3.91" calcext:value-type="float">
            <text:p>3.91</text:p>
          </table:table-cell>
          <table:table-cell office:value-type="float" office:value="2.996" calcext:value-type="float">
            <text:p>3.0</text:p>
          </table:table-cell>
          <table:table-cell table:formula="of:=[.C251]*-1" office:value-type="float" office:value="-2.996" calcext:value-type="float">
            <text:p>-3.0</text:p>
          </table:table-cell>
          <table:table-cell table:formula="of:=([.D251])*([.A251]-[.A250])+[.E250]" office:value-type="float" office:value="-37303.9" calcext:value-type="float">
            <text:p>-37303.9</text:p>
          </table:table-cell>
          <table:table-cell table:formula="of:=[.E251]/3600" office:value-type="float" office:value="-10.3621944444444" calcext:value-type="float">
            <text:p>-10.4</text:p>
          </table:table-cell>
        </table:table-row>
        <table:table-row table:style-name="ro2">
          <table:table-cell office:value-type="float" office:value="12497" calcext:value-type="float">
            <text:p>12497</text:p>
          </table:table-cell>
          <table:table-cell office:value-type="float" office:value="3.9" calcext:value-type="float">
            <text:p>3.9</text:p>
          </table:table-cell>
          <table:table-cell office:value-type="float" office:value="2.996" calcext:value-type="float">
            <text:p>3.0</text:p>
          </table:table-cell>
          <table:table-cell table:formula="of:=[.C252]*-1" office:value-type="float" office:value="-2.996" calcext:value-type="float">
            <text:p>-3.0</text:p>
          </table:table-cell>
          <table:table-cell table:formula="of:=([.D252])*([.A252]-[.A251])+[.E251]" office:value-type="float" office:value="-37453.7" calcext:value-type="float">
            <text:p>-37453.7</text:p>
          </table:table-cell>
          <table:table-cell table:formula="of:=[.E252]/3600" office:value-type="float" office:value="-10.4038055555555" calcext:value-type="float">
            <text:p>-10.4</text:p>
          </table:table-cell>
        </table:table-row>
        <table:table-row table:style-name="ro2">
          <table:table-cell office:value-type="float" office:value="12547" calcext:value-type="float">
            <text:p>12547</text:p>
          </table:table-cell>
          <table:table-cell office:value-type="float" office:value="3.91" calcext:value-type="float">
            <text:p>3.91</text:p>
          </table:table-cell>
          <table:table-cell office:value-type="float" office:value="2.996" calcext:value-type="float">
            <text:p>3.0</text:p>
          </table:table-cell>
          <table:table-cell table:formula="of:=[.C253]*-1" office:value-type="float" office:value="-2.996" calcext:value-type="float">
            <text:p>-3.0</text:p>
          </table:table-cell>
          <table:table-cell table:formula="of:=([.D253])*([.A253]-[.A252])+[.E252]" office:value-type="float" office:value="-37603.5" calcext:value-type="float">
            <text:p>-37603.5</text:p>
          </table:table-cell>
          <table:table-cell table:formula="of:=[.E253]/3600" office:value-type="float" office:value="-10.4454166666667" calcext:value-type="float">
            <text:p>-10.4</text:p>
          </table:table-cell>
        </table:table-row>
        <table:table-row table:style-name="ro2">
          <table:table-cell office:value-type="float" office:value="12597" calcext:value-type="float">
            <text:p>12597</text:p>
          </table:table-cell>
          <table:table-cell office:value-type="float" office:value="3.91" calcext:value-type="float">
            <text:p>3.91</text:p>
          </table:table-cell>
          <table:table-cell office:value-type="float" office:value="2.997" calcext:value-type="float">
            <text:p>3.0</text:p>
          </table:table-cell>
          <table:table-cell table:formula="of:=[.C254]*-1" office:value-type="float" office:value="-2.997" calcext:value-type="float">
            <text:p>-3.0</text:p>
          </table:table-cell>
          <table:table-cell table:formula="of:=([.D254])*([.A254]-[.A253])+[.E253]" office:value-type="float" office:value="-37753.35" calcext:value-type="float">
            <text:p>-37753.4</text:p>
          </table:table-cell>
          <table:table-cell table:formula="of:=[.E254]/3600" office:value-type="float" office:value="-10.4870416666667" calcext:value-type="float">
            <text:p>-10.5</text:p>
          </table:table-cell>
        </table:table-row>
        <table:table-row table:style-name="ro2">
          <table:table-cell office:value-type="float" office:value="12647" calcext:value-type="float">
            <text:p>12647</text:p>
          </table:table-cell>
          <table:table-cell office:value-type="float" office:value="3.91" calcext:value-type="float">
            <text:p>3.91</text:p>
          </table:table-cell>
          <table:table-cell office:value-type="float" office:value="2.997" calcext:value-type="float">
            <text:p>3.0</text:p>
          </table:table-cell>
          <table:table-cell table:formula="of:=[.C255]*-1" office:value-type="float" office:value="-2.997" calcext:value-type="float">
            <text:p>-3.0</text:p>
          </table:table-cell>
          <table:table-cell table:formula="of:=([.D255])*([.A255]-[.A254])+[.E254]" office:value-type="float" office:value="-37903.2" calcext:value-type="float">
            <text:p>-37903.2</text:p>
          </table:table-cell>
          <table:table-cell table:formula="of:=[.E255]/3600" office:value-type="float" office:value="-10.5286666666667" calcext:value-type="float">
            <text:p>-10.5</text:p>
          </table:table-cell>
        </table:table-row>
        <table:table-row table:style-name="ro2">
          <table:table-cell office:value-type="float" office:value="12697" calcext:value-type="float">
            <text:p>12697</text:p>
          </table:table-cell>
          <table:table-cell office:value-type="float" office:value="3.91" calcext:value-type="float">
            <text:p>3.91</text:p>
          </table:table-cell>
          <table:table-cell office:value-type="float" office:value="2.997" calcext:value-type="float">
            <text:p>3.0</text:p>
          </table:table-cell>
          <table:table-cell table:formula="of:=[.C256]*-1" office:value-type="float" office:value="-2.997" calcext:value-type="float">
            <text:p>-3.0</text:p>
          </table:table-cell>
          <table:table-cell table:formula="of:=([.D256])*([.A256]-[.A255])+[.E255]" office:value-type="float" office:value="-38053.05" calcext:value-type="float">
            <text:p>-38053.1</text:p>
          </table:table-cell>
          <table:table-cell table:formula="of:=[.E256]/3600" office:value-type="float" office:value="-10.5702916666667" calcext:value-type="float">
            <text:p>-10.6</text:p>
          </table:table-cell>
        </table:table-row>
        <table:table-row table:style-name="ro2">
          <table:table-cell office:value-type="float" office:value="12747" calcext:value-type="float">
            <text:p>12747</text:p>
          </table:table-cell>
          <table:table-cell office:value-type="float" office:value="3.9" calcext:value-type="float">
            <text:p>3.9</text:p>
          </table:table-cell>
          <table:table-cell office:value-type="float" office:value="2.996" calcext:value-type="float">
            <text:p>3.0</text:p>
          </table:table-cell>
          <table:table-cell table:formula="of:=[.C257]*-1" office:value-type="float" office:value="-2.996" calcext:value-type="float">
            <text:p>-3.0</text:p>
          </table:table-cell>
          <table:table-cell table:formula="of:=([.D257])*([.A257]-[.A256])+[.E256]" office:value-type="float" office:value="-38202.85" calcext:value-type="float">
            <text:p>-38202.9</text:p>
          </table:table-cell>
          <table:table-cell table:formula="of:=[.E257]/3600" office:value-type="float" office:value="-10.6119027777778" calcext:value-type="float">
            <text:p>-10.6</text:p>
          </table:table-cell>
        </table:table-row>
        <table:table-row table:style-name="ro2">
          <table:table-cell office:value-type="float" office:value="12797" calcext:value-type="float">
            <text:p>12797</text:p>
          </table:table-cell>
          <table:table-cell office:value-type="float" office:value="3.91" calcext:value-type="float">
            <text:p>3.91</text:p>
          </table:table-cell>
          <table:table-cell office:value-type="float" office:value="2.997" calcext:value-type="float">
            <text:p>3.0</text:p>
          </table:table-cell>
          <table:table-cell table:formula="of:=[.C258]*-1" office:value-type="float" office:value="-2.997" calcext:value-type="float">
            <text:p>-3.0</text:p>
          </table:table-cell>
          <table:table-cell table:formula="of:=([.D258])*([.A258]-[.A257])+[.E257]" office:value-type="float" office:value="-38352.7" calcext:value-type="float">
            <text:p>-38352.7</text:p>
          </table:table-cell>
          <table:table-cell table:formula="of:=[.E258]/3600" office:value-type="float" office:value="-10.6535277777778" calcext:value-type="float">
            <text:p>-10.7</text:p>
          </table:table-cell>
        </table:table-row>
        <table:table-row table:style-name="ro2">
          <table:table-cell office:value-type="float" office:value="12847" calcext:value-type="float">
            <text:p>12847</text:p>
          </table:table-cell>
          <table:table-cell office:value-type="float" office:value="3.9" calcext:value-type="float">
            <text:p>3.9</text:p>
          </table:table-cell>
          <table:table-cell office:value-type="float" office:value="2.996" calcext:value-type="float">
            <text:p>3.0</text:p>
          </table:table-cell>
          <table:table-cell table:formula="of:=[.C259]*-1" office:value-type="float" office:value="-2.996" calcext:value-type="float">
            <text:p>-3.0</text:p>
          </table:table-cell>
          <table:table-cell table:formula="of:=([.D259])*([.A259]-[.A258])+[.E258]" office:value-type="float" office:value="-38502.5" calcext:value-type="float">
            <text:p>-38502.5</text:p>
          </table:table-cell>
          <table:table-cell table:formula="of:=[.E259]/3600" office:value-type="float" office:value="-10.6951388888889" calcext:value-type="float">
            <text:p>-10.7</text:p>
          </table:table-cell>
        </table:table-row>
        <table:table-row table:style-name="ro2">
          <table:table-cell office:value-type="float" office:value="12897" calcext:value-type="float">
            <text:p>12897</text:p>
          </table:table-cell>
          <table:table-cell office:value-type="float" office:value="3.9" calcext:value-type="float">
            <text:p>3.9</text:p>
          </table:table-cell>
          <table:table-cell office:value-type="float" office:value="2.996" calcext:value-type="float">
            <text:p>3.0</text:p>
          </table:table-cell>
          <table:table-cell table:formula="of:=[.C260]*-1" office:value-type="float" office:value="-2.996" calcext:value-type="float">
            <text:p>-3.0</text:p>
          </table:table-cell>
          <table:table-cell table:formula="of:=([.D260])*([.A260]-[.A259])+[.E259]" office:value-type="float" office:value="-38652.3" calcext:value-type="float">
            <text:p>-38652.3</text:p>
          </table:table-cell>
          <table:table-cell table:formula="of:=[.E260]/3600" office:value-type="float" office:value="-10.73675" calcext:value-type="float">
            <text:p>-10.7</text:p>
          </table:table-cell>
        </table:table-row>
        <table:table-row table:style-name="ro2">
          <table:table-cell office:value-type="float" office:value="12947" calcext:value-type="float">
            <text:p>12947</text:p>
          </table:table-cell>
          <table:table-cell office:value-type="float" office:value="3.9" calcext:value-type="float">
            <text:p>3.9</text:p>
          </table:table-cell>
          <table:table-cell office:value-type="float" office:value="2.996" calcext:value-type="float">
            <text:p>3.0</text:p>
          </table:table-cell>
          <table:table-cell table:formula="of:=[.C261]*-1" office:value-type="float" office:value="-2.996" calcext:value-type="float">
            <text:p>-3.0</text:p>
          </table:table-cell>
          <table:table-cell table:formula="of:=([.D261])*([.A261]-[.A260])+[.E260]" office:value-type="float" office:value="-38802.1" calcext:value-type="float">
            <text:p>-38802.1</text:p>
          </table:table-cell>
          <table:table-cell table:formula="of:=[.E261]/3600" office:value-type="float" office:value="-10.7783611111111" calcext:value-type="float">
            <text:p>-10.8</text:p>
          </table:table-cell>
        </table:table-row>
        <table:table-row table:style-name="ro2">
          <table:table-cell office:value-type="float" office:value="12997" calcext:value-type="float">
            <text:p>12997</text:p>
          </table:table-cell>
          <table:table-cell office:value-type="float" office:value="3.9" calcext:value-type="float">
            <text:p>3.9</text:p>
          </table:table-cell>
          <table:table-cell office:value-type="float" office:value="2.997" calcext:value-type="float">
            <text:p>3.0</text:p>
          </table:table-cell>
          <table:table-cell table:formula="of:=[.C262]*-1" office:value-type="float" office:value="-2.997" calcext:value-type="float">
            <text:p>-3.0</text:p>
          </table:table-cell>
          <table:table-cell table:formula="of:=([.D262])*([.A262]-[.A261])+[.E261]" office:value-type="float" office:value="-38951.95" calcext:value-type="float">
            <text:p>-38952.0</text:p>
          </table:table-cell>
          <table:table-cell table:formula="of:=[.E262]/3600" office:value-type="float" office:value="-10.8199861111111" calcext:value-type="float">
            <text:p>-10.8</text:p>
          </table:table-cell>
        </table:table-row>
        <table:table-row table:style-name="ro2">
          <table:table-cell office:value-type="float" office:value="13047" calcext:value-type="float">
            <text:p>13047</text:p>
          </table:table-cell>
          <table:table-cell office:value-type="float" office:value="3.9" calcext:value-type="float">
            <text:p>3.9</text:p>
          </table:table-cell>
          <table:table-cell office:value-type="float" office:value="2.996" calcext:value-type="float">
            <text:p>3.0</text:p>
          </table:table-cell>
          <table:table-cell table:formula="of:=[.C263]*-1" office:value-type="float" office:value="-2.996" calcext:value-type="float">
            <text:p>-3.0</text:p>
          </table:table-cell>
          <table:table-cell table:formula="of:=([.D263])*([.A263]-[.A262])+[.E262]" office:value-type="float" office:value="-39101.75" calcext:value-type="float">
            <text:p>-39101.8</text:p>
          </table:table-cell>
          <table:table-cell table:formula="of:=[.E263]/3600" office:value-type="float" office:value="-10.8615972222222" calcext:value-type="float">
            <text:p>-10.9</text:p>
          </table:table-cell>
        </table:table-row>
        <table:table-row table:style-name="ro2">
          <table:table-cell office:value-type="float" office:value="13097" calcext:value-type="float">
            <text:p>13097</text:p>
          </table:table-cell>
          <table:table-cell office:value-type="float" office:value="3.9" calcext:value-type="float">
            <text:p>3.9</text:p>
          </table:table-cell>
          <table:table-cell office:value-type="float" office:value="2.997" calcext:value-type="float">
            <text:p>3.0</text:p>
          </table:table-cell>
          <table:table-cell table:formula="of:=[.C264]*-1" office:value-type="float" office:value="-2.997" calcext:value-type="float">
            <text:p>-3.0</text:p>
          </table:table-cell>
          <table:table-cell table:formula="of:=([.D264])*([.A264]-[.A263])+[.E263]" office:value-type="float" office:value="-39251.6" calcext:value-type="float">
            <text:p>-39251.6</text:p>
          </table:table-cell>
          <table:table-cell table:formula="of:=[.E264]/3600" office:value-type="float" office:value="-10.9032222222222" calcext:value-type="float">
            <text:p>-10.9</text:p>
          </table:table-cell>
        </table:table-row>
        <table:table-row table:style-name="ro2">
          <table:table-cell office:value-type="float" office:value="13147" calcext:value-type="float">
            <text:p>13147</text:p>
          </table:table-cell>
          <table:table-cell office:value-type="float" office:value="3.9" calcext:value-type="float">
            <text:p>3.9</text:p>
          </table:table-cell>
          <table:table-cell office:value-type="float" office:value="2.997" calcext:value-type="float">
            <text:p>3.0</text:p>
          </table:table-cell>
          <table:table-cell table:formula="of:=[.C265]*-1" office:value-type="float" office:value="-2.997" calcext:value-type="float">
            <text:p>-3.0</text:p>
          </table:table-cell>
          <table:table-cell table:formula="of:=([.D265])*([.A265]-[.A264])+[.E264]" office:value-type="float" office:value="-39401.45" calcext:value-type="float">
            <text:p>-39401.5</text:p>
          </table:table-cell>
          <table:table-cell table:formula="of:=[.E265]/3600" office:value-type="float" office:value="-10.9448472222222" calcext:value-type="float">
            <text:p>-10.9</text:p>
          </table:table-cell>
        </table:table-row>
        <table:table-row table:style-name="ro2">
          <table:table-cell office:value-type="float" office:value="13197" calcext:value-type="float">
            <text:p>13197</text:p>
          </table:table-cell>
          <table:table-cell office:value-type="float" office:value="3.9" calcext:value-type="float">
            <text:p>3.9</text:p>
          </table:table-cell>
          <table:table-cell office:value-type="float" office:value="2.997" calcext:value-type="float">
            <text:p>3.0</text:p>
          </table:table-cell>
          <table:table-cell table:formula="of:=[.C266]*-1" office:value-type="float" office:value="-2.997" calcext:value-type="float">
            <text:p>-3.0</text:p>
          </table:table-cell>
          <table:table-cell table:formula="of:=([.D266])*([.A266]-[.A265])+[.E265]" office:value-type="float" office:value="-39551.3" calcext:value-type="float">
            <text:p>-39551.3</text:p>
          </table:table-cell>
          <table:table-cell table:formula="of:=[.E266]/3600" office:value-type="float" office:value="-10.9864722222222" calcext:value-type="float">
            <text:p>-11.0</text:p>
          </table:table-cell>
        </table:table-row>
        <table:table-row table:style-name="ro2">
          <table:table-cell office:value-type="float" office:value="13247" calcext:value-type="float">
            <text:p>13247</text:p>
          </table:table-cell>
          <table:table-cell office:value-type="float" office:value="3.9" calcext:value-type="float">
            <text:p>3.9</text:p>
          </table:table-cell>
          <table:table-cell office:value-type="float" office:value="2.997" calcext:value-type="float">
            <text:p>3.0</text:p>
          </table:table-cell>
          <table:table-cell table:formula="of:=[.C267]*-1" office:value-type="float" office:value="-2.997" calcext:value-type="float">
            <text:p>-3.0</text:p>
          </table:table-cell>
          <table:table-cell table:formula="of:=([.D267])*([.A267]-[.A266])+[.E266]" office:value-type="float" office:value="-39701.15" calcext:value-type="float">
            <text:p>-39701.2</text:p>
          </table:table-cell>
          <table:table-cell table:formula="of:=[.E267]/3600" office:value-type="float" office:value="-11.0280972222222" calcext:value-type="float">
            <text:p>-11.0</text:p>
          </table:table-cell>
        </table:table-row>
        <table:table-row table:style-name="ro2">
          <table:table-cell office:value-type="float" office:value="13297" calcext:value-type="float">
            <text:p>13297</text:p>
          </table:table-cell>
          <table:table-cell office:value-type="float" office:value="3.9" calcext:value-type="float">
            <text:p>3.9</text:p>
          </table:table-cell>
          <table:table-cell office:value-type="float" office:value="2.997" calcext:value-type="float">
            <text:p>3.0</text:p>
          </table:table-cell>
          <table:table-cell table:formula="of:=[.C268]*-1" office:value-type="float" office:value="-2.997" calcext:value-type="float">
            <text:p>-3.0</text:p>
          </table:table-cell>
          <table:table-cell table:formula="of:=([.D268])*([.A268]-[.A267])+[.E267]" office:value-type="float" office:value="-39851" calcext:value-type="float">
            <text:p>-39851.0</text:p>
          </table:table-cell>
          <table:table-cell table:formula="of:=[.E268]/3600" office:value-type="float" office:value="-11.0697222222222" calcext:value-type="float">
            <text:p>-11.1</text:p>
          </table:table-cell>
        </table:table-row>
        <table:table-row table:style-name="ro2">
          <table:table-cell office:value-type="float" office:value="13347" calcext:value-type="float">
            <text:p>13347</text:p>
          </table:table-cell>
          <table:table-cell office:value-type="float" office:value="3.89" calcext:value-type="float">
            <text:p>3.89</text:p>
          </table:table-cell>
          <table:table-cell office:value-type="float" office:value="2.997" calcext:value-type="float">
            <text:p>3.0</text:p>
          </table:table-cell>
          <table:table-cell table:formula="of:=[.C269]*-1" office:value-type="float" office:value="-2.997" calcext:value-type="float">
            <text:p>-3.0</text:p>
          </table:table-cell>
          <table:table-cell table:formula="of:=([.D269])*([.A269]-[.A268])+[.E268]" office:value-type="float" office:value="-40000.85" calcext:value-type="float">
            <text:p>-40000.9</text:p>
          </table:table-cell>
          <table:table-cell table:formula="of:=[.E269]/3600" office:value-type="float" office:value="-11.1113472222222" calcext:value-type="float">
            <text:p>-11.1</text:p>
          </table:table-cell>
        </table:table-row>
        <table:table-row table:style-name="ro2">
          <table:table-cell office:value-type="float" office:value="13397" calcext:value-type="float">
            <text:p>13397</text:p>
          </table:table-cell>
          <table:table-cell office:value-type="float" office:value="3.89" calcext:value-type="float">
            <text:p>3.89</text:p>
          </table:table-cell>
          <table:table-cell office:value-type="float" office:value="2.996" calcext:value-type="float">
            <text:p>3.0</text:p>
          </table:table-cell>
          <table:table-cell table:formula="of:=[.C270]*-1" office:value-type="float" office:value="-2.996" calcext:value-type="float">
            <text:p>-3.0</text:p>
          </table:table-cell>
          <table:table-cell table:formula="of:=([.D270])*([.A270]-[.A269])+[.E269]" office:value-type="float" office:value="-40150.65" calcext:value-type="float">
            <text:p>-40150.7</text:p>
          </table:table-cell>
          <table:table-cell table:formula="of:=[.E270]/3600" office:value-type="float" office:value="-11.1529583333333" calcext:value-type="float">
            <text:p>-11.2</text:p>
          </table:table-cell>
        </table:table-row>
        <table:table-row table:style-name="ro2">
          <table:table-cell office:value-type="float" office:value="13447" calcext:value-type="float">
            <text:p>13447</text:p>
          </table:table-cell>
          <table:table-cell office:value-type="float" office:value="3.89" calcext:value-type="float">
            <text:p>3.89</text:p>
          </table:table-cell>
          <table:table-cell office:value-type="float" office:value="2.995" calcext:value-type="float">
            <text:p>3.0</text:p>
          </table:table-cell>
          <table:table-cell table:formula="of:=[.C271]*-1" office:value-type="float" office:value="-2.995" calcext:value-type="float">
            <text:p>-3.0</text:p>
          </table:table-cell>
          <table:table-cell table:formula="of:=([.D271])*([.A271]-[.A270])+[.E270]" office:value-type="float" office:value="-40300.4" calcext:value-type="float">
            <text:p>-40300.4</text:p>
          </table:table-cell>
          <table:table-cell table:formula="of:=[.E271]/3600" office:value-type="float" office:value="-11.1945555555556" calcext:value-type="float">
            <text:p>-11.2</text:p>
          </table:table-cell>
        </table:table-row>
        <table:table-row table:style-name="ro2">
          <table:table-cell office:value-type="float" office:value="13497" calcext:value-type="float">
            <text:p>1349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72]*-1" office:value-type="float" office:value="-2.996" calcext:value-type="float">
            <text:p>-3.0</text:p>
          </table:table-cell>
          <table:table-cell table:formula="of:=([.D272])*([.A272]-[.A271])+[.E271]" office:value-type="float" office:value="-40450.2" calcext:value-type="float">
            <text:p>-40450.2</text:p>
          </table:table-cell>
          <table:table-cell table:formula="of:=[.E272]/3600" office:value-type="float" office:value="-11.2361666666667" calcext:value-type="float">
            <text:p>-11.2</text:p>
          </table:table-cell>
        </table:table-row>
        <table:table-row table:style-name="ro2">
          <table:table-cell office:value-type="float" office:value="13547" calcext:value-type="float">
            <text:p>1354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73]*-1" office:value-type="float" office:value="-2.996" calcext:value-type="float">
            <text:p>-3.0</text:p>
          </table:table-cell>
          <table:table-cell table:formula="of:=([.D273])*([.A273]-[.A272])+[.E272]" office:value-type="float" office:value="-40600" calcext:value-type="float">
            <text:p>-40600.0</text:p>
          </table:table-cell>
          <table:table-cell table:formula="of:=[.E273]/3600" office:value-type="float" office:value="-11.2777777777778" calcext:value-type="float">
            <text:p>-11.3</text:p>
          </table:table-cell>
        </table:table-row>
        <table:table-row table:style-name="ro2">
          <table:table-cell office:value-type="float" office:value="13597" calcext:value-type="float">
            <text:p>13597</text:p>
          </table:table-cell>
          <table:table-cell office:value-type="float" office:value="3.89" calcext:value-type="float">
            <text:p>3.89</text:p>
          </table:table-cell>
          <table:table-cell office:value-type="float" office:value="2.996" calcext:value-type="float">
            <text:p>3.0</text:p>
          </table:table-cell>
          <table:table-cell table:formula="of:=[.C274]*-1" office:value-type="float" office:value="-2.996" calcext:value-type="float">
            <text:p>-3.0</text:p>
          </table:table-cell>
          <table:table-cell table:formula="of:=([.D274])*([.A274]-[.A273])+[.E273]" office:value-type="float" office:value="-40749.8" calcext:value-type="float">
            <text:p>-40749.8</text:p>
          </table:table-cell>
          <table:table-cell table:formula="of:=[.E274]/3600" office:value-type="float" office:value="-11.3193888888889" calcext:value-type="float">
            <text:p>-11.3</text:p>
          </table:table-cell>
        </table:table-row>
        <table:table-row table:style-name="ro2">
          <table:table-cell office:value-type="float" office:value="13647" calcext:value-type="float">
            <text:p>13647</text:p>
          </table:table-cell>
          <table:table-cell office:value-type="float" office:value="3.89" calcext:value-type="float">
            <text:p>3.89</text:p>
          </table:table-cell>
          <table:table-cell office:value-type="float" office:value="2.997" calcext:value-type="float">
            <text:p>3.0</text:p>
          </table:table-cell>
          <table:table-cell table:formula="of:=[.C275]*-1" office:value-type="float" office:value="-2.997" calcext:value-type="float">
            <text:p>-3.0</text:p>
          </table:table-cell>
          <table:table-cell table:formula="of:=([.D275])*([.A275]-[.A274])+[.E274]" office:value-type="float" office:value="-40899.65" calcext:value-type="float">
            <text:p>-40899.7</text:p>
          </table:table-cell>
          <table:table-cell table:formula="of:=[.E275]/3600" office:value-type="float" office:value="-11.3610138888889" calcext:value-type="float">
            <text:p>-11.4</text:p>
          </table:table-cell>
        </table:table-row>
        <table:table-row table:style-name="ro2">
          <table:table-cell office:value-type="float" office:value="13697" calcext:value-type="float">
            <text:p>13697</text:p>
          </table:table-cell>
          <table:table-cell office:value-type="float" office:value="3.89" calcext:value-type="float">
            <text:p>3.89</text:p>
          </table:table-cell>
          <table:table-cell office:value-type="float" office:value="2.996" calcext:value-type="float">
            <text:p>3.0</text:p>
          </table:table-cell>
          <table:table-cell table:formula="of:=[.C276]*-1" office:value-type="float" office:value="-2.996" calcext:value-type="float">
            <text:p>-3.0</text:p>
          </table:table-cell>
          <table:table-cell table:formula="of:=([.D276])*([.A276]-[.A275])+[.E275]" office:value-type="float" office:value="-41049.45" calcext:value-type="float">
            <text:p>-41049.5</text:p>
          </table:table-cell>
          <table:table-cell table:formula="of:=[.E276]/3600" office:value-type="float" office:value="-11.402625" calcext:value-type="float">
            <text:p>-11.4</text:p>
          </table:table-cell>
        </table:table-row>
        <table:table-row table:style-name="ro2">
          <table:table-cell office:value-type="float" office:value="13747" calcext:value-type="float">
            <text:p>13747</text:p>
          </table:table-cell>
          <table:table-cell office:value-type="float" office:value="3.89" calcext:value-type="float">
            <text:p>3.89</text:p>
          </table:table-cell>
          <table:table-cell office:value-type="float" office:value="2.996" calcext:value-type="float">
            <text:p>3.0</text:p>
          </table:table-cell>
          <table:table-cell table:formula="of:=[.C277]*-1" office:value-type="float" office:value="-2.996" calcext:value-type="float">
            <text:p>-3.0</text:p>
          </table:table-cell>
          <table:table-cell table:formula="of:=([.D277])*([.A277]-[.A276])+[.E276]" office:value-type="float" office:value="-41199.25" calcext:value-type="float">
            <text:p>-41199.3</text:p>
          </table:table-cell>
          <table:table-cell table:formula="of:=[.E277]/3600" office:value-type="float" office:value="-11.4442361111111" calcext:value-type="float">
            <text:p>-11.4</text:p>
          </table:table-cell>
        </table:table-row>
        <table:table-row table:style-name="ro2">
          <table:table-cell office:value-type="float" office:value="13797" calcext:value-type="float">
            <text:p>1379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78]*-1" office:value-type="float" office:value="-2.996" calcext:value-type="float">
            <text:p>-3.0</text:p>
          </table:table-cell>
          <table:table-cell table:formula="of:=([.D278])*([.A278]-[.A277])+[.E277]" office:value-type="float" office:value="-41349.05" calcext:value-type="float">
            <text:p>-41349.1</text:p>
          </table:table-cell>
          <table:table-cell table:formula="of:=[.E278]/3600" office:value-type="float" office:value="-11.4858472222222" calcext:value-type="float">
            <text:p>-11.5</text:p>
          </table:table-cell>
        </table:table-row>
        <table:table-row table:style-name="ro2">
          <table:table-cell office:value-type="float" office:value="13847" calcext:value-type="float">
            <text:p>1384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79]*-1" office:value-type="float" office:value="-2.996" calcext:value-type="float">
            <text:p>-3.0</text:p>
          </table:table-cell>
          <table:table-cell table:formula="of:=([.D279])*([.A279]-[.A278])+[.E278]" office:value-type="float" office:value="-41498.85" calcext:value-type="float">
            <text:p>-41498.9</text:p>
          </table:table-cell>
          <table:table-cell table:formula="of:=[.E279]/3600" office:value-type="float" office:value="-11.5274583333333" calcext:value-type="float">
            <text:p>-11.5</text:p>
          </table:table-cell>
        </table:table-row>
        <table:table-row table:style-name="ro2">
          <table:table-cell office:value-type="float" office:value="13897" calcext:value-type="float">
            <text:p>1389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80]*-1" office:value-type="float" office:value="-2.996" calcext:value-type="float">
            <text:p>-3.0</text:p>
          </table:table-cell>
          <table:table-cell table:formula="of:=([.D280])*([.A280]-[.A279])+[.E279]" office:value-type="float" office:value="-41648.65" calcext:value-type="float">
            <text:p>-41648.7</text:p>
          </table:table-cell>
          <table:table-cell table:formula="of:=[.E280]/3600" office:value-type="float" office:value="-11.5690694444444" calcext:value-type="float">
            <text:p>-11.6</text:p>
          </table:table-cell>
        </table:table-row>
        <table:table-row table:style-name="ro2">
          <table:table-cell office:value-type="float" office:value="13947" calcext:value-type="float">
            <text:p>13947</text:p>
          </table:table-cell>
          <table:table-cell office:value-type="float" office:value="3.88" calcext:value-type="float">
            <text:p>3.88</text:p>
          </table:table-cell>
          <table:table-cell office:value-type="float" office:value="2.997" calcext:value-type="float">
            <text:p>3.0</text:p>
          </table:table-cell>
          <table:table-cell table:formula="of:=[.C281]*-1" office:value-type="float" office:value="-2.997" calcext:value-type="float">
            <text:p>-3.0</text:p>
          </table:table-cell>
          <table:table-cell table:formula="of:=([.D281])*([.A281]-[.A280])+[.E280]" office:value-type="float" office:value="-41798.5" calcext:value-type="float">
            <text:p>-41798.5</text:p>
          </table:table-cell>
          <table:table-cell table:formula="of:=[.E281]/3600" office:value-type="float" office:value="-11.6106944444444" calcext:value-type="float">
            <text:p>-11.6</text:p>
          </table:table-cell>
        </table:table-row>
        <table:table-row table:style-name="ro2">
          <table:table-cell office:value-type="float" office:value="13997" calcext:value-type="float">
            <text:p>1399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82]*-1" office:value-type="float" office:value="-2.996" calcext:value-type="float">
            <text:p>-3.0</text:p>
          </table:table-cell>
          <table:table-cell table:formula="of:=([.D282])*([.A282]-[.A281])+[.E281]" office:value-type="float" office:value="-41948.3" calcext:value-type="float">
            <text:p>-41948.3</text:p>
          </table:table-cell>
          <table:table-cell table:formula="of:=[.E282]/3600" office:value-type="float" office:value="-11.6523055555556" calcext:value-type="float">
            <text:p>-11.7</text:p>
          </table:table-cell>
        </table:table-row>
        <table:table-row table:style-name="ro2">
          <table:table-cell office:value-type="float" office:value="14047" calcext:value-type="float">
            <text:p>1404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83]*-1" office:value-type="float" office:value="-2.996" calcext:value-type="float">
            <text:p>-3.0</text:p>
          </table:table-cell>
          <table:table-cell table:formula="of:=([.D283])*([.A283]-[.A282])+[.E282]" office:value-type="float" office:value="-42098.1" calcext:value-type="float">
            <text:p>-42098.1</text:p>
          </table:table-cell>
          <table:table-cell table:formula="of:=[.E283]/3600" office:value-type="float" office:value="-11.6939166666667" calcext:value-type="float">
            <text:p>-11.7</text:p>
          </table:table-cell>
        </table:table-row>
        <table:table-row table:style-name="ro2">
          <table:table-cell office:value-type="float" office:value="14097" calcext:value-type="float">
            <text:p>1409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84]*-1" office:value-type="float" office:value="-2.996" calcext:value-type="float">
            <text:p>-3.0</text:p>
          </table:table-cell>
          <table:table-cell table:formula="of:=([.D284])*([.A284]-[.A283])+[.E283]" office:value-type="float" office:value="-42247.9" calcext:value-type="float">
            <text:p>-42247.9</text:p>
          </table:table-cell>
          <table:table-cell table:formula="of:=[.E284]/3600" office:value-type="float" office:value="-11.7355277777778" calcext:value-type="float">
            <text:p>-11.7</text:p>
          </table:table-cell>
        </table:table-row>
        <table:table-row table:style-name="ro2">
          <table:table-cell office:value-type="float" office:value="14147" calcext:value-type="float">
            <text:p>1414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85]*-1" office:value-type="float" office:value="-2.996" calcext:value-type="float">
            <text:p>-3.0</text:p>
          </table:table-cell>
          <table:table-cell table:formula="of:=([.D285])*([.A285]-[.A284])+[.E284]" office:value-type="float" office:value="-42397.7" calcext:value-type="float">
            <text:p>-42397.7</text:p>
          </table:table-cell>
          <table:table-cell table:formula="of:=[.E285]/3600" office:value-type="float" office:value="-11.7771388888889" calcext:value-type="float">
            <text:p>-11.8</text:p>
          </table:table-cell>
        </table:table-row>
        <table:table-row table:style-name="ro2">
          <table:table-cell office:value-type="float" office:value="14197" calcext:value-type="float">
            <text:p>1419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86]*-1" office:value-type="float" office:value="-2.996" calcext:value-type="float">
            <text:p>-3.0</text:p>
          </table:table-cell>
          <table:table-cell table:formula="of:=([.D286])*([.A286]-[.A285])+[.E285]" office:value-type="float" office:value="-42547.5" calcext:value-type="float">
            <text:p>-42547.5</text:p>
          </table:table-cell>
          <table:table-cell table:formula="of:=[.E286]/3600" office:value-type="float" office:value="-11.81875" calcext:value-type="float">
            <text:p>-11.8</text:p>
          </table:table-cell>
        </table:table-row>
        <table:table-row table:style-name="ro2">
          <table:table-cell office:value-type="float" office:value="14247" calcext:value-type="float">
            <text:p>1424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87]*-1" office:value-type="float" office:value="-2.996" calcext:value-type="float">
            <text:p>-3.0</text:p>
          </table:table-cell>
          <table:table-cell table:formula="of:=([.D287])*([.A287]-[.A286])+[.E286]" office:value-type="float" office:value="-42697.3" calcext:value-type="float">
            <text:p>-42697.3</text:p>
          </table:table-cell>
          <table:table-cell table:formula="of:=[.E287]/3600" office:value-type="float" office:value="-11.8603611111111" calcext:value-type="float">
            <text:p>-11.9</text:p>
          </table:table-cell>
        </table:table-row>
        <table:table-row table:style-name="ro2">
          <table:table-cell office:value-type="float" office:value="14297" calcext:value-type="float">
            <text:p>1429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88]*-1" office:value-type="float" office:value="-2.996" calcext:value-type="float">
            <text:p>-3.0</text:p>
          </table:table-cell>
          <table:table-cell table:formula="of:=([.D288])*([.A288]-[.A287])+[.E287]" office:value-type="float" office:value="-42847.1" calcext:value-type="float">
            <text:p>-42847.1</text:p>
          </table:table-cell>
          <table:table-cell table:formula="of:=[.E288]/3600" office:value-type="float" office:value="-11.9019722222222" calcext:value-type="float">
            <text:p>-11.9</text:p>
          </table:table-cell>
        </table:table-row>
        <table:table-row table:style-name="ro2">
          <table:table-cell office:value-type="float" office:value="14347" calcext:value-type="float">
            <text:p>1434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289]*-1" office:value-type="float" office:value="-2.996" calcext:value-type="float">
            <text:p>-3.0</text:p>
          </table:table-cell>
          <table:table-cell table:formula="of:=([.D289])*([.A289]-[.A288])+[.E288]" office:value-type="float" office:value="-42996.9" calcext:value-type="float">
            <text:p>-42996.9</text:p>
          </table:table-cell>
          <table:table-cell table:formula="of:=[.E289]/3600" office:value-type="float" office:value="-11.9435833333333" calcext:value-type="float">
            <text:p>-11.9</text:p>
          </table:table-cell>
        </table:table-row>
        <table:table-row table:style-name="ro2">
          <table:table-cell office:value-type="float" office:value="14397" calcext:value-type="float">
            <text:p>14397</text:p>
          </table:table-cell>
          <table:table-cell office:value-type="float" office:value="3.88" calcext:value-type="float">
            <text:p>3.88</text:p>
          </table:table-cell>
          <table:table-cell office:value-type="float" office:value="2.996" calcext:value-type="float">
            <text:p>3.0</text:p>
          </table:table-cell>
          <table:table-cell table:formula="of:=[.C290]*-1" office:value-type="float" office:value="-2.996" calcext:value-type="float">
            <text:p>-3.0</text:p>
          </table:table-cell>
          <table:table-cell table:formula="of:=([.D290])*([.A290]-[.A289])+[.E289]" office:value-type="float" office:value="-43146.7" calcext:value-type="float">
            <text:p>-43146.7</text:p>
          </table:table-cell>
          <table:table-cell table:formula="of:=[.E290]/3600" office:value-type="float" office:value="-11.9851944444445" calcext:value-type="float">
            <text:p>-12.0</text:p>
          </table:table-cell>
        </table:table-row>
        <table:table-row table:style-name="ro2">
          <table:table-cell office:value-type="float" office:value="14447" calcext:value-type="float">
            <text:p>1444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291]*-1" office:value-type="float" office:value="-2.996" calcext:value-type="float">
            <text:p>-3.0</text:p>
          </table:table-cell>
          <table:table-cell table:formula="of:=([.D291])*([.A291]-[.A290])+[.E290]" office:value-type="float" office:value="-43296.5" calcext:value-type="float">
            <text:p>-43296.5</text:p>
          </table:table-cell>
          <table:table-cell table:formula="of:=[.E291]/3600" office:value-type="float" office:value="-12.0268055555556" calcext:value-type="float">
            <text:p>-12.0</text:p>
          </table:table-cell>
        </table:table-row>
        <table:table-row table:style-name="ro2">
          <table:table-cell office:value-type="float" office:value="14497" calcext:value-type="float">
            <text:p>1449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292]*-1" office:value-type="float" office:value="-2.996" calcext:value-type="float">
            <text:p>-3.0</text:p>
          </table:table-cell>
          <table:table-cell table:formula="of:=([.D292])*([.A292]-[.A291])+[.E291]" office:value-type="float" office:value="-43446.3" calcext:value-type="float">
            <text:p>-43446.3</text:p>
          </table:table-cell>
          <table:table-cell table:formula="of:=[.E292]/3600" office:value-type="float" office:value="-12.0684166666667" calcext:value-type="float">
            <text:p>-12.1</text:p>
          </table:table-cell>
        </table:table-row>
        <table:table-row table:style-name="ro2">
          <table:table-cell office:value-type="float" office:value="14547" calcext:value-type="float">
            <text:p>1454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293]*-1" office:value-type="float" office:value="-2.996" calcext:value-type="float">
            <text:p>-3.0</text:p>
          </table:table-cell>
          <table:table-cell table:formula="of:=([.D293])*([.A293]-[.A292])+[.E292]" office:value-type="float" office:value="-43596.1" calcext:value-type="float">
            <text:p>-43596.1</text:p>
          </table:table-cell>
          <table:table-cell table:formula="of:=[.E293]/3600" office:value-type="float" office:value="-12.1100277777778" calcext:value-type="float">
            <text:p>-12.1</text:p>
          </table:table-cell>
        </table:table-row>
        <table:table-row table:style-name="ro2">
          <table:table-cell office:value-type="float" office:value="14597" calcext:value-type="float">
            <text:p>14597</text:p>
          </table:table-cell>
          <table:table-cell office:value-type="float" office:value="3.87" calcext:value-type="float">
            <text:p>3.87</text:p>
          </table:table-cell>
          <table:table-cell office:value-type="float" office:value="2.997" calcext:value-type="float">
            <text:p>3.0</text:p>
          </table:table-cell>
          <table:table-cell table:formula="of:=[.C294]*-1" office:value-type="float" office:value="-2.997" calcext:value-type="float">
            <text:p>-3.0</text:p>
          </table:table-cell>
          <table:table-cell table:formula="of:=([.D294])*([.A294]-[.A293])+[.E293]" office:value-type="float" office:value="-43745.95" calcext:value-type="float">
            <text:p>-43746.0</text:p>
          </table:table-cell>
          <table:table-cell table:formula="of:=[.E294]/3600" office:value-type="float" office:value="-12.1516527777778" calcext:value-type="float">
            <text:p>-12.2</text:p>
          </table:table-cell>
        </table:table-row>
        <table:table-row table:style-name="ro2">
          <table:table-cell office:value-type="float" office:value="14647" calcext:value-type="float">
            <text:p>1464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295]*-1" office:value-type="float" office:value="-2.996" calcext:value-type="float">
            <text:p>-3.0</text:p>
          </table:table-cell>
          <table:table-cell table:formula="of:=([.D295])*([.A295]-[.A294])+[.E294]" office:value-type="float" office:value="-43895.75" calcext:value-type="float">
            <text:p>-43895.8</text:p>
          </table:table-cell>
          <table:table-cell table:formula="of:=[.E295]/3600" office:value-type="float" office:value="-12.1932638888889" calcext:value-type="float">
            <text:p>-12.2</text:p>
          </table:table-cell>
        </table:table-row>
        <table:table-row table:style-name="ro2">
          <table:table-cell office:value-type="float" office:value="14697" calcext:value-type="float">
            <text:p>1469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296]*-1" office:value-type="float" office:value="-2.996" calcext:value-type="float">
            <text:p>-3.0</text:p>
          </table:table-cell>
          <table:table-cell table:formula="of:=([.D296])*([.A296]-[.A295])+[.E295]" office:value-type="float" office:value="-44045.55" calcext:value-type="float">
            <text:p>-44045.6</text:p>
          </table:table-cell>
          <table:table-cell table:formula="of:=[.E296]/3600" office:value-type="float" office:value="-12.234875" calcext:value-type="float">
            <text:p>-12.2</text:p>
          </table:table-cell>
        </table:table-row>
        <table:table-row table:style-name="ro2">
          <table:table-cell office:value-type="float" office:value="14747" calcext:value-type="float">
            <text:p>1474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297]*-1" office:value-type="float" office:value="-2.996" calcext:value-type="float">
            <text:p>-3.0</text:p>
          </table:table-cell>
          <table:table-cell table:formula="of:=([.D297])*([.A297]-[.A296])+[.E296]" office:value-type="float" office:value="-44195.35" calcext:value-type="float">
            <text:p>-44195.4</text:p>
          </table:table-cell>
          <table:table-cell table:formula="of:=[.E297]/3600" office:value-type="float" office:value="-12.2764861111111" calcext:value-type="float">
            <text:p>-12.3</text:p>
          </table:table-cell>
        </table:table-row>
        <table:table-row table:style-name="ro2">
          <table:table-cell office:value-type="float" office:value="14797" calcext:value-type="float">
            <text:p>14797</text:p>
          </table:table-cell>
          <table:table-cell office:value-type="float" office:value="3.87" calcext:value-type="float">
            <text:p>3.87</text:p>
          </table:table-cell>
          <table:table-cell office:value-type="float" office:value="2.997" calcext:value-type="float">
            <text:p>3.0</text:p>
          </table:table-cell>
          <table:table-cell table:formula="of:=[.C298]*-1" office:value-type="float" office:value="-2.997" calcext:value-type="float">
            <text:p>-3.0</text:p>
          </table:table-cell>
          <table:table-cell table:formula="of:=([.D298])*([.A298]-[.A297])+[.E297]" office:value-type="float" office:value="-44345.2" calcext:value-type="float">
            <text:p>-44345.2</text:p>
          </table:table-cell>
          <table:table-cell table:formula="of:=[.E298]/3600" office:value-type="float" office:value="-12.3181111111111" calcext:value-type="float">
            <text:p>-12.3</text:p>
          </table:table-cell>
        </table:table-row>
        <table:table-row table:style-name="ro2">
          <table:table-cell office:value-type="float" office:value="14847" calcext:value-type="float">
            <text:p>1484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299]*-1" office:value-type="float" office:value="-2.996" calcext:value-type="float">
            <text:p>-3.0</text:p>
          </table:table-cell>
          <table:table-cell table:formula="of:=([.D299])*([.A299]-[.A298])+[.E298]" office:value-type="float" office:value="-44495" calcext:value-type="float">
            <text:p>-44495.0</text:p>
          </table:table-cell>
          <table:table-cell table:formula="of:=[.E299]/3600" office:value-type="float" office:value="-12.3597222222222" calcext:value-type="float">
            <text:p>-12.4</text:p>
          </table:table-cell>
        </table:table-row>
        <table:table-row table:style-name="ro2">
          <table:table-cell office:value-type="float" office:value="14897" calcext:value-type="float">
            <text:p>14897</text:p>
          </table:table-cell>
          <table:table-cell office:value-type="float" office:value="3.86" calcext:value-type="float">
            <text:p>3.86</text:p>
          </table:table-cell>
          <table:table-cell office:value-type="float" office:value="2.997" calcext:value-type="float">
            <text:p>3.0</text:p>
          </table:table-cell>
          <table:table-cell table:formula="of:=[.C300]*-1" office:value-type="float" office:value="-2.997" calcext:value-type="float">
            <text:p>-3.0</text:p>
          </table:table-cell>
          <table:table-cell table:formula="of:=([.D300])*([.A300]-[.A299])+[.E299]" office:value-type="float" office:value="-44644.85" calcext:value-type="float">
            <text:p>-44644.9</text:p>
          </table:table-cell>
          <table:table-cell table:formula="of:=[.E300]/3600" office:value-type="float" office:value="-12.4013472222222" calcext:value-type="float">
            <text:p>-12.4</text:p>
          </table:table-cell>
        </table:table-row>
        <table:table-row table:style-name="ro2">
          <table:table-cell office:value-type="float" office:value="14947" calcext:value-type="float">
            <text:p>1494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301]*-1" office:value-type="float" office:value="-2.996" calcext:value-type="float">
            <text:p>-3.0</text:p>
          </table:table-cell>
          <table:table-cell table:formula="of:=([.D301])*([.A301]-[.A300])+[.E300]" office:value-type="float" office:value="-44794.6500000001" calcext:value-type="float">
            <text:p>-44794.7</text:p>
          </table:table-cell>
          <table:table-cell table:formula="of:=[.E301]/3600" office:value-type="float" office:value="-12.4429583333333" calcext:value-type="float">
            <text:p>-12.4</text:p>
          </table:table-cell>
        </table:table-row>
        <table:table-row table:style-name="ro2">
          <table:table-cell office:value-type="float" office:value="14997" calcext:value-type="float">
            <text:p>14997</text:p>
          </table:table-cell>
          <table:table-cell office:value-type="float" office:value="3.86" calcext:value-type="float">
            <text:p>3.86</text:p>
          </table:table-cell>
          <table:table-cell office:value-type="float" office:value="2.997" calcext:value-type="float">
            <text:p>3.0</text:p>
          </table:table-cell>
          <table:table-cell table:formula="of:=[.C302]*-1" office:value-type="float" office:value="-2.997" calcext:value-type="float">
            <text:p>-3.0</text:p>
          </table:table-cell>
          <table:table-cell table:formula="of:=([.D302])*([.A302]-[.A301])+[.E301]" office:value-type="float" office:value="-44944.5" calcext:value-type="float">
            <text:p>-44944.5</text:p>
          </table:table-cell>
          <table:table-cell table:formula="of:=[.E302]/3600" office:value-type="float" office:value="-12.4845833333333" calcext:value-type="float">
            <text:p>-12.5</text:p>
          </table:table-cell>
        </table:table-row>
        <table:table-row table:style-name="ro2">
          <table:table-cell office:value-type="float" office:value="15047" calcext:value-type="float">
            <text:p>15047</text:p>
          </table:table-cell>
          <table:table-cell office:value-type="float" office:value="3.87" calcext:value-type="float">
            <text:p>3.87</text:p>
          </table:table-cell>
          <table:table-cell office:value-type="float" office:value="2.996" calcext:value-type="float">
            <text:p>3.0</text:p>
          </table:table-cell>
          <table:table-cell table:formula="of:=[.C303]*-1" office:value-type="float" office:value="-2.996" calcext:value-type="float">
            <text:p>-3.0</text:p>
          </table:table-cell>
          <table:table-cell table:formula="of:=([.D303])*([.A303]-[.A302])+[.E302]" office:value-type="float" office:value="-45094.3" calcext:value-type="float">
            <text:p>-45094.3</text:p>
          </table:table-cell>
          <table:table-cell table:formula="of:=[.E303]/3600" office:value-type="float" office:value="-12.5261944444445" calcext:value-type="float">
            <text:p>-12.5</text:p>
          </table:table-cell>
        </table:table-row>
        <table:table-row table:style-name="ro2">
          <table:table-cell office:value-type="float" office:value="15097" calcext:value-type="float">
            <text:p>15097</text:p>
          </table:table-cell>
          <table:table-cell office:value-type="float" office:value="3.86" calcext:value-type="float">
            <text:p>3.86</text:p>
          </table:table-cell>
          <table:table-cell office:value-type="float" office:value="2.996" calcext:value-type="float">
            <text:p>3.0</text:p>
          </table:table-cell>
          <table:table-cell table:formula="of:=[.C304]*-1" office:value-type="float" office:value="-2.996" calcext:value-type="float">
            <text:p>-3.0</text:p>
          </table:table-cell>
          <table:table-cell table:formula="of:=([.D304])*([.A304]-[.A303])+[.E303]" office:value-type="float" office:value="-45244.1000000001" calcext:value-type="float">
            <text:p>-45244.1</text:p>
          </table:table-cell>
          <table:table-cell table:formula="of:=[.E304]/3600" office:value-type="float" office:value="-12.5678055555556" calcext:value-type="float">
            <text:p>-12.6</text:p>
          </table:table-cell>
        </table:table-row>
        <table:table-row table:style-name="ro2">
          <table:table-cell office:value-type="float" office:value="15147" calcext:value-type="float">
            <text:p>15147</text:p>
          </table:table-cell>
          <table:table-cell office:value-type="float" office:value="3.86" calcext:value-type="float">
            <text:p>3.86</text:p>
          </table:table-cell>
          <table:table-cell office:value-type="float" office:value="2.996" calcext:value-type="float">
            <text:p>3.0</text:p>
          </table:table-cell>
          <table:table-cell table:formula="of:=[.C305]*-1" office:value-type="float" office:value="-2.996" calcext:value-type="float">
            <text:p>-3.0</text:p>
          </table:table-cell>
          <table:table-cell table:formula="of:=([.D305])*([.A305]-[.A304])+[.E304]" office:value-type="float" office:value="-45393.9000000001" calcext:value-type="float">
            <text:p>-45393.9</text:p>
          </table:table-cell>
          <table:table-cell table:formula="of:=[.E305]/3600" office:value-type="float" office:value="-12.6094166666667" calcext:value-type="float">
            <text:p>-12.6</text:p>
          </table:table-cell>
        </table:table-row>
        <table:table-row table:style-name="ro2">
          <table:table-cell office:value-type="float" office:value="15197" calcext:value-type="float">
            <text:p>15197</text:p>
          </table:table-cell>
          <table:table-cell office:value-type="float" office:value="3.86" calcext:value-type="float">
            <text:p>3.86</text:p>
          </table:table-cell>
          <table:table-cell office:value-type="float" office:value="2.996" calcext:value-type="float">
            <text:p>3.0</text:p>
          </table:table-cell>
          <table:table-cell table:formula="of:=[.C306]*-1" office:value-type="float" office:value="-2.996" calcext:value-type="float">
            <text:p>-3.0</text:p>
          </table:table-cell>
          <table:table-cell table:formula="of:=([.D306])*([.A306]-[.A305])+[.E305]" office:value-type="float" office:value="-45543.7000000001" calcext:value-type="float">
            <text:p>-45543.7</text:p>
          </table:table-cell>
          <table:table-cell table:formula="of:=[.E306]/3600" office:value-type="float" office:value="-12.6510277777778" calcext:value-type="float">
            <text:p>-12.7</text:p>
          </table:table-cell>
        </table:table-row>
        <table:table-row table:style-name="ro2">
          <table:table-cell office:value-type="float" office:value="15247" calcext:value-type="float">
            <text:p>15247</text:p>
          </table:table-cell>
          <table:table-cell office:value-type="float" office:value="3.85" calcext:value-type="float">
            <text:p>3.85</text:p>
          </table:table-cell>
          <table:table-cell office:value-type="float" office:value="2.996" calcext:value-type="float">
            <text:p>3.0</text:p>
          </table:table-cell>
          <table:table-cell table:formula="of:=[.C307]*-1" office:value-type="float" office:value="-2.996" calcext:value-type="float">
            <text:p>-3.0</text:p>
          </table:table-cell>
          <table:table-cell table:formula="of:=([.D307])*([.A307]-[.A306])+[.E306]" office:value-type="float" office:value="-45693.5000000001" calcext:value-type="float">
            <text:p>-45693.5</text:p>
          </table:table-cell>
          <table:table-cell table:formula="of:=[.E307]/3600" office:value-type="float" office:value="-12.6926388888889" calcext:value-type="float">
            <text:p>-12.7</text:p>
          </table:table-cell>
        </table:table-row>
        <table:table-row table:style-name="ro2">
          <table:table-cell office:value-type="float" office:value="15297" calcext:value-type="float">
            <text:p>15297</text:p>
          </table:table-cell>
          <table:table-cell office:value-type="float" office:value="3.86" calcext:value-type="float">
            <text:p>3.86</text:p>
          </table:table-cell>
          <table:table-cell office:value-type="float" office:value="2.995" calcext:value-type="float">
            <text:p>3.0</text:p>
          </table:table-cell>
          <table:table-cell table:formula="of:=[.C308]*-1" office:value-type="float" office:value="-2.995" calcext:value-type="float">
            <text:p>-3.0</text:p>
          </table:table-cell>
          <table:table-cell table:formula="of:=([.D308])*([.A308]-[.A307])+[.E307]" office:value-type="float" office:value="-45843.2500000001" calcext:value-type="float">
            <text:p>-45843.3</text:p>
          </table:table-cell>
          <table:table-cell table:formula="of:=[.E308]/3600" office:value-type="float" office:value="-12.7342361111111" calcext:value-type="float">
            <text:p>-12.7</text:p>
          </table:table-cell>
        </table:table-row>
        <table:table-row table:style-name="ro2">
          <table:table-cell office:value-type="float" office:value="15347" calcext:value-type="float">
            <text:p>15347</text:p>
          </table:table-cell>
          <table:table-cell office:value-type="float" office:value="3.86" calcext:value-type="float">
            <text:p>3.86</text:p>
          </table:table-cell>
          <table:table-cell office:value-type="float" office:value="2.997" calcext:value-type="float">
            <text:p>3.0</text:p>
          </table:table-cell>
          <table:table-cell table:formula="of:=[.C309]*-1" office:value-type="float" office:value="-2.997" calcext:value-type="float">
            <text:p>-3.0</text:p>
          </table:table-cell>
          <table:table-cell table:formula="of:=([.D309])*([.A309]-[.A308])+[.E308]" office:value-type="float" office:value="-45993.1000000001" calcext:value-type="float">
            <text:p>-45993.1</text:p>
          </table:table-cell>
          <table:table-cell table:formula="of:=[.E309]/3600" office:value-type="float" office:value="-12.7758611111111" calcext:value-type="float">
            <text:p>-12.8</text:p>
          </table:table-cell>
        </table:table-row>
        <table:table-row table:style-name="ro2">
          <table:table-cell office:value-type="float" office:value="15397" calcext:value-type="float">
            <text:p>15397</text:p>
          </table:table-cell>
          <table:table-cell office:value-type="float" office:value="3.86" calcext:value-type="float">
            <text:p>3.86</text:p>
          </table:table-cell>
          <table:table-cell office:value-type="float" office:value="2.996" calcext:value-type="float">
            <text:p>3.0</text:p>
          </table:table-cell>
          <table:table-cell table:formula="of:=[.C310]*-1" office:value-type="float" office:value="-2.996" calcext:value-type="float">
            <text:p>-3.0</text:p>
          </table:table-cell>
          <table:table-cell table:formula="of:=([.D310])*([.A310]-[.A309])+[.E309]" office:value-type="float" office:value="-46142.9000000001" calcext:value-type="float">
            <text:p>-46142.9</text:p>
          </table:table-cell>
          <table:table-cell table:formula="of:=[.E310]/3600" office:value-type="float" office:value="-12.8174722222222" calcext:value-type="float">
            <text:p>-12.8</text:p>
          </table:table-cell>
        </table:table-row>
        <table:table-row table:style-name="ro2">
          <table:table-cell office:value-type="float" office:value="15447" calcext:value-type="float">
            <text:p>15447</text:p>
          </table:table-cell>
          <table:table-cell office:value-type="float" office:value="3.86" calcext:value-type="float">
            <text:p>3.86</text:p>
          </table:table-cell>
          <table:table-cell office:value-type="float" office:value="2.997" calcext:value-type="float">
            <text:p>3.0</text:p>
          </table:table-cell>
          <table:table-cell table:formula="of:=[.C311]*-1" office:value-type="float" office:value="-2.997" calcext:value-type="float">
            <text:p>-3.0</text:p>
          </table:table-cell>
          <table:table-cell table:formula="of:=([.D311])*([.A311]-[.A310])+[.E310]" office:value-type="float" office:value="-46292.7500000001" calcext:value-type="float">
            <text:p>-46292.8</text:p>
          </table:table-cell>
          <table:table-cell table:formula="of:=[.E311]/3600" office:value-type="float" office:value="-12.8590972222222" calcext:value-type="float">
            <text:p>-12.9</text:p>
          </table:table-cell>
        </table:table-row>
        <table:table-row table:style-name="ro2">
          <table:table-cell office:value-type="float" office:value="15497" calcext:value-type="float">
            <text:p>15497</text:p>
          </table:table-cell>
          <table:table-cell office:value-type="float" office:value="3.85" calcext:value-type="float">
            <text:p>3.85</text:p>
          </table:table-cell>
          <table:table-cell office:value-type="float" office:value="2.997" calcext:value-type="float">
            <text:p>3.0</text:p>
          </table:table-cell>
          <table:table-cell table:formula="of:=[.C312]*-1" office:value-type="float" office:value="-2.997" calcext:value-type="float">
            <text:p>-3.0</text:p>
          </table:table-cell>
          <table:table-cell table:formula="of:=([.D312])*([.A312]-[.A311])+[.E311]" office:value-type="float" office:value="-46442.6000000001" calcext:value-type="float">
            <text:p>-46442.6</text:p>
          </table:table-cell>
          <table:table-cell table:formula="of:=[.E312]/3600" office:value-type="float" office:value="-12.9007222222222" calcext:value-type="float">
            <text:p>-12.9</text:p>
          </table:table-cell>
        </table:table-row>
        <table:table-row table:style-name="ro2">
          <table:table-cell office:value-type="float" office:value="15547" calcext:value-type="float">
            <text:p>15547</text:p>
          </table:table-cell>
          <table:table-cell office:value-type="float" office:value="3.86" calcext:value-type="float">
            <text:p>3.86</text:p>
          </table:table-cell>
          <table:table-cell office:value-type="float" office:value="2.997" calcext:value-type="float">
            <text:p>3.0</text:p>
          </table:table-cell>
          <table:table-cell table:formula="of:=[.C313]*-1" office:value-type="float" office:value="-2.997" calcext:value-type="float">
            <text:p>-3.0</text:p>
          </table:table-cell>
          <table:table-cell table:formula="of:=([.D313])*([.A313]-[.A312])+[.E312]" office:value-type="float" office:value="-46592.4500000001" calcext:value-type="float">
            <text:p>-46592.5</text:p>
          </table:table-cell>
          <table:table-cell table:formula="of:=[.E313]/3600" office:value-type="float" office:value="-12.9423472222222" calcext:value-type="float">
            <text:p>-12.9</text:p>
          </table:table-cell>
        </table:table-row>
        <table:table-row table:style-name="ro2">
          <table:table-cell office:value-type="float" office:value="15597" calcext:value-type="float">
            <text:p>15597</text:p>
          </table:table-cell>
          <table:table-cell office:value-type="float" office:value="3.86" calcext:value-type="float">
            <text:p>3.86</text:p>
          </table:table-cell>
          <table:table-cell office:value-type="float" office:value="2.996" calcext:value-type="float">
            <text:p>3.0</text:p>
          </table:table-cell>
          <table:table-cell table:formula="of:=[.C314]*-1" office:value-type="float" office:value="-2.996" calcext:value-type="float">
            <text:p>-3.0</text:p>
          </table:table-cell>
          <table:table-cell table:formula="of:=([.D314])*([.A314]-[.A313])+[.E313]" office:value-type="float" office:value="-46742.2500000001" calcext:value-type="float">
            <text:p>-46742.3</text:p>
          </table:table-cell>
          <table:table-cell table:formula="of:=[.E314]/3600" office:value-type="float" office:value="-12.9839583333334" calcext:value-type="float">
            <text:p>-13.0</text:p>
          </table:table-cell>
        </table:table-row>
        <table:table-row table:style-name="ro2">
          <table:table-cell office:value-type="float" office:value="15647" calcext:value-type="float">
            <text:p>15647</text:p>
          </table:table-cell>
          <table:table-cell office:value-type="float" office:value="3.86" calcext:value-type="float">
            <text:p>3.86</text:p>
          </table:table-cell>
          <table:table-cell office:value-type="float" office:value="2.996" calcext:value-type="float">
            <text:p>3.0</text:p>
          </table:table-cell>
          <table:table-cell table:formula="of:=[.C315]*-1" office:value-type="float" office:value="-2.996" calcext:value-type="float">
            <text:p>-3.0</text:p>
          </table:table-cell>
          <table:table-cell table:formula="of:=([.D315])*([.A315]-[.A314])+[.E314]" office:value-type="float" office:value="-46892.0500000001" calcext:value-type="float">
            <text:p>-46892.1</text:p>
          </table:table-cell>
          <table:table-cell table:formula="of:=[.E315]/3600" office:value-type="float" office:value="-13.0255694444445" calcext:value-type="float">
            <text:p>-13.0</text:p>
          </table:table-cell>
        </table:table-row>
        <table:table-row table:style-name="ro2">
          <table:table-cell office:value-type="float" office:value="15697" calcext:value-type="float">
            <text:p>15697</text:p>
          </table:table-cell>
          <table:table-cell office:value-type="float" office:value="3.85" calcext:value-type="float">
            <text:p>3.85</text:p>
          </table:table-cell>
          <table:table-cell office:value-type="float" office:value="2.998" calcext:value-type="float">
            <text:p>3.0</text:p>
          </table:table-cell>
          <table:table-cell table:formula="of:=[.C316]*-1" office:value-type="float" office:value="-2.998" calcext:value-type="float">
            <text:p>-3.0</text:p>
          </table:table-cell>
          <table:table-cell table:formula="of:=([.D316])*([.A316]-[.A315])+[.E315]" office:value-type="float" office:value="-47041.9500000001" calcext:value-type="float">
            <text:p>-47042.0</text:p>
          </table:table-cell>
          <table:table-cell table:formula="of:=[.E316]/3600" office:value-type="float" office:value="-13.0672083333334" calcext:value-type="float">
            <text:p>-13.1</text:p>
          </table:table-cell>
        </table:table-row>
        <table:table-row table:style-name="ro2">
          <table:table-cell office:value-type="float" office:value="15747" calcext:value-type="float">
            <text:p>15747</text:p>
          </table:table-cell>
          <table:table-cell office:value-type="float" office:value="3.85" calcext:value-type="float">
            <text:p>3.85</text:p>
          </table:table-cell>
          <table:table-cell office:value-type="float" office:value="2.996" calcext:value-type="float">
            <text:p>3.0</text:p>
          </table:table-cell>
          <table:table-cell table:formula="of:=[.C317]*-1" office:value-type="float" office:value="-2.996" calcext:value-type="float">
            <text:p>-3.0</text:p>
          </table:table-cell>
          <table:table-cell table:formula="of:=([.D317])*([.A317]-[.A316])+[.E316]" office:value-type="float" office:value="-47191.7500000001" calcext:value-type="float">
            <text:p>-47191.8</text:p>
          </table:table-cell>
          <table:table-cell table:formula="of:=[.E317]/3600" office:value-type="float" office:value="-13.1088194444445" calcext:value-type="float">
            <text:p>-13.1</text:p>
          </table:table-cell>
        </table:table-row>
        <table:table-row table:style-name="ro2">
          <table:table-cell office:value-type="float" office:value="15797" calcext:value-type="float">
            <text:p>15797</text:p>
          </table:table-cell>
          <table:table-cell office:value-type="float" office:value="3.85" calcext:value-type="float">
            <text:p>3.85</text:p>
          </table:table-cell>
          <table:table-cell office:value-type="float" office:value="2.996" calcext:value-type="float">
            <text:p>3.0</text:p>
          </table:table-cell>
          <table:table-cell table:formula="of:=[.C318]*-1" office:value-type="float" office:value="-2.996" calcext:value-type="float">
            <text:p>-3.0</text:p>
          </table:table-cell>
          <table:table-cell table:formula="of:=([.D318])*([.A318]-[.A317])+[.E317]" office:value-type="float" office:value="-47341.5500000001" calcext:value-type="float">
            <text:p>-47341.6</text:p>
          </table:table-cell>
          <table:table-cell table:formula="of:=[.E318]/3600" office:value-type="float" office:value="-13.1504305555556" calcext:value-type="float">
            <text:p>-13.2</text:p>
          </table:table-cell>
        </table:table-row>
        <table:table-row table:style-name="ro2">
          <table:table-cell office:value-type="float" office:value="15847" calcext:value-type="float">
            <text:p>15847</text:p>
          </table:table-cell>
          <table:table-cell office:value-type="float" office:value="3.85" calcext:value-type="float">
            <text:p>3.85</text:p>
          </table:table-cell>
          <table:table-cell office:value-type="float" office:value="2.997" calcext:value-type="float">
            <text:p>3.0</text:p>
          </table:table-cell>
          <table:table-cell table:formula="of:=[.C319]*-1" office:value-type="float" office:value="-2.997" calcext:value-type="float">
            <text:p>-3.0</text:p>
          </table:table-cell>
          <table:table-cell table:formula="of:=([.D319])*([.A319]-[.A318])+[.E318]" office:value-type="float" office:value="-47491.4000000001" calcext:value-type="float">
            <text:p>-47491.4</text:p>
          </table:table-cell>
          <table:table-cell table:formula="of:=[.E319]/3600" office:value-type="float" office:value="-13.1920555555556" calcext:value-type="float">
            <text:p>-13.2</text:p>
          </table:table-cell>
        </table:table-row>
        <table:table-row table:style-name="ro2">
          <table:table-cell office:value-type="float" office:value="15897" calcext:value-type="float">
            <text:p>15897</text:p>
          </table:table-cell>
          <table:table-cell office:value-type="float" office:value="3.85" calcext:value-type="float">
            <text:p>3.85</text:p>
          </table:table-cell>
          <table:table-cell office:value-type="float" office:value="2.995" calcext:value-type="float">
            <text:p>3.0</text:p>
          </table:table-cell>
          <table:table-cell table:formula="of:=[.C320]*-1" office:value-type="float" office:value="-2.995" calcext:value-type="float">
            <text:p>-3.0</text:p>
          </table:table-cell>
          <table:table-cell table:formula="of:=([.D320])*([.A320]-[.A319])+[.E319]" office:value-type="float" office:value="-47641.1500000001" calcext:value-type="float">
            <text:p>-47641.2</text:p>
          </table:table-cell>
          <table:table-cell table:formula="of:=[.E320]/3600" office:value-type="float" office:value="-13.2336527777778" calcext:value-type="float">
            <text:p>-13.2</text:p>
          </table:table-cell>
        </table:table-row>
        <table:table-row table:style-name="ro2">
          <table:table-cell office:value-type="float" office:value="15947" calcext:value-type="float">
            <text:p>15947</text:p>
          </table:table-cell>
          <table:table-cell office:value-type="float" office:value="3.85" calcext:value-type="float">
            <text:p>3.85</text:p>
          </table:table-cell>
          <table:table-cell office:value-type="float" office:value="2.996" calcext:value-type="float">
            <text:p>3.0</text:p>
          </table:table-cell>
          <table:table-cell table:formula="of:=[.C321]*-1" office:value-type="float" office:value="-2.996" calcext:value-type="float">
            <text:p>-3.0</text:p>
          </table:table-cell>
          <table:table-cell table:formula="of:=([.D321])*([.A321]-[.A320])+[.E320]" office:value-type="float" office:value="-47790.9500000001" calcext:value-type="float">
            <text:p>-47791.0</text:p>
          </table:table-cell>
          <table:table-cell table:formula="of:=[.E321]/3600" office:value-type="float" office:value="-13.2752638888889" calcext:value-type="float">
            <text:p>-13.3</text:p>
          </table:table-cell>
        </table:table-row>
        <table:table-row table:style-name="ro2">
          <table:table-cell office:value-type="float" office:value="15997" calcext:value-type="float">
            <text:p>15997</text:p>
          </table:table-cell>
          <table:table-cell office:value-type="float" office:value="3.84" calcext:value-type="float">
            <text:p>3.84</text:p>
          </table:table-cell>
          <table:table-cell office:value-type="float" office:value="2.996" calcext:value-type="float">
            <text:p>3.0</text:p>
          </table:table-cell>
          <table:table-cell table:formula="of:=[.C322]*-1" office:value-type="float" office:value="-2.996" calcext:value-type="float">
            <text:p>-3.0</text:p>
          </table:table-cell>
          <table:table-cell table:formula="of:=([.D322])*([.A322]-[.A321])+[.E321]" office:value-type="float" office:value="-47940.7500000001" calcext:value-type="float">
            <text:p>-47940.8</text:p>
          </table:table-cell>
          <table:table-cell table:formula="of:=[.E322]/3600" office:value-type="float" office:value="-13.316875" calcext:value-type="float">
            <text:p>-13.3</text:p>
          </table:table-cell>
        </table:table-row>
        <table:table-row table:style-name="ro2">
          <table:table-cell office:value-type="float" office:value="16047" calcext:value-type="float">
            <text:p>16047</text:p>
          </table:table-cell>
          <table:table-cell office:value-type="float" office:value="3.85" calcext:value-type="float">
            <text:p>3.85</text:p>
          </table:table-cell>
          <table:table-cell office:value-type="float" office:value="2.997" calcext:value-type="float">
            <text:p>3.0</text:p>
          </table:table-cell>
          <table:table-cell table:formula="of:=[.C323]*-1" office:value-type="float" office:value="-2.997" calcext:value-type="float">
            <text:p>-3.0</text:p>
          </table:table-cell>
          <table:table-cell table:formula="of:=([.D323])*([.A323]-[.A322])+[.E322]" office:value-type="float" office:value="-48090.6000000001" calcext:value-type="float">
            <text:p>-48090.6</text:p>
          </table:table-cell>
          <table:table-cell table:formula="of:=[.E323]/3600" office:value-type="float" office:value="-13.3585" calcext:value-type="float">
            <text:p>-13.4</text:p>
          </table:table-cell>
        </table:table-row>
        <table:table-row table:style-name="ro2">
          <table:table-cell office:value-type="float" office:value="16097" calcext:value-type="float">
            <text:p>16097</text:p>
          </table:table-cell>
          <table:table-cell office:value-type="float" office:value="3.85" calcext:value-type="float">
            <text:p>3.85</text:p>
          </table:table-cell>
          <table:table-cell office:value-type="float" office:value="2.996" calcext:value-type="float">
            <text:p>3.0</text:p>
          </table:table-cell>
          <table:table-cell table:formula="of:=[.C324]*-1" office:value-type="float" office:value="-2.996" calcext:value-type="float">
            <text:p>-3.0</text:p>
          </table:table-cell>
          <table:table-cell table:formula="of:=([.D324])*([.A324]-[.A323])+[.E323]" office:value-type="float" office:value="-48240.4000000001" calcext:value-type="float">
            <text:p>-48240.4</text:p>
          </table:table-cell>
          <table:table-cell table:formula="of:=[.E324]/3600" office:value-type="float" office:value="-13.4001111111111" calcext:value-type="float">
            <text:p>-13.4</text:p>
          </table:table-cell>
        </table:table-row>
        <table:table-row table:style-name="ro2">
          <table:table-cell office:value-type="float" office:value="16147" calcext:value-type="float">
            <text:p>16147</text:p>
          </table:table-cell>
          <table:table-cell office:value-type="float" office:value="3.85" calcext:value-type="float">
            <text:p>3.85</text:p>
          </table:table-cell>
          <table:table-cell office:value-type="float" office:value="2.997" calcext:value-type="float">
            <text:p>3.0</text:p>
          </table:table-cell>
          <table:table-cell table:formula="of:=[.C325]*-1" office:value-type="float" office:value="-2.997" calcext:value-type="float">
            <text:p>-3.0</text:p>
          </table:table-cell>
          <table:table-cell table:formula="of:=([.D325])*([.A325]-[.A324])+[.E324]" office:value-type="float" office:value="-48390.2500000001" calcext:value-type="float">
            <text:p>-48390.3</text:p>
          </table:table-cell>
          <table:table-cell table:formula="of:=[.E325]/3600" office:value-type="float" office:value="-13.4417361111111" calcext:value-type="float">
            <text:p>-13.4</text:p>
          </table:table-cell>
        </table:table-row>
        <table:table-row table:style-name="ro2">
          <table:table-cell office:value-type="float" office:value="16197" calcext:value-type="float">
            <text:p>16197</text:p>
          </table:table-cell>
          <table:table-cell office:value-type="float" office:value="3.85" calcext:value-type="float">
            <text:p>3.85</text:p>
          </table:table-cell>
          <table:table-cell office:value-type="float" office:value="2.997" calcext:value-type="float">
            <text:p>3.0</text:p>
          </table:table-cell>
          <table:table-cell table:formula="of:=[.C326]*-1" office:value-type="float" office:value="-2.997" calcext:value-type="float">
            <text:p>-3.0</text:p>
          </table:table-cell>
          <table:table-cell table:formula="of:=([.D326])*([.A326]-[.A325])+[.E325]" office:value-type="float" office:value="-48540.1000000001" calcext:value-type="float">
            <text:p>-48540.1</text:p>
          </table:table-cell>
          <table:table-cell table:formula="of:=[.E326]/3600" office:value-type="float" office:value="-13.4833611111111" calcext:value-type="float">
            <text:p>-13.5</text:p>
          </table:table-cell>
        </table:table-row>
        <table:table-row table:style-name="ro2">
          <table:table-cell office:value-type="float" office:value="16247" calcext:value-type="float">
            <text:p>16247</text:p>
          </table:table-cell>
          <table:table-cell office:value-type="float" office:value="3.85" calcext:value-type="float">
            <text:p>3.85</text:p>
          </table:table-cell>
          <table:table-cell office:value-type="float" office:value="2.995" calcext:value-type="float">
            <text:p>3.0</text:p>
          </table:table-cell>
          <table:table-cell table:formula="of:=[.C327]*-1" office:value-type="float" office:value="-2.995" calcext:value-type="float">
            <text:p>-3.0</text:p>
          </table:table-cell>
          <table:table-cell table:formula="of:=([.D327])*([.A327]-[.A326])+[.E326]" office:value-type="float" office:value="-48689.8500000001" calcext:value-type="float">
            <text:p>-48689.9</text:p>
          </table:table-cell>
          <table:table-cell table:formula="of:=[.E327]/3600" office:value-type="float" office:value="-13.5249583333334" calcext:value-type="float">
            <text:p>-13.5</text:p>
          </table:table-cell>
        </table:table-row>
        <table:table-row table:style-name="ro2">
          <table:table-cell office:value-type="float" office:value="16297" calcext:value-type="float">
            <text:p>16297</text:p>
          </table:table-cell>
          <table:table-cell office:value-type="float" office:value="3.85" calcext:value-type="float">
            <text:p>3.85</text:p>
          </table:table-cell>
          <table:table-cell office:value-type="float" office:value="2.997" calcext:value-type="float">
            <text:p>3.0</text:p>
          </table:table-cell>
          <table:table-cell table:formula="of:=[.C328]*-1" office:value-type="float" office:value="-2.997" calcext:value-type="float">
            <text:p>-3.0</text:p>
          </table:table-cell>
          <table:table-cell table:formula="of:=([.D328])*([.A328]-[.A327])+[.E327]" office:value-type="float" office:value="-48839.7000000001" calcext:value-type="float">
            <text:p>-48839.7</text:p>
          </table:table-cell>
          <table:table-cell table:formula="of:=[.E328]/3600" office:value-type="float" office:value="-13.5665833333334" calcext:value-type="float">
            <text:p>-13.6</text:p>
          </table:table-cell>
        </table:table-row>
        <table:table-row table:style-name="ro2">
          <table:table-cell office:value-type="float" office:value="16347" calcext:value-type="float">
            <text:p>16347</text:p>
          </table:table-cell>
          <table:table-cell office:value-type="float" office:value="3.84" calcext:value-type="float">
            <text:p>3.84</text:p>
          </table:table-cell>
          <table:table-cell office:value-type="float" office:value="2.997" calcext:value-type="float">
            <text:p>3.0</text:p>
          </table:table-cell>
          <table:table-cell table:formula="of:=[.C329]*-1" office:value-type="float" office:value="-2.997" calcext:value-type="float">
            <text:p>-3.0</text:p>
          </table:table-cell>
          <table:table-cell table:formula="of:=([.D329])*([.A329]-[.A328])+[.E328]" office:value-type="float" office:value="-48989.5500000001" calcext:value-type="float">
            <text:p>-48989.6</text:p>
          </table:table-cell>
          <table:table-cell table:formula="of:=[.E329]/3600" office:value-type="float" office:value="-13.6082083333334" calcext:value-type="float">
            <text:p>-13.6</text:p>
          </table:table-cell>
        </table:table-row>
        <table:table-row table:style-name="ro2">
          <table:table-cell office:value-type="float" office:value="16397" calcext:value-type="float">
            <text:p>16397</text:p>
          </table:table-cell>
          <table:table-cell office:value-type="float" office:value="3.84" calcext:value-type="float">
            <text:p>3.84</text:p>
          </table:table-cell>
          <table:table-cell office:value-type="float" office:value="2.996" calcext:value-type="float">
            <text:p>3.0</text:p>
          </table:table-cell>
          <table:table-cell table:formula="of:=[.C330]*-1" office:value-type="float" office:value="-2.996" calcext:value-type="float">
            <text:p>-3.0</text:p>
          </table:table-cell>
          <table:table-cell table:formula="of:=([.D330])*([.A330]-[.A329])+[.E329]" office:value-type="float" office:value="-49139.3500000001" calcext:value-type="float">
            <text:p>-49139.4</text:p>
          </table:table-cell>
          <table:table-cell table:formula="of:=[.E330]/3600" office:value-type="float" office:value="-13.6498194444445" calcext:value-type="float">
            <text:p>-13.6</text:p>
          </table:table-cell>
        </table:table-row>
        <table:table-row table:style-name="ro2">
          <table:table-cell office:value-type="float" office:value="16447" calcext:value-type="float">
            <text:p>16447</text:p>
          </table:table-cell>
          <table:table-cell office:value-type="float" office:value="3.84" calcext:value-type="float">
            <text:p>3.84</text:p>
          </table:table-cell>
          <table:table-cell office:value-type="float" office:value="2.996" calcext:value-type="float">
            <text:p>3.0</text:p>
          </table:table-cell>
          <table:table-cell table:formula="of:=[.C331]*-1" office:value-type="float" office:value="-2.996" calcext:value-type="float">
            <text:p>-3.0</text:p>
          </table:table-cell>
          <table:table-cell table:formula="of:=([.D331])*([.A331]-[.A330])+[.E330]" office:value-type="float" office:value="-49289.1500000001" calcext:value-type="float">
            <text:p>-49289.2</text:p>
          </table:table-cell>
          <table:table-cell table:formula="of:=[.E331]/3600" office:value-type="float" office:value="-13.6914305555556" calcext:value-type="float">
            <text:p>-13.7</text:p>
          </table:table-cell>
        </table:table-row>
        <table:table-row table:style-name="ro2">
          <table:table-cell office:value-type="float" office:value="16497" calcext:value-type="float">
            <text:p>164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7" calcext:value-type="float">
            <text:p>3.0</text:p>
          </table:table-cell>
          <table:table-cell table:formula="of:=[.C332]*-1" office:value-type="float" office:value="-2.997" calcext:value-type="float">
            <text:p>-3.0</text:p>
          </table:table-cell>
          <table:table-cell table:formula="of:=([.D332])*([.A332]-[.A331])+[.E331]" office:value-type="float" office:value="-49439.0000000001" calcext:value-type="float">
            <text:p>-49439.0</text:p>
          </table:table-cell>
          <table:table-cell table:formula="of:=[.E332]/3600" office:value-type="float" office:value="-13.7330555555556" calcext:value-type="float">
            <text:p>-13.7</text:p>
          </table:table-cell>
        </table:table-row>
        <table:table-row table:style-name="ro2">
          <table:table-cell office:value-type="float" office:value="16547" calcext:value-type="float">
            <text:p>16547</text:p>
          </table:table-cell>
          <table:table-cell office:value-type="float" office:value="3.83" calcext:value-type="float">
            <text:p>3.83</text:p>
          </table:table-cell>
          <table:table-cell office:value-type="float" office:value="2.995" calcext:value-type="float">
            <text:p>3.0</text:p>
          </table:table-cell>
          <table:table-cell table:formula="of:=[.C333]*-1" office:value-type="float" office:value="-2.995" calcext:value-type="float">
            <text:p>-3.0</text:p>
          </table:table-cell>
          <table:table-cell table:formula="of:=([.D333])*([.A333]-[.A332])+[.E332]" office:value-type="float" office:value="-49588.7500000001" calcext:value-type="float">
            <text:p>-49588.8</text:p>
          </table:table-cell>
          <table:table-cell table:formula="of:=[.E333]/3600" office:value-type="float" office:value="-13.7746527777778" calcext:value-type="float">
            <text:p>-13.8</text:p>
          </table:table-cell>
        </table:table-row>
        <table:table-row table:style-name="ro2">
          <table:table-cell office:value-type="float" office:value="16597" calcext:value-type="float">
            <text:p>16597</text:p>
          </table:table-cell>
          <table:table-cell office:value-type="float" office:value="3.84" calcext:value-type="float">
            <text:p>3.84</text:p>
          </table:table-cell>
          <table:table-cell office:value-type="float" office:value="2.996" calcext:value-type="float">
            <text:p>3.0</text:p>
          </table:table-cell>
          <table:table-cell table:formula="of:=[.C334]*-1" office:value-type="float" office:value="-2.996" calcext:value-type="float">
            <text:p>-3.0</text:p>
          </table:table-cell>
          <table:table-cell table:formula="of:=([.D334])*([.A334]-[.A333])+[.E333]" office:value-type="float" office:value="-49738.5500000001" calcext:value-type="float">
            <text:p>-49738.6</text:p>
          </table:table-cell>
          <table:table-cell table:formula="of:=[.E334]/3600" office:value-type="float" office:value="-13.8162638888889" calcext:value-type="float">
            <text:p>-13.8</text:p>
          </table:table-cell>
        </table:table-row>
        <table:table-row table:style-name="ro2">
          <table:table-cell office:value-type="float" office:value="16647" calcext:value-type="float">
            <text:p>16647</text:p>
          </table:table-cell>
          <table:table-cell office:value-type="float" office:value="3.84" calcext:value-type="float">
            <text:p>3.84</text:p>
          </table:table-cell>
          <table:table-cell office:value-type="float" office:value="2.996" calcext:value-type="float">
            <text:p>3.0</text:p>
          </table:table-cell>
          <table:table-cell table:formula="of:=[.C335]*-1" office:value-type="float" office:value="-2.996" calcext:value-type="float">
            <text:p>-3.0</text:p>
          </table:table-cell>
          <table:table-cell table:formula="of:=([.D335])*([.A335]-[.A334])+[.E334]" office:value-type="float" office:value="-49888.3500000001" calcext:value-type="float">
            <text:p>-49888.4</text:p>
          </table:table-cell>
          <table:table-cell table:formula="of:=[.E335]/3600" office:value-type="float" office:value="-13.857875" calcext:value-type="float">
            <text:p>-13.9</text:p>
          </table:table-cell>
        </table:table-row>
        <table:table-row table:style-name="ro2">
          <table:table-cell office:value-type="float" office:value="16697" calcext:value-type="float">
            <text:p>166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7" calcext:value-type="float">
            <text:p>3.0</text:p>
          </table:table-cell>
          <table:table-cell table:formula="of:=[.C336]*-1" office:value-type="float" office:value="-2.997" calcext:value-type="float">
            <text:p>-3.0</text:p>
          </table:table-cell>
          <table:table-cell table:formula="of:=([.D336])*([.A336]-[.A335])+[.E335]" office:value-type="float" office:value="-50038.2000000001" calcext:value-type="float">
            <text:p>-50038.2</text:p>
          </table:table-cell>
          <table:table-cell table:formula="of:=[.E336]/3600" office:value-type="float" office:value="-13.8995" calcext:value-type="float">
            <text:p>-13.9</text:p>
          </table:table-cell>
        </table:table-row>
        <table:table-row table:style-name="ro2">
          <table:table-cell office:value-type="float" office:value="16747" calcext:value-type="float">
            <text:p>16747</text:p>
          </table:table-cell>
          <table:table-cell office:value-type="float" office:value="3.83" calcext:value-type="float">
            <text:p>3.83</text:p>
          </table:table-cell>
          <table:table-cell office:value-type="float" office:value="2.997" calcext:value-type="float">
            <text:p>3.0</text:p>
          </table:table-cell>
          <table:table-cell table:formula="of:=[.C337]*-1" office:value-type="float" office:value="-2.997" calcext:value-type="float">
            <text:p>-3.0</text:p>
          </table:table-cell>
          <table:table-cell table:formula="of:=([.D337])*([.A337]-[.A336])+[.E336]" office:value-type="float" office:value="-50188.0500000001" calcext:value-type="float">
            <text:p>-50188.1</text:p>
          </table:table-cell>
          <table:table-cell table:formula="of:=[.E337]/3600" office:value-type="float" office:value="-13.941125" calcext:value-type="float">
            <text:p>-13.9</text:p>
          </table:table-cell>
        </table:table-row>
        <table:table-row table:style-name="ro2">
          <table:table-cell office:value-type="float" office:value="16797" calcext:value-type="float">
            <text:p>167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5" calcext:value-type="float">
            <text:p>3.0</text:p>
          </table:table-cell>
          <table:table-cell table:formula="of:=[.C338]*-1" office:value-type="float" office:value="-2.995" calcext:value-type="float">
            <text:p>-3.0</text:p>
          </table:table-cell>
          <table:table-cell table:formula="of:=([.D338])*([.A338]-[.A337])+[.E337]" office:value-type="float" office:value="-50337.8000000001" calcext:value-type="float">
            <text:p>-50337.8</text:p>
          </table:table-cell>
          <table:table-cell table:formula="of:=[.E338]/3600" office:value-type="float" office:value="-13.9827222222222" calcext:value-type="float">
            <text:p>-14.0</text:p>
          </table:table-cell>
        </table:table-row>
        <table:table-row table:style-name="ro2">
          <table:table-cell office:value-type="float" office:value="16847" calcext:value-type="float">
            <text:p>16847</text:p>
          </table:table-cell>
          <table:table-cell office:value-type="float" office:value="3.83" calcext:value-type="float">
            <text:p>3.83</text:p>
          </table:table-cell>
          <table:table-cell office:value-type="float" office:value="2.996" calcext:value-type="float">
            <text:p>3.0</text:p>
          </table:table-cell>
          <table:table-cell table:formula="of:=[.C339]*-1" office:value-type="float" office:value="-2.996" calcext:value-type="float">
            <text:p>-3.0</text:p>
          </table:table-cell>
          <table:table-cell table:formula="of:=([.D339])*([.A339]-[.A338])+[.E338]" office:value-type="float" office:value="-50487.6000000001" calcext:value-type="float">
            <text:p>-50487.6</text:p>
          </table:table-cell>
          <table:table-cell table:formula="of:=[.E339]/3600" office:value-type="float" office:value="-14.0243333333334" calcext:value-type="float">
            <text:p>-14.0</text:p>
          </table:table-cell>
        </table:table-row>
        <table:table-row table:style-name="ro2">
          <table:table-cell office:value-type="float" office:value="16897" calcext:value-type="float">
            <text:p>168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6" calcext:value-type="float">
            <text:p>3.0</text:p>
          </table:table-cell>
          <table:table-cell table:formula="of:=[.C340]*-1" office:value-type="float" office:value="-2.996" calcext:value-type="float">
            <text:p>-3.0</text:p>
          </table:table-cell>
          <table:table-cell table:formula="of:=([.D340])*([.A340]-[.A339])+[.E339]" office:value-type="float" office:value="-50637.4000000001" calcext:value-type="float">
            <text:p>-50637.4</text:p>
          </table:table-cell>
          <table:table-cell table:formula="of:=[.E340]/3600" office:value-type="float" office:value="-14.0659444444445" calcext:value-type="float">
            <text:p>-14.1</text:p>
          </table:table-cell>
        </table:table-row>
        <table:table-row table:style-name="ro2">
          <table:table-cell office:value-type="float" office:value="16947" calcext:value-type="float">
            <text:p>16947</text:p>
          </table:table-cell>
          <table:table-cell office:value-type="float" office:value="3.83" calcext:value-type="float">
            <text:p>3.83</text:p>
          </table:table-cell>
          <table:table-cell office:value-type="float" office:value="2.997" calcext:value-type="float">
            <text:p>3.0</text:p>
          </table:table-cell>
          <table:table-cell table:formula="of:=[.C341]*-1" office:value-type="float" office:value="-2.997" calcext:value-type="float">
            <text:p>-3.0</text:p>
          </table:table-cell>
          <table:table-cell table:formula="of:=([.D341])*([.A341]-[.A340])+[.E340]" office:value-type="float" office:value="-50787.2500000001" calcext:value-type="float">
            <text:p>-50787.3</text:p>
          </table:table-cell>
          <table:table-cell table:formula="of:=[.E341]/3600" office:value-type="float" office:value="-14.1075694444445" calcext:value-type="float">
            <text:p>-14.1</text:p>
          </table:table-cell>
        </table:table-row>
        <table:table-row table:style-name="ro2">
          <table:table-cell office:value-type="float" office:value="16997" calcext:value-type="float">
            <text:p>169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5" calcext:value-type="float">
            <text:p>3.0</text:p>
          </table:table-cell>
          <table:table-cell table:formula="of:=[.C342]*-1" office:value-type="float" office:value="-2.995" calcext:value-type="float">
            <text:p>-3.0</text:p>
          </table:table-cell>
          <table:table-cell table:formula="of:=([.D342])*([.A342]-[.A341])+[.E341]" office:value-type="float" office:value="-50937.0000000001" calcext:value-type="float">
            <text:p>-50937.0</text:p>
          </table:table-cell>
          <table:table-cell table:formula="of:=[.E342]/3600" office:value-type="float" office:value="-14.1491666666667" calcext:value-type="float">
            <text:p>-14.1</text:p>
          </table:table-cell>
        </table:table-row>
        <table:table-row table:style-name="ro2">
          <table:table-cell office:value-type="float" office:value="17047" calcext:value-type="float">
            <text:p>17047</text:p>
          </table:table-cell>
          <table:table-cell office:value-type="float" office:value="3.83" calcext:value-type="float">
            <text:p>3.83</text:p>
          </table:table-cell>
          <table:table-cell office:value-type="float" office:value="2.996" calcext:value-type="float">
            <text:p>3.0</text:p>
          </table:table-cell>
          <table:table-cell table:formula="of:=[.C343]*-1" office:value-type="float" office:value="-2.996" calcext:value-type="float">
            <text:p>-3.0</text:p>
          </table:table-cell>
          <table:table-cell table:formula="of:=([.D343])*([.A343]-[.A342])+[.E342]" office:value-type="float" office:value="-51086.8000000001" calcext:value-type="float">
            <text:p>-51086.8</text:p>
          </table:table-cell>
          <table:table-cell table:formula="of:=[.E343]/3600" office:value-type="float" office:value="-14.1907777777778" calcext:value-type="float">
            <text:p>-14.2</text:p>
          </table:table-cell>
        </table:table-row>
        <table:table-row table:style-name="ro2">
          <table:table-cell office:value-type="float" office:value="17097" calcext:value-type="float">
            <text:p>170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6" calcext:value-type="float">
            <text:p>3.0</text:p>
          </table:table-cell>
          <table:table-cell table:formula="of:=[.C344]*-1" office:value-type="float" office:value="-2.996" calcext:value-type="float">
            <text:p>-3.0</text:p>
          </table:table-cell>
          <table:table-cell table:formula="of:=([.D344])*([.A344]-[.A343])+[.E343]" office:value-type="float" office:value="-51236.6000000001" calcext:value-type="float">
            <text:p>-51236.6</text:p>
          </table:table-cell>
          <table:table-cell table:formula="of:=[.E344]/3600" office:value-type="float" office:value="-14.2323888888889" calcext:value-type="float">
            <text:p>-14.2</text:p>
          </table:table-cell>
        </table:table-row>
        <table:table-row table:style-name="ro2">
          <table:table-cell office:value-type="float" office:value="17147" calcext:value-type="float">
            <text:p>17147</text:p>
          </table:table-cell>
          <table:table-cell office:value-type="float" office:value="3.83" calcext:value-type="float">
            <text:p>3.83</text:p>
          </table:table-cell>
          <table:table-cell office:value-type="float" office:value="2.997" calcext:value-type="float">
            <text:p>3.0</text:p>
          </table:table-cell>
          <table:table-cell table:formula="of:=[.C345]*-1" office:value-type="float" office:value="-2.997" calcext:value-type="float">
            <text:p>-3.0</text:p>
          </table:table-cell>
          <table:table-cell table:formula="of:=([.D345])*([.A345]-[.A344])+[.E344]" office:value-type="float" office:value="-51386.4500000001" calcext:value-type="float">
            <text:p>-51386.5</text:p>
          </table:table-cell>
          <table:table-cell table:formula="of:=[.E345]/3600" office:value-type="float" office:value="-14.2740138888889" calcext:value-type="float">
            <text:p>-14.3</text:p>
          </table:table-cell>
        </table:table-row>
        <table:table-row table:style-name="ro2">
          <table:table-cell office:value-type="float" office:value="17197" calcext:value-type="float">
            <text:p>171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6" calcext:value-type="float">
            <text:p>3.0</text:p>
          </table:table-cell>
          <table:table-cell table:formula="of:=[.C346]*-1" office:value-type="float" office:value="-2.996" calcext:value-type="float">
            <text:p>-3.0</text:p>
          </table:table-cell>
          <table:table-cell table:formula="of:=([.D346])*([.A346]-[.A345])+[.E345]" office:value-type="float" office:value="-51536.2500000001" calcext:value-type="float">
            <text:p>-51536.3</text:p>
          </table:table-cell>
          <table:table-cell table:formula="of:=[.E346]/3600" office:value-type="float" office:value="-14.315625" calcext:value-type="float">
            <text:p>-14.3</text:p>
          </table:table-cell>
        </table:table-row>
        <table:table-row table:style-name="ro2">
          <table:table-cell office:value-type="float" office:value="17247" calcext:value-type="float">
            <text:p>17247</text:p>
          </table:table-cell>
          <table:table-cell office:value-type="float" office:value="3.83" calcext:value-type="float">
            <text:p>3.83</text:p>
          </table:table-cell>
          <table:table-cell office:value-type="float" office:value="2.996" calcext:value-type="float">
            <text:p>3.0</text:p>
          </table:table-cell>
          <table:table-cell table:formula="of:=[.C347]*-1" office:value-type="float" office:value="-2.996" calcext:value-type="float">
            <text:p>-3.0</text:p>
          </table:table-cell>
          <table:table-cell table:formula="of:=([.D347])*([.A347]-[.A346])+[.E346]" office:value-type="float" office:value="-51686.0500000001" calcext:value-type="float">
            <text:p>-51686.1</text:p>
          </table:table-cell>
          <table:table-cell table:formula="of:=[.E347]/3600" office:value-type="float" office:value="-14.3572361111111" calcext:value-type="float">
            <text:p>-14.4</text:p>
          </table:table-cell>
        </table:table-row>
        <table:table-row table:style-name="ro2">
          <table:table-cell office:value-type="float" office:value="17297" calcext:value-type="float">
            <text:p>172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5" calcext:value-type="float">
            <text:p>3.0</text:p>
          </table:table-cell>
          <table:table-cell table:formula="of:=[.C348]*-1" office:value-type="float" office:value="-2.995" calcext:value-type="float">
            <text:p>-3.0</text:p>
          </table:table-cell>
          <table:table-cell table:formula="of:=([.D348])*([.A348]-[.A347])+[.E347]" office:value-type="float" office:value="-51835.8000000001" calcext:value-type="float">
            <text:p>-51835.8</text:p>
          </table:table-cell>
          <table:table-cell table:formula="of:=[.E348]/3600" office:value-type="float" office:value="-14.3988333333334" calcext:value-type="float">
            <text:p>-14.4</text:p>
          </table:table-cell>
        </table:table-row>
        <table:table-row table:style-name="ro2">
          <table:table-cell office:value-type="float" office:value="17347" calcext:value-type="float">
            <text:p>17347</text:p>
          </table:table-cell>
          <table:table-cell office:value-type="float" office:value="3.83" calcext:value-type="float">
            <text:p>3.83</text:p>
          </table:table-cell>
          <table:table-cell office:value-type="float" office:value="2.996" calcext:value-type="float">
            <text:p>3.0</text:p>
          </table:table-cell>
          <table:table-cell table:formula="of:=[.C349]*-1" office:value-type="float" office:value="-2.996" calcext:value-type="float">
            <text:p>-3.0</text:p>
          </table:table-cell>
          <table:table-cell table:formula="of:=([.D349])*([.A349]-[.A348])+[.E348]" office:value-type="float" office:value="-51985.6000000001" calcext:value-type="float">
            <text:p>-51985.6</text:p>
          </table:table-cell>
          <table:table-cell table:formula="of:=[.E349]/3600" office:value-type="float" office:value="-14.4404444444445" calcext:value-type="float">
            <text:p>-14.4</text:p>
          </table:table-cell>
        </table:table-row>
        <table:table-row table:style-name="ro2">
          <table:table-cell office:value-type="float" office:value="17397" calcext:value-type="float">
            <text:p>17397</text:p>
          </table:table-cell>
          <table:table-cell office:value-type="float" office:value="3.83" calcext:value-type="float">
            <text:p>3.83</text:p>
          </table:table-cell>
          <table:table-cell office:value-type="float" office:value="2.996" calcext:value-type="float">
            <text:p>3.0</text:p>
          </table:table-cell>
          <table:table-cell table:formula="of:=[.C350]*-1" office:value-type="float" office:value="-2.996" calcext:value-type="float">
            <text:p>-3.0</text:p>
          </table:table-cell>
          <table:table-cell table:formula="of:=([.D350])*([.A350]-[.A349])+[.E349]" office:value-type="float" office:value="-52135.4000000001" calcext:value-type="float">
            <text:p>-52135.4</text:p>
          </table:table-cell>
          <table:table-cell table:formula="of:=[.E350]/3600" office:value-type="float" office:value="-14.4820555555556" calcext:value-type="float">
            <text:p>-14.5</text:p>
          </table:table-cell>
        </table:table-row>
        <table:table-row table:style-name="ro2">
          <table:table-cell office:value-type="float" office:value="17447" calcext:value-type="float">
            <text:p>1744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51]*-1" office:value-type="float" office:value="-2.996" calcext:value-type="float">
            <text:p>-3.0</text:p>
          </table:table-cell>
          <table:table-cell table:formula="of:=([.D351])*([.A351]-[.A350])+[.E350]" office:value-type="float" office:value="-52285.2000000001" calcext:value-type="float">
            <text:p>-52285.2</text:p>
          </table:table-cell>
          <table:table-cell table:formula="of:=[.E351]/3600" office:value-type="float" office:value="-14.5236666666667" calcext:value-type="float">
            <text:p>-14.5</text:p>
          </table:table-cell>
        </table:table-row>
        <table:table-row table:style-name="ro2">
          <table:table-cell office:value-type="float" office:value="17497" calcext:value-type="float">
            <text:p>1749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52]*-1" office:value-type="float" office:value="-2.996" calcext:value-type="float">
            <text:p>-3.0</text:p>
          </table:table-cell>
          <table:table-cell table:formula="of:=([.D352])*([.A352]-[.A351])+[.E351]" office:value-type="float" office:value="-52435.0000000001" calcext:value-type="float">
            <text:p>-52435.0</text:p>
          </table:table-cell>
          <table:table-cell table:formula="of:=[.E352]/3600" office:value-type="float" office:value="-14.5652777777778" calcext:value-type="float">
            <text:p>-14.6</text:p>
          </table:table-cell>
        </table:table-row>
        <table:table-row table:style-name="ro2">
          <table:table-cell office:value-type="float" office:value="17547" calcext:value-type="float">
            <text:p>17547</text:p>
          </table:table-cell>
          <table:table-cell office:value-type="float" office:value="3.82" calcext:value-type="float">
            <text:p>3.82</text:p>
          </table:table-cell>
          <table:table-cell office:value-type="float" office:value="2.997" calcext:value-type="float">
            <text:p>3.0</text:p>
          </table:table-cell>
          <table:table-cell table:formula="of:=[.C353]*-1" office:value-type="float" office:value="-2.997" calcext:value-type="float">
            <text:p>-3.0</text:p>
          </table:table-cell>
          <table:table-cell table:formula="of:=([.D353])*([.A353]-[.A352])+[.E352]" office:value-type="float" office:value="-52584.8500000001" calcext:value-type="float">
            <text:p>-52584.9</text:p>
          </table:table-cell>
          <table:table-cell table:formula="of:=[.E353]/3600" office:value-type="float" office:value="-14.6069027777778" calcext:value-type="float">
            <text:p>-14.6</text:p>
          </table:table-cell>
        </table:table-row>
        <table:table-row table:style-name="ro2">
          <table:table-cell office:value-type="float" office:value="17597" calcext:value-type="float">
            <text:p>1759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54]*-1" office:value-type="float" office:value="-2.996" calcext:value-type="float">
            <text:p>-3.0</text:p>
          </table:table-cell>
          <table:table-cell table:formula="of:=([.D354])*([.A354]-[.A353])+[.E353]" office:value-type="float" office:value="-52734.6500000001" calcext:value-type="float">
            <text:p>-52734.7</text:p>
          </table:table-cell>
          <table:table-cell table:formula="of:=[.E354]/3600" office:value-type="float" office:value="-14.6485138888889" calcext:value-type="float">
            <text:p>-14.6</text:p>
          </table:table-cell>
        </table:table-row>
        <table:table-row table:style-name="ro2">
          <table:table-cell office:value-type="float" office:value="17647" calcext:value-type="float">
            <text:p>1764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55]*-1" office:value-type="float" office:value="-2.996" calcext:value-type="float">
            <text:p>-3.0</text:p>
          </table:table-cell>
          <table:table-cell table:formula="of:=([.D355])*([.A355]-[.A354])+[.E354]" office:value-type="float" office:value="-52884.4500000001" calcext:value-type="float">
            <text:p>-52884.5</text:p>
          </table:table-cell>
          <table:table-cell table:formula="of:=[.E355]/3600" office:value-type="float" office:value="-14.690125" calcext:value-type="float">
            <text:p>-14.7</text:p>
          </table:table-cell>
        </table:table-row>
        <table:table-row table:style-name="ro2">
          <table:table-cell office:value-type="float" office:value="17697" calcext:value-type="float">
            <text:p>17697</text:p>
          </table:table-cell>
          <table:table-cell office:value-type="float" office:value="3.82" calcext:value-type="float">
            <text:p>3.82</text:p>
          </table:table-cell>
          <table:table-cell office:value-type="float" office:value="2.997" calcext:value-type="float">
            <text:p>3.0</text:p>
          </table:table-cell>
          <table:table-cell table:formula="of:=[.C356]*-1" office:value-type="float" office:value="-2.997" calcext:value-type="float">
            <text:p>-3.0</text:p>
          </table:table-cell>
          <table:table-cell table:formula="of:=([.D356])*([.A356]-[.A355])+[.E355]" office:value-type="float" office:value="-53034.3000000001" calcext:value-type="float">
            <text:p>-53034.3</text:p>
          </table:table-cell>
          <table:table-cell table:formula="of:=[.E356]/3600" office:value-type="float" office:value="-14.73175" calcext:value-type="float">
            <text:p>-14.7</text:p>
          </table:table-cell>
        </table:table-row>
        <table:table-row table:style-name="ro2">
          <table:table-cell office:value-type="float" office:value="17747" calcext:value-type="float">
            <text:p>1774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57]*-1" office:value-type="float" office:value="-2.996" calcext:value-type="float">
            <text:p>-3.0</text:p>
          </table:table-cell>
          <table:table-cell table:formula="of:=([.D357])*([.A357]-[.A356])+[.E356]" office:value-type="float" office:value="-53184.1000000001" calcext:value-type="float">
            <text:p>-53184.1</text:p>
          </table:table-cell>
          <table:table-cell table:formula="of:=[.E357]/3600" office:value-type="float" office:value="-14.7733611111111" calcext:value-type="float">
            <text:p>-14.8</text:p>
          </table:table-cell>
        </table:table-row>
        <table:table-row table:style-name="ro2">
          <table:table-cell office:value-type="float" office:value="17797" calcext:value-type="float">
            <text:p>1779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58]*-1" office:value-type="float" office:value="-2.996" calcext:value-type="float">
            <text:p>-3.0</text:p>
          </table:table-cell>
          <table:table-cell table:formula="of:=([.D358])*([.A358]-[.A357])+[.E357]" office:value-type="float" office:value="-53333.9000000001" calcext:value-type="float">
            <text:p>-53333.9</text:p>
          </table:table-cell>
          <table:table-cell table:formula="of:=[.E358]/3600" office:value-type="float" office:value="-14.8149722222223" calcext:value-type="float">
            <text:p>-14.8</text:p>
          </table:table-cell>
        </table:table-row>
        <table:table-row table:style-name="ro2">
          <table:table-cell office:value-type="float" office:value="17847" calcext:value-type="float">
            <text:p>1784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59]*-1" office:value-type="float" office:value="-2.996" calcext:value-type="float">
            <text:p>-3.0</text:p>
          </table:table-cell>
          <table:table-cell table:formula="of:=([.D359])*([.A359]-[.A358])+[.E358]" office:value-type="float" office:value="-53483.7000000001" calcext:value-type="float">
            <text:p>-53483.7</text:p>
          </table:table-cell>
          <table:table-cell table:formula="of:=[.E359]/3600" office:value-type="float" office:value="-14.8565833333334" calcext:value-type="float">
            <text:p>-14.9</text:p>
          </table:table-cell>
        </table:table-row>
        <table:table-row table:style-name="ro2">
          <table:table-cell office:value-type="float" office:value="17897" calcext:value-type="float">
            <text:p>17897</text:p>
          </table:table-cell>
          <table:table-cell office:value-type="float" office:value="3.82" calcext:value-type="float">
            <text:p>3.82</text:p>
          </table:table-cell>
          <table:table-cell office:value-type="float" office:value="2.997" calcext:value-type="float">
            <text:p>3.0</text:p>
          </table:table-cell>
          <table:table-cell table:formula="of:=[.C360]*-1" office:value-type="float" office:value="-2.997" calcext:value-type="float">
            <text:p>-3.0</text:p>
          </table:table-cell>
          <table:table-cell table:formula="of:=([.D360])*([.A360]-[.A359])+[.E359]" office:value-type="float" office:value="-53633.5500000001" calcext:value-type="float">
            <text:p>-53633.6</text:p>
          </table:table-cell>
          <table:table-cell table:formula="of:=[.E360]/3600" office:value-type="float" office:value="-14.8982083333334" calcext:value-type="float">
            <text:p>-14.9</text:p>
          </table:table-cell>
        </table:table-row>
        <table:table-row table:style-name="ro2">
          <table:table-cell office:value-type="float" office:value="17947" calcext:value-type="float">
            <text:p>17947</text:p>
          </table:table-cell>
          <table:table-cell office:value-type="float" office:value="3.82" calcext:value-type="float">
            <text:p>3.82</text:p>
          </table:table-cell>
          <table:table-cell office:value-type="float" office:value="2.997" calcext:value-type="float">
            <text:p>3.0</text:p>
          </table:table-cell>
          <table:table-cell table:formula="of:=[.C361]*-1" office:value-type="float" office:value="-2.997" calcext:value-type="float">
            <text:p>-3.0</text:p>
          </table:table-cell>
          <table:table-cell table:formula="of:=([.D361])*([.A361]-[.A360])+[.E360]" office:value-type="float" office:value="-53783.4000000001" calcext:value-type="float">
            <text:p>-53783.4</text:p>
          </table:table-cell>
          <table:table-cell table:formula="of:=[.E361]/3600" office:value-type="float" office:value="-14.9398333333334" calcext:value-type="float">
            <text:p>-14.9</text:p>
          </table:table-cell>
        </table:table-row>
        <table:table-row table:style-name="ro2">
          <table:table-cell office:value-type="float" office:value="17997" calcext:value-type="float">
            <text:p>17997</text:p>
          </table:table-cell>
          <table:table-cell office:value-type="float" office:value="3.81" calcext:value-type="float">
            <text:p>3.81</text:p>
          </table:table-cell>
          <table:table-cell office:value-type="float" office:value="2.997" calcext:value-type="float">
            <text:p>3.0</text:p>
          </table:table-cell>
          <table:table-cell table:formula="of:=[.C362]*-1" office:value-type="float" office:value="-2.997" calcext:value-type="float">
            <text:p>-3.0</text:p>
          </table:table-cell>
          <table:table-cell table:formula="of:=([.D362])*([.A362]-[.A361])+[.E361]" office:value-type="float" office:value="-53933.2500000001" calcext:value-type="float">
            <text:p>-53933.3</text:p>
          </table:table-cell>
          <table:table-cell table:formula="of:=[.E362]/3600" office:value-type="float" office:value="-14.9814583333334" calcext:value-type="float">
            <text:p>-15.0</text:p>
          </table:table-cell>
        </table:table-row>
        <table:table-row table:style-name="ro2">
          <table:table-cell office:value-type="float" office:value="18047" calcext:value-type="float">
            <text:p>1804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63]*-1" office:value-type="float" office:value="-2.996" calcext:value-type="float">
            <text:p>-3.0</text:p>
          </table:table-cell>
          <table:table-cell table:formula="of:=([.D363])*([.A363]-[.A362])+[.E362]" office:value-type="float" office:value="-54083.0500000001" calcext:value-type="float">
            <text:p>-54083.1</text:p>
          </table:table-cell>
          <table:table-cell table:formula="of:=[.E363]/3600" office:value-type="float" office:value="-15.0230694444445" calcext:value-type="float">
            <text:p>-15.0</text:p>
          </table:table-cell>
        </table:table-row>
        <table:table-row table:style-name="ro2">
          <table:table-cell office:value-type="float" office:value="18097" calcext:value-type="float">
            <text:p>1809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64]*-1" office:value-type="float" office:value="-2.996" calcext:value-type="float">
            <text:p>-3.0</text:p>
          </table:table-cell>
          <table:table-cell table:formula="of:=([.D364])*([.A364]-[.A363])+[.E363]" office:value-type="float" office:value="-54232.8500000001" calcext:value-type="float">
            <text:p>-54232.9</text:p>
          </table:table-cell>
          <table:table-cell table:formula="of:=[.E364]/3600" office:value-type="float" office:value="-15.0646805555556" calcext:value-type="float">
            <text:p>-15.1</text:p>
          </table:table-cell>
        </table:table-row>
        <table:table-row table:style-name="ro2">
          <table:table-cell office:value-type="float" office:value="18147" calcext:value-type="float">
            <text:p>18147</text:p>
          </table:table-cell>
          <table:table-cell office:value-type="float" office:value="3.82" calcext:value-type="float">
            <text:p>3.82</text:p>
          </table:table-cell>
          <table:table-cell office:value-type="float" office:value="2.996" calcext:value-type="float">
            <text:p>3.0</text:p>
          </table:table-cell>
          <table:table-cell table:formula="of:=[.C365]*-1" office:value-type="float" office:value="-2.996" calcext:value-type="float">
            <text:p>-3.0</text:p>
          </table:table-cell>
          <table:table-cell table:formula="of:=([.D365])*([.A365]-[.A364])+[.E364]" office:value-type="float" office:value="-54382.6500000001" calcext:value-type="float">
            <text:p>-54382.7</text:p>
          </table:table-cell>
          <table:table-cell table:formula="of:=[.E365]/3600" office:value-type="float" office:value="-15.1062916666667" calcext:value-type="float">
            <text:p>-15.1</text:p>
          </table:table-cell>
        </table:table-row>
        <table:table-row table:style-name="ro2">
          <table:table-cell office:value-type="float" office:value="18197" calcext:value-type="float">
            <text:p>18197</text:p>
          </table:table-cell>
          <table:table-cell office:value-type="float" office:value="3.81" calcext:value-type="float">
            <text:p>3.81</text:p>
          </table:table-cell>
          <table:table-cell office:value-type="float" office:value="2.996" calcext:value-type="float">
            <text:p>3.0</text:p>
          </table:table-cell>
          <table:table-cell table:formula="of:=[.C366]*-1" office:value-type="float" office:value="-2.996" calcext:value-type="float">
            <text:p>-3.0</text:p>
          </table:table-cell>
          <table:table-cell table:formula="of:=([.D366])*([.A366]-[.A365])+[.E365]" office:value-type="float" office:value="-54532.4500000001" calcext:value-type="float">
            <text:p>-54532.5</text:p>
          </table:table-cell>
          <table:table-cell table:formula="of:=[.E366]/3600" office:value-type="float" office:value="-15.1479027777778" calcext:value-type="float">
            <text:p>-15.1</text:p>
          </table:table-cell>
        </table:table-row>
        <table:table-row table:style-name="ro2">
          <table:table-cell office:value-type="float" office:value="18247" calcext:value-type="float">
            <text:p>18247</text:p>
          </table:table-cell>
          <table:table-cell office:value-type="float" office:value="3.81" calcext:value-type="float">
            <text:p>3.81</text:p>
          </table:table-cell>
          <table:table-cell office:value-type="float" office:value="2.996" calcext:value-type="float">
            <text:p>3.0</text:p>
          </table:table-cell>
          <table:table-cell table:formula="of:=[.C367]*-1" office:value-type="float" office:value="-2.996" calcext:value-type="float">
            <text:p>-3.0</text:p>
          </table:table-cell>
          <table:table-cell table:formula="of:=([.D367])*([.A367]-[.A366])+[.E366]" office:value-type="float" office:value="-54682.2500000001" calcext:value-type="float">
            <text:p>-54682.3</text:p>
          </table:table-cell>
          <table:table-cell table:formula="of:=[.E367]/3600" office:value-type="float" office:value="-15.1895138888889" calcext:value-type="float">
            <text:p>-15.2</text:p>
          </table:table-cell>
        </table:table-row>
        <table:table-row table:style-name="ro2">
          <table:table-cell office:value-type="float" office:value="18297" calcext:value-type="float">
            <text:p>18297</text:p>
          </table:table-cell>
          <table:table-cell office:value-type="float" office:value="3.81" calcext:value-type="float">
            <text:p>3.81</text:p>
          </table:table-cell>
          <table:table-cell office:value-type="float" office:value="2.997" calcext:value-type="float">
            <text:p>3.0</text:p>
          </table:table-cell>
          <table:table-cell table:formula="of:=[.C368]*-1" office:value-type="float" office:value="-2.997" calcext:value-type="float">
            <text:p>-3.0</text:p>
          </table:table-cell>
          <table:table-cell table:formula="of:=([.D368])*([.A368]-[.A367])+[.E367]" office:value-type="float" office:value="-54832.1000000001" calcext:value-type="float">
            <text:p>-54832.1</text:p>
          </table:table-cell>
          <table:table-cell table:formula="of:=[.E368]/3600" office:value-type="float" office:value="-15.2311388888889" calcext:value-type="float">
            <text:p>-15.2</text:p>
          </table:table-cell>
        </table:table-row>
        <table:table-row table:style-name="ro2">
          <table:table-cell office:value-type="float" office:value="18347" calcext:value-type="float">
            <text:p>18347</text:p>
          </table:table-cell>
          <table:table-cell office:value-type="float" office:value="3.81" calcext:value-type="float">
            <text:p>3.81</text:p>
          </table:table-cell>
          <table:table-cell office:value-type="float" office:value="2.996" calcext:value-type="float">
            <text:p>3.0</text:p>
          </table:table-cell>
          <table:table-cell table:formula="of:=[.C369]*-1" office:value-type="float" office:value="-2.996" calcext:value-type="float">
            <text:p>-3.0</text:p>
          </table:table-cell>
          <table:table-cell table:formula="of:=([.D369])*([.A369]-[.A368])+[.E368]" office:value-type="float" office:value="-54981.9000000001" calcext:value-type="float">
            <text:p>-54981.9</text:p>
          </table:table-cell>
          <table:table-cell table:formula="of:=[.E369]/3600" office:value-type="float" office:value="-15.27275" calcext:value-type="float">
            <text:p>-15.3</text:p>
          </table:table-cell>
        </table:table-row>
        <table:table-row table:style-name="ro2">
          <table:table-cell office:value-type="float" office:value="18397" calcext:value-type="float">
            <text:p>18397</text:p>
          </table:table-cell>
          <table:table-cell office:value-type="float" office:value="3.81" calcext:value-type="float">
            <text:p>3.81</text:p>
          </table:table-cell>
          <table:table-cell office:value-type="float" office:value="2.996" calcext:value-type="float">
            <text:p>3.0</text:p>
          </table:table-cell>
          <table:table-cell table:formula="of:=[.C370]*-1" office:value-type="float" office:value="-2.996" calcext:value-type="float">
            <text:p>-3.0</text:p>
          </table:table-cell>
          <table:table-cell table:formula="of:=([.D370])*([.A370]-[.A369])+[.E369]" office:value-type="float" office:value="-55131.7000000001" calcext:value-type="float">
            <text:p>-55131.7</text:p>
          </table:table-cell>
          <table:table-cell table:formula="of:=[.E370]/3600" office:value-type="float" office:value="-15.3143611111111" calcext:value-type="float">
            <text:p>-15.3</text:p>
          </table:table-cell>
        </table:table-row>
        <table:table-row table:style-name="ro2">
          <table:table-cell office:value-type="float" office:value="18447" calcext:value-type="float">
            <text:p>18447</text:p>
          </table:table-cell>
          <table:table-cell office:value-type="float" office:value="3.81" calcext:value-type="float">
            <text:p>3.81</text:p>
          </table:table-cell>
          <table:table-cell office:value-type="float" office:value="2.996" calcext:value-type="float">
            <text:p>3.0</text:p>
          </table:table-cell>
          <table:table-cell table:formula="of:=[.C371]*-1" office:value-type="float" office:value="-2.996" calcext:value-type="float">
            <text:p>-3.0</text:p>
          </table:table-cell>
          <table:table-cell table:formula="of:=([.D371])*([.A371]-[.A370])+[.E370]" office:value-type="float" office:value="-55281.5000000001" calcext:value-type="float">
            <text:p>-55281.5</text:p>
          </table:table-cell>
          <table:table-cell table:formula="of:=[.E371]/3600" office:value-type="float" office:value="-15.3559722222223" calcext:value-type="float">
            <text:p>-15.4</text:p>
          </table:table-cell>
        </table:table-row>
        <table:table-row table:style-name="ro2">
          <table:table-cell office:value-type="float" office:value="18497" calcext:value-type="float">
            <text:p>18497</text:p>
          </table:table-cell>
          <table:table-cell office:value-type="float" office:value="3.8" calcext:value-type="float">
            <text:p>3.8</text:p>
          </table:table-cell>
          <table:table-cell office:value-type="float" office:value="2.996" calcext:value-type="float">
            <text:p>3.0</text:p>
          </table:table-cell>
          <table:table-cell table:formula="of:=[.C372]*-1" office:value-type="float" office:value="-2.996" calcext:value-type="float">
            <text:p>-3.0</text:p>
          </table:table-cell>
          <table:table-cell table:formula="of:=([.D372])*([.A372]-[.A371])+[.E371]" office:value-type="float" office:value="-55431.3000000001" calcext:value-type="float">
            <text:p>-55431.3</text:p>
          </table:table-cell>
          <table:table-cell table:formula="of:=[.E372]/3600" office:value-type="float" office:value="-15.3975833333334" calcext:value-type="float">
            <text:p>-15.4</text:p>
          </table:table-cell>
        </table:table-row>
        <table:table-row table:style-name="ro2">
          <table:table-cell office:value-type="float" office:value="18547" calcext:value-type="float">
            <text:p>18547</text:p>
          </table:table-cell>
          <table:table-cell office:value-type="float" office:value="3.81" calcext:value-type="float">
            <text:p>3.81</text:p>
          </table:table-cell>
          <table:table-cell office:value-type="float" office:value="2.996" calcext:value-type="float">
            <text:p>3.0</text:p>
          </table:table-cell>
          <table:table-cell table:formula="of:=[.C373]*-1" office:value-type="float" office:value="-2.996" calcext:value-type="float">
            <text:p>-3.0</text:p>
          </table:table-cell>
          <table:table-cell table:formula="of:=([.D373])*([.A373]-[.A372])+[.E372]" office:value-type="float" office:value="-55581.1000000001" calcext:value-type="float">
            <text:p>-55581.1</text:p>
          </table:table-cell>
          <table:table-cell table:formula="of:=[.E373]/3600" office:value-type="float" office:value="-15.4391944444445" calcext:value-type="float">
            <text:p>-15.4</text:p>
          </table:table-cell>
        </table:table-row>
        <table:table-row table:style-name="ro2">
          <table:table-cell office:value-type="float" office:value="18597" calcext:value-type="float">
            <text:p>18597</text:p>
          </table:table-cell>
          <table:table-cell office:value-type="float" office:value="3.81" calcext:value-type="float">
            <text:p>3.81</text:p>
          </table:table-cell>
          <table:table-cell office:value-type="float" office:value="2.996" calcext:value-type="float">
            <text:p>3.0</text:p>
          </table:table-cell>
          <table:table-cell table:formula="of:=[.C374]*-1" office:value-type="float" office:value="-2.996" calcext:value-type="float">
            <text:p>-3.0</text:p>
          </table:table-cell>
          <table:table-cell table:formula="of:=([.D374])*([.A374]-[.A373])+[.E373]" office:value-type="float" office:value="-55730.9000000001" calcext:value-type="float">
            <text:p>-55730.9</text:p>
          </table:table-cell>
          <table:table-cell table:formula="of:=[.E374]/3600" office:value-type="float" office:value="-15.4808055555556" calcext:value-type="float">
            <text:p>-15.5</text:p>
          </table:table-cell>
        </table:table-row>
        <table:table-row table:style-name="ro2">
          <table:table-cell office:value-type="float" office:value="18647" calcext:value-type="float">
            <text:p>18647</text:p>
          </table:table-cell>
          <table:table-cell office:value-type="float" office:value="3.8" calcext:value-type="float">
            <text:p>3.8</text:p>
          </table:table-cell>
          <table:table-cell office:value-type="float" office:value="2.997" calcext:value-type="float">
            <text:p>3.0</text:p>
          </table:table-cell>
          <table:table-cell table:formula="of:=[.C375]*-1" office:value-type="float" office:value="-2.997" calcext:value-type="float">
            <text:p>-3.0</text:p>
          </table:table-cell>
          <table:table-cell table:formula="of:=([.D375])*([.A375]-[.A374])+[.E374]" office:value-type="float" office:value="-55880.7500000001" calcext:value-type="float">
            <text:p>-55880.8</text:p>
          </table:table-cell>
          <table:table-cell table:formula="of:=[.E375]/3600" office:value-type="float" office:value="-15.5224305555556" calcext:value-type="float">
            <text:p>-15.5</text:p>
          </table:table-cell>
        </table:table-row>
        <table:table-row table:style-name="ro2">
          <table:table-cell office:value-type="float" office:value="18697" calcext:value-type="float">
            <text:p>18697</text:p>
          </table:table-cell>
          <table:table-cell office:value-type="float" office:value="3.8" calcext:value-type="float">
            <text:p>3.8</text:p>
          </table:table-cell>
          <table:table-cell office:value-type="float" office:value="2.997" calcext:value-type="float">
            <text:p>3.0</text:p>
          </table:table-cell>
          <table:table-cell table:formula="of:=[.C376]*-1" office:value-type="float" office:value="-2.997" calcext:value-type="float">
            <text:p>-3.0</text:p>
          </table:table-cell>
          <table:table-cell table:formula="of:=([.D376])*([.A376]-[.A375])+[.E375]" office:value-type="float" office:value="-56030.6000000001" calcext:value-type="float">
            <text:p>-56030.6</text:p>
          </table:table-cell>
          <table:table-cell table:formula="of:=[.E376]/3600" office:value-type="float" office:value="-15.5640555555556" calcext:value-type="float">
            <text:p>-15.6</text:p>
          </table:table-cell>
        </table:table-row>
        <table:table-row table:style-name="ro2">
          <table:table-cell office:value-type="float" office:value="18747" calcext:value-type="float">
            <text:p>18747</text:p>
          </table:table-cell>
          <table:table-cell office:value-type="float" office:value="3.8" calcext:value-type="float">
            <text:p>3.8</text:p>
          </table:table-cell>
          <table:table-cell office:value-type="float" office:value="2.996" calcext:value-type="float">
            <text:p>3.0</text:p>
          </table:table-cell>
          <table:table-cell table:formula="of:=[.C377]*-1" office:value-type="float" office:value="-2.996" calcext:value-type="float">
            <text:p>-3.0</text:p>
          </table:table-cell>
          <table:table-cell table:formula="of:=([.D377])*([.A377]-[.A376])+[.E376]" office:value-type="float" office:value="-56180.4000000001" calcext:value-type="float">
            <text:p>-56180.4</text:p>
          </table:table-cell>
          <table:table-cell table:formula="of:=[.E377]/3600" office:value-type="float" office:value="-15.6056666666667" calcext:value-type="float">
            <text:p>-15.6</text:p>
          </table:table-cell>
        </table:table-row>
        <table:table-row table:style-name="ro2">
          <table:table-cell office:value-type="float" office:value="18797" calcext:value-type="float">
            <text:p>18797</text:p>
          </table:table-cell>
          <table:table-cell office:value-type="float" office:value="3.8" calcext:value-type="float">
            <text:p>3.8</text:p>
          </table:table-cell>
          <table:table-cell office:value-type="float" office:value="2.996" calcext:value-type="float">
            <text:p>3.0</text:p>
          </table:table-cell>
          <table:table-cell table:formula="of:=[.C378]*-1" office:value-type="float" office:value="-2.996" calcext:value-type="float">
            <text:p>-3.0</text:p>
          </table:table-cell>
          <table:table-cell table:formula="of:=([.D378])*([.A378]-[.A377])+[.E377]" office:value-type="float" office:value="-56330.2000000001" calcext:value-type="float">
            <text:p>-56330.2</text:p>
          </table:table-cell>
          <table:table-cell table:formula="of:=[.E378]/3600" office:value-type="float" office:value="-15.6472777777778" calcext:value-type="float">
            <text:p>-15.6</text:p>
          </table:table-cell>
        </table:table-row>
        <table:table-row table:style-name="ro2">
          <table:table-cell office:value-type="float" office:value="18847" calcext:value-type="float">
            <text:p>18847</text:p>
          </table:table-cell>
          <table:table-cell office:value-type="float" office:value="3.8" calcext:value-type="float">
            <text:p>3.8</text:p>
          </table:table-cell>
          <table:table-cell office:value-type="float" office:value="2.997" calcext:value-type="float">
            <text:p>3.0</text:p>
          </table:table-cell>
          <table:table-cell table:formula="of:=[.C379]*-1" office:value-type="float" office:value="-2.997" calcext:value-type="float">
            <text:p>-3.0</text:p>
          </table:table-cell>
          <table:table-cell table:formula="of:=([.D379])*([.A379]-[.A378])+[.E378]" office:value-type="float" office:value="-56480.0500000001" calcext:value-type="float">
            <text:p>-56480.1</text:p>
          </table:table-cell>
          <table:table-cell table:formula="of:=[.E379]/3600" office:value-type="float" office:value="-15.6889027777778" calcext:value-type="float">
            <text:p>-15.7</text:p>
          </table:table-cell>
        </table:table-row>
        <table:table-row table:style-name="ro2">
          <table:table-cell office:value-type="float" office:value="18897" calcext:value-type="float">
            <text:p>18897</text:p>
          </table:table-cell>
          <table:table-cell office:value-type="float" office:value="3.8" calcext:value-type="float">
            <text:p>3.8</text:p>
          </table:table-cell>
          <table:table-cell office:value-type="float" office:value="2.997" calcext:value-type="float">
            <text:p>3.0</text:p>
          </table:table-cell>
          <table:table-cell table:formula="of:=[.C380]*-1" office:value-type="float" office:value="-2.997" calcext:value-type="float">
            <text:p>-3.0</text:p>
          </table:table-cell>
          <table:table-cell table:formula="of:=([.D380])*([.A380]-[.A379])+[.E379]" office:value-type="float" office:value="-56629.9000000001" calcext:value-type="float">
            <text:p>-56629.9</text:p>
          </table:table-cell>
          <table:table-cell table:formula="of:=[.E380]/3600" office:value-type="float" office:value="-15.7305277777778" calcext:value-type="float">
            <text:p>-15.7</text:p>
          </table:table-cell>
        </table:table-row>
        <table:table-row table:style-name="ro2">
          <table:table-cell office:value-type="float" office:value="18947" calcext:value-type="float">
            <text:p>18947</text:p>
          </table:table-cell>
          <table:table-cell office:value-type="float" office:value="3.8" calcext:value-type="float">
            <text:p>3.8</text:p>
          </table:table-cell>
          <table:table-cell office:value-type="float" office:value="2.996" calcext:value-type="float">
            <text:p>3.0</text:p>
          </table:table-cell>
          <table:table-cell table:formula="of:=[.C381]*-1" office:value-type="float" office:value="-2.996" calcext:value-type="float">
            <text:p>-3.0</text:p>
          </table:table-cell>
          <table:table-cell table:formula="of:=([.D381])*([.A381]-[.A380])+[.E380]" office:value-type="float" office:value="-56779.7000000001" calcext:value-type="float">
            <text:p>-56779.7</text:p>
          </table:table-cell>
          <table:table-cell table:formula="of:=[.E381]/3600" office:value-type="float" office:value="-15.7721388888889" calcext:value-type="float">
            <text:p>-15.8</text:p>
          </table:table-cell>
        </table:table-row>
        <table:table-row table:style-name="ro2">
          <table:table-cell office:value-type="float" office:value="18997" calcext:value-type="float">
            <text:p>18997</text:p>
          </table:table-cell>
          <table:table-cell office:value-type="float" office:value="3.8" calcext:value-type="float">
            <text:p>3.8</text:p>
          </table:table-cell>
          <table:table-cell office:value-type="float" office:value="2.996" calcext:value-type="float">
            <text:p>3.0</text:p>
          </table:table-cell>
          <table:table-cell table:formula="of:=[.C382]*-1" office:value-type="float" office:value="-2.996" calcext:value-type="float">
            <text:p>-3.0</text:p>
          </table:table-cell>
          <table:table-cell table:formula="of:=([.D382])*([.A382]-[.A381])+[.E381]" office:value-type="float" office:value="-56929.5000000002" calcext:value-type="float">
            <text:p>-56929.5</text:p>
          </table:table-cell>
          <table:table-cell table:formula="of:=[.E382]/3600" office:value-type="float" office:value="-15.81375" calcext:value-type="float">
            <text:p>-15.8</text:p>
          </table:table-cell>
        </table:table-row>
        <table:table-row table:style-name="ro2">
          <table:table-cell office:value-type="float" office:value="19047" calcext:value-type="float">
            <text:p>1904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83]*-1" office:value-type="float" office:value="-2.996" calcext:value-type="float">
            <text:p>-3.0</text:p>
          </table:table-cell>
          <table:table-cell table:formula="of:=([.D383])*([.A383]-[.A382])+[.E382]" office:value-type="float" office:value="-57079.3000000002" calcext:value-type="float">
            <text:p>-57079.3</text:p>
          </table:table-cell>
          <table:table-cell table:formula="of:=[.E383]/3600" office:value-type="float" office:value="-15.8553611111112" calcext:value-type="float">
            <text:p>-15.9</text:p>
          </table:table-cell>
        </table:table-row>
        <table:table-row table:style-name="ro2">
          <table:table-cell office:value-type="float" office:value="19097" calcext:value-type="float">
            <text:p>1909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84]*-1" office:value-type="float" office:value="-2.996" calcext:value-type="float">
            <text:p>-3.0</text:p>
          </table:table-cell>
          <table:table-cell table:formula="of:=([.D384])*([.A384]-[.A383])+[.E383]" office:value-type="float" office:value="-57229.1000000002" calcext:value-type="float">
            <text:p>-57229.1</text:p>
          </table:table-cell>
          <table:table-cell table:formula="of:=[.E384]/3600" office:value-type="float" office:value="-15.8969722222223" calcext:value-type="float">
            <text:p>-15.9</text:p>
          </table:table-cell>
        </table:table-row>
        <table:table-row table:style-name="ro2">
          <table:table-cell office:value-type="float" office:value="19147" calcext:value-type="float">
            <text:p>1914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85]*-1" office:value-type="float" office:value="-2.996" calcext:value-type="float">
            <text:p>-3.0</text:p>
          </table:table-cell>
          <table:table-cell table:formula="of:=([.D385])*([.A385]-[.A384])+[.E384]" office:value-type="float" office:value="-57378.9000000002" calcext:value-type="float">
            <text:p>-57378.9</text:p>
          </table:table-cell>
          <table:table-cell table:formula="of:=[.E385]/3600" office:value-type="float" office:value="-15.9385833333334" calcext:value-type="float">
            <text:p>-15.9</text:p>
          </table:table-cell>
        </table:table-row>
        <table:table-row table:style-name="ro2">
          <table:table-cell office:value-type="float" office:value="19197" calcext:value-type="float">
            <text:p>19197</text:p>
          </table:table-cell>
          <table:table-cell office:value-type="float" office:value="3.8" calcext:value-type="float">
            <text:p>3.8</text:p>
          </table:table-cell>
          <table:table-cell office:value-type="float" office:value="2.995" calcext:value-type="float">
            <text:p>3.0</text:p>
          </table:table-cell>
          <table:table-cell table:formula="of:=[.C386]*-1" office:value-type="float" office:value="-2.995" calcext:value-type="float">
            <text:p>-3.0</text:p>
          </table:table-cell>
          <table:table-cell table:formula="of:=([.D386])*([.A386]-[.A385])+[.E385]" office:value-type="float" office:value="-57528.6500000002" calcext:value-type="float">
            <text:p>-57528.7</text:p>
          </table:table-cell>
          <table:table-cell table:formula="of:=[.E386]/3600" office:value-type="float" office:value="-15.9801805555556" calcext:value-type="float">
            <text:p>-16.0</text:p>
          </table:table-cell>
        </table:table-row>
        <table:table-row table:style-name="ro2">
          <table:table-cell office:value-type="float" office:value="19247" calcext:value-type="float">
            <text:p>19247</text:p>
          </table:table-cell>
          <table:table-cell office:value-type="float" office:value="3.8" calcext:value-type="float">
            <text:p>3.8</text:p>
          </table:table-cell>
          <table:table-cell office:value-type="float" office:value="2.997" calcext:value-type="float">
            <text:p>3.0</text:p>
          </table:table-cell>
          <table:table-cell table:formula="of:=[.C387]*-1" office:value-type="float" office:value="-2.997" calcext:value-type="float">
            <text:p>-3.0</text:p>
          </table:table-cell>
          <table:table-cell table:formula="of:=([.D387])*([.A387]-[.A386])+[.E386]" office:value-type="float" office:value="-57678.5000000002" calcext:value-type="float">
            <text:p>-57678.5</text:p>
          </table:table-cell>
          <table:table-cell table:formula="of:=[.E387]/3600" office:value-type="float" office:value="-16.0218055555556" calcext:value-type="float">
            <text:p>-16.0</text:p>
          </table:table-cell>
        </table:table-row>
        <table:table-row table:style-name="ro2">
          <table:table-cell office:value-type="float" office:value="19297" calcext:value-type="float">
            <text:p>1929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88]*-1" office:value-type="float" office:value="-2.996" calcext:value-type="float">
            <text:p>-3.0</text:p>
          </table:table-cell>
          <table:table-cell table:formula="of:=([.D388])*([.A388]-[.A387])+[.E387]" office:value-type="float" office:value="-57828.3000000002" calcext:value-type="float">
            <text:p>-57828.3</text:p>
          </table:table-cell>
          <table:table-cell table:formula="of:=[.E388]/3600" office:value-type="float" office:value="-16.0634166666667" calcext:value-type="float">
            <text:p>-16.1</text:p>
          </table:table-cell>
        </table:table-row>
        <table:table-row table:style-name="ro2">
          <table:table-cell office:value-type="float" office:value="19347" calcext:value-type="float">
            <text:p>1934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89]*-1" office:value-type="float" office:value="-2.996" calcext:value-type="float">
            <text:p>-3.0</text:p>
          </table:table-cell>
          <table:table-cell table:formula="of:=([.D389])*([.A389]-[.A388])+[.E388]" office:value-type="float" office:value="-57978.1000000002" calcext:value-type="float">
            <text:p>-57978.1</text:p>
          </table:table-cell>
          <table:table-cell table:formula="of:=[.E389]/3600" office:value-type="float" office:value="-16.1050277777778" calcext:value-type="float">
            <text:p>-16.1</text:p>
          </table:table-cell>
        </table:table-row>
        <table:table-row table:style-name="ro2">
          <table:table-cell office:value-type="float" office:value="19397" calcext:value-type="float">
            <text:p>1939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90]*-1" office:value-type="float" office:value="-2.996" calcext:value-type="float">
            <text:p>-3.0</text:p>
          </table:table-cell>
          <table:table-cell table:formula="of:=([.D390])*([.A390]-[.A389])+[.E389]" office:value-type="float" office:value="-58127.9000000002" calcext:value-type="float">
            <text:p>-58127.9</text:p>
          </table:table-cell>
          <table:table-cell table:formula="of:=[.E390]/3600" office:value-type="float" office:value="-16.1466388888889" calcext:value-type="float">
            <text:p>-16.1</text:p>
          </table:table-cell>
        </table:table-row>
        <table:table-row table:style-name="ro2">
          <table:table-cell office:value-type="float" office:value="19447" calcext:value-type="float">
            <text:p>1944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91]*-1" office:value-type="float" office:value="-2.996" calcext:value-type="float">
            <text:p>-3.0</text:p>
          </table:table-cell>
          <table:table-cell table:formula="of:=([.D391])*([.A391]-[.A390])+[.E390]" office:value-type="float" office:value="-58277.7000000002" calcext:value-type="float">
            <text:p>-58277.7</text:p>
          </table:table-cell>
          <table:table-cell table:formula="of:=[.E391]/3600" office:value-type="float" office:value="-16.18825" calcext:value-type="float">
            <text:p>-16.2</text:p>
          </table:table-cell>
        </table:table-row>
        <table:table-row table:style-name="ro2">
          <table:table-cell office:value-type="float" office:value="19497" calcext:value-type="float">
            <text:p>1949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92]*-1" office:value-type="float" office:value="-2.996" calcext:value-type="float">
            <text:p>-3.0</text:p>
          </table:table-cell>
          <table:table-cell table:formula="of:=([.D392])*([.A392]-[.A391])+[.E391]" office:value-type="float" office:value="-58427.5000000002" calcext:value-type="float">
            <text:p>-58427.5</text:p>
          </table:table-cell>
          <table:table-cell table:formula="of:=[.E392]/3600" office:value-type="float" office:value="-16.2298611111112" calcext:value-type="float">
            <text:p>-16.2</text:p>
          </table:table-cell>
        </table:table-row>
        <table:table-row table:style-name="ro2">
          <table:table-cell office:value-type="float" office:value="19547" calcext:value-type="float">
            <text:p>1954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93]*-1" office:value-type="float" office:value="-2.996" calcext:value-type="float">
            <text:p>-3.0</text:p>
          </table:table-cell>
          <table:table-cell table:formula="of:=([.D393])*([.A393]-[.A392])+[.E392]" office:value-type="float" office:value="-58577.3000000002" calcext:value-type="float">
            <text:p>-58577.3</text:p>
          </table:table-cell>
          <table:table-cell table:formula="of:=[.E393]/3600" office:value-type="float" office:value="-16.2714722222223" calcext:value-type="float">
            <text:p>-16.3</text:p>
          </table:table-cell>
        </table:table-row>
        <table:table-row table:style-name="ro2">
          <table:table-cell office:value-type="float" office:value="19597" calcext:value-type="float">
            <text:p>19597</text:p>
          </table:table-cell>
          <table:table-cell office:value-type="float" office:value="3.79" calcext:value-type="float">
            <text:p>3.79</text:p>
          </table:table-cell>
          <table:table-cell office:value-type="float" office:value="2.997" calcext:value-type="float">
            <text:p>3.0</text:p>
          </table:table-cell>
          <table:table-cell table:formula="of:=[.C394]*-1" office:value-type="float" office:value="-2.997" calcext:value-type="float">
            <text:p>-3.0</text:p>
          </table:table-cell>
          <table:table-cell table:formula="of:=([.D394])*([.A394]-[.A393])+[.E393]" office:value-type="float" office:value="-58727.1500000002" calcext:value-type="float">
            <text:p>-58727.2</text:p>
          </table:table-cell>
          <table:table-cell table:formula="of:=[.E394]/3600" office:value-type="float" office:value="-16.3130972222223" calcext:value-type="float">
            <text:p>-16.3</text:p>
          </table:table-cell>
        </table:table-row>
        <table:table-row table:style-name="ro2">
          <table:table-cell office:value-type="float" office:value="19647" calcext:value-type="float">
            <text:p>19647</text:p>
          </table:table-cell>
          <table:table-cell office:value-type="float" office:value="3.78" calcext:value-type="float">
            <text:p>3.78</text:p>
          </table:table-cell>
          <table:table-cell office:value-type="float" office:value="2.995" calcext:value-type="float">
            <text:p>3.0</text:p>
          </table:table-cell>
          <table:table-cell table:formula="of:=[.C395]*-1" office:value-type="float" office:value="-2.995" calcext:value-type="float">
            <text:p>-3.0</text:p>
          </table:table-cell>
          <table:table-cell table:formula="of:=([.D395])*([.A395]-[.A394])+[.E394]" office:value-type="float" office:value="-58876.9000000002" calcext:value-type="float">
            <text:p>-58876.9</text:p>
          </table:table-cell>
          <table:table-cell table:formula="of:=[.E395]/3600" office:value-type="float" office:value="-16.3546944444445" calcext:value-type="float">
            <text:p>-16.4</text:p>
          </table:table-cell>
        </table:table-row>
        <table:table-row table:style-name="ro2">
          <table:table-cell office:value-type="float" office:value="19697" calcext:value-type="float">
            <text:p>19697</text:p>
          </table:table-cell>
          <table:table-cell office:value-type="float" office:value="3.79" calcext:value-type="float">
            <text:p>3.79</text:p>
          </table:table-cell>
          <table:table-cell office:value-type="float" office:value="2.996" calcext:value-type="float">
            <text:p>3.0</text:p>
          </table:table-cell>
          <table:table-cell table:formula="of:=[.C396]*-1" office:value-type="float" office:value="-2.996" calcext:value-type="float">
            <text:p>-3.0</text:p>
          </table:table-cell>
          <table:table-cell table:formula="of:=([.D396])*([.A396]-[.A395])+[.E395]" office:value-type="float" office:value="-59026.7000000002" calcext:value-type="float">
            <text:p>-59026.7</text:p>
          </table:table-cell>
          <table:table-cell table:formula="of:=[.E396]/3600" office:value-type="float" office:value="-16.3963055555556" calcext:value-type="float">
            <text:p>-16.4</text:p>
          </table:table-cell>
        </table:table-row>
        <table:table-row table:style-name="ro2">
          <table:table-cell office:value-type="float" office:value="19747" calcext:value-type="float">
            <text:p>19747</text:p>
          </table:table-cell>
          <table:table-cell office:value-type="float" office:value="3.78" calcext:value-type="float">
            <text:p>3.78</text:p>
          </table:table-cell>
          <table:table-cell office:value-type="float" office:value="2.996" calcext:value-type="float">
            <text:p>3.0</text:p>
          </table:table-cell>
          <table:table-cell table:formula="of:=[.C397]*-1" office:value-type="float" office:value="-2.996" calcext:value-type="float">
            <text:p>-3.0</text:p>
          </table:table-cell>
          <table:table-cell table:formula="of:=([.D397])*([.A397]-[.A396])+[.E396]" office:value-type="float" office:value="-59176.5000000002" calcext:value-type="float">
            <text:p>-59176.5</text:p>
          </table:table-cell>
          <table:table-cell table:formula="of:=[.E397]/3600" office:value-type="float" office:value="-16.4379166666667" calcext:value-type="float">
            <text:p>-16.4</text:p>
          </table:table-cell>
        </table:table-row>
        <table:table-row table:style-name="ro2">
          <table:table-cell office:value-type="float" office:value="19797" calcext:value-type="float">
            <text:p>19797</text:p>
          </table:table-cell>
          <table:table-cell office:value-type="float" office:value="3.78" calcext:value-type="float">
            <text:p>3.78</text:p>
          </table:table-cell>
          <table:table-cell office:value-type="float" office:value="2.997" calcext:value-type="float">
            <text:p>3.0</text:p>
          </table:table-cell>
          <table:table-cell table:formula="of:=[.C398]*-1" office:value-type="float" office:value="-2.997" calcext:value-type="float">
            <text:p>-3.0</text:p>
          </table:table-cell>
          <table:table-cell table:formula="of:=([.D398])*([.A398]-[.A397])+[.E397]" office:value-type="float" office:value="-59326.3500000002" calcext:value-type="float">
            <text:p>-59326.4</text:p>
          </table:table-cell>
          <table:table-cell table:formula="of:=[.E398]/3600" office:value-type="float" office:value="-16.4795416666667" calcext:value-type="float">
            <text:p>-16.5</text:p>
          </table:table-cell>
        </table:table-row>
        <table:table-row table:style-name="ro2">
          <table:table-cell office:value-type="float" office:value="19847" calcext:value-type="float">
            <text:p>198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399]*-1" office:value-type="float" office:value="-2.996" calcext:value-type="float">
            <text:p>-3.0</text:p>
          </table:table-cell>
          <table:table-cell table:formula="of:=([.D399])*([.A399]-[.A398])+[.E398]" office:value-type="float" office:value="-59476.1500000002" calcext:value-type="float">
            <text:p>-59476.2</text:p>
          </table:table-cell>
          <table:table-cell table:formula="of:=[.E399]/3600" office:value-type="float" office:value="-16.5211527777778" calcext:value-type="float">
            <text:p>-16.5</text:p>
          </table:table-cell>
        </table:table-row>
        <table:table-row table:style-name="ro2">
          <table:table-cell office:value-type="float" office:value="19897" calcext:value-type="float">
            <text:p>19897</text:p>
          </table:table-cell>
          <table:table-cell office:value-type="float" office:value="3.78" calcext:value-type="float">
            <text:p>3.78</text:p>
          </table:table-cell>
          <table:table-cell office:value-type="float" office:value="2.996" calcext:value-type="float">
            <text:p>3.0</text:p>
          </table:table-cell>
          <table:table-cell table:formula="of:=[.C400]*-1" office:value-type="float" office:value="-2.996" calcext:value-type="float">
            <text:p>-3.0</text:p>
          </table:table-cell>
          <table:table-cell table:formula="of:=([.D400])*([.A400]-[.A399])+[.E399]" office:value-type="float" office:value="-59625.9500000002" calcext:value-type="float">
            <text:p>-59626.0</text:p>
          </table:table-cell>
          <table:table-cell table:formula="of:=[.E400]/3600" office:value-type="float" office:value="-16.5627638888889" calcext:value-type="float">
            <text:p>-16.6</text:p>
          </table:table-cell>
        </table:table-row>
        <table:table-row table:style-name="ro2">
          <table:table-cell office:value-type="float" office:value="19947" calcext:value-type="float">
            <text:p>19947</text:p>
          </table:table-cell>
          <table:table-cell office:value-type="float" office:value="3.78" calcext:value-type="float">
            <text:p>3.78</text:p>
          </table:table-cell>
          <table:table-cell office:value-type="float" office:value="2.996" calcext:value-type="float">
            <text:p>3.0</text:p>
          </table:table-cell>
          <table:table-cell table:formula="of:=[.C401]*-1" office:value-type="float" office:value="-2.996" calcext:value-type="float">
            <text:p>-3.0</text:p>
          </table:table-cell>
          <table:table-cell table:formula="of:=([.D401])*([.A401]-[.A400])+[.E400]" office:value-type="float" office:value="-59775.7500000002" calcext:value-type="float">
            <text:p>-59775.8</text:p>
          </table:table-cell>
          <table:table-cell table:formula="of:=[.E401]/3600" office:value-type="float" office:value="-16.6043750000001" calcext:value-type="float">
            <text:p>-16.6</text:p>
          </table:table-cell>
        </table:table-row>
        <table:table-row table:style-name="ro2">
          <table:table-cell office:value-type="float" office:value="19997" calcext:value-type="float">
            <text:p>19997</text:p>
          </table:table-cell>
          <table:table-cell office:value-type="float" office:value="3.78" calcext:value-type="float">
            <text:p>3.78</text:p>
          </table:table-cell>
          <table:table-cell office:value-type="float" office:value="2.997" calcext:value-type="float">
            <text:p>3.0</text:p>
          </table:table-cell>
          <table:table-cell table:formula="of:=[.C402]*-1" office:value-type="float" office:value="-2.997" calcext:value-type="float">
            <text:p>-3.0</text:p>
          </table:table-cell>
          <table:table-cell table:formula="of:=([.D402])*([.A402]-[.A401])+[.E401]" office:value-type="float" office:value="-59925.6000000002" calcext:value-type="float">
            <text:p>-59925.6</text:p>
          </table:table-cell>
          <table:table-cell table:formula="of:=[.E402]/3600" office:value-type="float" office:value="-16.6460000000001" calcext:value-type="float">
            <text:p>-16.6</text:p>
          </table:table-cell>
        </table:table-row>
        <table:table-row table:style-name="ro2">
          <table:table-cell office:value-type="float" office:value="20047" calcext:value-type="float">
            <text:p>20047</text:p>
          </table:table-cell>
          <table:table-cell office:value-type="float" office:value="3.78" calcext:value-type="float">
            <text:p>3.78</text:p>
          </table:table-cell>
          <table:table-cell office:value-type="float" office:value="2.996" calcext:value-type="float">
            <text:p>3.0</text:p>
          </table:table-cell>
          <table:table-cell table:formula="of:=[.C403]*-1" office:value-type="float" office:value="-2.996" calcext:value-type="float">
            <text:p>-3.0</text:p>
          </table:table-cell>
          <table:table-cell table:formula="of:=([.D403])*([.A403]-[.A402])+[.E402]" office:value-type="float" office:value="-60075.4000000002" calcext:value-type="float">
            <text:p>-60075.4</text:p>
          </table:table-cell>
          <table:table-cell table:formula="of:=[.E403]/3600" office:value-type="float" office:value="-16.6876111111112" calcext:value-type="float">
            <text:p>-16.7</text:p>
          </table:table-cell>
        </table:table-row>
        <table:table-row table:style-name="ro2">
          <table:table-cell office:value-type="float" office:value="20097" calcext:value-type="float">
            <text:p>20097</text:p>
          </table:table-cell>
          <table:table-cell office:value-type="float" office:value="3.78" calcext:value-type="float">
            <text:p>3.78</text:p>
          </table:table-cell>
          <table:table-cell office:value-type="float" office:value="2.997" calcext:value-type="float">
            <text:p>3.0</text:p>
          </table:table-cell>
          <table:table-cell table:formula="of:=[.C404]*-1" office:value-type="float" office:value="-2.997" calcext:value-type="float">
            <text:p>-3.0</text:p>
          </table:table-cell>
          <table:table-cell table:formula="of:=([.D404])*([.A404]-[.A403])+[.E403]" office:value-type="float" office:value="-60225.2500000002" calcext:value-type="float">
            <text:p>-60225.3</text:p>
          </table:table-cell>
          <table:table-cell table:formula="of:=[.E404]/3600" office:value-type="float" office:value="-16.7292361111112" calcext:value-type="float">
            <text:p>-16.7</text:p>
          </table:table-cell>
        </table:table-row>
        <table:table-row table:style-name="ro2">
          <table:table-cell office:value-type="float" office:value="20147" calcext:value-type="float">
            <text:p>20147</text:p>
          </table:table-cell>
          <table:table-cell office:value-type="float" office:value="3.78" calcext:value-type="float">
            <text:p>3.78</text:p>
          </table:table-cell>
          <table:table-cell office:value-type="float" office:value="2.996" calcext:value-type="float">
            <text:p>3.0</text:p>
          </table:table-cell>
          <table:table-cell table:formula="of:=[.C405]*-1" office:value-type="float" office:value="-2.996" calcext:value-type="float">
            <text:p>-3.0</text:p>
          </table:table-cell>
          <table:table-cell table:formula="of:=([.D405])*([.A405]-[.A404])+[.E404]" office:value-type="float" office:value="-60375.0500000002" calcext:value-type="float">
            <text:p>-60375.1</text:p>
          </table:table-cell>
          <table:table-cell table:formula="of:=[.E405]/3600" office:value-type="float" office:value="-16.7708472222223" calcext:value-type="float">
            <text:p>-16.8</text:p>
          </table:table-cell>
        </table:table-row>
        <table:table-row table:style-name="ro2">
          <table:table-cell office:value-type="float" office:value="20197" calcext:value-type="float">
            <text:p>20197</text:p>
          </table:table-cell>
          <table:table-cell office:value-type="float" office:value="3.78" calcext:value-type="float">
            <text:p>3.78</text:p>
          </table:table-cell>
          <table:table-cell office:value-type="float" office:value="2.996" calcext:value-type="float">
            <text:p>3.0</text:p>
          </table:table-cell>
          <table:table-cell table:formula="of:=[.C406]*-1" office:value-type="float" office:value="-2.996" calcext:value-type="float">
            <text:p>-3.0</text:p>
          </table:table-cell>
          <table:table-cell table:formula="of:=([.D406])*([.A406]-[.A405])+[.E405]" office:value-type="float" office:value="-60524.8500000002" calcext:value-type="float">
            <text:p>-60524.9</text:p>
          </table:table-cell>
          <table:table-cell table:formula="of:=[.E406]/3600" office:value-type="float" office:value="-16.8124583333334" calcext:value-type="float">
            <text:p>-16.8</text:p>
          </table:table-cell>
        </table:table-row>
        <table:table-row table:style-name="ro2">
          <table:table-cell office:value-type="float" office:value="20247" calcext:value-type="float">
            <text:p>202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07]*-1" office:value-type="float" office:value="-2.996" calcext:value-type="float">
            <text:p>-3.0</text:p>
          </table:table-cell>
          <table:table-cell table:formula="of:=([.D407])*([.A407]-[.A406])+[.E406]" office:value-type="float" office:value="-60674.6500000002" calcext:value-type="float">
            <text:p>-60674.7</text:p>
          </table:table-cell>
          <table:table-cell table:formula="of:=[.E407]/3600" office:value-type="float" office:value="-16.8540694444445" calcext:value-type="float">
            <text:p>-16.9</text:p>
          </table:table-cell>
        </table:table-row>
        <table:table-row table:style-name="ro2">
          <table:table-cell office:value-type="float" office:value="20297" calcext:value-type="float">
            <text:p>20297</text:p>
          </table:table-cell>
          <table:table-cell office:value-type="float" office:value="3.78" calcext:value-type="float">
            <text:p>3.78</text:p>
          </table:table-cell>
          <table:table-cell office:value-type="float" office:value="2.996" calcext:value-type="float">
            <text:p>3.0</text:p>
          </table:table-cell>
          <table:table-cell table:formula="of:=[.C408]*-1" office:value-type="float" office:value="-2.996" calcext:value-type="float">
            <text:p>-3.0</text:p>
          </table:table-cell>
          <table:table-cell table:formula="of:=([.D408])*([.A408]-[.A407])+[.E407]" office:value-type="float" office:value="-60824.4500000002" calcext:value-type="float">
            <text:p>-60824.5</text:p>
          </table:table-cell>
          <table:table-cell table:formula="of:=[.E408]/3600" office:value-type="float" office:value="-16.8956805555556" calcext:value-type="float">
            <text:p>-16.9</text:p>
          </table:table-cell>
        </table:table-row>
        <table:table-row table:style-name="ro2">
          <table:table-cell office:value-type="float" office:value="20347" calcext:value-type="float">
            <text:p>203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09]*-1" office:value-type="float" office:value="-2.996" calcext:value-type="float">
            <text:p>-3.0</text:p>
          </table:table-cell>
          <table:table-cell table:formula="of:=([.D409])*([.A409]-[.A408])+[.E408]" office:value-type="float" office:value="-60974.2500000002" calcext:value-type="float">
            <text:p>-60974.3</text:p>
          </table:table-cell>
          <table:table-cell table:formula="of:=[.E409]/3600" office:value-type="float" office:value="-16.9372916666667" calcext:value-type="float">
            <text:p>-16.9</text:p>
          </table:table-cell>
        </table:table-row>
        <table:table-row table:style-name="ro2">
          <table:table-cell office:value-type="float" office:value="20397" calcext:value-type="float">
            <text:p>20397</text:p>
          </table:table-cell>
          <table:table-cell office:value-type="float" office:value="3.78" calcext:value-type="float">
            <text:p>3.78</text:p>
          </table:table-cell>
          <table:table-cell office:value-type="float" office:value="2.996" calcext:value-type="float">
            <text:p>3.0</text:p>
          </table:table-cell>
          <table:table-cell table:formula="of:=[.C410]*-1" office:value-type="float" office:value="-2.996" calcext:value-type="float">
            <text:p>-3.0</text:p>
          </table:table-cell>
          <table:table-cell table:formula="of:=([.D410])*([.A410]-[.A409])+[.E409]" office:value-type="float" office:value="-61124.0500000002" calcext:value-type="float">
            <text:p>-61124.1</text:p>
          </table:table-cell>
          <table:table-cell table:formula="of:=[.E410]/3600" office:value-type="float" office:value="-16.9789027777778" calcext:value-type="float">
            <text:p>-17.0</text:p>
          </table:table-cell>
        </table:table-row>
        <table:table-row table:style-name="ro2">
          <table:table-cell office:value-type="float" office:value="20447" calcext:value-type="float">
            <text:p>204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7" calcext:value-type="float">
            <text:p>3.0</text:p>
          </table:table-cell>
          <table:table-cell table:formula="of:=[.C411]*-1" office:value-type="float" office:value="-2.997" calcext:value-type="float">
            <text:p>-3.0</text:p>
          </table:table-cell>
          <table:table-cell table:formula="of:=([.D411])*([.A411]-[.A410])+[.E410]" office:value-type="float" office:value="-61273.9000000002" calcext:value-type="float">
            <text:p>-61273.9</text:p>
          </table:table-cell>
          <table:table-cell table:formula="of:=[.E411]/3600" office:value-type="float" office:value="-17.0205277777778" calcext:value-type="float">
            <text:p>-17.0</text:p>
          </table:table-cell>
        </table:table-row>
        <table:table-row table:style-name="ro2">
          <table:table-cell office:value-type="float" office:value="20497" calcext:value-type="float">
            <text:p>2049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12]*-1" office:value-type="float" office:value="-2.996" calcext:value-type="float">
            <text:p>-3.0</text:p>
          </table:table-cell>
          <table:table-cell table:formula="of:=([.D412])*([.A412]-[.A411])+[.E411]" office:value-type="float" office:value="-61423.7000000002" calcext:value-type="float">
            <text:p>-61423.7</text:p>
          </table:table-cell>
          <table:table-cell table:formula="of:=[.E412]/3600" office:value-type="float" office:value="-17.0621388888889" calcext:value-type="float">
            <text:p>-17.1</text:p>
          </table:table-cell>
        </table:table-row>
        <table:table-row table:style-name="ro2">
          <table:table-cell office:value-type="float" office:value="20547" calcext:value-type="float">
            <text:p>205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13]*-1" office:value-type="float" office:value="-2.996" calcext:value-type="float">
            <text:p>-3.0</text:p>
          </table:table-cell>
          <table:table-cell table:formula="of:=([.D413])*([.A413]-[.A412])+[.E412]" office:value-type="float" office:value="-61573.5000000002" calcext:value-type="float">
            <text:p>-61573.5</text:p>
          </table:table-cell>
          <table:table-cell table:formula="of:=[.E413]/3600" office:value-type="float" office:value="-17.1037500000001" calcext:value-type="float">
            <text:p>-17.1</text:p>
          </table:table-cell>
        </table:table-row>
        <table:table-row table:style-name="ro2">
          <table:table-cell office:value-type="float" office:value="20597" calcext:value-type="float">
            <text:p>2059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14]*-1" office:value-type="float" office:value="-2.996" calcext:value-type="float">
            <text:p>-3.0</text:p>
          </table:table-cell>
          <table:table-cell table:formula="of:=([.D414])*([.A414]-[.A413])+[.E413]" office:value-type="float" office:value="-61723.3000000002" calcext:value-type="float">
            <text:p>-61723.3</text:p>
          </table:table-cell>
          <table:table-cell table:formula="of:=[.E414]/3600" office:value-type="float" office:value="-17.1453611111112" calcext:value-type="float">
            <text:p>-17.1</text:p>
          </table:table-cell>
        </table:table-row>
        <table:table-row table:style-name="ro2">
          <table:table-cell office:value-type="float" office:value="20647" calcext:value-type="float">
            <text:p>206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15]*-1" office:value-type="float" office:value="-2.996" calcext:value-type="float">
            <text:p>-3.0</text:p>
          </table:table-cell>
          <table:table-cell table:formula="of:=([.D415])*([.A415]-[.A414])+[.E414]" office:value-type="float" office:value="-61873.1000000002" calcext:value-type="float">
            <text:p>-61873.1</text:p>
          </table:table-cell>
          <table:table-cell table:formula="of:=[.E415]/3600" office:value-type="float" office:value="-17.1869722222223" calcext:value-type="float">
            <text:p>-17.2</text:p>
          </table:table-cell>
        </table:table-row>
        <table:table-row table:style-name="ro2">
          <table:table-cell office:value-type="float" office:value="20697" calcext:value-type="float">
            <text:p>20697</text:p>
          </table:table-cell>
          <table:table-cell office:value-type="float" office:value="3.77" calcext:value-type="float">
            <text:p>3.77</text:p>
          </table:table-cell>
          <table:table-cell office:value-type="float" office:value="2.995" calcext:value-type="float">
            <text:p>3.0</text:p>
          </table:table-cell>
          <table:table-cell table:formula="of:=[.C416]*-1" office:value-type="float" office:value="-2.995" calcext:value-type="float">
            <text:p>-3.0</text:p>
          </table:table-cell>
          <table:table-cell table:formula="of:=([.D416])*([.A416]-[.A415])+[.E415]" office:value-type="float" office:value="-62022.8500000002" calcext:value-type="float">
            <text:p>-62022.9</text:p>
          </table:table-cell>
          <table:table-cell table:formula="of:=[.E416]/3600" office:value-type="float" office:value="-17.2285694444445" calcext:value-type="float">
            <text:p>-17.2</text:p>
          </table:table-cell>
        </table:table-row>
        <table:table-row table:style-name="ro2">
          <table:table-cell office:value-type="float" office:value="20747" calcext:value-type="float">
            <text:p>207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5" calcext:value-type="float">
            <text:p>3.0</text:p>
          </table:table-cell>
          <table:table-cell table:formula="of:=[.C417]*-1" office:value-type="float" office:value="-2.995" calcext:value-type="float">
            <text:p>-3.0</text:p>
          </table:table-cell>
          <table:table-cell table:formula="of:=([.D417])*([.A417]-[.A416])+[.E416]" office:value-type="float" office:value="-62172.6000000002" calcext:value-type="float">
            <text:p>-62172.6</text:p>
          </table:table-cell>
          <table:table-cell table:formula="of:=[.E417]/3600" office:value-type="float" office:value="-17.2701666666667" calcext:value-type="float">
            <text:p>-17.3</text:p>
          </table:table-cell>
        </table:table-row>
        <table:table-row table:style-name="ro2">
          <table:table-cell office:value-type="float" office:value="20797" calcext:value-type="float">
            <text:p>2079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18]*-1" office:value-type="float" office:value="-2.996" calcext:value-type="float">
            <text:p>-3.0</text:p>
          </table:table-cell>
          <table:table-cell table:formula="of:=([.D418])*([.A418]-[.A417])+[.E417]" office:value-type="float" office:value="-62322.4000000002" calcext:value-type="float">
            <text:p>-62322.4</text:p>
          </table:table-cell>
          <table:table-cell table:formula="of:=[.E418]/3600" office:value-type="float" office:value="-17.3117777777778" calcext:value-type="float">
            <text:p>-17.3</text:p>
          </table:table-cell>
        </table:table-row>
        <table:table-row table:style-name="ro2">
          <table:table-cell office:value-type="float" office:value="20847" calcext:value-type="float">
            <text:p>208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19]*-1" office:value-type="float" office:value="-2.996" calcext:value-type="float">
            <text:p>-3.0</text:p>
          </table:table-cell>
          <table:table-cell table:formula="of:=([.D419])*([.A419]-[.A418])+[.E418]" office:value-type="float" office:value="-62472.2000000002" calcext:value-type="float">
            <text:p>-62472.2</text:p>
          </table:table-cell>
          <table:table-cell table:formula="of:=[.E419]/3600" office:value-type="float" office:value="-17.3533888888889" calcext:value-type="float">
            <text:p>-17.4</text:p>
          </table:table-cell>
        </table:table-row>
        <table:table-row table:style-name="ro2">
          <table:table-cell office:value-type="float" office:value="20897" calcext:value-type="float">
            <text:p>2089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20]*-1" office:value-type="float" office:value="-2.996" calcext:value-type="float">
            <text:p>-3.0</text:p>
          </table:table-cell>
          <table:table-cell table:formula="of:=([.D420])*([.A420]-[.A419])+[.E419]" office:value-type="float" office:value="-62622.0000000002" calcext:value-type="float">
            <text:p>-62622.0</text:p>
          </table:table-cell>
          <table:table-cell table:formula="of:=[.E420]/3600" office:value-type="float" office:value="-17.3950000000001" calcext:value-type="float">
            <text:p>-17.4</text:p>
          </table:table-cell>
        </table:table-row>
        <table:table-row table:style-name="ro2">
          <table:table-cell office:value-type="float" office:value="20947" calcext:value-type="float">
            <text:p>209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7" calcext:value-type="float">
            <text:p>3.0</text:p>
          </table:table-cell>
          <table:table-cell table:formula="of:=[.C421]*-1" office:value-type="float" office:value="-2.997" calcext:value-type="float">
            <text:p>-3.0</text:p>
          </table:table-cell>
          <table:table-cell table:formula="of:=([.D421])*([.A421]-[.A420])+[.E420]" office:value-type="float" office:value="-62771.8500000002" calcext:value-type="float">
            <text:p>-62771.9</text:p>
          </table:table-cell>
          <table:table-cell table:formula="of:=[.E421]/3600" office:value-type="float" office:value="-17.4366250000001" calcext:value-type="float">
            <text:p>-17.4</text:p>
          </table:table-cell>
        </table:table-row>
        <table:table-row table:style-name="ro2">
          <table:table-cell office:value-type="float" office:value="20997" calcext:value-type="float">
            <text:p>2099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22]*-1" office:value-type="float" office:value="-2.996" calcext:value-type="float">
            <text:p>-3.0</text:p>
          </table:table-cell>
          <table:table-cell table:formula="of:=([.D422])*([.A422]-[.A421])+[.E421]" office:value-type="float" office:value="-62921.6500000002" calcext:value-type="float">
            <text:p>-62921.7</text:p>
          </table:table-cell>
          <table:table-cell table:formula="of:=[.E422]/3600" office:value-type="float" office:value="-17.4782361111112" calcext:value-type="float">
            <text:p>-17.5</text:p>
          </table:table-cell>
        </table:table-row>
        <table:table-row table:style-name="ro2">
          <table:table-cell office:value-type="float" office:value="21047" calcext:value-type="float">
            <text:p>210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23]*-1" office:value-type="float" office:value="-2.996" calcext:value-type="float">
            <text:p>-3.0</text:p>
          </table:table-cell>
          <table:table-cell table:formula="of:=([.D423])*([.A423]-[.A422])+[.E422]" office:value-type="float" office:value="-63071.4500000002" calcext:value-type="float">
            <text:p>-63071.5</text:p>
          </table:table-cell>
          <table:table-cell table:formula="of:=[.E423]/3600" office:value-type="float" office:value="-17.5198472222223" calcext:value-type="float">
            <text:p>-17.5</text:p>
          </table:table-cell>
        </table:table-row>
        <table:table-row table:style-name="ro2">
          <table:table-cell office:value-type="float" office:value="21097" calcext:value-type="float">
            <text:p>21097</text:p>
          </table:table-cell>
          <table:table-cell office:value-type="float" office:value="3.76" calcext:value-type="float">
            <text:p>3.76</text:p>
          </table:table-cell>
          <table:table-cell office:value-type="float" office:value="2.996" calcext:value-type="float">
            <text:p>3.0</text:p>
          </table:table-cell>
          <table:table-cell table:formula="of:=[.C424]*-1" office:value-type="float" office:value="-2.996" calcext:value-type="float">
            <text:p>-3.0</text:p>
          </table:table-cell>
          <table:table-cell table:formula="of:=([.D424])*([.A424]-[.A423])+[.E423]" office:value-type="float" office:value="-63221.2500000002" calcext:value-type="float">
            <text:p>-63221.3</text:p>
          </table:table-cell>
          <table:table-cell table:formula="of:=[.E424]/3600" office:value-type="float" office:value="-17.5614583333334" calcext:value-type="float">
            <text:p>-17.6</text:p>
          </table:table-cell>
        </table:table-row>
        <table:table-row table:style-name="ro2">
          <table:table-cell office:value-type="float" office:value="21147" calcext:value-type="float">
            <text:p>21147</text:p>
          </table:table-cell>
          <table:table-cell office:value-type="float" office:value="3.77" calcext:value-type="float">
            <text:p>3.77</text:p>
          </table:table-cell>
          <table:table-cell office:value-type="float" office:value="2.996" calcext:value-type="float">
            <text:p>3.0</text:p>
          </table:table-cell>
          <table:table-cell table:formula="of:=[.C425]*-1" office:value-type="float" office:value="-2.996" calcext:value-type="float">
            <text:p>-3.0</text:p>
          </table:table-cell>
          <table:table-cell table:formula="of:=([.D425])*([.A425]-[.A424])+[.E424]" office:value-type="float" office:value="-63371.0500000002" calcext:value-type="float">
            <text:p>-63371.1</text:p>
          </table:table-cell>
          <table:table-cell table:formula="of:=[.E425]/3600" office:value-type="float" office:value="-17.6030694444445" calcext:value-type="float">
            <text:p>-17.6</text:p>
          </table:table-cell>
        </table:table-row>
        <table:table-row table:style-name="ro2">
          <table:table-cell office:value-type="float" office:value="21197" calcext:value-type="float">
            <text:p>21197</text:p>
          </table:table-cell>
          <table:table-cell office:value-type="float" office:value="3.76" calcext:value-type="float">
            <text:p>3.76</text:p>
          </table:table-cell>
          <table:table-cell office:value-type="float" office:value="2.996" calcext:value-type="float">
            <text:p>3.0</text:p>
          </table:table-cell>
          <table:table-cell table:formula="of:=[.C426]*-1" office:value-type="float" office:value="-2.996" calcext:value-type="float">
            <text:p>-3.0</text:p>
          </table:table-cell>
          <table:table-cell table:formula="of:=([.D426])*([.A426]-[.A425])+[.E425]" office:value-type="float" office:value="-63520.8500000002" calcext:value-type="float">
            <text:p>-63520.9</text:p>
          </table:table-cell>
          <table:table-cell table:formula="of:=[.E426]/3600" office:value-type="float" office:value="-17.6446805555556" calcext:value-type="float">
            <text:p>-17.6</text:p>
          </table:table-cell>
        </table:table-row>
        <table:table-row table:style-name="ro2">
          <table:table-cell office:value-type="float" office:value="21247" calcext:value-type="float">
            <text:p>21247</text:p>
          </table:table-cell>
          <table:table-cell office:value-type="float" office:value="3.76" calcext:value-type="float">
            <text:p>3.76</text:p>
          </table:table-cell>
          <table:table-cell office:value-type="float" office:value="2.996" calcext:value-type="float">
            <text:p>3.0</text:p>
          </table:table-cell>
          <table:table-cell table:formula="of:=[.C427]*-1" office:value-type="float" office:value="-2.996" calcext:value-type="float">
            <text:p>-3.0</text:p>
          </table:table-cell>
          <table:table-cell table:formula="of:=([.D427])*([.A427]-[.A426])+[.E426]" office:value-type="float" office:value="-63670.6500000002" calcext:value-type="float">
            <text:p>-63670.7</text:p>
          </table:table-cell>
          <table:table-cell table:formula="of:=[.E427]/3600" office:value-type="float" office:value="-17.6862916666667" calcext:value-type="float">
            <text:p>-17.7</text:p>
          </table:table-cell>
        </table:table-row>
        <table:table-row table:style-name="ro2">
          <table:table-cell office:value-type="float" office:value="21297" calcext:value-type="float">
            <text:p>21297</text:p>
          </table:table-cell>
          <table:table-cell office:value-type="float" office:value="3.76" calcext:value-type="float">
            <text:p>3.76</text:p>
          </table:table-cell>
          <table:table-cell office:value-type="float" office:value="2.996" calcext:value-type="float">
            <text:p>3.0</text:p>
          </table:table-cell>
          <table:table-cell table:formula="of:=[.C428]*-1" office:value-type="float" office:value="-2.996" calcext:value-type="float">
            <text:p>-3.0</text:p>
          </table:table-cell>
          <table:table-cell table:formula="of:=([.D428])*([.A428]-[.A427])+[.E427]" office:value-type="float" office:value="-63820.4500000002" calcext:value-type="float">
            <text:p>-63820.5</text:p>
          </table:table-cell>
          <table:table-cell table:formula="of:=[.E428]/3600" office:value-type="float" office:value="-17.7279027777778" calcext:value-type="float">
            <text:p>-17.7</text:p>
          </table:table-cell>
        </table:table-row>
        <table:table-row table:style-name="ro2">
          <table:table-cell office:value-type="float" office:value="21347" calcext:value-type="float">
            <text:p>21347</text:p>
          </table:table-cell>
          <table:table-cell office:value-type="float" office:value="3.76" calcext:value-type="float">
            <text:p>3.76</text:p>
          </table:table-cell>
          <table:table-cell office:value-type="float" office:value="2.996" calcext:value-type="float">
            <text:p>3.0</text:p>
          </table:table-cell>
          <table:table-cell table:formula="of:=[.C429]*-1" office:value-type="float" office:value="-2.996" calcext:value-type="float">
            <text:p>-3.0</text:p>
          </table:table-cell>
          <table:table-cell table:formula="of:=([.D429])*([.A429]-[.A428])+[.E428]" office:value-type="float" office:value="-63970.2500000002" calcext:value-type="float">
            <text:p>-63970.3</text:p>
          </table:table-cell>
          <table:table-cell table:formula="of:=[.E429]/3600" office:value-type="float" office:value="-17.769513888889" calcext:value-type="float">
            <text:p>-17.8</text:p>
          </table:table-cell>
        </table:table-row>
        <table:table-row table:style-name="ro2">
          <table:table-cell office:value-type="float" office:value="21397" calcext:value-type="float">
            <text:p>21397</text:p>
          </table:table-cell>
          <table:table-cell office:value-type="float" office:value="3.76" calcext:value-type="float">
            <text:p>3.76</text:p>
          </table:table-cell>
          <table:table-cell office:value-type="float" office:value="2.996" calcext:value-type="float">
            <text:p>3.0</text:p>
          </table:table-cell>
          <table:table-cell table:formula="of:=[.C430]*-1" office:value-type="float" office:value="-2.996" calcext:value-type="float">
            <text:p>-3.0</text:p>
          </table:table-cell>
          <table:table-cell table:formula="of:=([.D430])*([.A430]-[.A429])+[.E429]" office:value-type="float" office:value="-64120.0500000002" calcext:value-type="float">
            <text:p>-64120.1</text:p>
          </table:table-cell>
          <table:table-cell table:formula="of:=[.E430]/3600" office:value-type="float" office:value="-17.8111250000001" calcext:value-type="float">
            <text:p>-17.8</text:p>
          </table:table-cell>
        </table:table-row>
        <table:table-row table:style-name="ro2">
          <table:table-cell office:value-type="float" office:value="21447" calcext:value-type="float">
            <text:p>21447</text:p>
          </table:table-cell>
          <table:table-cell office:value-type="float" office:value="3.76" calcext:value-type="float">
            <text:p>3.76</text:p>
          </table:table-cell>
          <table:table-cell office:value-type="float" office:value="2.996" calcext:value-type="float">
            <text:p>3.0</text:p>
          </table:table-cell>
          <table:table-cell table:formula="of:=[.C431]*-1" office:value-type="float" office:value="-2.996" calcext:value-type="float">
            <text:p>-3.0</text:p>
          </table:table-cell>
          <table:table-cell table:formula="of:=([.D431])*([.A431]-[.A430])+[.E430]" office:value-type="float" office:value="-64269.8500000002" calcext:value-type="float">
            <text:p>-64269.9</text:p>
          </table:table-cell>
          <table:table-cell table:formula="of:=[.E431]/3600" office:value-type="float" office:value="-17.8527361111112" calcext:value-type="float">
            <text:p>-17.9</text:p>
          </table:table-cell>
        </table:table-row>
        <table:table-row table:style-name="ro2">
          <table:table-cell office:value-type="float" office:value="21497" calcext:value-type="float">
            <text:p>2149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32]*-1" office:value-type="float" office:value="-2.996" calcext:value-type="float">
            <text:p>-3.0</text:p>
          </table:table-cell>
          <table:table-cell table:formula="of:=([.D432])*([.A432]-[.A431])+[.E431]" office:value-type="float" office:value="-64419.6500000002" calcext:value-type="float">
            <text:p>-64419.7</text:p>
          </table:table-cell>
          <table:table-cell table:formula="of:=[.E432]/3600" office:value-type="float" office:value="-17.8943472222223" calcext:value-type="float">
            <text:p>-17.9</text:p>
          </table:table-cell>
        </table:table-row>
        <table:table-row table:style-name="ro2">
          <table:table-cell office:value-type="float" office:value="21547" calcext:value-type="float">
            <text:p>21547</text:p>
          </table:table-cell>
          <table:table-cell office:value-type="float" office:value="3.75" calcext:value-type="float">
            <text:p>3.75</text:p>
          </table:table-cell>
          <table:table-cell office:value-type="float" office:value="2.995" calcext:value-type="float">
            <text:p>3.0</text:p>
          </table:table-cell>
          <table:table-cell table:formula="of:=[.C433]*-1" office:value-type="float" office:value="-2.995" calcext:value-type="float">
            <text:p>-3.0</text:p>
          </table:table-cell>
          <table:table-cell table:formula="of:=([.D433])*([.A433]-[.A432])+[.E432]" office:value-type="float" office:value="-64569.4000000003" calcext:value-type="float">
            <text:p>-64569.4</text:p>
          </table:table-cell>
          <table:table-cell table:formula="of:=[.E433]/3600" office:value-type="float" office:value="-17.9359444444445" calcext:value-type="float">
            <text:p>-17.9</text:p>
          </table:table-cell>
        </table:table-row>
        <table:table-row table:style-name="ro2">
          <table:table-cell office:value-type="float" office:value="21597" calcext:value-type="float">
            <text:p>2159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34]*-1" office:value-type="float" office:value="-2.996" calcext:value-type="float">
            <text:p>-3.0</text:p>
          </table:table-cell>
          <table:table-cell table:formula="of:=([.D434])*([.A434]-[.A433])+[.E433]" office:value-type="float" office:value="-64719.2000000003" calcext:value-type="float">
            <text:p>-64719.2</text:p>
          </table:table-cell>
          <table:table-cell table:formula="of:=[.E434]/3600" office:value-type="float" office:value="-17.9775555555556" calcext:value-type="float">
            <text:p>-18.0</text:p>
          </table:table-cell>
        </table:table-row>
        <table:table-row table:style-name="ro2">
          <table:table-cell office:value-type="float" office:value="21647" calcext:value-type="float">
            <text:p>2164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35]*-1" office:value-type="float" office:value="-2.996" calcext:value-type="float">
            <text:p>-3.0</text:p>
          </table:table-cell>
          <table:table-cell table:formula="of:=([.D435])*([.A435]-[.A434])+[.E434]" office:value-type="float" office:value="-64869.0000000003" calcext:value-type="float">
            <text:p>-64869.0</text:p>
          </table:table-cell>
          <table:table-cell table:formula="of:=[.E435]/3600" office:value-type="float" office:value="-18.0191666666667" calcext:value-type="float">
            <text:p>-18.0</text:p>
          </table:table-cell>
        </table:table-row>
        <table:table-row table:style-name="ro2">
          <table:table-cell office:value-type="float" office:value="21697" calcext:value-type="float">
            <text:p>2169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36]*-1" office:value-type="float" office:value="-2.996" calcext:value-type="float">
            <text:p>-3.0</text:p>
          </table:table-cell>
          <table:table-cell table:formula="of:=([.D436])*([.A436]-[.A435])+[.E435]" office:value-type="float" office:value="-65018.8000000003" calcext:value-type="float">
            <text:p>-65018.8</text:p>
          </table:table-cell>
          <table:table-cell table:formula="of:=[.E436]/3600" office:value-type="float" office:value="-18.0607777777779" calcext:value-type="float">
            <text:p>-18.1</text:p>
          </table:table-cell>
        </table:table-row>
        <table:table-row table:style-name="ro2">
          <table:table-cell office:value-type="float" office:value="21747" calcext:value-type="float">
            <text:p>2174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37]*-1" office:value-type="float" office:value="-2.996" calcext:value-type="float">
            <text:p>-3.0</text:p>
          </table:table-cell>
          <table:table-cell table:formula="of:=([.D437])*([.A437]-[.A436])+[.E436]" office:value-type="float" office:value="-65168.6000000003" calcext:value-type="float">
            <text:p>-65168.6</text:p>
          </table:table-cell>
          <table:table-cell table:formula="of:=[.E437]/3600" office:value-type="float" office:value="-18.102388888889" calcext:value-type="float">
            <text:p>-18.1</text:p>
          </table:table-cell>
        </table:table-row>
        <table:table-row table:style-name="ro2">
          <table:table-cell office:value-type="float" office:value="21797" calcext:value-type="float">
            <text:p>21797</text:p>
          </table:table-cell>
          <table:table-cell office:value-type="float" office:value="3.75" calcext:value-type="float">
            <text:p>3.75</text:p>
          </table:table-cell>
          <table:table-cell office:value-type="float" office:value="2.995" calcext:value-type="float">
            <text:p>3.0</text:p>
          </table:table-cell>
          <table:table-cell table:formula="of:=[.C438]*-1" office:value-type="float" office:value="-2.995" calcext:value-type="float">
            <text:p>-3.0</text:p>
          </table:table-cell>
          <table:table-cell table:formula="of:=([.D438])*([.A438]-[.A437])+[.E437]" office:value-type="float" office:value="-65318.3500000003" calcext:value-type="float">
            <text:p>-65318.4</text:p>
          </table:table-cell>
          <table:table-cell table:formula="of:=[.E438]/3600" office:value-type="float" office:value="-18.1439861111112" calcext:value-type="float">
            <text:p>-18.1</text:p>
          </table:table-cell>
        </table:table-row>
        <table:table-row table:style-name="ro2">
          <table:table-cell office:value-type="float" office:value="21847" calcext:value-type="float">
            <text:p>21847</text:p>
          </table:table-cell>
          <table:table-cell office:value-type="float" office:value="3.75" calcext:value-type="float">
            <text:p>3.75</text:p>
          </table:table-cell>
          <table:table-cell office:value-type="float" office:value="2.997" calcext:value-type="float">
            <text:p>3.0</text:p>
          </table:table-cell>
          <table:table-cell table:formula="of:=[.C439]*-1" office:value-type="float" office:value="-2.997" calcext:value-type="float">
            <text:p>-3.0</text:p>
          </table:table-cell>
          <table:table-cell table:formula="of:=([.D439])*([.A439]-[.A438])+[.E438]" office:value-type="float" office:value="-65468.2000000003" calcext:value-type="float">
            <text:p>-65468.2</text:p>
          </table:table-cell>
          <table:table-cell table:formula="of:=[.E439]/3600" office:value-type="float" office:value="-18.1856111111112" calcext:value-type="float">
            <text:p>-18.2</text:p>
          </table:table-cell>
        </table:table-row>
        <table:table-row table:style-name="ro2">
          <table:table-cell office:value-type="float" office:value="21897" calcext:value-type="float">
            <text:p>2189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40]*-1" office:value-type="float" office:value="-2.996" calcext:value-type="float">
            <text:p>-3.0</text:p>
          </table:table-cell>
          <table:table-cell table:formula="of:=([.D440])*([.A440]-[.A439])+[.E439]" office:value-type="float" office:value="-65618.0000000003" calcext:value-type="float">
            <text:p>-65618.0</text:p>
          </table:table-cell>
          <table:table-cell table:formula="of:=[.E440]/3600" office:value-type="float" office:value="-18.2272222222223" calcext:value-type="float">
            <text:p>-18.2</text:p>
          </table:table-cell>
        </table:table-row>
        <table:table-row table:style-name="ro2">
          <table:table-cell office:value-type="float" office:value="21947" calcext:value-type="float">
            <text:p>2194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41]*-1" office:value-type="float" office:value="-2.996" calcext:value-type="float">
            <text:p>-3.0</text:p>
          </table:table-cell>
          <table:table-cell table:formula="of:=([.D441])*([.A441]-[.A440])+[.E440]" office:value-type="float" office:value="-65767.8000000003" calcext:value-type="float">
            <text:p>-65767.8</text:p>
          </table:table-cell>
          <table:table-cell table:formula="of:=[.E441]/3600" office:value-type="float" office:value="-18.2688333333334" calcext:value-type="float">
            <text:p>-18.3</text:p>
          </table:table-cell>
        </table:table-row>
        <table:table-row table:style-name="ro2">
          <table:table-cell office:value-type="float" office:value="21997" calcext:value-type="float">
            <text:p>2199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42]*-1" office:value-type="float" office:value="-2.996" calcext:value-type="float">
            <text:p>-3.0</text:p>
          </table:table-cell>
          <table:table-cell table:formula="of:=([.D442])*([.A442]-[.A441])+[.E441]" office:value-type="float" office:value="-65917.6000000003" calcext:value-type="float">
            <text:p>-65917.6</text:p>
          </table:table-cell>
          <table:table-cell table:formula="of:=[.E442]/3600" office:value-type="float" office:value="-18.3104444444445" calcext:value-type="float">
            <text:p>-18.3</text:p>
          </table:table-cell>
        </table:table-row>
        <table:table-row table:style-name="ro2">
          <table:table-cell office:value-type="float" office:value="22047" calcext:value-type="float">
            <text:p>2204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43]*-1" office:value-type="float" office:value="-2.996" calcext:value-type="float">
            <text:p>-3.0</text:p>
          </table:table-cell>
          <table:table-cell table:formula="of:=([.D443])*([.A443]-[.A442])+[.E442]" office:value-type="float" office:value="-66067.4000000003" calcext:value-type="float">
            <text:p>-66067.4</text:p>
          </table:table-cell>
          <table:table-cell table:formula="of:=[.E443]/3600" office:value-type="float" office:value="-18.3520555555556" calcext:value-type="float">
            <text:p>-18.4</text:p>
          </table:table-cell>
        </table:table-row>
        <table:table-row table:style-name="ro2">
          <table:table-cell office:value-type="float" office:value="22097" calcext:value-type="float">
            <text:p>22097</text:p>
          </table:table-cell>
          <table:table-cell office:value-type="float" office:value="3.75" calcext:value-type="float">
            <text:p>3.75</text:p>
          </table:table-cell>
          <table:table-cell office:value-type="float" office:value="2.996" calcext:value-type="float">
            <text:p>3.0</text:p>
          </table:table-cell>
          <table:table-cell table:formula="of:=[.C444]*-1" office:value-type="float" office:value="-2.996" calcext:value-type="float">
            <text:p>-3.0</text:p>
          </table:table-cell>
          <table:table-cell table:formula="of:=([.D444])*([.A444]-[.A443])+[.E443]" office:value-type="float" office:value="-66217.2000000003" calcext:value-type="float">
            <text:p>-66217.2</text:p>
          </table:table-cell>
          <table:table-cell table:formula="of:=[.E444]/3600" office:value-type="float" office:value="-18.3936666666667" calcext:value-type="float">
            <text:p>-18.4</text:p>
          </table:table-cell>
        </table:table-row>
        <table:table-row table:style-name="ro2">
          <table:table-cell office:value-type="float" office:value="22147" calcext:value-type="float">
            <text:p>22147</text:p>
          </table:table-cell>
          <table:table-cell office:value-type="float" office:value="3.74" calcext:value-type="float">
            <text:p>3.74</text:p>
          </table:table-cell>
          <table:table-cell office:value-type="float" office:value="2.996" calcext:value-type="float">
            <text:p>3.0</text:p>
          </table:table-cell>
          <table:table-cell table:formula="of:=[.C445]*-1" office:value-type="float" office:value="-2.996" calcext:value-type="float">
            <text:p>-3.0</text:p>
          </table:table-cell>
          <table:table-cell table:formula="of:=([.D445])*([.A445]-[.A444])+[.E444]" office:value-type="float" office:value="-66367.0000000003" calcext:value-type="float">
            <text:p>-66367.0</text:p>
          </table:table-cell>
          <table:table-cell table:formula="of:=[.E445]/3600" office:value-type="float" office:value="-18.4352777777779" calcext:value-type="float">
            <text:p>-18.4</text:p>
          </table:table-cell>
        </table:table-row>
        <table:table-row table:style-name="ro2">
          <table:table-cell office:value-type="float" office:value="22197" calcext:value-type="float">
            <text:p>22197</text:p>
          </table:table-cell>
          <table:table-cell office:value-type="float" office:value="3.74" calcext:value-type="float">
            <text:p>3.74</text:p>
          </table:table-cell>
          <table:table-cell office:value-type="float" office:value="2.995" calcext:value-type="float">
            <text:p>3.0</text:p>
          </table:table-cell>
          <table:table-cell table:formula="of:=[.C446]*-1" office:value-type="float" office:value="-2.995" calcext:value-type="float">
            <text:p>-3.0</text:p>
          </table:table-cell>
          <table:table-cell table:formula="of:=([.D446])*([.A446]-[.A445])+[.E445]" office:value-type="float" office:value="-66516.7500000003" calcext:value-type="float">
            <text:p>-66516.8</text:p>
          </table:table-cell>
          <table:table-cell table:formula="of:=[.E446]/3600" office:value-type="float" office:value="-18.4768750000001" calcext:value-type="float">
            <text:p>-18.5</text:p>
          </table:table-cell>
        </table:table-row>
        <table:table-row table:style-name="ro2">
          <table:table-cell office:value-type="float" office:value="22247" calcext:value-type="float">
            <text:p>22247</text:p>
          </table:table-cell>
          <table:table-cell office:value-type="float" office:value="3.74" calcext:value-type="float">
            <text:p>3.74</text:p>
          </table:table-cell>
          <table:table-cell office:value-type="float" office:value="2.996" calcext:value-type="float">
            <text:p>3.0</text:p>
          </table:table-cell>
          <table:table-cell table:formula="of:=[.C447]*-1" office:value-type="float" office:value="-2.996" calcext:value-type="float">
            <text:p>-3.0</text:p>
          </table:table-cell>
          <table:table-cell table:formula="of:=([.D447])*([.A447]-[.A446])+[.E446]" office:value-type="float" office:value="-66666.5500000003" calcext:value-type="float">
            <text:p>-66666.6</text:p>
          </table:table-cell>
          <table:table-cell table:formula="of:=[.E447]/3600" office:value-type="float" office:value="-18.5184861111112" calcext:value-type="float">
            <text:p>-18.5</text:p>
          </table:table-cell>
        </table:table-row>
        <table:table-row table:style-name="ro2">
          <table:table-cell office:value-type="float" office:value="22297" calcext:value-type="float">
            <text:p>22297</text:p>
          </table:table-cell>
          <table:table-cell office:value-type="float" office:value="3.74" calcext:value-type="float">
            <text:p>3.74</text:p>
          </table:table-cell>
          <table:table-cell office:value-type="float" office:value="2.996" calcext:value-type="float">
            <text:p>3.0</text:p>
          </table:table-cell>
          <table:table-cell table:formula="of:=[.C448]*-1" office:value-type="float" office:value="-2.996" calcext:value-type="float">
            <text:p>-3.0</text:p>
          </table:table-cell>
          <table:table-cell table:formula="of:=([.D448])*([.A448]-[.A447])+[.E447]" office:value-type="float" office:value="-66816.3500000003" calcext:value-type="float">
            <text:p>-66816.4</text:p>
          </table:table-cell>
          <table:table-cell table:formula="of:=[.E448]/3600" office:value-type="float" office:value="-18.5600972222223" calcext:value-type="float">
            <text:p>-18.6</text:p>
          </table:table-cell>
        </table:table-row>
        <table:table-row table:style-name="ro2">
          <table:table-cell office:value-type="float" office:value="22347" calcext:value-type="float">
            <text:p>22347</text:p>
          </table:table-cell>
          <table:table-cell office:value-type="float" office:value="3.73" calcext:value-type="float">
            <text:p>3.73</text:p>
          </table:table-cell>
          <table:table-cell office:value-type="float" office:value="2.995" calcext:value-type="float">
            <text:p>3.0</text:p>
          </table:table-cell>
          <table:table-cell table:formula="of:=[.C449]*-1" office:value-type="float" office:value="-2.995" calcext:value-type="float">
            <text:p>-3.0</text:p>
          </table:table-cell>
          <table:table-cell table:formula="of:=([.D449])*([.A449]-[.A448])+[.E448]" office:value-type="float" office:value="-66966.1000000003" calcext:value-type="float">
            <text:p>-66966.1</text:p>
          </table:table-cell>
          <table:table-cell table:formula="of:=[.E449]/3600" office:value-type="float" office:value="-18.6016944444445" calcext:value-type="float">
            <text:p>-18.6</text:p>
          </table:table-cell>
        </table:table-row>
        <table:table-row table:style-name="ro2">
          <table:table-cell office:value-type="float" office:value="22397" calcext:value-type="float">
            <text:p>22397</text:p>
          </table:table-cell>
          <table:table-cell office:value-type="float" office:value="3.73" calcext:value-type="float">
            <text:p>3.73</text:p>
          </table:table-cell>
          <table:table-cell office:value-type="float" office:value="2.995" calcext:value-type="float">
            <text:p>3.0</text:p>
          </table:table-cell>
          <table:table-cell table:formula="of:=[.C450]*-1" office:value-type="float" office:value="-2.995" calcext:value-type="float">
            <text:p>-3.0</text:p>
          </table:table-cell>
          <table:table-cell table:formula="of:=([.D450])*([.A450]-[.A449])+[.E449]" office:value-type="float" office:value="-67115.8500000003" calcext:value-type="float">
            <text:p>-67115.9</text:p>
          </table:table-cell>
          <table:table-cell table:formula="of:=[.E450]/3600" office:value-type="float" office:value="-18.6432916666667" calcext:value-type="float">
            <text:p>-18.6</text:p>
          </table:table-cell>
        </table:table-row>
        <table:table-row table:style-name="ro2">
          <table:table-cell office:value-type="float" office:value="22447" calcext:value-type="float">
            <text:p>22447</text:p>
          </table:table-cell>
          <table:table-cell office:value-type="float" office:value="3.73" calcext:value-type="float">
            <text:p>3.73</text:p>
          </table:table-cell>
          <table:table-cell office:value-type="float" office:value="2.996" calcext:value-type="float">
            <text:p>3.0</text:p>
          </table:table-cell>
          <table:table-cell table:formula="of:=[.C451]*-1" office:value-type="float" office:value="-2.996" calcext:value-type="float">
            <text:p>-3.0</text:p>
          </table:table-cell>
          <table:table-cell table:formula="of:=([.D451])*([.A451]-[.A450])+[.E450]" office:value-type="float" office:value="-67265.6500000003" calcext:value-type="float">
            <text:p>-67265.7</text:p>
          </table:table-cell>
          <table:table-cell table:formula="of:=[.E451]/3600" office:value-type="float" office:value="-18.6849027777779" calcext:value-type="float">
            <text:p>-18.7</text:p>
          </table:table-cell>
        </table:table-row>
        <table:table-row table:style-name="ro2">
          <table:table-cell office:value-type="float" office:value="22497" calcext:value-type="float">
            <text:p>22497</text:p>
          </table:table-cell>
          <table:table-cell office:value-type="float" office:value="3.73" calcext:value-type="float">
            <text:p>3.73</text:p>
          </table:table-cell>
          <table:table-cell office:value-type="float" office:value="2.996" calcext:value-type="float">
            <text:p>3.0</text:p>
          </table:table-cell>
          <table:table-cell table:formula="of:=[.C452]*-1" office:value-type="float" office:value="-2.996" calcext:value-type="float">
            <text:p>-3.0</text:p>
          </table:table-cell>
          <table:table-cell table:formula="of:=([.D452])*([.A452]-[.A451])+[.E451]" office:value-type="float" office:value="-67415.4500000003" calcext:value-type="float">
            <text:p>-67415.5</text:p>
          </table:table-cell>
          <table:table-cell table:formula="of:=[.E452]/3600" office:value-type="float" office:value="-18.726513888889" calcext:value-type="float">
            <text:p>-18.7</text:p>
          </table:table-cell>
        </table:table-row>
        <table:table-row table:style-name="ro2">
          <table:table-cell office:value-type="float" office:value="22547" calcext:value-type="float">
            <text:p>22547</text:p>
          </table:table-cell>
          <table:table-cell office:value-type="float" office:value="3.73" calcext:value-type="float">
            <text:p>3.73</text:p>
          </table:table-cell>
          <table:table-cell office:value-type="float" office:value="2.996" calcext:value-type="float">
            <text:p>3.0</text:p>
          </table:table-cell>
          <table:table-cell table:formula="of:=[.C453]*-1" office:value-type="float" office:value="-2.996" calcext:value-type="float">
            <text:p>-3.0</text:p>
          </table:table-cell>
          <table:table-cell table:formula="of:=([.D453])*([.A453]-[.A452])+[.E452]" office:value-type="float" office:value="-67565.2500000003" calcext:value-type="float">
            <text:p>-67565.3</text:p>
          </table:table-cell>
          <table:table-cell table:formula="of:=[.E453]/3600" office:value-type="float" office:value="-18.7681250000001" calcext:value-type="float">
            <text:p>-18.8</text:p>
          </table:table-cell>
        </table:table-row>
        <table:table-row table:style-name="ro2">
          <table:table-cell office:value-type="float" office:value="22597" calcext:value-type="float">
            <text:p>22597</text:p>
          </table:table-cell>
          <table:table-cell office:value-type="float" office:value="3.74" calcext:value-type="float">
            <text:p>3.74</text:p>
          </table:table-cell>
          <table:table-cell office:value-type="float" office:value="2.997" calcext:value-type="float">
            <text:p>3.0</text:p>
          </table:table-cell>
          <table:table-cell table:formula="of:=[.C454]*-1" office:value-type="float" office:value="-2.997" calcext:value-type="float">
            <text:p>-3.0</text:p>
          </table:table-cell>
          <table:table-cell table:formula="of:=([.D454])*([.A454]-[.A453])+[.E453]" office:value-type="float" office:value="-67715.1000000003" calcext:value-type="float">
            <text:p>-67715.1</text:p>
          </table:table-cell>
          <table:table-cell table:formula="of:=[.E454]/3600" office:value-type="float" office:value="-18.8097500000001" calcext:value-type="float">
            <text:p>-18.8</text:p>
          </table:table-cell>
        </table:table-row>
        <table:table-row table:style-name="ro2">
          <table:table-cell office:value-type="float" office:value="22647" calcext:value-type="float">
            <text:p>22647</text:p>
          </table:table-cell>
          <table:table-cell office:value-type="float" office:value="3.73" calcext:value-type="float">
            <text:p>3.73</text:p>
          </table:table-cell>
          <table:table-cell office:value-type="float" office:value="2.996" calcext:value-type="float">
            <text:p>3.0</text:p>
          </table:table-cell>
          <table:table-cell table:formula="of:=[.C455]*-1" office:value-type="float" office:value="-2.996" calcext:value-type="float">
            <text:p>-3.0</text:p>
          </table:table-cell>
          <table:table-cell table:formula="of:=([.D455])*([.A455]-[.A454])+[.E454]" office:value-type="float" office:value="-67864.9000000003" calcext:value-type="float">
            <text:p>-67864.9</text:p>
          </table:table-cell>
          <table:table-cell table:formula="of:=[.E455]/3600" office:value-type="float" office:value="-18.8513611111112" calcext:value-type="float">
            <text:p>-18.9</text:p>
          </table:table-cell>
        </table:table-row>
        <table:table-row table:style-name="ro2">
          <table:table-cell office:value-type="float" office:value="22697" calcext:value-type="float">
            <text:p>22697</text:p>
          </table:table-cell>
          <table:table-cell office:value-type="float" office:value="3.74" calcext:value-type="float">
            <text:p>3.74</text:p>
          </table:table-cell>
          <table:table-cell office:value-type="float" office:value="2.996" calcext:value-type="float">
            <text:p>3.0</text:p>
          </table:table-cell>
          <table:table-cell table:formula="of:=[.C456]*-1" office:value-type="float" office:value="-2.996" calcext:value-type="float">
            <text:p>-3.0</text:p>
          </table:table-cell>
          <table:table-cell table:formula="of:=([.D456])*([.A456]-[.A455])+[.E455]" office:value-type="float" office:value="-68014.7000000003" calcext:value-type="float">
            <text:p>-68014.7</text:p>
          </table:table-cell>
          <table:table-cell table:formula="of:=[.E456]/3600" office:value-type="float" office:value="-18.8929722222223" calcext:value-type="float">
            <text:p>-18.9</text:p>
          </table:table-cell>
        </table:table-row>
        <table:table-row table:style-name="ro2">
          <table:table-cell office:value-type="float" office:value="22747" calcext:value-type="float">
            <text:p>22747</text:p>
          </table:table-cell>
          <table:table-cell office:value-type="float" office:value="3.73" calcext:value-type="float">
            <text:p>3.73</text:p>
          </table:table-cell>
          <table:table-cell office:value-type="float" office:value="2.996" calcext:value-type="float">
            <text:p>3.0</text:p>
          </table:table-cell>
          <table:table-cell table:formula="of:=[.C457]*-1" office:value-type="float" office:value="-2.996" calcext:value-type="float">
            <text:p>-3.0</text:p>
          </table:table-cell>
          <table:table-cell table:formula="of:=([.D457])*([.A457]-[.A456])+[.E456]" office:value-type="float" office:value="-68164.5000000003" calcext:value-type="float">
            <text:p>-68164.5</text:p>
          </table:table-cell>
          <table:table-cell table:formula="of:=[.E457]/3600" office:value-type="float" office:value="-18.9345833333334" calcext:value-type="float">
            <text:p>-18.9</text:p>
          </table:table-cell>
        </table:table-row>
        <table:table-row table:style-name="ro2">
          <table:table-cell office:value-type="float" office:value="22797" calcext:value-type="float">
            <text:p>22797</text:p>
          </table:table-cell>
          <table:table-cell office:value-type="float" office:value="3.73" calcext:value-type="float">
            <text:p>3.73</text:p>
          </table:table-cell>
          <table:table-cell office:value-type="float" office:value="2.996" calcext:value-type="float">
            <text:p>3.0</text:p>
          </table:table-cell>
          <table:table-cell table:formula="of:=[.C458]*-1" office:value-type="float" office:value="-2.996" calcext:value-type="float">
            <text:p>-3.0</text:p>
          </table:table-cell>
          <table:table-cell table:formula="of:=([.D458])*([.A458]-[.A457])+[.E457]" office:value-type="float" office:value="-68314.3000000003" calcext:value-type="float">
            <text:p>-68314.3</text:p>
          </table:table-cell>
          <table:table-cell table:formula="of:=[.E458]/3600" office:value-type="float" office:value="-18.9761944444445" calcext:value-type="float">
            <text:p>-19.0</text:p>
          </table:table-cell>
        </table:table-row>
        <table:table-row table:style-name="ro2">
          <table:table-cell office:value-type="float" office:value="22847" calcext:value-type="float">
            <text:p>22847</text:p>
          </table:table-cell>
          <table:table-cell office:value-type="float" office:value="3.73" calcext:value-type="float">
            <text:p>3.73</text:p>
          </table:table-cell>
          <table:table-cell office:value-type="float" office:value="2.996" calcext:value-type="float">
            <text:p>3.0</text:p>
          </table:table-cell>
          <table:table-cell table:formula="of:=[.C459]*-1" office:value-type="float" office:value="-2.996" calcext:value-type="float">
            <text:p>-3.0</text:p>
          </table:table-cell>
          <table:table-cell table:formula="of:=([.D459])*([.A459]-[.A458])+[.E458]" office:value-type="float" office:value="-68464.1000000003" calcext:value-type="float">
            <text:p>-68464.1</text:p>
          </table:table-cell>
          <table:table-cell table:formula="of:=[.E459]/3600" office:value-type="float" office:value="-19.0178055555556" calcext:value-type="float">
            <text:p>-19.0</text:p>
          </table:table-cell>
        </table:table-row>
        <table:table-row table:style-name="ro2">
          <table:table-cell office:value-type="float" office:value="22897" calcext:value-type="float">
            <text:p>22897</text:p>
          </table:table-cell>
          <table:table-cell office:value-type="float" office:value="3.73" calcext:value-type="float">
            <text:p>3.73</text:p>
          </table:table-cell>
          <table:table-cell office:value-type="float" office:value="2.996" calcext:value-type="float">
            <text:p>3.0</text:p>
          </table:table-cell>
          <table:table-cell table:formula="of:=[.C460]*-1" office:value-type="float" office:value="-2.996" calcext:value-type="float">
            <text:p>-3.0</text:p>
          </table:table-cell>
          <table:table-cell table:formula="of:=([.D460])*([.A460]-[.A459])+[.E459]" office:value-type="float" office:value="-68613.9000000003" calcext:value-type="float">
            <text:p>-68613.9</text:p>
          </table:table-cell>
          <table:table-cell table:formula="of:=[.E460]/3600" office:value-type="float" office:value="-19.0594166666668" calcext:value-type="float">
            <text:p>-19.1</text:p>
          </table:table-cell>
        </table:table-row>
        <table:table-row table:style-name="ro2">
          <table:table-cell office:value-type="float" office:value="22947" calcext:value-type="float">
            <text:p>22947</text:p>
          </table:table-cell>
          <table:table-cell office:value-type="float" office:value="3.72" calcext:value-type="float">
            <text:p>3.72</text:p>
          </table:table-cell>
          <table:table-cell office:value-type="float" office:value="2.995" calcext:value-type="float">
            <text:p>3.0</text:p>
          </table:table-cell>
          <table:table-cell table:formula="of:=[.C461]*-1" office:value-type="float" office:value="-2.995" calcext:value-type="float">
            <text:p>-3.0</text:p>
          </table:table-cell>
          <table:table-cell table:formula="of:=([.D461])*([.A461]-[.A460])+[.E460]" office:value-type="float" office:value="-68763.6500000003" calcext:value-type="float">
            <text:p>-68763.7</text:p>
          </table:table-cell>
          <table:table-cell table:formula="of:=[.E461]/3600" office:value-type="float" office:value="-19.101013888889" calcext:value-type="float">
            <text:p>-19.1</text:p>
          </table:table-cell>
        </table:table-row>
        <table:table-row table:style-name="ro2">
          <table:table-cell office:value-type="float" office:value="22997" calcext:value-type="float">
            <text:p>22997</text:p>
          </table:table-cell>
          <table:table-cell office:value-type="float" office:value="3.72" calcext:value-type="float">
            <text:p>3.72</text:p>
          </table:table-cell>
          <table:table-cell office:value-type="float" office:value="2.997" calcext:value-type="float">
            <text:p>3.0</text:p>
          </table:table-cell>
          <table:table-cell table:formula="of:=[.C462]*-1" office:value-type="float" office:value="-2.997" calcext:value-type="float">
            <text:p>-3.0</text:p>
          </table:table-cell>
          <table:table-cell table:formula="of:=([.D462])*([.A462]-[.A461])+[.E461]" office:value-type="float" office:value="-68913.5000000003" calcext:value-type="float">
            <text:p>-68913.5</text:p>
          </table:table-cell>
          <table:table-cell table:formula="of:=[.E462]/3600" office:value-type="float" office:value="-19.142638888889" calcext:value-type="float">
            <text:p>-19.1</text:p>
          </table:table-cell>
        </table:table-row>
        <table:table-row table:style-name="ro2">
          <table:table-cell office:value-type="float" office:value="23047" calcext:value-type="float">
            <text:p>23047</text:p>
          </table:table-cell>
          <table:table-cell office:value-type="float" office:value="3.72" calcext:value-type="float">
            <text:p>3.72</text:p>
          </table:table-cell>
          <table:table-cell office:value-type="float" office:value="2.996" calcext:value-type="float">
            <text:p>3.0</text:p>
          </table:table-cell>
          <table:table-cell table:formula="of:=[.C463]*-1" office:value-type="float" office:value="-2.996" calcext:value-type="float">
            <text:p>-3.0</text:p>
          </table:table-cell>
          <table:table-cell table:formula="of:=([.D463])*([.A463]-[.A462])+[.E462]" office:value-type="float" office:value="-69063.3000000003" calcext:value-type="float">
            <text:p>-69063.3</text:p>
          </table:table-cell>
          <table:table-cell table:formula="of:=[.E463]/3600" office:value-type="float" office:value="-19.1842500000001" calcext:value-type="float">
            <text:p>-19.2</text:p>
          </table:table-cell>
        </table:table-row>
        <table:table-row table:style-name="ro2">
          <table:table-cell office:value-type="float" office:value="23097" calcext:value-type="float">
            <text:p>23097</text:p>
          </table:table-cell>
          <table:table-cell office:value-type="float" office:value="3.72" calcext:value-type="float">
            <text:p>3.72</text:p>
          </table:table-cell>
          <table:table-cell office:value-type="float" office:value="2.996" calcext:value-type="float">
            <text:p>3.0</text:p>
          </table:table-cell>
          <table:table-cell table:formula="of:=[.C464]*-1" office:value-type="float" office:value="-2.996" calcext:value-type="float">
            <text:p>-3.0</text:p>
          </table:table-cell>
          <table:table-cell table:formula="of:=([.D464])*([.A464]-[.A463])+[.E463]" office:value-type="float" office:value="-69213.1000000003" calcext:value-type="float">
            <text:p>-69213.1</text:p>
          </table:table-cell>
          <table:table-cell table:formula="of:=[.E464]/3600" office:value-type="float" office:value="-19.2258611111112" calcext:value-type="float">
            <text:p>-19.2</text:p>
          </table:table-cell>
        </table:table-row>
        <table:table-row table:style-name="ro2">
          <table:table-cell office:value-type="float" office:value="23147" calcext:value-type="float">
            <text:p>23147</text:p>
          </table:table-cell>
          <table:table-cell office:value-type="float" office:value="3.72" calcext:value-type="float">
            <text:p>3.72</text:p>
          </table:table-cell>
          <table:table-cell office:value-type="float" office:value="2.997" calcext:value-type="float">
            <text:p>3.0</text:p>
          </table:table-cell>
          <table:table-cell table:formula="of:=[.C465]*-1" office:value-type="float" office:value="-2.997" calcext:value-type="float">
            <text:p>-3.0</text:p>
          </table:table-cell>
          <table:table-cell table:formula="of:=([.D465])*([.A465]-[.A464])+[.E464]" office:value-type="float" office:value="-69362.9500000003" calcext:value-type="float">
            <text:p>-69363.0</text:p>
          </table:table-cell>
          <table:table-cell table:formula="of:=[.E465]/3600" office:value-type="float" office:value="-19.2674861111112" calcext:value-type="float">
            <text:p>-19.3</text:p>
          </table:table-cell>
        </table:table-row>
        <table:table-row table:style-name="ro2">
          <table:table-cell office:value-type="float" office:value="23197" calcext:value-type="float">
            <text:p>23197</text:p>
          </table:table-cell>
          <table:table-cell office:value-type="float" office:value="3.72" calcext:value-type="float">
            <text:p>3.72</text:p>
          </table:table-cell>
          <table:table-cell office:value-type="float" office:value="2.997" calcext:value-type="float">
            <text:p>3.0</text:p>
          </table:table-cell>
          <table:table-cell table:formula="of:=[.C466]*-1" office:value-type="float" office:value="-2.997" calcext:value-type="float">
            <text:p>-3.0</text:p>
          </table:table-cell>
          <table:table-cell table:formula="of:=([.D466])*([.A466]-[.A465])+[.E465]" office:value-type="float" office:value="-69512.8000000003" calcext:value-type="float">
            <text:p>-69512.8</text:p>
          </table:table-cell>
          <table:table-cell table:formula="of:=[.E466]/3600" office:value-type="float" office:value="-19.3091111111112" calcext:value-type="float">
            <text:p>-19.3</text:p>
          </table:table-cell>
        </table:table-row>
        <table:table-row table:style-name="ro2">
          <table:table-cell office:value-type="float" office:value="23247" calcext:value-type="float">
            <text:p>23247</text:p>
          </table:table-cell>
          <table:table-cell office:value-type="float" office:value="3.71" calcext:value-type="float">
            <text:p>3.71</text:p>
          </table:table-cell>
          <table:table-cell office:value-type="float" office:value="2.996" calcext:value-type="float">
            <text:p>3.0</text:p>
          </table:table-cell>
          <table:table-cell table:formula="of:=[.C467]*-1" office:value-type="float" office:value="-2.996" calcext:value-type="float">
            <text:p>-3.0</text:p>
          </table:table-cell>
          <table:table-cell table:formula="of:=([.D467])*([.A467]-[.A466])+[.E466]" office:value-type="float" office:value="-69662.6000000003" calcext:value-type="float">
            <text:p>-69662.6</text:p>
          </table:table-cell>
          <table:table-cell table:formula="of:=[.E467]/3600" office:value-type="float" office:value="-19.3507222222223" calcext:value-type="float">
            <text:p>-19.4</text:p>
          </table:table-cell>
        </table:table-row>
        <table:table-row table:style-name="ro2">
          <table:table-cell office:value-type="float" office:value="23297" calcext:value-type="float">
            <text:p>23297</text:p>
          </table:table-cell>
          <table:table-cell office:value-type="float" office:value="3.72" calcext:value-type="float">
            <text:p>3.72</text:p>
          </table:table-cell>
          <table:table-cell office:value-type="float" office:value="2.996" calcext:value-type="float">
            <text:p>3.0</text:p>
          </table:table-cell>
          <table:table-cell table:formula="of:=[.C468]*-1" office:value-type="float" office:value="-2.996" calcext:value-type="float">
            <text:p>-3.0</text:p>
          </table:table-cell>
          <table:table-cell table:formula="of:=([.D468])*([.A468]-[.A467])+[.E467]" office:value-type="float" office:value="-69812.4000000003" calcext:value-type="float">
            <text:p>-69812.4</text:p>
          </table:table-cell>
          <table:table-cell table:formula="of:=[.E468]/3600" office:value-type="float" office:value="-19.3923333333334" calcext:value-type="float">
            <text:p>-19.4</text:p>
          </table:table-cell>
        </table:table-row>
        <table:table-row table:style-name="ro2">
          <table:table-cell office:value-type="float" office:value="23347" calcext:value-type="float">
            <text:p>23347</text:p>
          </table:table-cell>
          <table:table-cell office:value-type="float" office:value="3.72" calcext:value-type="float">
            <text:p>3.72</text:p>
          </table:table-cell>
          <table:table-cell office:value-type="float" office:value="2.996" calcext:value-type="float">
            <text:p>3.0</text:p>
          </table:table-cell>
          <table:table-cell table:formula="of:=[.C469]*-1" office:value-type="float" office:value="-2.996" calcext:value-type="float">
            <text:p>-3.0</text:p>
          </table:table-cell>
          <table:table-cell table:formula="of:=([.D469])*([.A469]-[.A468])+[.E468]" office:value-type="float" office:value="-69962.2000000004" calcext:value-type="float">
            <text:p>-69962.2</text:p>
          </table:table-cell>
          <table:table-cell table:formula="of:=[.E469]/3600" office:value-type="float" office:value="-19.4339444444445" calcext:value-type="float">
            <text:p>-19.4</text:p>
          </table:table-cell>
        </table:table-row>
        <table:table-row table:style-name="ro2">
          <table:table-cell office:value-type="float" office:value="23397" calcext:value-type="float">
            <text:p>23397</text:p>
          </table:table-cell>
          <table:table-cell office:value-type="float" office:value="3.71" calcext:value-type="float">
            <text:p>3.71</text:p>
          </table:table-cell>
          <table:table-cell office:value-type="float" office:value="2.997" calcext:value-type="float">
            <text:p>3.0</text:p>
          </table:table-cell>
          <table:table-cell table:formula="of:=[.C470]*-1" office:value-type="float" office:value="-2.997" calcext:value-type="float">
            <text:p>-3.0</text:p>
          </table:table-cell>
          <table:table-cell table:formula="of:=([.D470])*([.A470]-[.A469])+[.E469]" office:value-type="float" office:value="-70112.0500000004" calcext:value-type="float">
            <text:p>-70112.1</text:p>
          </table:table-cell>
          <table:table-cell table:formula="of:=[.E470]/3600" office:value-type="float" office:value="-19.4755694444445" calcext:value-type="float">
            <text:p>-19.5</text:p>
          </table:table-cell>
        </table:table-row>
        <table:table-row table:style-name="ro2">
          <table:table-cell office:value-type="float" office:value="23447" calcext:value-type="float">
            <text:p>23447</text:p>
          </table:table-cell>
          <table:table-cell office:value-type="float" office:value="3.72" calcext:value-type="float">
            <text:p>3.72</text:p>
          </table:table-cell>
          <table:table-cell office:value-type="float" office:value="2.996" calcext:value-type="float">
            <text:p>3.0</text:p>
          </table:table-cell>
          <table:table-cell table:formula="of:=[.C471]*-1" office:value-type="float" office:value="-2.996" calcext:value-type="float">
            <text:p>-3.0</text:p>
          </table:table-cell>
          <table:table-cell table:formula="of:=([.D471])*([.A471]-[.A470])+[.E470]" office:value-type="float" office:value="-70261.8500000004" calcext:value-type="float">
            <text:p>-70261.9</text:p>
          </table:table-cell>
          <table:table-cell table:formula="of:=[.E471]/3600" office:value-type="float" office:value="-19.5171805555557" calcext:value-type="float">
            <text:p>-19.5</text:p>
          </table:table-cell>
        </table:table-row>
        <table:table-row table:style-name="ro2">
          <table:table-cell office:value-type="float" office:value="23497" calcext:value-type="float">
            <text:p>23497</text:p>
          </table:table-cell>
          <table:table-cell office:value-type="float" office:value="3.71" calcext:value-type="float">
            <text:p>3.71</text:p>
          </table:table-cell>
          <table:table-cell office:value-type="float" office:value="2.996" calcext:value-type="float">
            <text:p>3.0</text:p>
          </table:table-cell>
          <table:table-cell table:formula="of:=[.C472]*-1" office:value-type="float" office:value="-2.996" calcext:value-type="float">
            <text:p>-3.0</text:p>
          </table:table-cell>
          <table:table-cell table:formula="of:=([.D472])*([.A472]-[.A471])+[.E471]" office:value-type="float" office:value="-70411.6500000004" calcext:value-type="float">
            <text:p>-70411.7</text:p>
          </table:table-cell>
          <table:table-cell table:formula="of:=[.E472]/3600" office:value-type="float" office:value="-19.5587916666668" calcext:value-type="float">
            <text:p>-19.6</text:p>
          </table:table-cell>
        </table:table-row>
        <table:table-row table:style-name="ro2">
          <table:table-cell office:value-type="float" office:value="23547" calcext:value-type="float">
            <text:p>23547</text:p>
          </table:table-cell>
          <table:table-cell office:value-type="float" office:value="3.71" calcext:value-type="float">
            <text:p>3.71</text:p>
          </table:table-cell>
          <table:table-cell office:value-type="float" office:value="2.997" calcext:value-type="float">
            <text:p>3.0</text:p>
          </table:table-cell>
          <table:table-cell table:formula="of:=[.C473]*-1" office:value-type="float" office:value="-2.997" calcext:value-type="float">
            <text:p>-3.0</text:p>
          </table:table-cell>
          <table:table-cell table:formula="of:=([.D473])*([.A473]-[.A472])+[.E472]" office:value-type="float" office:value="-70561.5000000004" calcext:value-type="float">
            <text:p>-70561.5</text:p>
          </table:table-cell>
          <table:table-cell table:formula="of:=[.E473]/3600" office:value-type="float" office:value="-19.6004166666668" calcext:value-type="float">
            <text:p>-19.6</text:p>
          </table:table-cell>
        </table:table-row>
        <table:table-row table:style-name="ro2">
          <table:table-cell office:value-type="float" office:value="23597" calcext:value-type="float">
            <text:p>23597</text:p>
          </table:table-cell>
          <table:table-cell office:value-type="float" office:value="3.71" calcext:value-type="float">
            <text:p>3.71</text:p>
          </table:table-cell>
          <table:table-cell office:value-type="float" office:value="2.996" calcext:value-type="float">
            <text:p>3.0</text:p>
          </table:table-cell>
          <table:table-cell table:formula="of:=[.C474]*-1" office:value-type="float" office:value="-2.996" calcext:value-type="float">
            <text:p>-3.0</text:p>
          </table:table-cell>
          <table:table-cell table:formula="of:=([.D474])*([.A474]-[.A473])+[.E473]" office:value-type="float" office:value="-70711.3000000004" calcext:value-type="float">
            <text:p>-70711.3</text:p>
          </table:table-cell>
          <table:table-cell table:formula="of:=[.E474]/3600" office:value-type="float" office:value="-19.6420277777779" calcext:value-type="float">
            <text:p>-19.6</text:p>
          </table:table-cell>
        </table:table-row>
        <table:table-row table:style-name="ro2">
          <table:table-cell office:value-type="float" office:value="23647" calcext:value-type="float">
            <text:p>23647</text:p>
          </table:table-cell>
          <table:table-cell office:value-type="float" office:value="3.71" calcext:value-type="float">
            <text:p>3.71</text:p>
          </table:table-cell>
          <table:table-cell office:value-type="float" office:value="2.996" calcext:value-type="float">
            <text:p>3.0</text:p>
          </table:table-cell>
          <table:table-cell table:formula="of:=[.C475]*-1" office:value-type="float" office:value="-2.996" calcext:value-type="float">
            <text:p>-3.0</text:p>
          </table:table-cell>
          <table:table-cell table:formula="of:=([.D475])*([.A475]-[.A474])+[.E474]" office:value-type="float" office:value="-70861.1000000004" calcext:value-type="float">
            <text:p>-70861.1</text:p>
          </table:table-cell>
          <table:table-cell table:formula="of:=[.E475]/3600" office:value-type="float" office:value="-19.683638888889" calcext:value-type="float">
            <text:p>-19.7</text:p>
          </table:table-cell>
        </table:table-row>
        <table:table-row table:style-name="ro2">
          <table:table-cell office:value-type="float" office:value="23697" calcext:value-type="float">
            <text:p>23697</text:p>
          </table:table-cell>
          <table:table-cell office:value-type="float" office:value="3.71" calcext:value-type="float">
            <text:p>3.71</text:p>
          </table:table-cell>
          <table:table-cell office:value-type="float" office:value="2.997" calcext:value-type="float">
            <text:p>3.0</text:p>
          </table:table-cell>
          <table:table-cell table:formula="of:=[.C476]*-1" office:value-type="float" office:value="-2.997" calcext:value-type="float">
            <text:p>-3.0</text:p>
          </table:table-cell>
          <table:table-cell table:formula="of:=([.D476])*([.A476]-[.A475])+[.E475]" office:value-type="float" office:value="-71010.9500000004" calcext:value-type="float">
            <text:p>-71011.0</text:p>
          </table:table-cell>
          <table:table-cell table:formula="of:=[.E476]/3600" office:value-type="float" office:value="-19.725263888889" calcext:value-type="float">
            <text:p>-19.7</text:p>
          </table:table-cell>
        </table:table-row>
        <table:table-row table:style-name="ro2">
          <table:table-cell office:value-type="float" office:value="23747" calcext:value-type="float">
            <text:p>23747</text:p>
          </table:table-cell>
          <table:table-cell office:value-type="float" office:value="3.71" calcext:value-type="float">
            <text:p>3.71</text:p>
          </table:table-cell>
          <table:table-cell office:value-type="float" office:value="2.995" calcext:value-type="float">
            <text:p>3.0</text:p>
          </table:table-cell>
          <table:table-cell table:formula="of:=[.C477]*-1" office:value-type="float" office:value="-2.995" calcext:value-type="float">
            <text:p>-3.0</text:p>
          </table:table-cell>
          <table:table-cell table:formula="of:=([.D477])*([.A477]-[.A476])+[.E476]" office:value-type="float" office:value="-71160.7000000004" calcext:value-type="float">
            <text:p>-71160.7</text:p>
          </table:table-cell>
          <table:table-cell table:formula="of:=[.E477]/3600" office:value-type="float" office:value="-19.7668611111112" calcext:value-type="float">
            <text:p>-19.8</text:p>
          </table:table-cell>
        </table:table-row>
        <table:table-row table:style-name="ro2">
          <table:table-cell office:value-type="float" office:value="23797" calcext:value-type="float">
            <text:p>23797</text:p>
          </table:table-cell>
          <table:table-cell office:value-type="float" office:value="3.71" calcext:value-type="float">
            <text:p>3.71</text:p>
          </table:table-cell>
          <table:table-cell office:value-type="float" office:value="2.996" calcext:value-type="float">
            <text:p>3.0</text:p>
          </table:table-cell>
          <table:table-cell table:formula="of:=[.C478]*-1" office:value-type="float" office:value="-2.996" calcext:value-type="float">
            <text:p>-3.0</text:p>
          </table:table-cell>
          <table:table-cell table:formula="of:=([.D478])*([.A478]-[.A477])+[.E477]" office:value-type="float" office:value="-71310.5000000004" calcext:value-type="float">
            <text:p>-71310.5</text:p>
          </table:table-cell>
          <table:table-cell table:formula="of:=[.E478]/3600" office:value-type="float" office:value="-19.8084722222223" calcext:value-type="float">
            <text:p>-19.8</text:p>
          </table:table-cell>
        </table:table-row>
        <table:table-row table:style-name="ro2">
          <table:table-cell office:value-type="float" office:value="23847" calcext:value-type="float">
            <text:p>23847</text:p>
          </table:table-cell>
          <table:table-cell office:value-type="float" office:value="3.71" calcext:value-type="float">
            <text:p>3.71</text:p>
          </table:table-cell>
          <table:table-cell office:value-type="float" office:value="2.995" calcext:value-type="float">
            <text:p>3.0</text:p>
          </table:table-cell>
          <table:table-cell table:formula="of:=[.C479]*-1" office:value-type="float" office:value="-2.995" calcext:value-type="float">
            <text:p>-3.0</text:p>
          </table:table-cell>
          <table:table-cell table:formula="of:=([.D479])*([.A479]-[.A478])+[.E478]" office:value-type="float" office:value="-71460.2500000004" calcext:value-type="float">
            <text:p>-71460.3</text:p>
          </table:table-cell>
          <table:table-cell table:formula="of:=[.E479]/3600" office:value-type="float" office:value="-19.8500694444445" calcext:value-type="float">
            <text:p>-19.9</text:p>
          </table:table-cell>
        </table:table-row>
        <table:table-row table:style-name="ro2">
          <table:table-cell office:value-type="float" office:value="23897" calcext:value-type="float">
            <text:p>23897</text:p>
          </table:table-cell>
          <table:table-cell office:value-type="float" office:value="3.71" calcext:value-type="float">
            <text:p>3.71</text:p>
          </table:table-cell>
          <table:table-cell office:value-type="float" office:value="2.996" calcext:value-type="float">
            <text:p>3.0</text:p>
          </table:table-cell>
          <table:table-cell table:formula="of:=[.C480]*-1" office:value-type="float" office:value="-2.996" calcext:value-type="float">
            <text:p>-3.0</text:p>
          </table:table-cell>
          <table:table-cell table:formula="of:=([.D480])*([.A480]-[.A479])+[.E479]" office:value-type="float" office:value="-71610.0500000004" calcext:value-type="float">
            <text:p>-71610.1</text:p>
          </table:table-cell>
          <table:table-cell table:formula="of:=[.E480]/3600" office:value-type="float" office:value="-19.8916805555557" calcext:value-type="float">
            <text:p>-19.9</text:p>
          </table:table-cell>
        </table:table-row>
        <table:table-row table:style-name="ro2">
          <table:table-cell office:value-type="float" office:value="23947" calcext:value-type="float">
            <text:p>23947</text:p>
          </table:table-cell>
          <table:table-cell office:value-type="float" office:value="3.71" calcext:value-type="float">
            <text:p>3.71</text:p>
          </table:table-cell>
          <table:table-cell office:value-type="float" office:value="2.996" calcext:value-type="float">
            <text:p>3.0</text:p>
          </table:table-cell>
          <table:table-cell table:formula="of:=[.C481]*-1" office:value-type="float" office:value="-2.996" calcext:value-type="float">
            <text:p>-3.0</text:p>
          </table:table-cell>
          <table:table-cell table:formula="of:=([.D481])*([.A481]-[.A480])+[.E480]" office:value-type="float" office:value="-71759.8500000004" calcext:value-type="float">
            <text:p>-71759.9</text:p>
          </table:table-cell>
          <table:table-cell table:formula="of:=[.E481]/3600" office:value-type="float" office:value="-19.9332916666668" calcext:value-type="float">
            <text:p>-19.9</text:p>
          </table:table-cell>
        </table:table-row>
        <table:table-row table:style-name="ro2">
          <table:table-cell office:value-type="float" office:value="23997" calcext:value-type="float">
            <text:p>23997</text:p>
          </table:table-cell>
          <table:table-cell office:value-type="float" office:value="3.7" calcext:value-type="float">
            <text:p>3.7</text:p>
          </table:table-cell>
          <table:table-cell office:value-type="float" office:value="2.996" calcext:value-type="float">
            <text:p>3.0</text:p>
          </table:table-cell>
          <table:table-cell table:formula="of:=[.C482]*-1" office:value-type="float" office:value="-2.996" calcext:value-type="float">
            <text:p>-3.0</text:p>
          </table:table-cell>
          <table:table-cell table:formula="of:=([.D482])*([.A482]-[.A481])+[.E481]" office:value-type="float" office:value="-71909.6500000004" calcext:value-type="float">
            <text:p>-71909.7</text:p>
          </table:table-cell>
          <table:table-cell table:formula="of:=[.E482]/3600" office:value-type="float" office:value="-19.9749027777779" calcext:value-type="float">
            <text:p>-20.0</text:p>
          </table:table-cell>
        </table:table-row>
        <table:table-row table:style-name="ro2">
          <table:table-cell office:value-type="float" office:value="24047" calcext:value-type="float">
            <text:p>24047</text:p>
          </table:table-cell>
          <table:table-cell office:value-type="float" office:value="3.7" calcext:value-type="float">
            <text:p>3.7</text:p>
          </table:table-cell>
          <table:table-cell office:value-type="float" office:value="2.997" calcext:value-type="float">
            <text:p>3.0</text:p>
          </table:table-cell>
          <table:table-cell table:formula="of:=[.C483]*-1" office:value-type="float" office:value="-2.997" calcext:value-type="float">
            <text:p>-3.0</text:p>
          </table:table-cell>
          <table:table-cell table:formula="of:=([.D483])*([.A483]-[.A482])+[.E482]" office:value-type="float" office:value="-72059.5000000004" calcext:value-type="float">
            <text:p>-72059.5</text:p>
          </table:table-cell>
          <table:table-cell table:formula="of:=[.E483]/3600" office:value-type="float" office:value="-20.0165277777779" calcext:value-type="float">
            <text:p>-20.0</text:p>
          </table:table-cell>
        </table:table-row>
        <table:table-row table:style-name="ro2">
          <table:table-cell office:value-type="float" office:value="24097" calcext:value-type="float">
            <text:p>24097</text:p>
          </table:table-cell>
          <table:table-cell office:value-type="float" office:value="3.7" calcext:value-type="float">
            <text:p>3.7</text:p>
          </table:table-cell>
          <table:table-cell office:value-type="float" office:value="2.995" calcext:value-type="float">
            <text:p>3.0</text:p>
          </table:table-cell>
          <table:table-cell table:formula="of:=[.C484]*-1" office:value-type="float" office:value="-2.995" calcext:value-type="float">
            <text:p>-3.0</text:p>
          </table:table-cell>
          <table:table-cell table:formula="of:=([.D484])*([.A484]-[.A483])+[.E483]" office:value-type="float" office:value="-72209.2500000004" calcext:value-type="float">
            <text:p>-72209.3</text:p>
          </table:table-cell>
          <table:table-cell table:formula="of:=[.E484]/3600" office:value-type="float" office:value="-20.0581250000001" calcext:value-type="float">
            <text:p>-20.1</text:p>
          </table:table-cell>
        </table:table-row>
        <table:table-row table:style-name="ro2">
          <table:table-cell office:value-type="float" office:value="24147" calcext:value-type="float">
            <text:p>24147</text:p>
          </table:table-cell>
          <table:table-cell office:value-type="float" office:value="3.7" calcext:value-type="float">
            <text:p>3.7</text:p>
          </table:table-cell>
          <table:table-cell office:value-type="float" office:value="2.996" calcext:value-type="float">
            <text:p>3.0</text:p>
          </table:table-cell>
          <table:table-cell table:formula="of:=[.C485]*-1" office:value-type="float" office:value="-2.996" calcext:value-type="float">
            <text:p>-3.0</text:p>
          </table:table-cell>
          <table:table-cell table:formula="of:=([.D485])*([.A485]-[.A484])+[.E484]" office:value-type="float" office:value="-72359.0500000004" calcext:value-type="float">
            <text:p>-72359.1</text:p>
          </table:table-cell>
          <table:table-cell table:formula="of:=[.E485]/3600" office:value-type="float" office:value="-20.0997361111112" calcext:value-type="float">
            <text:p>-20.1</text:p>
          </table:table-cell>
        </table:table-row>
        <table:table-row table:style-name="ro2">
          <table:table-cell office:value-type="float" office:value="24197" calcext:value-type="float">
            <text:p>24197</text:p>
          </table:table-cell>
          <table:table-cell office:value-type="float" office:value="3.7" calcext:value-type="float">
            <text:p>3.7</text:p>
          </table:table-cell>
          <table:table-cell office:value-type="float" office:value="2.997" calcext:value-type="float">
            <text:p>3.0</text:p>
          </table:table-cell>
          <table:table-cell table:formula="of:=[.C486]*-1" office:value-type="float" office:value="-2.997" calcext:value-type="float">
            <text:p>-3.0</text:p>
          </table:table-cell>
          <table:table-cell table:formula="of:=([.D486])*([.A486]-[.A485])+[.E485]" office:value-type="float" office:value="-72508.9000000004" calcext:value-type="float">
            <text:p>-72508.9</text:p>
          </table:table-cell>
          <table:table-cell table:formula="of:=[.E486]/3600" office:value-type="float" office:value="-20.1413611111112" calcext:value-type="float">
            <text:p>-20.1</text:p>
          </table:table-cell>
        </table:table-row>
        <table:table-row table:style-name="ro2">
          <table:table-cell office:value-type="float" office:value="24247" calcext:value-type="float">
            <text:p>24247</text:p>
          </table:table-cell>
          <table:table-cell office:value-type="float" office:value="3.7" calcext:value-type="float">
            <text:p>3.7</text:p>
          </table:table-cell>
          <table:table-cell office:value-type="float" office:value="2.996" calcext:value-type="float">
            <text:p>3.0</text:p>
          </table:table-cell>
          <table:table-cell table:formula="of:=[.C487]*-1" office:value-type="float" office:value="-2.996" calcext:value-type="float">
            <text:p>-3.0</text:p>
          </table:table-cell>
          <table:table-cell table:formula="of:=([.D487])*([.A487]-[.A486])+[.E486]" office:value-type="float" office:value="-72658.7000000004" calcext:value-type="float">
            <text:p>-72658.7</text:p>
          </table:table-cell>
          <table:table-cell table:formula="of:=[.E487]/3600" office:value-type="float" office:value="-20.1829722222223" calcext:value-type="float">
            <text:p>-20.2</text:p>
          </table:table-cell>
        </table:table-row>
        <table:table-row table:style-name="ro2">
          <table:table-cell office:value-type="float" office:value="24297" calcext:value-type="float">
            <text:p>24297</text:p>
          </table:table-cell>
          <table:table-cell office:value-type="float" office:value="3.7" calcext:value-type="float">
            <text:p>3.7</text:p>
          </table:table-cell>
          <table:table-cell office:value-type="float" office:value="2.995" calcext:value-type="float">
            <text:p>3.0</text:p>
          </table:table-cell>
          <table:table-cell table:formula="of:=[.C488]*-1" office:value-type="float" office:value="-2.995" calcext:value-type="float">
            <text:p>-3.0</text:p>
          </table:table-cell>
          <table:table-cell table:formula="of:=([.D488])*([.A488]-[.A487])+[.E487]" office:value-type="float" office:value="-72808.4500000004" calcext:value-type="float">
            <text:p>-72808.5</text:p>
          </table:table-cell>
          <table:table-cell table:formula="of:=[.E488]/3600" office:value-type="float" office:value="-20.2245694444446" calcext:value-type="float">
            <text:p>-20.2</text:p>
          </table:table-cell>
        </table:table-row>
        <table:table-row table:style-name="ro2">
          <table:table-cell office:value-type="float" office:value="24347" calcext:value-type="float">
            <text:p>243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7" calcext:value-type="float">
            <text:p>3.0</text:p>
          </table:table-cell>
          <table:table-cell table:formula="of:=[.C489]*-1" office:value-type="float" office:value="-2.997" calcext:value-type="float">
            <text:p>-3.0</text:p>
          </table:table-cell>
          <table:table-cell table:formula="of:=([.D489])*([.A489]-[.A488])+[.E488]" office:value-type="float" office:value="-72958.3000000004" calcext:value-type="float">
            <text:p>-72958.3</text:p>
          </table:table-cell>
          <table:table-cell table:formula="of:=[.E489]/3600" office:value-type="float" office:value="-20.2661944444446" calcext:value-type="float">
            <text:p>-20.3</text:p>
          </table:table-cell>
        </table:table-row>
        <table:table-row table:style-name="ro2">
          <table:table-cell office:value-type="float" office:value="24397" calcext:value-type="float">
            <text:p>24397</text:p>
          </table:table-cell>
          <table:table-cell office:value-type="float" office:value="3.7" calcext:value-type="float">
            <text:p>3.7</text:p>
          </table:table-cell>
          <table:table-cell office:value-type="float" office:value="2.997" calcext:value-type="float">
            <text:p>3.0</text:p>
          </table:table-cell>
          <table:table-cell table:formula="of:=[.C490]*-1" office:value-type="float" office:value="-2.997" calcext:value-type="float">
            <text:p>-3.0</text:p>
          </table:table-cell>
          <table:table-cell table:formula="of:=([.D490])*([.A490]-[.A489])+[.E489]" office:value-type="float" office:value="-73108.1500000004" calcext:value-type="float">
            <text:p>-73108.2</text:p>
          </table:table-cell>
          <table:table-cell table:formula="of:=[.E490]/3600" office:value-type="float" office:value="-20.3078194444446" calcext:value-type="float">
            <text:p>-20.3</text:p>
          </table:table-cell>
        </table:table-row>
        <table:table-row table:style-name="ro2">
          <table:table-cell office:value-type="float" office:value="24447" calcext:value-type="float">
            <text:p>24447</text:p>
          </table:table-cell>
          <table:table-cell office:value-type="float" office:value="3.7" calcext:value-type="float">
            <text:p>3.7</text:p>
          </table:table-cell>
          <table:table-cell office:value-type="float" office:value="2.997" calcext:value-type="float">
            <text:p>3.0</text:p>
          </table:table-cell>
          <table:table-cell table:formula="of:=[.C491]*-1" office:value-type="float" office:value="-2.997" calcext:value-type="float">
            <text:p>-3.0</text:p>
          </table:table-cell>
          <table:table-cell table:formula="of:=([.D491])*([.A491]-[.A490])+[.E490]" office:value-type="float" office:value="-73258.0000000004" calcext:value-type="float">
            <text:p>-73258.0</text:p>
          </table:table-cell>
          <table:table-cell table:formula="of:=[.E491]/3600" office:value-type="float" office:value="-20.3494444444446" calcext:value-type="float">
            <text:p>-20.3</text:p>
          </table:table-cell>
        </table:table-row>
        <table:table-row table:style-name="ro2">
          <table:table-cell office:value-type="float" office:value="24497" calcext:value-type="float">
            <text:p>24497</text:p>
          </table:table-cell>
          <table:table-cell office:value-type="float" office:value="3.69" calcext:value-type="float">
            <text:p>3.69</text:p>
          </table:table-cell>
          <table:table-cell office:value-type="float" office:value="2.997" calcext:value-type="float">
            <text:p>3.0</text:p>
          </table:table-cell>
          <table:table-cell table:formula="of:=[.C492]*-1" office:value-type="float" office:value="-2.997" calcext:value-type="float">
            <text:p>-3.0</text:p>
          </table:table-cell>
          <table:table-cell table:formula="of:=([.D492])*([.A492]-[.A491])+[.E491]" office:value-type="float" office:value="-73407.8500000004" calcext:value-type="float">
            <text:p>-73407.9</text:p>
          </table:table-cell>
          <table:table-cell table:formula="of:=[.E492]/3600" office:value-type="float" office:value="-20.3910694444446" calcext:value-type="float">
            <text:p>-20.4</text:p>
          </table:table-cell>
        </table:table-row>
        <table:table-row table:style-name="ro2">
          <table:table-cell office:value-type="float" office:value="24547" calcext:value-type="float">
            <text:p>245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493]*-1" office:value-type="float" office:value="-2.996" calcext:value-type="float">
            <text:p>-3.0</text:p>
          </table:table-cell>
          <table:table-cell table:formula="of:=([.D493])*([.A493]-[.A492])+[.E492]" office:value-type="float" office:value="-73557.6500000004" calcext:value-type="float">
            <text:p>-73557.7</text:p>
          </table:table-cell>
          <table:table-cell table:formula="of:=[.E493]/3600" office:value-type="float" office:value="-20.4326805555557" calcext:value-type="float">
            <text:p>-20.4</text:p>
          </table:table-cell>
        </table:table-row>
        <table:table-row table:style-name="ro2">
          <table:table-cell office:value-type="float" office:value="24597" calcext:value-type="float">
            <text:p>2459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494]*-1" office:value-type="float" office:value="-2.996" calcext:value-type="float">
            <text:p>-3.0</text:p>
          </table:table-cell>
          <table:table-cell table:formula="of:=([.D494])*([.A494]-[.A493])+[.E493]" office:value-type="float" office:value="-73707.4500000004" calcext:value-type="float">
            <text:p>-73707.5</text:p>
          </table:table-cell>
          <table:table-cell table:formula="of:=[.E494]/3600" office:value-type="float" office:value="-20.4742916666668" calcext:value-type="float">
            <text:p>-20.5</text:p>
          </table:table-cell>
        </table:table-row>
        <table:table-row table:style-name="ro2">
          <table:table-cell office:value-type="float" office:value="24647" calcext:value-type="float">
            <text:p>246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5" calcext:value-type="float">
            <text:p>3.0</text:p>
          </table:table-cell>
          <table:table-cell table:formula="of:=[.C495]*-1" office:value-type="float" office:value="-2.995" calcext:value-type="float">
            <text:p>-3.0</text:p>
          </table:table-cell>
          <table:table-cell table:formula="of:=([.D495])*([.A495]-[.A494])+[.E494]" office:value-type="float" office:value="-73857.2000000004" calcext:value-type="float">
            <text:p>-73857.2</text:p>
          </table:table-cell>
          <table:table-cell table:formula="of:=[.E495]/3600" office:value-type="float" office:value="-20.515888888889" calcext:value-type="float">
            <text:p>-20.5</text:p>
          </table:table-cell>
        </table:table-row>
        <table:table-row table:style-name="ro2">
          <table:table-cell office:value-type="float" office:value="24697" calcext:value-type="float">
            <text:p>2469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496]*-1" office:value-type="float" office:value="-2.996" calcext:value-type="float">
            <text:p>-3.0</text:p>
          </table:table-cell>
          <table:table-cell table:formula="of:=([.D496])*([.A496]-[.A495])+[.E495]" office:value-type="float" office:value="-74007.0000000004" calcext:value-type="float">
            <text:p>-74007.0</text:p>
          </table:table-cell>
          <table:table-cell table:formula="of:=[.E496]/3600" office:value-type="float" office:value="-20.5575000000001" calcext:value-type="float">
            <text:p>-20.6</text:p>
          </table:table-cell>
        </table:table-row>
        <table:table-row table:style-name="ro2">
          <table:table-cell office:value-type="float" office:value="24747" calcext:value-type="float">
            <text:p>247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497]*-1" office:value-type="float" office:value="-2.996" calcext:value-type="float">
            <text:p>-3.0</text:p>
          </table:table-cell>
          <table:table-cell table:formula="of:=([.D497])*([.A497]-[.A496])+[.E496]" office:value-type="float" office:value="-74156.8000000004" calcext:value-type="float">
            <text:p>-74156.8</text:p>
          </table:table-cell>
          <table:table-cell table:formula="of:=[.E497]/3600" office:value-type="float" office:value="-20.5991111111112" calcext:value-type="float">
            <text:p>-20.6</text:p>
          </table:table-cell>
        </table:table-row>
        <table:table-row table:style-name="ro2">
          <table:table-cell office:value-type="float" office:value="24797" calcext:value-type="float">
            <text:p>2479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498]*-1" office:value-type="float" office:value="-2.996" calcext:value-type="float">
            <text:p>-3.0</text:p>
          </table:table-cell>
          <table:table-cell table:formula="of:=([.D498])*([.A498]-[.A497])+[.E497]" office:value-type="float" office:value="-74306.6000000004" calcext:value-type="float">
            <text:p>-74306.6</text:p>
          </table:table-cell>
          <table:table-cell table:formula="of:=[.E498]/3600" office:value-type="float" office:value="-20.6407222222223" calcext:value-type="float">
            <text:p>-20.6</text:p>
          </table:table-cell>
        </table:table-row>
        <table:table-row table:style-name="ro2">
          <table:table-cell office:value-type="float" office:value="24847" calcext:value-type="float">
            <text:p>248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5" calcext:value-type="float">
            <text:p>3.0</text:p>
          </table:table-cell>
          <table:table-cell table:formula="of:=[.C499]*-1" office:value-type="float" office:value="-2.995" calcext:value-type="float">
            <text:p>-3.0</text:p>
          </table:table-cell>
          <table:table-cell table:formula="of:=([.D499])*([.A499]-[.A498])+[.E498]" office:value-type="float" office:value="-74456.3500000004" calcext:value-type="float">
            <text:p>-74456.4</text:p>
          </table:table-cell>
          <table:table-cell table:formula="of:=[.E499]/3600" office:value-type="float" office:value="-20.6823194444446" calcext:value-type="float">
            <text:p>-20.7</text:p>
          </table:table-cell>
        </table:table-row>
        <table:table-row table:style-name="ro2">
          <table:table-cell office:value-type="float" office:value="24897" calcext:value-type="float">
            <text:p>2489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500]*-1" office:value-type="float" office:value="-2.996" calcext:value-type="float">
            <text:p>-3.0</text:p>
          </table:table-cell>
          <table:table-cell table:formula="of:=([.D500])*([.A500]-[.A499])+[.E499]" office:value-type="float" office:value="-74606.1500000004" calcext:value-type="float">
            <text:p>-74606.2</text:p>
          </table:table-cell>
          <table:table-cell table:formula="of:=[.E500]/3600" office:value-type="float" office:value="-20.7239305555557" calcext:value-type="float">
            <text:p>-20.7</text:p>
          </table:table-cell>
        </table:table-row>
        <table:table-row table:style-name="ro2">
          <table:table-cell office:value-type="float" office:value="24947" calcext:value-type="float">
            <text:p>249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501]*-1" office:value-type="float" office:value="-2.996" calcext:value-type="float">
            <text:p>-3.0</text:p>
          </table:table-cell>
          <table:table-cell table:formula="of:=([.D501])*([.A501]-[.A500])+[.E500]" office:value-type="float" office:value="-74755.9500000004" calcext:value-type="float">
            <text:p>-74756.0</text:p>
          </table:table-cell>
          <table:table-cell table:formula="of:=[.E501]/3600" office:value-type="float" office:value="-20.7655416666668" calcext:value-type="float">
            <text:p>-20.8</text:p>
          </table:table-cell>
        </table:table-row>
        <table:table-row table:style-name="ro2">
          <table:table-cell office:value-type="float" office:value="24997" calcext:value-type="float">
            <text:p>24997</text:p>
          </table:table-cell>
          <table:table-cell office:value-type="float" office:value="3.69" calcext:value-type="float">
            <text:p>3.69</text:p>
          </table:table-cell>
          <table:table-cell office:value-type="float" office:value="2.995" calcext:value-type="float">
            <text:p>3.0</text:p>
          </table:table-cell>
          <table:table-cell table:formula="of:=[.C502]*-1" office:value-type="float" office:value="-2.995" calcext:value-type="float">
            <text:p>-3.0</text:p>
          </table:table-cell>
          <table:table-cell table:formula="of:=([.D502])*([.A502]-[.A501])+[.E501]" office:value-type="float" office:value="-74905.7000000005" calcext:value-type="float">
            <text:p>-74905.7</text:p>
          </table:table-cell>
          <table:table-cell table:formula="of:=[.E502]/3600" office:value-type="float" office:value="-20.807138888889" calcext:value-type="float">
            <text:p>-20.8</text:p>
          </table:table-cell>
        </table:table-row>
        <table:table-row table:style-name="ro2">
          <table:table-cell office:value-type="float" office:value="25047" calcext:value-type="float">
            <text:p>250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503]*-1" office:value-type="float" office:value="-2.996" calcext:value-type="float">
            <text:p>-3.0</text:p>
          </table:table-cell>
          <table:table-cell table:formula="of:=([.D503])*([.A503]-[.A502])+[.E502]" office:value-type="float" office:value="-75055.5000000005" calcext:value-type="float">
            <text:p>-75055.5</text:p>
          </table:table-cell>
          <table:table-cell table:formula="of:=[.E503]/3600" office:value-type="float" office:value="-20.8487500000001" calcext:value-type="float">
            <text:p>-20.8</text:p>
          </table:table-cell>
        </table:table-row>
        <table:table-row table:style-name="ro2">
          <table:table-cell office:value-type="float" office:value="25097" calcext:value-type="float">
            <text:p>2509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504]*-1" office:value-type="float" office:value="-2.996" calcext:value-type="float">
            <text:p>-3.0</text:p>
          </table:table-cell>
          <table:table-cell table:formula="of:=([.D504])*([.A504]-[.A503])+[.E503]" office:value-type="float" office:value="-75205.3000000005" calcext:value-type="float">
            <text:p>-75205.3</text:p>
          </table:table-cell>
          <table:table-cell table:formula="of:=[.E504]/3600" office:value-type="float" office:value="-20.8903611111112" calcext:value-type="float">
            <text:p>-20.9</text:p>
          </table:table-cell>
        </table:table-row>
        <table:table-row table:style-name="ro2">
          <table:table-cell office:value-type="float" office:value="25147" calcext:value-type="float">
            <text:p>251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505]*-1" office:value-type="float" office:value="-2.996" calcext:value-type="float">
            <text:p>-3.0</text:p>
          </table:table-cell>
          <table:table-cell table:formula="of:=([.D505])*([.A505]-[.A504])+[.E504]" office:value-type="float" office:value="-75355.1000000005" calcext:value-type="float">
            <text:p>-75355.1</text:p>
          </table:table-cell>
          <table:table-cell table:formula="of:=[.E505]/3600" office:value-type="float" office:value="-20.9319722222223" calcext:value-type="float">
            <text:p>-20.9</text:p>
          </table:table-cell>
        </table:table-row>
        <table:table-row table:style-name="ro2">
          <table:table-cell office:value-type="float" office:value="25197" calcext:value-type="float">
            <text:p>2519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506]*-1" office:value-type="float" office:value="-2.996" calcext:value-type="float">
            <text:p>-3.0</text:p>
          </table:table-cell>
          <table:table-cell table:formula="of:=([.D506])*([.A506]-[.A505])+[.E505]" office:value-type="float" office:value="-75504.9000000005" calcext:value-type="float">
            <text:p>-75504.9</text:p>
          </table:table-cell>
          <table:table-cell table:formula="of:=[.E506]/3600" office:value-type="float" office:value="-20.9735833333335" calcext:value-type="float">
            <text:p>-21.0</text:p>
          </table:table-cell>
        </table:table-row>
        <table:table-row table:style-name="ro2">
          <table:table-cell office:value-type="float" office:value="25247" calcext:value-type="float">
            <text:p>25247</text:p>
          </table:table-cell>
          <table:table-cell office:value-type="float" office:value="3.69" calcext:value-type="float">
            <text:p>3.69</text:p>
          </table:table-cell>
          <table:table-cell office:value-type="float" office:value="2.996" calcext:value-type="float">
            <text:p>3.0</text:p>
          </table:table-cell>
          <table:table-cell table:formula="of:=[.C507]*-1" office:value-type="float" office:value="-2.996" calcext:value-type="float">
            <text:p>-3.0</text:p>
          </table:table-cell>
          <table:table-cell table:formula="of:=([.D507])*([.A507]-[.A506])+[.E506]" office:value-type="float" office:value="-75654.7000000005" calcext:value-type="float">
            <text:p>-75654.7</text:p>
          </table:table-cell>
          <table:table-cell table:formula="of:=[.E507]/3600" office:value-type="float" office:value="-21.0151944444446" calcext:value-type="float">
            <text:p>-21.0</text:p>
          </table:table-cell>
        </table:table-row>
        <table:table-row table:style-name="ro2">
          <table:table-cell office:value-type="float" office:value="25297" calcext:value-type="float">
            <text:p>25297</text:p>
          </table:table-cell>
          <table:table-cell office:value-type="float" office:value="3.68" calcext:value-type="float">
            <text:p>3.68</text:p>
          </table:table-cell>
          <table:table-cell office:value-type="float" office:value="2.996" calcext:value-type="float">
            <text:p>3.0</text:p>
          </table:table-cell>
          <table:table-cell table:formula="of:=[.C508]*-1" office:value-type="float" office:value="-2.996" calcext:value-type="float">
            <text:p>-3.0</text:p>
          </table:table-cell>
          <table:table-cell table:formula="of:=([.D508])*([.A508]-[.A507])+[.E507]" office:value-type="float" office:value="-75804.5000000005" calcext:value-type="float">
            <text:p>-75804.5</text:p>
          </table:table-cell>
          <table:table-cell table:formula="of:=[.E508]/3600" office:value-type="float" office:value="-21.0568055555557" calcext:value-type="float">
            <text:p>-21.1</text:p>
          </table:table-cell>
        </table:table-row>
        <table:table-row table:style-name="ro2">
          <table:table-cell office:value-type="float" office:value="25347" calcext:value-type="float">
            <text:p>25347</text:p>
          </table:table-cell>
          <table:table-cell office:value-type="float" office:value="3.68" calcext:value-type="float">
            <text:p>3.68</text:p>
          </table:table-cell>
          <table:table-cell office:value-type="float" office:value="2.998" calcext:value-type="float">
            <text:p>3.0</text:p>
          </table:table-cell>
          <table:table-cell table:formula="of:=[.C509]*-1" office:value-type="float" office:value="-2.998" calcext:value-type="float">
            <text:p>-3.0</text:p>
          </table:table-cell>
          <table:table-cell table:formula="of:=([.D509])*([.A509]-[.A508])+[.E508]" office:value-type="float" office:value="-75954.4000000005" calcext:value-type="float">
            <text:p>-75954.4</text:p>
          </table:table-cell>
          <table:table-cell table:formula="of:=[.E509]/3600" office:value-type="float" office:value="-21.0984444444446" calcext:value-type="float">
            <text:p>-21.1</text:p>
          </table:table-cell>
        </table:table-row>
        <table:table-row table:style-name="ro2">
          <table:table-cell office:value-type="float" office:value="25397" calcext:value-type="float">
            <text:p>25397</text:p>
          </table:table-cell>
          <table:table-cell office:value-type="float" office:value="3.68" calcext:value-type="float">
            <text:p>3.68</text:p>
          </table:table-cell>
          <table:table-cell office:value-type="float" office:value="2.996" calcext:value-type="float">
            <text:p>3.0</text:p>
          </table:table-cell>
          <table:table-cell table:formula="of:=[.C510]*-1" office:value-type="float" office:value="-2.996" calcext:value-type="float">
            <text:p>-3.0</text:p>
          </table:table-cell>
          <table:table-cell table:formula="of:=([.D510])*([.A510]-[.A509])+[.E509]" office:value-type="float" office:value="-76104.2000000005" calcext:value-type="float">
            <text:p>-76104.2</text:p>
          </table:table-cell>
          <table:table-cell table:formula="of:=[.E510]/3600" office:value-type="float" office:value="-21.1400555555557" calcext:value-type="float">
            <text:p>-21.1</text:p>
          </table:table-cell>
        </table:table-row>
        <table:table-row table:style-name="ro2">
          <table:table-cell office:value-type="float" office:value="25447" calcext:value-type="float">
            <text:p>25447</text:p>
          </table:table-cell>
          <table:table-cell office:value-type="float" office:value="3.68" calcext:value-type="float">
            <text:p>3.68</text:p>
          </table:table-cell>
          <table:table-cell office:value-type="float" office:value="2.995" calcext:value-type="float">
            <text:p>3.0</text:p>
          </table:table-cell>
          <table:table-cell table:formula="of:=[.C511]*-1" office:value-type="float" office:value="-2.995" calcext:value-type="float">
            <text:p>-3.0</text:p>
          </table:table-cell>
          <table:table-cell table:formula="of:=([.D511])*([.A511]-[.A510])+[.E510]" office:value-type="float" office:value="-76253.9500000005" calcext:value-type="float">
            <text:p>-76254.0</text:p>
          </table:table-cell>
          <table:table-cell table:formula="of:=[.E511]/3600" office:value-type="float" office:value="-21.1816527777779" calcext:value-type="float">
            <text:p>-21.2</text:p>
          </table:table-cell>
        </table:table-row>
        <table:table-row table:style-name="ro2">
          <table:table-cell office:value-type="float" office:value="25497" calcext:value-type="float">
            <text:p>25497</text:p>
          </table:table-cell>
          <table:table-cell office:value-type="float" office:value="3.68" calcext:value-type="float">
            <text:p>3.68</text:p>
          </table:table-cell>
          <table:table-cell office:value-type="float" office:value="2.995" calcext:value-type="float">
            <text:p>3.0</text:p>
          </table:table-cell>
          <table:table-cell table:formula="of:=[.C512]*-1" office:value-type="float" office:value="-2.995" calcext:value-type="float">
            <text:p>-3.0</text:p>
          </table:table-cell>
          <table:table-cell table:formula="of:=([.D512])*([.A512]-[.A511])+[.E511]" office:value-type="float" office:value="-76403.7000000005" calcext:value-type="float">
            <text:p>-76403.7</text:p>
          </table:table-cell>
          <table:table-cell table:formula="of:=[.E512]/3600" office:value-type="float" office:value="-21.2232500000001" calcext:value-type="float">
            <text:p>-21.2</text:p>
          </table:table-cell>
        </table:table-row>
        <table:table-row table:style-name="ro2">
          <table:table-cell office:value-type="float" office:value="25547" calcext:value-type="float">
            <text:p>25547</text:p>
          </table:table-cell>
          <table:table-cell office:value-type="float" office:value="3.68" calcext:value-type="float">
            <text:p>3.68</text:p>
          </table:table-cell>
          <table:table-cell office:value-type="float" office:value="2.996" calcext:value-type="float">
            <text:p>3.0</text:p>
          </table:table-cell>
          <table:table-cell table:formula="of:=[.C513]*-1" office:value-type="float" office:value="-2.996" calcext:value-type="float">
            <text:p>-3.0</text:p>
          </table:table-cell>
          <table:table-cell table:formula="of:=([.D513])*([.A513]-[.A512])+[.E512]" office:value-type="float" office:value="-76553.5000000005" calcext:value-type="float">
            <text:p>-76553.5</text:p>
          </table:table-cell>
          <table:table-cell table:formula="of:=[.E513]/3600" office:value-type="float" office:value="-21.2648611111112" calcext:value-type="float">
            <text:p>-21.3</text:p>
          </table:table-cell>
        </table:table-row>
        <table:table-row table:style-name="ro2">
          <table:table-cell office:value-type="float" office:value="25597" calcext:value-type="float">
            <text:p>25597</text:p>
          </table:table-cell>
          <table:table-cell office:value-type="float" office:value="3.68" calcext:value-type="float">
            <text:p>3.68</text:p>
          </table:table-cell>
          <table:table-cell office:value-type="float" office:value="2.995" calcext:value-type="float">
            <text:p>3.0</text:p>
          </table:table-cell>
          <table:table-cell table:formula="of:=[.C514]*-1" office:value-type="float" office:value="-2.995" calcext:value-type="float">
            <text:p>-3.0</text:p>
          </table:table-cell>
          <table:table-cell table:formula="of:=([.D514])*([.A514]-[.A513])+[.E513]" office:value-type="float" office:value="-76703.2500000005" calcext:value-type="float">
            <text:p>-76703.3</text:p>
          </table:table-cell>
          <table:table-cell table:formula="of:=[.E514]/3600" office:value-type="float" office:value="-21.3064583333335" calcext:value-type="float">
            <text:p>-21.3</text:p>
          </table:table-cell>
        </table:table-row>
        <table:table-row table:style-name="ro2">
          <table:table-cell office:value-type="float" office:value="25647" calcext:value-type="float">
            <text:p>25647</text:p>
          </table:table-cell>
          <table:table-cell office:value-type="float" office:value="3.68" calcext:value-type="float">
            <text:p>3.68</text:p>
          </table:table-cell>
          <table:table-cell office:value-type="float" office:value="2.996" calcext:value-type="float">
            <text:p>3.0</text:p>
          </table:table-cell>
          <table:table-cell table:formula="of:=[.C515]*-1" office:value-type="float" office:value="-2.996" calcext:value-type="float">
            <text:p>-3.0</text:p>
          </table:table-cell>
          <table:table-cell table:formula="of:=([.D515])*([.A515]-[.A514])+[.E514]" office:value-type="float" office:value="-76853.0500000005" calcext:value-type="float">
            <text:p>-76853.1</text:p>
          </table:table-cell>
          <table:table-cell table:formula="of:=[.E515]/3600" office:value-type="float" office:value="-21.3480694444446" calcext:value-type="float">
            <text:p>-21.3</text:p>
          </table:table-cell>
        </table:table-row>
        <table:table-row table:style-name="ro2">
          <table:table-cell office:value-type="float" office:value="25697" calcext:value-type="float">
            <text:p>25697</text:p>
          </table:table-cell>
          <table:table-cell office:value-type="float" office:value="3.68" calcext:value-type="float">
            <text:p>3.68</text:p>
          </table:table-cell>
          <table:table-cell office:value-type="float" office:value="2.996" calcext:value-type="float">
            <text:p>3.0</text:p>
          </table:table-cell>
          <table:table-cell table:formula="of:=[.C516]*-1" office:value-type="float" office:value="-2.996" calcext:value-type="float">
            <text:p>-3.0</text:p>
          </table:table-cell>
          <table:table-cell table:formula="of:=([.D516])*([.A516]-[.A515])+[.E515]" office:value-type="float" office:value="-77002.8500000005" calcext:value-type="float">
            <text:p>-77002.9</text:p>
          </table:table-cell>
          <table:table-cell table:formula="of:=[.E516]/3600" office:value-type="float" office:value="-21.3896805555557" calcext:value-type="float">
            <text:p>-21.4</text:p>
          </table:table-cell>
        </table:table-row>
        <table:table-row table:style-name="ro2">
          <table:table-cell office:value-type="float" office:value="25747" calcext:value-type="float">
            <text:p>257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17]*-1" office:value-type="float" office:value="-2.996" calcext:value-type="float">
            <text:p>-3.0</text:p>
          </table:table-cell>
          <table:table-cell table:formula="of:=([.D517])*([.A517]-[.A516])+[.E516]" office:value-type="float" office:value="-77152.6500000005" calcext:value-type="float">
            <text:p>-77152.7</text:p>
          </table:table-cell>
          <table:table-cell table:formula="of:=[.E517]/3600" office:value-type="float" office:value="-21.4312916666668" calcext:value-type="float">
            <text:p>-21.4</text:p>
          </table:table-cell>
        </table:table-row>
        <table:table-row table:style-name="ro2">
          <table:table-cell office:value-type="float" office:value="25797" calcext:value-type="float">
            <text:p>25797</text:p>
          </table:table-cell>
          <table:table-cell office:value-type="float" office:value="3.68" calcext:value-type="float">
            <text:p>3.68</text:p>
          </table:table-cell>
          <table:table-cell office:value-type="float" office:value="2.996" calcext:value-type="float">
            <text:p>3.0</text:p>
          </table:table-cell>
          <table:table-cell table:formula="of:=[.C518]*-1" office:value-type="float" office:value="-2.996" calcext:value-type="float">
            <text:p>-3.0</text:p>
          </table:table-cell>
          <table:table-cell table:formula="of:=([.D518])*([.A518]-[.A517])+[.E517]" office:value-type="float" office:value="-77302.4500000005" calcext:value-type="float">
            <text:p>-77302.5</text:p>
          </table:table-cell>
          <table:table-cell table:formula="of:=[.E518]/3600" office:value-type="float" office:value="-21.4729027777779" calcext:value-type="float">
            <text:p>-21.5</text:p>
          </table:table-cell>
        </table:table-row>
        <table:table-row table:style-name="ro2">
          <table:table-cell office:value-type="float" office:value="25847" calcext:value-type="float">
            <text:p>258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5" calcext:value-type="float">
            <text:p>3.0</text:p>
          </table:table-cell>
          <table:table-cell table:formula="of:=[.C519]*-1" office:value-type="float" office:value="-2.995" calcext:value-type="float">
            <text:p>-3.0</text:p>
          </table:table-cell>
          <table:table-cell table:formula="of:=([.D519])*([.A519]-[.A518])+[.E518]" office:value-type="float" office:value="-77452.2000000005" calcext:value-type="float">
            <text:p>-77452.2</text:p>
          </table:table-cell>
          <table:table-cell table:formula="of:=[.E519]/3600" office:value-type="float" office:value="-21.5145000000001" calcext:value-type="float">
            <text:p>-21.5</text:p>
          </table:table-cell>
        </table:table-row>
        <table:table-row table:style-name="ro2">
          <table:table-cell office:value-type="float" office:value="25897" calcext:value-type="float">
            <text:p>25897</text:p>
          </table:table-cell>
          <table:table-cell office:value-type="float" office:value="3.67" calcext:value-type="float">
            <text:p>3.67</text:p>
          </table:table-cell>
          <table:table-cell office:value-type="float" office:value="2.995" calcext:value-type="float">
            <text:p>3.0</text:p>
          </table:table-cell>
          <table:table-cell table:formula="of:=[.C520]*-1" office:value-type="float" office:value="-2.995" calcext:value-type="float">
            <text:p>-3.0</text:p>
          </table:table-cell>
          <table:table-cell table:formula="of:=([.D520])*([.A520]-[.A519])+[.E519]" office:value-type="float" office:value="-77601.9500000005" calcext:value-type="float">
            <text:p>-77602.0</text:p>
          </table:table-cell>
          <table:table-cell table:formula="of:=[.E520]/3600" office:value-type="float" office:value="-21.5560972222224" calcext:value-type="float">
            <text:p>-21.6</text:p>
          </table:table-cell>
        </table:table-row>
        <table:table-row table:style-name="ro2">
          <table:table-cell office:value-type="float" office:value="25947" calcext:value-type="float">
            <text:p>259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21]*-1" office:value-type="float" office:value="-2.996" calcext:value-type="float">
            <text:p>-3.0</text:p>
          </table:table-cell>
          <table:table-cell table:formula="of:=([.D521])*([.A521]-[.A520])+[.E520]" office:value-type="float" office:value="-77751.7500000005" calcext:value-type="float">
            <text:p>-77751.8</text:p>
          </table:table-cell>
          <table:table-cell table:formula="of:=[.E521]/3600" office:value-type="float" office:value="-21.5977083333335" calcext:value-type="float">
            <text:p>-21.6</text:p>
          </table:table-cell>
        </table:table-row>
        <table:table-row table:style-name="ro2">
          <table:table-cell office:value-type="float" office:value="25997" calcext:value-type="float">
            <text:p>2599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22]*-1" office:value-type="float" office:value="-2.996" calcext:value-type="float">
            <text:p>-3.0</text:p>
          </table:table-cell>
          <table:table-cell table:formula="of:=([.D522])*([.A522]-[.A521])+[.E521]" office:value-type="float" office:value="-77901.5500000005" calcext:value-type="float">
            <text:p>-77901.6</text:p>
          </table:table-cell>
          <table:table-cell table:formula="of:=[.E522]/3600" office:value-type="float" office:value="-21.6393194444446" calcext:value-type="float">
            <text:p>-21.6</text:p>
          </table:table-cell>
        </table:table-row>
        <table:table-row table:style-name="ro2">
          <table:table-cell office:value-type="float" office:value="26047" calcext:value-type="float">
            <text:p>260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23]*-1" office:value-type="float" office:value="-2.996" calcext:value-type="float">
            <text:p>-3.0</text:p>
          </table:table-cell>
          <table:table-cell table:formula="of:=([.D523])*([.A523]-[.A522])+[.E522]" office:value-type="float" office:value="-78051.3500000005" calcext:value-type="float">
            <text:p>-78051.4</text:p>
          </table:table-cell>
          <table:table-cell table:formula="of:=[.E523]/3600" office:value-type="float" office:value="-21.6809305555557" calcext:value-type="float">
            <text:p>-21.7</text:p>
          </table:table-cell>
        </table:table-row>
        <table:table-row table:style-name="ro2">
          <table:table-cell office:value-type="float" office:value="26097" calcext:value-type="float">
            <text:p>2609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24]*-1" office:value-type="float" office:value="-2.996" calcext:value-type="float">
            <text:p>-3.0</text:p>
          </table:table-cell>
          <table:table-cell table:formula="of:=([.D524])*([.A524]-[.A523])+[.E523]" office:value-type="float" office:value="-78201.1500000005" calcext:value-type="float">
            <text:p>-78201.2</text:p>
          </table:table-cell>
          <table:table-cell table:formula="of:=[.E524]/3600" office:value-type="float" office:value="-21.7225416666668" calcext:value-type="float">
            <text:p>-21.7</text:p>
          </table:table-cell>
        </table:table-row>
        <table:table-row table:style-name="ro2">
          <table:table-cell office:value-type="float" office:value="26147" calcext:value-type="float">
            <text:p>261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25]*-1" office:value-type="float" office:value="-2.996" calcext:value-type="float">
            <text:p>-3.0</text:p>
          </table:table-cell>
          <table:table-cell table:formula="of:=([.D525])*([.A525]-[.A524])+[.E524]" office:value-type="float" office:value="-78350.9500000005" calcext:value-type="float">
            <text:p>-78351.0</text:p>
          </table:table-cell>
          <table:table-cell table:formula="of:=[.E525]/3600" office:value-type="float" office:value="-21.7641527777779" calcext:value-type="float">
            <text:p>-21.8</text:p>
          </table:table-cell>
        </table:table-row>
        <table:table-row table:style-name="ro2">
          <table:table-cell office:value-type="float" office:value="26197" calcext:value-type="float">
            <text:p>2619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26]*-1" office:value-type="float" office:value="-2.996" calcext:value-type="float">
            <text:p>-3.0</text:p>
          </table:table-cell>
          <table:table-cell table:formula="of:=([.D526])*([.A526]-[.A525])+[.E525]" office:value-type="float" office:value="-78500.7500000005" calcext:value-type="float">
            <text:p>-78500.8</text:p>
          </table:table-cell>
          <table:table-cell table:formula="of:=[.E526]/3600" office:value-type="float" office:value="-21.805763888889" calcext:value-type="float">
            <text:p>-21.8</text:p>
          </table:table-cell>
        </table:table-row>
        <table:table-row table:style-name="ro2">
          <table:table-cell office:value-type="float" office:value="26247" calcext:value-type="float">
            <text:p>262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27]*-1" office:value-type="float" office:value="-2.996" calcext:value-type="float">
            <text:p>-3.0</text:p>
          </table:table-cell>
          <table:table-cell table:formula="of:=([.D527])*([.A527]-[.A526])+[.E526]" office:value-type="float" office:value="-78650.5500000005" calcext:value-type="float">
            <text:p>-78650.6</text:p>
          </table:table-cell>
          <table:table-cell table:formula="of:=[.E527]/3600" office:value-type="float" office:value="-21.8473750000001" calcext:value-type="float">
            <text:p>-21.8</text:p>
          </table:table-cell>
        </table:table-row>
        <table:table-row table:style-name="ro2">
          <table:table-cell office:value-type="float" office:value="26297" calcext:value-type="float">
            <text:p>2629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28]*-1" office:value-type="float" office:value="-2.996" calcext:value-type="float">
            <text:p>-3.0</text:p>
          </table:table-cell>
          <table:table-cell table:formula="of:=([.D528])*([.A528]-[.A527])+[.E527]" office:value-type="float" office:value="-78800.3500000005" calcext:value-type="float">
            <text:p>-78800.4</text:p>
          </table:table-cell>
          <table:table-cell table:formula="of:=[.E528]/3600" office:value-type="float" office:value="-21.8889861111113" calcext:value-type="float">
            <text:p>-21.9</text:p>
          </table:table-cell>
        </table:table-row>
        <table:table-row table:style-name="ro2">
          <table:table-cell office:value-type="float" office:value="26347" calcext:value-type="float">
            <text:p>263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5" calcext:value-type="float">
            <text:p>3.0</text:p>
          </table:table-cell>
          <table:table-cell table:formula="of:=[.C529]*-1" office:value-type="float" office:value="-2.995" calcext:value-type="float">
            <text:p>-3.0</text:p>
          </table:table-cell>
          <table:table-cell table:formula="of:=([.D529])*([.A529]-[.A528])+[.E528]" office:value-type="float" office:value="-78950.1000000005" calcext:value-type="float">
            <text:p>-78950.1</text:p>
          </table:table-cell>
          <table:table-cell table:formula="of:=[.E529]/3600" office:value-type="float" office:value="-21.9305833333335" calcext:value-type="float">
            <text:p>-21.9</text:p>
          </table:table-cell>
        </table:table-row>
        <table:table-row table:style-name="ro2">
          <table:table-cell office:value-type="float" office:value="26397" calcext:value-type="float">
            <text:p>2639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30]*-1" office:value-type="float" office:value="-2.996" calcext:value-type="float">
            <text:p>-3.0</text:p>
          </table:table-cell>
          <table:table-cell table:formula="of:=([.D530])*([.A530]-[.A529])+[.E529]" office:value-type="float" office:value="-79099.9000000005" calcext:value-type="float">
            <text:p>-79099.9</text:p>
          </table:table-cell>
          <table:table-cell table:formula="of:=[.E530]/3600" office:value-type="float" office:value="-21.9721944444446" calcext:value-type="float">
            <text:p>-22.0</text:p>
          </table:table-cell>
        </table:table-row>
        <table:table-row table:style-name="ro2">
          <table:table-cell office:value-type="float" office:value="26447" calcext:value-type="float">
            <text:p>264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7" calcext:value-type="float">
            <text:p>3.0</text:p>
          </table:table-cell>
          <table:table-cell table:formula="of:=[.C531]*-1" office:value-type="float" office:value="-2.997" calcext:value-type="float">
            <text:p>-3.0</text:p>
          </table:table-cell>
          <table:table-cell table:formula="of:=([.D531])*([.A531]-[.A530])+[.E530]" office:value-type="float" office:value="-79249.7500000005" calcext:value-type="float">
            <text:p>-79249.8</text:p>
          </table:table-cell>
          <table:table-cell table:formula="of:=[.E531]/3600" office:value-type="float" office:value="-22.0138194444446" calcext:value-type="float">
            <text:p>-22.0</text:p>
          </table:table-cell>
        </table:table-row>
        <table:table-row table:style-name="ro2">
          <table:table-cell office:value-type="float" office:value="26497" calcext:value-type="float">
            <text:p>2649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32]*-1" office:value-type="float" office:value="-2.996" calcext:value-type="float">
            <text:p>-3.0</text:p>
          </table:table-cell>
          <table:table-cell table:formula="of:=([.D532])*([.A532]-[.A531])+[.E531]" office:value-type="float" office:value="-79399.5500000005" calcext:value-type="float">
            <text:p>-79399.6</text:p>
          </table:table-cell>
          <table:table-cell table:formula="of:=[.E532]/3600" office:value-type="float" office:value="-22.0554305555557" calcext:value-type="float">
            <text:p>-22.1</text:p>
          </table:table-cell>
        </table:table-row>
        <table:table-row table:style-name="ro2">
          <table:table-cell office:value-type="float" office:value="26547" calcext:value-type="float">
            <text:p>2654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33]*-1" office:value-type="float" office:value="-2.996" calcext:value-type="float">
            <text:p>-3.0</text:p>
          </table:table-cell>
          <table:table-cell table:formula="of:=([.D533])*([.A533]-[.A532])+[.E532]" office:value-type="float" office:value="-79549.3500000005" calcext:value-type="float">
            <text:p>-79549.4</text:p>
          </table:table-cell>
          <table:table-cell table:formula="of:=[.E533]/3600" office:value-type="float" office:value="-22.0970416666668" calcext:value-type="float">
            <text:p>-22.1</text:p>
          </table:table-cell>
        </table:table-row>
        <table:table-row table:style-name="ro2">
          <table:table-cell office:value-type="float" office:value="26597" calcext:value-type="float">
            <text:p>2659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34]*-1" office:value-type="float" office:value="-2.996" calcext:value-type="float">
            <text:p>-3.0</text:p>
          </table:table-cell>
          <table:table-cell table:formula="of:=([.D534])*([.A534]-[.A533])+[.E533]" office:value-type="float" office:value="-79699.1500000005" calcext:value-type="float">
            <text:p>-79699.2</text:p>
          </table:table-cell>
          <table:table-cell table:formula="of:=[.E534]/3600" office:value-type="float" office:value="-22.1386527777779" calcext:value-type="float">
            <text:p>-22.1</text:p>
          </table:table-cell>
        </table:table-row>
        <table:table-row table:style-name="ro2">
          <table:table-cell office:value-type="float" office:value="26647" calcext:value-type="float">
            <text:p>2664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35]*-1" office:value-type="float" office:value="-2.996" calcext:value-type="float">
            <text:p>-3.0</text:p>
          </table:table-cell>
          <table:table-cell table:formula="of:=([.D535])*([.A535]-[.A534])+[.E534]" office:value-type="float" office:value="-79848.9500000005" calcext:value-type="float">
            <text:p>-79849.0</text:p>
          </table:table-cell>
          <table:table-cell table:formula="of:=[.E535]/3600" office:value-type="float" office:value="-22.180263888889" calcext:value-type="float">
            <text:p>-22.2</text:p>
          </table:table-cell>
        </table:table-row>
        <table:table-row table:style-name="ro2">
          <table:table-cell office:value-type="float" office:value="26697" calcext:value-type="float">
            <text:p>26697</text:p>
          </table:table-cell>
          <table:table-cell office:value-type="float" office:value="3.67" calcext:value-type="float">
            <text:p>3.67</text:p>
          </table:table-cell>
          <table:table-cell office:value-type="float" office:value="2.996" calcext:value-type="float">
            <text:p>3.0</text:p>
          </table:table-cell>
          <table:table-cell table:formula="of:=[.C536]*-1" office:value-type="float" office:value="-2.996" calcext:value-type="float">
            <text:p>-3.0</text:p>
          </table:table-cell>
          <table:table-cell table:formula="of:=([.D536])*([.A536]-[.A535])+[.E535]" office:value-type="float" office:value="-79998.7500000005" calcext:value-type="float">
            <text:p>-79998.8</text:p>
          </table:table-cell>
          <table:table-cell table:formula="of:=[.E536]/3600" office:value-type="float" office:value="-22.2218750000001" calcext:value-type="float">
            <text:p>-22.2</text:p>
          </table:table-cell>
        </table:table-row>
        <table:table-row table:style-name="ro2">
          <table:table-cell office:value-type="float" office:value="26747" calcext:value-type="float">
            <text:p>2674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37]*-1" office:value-type="float" office:value="-2.996" calcext:value-type="float">
            <text:p>-3.0</text:p>
          </table:table-cell>
          <table:table-cell table:formula="of:=([.D537])*([.A537]-[.A536])+[.E536]" office:value-type="float" office:value="-80148.5500000005" calcext:value-type="float">
            <text:p>-80148.6</text:p>
          </table:table-cell>
          <table:table-cell table:formula="of:=[.E537]/3600" office:value-type="float" office:value="-22.2634861111113" calcext:value-type="float">
            <text:p>-22.3</text:p>
          </table:table-cell>
        </table:table-row>
        <table:table-row table:style-name="ro2">
          <table:table-cell office:value-type="float" office:value="26797" calcext:value-type="float">
            <text:p>2679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38]*-1" office:value-type="float" office:value="-2.996" calcext:value-type="float">
            <text:p>-3.0</text:p>
          </table:table-cell>
          <table:table-cell table:formula="of:=([.D538])*([.A538]-[.A537])+[.E537]" office:value-type="float" office:value="-80298.3500000005" calcext:value-type="float">
            <text:p>-80298.4</text:p>
          </table:table-cell>
          <table:table-cell table:formula="of:=[.E538]/3600" office:value-type="float" office:value="-22.3050972222224" calcext:value-type="float">
            <text:p>-22.3</text:p>
          </table:table-cell>
        </table:table-row>
        <table:table-row table:style-name="ro2">
          <table:table-cell office:value-type="float" office:value="26847" calcext:value-type="float">
            <text:p>2684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39]*-1" office:value-type="float" office:value="-2.996" calcext:value-type="float">
            <text:p>-3.0</text:p>
          </table:table-cell>
          <table:table-cell table:formula="of:=([.D539])*([.A539]-[.A538])+[.E538]" office:value-type="float" office:value="-80448.1500000005" calcext:value-type="float">
            <text:p>-80448.2</text:p>
          </table:table-cell>
          <table:table-cell table:formula="of:=[.E539]/3600" office:value-type="float" office:value="-22.3467083333335" calcext:value-type="float">
            <text:p>-22.3</text:p>
          </table:table-cell>
        </table:table-row>
        <table:table-row table:style-name="ro2">
          <table:table-cell office:value-type="float" office:value="26897" calcext:value-type="float">
            <text:p>2689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40]*-1" office:value-type="float" office:value="-2.996" calcext:value-type="float">
            <text:p>-3.0</text:p>
          </table:table-cell>
          <table:table-cell table:formula="of:=([.D540])*([.A540]-[.A539])+[.E539]" office:value-type="float" office:value="-80597.9500000005" calcext:value-type="float">
            <text:p>-80598.0</text:p>
          </table:table-cell>
          <table:table-cell table:formula="of:=[.E540]/3600" office:value-type="float" office:value="-22.3883194444446" calcext:value-type="float">
            <text:p>-22.4</text:p>
          </table:table-cell>
        </table:table-row>
        <table:table-row table:style-name="ro2">
          <table:table-cell office:value-type="float" office:value="26947" calcext:value-type="float">
            <text:p>2694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41]*-1" office:value-type="float" office:value="-2.996" calcext:value-type="float">
            <text:p>-3.0</text:p>
          </table:table-cell>
          <table:table-cell table:formula="of:=([.D541])*([.A541]-[.A540])+[.E540]" office:value-type="float" office:value="-80747.7500000005" calcext:value-type="float">
            <text:p>-80747.8</text:p>
          </table:table-cell>
          <table:table-cell table:formula="of:=[.E541]/3600" office:value-type="float" office:value="-22.4299305555557" calcext:value-type="float">
            <text:p>-22.4</text:p>
          </table:table-cell>
        </table:table-row>
        <table:table-row table:style-name="ro2">
          <table:table-cell office:value-type="float" office:value="26997" calcext:value-type="float">
            <text:p>2699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42]*-1" office:value-type="float" office:value="-2.996" calcext:value-type="float">
            <text:p>-3.0</text:p>
          </table:table-cell>
          <table:table-cell table:formula="of:=([.D542])*([.A542]-[.A541])+[.E541]" office:value-type="float" office:value="-80897.5500000005" calcext:value-type="float">
            <text:p>-80897.6</text:p>
          </table:table-cell>
          <table:table-cell table:formula="of:=[.E542]/3600" office:value-type="float" office:value="-22.4715416666668" calcext:value-type="float">
            <text:p>-22.5</text:p>
          </table:table-cell>
        </table:table-row>
        <table:table-row table:style-name="ro2">
          <table:table-cell office:value-type="float" office:value="27047" calcext:value-type="float">
            <text:p>2704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43]*-1" office:value-type="float" office:value="-2.996" calcext:value-type="float">
            <text:p>-3.0</text:p>
          </table:table-cell>
          <table:table-cell table:formula="of:=([.D543])*([.A543]-[.A542])+[.E542]" office:value-type="float" office:value="-81047.3500000006" calcext:value-type="float">
            <text:p>-81047.4</text:p>
          </table:table-cell>
          <table:table-cell table:formula="of:=[.E543]/3600" office:value-type="float" office:value="-22.5131527777779" calcext:value-type="float">
            <text:p>-22.5</text:p>
          </table:table-cell>
        </table:table-row>
        <table:table-row table:style-name="ro2">
          <table:table-cell office:value-type="float" office:value="27097" calcext:value-type="float">
            <text:p>2709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44]*-1" office:value-type="float" office:value="-2.996" calcext:value-type="float">
            <text:p>-3.0</text:p>
          </table:table-cell>
          <table:table-cell table:formula="of:=([.D544])*([.A544]-[.A543])+[.E543]" office:value-type="float" office:value="-81197.1500000005" calcext:value-type="float">
            <text:p>-81197.2</text:p>
          </table:table-cell>
          <table:table-cell table:formula="of:=[.E544]/3600" office:value-type="float" office:value="-22.554763888889" calcext:value-type="float">
            <text:p>-22.6</text:p>
          </table:table-cell>
        </table:table-row>
        <table:table-row table:style-name="ro2">
          <table:table-cell office:value-type="float" office:value="27147" calcext:value-type="float">
            <text:p>2714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45]*-1" office:value-type="float" office:value="-2.996" calcext:value-type="float">
            <text:p>-3.0</text:p>
          </table:table-cell>
          <table:table-cell table:formula="of:=([.D545])*([.A545]-[.A544])+[.E544]" office:value-type="float" office:value="-81346.9500000006" calcext:value-type="float">
            <text:p>-81347.0</text:p>
          </table:table-cell>
          <table:table-cell table:formula="of:=[.E545]/3600" office:value-type="float" office:value="-22.5963750000002" calcext:value-type="float">
            <text:p>-22.6</text:p>
          </table:table-cell>
        </table:table-row>
        <table:table-row table:style-name="ro2">
          <table:table-cell office:value-type="float" office:value="27197" calcext:value-type="float">
            <text:p>27197</text:p>
          </table:table-cell>
          <table:table-cell office:value-type="float" office:value="3.66" calcext:value-type="float">
            <text:p>3.66</text:p>
          </table:table-cell>
          <table:table-cell office:value-type="float" office:value="2.995" calcext:value-type="float">
            <text:p>3.0</text:p>
          </table:table-cell>
          <table:table-cell table:formula="of:=[.C546]*-1" office:value-type="float" office:value="-2.995" calcext:value-type="float">
            <text:p>-3.0</text:p>
          </table:table-cell>
          <table:table-cell table:formula="of:=([.D546])*([.A546]-[.A545])+[.E545]" office:value-type="float" office:value="-81496.7000000006" calcext:value-type="float">
            <text:p>-81496.7</text:p>
          </table:table-cell>
          <table:table-cell table:formula="of:=[.E546]/3600" office:value-type="float" office:value="-22.6379722222224" calcext:value-type="float">
            <text:p>-22.6</text:p>
          </table:table-cell>
        </table:table-row>
        <table:table-row table:style-name="ro2">
          <table:table-cell office:value-type="float" office:value="27247" calcext:value-type="float">
            <text:p>272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47]*-1" office:value-type="float" office:value="-2.996" calcext:value-type="float">
            <text:p>-3.0</text:p>
          </table:table-cell>
          <table:table-cell table:formula="of:=([.D547])*([.A547]-[.A546])+[.E546]" office:value-type="float" office:value="-81646.5000000006" calcext:value-type="float">
            <text:p>-81646.5</text:p>
          </table:table-cell>
          <table:table-cell table:formula="of:=[.E547]/3600" office:value-type="float" office:value="-22.6795833333335" calcext:value-type="float">
            <text:p>-22.7</text:p>
          </table:table-cell>
        </table:table-row>
        <table:table-row table:style-name="ro2">
          <table:table-cell office:value-type="float" office:value="27297" calcext:value-type="float">
            <text:p>2729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48]*-1" office:value-type="float" office:value="-2.996" calcext:value-type="float">
            <text:p>-3.0</text:p>
          </table:table-cell>
          <table:table-cell table:formula="of:=([.D548])*([.A548]-[.A547])+[.E547]" office:value-type="float" office:value="-81796.3000000006" calcext:value-type="float">
            <text:p>-81796.3</text:p>
          </table:table-cell>
          <table:table-cell table:formula="of:=[.E548]/3600" office:value-type="float" office:value="-22.7211944444446" calcext:value-type="float">
            <text:p>-22.7</text:p>
          </table:table-cell>
        </table:table-row>
        <table:table-row table:style-name="ro2">
          <table:table-cell office:value-type="float" office:value="27347" calcext:value-type="float">
            <text:p>273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7" calcext:value-type="float">
            <text:p>3.0</text:p>
          </table:table-cell>
          <table:table-cell table:formula="of:=[.C549]*-1" office:value-type="float" office:value="-2.997" calcext:value-type="float">
            <text:p>-3.0</text:p>
          </table:table-cell>
          <table:table-cell table:formula="of:=([.D549])*([.A549]-[.A548])+[.E548]" office:value-type="float" office:value="-81946.1500000006" calcext:value-type="float">
            <text:p>-81946.2</text:p>
          </table:table-cell>
          <table:table-cell table:formula="of:=[.E549]/3600" office:value-type="float" office:value="-22.7628194444446" calcext:value-type="float">
            <text:p>-22.8</text:p>
          </table:table-cell>
        </table:table-row>
        <table:table-row table:style-name="ro2">
          <table:table-cell office:value-type="float" office:value="27397" calcext:value-type="float">
            <text:p>273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50]*-1" office:value-type="float" office:value="-2.996" calcext:value-type="float">
            <text:p>-3.0</text:p>
          </table:table-cell>
          <table:table-cell table:formula="of:=([.D550])*([.A550]-[.A549])+[.E549]" office:value-type="float" office:value="-82095.9500000006" calcext:value-type="float">
            <text:p>-82096.0</text:p>
          </table:table-cell>
          <table:table-cell table:formula="of:=[.E550]/3600" office:value-type="float" office:value="-22.8044305555557" calcext:value-type="float">
            <text:p>-22.8</text:p>
          </table:table-cell>
        </table:table-row>
        <table:table-row table:style-name="ro2">
          <table:table-cell office:value-type="float" office:value="27447" calcext:value-type="float">
            <text:p>274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5" calcext:value-type="float">
            <text:p>3.0</text:p>
          </table:table-cell>
          <table:table-cell table:formula="of:=[.C551]*-1" office:value-type="float" office:value="-2.995" calcext:value-type="float">
            <text:p>-3.0</text:p>
          </table:table-cell>
          <table:table-cell table:formula="of:=([.D551])*([.A551]-[.A550])+[.E550]" office:value-type="float" office:value="-82245.7000000006" calcext:value-type="float">
            <text:p>-82245.7</text:p>
          </table:table-cell>
          <table:table-cell table:formula="of:=[.E551]/3600" office:value-type="float" office:value="-22.8460277777779" calcext:value-type="float">
            <text:p>-22.8</text:p>
          </table:table-cell>
        </table:table-row>
        <table:table-row table:style-name="ro2">
          <table:table-cell office:value-type="float" office:value="27497" calcext:value-type="float">
            <text:p>274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52]*-1" office:value-type="float" office:value="-2.996" calcext:value-type="float">
            <text:p>-3.0</text:p>
          </table:table-cell>
          <table:table-cell table:formula="of:=([.D552])*([.A552]-[.A551])+[.E551]" office:value-type="float" office:value="-82395.5000000006" calcext:value-type="float">
            <text:p>-82395.5</text:p>
          </table:table-cell>
          <table:table-cell table:formula="of:=[.E552]/3600" office:value-type="float" office:value="-22.887638888889" calcext:value-type="float">
            <text:p>-22.9</text:p>
          </table:table-cell>
        </table:table-row>
        <table:table-row table:style-name="ro2">
          <table:table-cell office:value-type="float" office:value="27547" calcext:value-type="float">
            <text:p>27547</text:p>
          </table:table-cell>
          <table:table-cell office:value-type="float" office:value="3.66" calcext:value-type="float">
            <text:p>3.66</text:p>
          </table:table-cell>
          <table:table-cell office:value-type="float" office:value="2.995" calcext:value-type="float">
            <text:p>3.0</text:p>
          </table:table-cell>
          <table:table-cell table:formula="of:=[.C553]*-1" office:value-type="float" office:value="-2.995" calcext:value-type="float">
            <text:p>-3.0</text:p>
          </table:table-cell>
          <table:table-cell table:formula="of:=([.D553])*([.A553]-[.A552])+[.E552]" office:value-type="float" office:value="-82545.2500000006" calcext:value-type="float">
            <text:p>-82545.3</text:p>
          </table:table-cell>
          <table:table-cell table:formula="of:=[.E553]/3600" office:value-type="float" office:value="-22.9292361111113" calcext:value-type="float">
            <text:p>-22.9</text:p>
          </table:table-cell>
        </table:table-row>
        <table:table-row table:style-name="ro2">
          <table:table-cell office:value-type="float" office:value="27597" calcext:value-type="float">
            <text:p>275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54]*-1" office:value-type="float" office:value="-2.996" calcext:value-type="float">
            <text:p>-3.0</text:p>
          </table:table-cell>
          <table:table-cell table:formula="of:=([.D554])*([.A554]-[.A553])+[.E553]" office:value-type="float" office:value="-82695.0500000006" calcext:value-type="float">
            <text:p>-82695.1</text:p>
          </table:table-cell>
          <table:table-cell table:formula="of:=[.E554]/3600" office:value-type="float" office:value="-22.9708472222224" calcext:value-type="float">
            <text:p>-23.0</text:p>
          </table:table-cell>
        </table:table-row>
        <table:table-row table:style-name="ro2">
          <table:table-cell office:value-type="float" office:value="27647" calcext:value-type="float">
            <text:p>276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55]*-1" office:value-type="float" office:value="-2.996" calcext:value-type="float">
            <text:p>-3.0</text:p>
          </table:table-cell>
          <table:table-cell table:formula="of:=([.D555])*([.A555]-[.A554])+[.E554]" office:value-type="float" office:value="-82844.8500000006" calcext:value-type="float">
            <text:p>-82844.9</text:p>
          </table:table-cell>
          <table:table-cell table:formula="of:=[.E555]/3600" office:value-type="float" office:value="-23.0124583333335" calcext:value-type="float">
            <text:p>-23.0</text:p>
          </table:table-cell>
        </table:table-row>
        <table:table-row table:style-name="ro2">
          <table:table-cell office:value-type="float" office:value="27697" calcext:value-type="float">
            <text:p>2769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56]*-1" office:value-type="float" office:value="-2.996" calcext:value-type="float">
            <text:p>-3.0</text:p>
          </table:table-cell>
          <table:table-cell table:formula="of:=([.D556])*([.A556]-[.A555])+[.E555]" office:value-type="float" office:value="-82994.6500000006" calcext:value-type="float">
            <text:p>-82994.7</text:p>
          </table:table-cell>
          <table:table-cell table:formula="of:=[.E556]/3600" office:value-type="float" office:value="-23.0540694444446" calcext:value-type="float">
            <text:p>-23.1</text:p>
          </table:table-cell>
        </table:table-row>
        <table:table-row table:style-name="ro2">
          <table:table-cell office:value-type="float" office:value="27747" calcext:value-type="float">
            <text:p>27747</text:p>
          </table:table-cell>
          <table:table-cell office:value-type="float" office:value="3.66" calcext:value-type="float">
            <text:p>3.66</text:p>
          </table:table-cell>
          <table:table-cell office:value-type="float" office:value="2.996" calcext:value-type="float">
            <text:p>3.0</text:p>
          </table:table-cell>
          <table:table-cell table:formula="of:=[.C557]*-1" office:value-type="float" office:value="-2.996" calcext:value-type="float">
            <text:p>-3.0</text:p>
          </table:table-cell>
          <table:table-cell table:formula="of:=([.D557])*([.A557]-[.A556])+[.E556]" office:value-type="float" office:value="-83144.4500000006" calcext:value-type="float">
            <text:p>-83144.5</text:p>
          </table:table-cell>
          <table:table-cell table:formula="of:=[.E557]/3600" office:value-type="float" office:value="-23.0956805555557" calcext:value-type="float">
            <text:p>-23.1</text:p>
          </table:table-cell>
        </table:table-row>
        <table:table-row table:style-name="ro2">
          <table:table-cell office:value-type="float" office:value="27797" calcext:value-type="float">
            <text:p>277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58]*-1" office:value-type="float" office:value="-2.996" calcext:value-type="float">
            <text:p>-3.0</text:p>
          </table:table-cell>
          <table:table-cell table:formula="of:=([.D558])*([.A558]-[.A557])+[.E557]" office:value-type="float" office:value="-83294.2500000006" calcext:value-type="float">
            <text:p>-83294.3</text:p>
          </table:table-cell>
          <table:table-cell table:formula="of:=[.E558]/3600" office:value-type="float" office:value="-23.1372916666668" calcext:value-type="float">
            <text:p>-23.1</text:p>
          </table:table-cell>
        </table:table-row>
        <table:table-row table:style-name="ro2">
          <table:table-cell office:value-type="float" office:value="27847" calcext:value-type="float">
            <text:p>278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5" calcext:value-type="float">
            <text:p>3.0</text:p>
          </table:table-cell>
          <table:table-cell table:formula="of:=[.C559]*-1" office:value-type="float" office:value="-2.995" calcext:value-type="float">
            <text:p>-3.0</text:p>
          </table:table-cell>
          <table:table-cell table:formula="of:=([.D559])*([.A559]-[.A558])+[.E558]" office:value-type="float" office:value="-83444.0000000006" calcext:value-type="float">
            <text:p>-83444.0</text:p>
          </table:table-cell>
          <table:table-cell table:formula="of:=[.E559]/3600" office:value-type="float" office:value="-23.178888888889" calcext:value-type="float">
            <text:p>-23.2</text:p>
          </table:table-cell>
        </table:table-row>
        <table:table-row table:style-name="ro2">
          <table:table-cell office:value-type="float" office:value="27897" calcext:value-type="float">
            <text:p>278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60]*-1" office:value-type="float" office:value="-2.996" calcext:value-type="float">
            <text:p>-3.0</text:p>
          </table:table-cell>
          <table:table-cell table:formula="of:=([.D560])*([.A560]-[.A559])+[.E559]" office:value-type="float" office:value="-83593.8000000006" calcext:value-type="float">
            <text:p>-83593.8</text:p>
          </table:table-cell>
          <table:table-cell table:formula="of:=[.E560]/3600" office:value-type="float" office:value="-23.2205000000002" calcext:value-type="float">
            <text:p>-23.2</text:p>
          </table:table-cell>
        </table:table-row>
        <table:table-row table:style-name="ro2">
          <table:table-cell office:value-type="float" office:value="27947" calcext:value-type="float">
            <text:p>279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5" calcext:value-type="float">
            <text:p>3.0</text:p>
          </table:table-cell>
          <table:table-cell table:formula="of:=[.C561]*-1" office:value-type="float" office:value="-2.995" calcext:value-type="float">
            <text:p>-3.0</text:p>
          </table:table-cell>
          <table:table-cell table:formula="of:=([.D561])*([.A561]-[.A560])+[.E560]" office:value-type="float" office:value="-83743.5500000006" calcext:value-type="float">
            <text:p>-83743.6</text:p>
          </table:table-cell>
          <table:table-cell table:formula="of:=[.E561]/3600" office:value-type="float" office:value="-23.2620972222224" calcext:value-type="float">
            <text:p>-23.3</text:p>
          </table:table-cell>
        </table:table-row>
        <table:table-row table:style-name="ro2">
          <table:table-cell office:value-type="float" office:value="27997" calcext:value-type="float">
            <text:p>279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62]*-1" office:value-type="float" office:value="-2.996" calcext:value-type="float">
            <text:p>-3.0</text:p>
          </table:table-cell>
          <table:table-cell table:formula="of:=([.D562])*([.A562]-[.A561])+[.E561]" office:value-type="float" office:value="-83893.3500000006" calcext:value-type="float">
            <text:p>-83893.4</text:p>
          </table:table-cell>
          <table:table-cell table:formula="of:=[.E562]/3600" office:value-type="float" office:value="-23.3037083333335" calcext:value-type="float">
            <text:p>-23.3</text:p>
          </table:table-cell>
        </table:table-row>
        <table:table-row table:style-name="ro2">
          <table:table-cell office:value-type="float" office:value="28047" calcext:value-type="float">
            <text:p>280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63]*-1" office:value-type="float" office:value="-2.996" calcext:value-type="float">
            <text:p>-3.0</text:p>
          </table:table-cell>
          <table:table-cell table:formula="of:=([.D563])*([.A563]-[.A562])+[.E562]" office:value-type="float" office:value="-84043.1500000006" calcext:value-type="float">
            <text:p>-84043.2</text:p>
          </table:table-cell>
          <table:table-cell table:formula="of:=[.E563]/3600" office:value-type="float" office:value="-23.3453194444446" calcext:value-type="float">
            <text:p>-23.3</text:p>
          </table:table-cell>
        </table:table-row>
        <table:table-row table:style-name="ro2">
          <table:table-cell office:value-type="float" office:value="28097" calcext:value-type="float">
            <text:p>280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64]*-1" office:value-type="float" office:value="-2.996" calcext:value-type="float">
            <text:p>-3.0</text:p>
          </table:table-cell>
          <table:table-cell table:formula="of:=([.D564])*([.A564]-[.A563])+[.E563]" office:value-type="float" office:value="-84192.9500000006" calcext:value-type="float">
            <text:p>-84193.0</text:p>
          </table:table-cell>
          <table:table-cell table:formula="of:=[.E564]/3600" office:value-type="float" office:value="-23.3869305555557" calcext:value-type="float">
            <text:p>-23.4</text:p>
          </table:table-cell>
        </table:table-row>
        <table:table-row table:style-name="ro2">
          <table:table-cell office:value-type="float" office:value="28147" calcext:value-type="float">
            <text:p>281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65]*-1" office:value-type="float" office:value="-2.996" calcext:value-type="float">
            <text:p>-3.0</text:p>
          </table:table-cell>
          <table:table-cell table:formula="of:=([.D565])*([.A565]-[.A564])+[.E564]" office:value-type="float" office:value="-84342.7500000006" calcext:value-type="float">
            <text:p>-84342.8</text:p>
          </table:table-cell>
          <table:table-cell table:formula="of:=[.E565]/3600" office:value-type="float" office:value="-23.4285416666668" calcext:value-type="float">
            <text:p>-23.4</text:p>
          </table:table-cell>
        </table:table-row>
        <table:table-row table:style-name="ro2">
          <table:table-cell office:value-type="float" office:value="28197" calcext:value-type="float">
            <text:p>281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5" calcext:value-type="float">
            <text:p>3.0</text:p>
          </table:table-cell>
          <table:table-cell table:formula="of:=[.C566]*-1" office:value-type="float" office:value="-2.995" calcext:value-type="float">
            <text:p>-3.0</text:p>
          </table:table-cell>
          <table:table-cell table:formula="of:=([.D566])*([.A566]-[.A565])+[.E565]" office:value-type="float" office:value="-84492.5000000006" calcext:value-type="float">
            <text:p>-84492.5</text:p>
          </table:table-cell>
          <table:table-cell table:formula="of:=[.E566]/3600" office:value-type="float" office:value="-23.4701388888891" calcext:value-type="float">
            <text:p>-23.5</text:p>
          </table:table-cell>
        </table:table-row>
        <table:table-row table:style-name="ro2">
          <table:table-cell office:value-type="float" office:value="28247" calcext:value-type="float">
            <text:p>2824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67]*-1" office:value-type="float" office:value="-2.996" calcext:value-type="float">
            <text:p>-3.0</text:p>
          </table:table-cell>
          <table:table-cell table:formula="of:=([.D567])*([.A567]-[.A566])+[.E566]" office:value-type="float" office:value="-84642.3000000006" calcext:value-type="float">
            <text:p>-84642.3</text:p>
          </table:table-cell>
          <table:table-cell table:formula="of:=[.E567]/3600" office:value-type="float" office:value="-23.5117500000002" calcext:value-type="float">
            <text:p>-23.5</text:p>
          </table:table-cell>
        </table:table-row>
        <table:table-row table:style-name="ro2">
          <table:table-cell office:value-type="float" office:value="28297" calcext:value-type="float">
            <text:p>282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68]*-1" office:value-type="float" office:value="-2.996" calcext:value-type="float">
            <text:p>-3.0</text:p>
          </table:table-cell>
          <table:table-cell table:formula="of:=([.D568])*([.A568]-[.A567])+[.E567]" office:value-type="float" office:value="-84792.1000000006" calcext:value-type="float">
            <text:p>-84792.1</text:p>
          </table:table-cell>
          <table:table-cell table:formula="of:=[.E568]/3600" office:value-type="float" office:value="-23.5533611111113" calcext:value-type="float">
            <text:p>-23.6</text:p>
          </table:table-cell>
        </table:table-row>
        <table:table-row table:style-name="ro2">
          <table:table-cell office:value-type="float" office:value="28347" calcext:value-type="float">
            <text:p>283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69]*-1" office:value-type="float" office:value="-2.995" calcext:value-type="float">
            <text:p>-3.0</text:p>
          </table:table-cell>
          <table:table-cell table:formula="of:=([.D569])*([.A569]-[.A568])+[.E568]" office:value-type="float" office:value="-84941.8500000006" calcext:value-type="float">
            <text:p>-84941.9</text:p>
          </table:table-cell>
          <table:table-cell table:formula="of:=[.E569]/3600" office:value-type="float" office:value="-23.5949583333335" calcext:value-type="float">
            <text:p>-23.6</text:p>
          </table:table-cell>
        </table:table-row>
        <table:table-row table:style-name="ro2">
          <table:table-cell office:value-type="float" office:value="28397" calcext:value-type="float">
            <text:p>283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70]*-1" office:value-type="float" office:value="-2.995" calcext:value-type="float">
            <text:p>-3.0</text:p>
          </table:table-cell>
          <table:table-cell table:formula="of:=([.D570])*([.A570]-[.A569])+[.E569]" office:value-type="float" office:value="-85091.6000000006" calcext:value-type="float">
            <text:p>-85091.6</text:p>
          </table:table-cell>
          <table:table-cell table:formula="of:=[.E570]/3600" office:value-type="float" office:value="-23.6365555555557" calcext:value-type="float">
            <text:p>-23.6</text:p>
          </table:table-cell>
        </table:table-row>
        <table:table-row table:style-name="ro2">
          <table:table-cell office:value-type="float" office:value="28447" calcext:value-type="float">
            <text:p>284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71]*-1" office:value-type="float" office:value="-2.995" calcext:value-type="float">
            <text:p>-3.0</text:p>
          </table:table-cell>
          <table:table-cell table:formula="of:=([.D571])*([.A571]-[.A570])+[.E570]" office:value-type="float" office:value="-85241.3500000006" calcext:value-type="float">
            <text:p>-85241.4</text:p>
          </table:table-cell>
          <table:table-cell table:formula="of:=[.E571]/3600" office:value-type="float" office:value="-23.6781527777779" calcext:value-type="float">
            <text:p>-23.7</text:p>
          </table:table-cell>
        </table:table-row>
        <table:table-row table:style-name="ro2">
          <table:table-cell office:value-type="float" office:value="28497" calcext:value-type="float">
            <text:p>28497</text:p>
          </table:table-cell>
          <table:table-cell office:value-type="float" office:value="3.65" calcext:value-type="float">
            <text:p>3.65</text:p>
          </table:table-cell>
          <table:table-cell office:value-type="float" office:value="2.996" calcext:value-type="float">
            <text:p>3.0</text:p>
          </table:table-cell>
          <table:table-cell table:formula="of:=[.C572]*-1" office:value-type="float" office:value="-2.996" calcext:value-type="float">
            <text:p>-3.0</text:p>
          </table:table-cell>
          <table:table-cell table:formula="of:=([.D572])*([.A572]-[.A571])+[.E571]" office:value-type="float" office:value="-85391.1500000006" calcext:value-type="float">
            <text:p>-85391.2</text:p>
          </table:table-cell>
          <table:table-cell table:formula="of:=[.E572]/3600" office:value-type="float" office:value="-23.7197638888891" calcext:value-type="float">
            <text:p>-23.7</text:p>
          </table:table-cell>
        </table:table-row>
        <table:table-row table:style-name="ro2">
          <table:table-cell office:value-type="float" office:value="28547" calcext:value-type="float">
            <text:p>285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73]*-1" office:value-type="float" office:value="-2.995" calcext:value-type="float">
            <text:p>-3.0</text:p>
          </table:table-cell>
          <table:table-cell table:formula="of:=([.D573])*([.A573]-[.A572])+[.E572]" office:value-type="float" office:value="-85540.9000000006" calcext:value-type="float">
            <text:p>-85540.9</text:p>
          </table:table-cell>
          <table:table-cell table:formula="of:=[.E573]/3600" office:value-type="float" office:value="-23.7613611111113" calcext:value-type="float">
            <text:p>-23.8</text:p>
          </table:table-cell>
        </table:table-row>
        <table:table-row table:style-name="ro2">
          <table:table-cell office:value-type="float" office:value="28597" calcext:value-type="float">
            <text:p>285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74]*-1" office:value-type="float" office:value="-2.995" calcext:value-type="float">
            <text:p>-3.0</text:p>
          </table:table-cell>
          <table:table-cell table:formula="of:=([.D574])*([.A574]-[.A573])+[.E573]" office:value-type="float" office:value="-85690.6500000006" calcext:value-type="float">
            <text:p>-85690.7</text:p>
          </table:table-cell>
          <table:table-cell table:formula="of:=[.E574]/3600" office:value-type="float" office:value="-23.8029583333335" calcext:value-type="float">
            <text:p>-23.8</text:p>
          </table:table-cell>
        </table:table-row>
        <table:table-row table:style-name="ro2">
          <table:table-cell office:value-type="float" office:value="28647" calcext:value-type="float">
            <text:p>286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75]*-1" office:value-type="float" office:value="-2.996" calcext:value-type="float">
            <text:p>-3.0</text:p>
          </table:table-cell>
          <table:table-cell table:formula="of:=([.D575])*([.A575]-[.A574])+[.E574]" office:value-type="float" office:value="-85840.4500000006" calcext:value-type="float">
            <text:p>-85840.5</text:p>
          </table:table-cell>
          <table:table-cell table:formula="of:=[.E575]/3600" office:value-type="float" office:value="-23.8445694444446" calcext:value-type="float">
            <text:p>-23.8</text:p>
          </table:table-cell>
        </table:table-row>
        <table:table-row table:style-name="ro2">
          <table:table-cell office:value-type="float" office:value="28697" calcext:value-type="float">
            <text:p>286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76]*-1" office:value-type="float" office:value="-2.995" calcext:value-type="float">
            <text:p>-3.0</text:p>
          </table:table-cell>
          <table:table-cell table:formula="of:=([.D576])*([.A576]-[.A575])+[.E575]" office:value-type="float" office:value="-85990.2000000006" calcext:value-type="float">
            <text:p>-85990.2</text:p>
          </table:table-cell>
          <table:table-cell table:formula="of:=[.E576]/3600" office:value-type="float" office:value="-23.8861666666668" calcext:value-type="float">
            <text:p>-23.9</text:p>
          </table:table-cell>
        </table:table-row>
        <table:table-row table:style-name="ro2">
          <table:table-cell office:value-type="float" office:value="28747" calcext:value-type="float">
            <text:p>287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77]*-1" office:value-type="float" office:value="-2.996" calcext:value-type="float">
            <text:p>-3.0</text:p>
          </table:table-cell>
          <table:table-cell table:formula="of:=([.D577])*([.A577]-[.A576])+[.E576]" office:value-type="float" office:value="-86140.0000000006" calcext:value-type="float">
            <text:p>-86140.0</text:p>
          </table:table-cell>
          <table:table-cell table:formula="of:=[.E577]/3600" office:value-type="float" office:value="-23.9277777777779" calcext:value-type="float">
            <text:p>-23.9</text:p>
          </table:table-cell>
        </table:table-row>
        <table:table-row table:style-name="ro2">
          <table:table-cell office:value-type="float" office:value="28797" calcext:value-type="float">
            <text:p>287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78]*-1" office:value-type="float" office:value="-2.996" calcext:value-type="float">
            <text:p>-3.0</text:p>
          </table:table-cell>
          <table:table-cell table:formula="of:=([.D578])*([.A578]-[.A577])+[.E577]" office:value-type="float" office:value="-86289.8000000006" calcext:value-type="float">
            <text:p>-86289.8</text:p>
          </table:table-cell>
          <table:table-cell table:formula="of:=[.E578]/3600" office:value-type="float" office:value="-23.9693888888891" calcext:value-type="float">
            <text:p>-24.0</text:p>
          </table:table-cell>
        </table:table-row>
        <table:table-row table:style-name="ro2">
          <table:table-cell office:value-type="float" office:value="28847" calcext:value-type="float">
            <text:p>288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79]*-1" office:value-type="float" office:value="-2.996" calcext:value-type="float">
            <text:p>-3.0</text:p>
          </table:table-cell>
          <table:table-cell table:formula="of:=([.D579])*([.A579]-[.A578])+[.E578]" office:value-type="float" office:value="-86439.6000000006" calcext:value-type="float">
            <text:p>-86439.6</text:p>
          </table:table-cell>
          <table:table-cell table:formula="of:=[.E579]/3600" office:value-type="float" office:value="-24.0110000000002" calcext:value-type="float">
            <text:p>-24.0</text:p>
          </table:table-cell>
        </table:table-row>
        <table:table-row table:style-name="ro2">
          <table:table-cell office:value-type="float" office:value="28897" calcext:value-type="float">
            <text:p>288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80]*-1" office:value-type="float" office:value="-2.996" calcext:value-type="float">
            <text:p>-3.0</text:p>
          </table:table-cell>
          <table:table-cell table:formula="of:=([.D580])*([.A580]-[.A579])+[.E579]" office:value-type="float" office:value="-86589.4000000006" calcext:value-type="float">
            <text:p>-86589.4</text:p>
          </table:table-cell>
          <table:table-cell table:formula="of:=[.E580]/3600" office:value-type="float" office:value="-24.0526111111113" calcext:value-type="float">
            <text:p>-24.1</text:p>
          </table:table-cell>
        </table:table-row>
        <table:table-row table:style-name="ro2">
          <table:table-cell office:value-type="float" office:value="28947" calcext:value-type="float">
            <text:p>289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7" calcext:value-type="float">
            <text:p>3.0</text:p>
          </table:table-cell>
          <table:table-cell table:formula="of:=[.C581]*-1" office:value-type="float" office:value="-2.997" calcext:value-type="float">
            <text:p>-3.0</text:p>
          </table:table-cell>
          <table:table-cell table:formula="of:=([.D581])*([.A581]-[.A580])+[.E580]" office:value-type="float" office:value="-86739.2500000006" calcext:value-type="float">
            <text:p>-86739.3</text:p>
          </table:table-cell>
          <table:table-cell table:formula="of:=[.E581]/3600" office:value-type="float" office:value="-24.0942361111113" calcext:value-type="float">
            <text:p>-24.1</text:p>
          </table:table-cell>
        </table:table-row>
        <table:table-row table:style-name="ro2">
          <table:table-cell office:value-type="float" office:value="28997" calcext:value-type="float">
            <text:p>289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82]*-1" office:value-type="float" office:value="-2.996" calcext:value-type="float">
            <text:p>-3.0</text:p>
          </table:table-cell>
          <table:table-cell table:formula="of:=([.D582])*([.A582]-[.A581])+[.E581]" office:value-type="float" office:value="-86889.0500000006" calcext:value-type="float">
            <text:p>-86889.1</text:p>
          </table:table-cell>
          <table:table-cell table:formula="of:=[.E582]/3600" office:value-type="float" office:value="-24.1358472222224" calcext:value-type="float">
            <text:p>-24.1</text:p>
          </table:table-cell>
        </table:table-row>
        <table:table-row table:style-name="ro2">
          <table:table-cell office:value-type="float" office:value="29047" calcext:value-type="float">
            <text:p>290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83]*-1" office:value-type="float" office:value="-2.996" calcext:value-type="float">
            <text:p>-3.0</text:p>
          </table:table-cell>
          <table:table-cell table:formula="of:=([.D583])*([.A583]-[.A582])+[.E582]" office:value-type="float" office:value="-87038.8500000006" calcext:value-type="float">
            <text:p>-87038.9</text:p>
          </table:table-cell>
          <table:table-cell table:formula="of:=[.E583]/3600" office:value-type="float" office:value="-24.1774583333335" calcext:value-type="float">
            <text:p>-24.2</text:p>
          </table:table-cell>
        </table:table-row>
        <table:table-row table:style-name="ro2">
          <table:table-cell office:value-type="float" office:value="29097" calcext:value-type="float">
            <text:p>290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84]*-1" office:value-type="float" office:value="-2.996" calcext:value-type="float">
            <text:p>-3.0</text:p>
          </table:table-cell>
          <table:table-cell table:formula="of:=([.D584])*([.A584]-[.A583])+[.E583]" office:value-type="float" office:value="-87188.6500000006" calcext:value-type="float">
            <text:p>-87188.7</text:p>
          </table:table-cell>
          <table:table-cell table:formula="of:=[.E584]/3600" office:value-type="float" office:value="-24.2190694444446" calcext:value-type="float">
            <text:p>-24.2</text:p>
          </table:table-cell>
        </table:table-row>
        <table:table-row table:style-name="ro2">
          <table:table-cell office:value-type="float" office:value="29147" calcext:value-type="float">
            <text:p>291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85]*-1" office:value-type="float" office:value="-2.996" calcext:value-type="float">
            <text:p>-3.0</text:p>
          </table:table-cell>
          <table:table-cell table:formula="of:=([.D585])*([.A585]-[.A584])+[.E584]" office:value-type="float" office:value="-87338.4500000006" calcext:value-type="float">
            <text:p>-87338.5</text:p>
          </table:table-cell>
          <table:table-cell table:formula="of:=[.E585]/3600" office:value-type="float" office:value="-24.2606805555557" calcext:value-type="float">
            <text:p>-24.3</text:p>
          </table:table-cell>
        </table:table-row>
        <table:table-row table:style-name="ro2">
          <table:table-cell office:value-type="float" office:value="29197" calcext:value-type="float">
            <text:p>291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86]*-1" office:value-type="float" office:value="-2.995" calcext:value-type="float">
            <text:p>-3.0</text:p>
          </table:table-cell>
          <table:table-cell table:formula="of:=([.D586])*([.A586]-[.A585])+[.E585]" office:value-type="float" office:value="-87488.2000000006" calcext:value-type="float">
            <text:p>-87488.2</text:p>
          </table:table-cell>
          <table:table-cell table:formula="of:=[.E586]/3600" office:value-type="float" office:value="-24.302277777778" calcext:value-type="float">
            <text:p>-24.3</text:p>
          </table:table-cell>
        </table:table-row>
        <table:table-row table:style-name="ro2">
          <table:table-cell office:value-type="float" office:value="29247" calcext:value-type="float">
            <text:p>292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87]*-1" office:value-type="float" office:value="-2.996" calcext:value-type="float">
            <text:p>-3.0</text:p>
          </table:table-cell>
          <table:table-cell table:formula="of:=([.D587])*([.A587]-[.A586])+[.E586]" office:value-type="float" office:value="-87638.0000000006" calcext:value-type="float">
            <text:p>-87638.0</text:p>
          </table:table-cell>
          <table:table-cell table:formula="of:=[.E587]/3600" office:value-type="float" office:value="-24.3438888888891" calcext:value-type="float">
            <text:p>-24.3</text:p>
          </table:table-cell>
        </table:table-row>
        <table:table-row table:style-name="ro2">
          <table:table-cell office:value-type="float" office:value="29297" calcext:value-type="float">
            <text:p>292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88]*-1" office:value-type="float" office:value="-2.996" calcext:value-type="float">
            <text:p>-3.0</text:p>
          </table:table-cell>
          <table:table-cell table:formula="of:=([.D588])*([.A588]-[.A587])+[.E587]" office:value-type="float" office:value="-87787.8000000007" calcext:value-type="float">
            <text:p>-87787.8</text:p>
          </table:table-cell>
          <table:table-cell table:formula="of:=[.E588]/3600" office:value-type="float" office:value="-24.3855000000002" calcext:value-type="float">
            <text:p>-24.4</text:p>
          </table:table-cell>
        </table:table-row>
        <table:table-row table:style-name="ro2">
          <table:table-cell office:value-type="float" office:value="29347" calcext:value-type="float">
            <text:p>293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89]*-1" office:value-type="float" office:value="-2.995" calcext:value-type="float">
            <text:p>-3.0</text:p>
          </table:table-cell>
          <table:table-cell table:formula="of:=([.D589])*([.A589]-[.A588])+[.E588]" office:value-type="float" office:value="-87937.5500000007" calcext:value-type="float">
            <text:p>-87937.6</text:p>
          </table:table-cell>
          <table:table-cell table:formula="of:=[.E589]/3600" office:value-type="float" office:value="-24.4270972222224" calcext:value-type="float">
            <text:p>-24.4</text:p>
          </table:table-cell>
        </table:table-row>
        <table:table-row table:style-name="ro2">
          <table:table-cell office:value-type="float" office:value="29397" calcext:value-type="float">
            <text:p>293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7" calcext:value-type="float">
            <text:p>3.0</text:p>
          </table:table-cell>
          <table:table-cell table:formula="of:=[.C590]*-1" office:value-type="float" office:value="-2.997" calcext:value-type="float">
            <text:p>-3.0</text:p>
          </table:table-cell>
          <table:table-cell table:formula="of:=([.D590])*([.A590]-[.A589])+[.E589]" office:value-type="float" office:value="-88087.4000000006" calcext:value-type="float">
            <text:p>-88087.4</text:p>
          </table:table-cell>
          <table:table-cell table:formula="of:=[.E590]/3600" office:value-type="float" office:value="-24.4687222222224" calcext:value-type="float">
            <text:p>-24.5</text:p>
          </table:table-cell>
        </table:table-row>
        <table:table-row table:style-name="ro2">
          <table:table-cell office:value-type="float" office:value="29447" calcext:value-type="float">
            <text:p>2944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591]*-1" office:value-type="float" office:value="-2.996" calcext:value-type="float">
            <text:p>-3.0</text:p>
          </table:table-cell>
          <table:table-cell table:formula="of:=([.D591])*([.A591]-[.A590])+[.E590]" office:value-type="float" office:value="-88237.2000000007" calcext:value-type="float">
            <text:p>-88237.2</text:p>
          </table:table-cell>
          <table:table-cell table:formula="of:=[.E591]/3600" office:value-type="float" office:value="-24.5103333333335" calcext:value-type="float">
            <text:p>-24.5</text:p>
          </table:table-cell>
        </table:table-row>
        <table:table-row table:style-name="ro2">
          <table:table-cell office:value-type="float" office:value="29497" calcext:value-type="float">
            <text:p>294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92]*-1" office:value-type="float" office:value="-2.995" calcext:value-type="float">
            <text:p>-3.0</text:p>
          </table:table-cell>
          <table:table-cell table:formula="of:=([.D592])*([.A592]-[.A591])+[.E591]" office:value-type="float" office:value="-88386.9500000007" calcext:value-type="float">
            <text:p>-88387.0</text:p>
          </table:table-cell>
          <table:table-cell table:formula="of:=[.E592]/3600" office:value-type="float" office:value="-24.5519305555557" calcext:value-type="float">
            <text:p>-24.6</text:p>
          </table:table-cell>
        </table:table-row>
        <table:table-row table:style-name="ro2">
          <table:table-cell office:value-type="float" office:value="29547" calcext:value-type="float">
            <text:p>295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93]*-1" office:value-type="float" office:value="-2.996" calcext:value-type="float">
            <text:p>-3.0</text:p>
          </table:table-cell>
          <table:table-cell table:formula="of:=([.D593])*([.A593]-[.A592])+[.E592]" office:value-type="float" office:value="-88536.7500000007" calcext:value-type="float">
            <text:p>-88536.8</text:p>
          </table:table-cell>
          <table:table-cell table:formula="of:=[.E593]/3600" office:value-type="float" office:value="-24.5935416666668" calcext:value-type="float">
            <text:p>-24.6</text:p>
          </table:table-cell>
        </table:table-row>
        <table:table-row table:style-name="ro2">
          <table:table-cell office:value-type="float" office:value="29597" calcext:value-type="float">
            <text:p>2959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594]*-1" office:value-type="float" office:value="-2.996" calcext:value-type="float">
            <text:p>-3.0</text:p>
          </table:table-cell>
          <table:table-cell table:formula="of:=([.D594])*([.A594]-[.A593])+[.E593]" office:value-type="float" office:value="-88686.5500000007" calcext:value-type="float">
            <text:p>-88686.6</text:p>
          </table:table-cell>
          <table:table-cell table:formula="of:=[.E594]/3600" office:value-type="float" office:value="-24.635152777778" calcext:value-type="float">
            <text:p>-24.6</text:p>
          </table:table-cell>
        </table:table-row>
        <table:table-row table:style-name="ro2">
          <table:table-cell office:value-type="float" office:value="29647" calcext:value-type="float">
            <text:p>296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95]*-1" office:value-type="float" office:value="-2.996" calcext:value-type="float">
            <text:p>-3.0</text:p>
          </table:table-cell>
          <table:table-cell table:formula="of:=([.D595])*([.A595]-[.A594])+[.E594]" office:value-type="float" office:value="-88836.3500000007" calcext:value-type="float">
            <text:p>-88836.4</text:p>
          </table:table-cell>
          <table:table-cell table:formula="of:=[.E595]/3600" office:value-type="float" office:value="-24.6767638888891" calcext:value-type="float">
            <text:p>-24.7</text:p>
          </table:table-cell>
        </table:table-row>
        <table:table-row table:style-name="ro2">
          <table:table-cell office:value-type="float" office:value="29697" calcext:value-type="float">
            <text:p>296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96]*-1" office:value-type="float" office:value="-2.996" calcext:value-type="float">
            <text:p>-3.0</text:p>
          </table:table-cell>
          <table:table-cell table:formula="of:=([.D596])*([.A596]-[.A595])+[.E595]" office:value-type="float" office:value="-88986.1500000007" calcext:value-type="float">
            <text:p>-88986.2</text:p>
          </table:table-cell>
          <table:table-cell table:formula="of:=[.E596]/3600" office:value-type="float" office:value="-24.7183750000002" calcext:value-type="float">
            <text:p>-24.7</text:p>
          </table:table-cell>
        </table:table-row>
        <table:table-row table:style-name="ro2">
          <table:table-cell office:value-type="float" office:value="29747" calcext:value-type="float">
            <text:p>297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5" calcext:value-type="float">
            <text:p>3.0</text:p>
          </table:table-cell>
          <table:table-cell table:formula="of:=[.C597]*-1" office:value-type="float" office:value="-2.995" calcext:value-type="float">
            <text:p>-3.0</text:p>
          </table:table-cell>
          <table:table-cell table:formula="of:=([.D597])*([.A597]-[.A596])+[.E596]" office:value-type="float" office:value="-89135.9000000007" calcext:value-type="float">
            <text:p>-89135.9</text:p>
          </table:table-cell>
          <table:table-cell table:formula="of:=[.E597]/3600" office:value-type="float" office:value="-24.7599722222224" calcext:value-type="float">
            <text:p>-24.8</text:p>
          </table:table-cell>
        </table:table-row>
        <table:table-row table:style-name="ro2">
          <table:table-cell office:value-type="float" office:value="29797" calcext:value-type="float">
            <text:p>2979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598]*-1" office:value-type="float" office:value="-2.996" calcext:value-type="float">
            <text:p>-3.0</text:p>
          </table:table-cell>
          <table:table-cell table:formula="of:=([.D598])*([.A598]-[.A597])+[.E597]" office:value-type="float" office:value="-89285.7000000007" calcext:value-type="float">
            <text:p>-89285.7</text:p>
          </table:table-cell>
          <table:table-cell table:formula="of:=[.E598]/3600" office:value-type="float" office:value="-24.8015833333335" calcext:value-type="float">
            <text:p>-24.8</text:p>
          </table:table-cell>
        </table:table-row>
        <table:table-row table:style-name="ro2">
          <table:table-cell office:value-type="float" office:value="29847" calcext:value-type="float">
            <text:p>2984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599]*-1" office:value-type="float" office:value="-2.996" calcext:value-type="float">
            <text:p>-3.0</text:p>
          </table:table-cell>
          <table:table-cell table:formula="of:=([.D599])*([.A599]-[.A598])+[.E598]" office:value-type="float" office:value="-89435.5000000007" calcext:value-type="float">
            <text:p>-89435.5</text:p>
          </table:table-cell>
          <table:table-cell table:formula="of:=[.E599]/3600" office:value-type="float" office:value="-24.8431944444446" calcext:value-type="float">
            <text:p>-24.8</text:p>
          </table:table-cell>
        </table:table-row>
        <table:table-row table:style-name="ro2">
          <table:table-cell office:value-type="float" office:value="29897" calcext:value-type="float">
            <text:p>29897</text:p>
          </table:table-cell>
          <table:table-cell office:value-type="float" office:value="3.64" calcext:value-type="float">
            <text:p>3.64</text:p>
          </table:table-cell>
          <table:table-cell office:value-type="float" office:value="2.996" calcext:value-type="float">
            <text:p>3.0</text:p>
          </table:table-cell>
          <table:table-cell table:formula="of:=[.C600]*-1" office:value-type="float" office:value="-2.996" calcext:value-type="float">
            <text:p>-3.0</text:p>
          </table:table-cell>
          <table:table-cell table:formula="of:=([.D600])*([.A600]-[.A599])+[.E599]" office:value-type="float" office:value="-89585.3000000007" calcext:value-type="float">
            <text:p>-89585.3</text:p>
          </table:table-cell>
          <table:table-cell table:formula="of:=[.E600]/3600" office:value-type="float" office:value="-24.8848055555557" calcext:value-type="float">
            <text:p>-24.9</text:p>
          </table:table-cell>
        </table:table-row>
        <table:table-row table:style-name="ro2">
          <table:table-cell office:value-type="float" office:value="29947" calcext:value-type="float">
            <text:p>2994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601]*-1" office:value-type="float" office:value="-2.996" calcext:value-type="float">
            <text:p>-3.0</text:p>
          </table:table-cell>
          <table:table-cell table:formula="of:=([.D601])*([.A601]-[.A600])+[.E600]" office:value-type="float" office:value="-89735.1000000007" calcext:value-type="float">
            <text:p>-89735.1</text:p>
          </table:table-cell>
          <table:table-cell table:formula="of:=[.E601]/3600" office:value-type="float" office:value="-24.9264166666669" calcext:value-type="float">
            <text:p>-24.9</text:p>
          </table:table-cell>
        </table:table-row>
        <table:table-row table:style-name="ro2">
          <table:table-cell office:value-type="float" office:value="29997" calcext:value-type="float">
            <text:p>29997</text:p>
          </table:table-cell>
          <table:table-cell office:value-type="float" office:value="3.63" calcext:value-type="float">
            <text:p>3.63</text:p>
          </table:table-cell>
          <table:table-cell office:value-type="float" office:value="2.995" calcext:value-type="float">
            <text:p>3.0</text:p>
          </table:table-cell>
          <table:table-cell table:formula="of:=[.C602]*-1" office:value-type="float" office:value="-2.995" calcext:value-type="float">
            <text:p>-3.0</text:p>
          </table:table-cell>
          <table:table-cell table:formula="of:=([.D602])*([.A602]-[.A601])+[.E601]" office:value-type="float" office:value="-89884.8500000007" calcext:value-type="float">
            <text:p>-89884.9</text:p>
          </table:table-cell>
          <table:table-cell table:formula="of:=[.E602]/3600" office:value-type="float" office:value="-24.9680138888891" calcext:value-type="float">
            <text:p>-25.0</text:p>
          </table:table-cell>
        </table:table-row>
        <table:table-row table:style-name="ro2">
          <table:table-cell office:value-type="float" office:value="30047" calcext:value-type="float">
            <text:p>30047</text:p>
          </table:table-cell>
          <table:table-cell office:value-type="float" office:value="3.63" calcext:value-type="float">
            <text:p>3.63</text:p>
          </table:table-cell>
          <table:table-cell office:value-type="float" office:value="2.995" calcext:value-type="float">
            <text:p>3.0</text:p>
          </table:table-cell>
          <table:table-cell table:formula="of:=[.C603]*-1" office:value-type="float" office:value="-2.995" calcext:value-type="float">
            <text:p>-3.0</text:p>
          </table:table-cell>
          <table:table-cell table:formula="of:=([.D603])*([.A603]-[.A602])+[.E602]" office:value-type="float" office:value="-90034.6000000007" calcext:value-type="float">
            <text:p>-90034.6</text:p>
          </table:table-cell>
          <table:table-cell table:formula="of:=[.E603]/3600" office:value-type="float" office:value="-25.0096111111113" calcext:value-type="float">
            <text:p>-25.0</text:p>
          </table:table-cell>
        </table:table-row>
        <table:table-row table:style-name="ro2">
          <table:table-cell office:value-type="float" office:value="30097" calcext:value-type="float">
            <text:p>3009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604]*-1" office:value-type="float" office:value="-2.996" calcext:value-type="float">
            <text:p>-3.0</text:p>
          </table:table-cell>
          <table:table-cell table:formula="of:=([.D604])*([.A604]-[.A603])+[.E603]" office:value-type="float" office:value="-90184.4000000007" calcext:value-type="float">
            <text:p>-90184.4</text:p>
          </table:table-cell>
          <table:table-cell table:formula="of:=[.E604]/3600" office:value-type="float" office:value="-25.0512222222224" calcext:value-type="float">
            <text:p>-25.1</text:p>
          </table:table-cell>
        </table:table-row>
        <table:table-row table:style-name="ro2">
          <table:table-cell office:value-type="float" office:value="30147" calcext:value-type="float">
            <text:p>3014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605]*-1" office:value-type="float" office:value="-2.996" calcext:value-type="float">
            <text:p>-3.0</text:p>
          </table:table-cell>
          <table:table-cell table:formula="of:=([.D605])*([.A605]-[.A604])+[.E604]" office:value-type="float" office:value="-90334.2000000007" calcext:value-type="float">
            <text:p>-90334.2</text:p>
          </table:table-cell>
          <table:table-cell table:formula="of:=[.E605]/3600" office:value-type="float" office:value="-25.0928333333335" calcext:value-type="float">
            <text:p>-25.1</text:p>
          </table:table-cell>
        </table:table-row>
        <table:table-row table:style-name="ro2">
          <table:table-cell office:value-type="float" office:value="30197" calcext:value-type="float">
            <text:p>3019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606]*-1" office:value-type="float" office:value="-2.996" calcext:value-type="float">
            <text:p>-3.0</text:p>
          </table:table-cell>
          <table:table-cell table:formula="of:=([.D606])*([.A606]-[.A605])+[.E605]" office:value-type="float" office:value="-90484.0000000007" calcext:value-type="float">
            <text:p>-90484.0</text:p>
          </table:table-cell>
          <table:table-cell table:formula="of:=[.E606]/3600" office:value-type="float" office:value="-25.1344444444446" calcext:value-type="float">
            <text:p>-25.1</text:p>
          </table:table-cell>
        </table:table-row>
        <table:table-row table:style-name="ro2">
          <table:table-cell office:value-type="float" office:value="30247" calcext:value-type="float">
            <text:p>3024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607]*-1" office:value-type="float" office:value="-2.996" calcext:value-type="float">
            <text:p>-3.0</text:p>
          </table:table-cell>
          <table:table-cell table:formula="of:=([.D607])*([.A607]-[.A606])+[.E606]" office:value-type="float" office:value="-90633.8000000007" calcext:value-type="float">
            <text:p>-90633.8</text:p>
          </table:table-cell>
          <table:table-cell table:formula="of:=[.E607]/3600" office:value-type="float" office:value="-25.1760555555557" calcext:value-type="float">
            <text:p>-25.2</text:p>
          </table:table-cell>
        </table:table-row>
        <table:table-row table:style-name="ro2">
          <table:table-cell office:value-type="float" office:value="30297" calcext:value-type="float">
            <text:p>30297</text:p>
          </table:table-cell>
          <table:table-cell office:value-type="float" office:value="3.63" calcext:value-type="float">
            <text:p>3.63</text:p>
          </table:table-cell>
          <table:table-cell office:value-type="float" office:value="2.995" calcext:value-type="float">
            <text:p>3.0</text:p>
          </table:table-cell>
          <table:table-cell table:formula="of:=[.C608]*-1" office:value-type="float" office:value="-2.995" calcext:value-type="float">
            <text:p>-3.0</text:p>
          </table:table-cell>
          <table:table-cell table:formula="of:=([.D608])*([.A608]-[.A607])+[.E607]" office:value-type="float" office:value="-90783.5500000007" calcext:value-type="float">
            <text:p>-90783.6</text:p>
          </table:table-cell>
          <table:table-cell table:formula="of:=[.E608]/3600" office:value-type="float" office:value="-25.217652777778" calcext:value-type="float">
            <text:p>-25.2</text:p>
          </table:table-cell>
        </table:table-row>
        <table:table-row table:style-name="ro2">
          <table:table-cell office:value-type="float" office:value="30347" calcext:value-type="float">
            <text:p>30347</text:p>
          </table:table-cell>
          <table:table-cell office:value-type="float" office:value="3.63" calcext:value-type="float">
            <text:p>3.63</text:p>
          </table:table-cell>
          <table:table-cell office:value-type="float" office:value="2.997" calcext:value-type="float">
            <text:p>3.0</text:p>
          </table:table-cell>
          <table:table-cell table:formula="of:=[.C609]*-1" office:value-type="float" office:value="-2.997" calcext:value-type="float">
            <text:p>-3.0</text:p>
          </table:table-cell>
          <table:table-cell table:formula="of:=([.D609])*([.A609]-[.A608])+[.E608]" office:value-type="float" office:value="-90933.4000000007" calcext:value-type="float">
            <text:p>-90933.4</text:p>
          </table:table-cell>
          <table:table-cell table:formula="of:=[.E609]/3600" office:value-type="float" office:value="-25.259277777778" calcext:value-type="float">
            <text:p>-25.3</text:p>
          </table:table-cell>
        </table:table-row>
        <table:table-row table:style-name="ro2">
          <table:table-cell office:value-type="float" office:value="30397" calcext:value-type="float">
            <text:p>3039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610]*-1" office:value-type="float" office:value="-2.996" calcext:value-type="float">
            <text:p>-3.0</text:p>
          </table:table-cell>
          <table:table-cell table:formula="of:=([.D610])*([.A610]-[.A609])+[.E609]" office:value-type="float" office:value="-91083.2000000007" calcext:value-type="float">
            <text:p>-91083.2</text:p>
          </table:table-cell>
          <table:table-cell table:formula="of:=[.E610]/3600" office:value-type="float" office:value="-25.3008888888891" calcext:value-type="float">
            <text:p>-25.3</text:p>
          </table:table-cell>
        </table:table-row>
        <table:table-row table:style-name="ro2">
          <table:table-cell office:value-type="float" office:value="30447" calcext:value-type="float">
            <text:p>304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11]*-1" office:value-type="float" office:value="-2.995" calcext:value-type="float">
            <text:p>-3.0</text:p>
          </table:table-cell>
          <table:table-cell table:formula="of:=([.D611])*([.A611]-[.A610])+[.E610]" office:value-type="float" office:value="-91232.9500000007" calcext:value-type="float">
            <text:p>-91233.0</text:p>
          </table:table-cell>
          <table:table-cell table:formula="of:=[.E611]/3600" office:value-type="float" office:value="-25.3424861111113" calcext:value-type="float">
            <text:p>-25.3</text:p>
          </table:table-cell>
        </table:table-row>
        <table:table-row table:style-name="ro2">
          <table:table-cell office:value-type="float" office:value="30497" calcext:value-type="float">
            <text:p>304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12]*-1" office:value-type="float" office:value="-2.996" calcext:value-type="float">
            <text:p>-3.0</text:p>
          </table:table-cell>
          <table:table-cell table:formula="of:=([.D612])*([.A612]-[.A611])+[.E611]" office:value-type="float" office:value="-91382.7500000007" calcext:value-type="float">
            <text:p>-91382.8</text:p>
          </table:table-cell>
          <table:table-cell table:formula="of:=[.E612]/3600" office:value-type="float" office:value="-25.3840972222224" calcext:value-type="float">
            <text:p>-25.4</text:p>
          </table:table-cell>
        </table:table-row>
        <table:table-row table:style-name="ro2">
          <table:table-cell office:value-type="float" office:value="30547" calcext:value-type="float">
            <text:p>3054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613]*-1" office:value-type="float" office:value="-2.996" calcext:value-type="float">
            <text:p>-3.0</text:p>
          </table:table-cell>
          <table:table-cell table:formula="of:=([.D613])*([.A613]-[.A612])+[.E612]" office:value-type="float" office:value="-91532.5500000007" calcext:value-type="float">
            <text:p>-91532.6</text:p>
          </table:table-cell>
          <table:table-cell table:formula="of:=[.E613]/3600" office:value-type="float" office:value="-25.4257083333335" calcext:value-type="float">
            <text:p>-25.4</text:p>
          </table:table-cell>
        </table:table-row>
        <table:table-row table:style-name="ro2">
          <table:table-cell office:value-type="float" office:value="30597" calcext:value-type="float">
            <text:p>305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14]*-1" office:value-type="float" office:value="-2.996" calcext:value-type="float">
            <text:p>-3.0</text:p>
          </table:table-cell>
          <table:table-cell table:formula="of:=([.D614])*([.A614]-[.A613])+[.E613]" office:value-type="float" office:value="-91682.3500000007" calcext:value-type="float">
            <text:p>-91682.4</text:p>
          </table:table-cell>
          <table:table-cell table:formula="of:=[.E614]/3600" office:value-type="float" office:value="-25.4673194444446" calcext:value-type="float">
            <text:p>-25.5</text:p>
          </table:table-cell>
        </table:table-row>
        <table:table-row table:style-name="ro2">
          <table:table-cell office:value-type="float" office:value="30647" calcext:value-type="float">
            <text:p>306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15]*-1" office:value-type="float" office:value="-2.996" calcext:value-type="float">
            <text:p>-3.0</text:p>
          </table:table-cell>
          <table:table-cell table:formula="of:=([.D615])*([.A615]-[.A614])+[.E614]" office:value-type="float" office:value="-91832.1500000007" calcext:value-type="float">
            <text:p>-91832.2</text:p>
          </table:table-cell>
          <table:table-cell table:formula="of:=[.E615]/3600" office:value-type="float" office:value="-25.5089305555558" calcext:value-type="float">
            <text:p>-25.5</text:p>
          </table:table-cell>
        </table:table-row>
        <table:table-row table:style-name="ro2">
          <table:table-cell office:value-type="float" office:value="30697" calcext:value-type="float">
            <text:p>306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16]*-1" office:value-type="float" office:value="-2.996" calcext:value-type="float">
            <text:p>-3.0</text:p>
          </table:table-cell>
          <table:table-cell table:formula="of:=([.D616])*([.A616]-[.A615])+[.E615]" office:value-type="float" office:value="-91981.9500000007" calcext:value-type="float">
            <text:p>-91982.0</text:p>
          </table:table-cell>
          <table:table-cell table:formula="of:=[.E616]/3600" office:value-type="float" office:value="-25.5505416666669" calcext:value-type="float">
            <text:p>-25.6</text:p>
          </table:table-cell>
        </table:table-row>
        <table:table-row table:style-name="ro2">
          <table:table-cell office:value-type="float" office:value="30747" calcext:value-type="float">
            <text:p>30747</text:p>
          </table:table-cell>
          <table:table-cell office:value-type="float" office:value="3.63" calcext:value-type="float">
            <text:p>3.63</text:p>
          </table:table-cell>
          <table:table-cell office:value-type="float" office:value="2.996" calcext:value-type="float">
            <text:p>3.0</text:p>
          </table:table-cell>
          <table:table-cell table:formula="of:=[.C617]*-1" office:value-type="float" office:value="-2.996" calcext:value-type="float">
            <text:p>-3.0</text:p>
          </table:table-cell>
          <table:table-cell table:formula="of:=([.D617])*([.A617]-[.A616])+[.E616]" office:value-type="float" office:value="-92131.7500000007" calcext:value-type="float">
            <text:p>-92131.8</text:p>
          </table:table-cell>
          <table:table-cell table:formula="of:=[.E617]/3600" office:value-type="float" office:value="-25.592152777778" calcext:value-type="float">
            <text:p>-25.6</text:p>
          </table:table-cell>
        </table:table-row>
        <table:table-row table:style-name="ro2">
          <table:table-cell office:value-type="float" office:value="30797" calcext:value-type="float">
            <text:p>307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18]*-1" office:value-type="float" office:value="-2.995" calcext:value-type="float">
            <text:p>-3.0</text:p>
          </table:table-cell>
          <table:table-cell table:formula="of:=([.D618])*([.A618]-[.A617])+[.E617]" office:value-type="float" office:value="-92281.5000000007" calcext:value-type="float">
            <text:p>-92281.5</text:p>
          </table:table-cell>
          <table:table-cell table:formula="of:=[.E618]/3600" office:value-type="float" office:value="-25.6337500000002" calcext:value-type="float">
            <text:p>-25.6</text:p>
          </table:table-cell>
        </table:table-row>
        <table:table-row table:style-name="ro2">
          <table:table-cell office:value-type="float" office:value="30847" calcext:value-type="float">
            <text:p>308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19]*-1" office:value-type="float" office:value="-2.996" calcext:value-type="float">
            <text:p>-3.0</text:p>
          </table:table-cell>
          <table:table-cell table:formula="of:=([.D619])*([.A619]-[.A618])+[.E618]" office:value-type="float" office:value="-92431.3000000007" calcext:value-type="float">
            <text:p>-92431.3</text:p>
          </table:table-cell>
          <table:table-cell table:formula="of:=[.E619]/3600" office:value-type="float" office:value="-25.6753611111113" calcext:value-type="float">
            <text:p>-25.7</text:p>
          </table:table-cell>
        </table:table-row>
        <table:table-row table:style-name="ro2">
          <table:table-cell office:value-type="float" office:value="30897" calcext:value-type="float">
            <text:p>308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7" calcext:value-type="float">
            <text:p>3.0</text:p>
          </table:table-cell>
          <table:table-cell table:formula="of:=[.C620]*-1" office:value-type="float" office:value="-2.997" calcext:value-type="float">
            <text:p>-3.0</text:p>
          </table:table-cell>
          <table:table-cell table:formula="of:=([.D620])*([.A620]-[.A619])+[.E619]" office:value-type="float" office:value="-92581.1500000007" calcext:value-type="float">
            <text:p>-92581.2</text:p>
          </table:table-cell>
          <table:table-cell table:formula="of:=[.E620]/3600" office:value-type="float" office:value="-25.7169861111113" calcext:value-type="float">
            <text:p>-25.7</text:p>
          </table:table-cell>
        </table:table-row>
        <table:table-row table:style-name="ro2">
          <table:table-cell office:value-type="float" office:value="30947" calcext:value-type="float">
            <text:p>309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21]*-1" office:value-type="float" office:value="-2.996" calcext:value-type="float">
            <text:p>-3.0</text:p>
          </table:table-cell>
          <table:table-cell table:formula="of:=([.D621])*([.A621]-[.A620])+[.E620]" office:value-type="float" office:value="-92730.9500000007" calcext:value-type="float">
            <text:p>-92731.0</text:p>
          </table:table-cell>
          <table:table-cell table:formula="of:=[.E621]/3600" office:value-type="float" office:value="-25.7585972222224" calcext:value-type="float">
            <text:p>-25.8</text:p>
          </table:table-cell>
        </table:table-row>
        <table:table-row table:style-name="ro2">
          <table:table-cell office:value-type="float" office:value="30997" calcext:value-type="float">
            <text:p>309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22]*-1" office:value-type="float" office:value="-2.996" calcext:value-type="float">
            <text:p>-3.0</text:p>
          </table:table-cell>
          <table:table-cell table:formula="of:=([.D622])*([.A622]-[.A621])+[.E621]" office:value-type="float" office:value="-92880.7500000007" calcext:value-type="float">
            <text:p>-92880.8</text:p>
          </table:table-cell>
          <table:table-cell table:formula="of:=[.E622]/3600" office:value-type="float" office:value="-25.8002083333335" calcext:value-type="float">
            <text:p>-25.8</text:p>
          </table:table-cell>
        </table:table-row>
        <table:table-row table:style-name="ro2">
          <table:table-cell office:value-type="float" office:value="31047" calcext:value-type="float">
            <text:p>310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23]*-1" office:value-type="float" office:value="-2.995" calcext:value-type="float">
            <text:p>-3.0</text:p>
          </table:table-cell>
          <table:table-cell table:formula="of:=([.D623])*([.A623]-[.A622])+[.E622]" office:value-type="float" office:value="-93030.5000000007" calcext:value-type="float">
            <text:p>-93030.5</text:p>
          </table:table-cell>
          <table:table-cell table:formula="of:=[.E623]/3600" office:value-type="float" office:value="-25.8418055555558" calcext:value-type="float">
            <text:p>-25.8</text:p>
          </table:table-cell>
        </table:table-row>
        <table:table-row table:style-name="ro2">
          <table:table-cell office:value-type="float" office:value="31097" calcext:value-type="float">
            <text:p>310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7" calcext:value-type="float">
            <text:p>3.0</text:p>
          </table:table-cell>
          <table:table-cell table:formula="of:=[.C624]*-1" office:value-type="float" office:value="-2.997" calcext:value-type="float">
            <text:p>-3.0</text:p>
          </table:table-cell>
          <table:table-cell table:formula="of:=([.D624])*([.A624]-[.A623])+[.E623]" office:value-type="float" office:value="-93180.3500000007" calcext:value-type="float">
            <text:p>-93180.4</text:p>
          </table:table-cell>
          <table:table-cell table:formula="of:=[.E624]/3600" office:value-type="float" office:value="-25.8834305555558" calcext:value-type="float">
            <text:p>-25.9</text:p>
          </table:table-cell>
        </table:table-row>
        <table:table-row table:style-name="ro2">
          <table:table-cell office:value-type="float" office:value="31147" calcext:value-type="float">
            <text:p>311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25]*-1" office:value-type="float" office:value="-2.996" calcext:value-type="float">
            <text:p>-3.0</text:p>
          </table:table-cell>
          <table:table-cell table:formula="of:=([.D625])*([.A625]-[.A624])+[.E624]" office:value-type="float" office:value="-93330.1500000007" calcext:value-type="float">
            <text:p>-93330.2</text:p>
          </table:table-cell>
          <table:table-cell table:formula="of:=[.E625]/3600" office:value-type="float" office:value="-25.9250416666669" calcext:value-type="float">
            <text:p>-25.9</text:p>
          </table:table-cell>
        </table:table-row>
        <table:table-row table:style-name="ro2">
          <table:table-cell office:value-type="float" office:value="31197" calcext:value-type="float">
            <text:p>311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26]*-1" office:value-type="float" office:value="-2.996" calcext:value-type="float">
            <text:p>-3.0</text:p>
          </table:table-cell>
          <table:table-cell table:formula="of:=([.D626])*([.A626]-[.A625])+[.E625]" office:value-type="float" office:value="-93479.9500000007" calcext:value-type="float">
            <text:p>-93480.0</text:p>
          </table:table-cell>
          <table:table-cell table:formula="of:=[.E626]/3600" office:value-type="float" office:value="-25.966652777778" calcext:value-type="float">
            <text:p>-26.0</text:p>
          </table:table-cell>
        </table:table-row>
        <table:table-row table:style-name="ro2">
          <table:table-cell office:value-type="float" office:value="31247" calcext:value-type="float">
            <text:p>312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27]*-1" office:value-type="float" office:value="-2.996" calcext:value-type="float">
            <text:p>-3.0</text:p>
          </table:table-cell>
          <table:table-cell table:formula="of:=([.D627])*([.A627]-[.A626])+[.E626]" office:value-type="float" office:value="-93629.7500000008" calcext:value-type="float">
            <text:p>-93629.8</text:p>
          </table:table-cell>
          <table:table-cell table:formula="of:=[.E627]/3600" office:value-type="float" office:value="-26.0082638888891" calcext:value-type="float">
            <text:p>-26.0</text:p>
          </table:table-cell>
        </table:table-row>
        <table:table-row table:style-name="ro2">
          <table:table-cell office:value-type="float" office:value="31297" calcext:value-type="float">
            <text:p>312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7" calcext:value-type="float">
            <text:p>3.0</text:p>
          </table:table-cell>
          <table:table-cell table:formula="of:=[.C628]*-1" office:value-type="float" office:value="-2.997" calcext:value-type="float">
            <text:p>-3.0</text:p>
          </table:table-cell>
          <table:table-cell table:formula="of:=([.D628])*([.A628]-[.A627])+[.E627]" office:value-type="float" office:value="-93779.6000000007" calcext:value-type="float">
            <text:p>-93779.6</text:p>
          </table:table-cell>
          <table:table-cell table:formula="of:=[.E628]/3600" office:value-type="float" office:value="-26.0498888888891" calcext:value-type="float">
            <text:p>-26.0</text:p>
          </table:table-cell>
        </table:table-row>
        <table:table-row table:style-name="ro2">
          <table:table-cell office:value-type="float" office:value="31347" calcext:value-type="float">
            <text:p>313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29]*-1" office:value-type="float" office:value="-2.995" calcext:value-type="float">
            <text:p>-3.0</text:p>
          </table:table-cell>
          <table:table-cell table:formula="of:=([.D629])*([.A629]-[.A628])+[.E628]" office:value-type="float" office:value="-93929.3500000007" calcext:value-type="float">
            <text:p>-93929.4</text:p>
          </table:table-cell>
          <table:table-cell table:formula="of:=[.E629]/3600" office:value-type="float" office:value="-26.0914861111113" calcext:value-type="float">
            <text:p>-26.1</text:p>
          </table:table-cell>
        </table:table-row>
        <table:table-row table:style-name="ro2">
          <table:table-cell office:value-type="float" office:value="31397" calcext:value-type="float">
            <text:p>313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30]*-1" office:value-type="float" office:value="-2.996" calcext:value-type="float">
            <text:p>-3.0</text:p>
          </table:table-cell>
          <table:table-cell table:formula="of:=([.D630])*([.A630]-[.A629])+[.E629]" office:value-type="float" office:value="-94079.1500000008" calcext:value-type="float">
            <text:p>-94079.2</text:p>
          </table:table-cell>
          <table:table-cell table:formula="of:=[.E630]/3600" office:value-type="float" office:value="-26.1330972222224" calcext:value-type="float">
            <text:p>-26.1</text:p>
          </table:table-cell>
        </table:table-row>
        <table:table-row table:style-name="ro2">
          <table:table-cell office:value-type="float" office:value="31447" calcext:value-type="float">
            <text:p>314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31]*-1" office:value-type="float" office:value="-2.995" calcext:value-type="float">
            <text:p>-3.0</text:p>
          </table:table-cell>
          <table:table-cell table:formula="of:=([.D631])*([.A631]-[.A630])+[.E630]" office:value-type="float" office:value="-94228.9000000008" calcext:value-type="float">
            <text:p>-94228.9</text:p>
          </table:table-cell>
          <table:table-cell table:formula="of:=[.E631]/3600" office:value-type="float" office:value="-26.1746944444447" calcext:value-type="float">
            <text:p>-26.2</text:p>
          </table:table-cell>
        </table:table-row>
        <table:table-row table:style-name="ro2">
          <table:table-cell office:value-type="float" office:value="31497" calcext:value-type="float">
            <text:p>314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32]*-1" office:value-type="float" office:value="-2.995" calcext:value-type="float">
            <text:p>-3.0</text:p>
          </table:table-cell>
          <table:table-cell table:formula="of:=([.D632])*([.A632]-[.A631])+[.E631]" office:value-type="float" office:value="-94378.6500000008" calcext:value-type="float">
            <text:p>-94378.7</text:p>
          </table:table-cell>
          <table:table-cell table:formula="of:=[.E632]/3600" office:value-type="float" office:value="-26.2162916666669" calcext:value-type="float">
            <text:p>-26.2</text:p>
          </table:table-cell>
        </table:table-row>
        <table:table-row table:style-name="ro2">
          <table:table-cell office:value-type="float" office:value="31547" calcext:value-type="float">
            <text:p>315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33]*-1" office:value-type="float" office:value="-2.995" calcext:value-type="float">
            <text:p>-3.0</text:p>
          </table:table-cell>
          <table:table-cell table:formula="of:=([.D633])*([.A633]-[.A632])+[.E632]" office:value-type="float" office:value="-94528.4000000008" calcext:value-type="float">
            <text:p>-94528.4</text:p>
          </table:table-cell>
          <table:table-cell table:formula="of:=[.E633]/3600" office:value-type="float" office:value="-26.2578888888891" calcext:value-type="float">
            <text:p>-26.3</text:p>
          </table:table-cell>
        </table:table-row>
        <table:table-row table:style-name="ro2">
          <table:table-cell office:value-type="float" office:value="31597" calcext:value-type="float">
            <text:p>315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34]*-1" office:value-type="float" office:value="-2.995" calcext:value-type="float">
            <text:p>-3.0</text:p>
          </table:table-cell>
          <table:table-cell table:formula="of:=([.D634])*([.A634]-[.A633])+[.E633]" office:value-type="float" office:value="-94678.1500000007" calcext:value-type="float">
            <text:p>-94678.2</text:p>
          </table:table-cell>
          <table:table-cell table:formula="of:=[.E634]/3600" office:value-type="float" office:value="-26.2994861111113" calcext:value-type="float">
            <text:p>-26.3</text:p>
          </table:table-cell>
        </table:table-row>
        <table:table-row table:style-name="ro2">
          <table:table-cell office:value-type="float" office:value="31647" calcext:value-type="float">
            <text:p>316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35]*-1" office:value-type="float" office:value="-2.996" calcext:value-type="float">
            <text:p>-3.0</text:p>
          </table:table-cell>
          <table:table-cell table:formula="of:=([.D635])*([.A635]-[.A634])+[.E634]" office:value-type="float" office:value="-94827.9500000008" calcext:value-type="float">
            <text:p>-94828.0</text:p>
          </table:table-cell>
          <table:table-cell table:formula="of:=[.E635]/3600" office:value-type="float" office:value="-26.3410972222224" calcext:value-type="float">
            <text:p>-26.3</text:p>
          </table:table-cell>
        </table:table-row>
        <table:table-row table:style-name="ro2">
          <table:table-cell office:value-type="float" office:value="31697" calcext:value-type="float">
            <text:p>316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36]*-1" office:value-type="float" office:value="-2.996" calcext:value-type="float">
            <text:p>-3.0</text:p>
          </table:table-cell>
          <table:table-cell table:formula="of:=([.D636])*([.A636]-[.A635])+[.E635]" office:value-type="float" office:value="-94977.7500000008" calcext:value-type="float">
            <text:p>-94977.8</text:p>
          </table:table-cell>
          <table:table-cell table:formula="of:=[.E636]/3600" office:value-type="float" office:value="-26.3827083333335" calcext:value-type="float">
            <text:p>-26.4</text:p>
          </table:table-cell>
        </table:table-row>
        <table:table-row table:style-name="ro2">
          <table:table-cell office:value-type="float" office:value="31747" calcext:value-type="float">
            <text:p>317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37]*-1" office:value-type="float" office:value="-2.996" calcext:value-type="float">
            <text:p>-3.0</text:p>
          </table:table-cell>
          <table:table-cell table:formula="of:=([.D637])*([.A637]-[.A636])+[.E636]" office:value-type="float" office:value="-95127.5500000008" calcext:value-type="float">
            <text:p>-95127.6</text:p>
          </table:table-cell>
          <table:table-cell table:formula="of:=[.E637]/3600" office:value-type="float" office:value="-26.4243194444447" calcext:value-type="float">
            <text:p>-26.4</text:p>
          </table:table-cell>
        </table:table-row>
        <table:table-row table:style-name="ro2">
          <table:table-cell office:value-type="float" office:value="31797" calcext:value-type="float">
            <text:p>317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7" calcext:value-type="float">
            <text:p>3.0</text:p>
          </table:table-cell>
          <table:table-cell table:formula="of:=[.C638]*-1" office:value-type="float" office:value="-2.997" calcext:value-type="float">
            <text:p>-3.0</text:p>
          </table:table-cell>
          <table:table-cell table:formula="of:=([.D638])*([.A638]-[.A637])+[.E637]" office:value-type="float" office:value="-95277.4000000008" calcext:value-type="float">
            <text:p>-95277.4</text:p>
          </table:table-cell>
          <table:table-cell table:formula="of:=[.E638]/3600" office:value-type="float" office:value="-26.4659444444447" calcext:value-type="float">
            <text:p>-26.5</text:p>
          </table:table-cell>
        </table:table-row>
        <table:table-row table:style-name="ro2">
          <table:table-cell office:value-type="float" office:value="31847" calcext:value-type="float">
            <text:p>318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39]*-1" office:value-type="float" office:value="-2.996" calcext:value-type="float">
            <text:p>-3.0</text:p>
          </table:table-cell>
          <table:table-cell table:formula="of:=([.D639])*([.A639]-[.A638])+[.E638]" office:value-type="float" office:value="-95427.2000000008" calcext:value-type="float">
            <text:p>-95427.2</text:p>
          </table:table-cell>
          <table:table-cell table:formula="of:=[.E639]/3600" office:value-type="float" office:value="-26.5075555555558" calcext:value-type="float">
            <text:p>-26.5</text:p>
          </table:table-cell>
        </table:table-row>
        <table:table-row table:style-name="ro2">
          <table:table-cell office:value-type="float" office:value="31897" calcext:value-type="float">
            <text:p>318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40]*-1" office:value-type="float" office:value="-2.995" calcext:value-type="float">
            <text:p>-3.0</text:p>
          </table:table-cell>
          <table:table-cell table:formula="of:=([.D640])*([.A640]-[.A639])+[.E639]" office:value-type="float" office:value="-95576.9500000008" calcext:value-type="float">
            <text:p>-95577.0</text:p>
          </table:table-cell>
          <table:table-cell table:formula="of:=[.E640]/3600" office:value-type="float" office:value="-26.549152777778" calcext:value-type="float">
            <text:p>-26.5</text:p>
          </table:table-cell>
        </table:table-row>
        <table:table-row table:style-name="ro2">
          <table:table-cell office:value-type="float" office:value="31947" calcext:value-type="float">
            <text:p>319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7" calcext:value-type="float">
            <text:p>3.0</text:p>
          </table:table-cell>
          <table:table-cell table:formula="of:=[.C641]*-1" office:value-type="float" office:value="-2.997" calcext:value-type="float">
            <text:p>-3.0</text:p>
          </table:table-cell>
          <table:table-cell table:formula="of:=([.D641])*([.A641]-[.A640])+[.E640]" office:value-type="float" office:value="-95726.8000000008" calcext:value-type="float">
            <text:p>-95726.8</text:p>
          </table:table-cell>
          <table:table-cell table:formula="of:=[.E641]/3600" office:value-type="float" office:value="-26.590777777778" calcext:value-type="float">
            <text:p>-26.6</text:p>
          </table:table-cell>
        </table:table-row>
        <table:table-row table:style-name="ro2">
          <table:table-cell office:value-type="float" office:value="31997" calcext:value-type="float">
            <text:p>319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42]*-1" office:value-type="float" office:value="-2.996" calcext:value-type="float">
            <text:p>-3.0</text:p>
          </table:table-cell>
          <table:table-cell table:formula="of:=([.D642])*([.A642]-[.A641])+[.E641]" office:value-type="float" office:value="-95876.6000000008" calcext:value-type="float">
            <text:p>-95876.6</text:p>
          </table:table-cell>
          <table:table-cell table:formula="of:=[.E642]/3600" office:value-type="float" office:value="-26.6323888888891" calcext:value-type="float">
            <text:p>-26.6</text:p>
          </table:table-cell>
        </table:table-row>
        <table:table-row table:style-name="ro2">
          <table:table-cell office:value-type="float" office:value="32047" calcext:value-type="float">
            <text:p>320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43]*-1" office:value-type="float" office:value="-2.996" calcext:value-type="float">
            <text:p>-3.0</text:p>
          </table:table-cell>
          <table:table-cell table:formula="of:=([.D643])*([.A643]-[.A642])+[.E642]" office:value-type="float" office:value="-96026.4000000008" calcext:value-type="float">
            <text:p>-96026.4</text:p>
          </table:table-cell>
          <table:table-cell table:formula="of:=[.E643]/3600" office:value-type="float" office:value="-26.6740000000002" calcext:value-type="float">
            <text:p>-26.7</text:p>
          </table:table-cell>
        </table:table-row>
        <table:table-row table:style-name="ro2">
          <table:table-cell office:value-type="float" office:value="32097" calcext:value-type="float">
            <text:p>320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44]*-1" office:value-type="float" office:value="-2.996" calcext:value-type="float">
            <text:p>-3.0</text:p>
          </table:table-cell>
          <table:table-cell table:formula="of:=([.D644])*([.A644]-[.A643])+[.E643]" office:value-type="float" office:value="-96176.2000000008" calcext:value-type="float">
            <text:p>-96176.2</text:p>
          </table:table-cell>
          <table:table-cell table:formula="of:=[.E644]/3600" office:value-type="float" office:value="-26.7156111111113" calcext:value-type="float">
            <text:p>-26.7</text:p>
          </table:table-cell>
        </table:table-row>
        <table:table-row table:style-name="ro2">
          <table:table-cell office:value-type="float" office:value="32147" calcext:value-type="float">
            <text:p>321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5" calcext:value-type="float">
            <text:p>3.0</text:p>
          </table:table-cell>
          <table:table-cell table:formula="of:=[.C645]*-1" office:value-type="float" office:value="-2.995" calcext:value-type="float">
            <text:p>-3.0</text:p>
          </table:table-cell>
          <table:table-cell table:formula="of:=([.D645])*([.A645]-[.A644])+[.E644]" office:value-type="float" office:value="-96325.9500000008" calcext:value-type="float">
            <text:p>-96326.0</text:p>
          </table:table-cell>
          <table:table-cell table:formula="of:=[.E645]/3600" office:value-type="float" office:value="-26.7572083333336" calcext:value-type="float">
            <text:p>-26.8</text:p>
          </table:table-cell>
        </table:table-row>
        <table:table-row table:style-name="ro2">
          <table:table-cell office:value-type="float" office:value="32197" calcext:value-type="float">
            <text:p>321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46]*-1" office:value-type="float" office:value="-2.995" calcext:value-type="float">
            <text:p>-3.0</text:p>
          </table:table-cell>
          <table:table-cell table:formula="of:=([.D646])*([.A646]-[.A645])+[.E645]" office:value-type="float" office:value="-96475.7000000008" calcext:value-type="float">
            <text:p>-96475.7</text:p>
          </table:table-cell>
          <table:table-cell table:formula="of:=[.E646]/3600" office:value-type="float" office:value="-26.7988055555558" calcext:value-type="float">
            <text:p>-26.8</text:p>
          </table:table-cell>
        </table:table-row>
        <table:table-row table:style-name="ro2">
          <table:table-cell office:value-type="float" office:value="32247" calcext:value-type="float">
            <text:p>322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47]*-1" office:value-type="float" office:value="-2.996" calcext:value-type="float">
            <text:p>-3.0</text:p>
          </table:table-cell>
          <table:table-cell table:formula="of:=([.D647])*([.A647]-[.A646])+[.E646]" office:value-type="float" office:value="-96625.5000000008" calcext:value-type="float">
            <text:p>-96625.5</text:p>
          </table:table-cell>
          <table:table-cell table:formula="of:=[.E647]/3600" office:value-type="float" office:value="-26.8404166666669" calcext:value-type="float">
            <text:p>-26.8</text:p>
          </table:table-cell>
        </table:table-row>
        <table:table-row table:style-name="ro2">
          <table:table-cell office:value-type="float" office:value="32297" calcext:value-type="float">
            <text:p>3229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48]*-1" office:value-type="float" office:value="-2.996" calcext:value-type="float">
            <text:p>-3.0</text:p>
          </table:table-cell>
          <table:table-cell table:formula="of:=([.D648])*([.A648]-[.A647])+[.E647]" office:value-type="float" office:value="-96775.3000000008" calcext:value-type="float">
            <text:p>-96775.3</text:p>
          </table:table-cell>
          <table:table-cell table:formula="of:=[.E648]/3600" office:value-type="float" office:value="-26.882027777778" calcext:value-type="float">
            <text:p>-26.9</text:p>
          </table:table-cell>
        </table:table-row>
        <table:table-row table:style-name="ro2">
          <table:table-cell office:value-type="float" office:value="32347" calcext:value-type="float">
            <text:p>323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49]*-1" office:value-type="float" office:value="-2.996" calcext:value-type="float">
            <text:p>-3.0</text:p>
          </table:table-cell>
          <table:table-cell table:formula="of:=([.D649])*([.A649]-[.A648])+[.E648]" office:value-type="float" office:value="-96925.1000000008" calcext:value-type="float">
            <text:p>-96925.1</text:p>
          </table:table-cell>
          <table:table-cell table:formula="of:=[.E649]/3600" office:value-type="float" office:value="-26.9236388888891" calcext:value-type="float">
            <text:p>-26.9</text:p>
          </table:table-cell>
        </table:table-row>
        <table:table-row table:style-name="ro2">
          <table:table-cell office:value-type="float" office:value="32397" calcext:value-type="float">
            <text:p>323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50]*-1" office:value-type="float" office:value="-2.995" calcext:value-type="float">
            <text:p>-3.0</text:p>
          </table:table-cell>
          <table:table-cell table:formula="of:=([.D650])*([.A650]-[.A649])+[.E649]" office:value-type="float" office:value="-97074.8500000008" calcext:value-type="float">
            <text:p>-97074.9</text:p>
          </table:table-cell>
          <table:table-cell table:formula="of:=[.E650]/3600" office:value-type="float" office:value="-26.9652361111113" calcext:value-type="float">
            <text:p>-27.0</text:p>
          </table:table-cell>
        </table:table-row>
        <table:table-row table:style-name="ro2">
          <table:table-cell office:value-type="float" office:value="32447" calcext:value-type="float">
            <text:p>324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51]*-1" office:value-type="float" office:value="-2.996" calcext:value-type="float">
            <text:p>-3.0</text:p>
          </table:table-cell>
          <table:table-cell table:formula="of:=([.D651])*([.A651]-[.A650])+[.E650]" office:value-type="float" office:value="-97224.6500000008" calcext:value-type="float">
            <text:p>-97224.7</text:p>
          </table:table-cell>
          <table:table-cell table:formula="of:=[.E651]/3600" office:value-type="float" office:value="-27.0068472222224" calcext:value-type="float">
            <text:p>-27.0</text:p>
          </table:table-cell>
        </table:table-row>
        <table:table-row table:style-name="ro2">
          <table:table-cell office:value-type="float" office:value="32497" calcext:value-type="float">
            <text:p>324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52]*-1" office:value-type="float" office:value="-2.995" calcext:value-type="float">
            <text:p>-3.0</text:p>
          </table:table-cell>
          <table:table-cell table:formula="of:=([.D652])*([.A652]-[.A651])+[.E651]" office:value-type="float" office:value="-97374.4000000008" calcext:value-type="float">
            <text:p>-97374.4</text:p>
          </table:table-cell>
          <table:table-cell table:formula="of:=[.E652]/3600" office:value-type="float" office:value="-27.0484444444447" calcext:value-type="float">
            <text:p>-27.0</text:p>
          </table:table-cell>
        </table:table-row>
        <table:table-row table:style-name="ro2">
          <table:table-cell office:value-type="float" office:value="32547" calcext:value-type="float">
            <text:p>32547</text:p>
          </table:table-cell>
          <table:table-cell office:value-type="float" office:value="3.62" calcext:value-type="float">
            <text:p>3.62</text:p>
          </table:table-cell>
          <table:table-cell office:value-type="float" office:value="2.996" calcext:value-type="float">
            <text:p>3.0</text:p>
          </table:table-cell>
          <table:table-cell table:formula="of:=[.C653]*-1" office:value-type="float" office:value="-2.996" calcext:value-type="float">
            <text:p>-3.0</text:p>
          </table:table-cell>
          <table:table-cell table:formula="of:=([.D653])*([.A653]-[.A652])+[.E652]" office:value-type="float" office:value="-97524.2000000008" calcext:value-type="float">
            <text:p>-97524.2</text:p>
          </table:table-cell>
          <table:table-cell table:formula="of:=[.E653]/3600" office:value-type="float" office:value="-27.0900555555558" calcext:value-type="float">
            <text:p>-27.1</text:p>
          </table:table-cell>
        </table:table-row>
        <table:table-row table:style-name="ro2">
          <table:table-cell office:value-type="float" office:value="32597" calcext:value-type="float">
            <text:p>325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54]*-1" office:value-type="float" office:value="-2.996" calcext:value-type="float">
            <text:p>-3.0</text:p>
          </table:table-cell>
          <table:table-cell table:formula="of:=([.D654])*([.A654]-[.A653])+[.E653]" office:value-type="float" office:value="-97674.0000000008" calcext:value-type="float">
            <text:p>-97674.0</text:p>
          </table:table-cell>
          <table:table-cell table:formula="of:=[.E654]/3600" office:value-type="float" office:value="-27.1316666666669" calcext:value-type="float">
            <text:p>-27.1</text:p>
          </table:table-cell>
        </table:table-row>
        <table:table-row table:style-name="ro2">
          <table:table-cell office:value-type="float" office:value="32647" calcext:value-type="float">
            <text:p>326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55]*-1" office:value-type="float" office:value="-2.996" calcext:value-type="float">
            <text:p>-3.0</text:p>
          </table:table-cell>
          <table:table-cell table:formula="of:=([.D655])*([.A655]-[.A654])+[.E654]" office:value-type="float" office:value="-97823.8000000008" calcext:value-type="float">
            <text:p>-97823.8</text:p>
          </table:table-cell>
          <table:table-cell table:formula="of:=[.E655]/3600" office:value-type="float" office:value="-27.173277777778" calcext:value-type="float">
            <text:p>-27.2</text:p>
          </table:table-cell>
        </table:table-row>
        <table:table-row table:style-name="ro2">
          <table:table-cell office:value-type="float" office:value="32697" calcext:value-type="float">
            <text:p>326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56]*-1" office:value-type="float" office:value="-2.995" calcext:value-type="float">
            <text:p>-3.0</text:p>
          </table:table-cell>
          <table:table-cell table:formula="of:=([.D656])*([.A656]-[.A655])+[.E655]" office:value-type="float" office:value="-97973.5500000008" calcext:value-type="float">
            <text:p>-97973.6</text:p>
          </table:table-cell>
          <table:table-cell table:formula="of:=[.E656]/3600" office:value-type="float" office:value="-27.2148750000002" calcext:value-type="float">
            <text:p>-27.2</text:p>
          </table:table-cell>
        </table:table-row>
        <table:table-row table:style-name="ro2">
          <table:table-cell office:value-type="float" office:value="32747" calcext:value-type="float">
            <text:p>327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57]*-1" office:value-type="float" office:value="-2.996" calcext:value-type="float">
            <text:p>-3.0</text:p>
          </table:table-cell>
          <table:table-cell table:formula="of:=([.D657])*([.A657]-[.A656])+[.E656]" office:value-type="float" office:value="-98123.3500000008" calcext:value-type="float">
            <text:p>-98123.4</text:p>
          </table:table-cell>
          <table:table-cell table:formula="of:=[.E657]/3600" office:value-type="float" office:value="-27.2564861111113" calcext:value-type="float">
            <text:p>-27.3</text:p>
          </table:table-cell>
        </table:table-row>
        <table:table-row table:style-name="ro2">
          <table:table-cell office:value-type="float" office:value="32797" calcext:value-type="float">
            <text:p>327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58]*-1" office:value-type="float" office:value="-2.996" calcext:value-type="float">
            <text:p>-3.0</text:p>
          </table:table-cell>
          <table:table-cell table:formula="of:=([.D658])*([.A658]-[.A657])+[.E657]" office:value-type="float" office:value="-98273.1500000008" calcext:value-type="float">
            <text:p>-98273.2</text:p>
          </table:table-cell>
          <table:table-cell table:formula="of:=[.E658]/3600" office:value-type="float" office:value="-27.2980972222224" calcext:value-type="float">
            <text:p>-27.3</text:p>
          </table:table-cell>
        </table:table-row>
        <table:table-row table:style-name="ro2">
          <table:table-cell office:value-type="float" office:value="32847" calcext:value-type="float">
            <text:p>328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59]*-1" office:value-type="float" office:value="-2.996" calcext:value-type="float">
            <text:p>-3.0</text:p>
          </table:table-cell>
          <table:table-cell table:formula="of:=([.D659])*([.A659]-[.A658])+[.E658]" office:value-type="float" office:value="-98422.9500000008" calcext:value-type="float">
            <text:p>-98423.0</text:p>
          </table:table-cell>
          <table:table-cell table:formula="of:=[.E659]/3600" office:value-type="float" office:value="-27.3397083333336" calcext:value-type="float">
            <text:p>-27.3</text:p>
          </table:table-cell>
        </table:table-row>
        <table:table-row table:style-name="ro2">
          <table:table-cell office:value-type="float" office:value="32897" calcext:value-type="float">
            <text:p>328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60]*-1" office:value-type="float" office:value="-2.995" calcext:value-type="float">
            <text:p>-3.0</text:p>
          </table:table-cell>
          <table:table-cell table:formula="of:=([.D660])*([.A660]-[.A659])+[.E659]" office:value-type="float" office:value="-98572.7000000008" calcext:value-type="float">
            <text:p>-98572.7</text:p>
          </table:table-cell>
          <table:table-cell table:formula="of:=[.E660]/3600" office:value-type="float" office:value="-27.3813055555558" calcext:value-type="float">
            <text:p>-27.4</text:p>
          </table:table-cell>
        </table:table-row>
        <table:table-row table:style-name="ro2">
          <table:table-cell office:value-type="float" office:value="32947" calcext:value-type="float">
            <text:p>329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7" calcext:value-type="float">
            <text:p>3.0</text:p>
          </table:table-cell>
          <table:table-cell table:formula="of:=[.C661]*-1" office:value-type="float" office:value="-2.997" calcext:value-type="float">
            <text:p>-3.0</text:p>
          </table:table-cell>
          <table:table-cell table:formula="of:=([.D661])*([.A661]-[.A660])+[.E660]" office:value-type="float" office:value="-98722.5500000008" calcext:value-type="float">
            <text:p>-98722.6</text:p>
          </table:table-cell>
          <table:table-cell table:formula="of:=[.E661]/3600" office:value-type="float" office:value="-27.4229305555558" calcext:value-type="float">
            <text:p>-27.4</text:p>
          </table:table-cell>
        </table:table-row>
        <table:table-row table:style-name="ro2">
          <table:table-cell office:value-type="float" office:value="32997" calcext:value-type="float">
            <text:p>329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62]*-1" office:value-type="float" office:value="-2.996" calcext:value-type="float">
            <text:p>-3.0</text:p>
          </table:table-cell>
          <table:table-cell table:formula="of:=([.D662])*([.A662]-[.A661])+[.E661]" office:value-type="float" office:value="-98872.3500000008" calcext:value-type="float">
            <text:p>-98872.4</text:p>
          </table:table-cell>
          <table:table-cell table:formula="of:=[.E662]/3600" office:value-type="float" office:value="-27.4645416666669" calcext:value-type="float">
            <text:p>-27.5</text:p>
          </table:table-cell>
        </table:table-row>
        <table:table-row table:style-name="ro2">
          <table:table-cell office:value-type="float" office:value="33047" calcext:value-type="float">
            <text:p>330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63]*-1" office:value-type="float" office:value="-2.995" calcext:value-type="float">
            <text:p>-3.0</text:p>
          </table:table-cell>
          <table:table-cell table:formula="of:=([.D663])*([.A663]-[.A662])+[.E662]" office:value-type="float" office:value="-99022.1000000008" calcext:value-type="float">
            <text:p>-99022.1</text:p>
          </table:table-cell>
          <table:table-cell table:formula="of:=[.E663]/3600" office:value-type="float" office:value="-27.5061388888891" calcext:value-type="float">
            <text:p>-27.5</text:p>
          </table:table-cell>
        </table:table-row>
        <table:table-row table:style-name="ro2">
          <table:table-cell office:value-type="float" office:value="33097" calcext:value-type="float">
            <text:p>330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64]*-1" office:value-type="float" office:value="-2.996" calcext:value-type="float">
            <text:p>-3.0</text:p>
          </table:table-cell>
          <table:table-cell table:formula="of:=([.D664])*([.A664]-[.A663])+[.E663]" office:value-type="float" office:value="-99171.9000000008" calcext:value-type="float">
            <text:p>-99171.9</text:p>
          </table:table-cell>
          <table:table-cell table:formula="of:=[.E664]/3600" office:value-type="float" office:value="-27.5477500000002" calcext:value-type="float">
            <text:p>-27.5</text:p>
          </table:table-cell>
        </table:table-row>
        <table:table-row table:style-name="ro2">
          <table:table-cell office:value-type="float" office:value="33147" calcext:value-type="float">
            <text:p>331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65]*-1" office:value-type="float" office:value="-2.995" calcext:value-type="float">
            <text:p>-3.0</text:p>
          </table:table-cell>
          <table:table-cell table:formula="of:=([.D665])*([.A665]-[.A664])+[.E664]" office:value-type="float" office:value="-99321.6500000008" calcext:value-type="float">
            <text:p>-99321.7</text:p>
          </table:table-cell>
          <table:table-cell table:formula="of:=[.E665]/3600" office:value-type="float" office:value="-27.5893472222225" calcext:value-type="float">
            <text:p>-27.6</text:p>
          </table:table-cell>
        </table:table-row>
        <table:table-row table:style-name="ro2">
          <table:table-cell office:value-type="float" office:value="33197" calcext:value-type="float">
            <text:p>331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66]*-1" office:value-type="float" office:value="-2.995" calcext:value-type="float">
            <text:p>-3.0</text:p>
          </table:table-cell>
          <table:table-cell table:formula="of:=([.D666])*([.A666]-[.A665])+[.E665]" office:value-type="float" office:value="-99471.4000000008" calcext:value-type="float">
            <text:p>-99471.4</text:p>
          </table:table-cell>
          <table:table-cell table:formula="of:=[.E666]/3600" office:value-type="float" office:value="-27.6309444444447" calcext:value-type="float">
            <text:p>-27.6</text:p>
          </table:table-cell>
        </table:table-row>
        <table:table-row table:style-name="ro2">
          <table:table-cell office:value-type="float" office:value="33247" calcext:value-type="float">
            <text:p>332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67]*-1" office:value-type="float" office:value="-2.996" calcext:value-type="float">
            <text:p>-3.0</text:p>
          </table:table-cell>
          <table:table-cell table:formula="of:=([.D667])*([.A667]-[.A666])+[.E666]" office:value-type="float" office:value="-99621.2000000008" calcext:value-type="float">
            <text:p>-99621.2</text:p>
          </table:table-cell>
          <table:table-cell table:formula="of:=[.E667]/3600" office:value-type="float" office:value="-27.6725555555558" calcext:value-type="float">
            <text:p>-27.7</text:p>
          </table:table-cell>
        </table:table-row>
        <table:table-row table:style-name="ro2">
          <table:table-cell office:value-type="float" office:value="33297" calcext:value-type="float">
            <text:p>332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68]*-1" office:value-type="float" office:value="-2.996" calcext:value-type="float">
            <text:p>-3.0</text:p>
          </table:table-cell>
          <table:table-cell table:formula="of:=([.D668])*([.A668]-[.A667])+[.E667]" office:value-type="float" office:value="-99771.0000000008" calcext:value-type="float">
            <text:p>-99771.0</text:p>
          </table:table-cell>
          <table:table-cell table:formula="of:=[.E668]/3600" office:value-type="float" office:value="-27.7141666666669" calcext:value-type="float">
            <text:p>-27.7</text:p>
          </table:table-cell>
        </table:table-row>
        <table:table-row table:style-name="ro2">
          <table:table-cell office:value-type="float" office:value="33347" calcext:value-type="float">
            <text:p>333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69]*-1" office:value-type="float" office:value="-2.996" calcext:value-type="float">
            <text:p>-3.0</text:p>
          </table:table-cell>
          <table:table-cell table:formula="of:=([.D669])*([.A669]-[.A668])+[.E668]" office:value-type="float" office:value="-99920.8000000008" calcext:value-type="float">
            <text:p>-99920.8</text:p>
          </table:table-cell>
          <table:table-cell table:formula="of:=[.E669]/3600" office:value-type="float" office:value="-27.755777777778" calcext:value-type="float">
            <text:p>-27.8</text:p>
          </table:table-cell>
        </table:table-row>
        <table:table-row table:style-name="ro2">
          <table:table-cell office:value-type="float" office:value="33397" calcext:value-type="float">
            <text:p>333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70]*-1" office:value-type="float" office:value="-2.995" calcext:value-type="float">
            <text:p>-3.0</text:p>
          </table:table-cell>
          <table:table-cell table:formula="of:=([.D670])*([.A670]-[.A669])+[.E669]" office:value-type="float" office:value="-100070.550000001" calcext:value-type="float">
            <text:p>-100070.6</text:p>
          </table:table-cell>
          <table:table-cell table:formula="of:=[.E670]/3600" office:value-type="float" office:value="-27.7973750000002" calcext:value-type="float">
            <text:p>-27.8</text:p>
          </table:table-cell>
        </table:table-row>
        <table:table-row table:style-name="ro2">
          <table:table-cell office:value-type="float" office:value="33447" calcext:value-type="float">
            <text:p>334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71]*-1" office:value-type="float" office:value="-2.995" calcext:value-type="float">
            <text:p>-3.0</text:p>
          </table:table-cell>
          <table:table-cell table:formula="of:=([.D671])*([.A671]-[.A670])+[.E670]" office:value-type="float" office:value="-100220.300000001" calcext:value-type="float">
            <text:p>-100220.3</text:p>
          </table:table-cell>
          <table:table-cell table:formula="of:=[.E671]/3600" office:value-type="float" office:value="-27.8389722222225" calcext:value-type="float">
            <text:p>-27.8</text:p>
          </table:table-cell>
        </table:table-row>
        <table:table-row table:style-name="ro2">
          <table:table-cell office:value-type="float" office:value="33497" calcext:value-type="float">
            <text:p>334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72]*-1" office:value-type="float" office:value="-2.996" calcext:value-type="float">
            <text:p>-3.0</text:p>
          </table:table-cell>
          <table:table-cell table:formula="of:=([.D672])*([.A672]-[.A671])+[.E671]" office:value-type="float" office:value="-100370.100000001" calcext:value-type="float">
            <text:p>-100370.1</text:p>
          </table:table-cell>
          <table:table-cell table:formula="of:=[.E672]/3600" office:value-type="float" office:value="-27.8805833333336" calcext:value-type="float">
            <text:p>-27.9</text:p>
          </table:table-cell>
        </table:table-row>
        <table:table-row table:style-name="ro2">
          <table:table-cell office:value-type="float" office:value="33547" calcext:value-type="float">
            <text:p>335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73]*-1" office:value-type="float" office:value="-2.995" calcext:value-type="float">
            <text:p>-3.0</text:p>
          </table:table-cell>
          <table:table-cell table:formula="of:=([.D673])*([.A673]-[.A672])+[.E672]" office:value-type="float" office:value="-100519.850000001" calcext:value-type="float">
            <text:p>-100519.9</text:p>
          </table:table-cell>
          <table:table-cell table:formula="of:=[.E673]/3600" office:value-type="float" office:value="-27.9221805555558" calcext:value-type="float">
            <text:p>-27.9</text:p>
          </table:table-cell>
        </table:table-row>
        <table:table-row table:style-name="ro2">
          <table:table-cell office:value-type="float" office:value="33597" calcext:value-type="float">
            <text:p>335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74]*-1" office:value-type="float" office:value="-2.995" calcext:value-type="float">
            <text:p>-3.0</text:p>
          </table:table-cell>
          <table:table-cell table:formula="of:=([.D674])*([.A674]-[.A673])+[.E673]" office:value-type="float" office:value="-100669.600000001" calcext:value-type="float">
            <text:p>-100669.6</text:p>
          </table:table-cell>
          <table:table-cell table:formula="of:=[.E674]/3600" office:value-type="float" office:value="-27.963777777778" calcext:value-type="float">
            <text:p>-28.0</text:p>
          </table:table-cell>
        </table:table-row>
        <table:table-row table:style-name="ro2">
          <table:table-cell office:value-type="float" office:value="33647" calcext:value-type="float">
            <text:p>336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75]*-1" office:value-type="float" office:value="-2.996" calcext:value-type="float">
            <text:p>-3.0</text:p>
          </table:table-cell>
          <table:table-cell table:formula="of:=([.D675])*([.A675]-[.A674])+[.E674]" office:value-type="float" office:value="-100819.400000001" calcext:value-type="float">
            <text:p>-100819.4</text:p>
          </table:table-cell>
          <table:table-cell table:formula="of:=[.E675]/3600" office:value-type="float" office:value="-28.0053888888891" calcext:value-type="float">
            <text:p>-28.0</text:p>
          </table:table-cell>
        </table:table-row>
        <table:table-row table:style-name="ro2">
          <table:table-cell office:value-type="float" office:value="33697" calcext:value-type="float">
            <text:p>336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76]*-1" office:value-type="float" office:value="-2.996" calcext:value-type="float">
            <text:p>-3.0</text:p>
          </table:table-cell>
          <table:table-cell table:formula="of:=([.D676])*([.A676]-[.A675])+[.E675]" office:value-type="float" office:value="-100969.200000001" calcext:value-type="float">
            <text:p>-100969.2</text:p>
          </table:table-cell>
          <table:table-cell table:formula="of:=[.E676]/3600" office:value-type="float" office:value="-28.0470000000002" calcext:value-type="float">
            <text:p>-28.0</text:p>
          </table:table-cell>
        </table:table-row>
        <table:table-row table:style-name="ro2">
          <table:table-cell office:value-type="float" office:value="33747" calcext:value-type="float">
            <text:p>3374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677]*-1" office:value-type="float" office:value="-2.995" calcext:value-type="float">
            <text:p>-3.0</text:p>
          </table:table-cell>
          <table:table-cell table:formula="of:=([.D677])*([.A677]-[.A676])+[.E676]" office:value-type="float" office:value="-101118.950000001" calcext:value-type="float">
            <text:p>-101119.0</text:p>
          </table:table-cell>
          <table:table-cell table:formula="of:=[.E677]/3600" office:value-type="float" office:value="-28.0885972222225" calcext:value-type="float">
            <text:p>-28.1</text:p>
          </table:table-cell>
        </table:table-row>
        <table:table-row table:style-name="ro2">
          <table:table-cell office:value-type="float" office:value="33797" calcext:value-type="float">
            <text:p>337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78]*-1" office:value-type="float" office:value="-2.996" calcext:value-type="float">
            <text:p>-3.0</text:p>
          </table:table-cell>
          <table:table-cell table:formula="of:=([.D678])*([.A678]-[.A677])+[.E677]" office:value-type="float" office:value="-101268.750000001" calcext:value-type="float">
            <text:p>-101268.8</text:p>
          </table:table-cell>
          <table:table-cell table:formula="of:=[.E678]/3600" office:value-type="float" office:value="-28.1302083333336" calcext:value-type="float">
            <text:p>-28.1</text:p>
          </table:table-cell>
        </table:table-row>
        <table:table-row table:style-name="ro2">
          <table:table-cell office:value-type="float" office:value="33847" calcext:value-type="float">
            <text:p>338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79]*-1" office:value-type="float" office:value="-2.996" calcext:value-type="float">
            <text:p>-3.0</text:p>
          </table:table-cell>
          <table:table-cell table:formula="of:=([.D679])*([.A679]-[.A678])+[.E678]" office:value-type="float" office:value="-101418.550000001" calcext:value-type="float">
            <text:p>-101418.6</text:p>
          </table:table-cell>
          <table:table-cell table:formula="of:=[.E679]/3600" office:value-type="float" office:value="-28.1718194444447" calcext:value-type="float">
            <text:p>-28.2</text:p>
          </table:table-cell>
        </table:table-row>
        <table:table-row table:style-name="ro2">
          <table:table-cell office:value-type="float" office:value="33897" calcext:value-type="float">
            <text:p>3389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680]*-1" office:value-type="float" office:value="-2.995" calcext:value-type="float">
            <text:p>-3.0</text:p>
          </table:table-cell>
          <table:table-cell table:formula="of:=([.D680])*([.A680]-[.A679])+[.E679]" office:value-type="float" office:value="-101568.300000001" calcext:value-type="float">
            <text:p>-101568.3</text:p>
          </table:table-cell>
          <table:table-cell table:formula="of:=[.E680]/3600" office:value-type="float" office:value="-28.2134166666669" calcext:value-type="float">
            <text:p>-28.2</text:p>
          </table:table-cell>
        </table:table-row>
        <table:table-row table:style-name="ro2">
          <table:table-cell office:value-type="float" office:value="33947" calcext:value-type="float">
            <text:p>33947</text:p>
          </table:table-cell>
          <table:table-cell office:value-type="float" office:value="3.6" calcext:value-type="float">
            <text:p>3.6</text:p>
          </table:table-cell>
          <table:table-cell office:value-type="float" office:value="2.997" calcext:value-type="float">
            <text:p>3.0</text:p>
          </table:table-cell>
          <table:table-cell table:formula="of:=[.C681]*-1" office:value-type="float" office:value="-2.997" calcext:value-type="float">
            <text:p>-3.0</text:p>
          </table:table-cell>
          <table:table-cell table:formula="of:=([.D681])*([.A681]-[.A680])+[.E680]" office:value-type="float" office:value="-101718.150000001" calcext:value-type="float">
            <text:p>-101718.2</text:p>
          </table:table-cell>
          <table:table-cell table:formula="of:=[.E681]/3600" office:value-type="float" office:value="-28.2550416666669" calcext:value-type="float">
            <text:p>-28.3</text:p>
          </table:table-cell>
        </table:table-row>
        <table:table-row table:style-name="ro2">
          <table:table-cell office:value-type="float" office:value="33997" calcext:value-type="float">
            <text:p>339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82]*-1" office:value-type="float" office:value="-2.996" calcext:value-type="float">
            <text:p>-3.0</text:p>
          </table:table-cell>
          <table:table-cell table:formula="of:=([.D682])*([.A682]-[.A681])+[.E681]" office:value-type="float" office:value="-101867.950000001" calcext:value-type="float">
            <text:p>-101868.0</text:p>
          </table:table-cell>
          <table:table-cell table:formula="of:=[.E682]/3600" office:value-type="float" office:value="-28.296652777778" calcext:value-type="float">
            <text:p>-28.3</text:p>
          </table:table-cell>
        </table:table-row>
        <table:table-row table:style-name="ro2">
          <table:table-cell office:value-type="float" office:value="34047" calcext:value-type="float">
            <text:p>3404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683]*-1" office:value-type="float" office:value="-2.995" calcext:value-type="float">
            <text:p>-3.0</text:p>
          </table:table-cell>
          <table:table-cell table:formula="of:=([.D683])*([.A683]-[.A682])+[.E682]" office:value-type="float" office:value="-102017.700000001" calcext:value-type="float">
            <text:p>-102017.7</text:p>
          </table:table-cell>
          <table:table-cell table:formula="of:=[.E683]/3600" office:value-type="float" office:value="-28.3382500000002" calcext:value-type="float">
            <text:p>-28.3</text:p>
          </table:table-cell>
        </table:table-row>
        <table:table-row table:style-name="ro2">
          <table:table-cell office:value-type="float" office:value="34097" calcext:value-type="float">
            <text:p>340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84]*-1" office:value-type="float" office:value="-2.995" calcext:value-type="float">
            <text:p>-3.0</text:p>
          </table:table-cell>
          <table:table-cell table:formula="of:=([.D684])*([.A684]-[.A683])+[.E683]" office:value-type="float" office:value="-102167.450000001" calcext:value-type="float">
            <text:p>-102167.5</text:p>
          </table:table-cell>
          <table:table-cell table:formula="of:=[.E684]/3600" office:value-type="float" office:value="-28.3798472222225" calcext:value-type="float">
            <text:p>-28.4</text:p>
          </table:table-cell>
        </table:table-row>
        <table:table-row table:style-name="ro2">
          <table:table-cell office:value-type="float" office:value="34147" calcext:value-type="float">
            <text:p>341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85]*-1" office:value-type="float" office:value="-2.996" calcext:value-type="float">
            <text:p>-3.0</text:p>
          </table:table-cell>
          <table:table-cell table:formula="of:=([.D685])*([.A685]-[.A684])+[.E684]" office:value-type="float" office:value="-102317.250000001" calcext:value-type="float">
            <text:p>-102317.3</text:p>
          </table:table-cell>
          <table:table-cell table:formula="of:=[.E685]/3600" office:value-type="float" office:value="-28.4214583333336" calcext:value-type="float">
            <text:p>-28.4</text:p>
          </table:table-cell>
        </table:table-row>
        <table:table-row table:style-name="ro2">
          <table:table-cell office:value-type="float" office:value="34197" calcext:value-type="float">
            <text:p>341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86]*-1" office:value-type="float" office:value="-2.996" calcext:value-type="float">
            <text:p>-3.0</text:p>
          </table:table-cell>
          <table:table-cell table:formula="of:=([.D686])*([.A686]-[.A685])+[.E685]" office:value-type="float" office:value="-102467.050000001" calcext:value-type="float">
            <text:p>-102467.1</text:p>
          </table:table-cell>
          <table:table-cell table:formula="of:=[.E686]/3600" office:value-type="float" office:value="-28.4630694444447" calcext:value-type="float">
            <text:p>-28.5</text:p>
          </table:table-cell>
        </table:table-row>
        <table:table-row table:style-name="ro2">
          <table:table-cell office:value-type="float" office:value="34247" calcext:value-type="float">
            <text:p>342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5" calcext:value-type="float">
            <text:p>3.0</text:p>
          </table:table-cell>
          <table:table-cell table:formula="of:=[.C687]*-1" office:value-type="float" office:value="-2.995" calcext:value-type="float">
            <text:p>-3.0</text:p>
          </table:table-cell>
          <table:table-cell table:formula="of:=([.D687])*([.A687]-[.A686])+[.E686]" office:value-type="float" office:value="-102616.800000001" calcext:value-type="float">
            <text:p>-102616.8</text:p>
          </table:table-cell>
          <table:table-cell table:formula="of:=[.E687]/3600" office:value-type="float" office:value="-28.5046666666669" calcext:value-type="float">
            <text:p>-28.5</text:p>
          </table:table-cell>
        </table:table-row>
        <table:table-row table:style-name="ro2">
          <table:table-cell office:value-type="float" office:value="34297" calcext:value-type="float">
            <text:p>3429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688]*-1" office:value-type="float" office:value="-2.995" calcext:value-type="float">
            <text:p>-3.0</text:p>
          </table:table-cell>
          <table:table-cell table:formula="of:=([.D688])*([.A688]-[.A687])+[.E687]" office:value-type="float" office:value="-102766.550000001" calcext:value-type="float">
            <text:p>-102766.6</text:p>
          </table:table-cell>
          <table:table-cell table:formula="of:=[.E688]/3600" office:value-type="float" office:value="-28.5462638888891" calcext:value-type="float">
            <text:p>-28.5</text:p>
          </table:table-cell>
        </table:table-row>
        <table:table-row table:style-name="ro2">
          <table:table-cell office:value-type="float" office:value="34347" calcext:value-type="float">
            <text:p>343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89]*-1" office:value-type="float" office:value="-2.996" calcext:value-type="float">
            <text:p>-3.0</text:p>
          </table:table-cell>
          <table:table-cell table:formula="of:=([.D689])*([.A689]-[.A688])+[.E688]" office:value-type="float" office:value="-102916.350000001" calcext:value-type="float">
            <text:p>-102916.4</text:p>
          </table:table-cell>
          <table:table-cell table:formula="of:=[.E689]/3600" office:value-type="float" office:value="-28.5878750000002" calcext:value-type="float">
            <text:p>-28.6</text:p>
          </table:table-cell>
        </table:table-row>
        <table:table-row table:style-name="ro2">
          <table:table-cell office:value-type="float" office:value="34397" calcext:value-type="float">
            <text:p>343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90]*-1" office:value-type="float" office:value="-2.996" calcext:value-type="float">
            <text:p>-3.0</text:p>
          </table:table-cell>
          <table:table-cell table:formula="of:=([.D690])*([.A690]-[.A689])+[.E689]" office:value-type="float" office:value="-103066.150000001" calcext:value-type="float">
            <text:p>-103066.2</text:p>
          </table:table-cell>
          <table:table-cell table:formula="of:=[.E690]/3600" office:value-type="float" office:value="-28.6294861111114" calcext:value-type="float">
            <text:p>-28.6</text:p>
          </table:table-cell>
        </table:table-row>
        <table:table-row table:style-name="ro2">
          <table:table-cell office:value-type="float" office:value="34447" calcext:value-type="float">
            <text:p>344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91]*-1" office:value-type="float" office:value="-2.996" calcext:value-type="float">
            <text:p>-3.0</text:p>
          </table:table-cell>
          <table:table-cell table:formula="of:=([.D691])*([.A691]-[.A690])+[.E690]" office:value-type="float" office:value="-103215.950000001" calcext:value-type="float">
            <text:p>-103216.0</text:p>
          </table:table-cell>
          <table:table-cell table:formula="of:=[.E691]/3600" office:value-type="float" office:value="-28.6710972222225" calcext:value-type="float">
            <text:p>-28.7</text:p>
          </table:table-cell>
        </table:table-row>
        <table:table-row table:style-name="ro2">
          <table:table-cell office:value-type="float" office:value="34497" calcext:value-type="float">
            <text:p>344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92]*-1" office:value-type="float" office:value="-2.996" calcext:value-type="float">
            <text:p>-3.0</text:p>
          </table:table-cell>
          <table:table-cell table:formula="of:=([.D692])*([.A692]-[.A691])+[.E691]" office:value-type="float" office:value="-103365.750000001" calcext:value-type="float">
            <text:p>-103365.8</text:p>
          </table:table-cell>
          <table:table-cell table:formula="of:=[.E692]/3600" office:value-type="float" office:value="-28.7127083333336" calcext:value-type="float">
            <text:p>-28.7</text:p>
          </table:table-cell>
        </table:table-row>
        <table:table-row table:style-name="ro2">
          <table:table-cell office:value-type="float" office:value="34547" calcext:value-type="float">
            <text:p>345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93]*-1" office:value-type="float" office:value="-2.996" calcext:value-type="float">
            <text:p>-3.0</text:p>
          </table:table-cell>
          <table:table-cell table:formula="of:=([.D693])*([.A693]-[.A692])+[.E692]" office:value-type="float" office:value="-103515.550000001" calcext:value-type="float">
            <text:p>-103515.6</text:p>
          </table:table-cell>
          <table:table-cell table:formula="of:=[.E693]/3600" office:value-type="float" office:value="-28.7543194444447" calcext:value-type="float">
            <text:p>-28.8</text:p>
          </table:table-cell>
        </table:table-row>
        <table:table-row table:style-name="ro2">
          <table:table-cell office:value-type="float" office:value="34597" calcext:value-type="float">
            <text:p>345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94]*-1" office:value-type="float" office:value="-2.996" calcext:value-type="float">
            <text:p>-3.0</text:p>
          </table:table-cell>
          <table:table-cell table:formula="of:=([.D694])*([.A694]-[.A693])+[.E693]" office:value-type="float" office:value="-103665.350000001" calcext:value-type="float">
            <text:p>-103665.4</text:p>
          </table:table-cell>
          <table:table-cell table:formula="of:=[.E694]/3600" office:value-type="float" office:value="-28.7959305555558" calcext:value-type="float">
            <text:p>-28.8</text:p>
          </table:table-cell>
        </table:table-row>
        <table:table-row table:style-name="ro2">
          <table:table-cell office:value-type="float" office:value="34647" calcext:value-type="float">
            <text:p>3464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695]*-1" office:value-type="float" office:value="-2.996" calcext:value-type="float">
            <text:p>-3.0</text:p>
          </table:table-cell>
          <table:table-cell table:formula="of:=([.D695])*([.A695]-[.A694])+[.E694]" office:value-type="float" office:value="-103815.150000001" calcext:value-type="float">
            <text:p>-103815.2</text:p>
          </table:table-cell>
          <table:table-cell table:formula="of:=[.E695]/3600" office:value-type="float" office:value="-28.8375416666669" calcext:value-type="float">
            <text:p>-28.8</text:p>
          </table:table-cell>
        </table:table-row>
        <table:table-row table:style-name="ro2">
          <table:table-cell office:value-type="float" office:value="34697" calcext:value-type="float">
            <text:p>3469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696]*-1" office:value-type="float" office:value="-2.995" calcext:value-type="float">
            <text:p>-3.0</text:p>
          </table:table-cell>
          <table:table-cell table:formula="of:=([.D696])*([.A696]-[.A695])+[.E695]" office:value-type="float" office:value="-103964.900000001" calcext:value-type="float">
            <text:p>-103964.9</text:p>
          </table:table-cell>
          <table:table-cell table:formula="of:=[.E696]/3600" office:value-type="float" office:value="-28.8791388888891" calcext:value-type="float">
            <text:p>-28.9</text:p>
          </table:table-cell>
        </table:table-row>
        <table:table-row table:style-name="ro2">
          <table:table-cell office:value-type="float" office:value="34747" calcext:value-type="float">
            <text:p>347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697]*-1" office:value-type="float" office:value="-2.996" calcext:value-type="float">
            <text:p>-3.0</text:p>
          </table:table-cell>
          <table:table-cell table:formula="of:=([.D697])*([.A697]-[.A696])+[.E696]" office:value-type="float" office:value="-104114.700000001" calcext:value-type="float">
            <text:p>-104114.7</text:p>
          </table:table-cell>
          <table:table-cell table:formula="of:=[.E697]/3600" office:value-type="float" office:value="-28.9207500000002" calcext:value-type="float">
            <text:p>-28.9</text:p>
          </table:table-cell>
        </table:table-row>
        <table:table-row table:style-name="ro2">
          <table:table-cell office:value-type="float" office:value="34797" calcext:value-type="float">
            <text:p>3479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698]*-1" office:value-type="float" office:value="-2.995" calcext:value-type="float">
            <text:p>-3.0</text:p>
          </table:table-cell>
          <table:table-cell table:formula="of:=([.D698])*([.A698]-[.A697])+[.E697]" office:value-type="float" office:value="-104264.450000001" calcext:value-type="float">
            <text:p>-104264.5</text:p>
          </table:table-cell>
          <table:table-cell table:formula="of:=[.E698]/3600" office:value-type="float" office:value="-28.9623472222225" calcext:value-type="float">
            <text:p>-29.0</text:p>
          </table:table-cell>
        </table:table-row>
        <table:table-row table:style-name="ro2">
          <table:table-cell office:value-type="float" office:value="34847" calcext:value-type="float">
            <text:p>348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699]*-1" office:value-type="float" office:value="-2.996" calcext:value-type="float">
            <text:p>-3.0</text:p>
          </table:table-cell>
          <table:table-cell table:formula="of:=([.D699])*([.A699]-[.A698])+[.E698]" office:value-type="float" office:value="-104414.250000001" calcext:value-type="float">
            <text:p>-104414.3</text:p>
          </table:table-cell>
          <table:table-cell table:formula="of:=[.E699]/3600" office:value-type="float" office:value="-29.0039583333336" calcext:value-type="float">
            <text:p>-29.0</text:p>
          </table:table-cell>
        </table:table-row>
        <table:table-row table:style-name="ro2">
          <table:table-cell office:value-type="float" office:value="34897" calcext:value-type="float">
            <text:p>34897</text:p>
          </table:table-cell>
          <table:table-cell office:value-type="float" office:value="3.61" calcext:value-type="float">
            <text:p>3.61</text:p>
          </table:table-cell>
          <table:table-cell office:value-type="float" office:value="2.996" calcext:value-type="float">
            <text:p>3.0</text:p>
          </table:table-cell>
          <table:table-cell table:formula="of:=[.C700]*-1" office:value-type="float" office:value="-2.996" calcext:value-type="float">
            <text:p>-3.0</text:p>
          </table:table-cell>
          <table:table-cell table:formula="of:=([.D700])*([.A700]-[.A699])+[.E699]" office:value-type="float" office:value="-104564.050000001" calcext:value-type="float">
            <text:p>-104564.1</text:p>
          </table:table-cell>
          <table:table-cell table:formula="of:=[.E700]/3600" office:value-type="float" office:value="-29.0455694444447" calcext:value-type="float">
            <text:p>-29.0</text:p>
          </table:table-cell>
        </table:table-row>
        <table:table-row table:style-name="ro2">
          <table:table-cell office:value-type="float" office:value="34947" calcext:value-type="float">
            <text:p>349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01]*-1" office:value-type="float" office:value="-2.996" calcext:value-type="float">
            <text:p>-3.0</text:p>
          </table:table-cell>
          <table:table-cell table:formula="of:=([.D701])*([.A701]-[.A700])+[.E700]" office:value-type="float" office:value="-104713.850000001" calcext:value-type="float">
            <text:p>-104713.9</text:p>
          </table:table-cell>
          <table:table-cell table:formula="of:=[.E701]/3600" office:value-type="float" office:value="-29.0871805555558" calcext:value-type="float">
            <text:p>-29.1</text:p>
          </table:table-cell>
        </table:table-row>
        <table:table-row table:style-name="ro2">
          <table:table-cell office:value-type="float" office:value="34997" calcext:value-type="float">
            <text:p>349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02]*-1" office:value-type="float" office:value="-2.996" calcext:value-type="float">
            <text:p>-3.0</text:p>
          </table:table-cell>
          <table:table-cell table:formula="of:=([.D702])*([.A702]-[.A701])+[.E701]" office:value-type="float" office:value="-104863.650000001" calcext:value-type="float">
            <text:p>-104863.7</text:p>
          </table:table-cell>
          <table:table-cell table:formula="of:=[.E702]/3600" office:value-type="float" office:value="-29.1287916666669" calcext:value-type="float">
            <text:p>-29.1</text:p>
          </table:table-cell>
        </table:table-row>
        <table:table-row table:style-name="ro2">
          <table:table-cell office:value-type="float" office:value="35047" calcext:value-type="float">
            <text:p>3504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703]*-1" office:value-type="float" office:value="-2.995" calcext:value-type="float">
            <text:p>-3.0</text:p>
          </table:table-cell>
          <table:table-cell table:formula="of:=([.D703])*([.A703]-[.A702])+[.E702]" office:value-type="float" office:value="-105013.400000001" calcext:value-type="float">
            <text:p>-105013.4</text:p>
          </table:table-cell>
          <table:table-cell table:formula="of:=[.E703]/3600" office:value-type="float" office:value="-29.1703888888891" calcext:value-type="float">
            <text:p>-29.2</text:p>
          </table:table-cell>
        </table:table-row>
        <table:table-row table:style-name="ro2">
          <table:table-cell office:value-type="float" office:value="35097" calcext:value-type="float">
            <text:p>3509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704]*-1" office:value-type="float" office:value="-2.995" calcext:value-type="float">
            <text:p>-3.0</text:p>
          </table:table-cell>
          <table:table-cell table:formula="of:=([.D704])*([.A704]-[.A703])+[.E703]" office:value-type="float" office:value="-105163.150000001" calcext:value-type="float">
            <text:p>-105163.2</text:p>
          </table:table-cell>
          <table:table-cell table:formula="of:=[.E704]/3600" office:value-type="float" office:value="-29.2119861111114" calcext:value-type="float">
            <text:p>-29.2</text:p>
          </table:table-cell>
        </table:table-row>
        <table:table-row table:style-name="ro2">
          <table:table-cell office:value-type="float" office:value="35147" calcext:value-type="float">
            <text:p>351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05]*-1" office:value-type="float" office:value="-2.996" calcext:value-type="float">
            <text:p>-3.0</text:p>
          </table:table-cell>
          <table:table-cell table:formula="of:=([.D705])*([.A705]-[.A704])+[.E704]" office:value-type="float" office:value="-105312.950000001" calcext:value-type="float">
            <text:p>-105313.0</text:p>
          </table:table-cell>
          <table:table-cell table:formula="of:=[.E705]/3600" office:value-type="float" office:value="-29.2535972222225" calcext:value-type="float">
            <text:p>-29.3</text:p>
          </table:table-cell>
        </table:table-row>
        <table:table-row table:style-name="ro2">
          <table:table-cell office:value-type="float" office:value="35197" calcext:value-type="float">
            <text:p>351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06]*-1" office:value-type="float" office:value="-2.996" calcext:value-type="float">
            <text:p>-3.0</text:p>
          </table:table-cell>
          <table:table-cell table:formula="of:=([.D706])*([.A706]-[.A705])+[.E705]" office:value-type="float" office:value="-105462.750000001" calcext:value-type="float">
            <text:p>-105462.8</text:p>
          </table:table-cell>
          <table:table-cell table:formula="of:=[.E706]/3600" office:value-type="float" office:value="-29.2952083333336" calcext:value-type="float">
            <text:p>-29.3</text:p>
          </table:table-cell>
        </table:table-row>
        <table:table-row table:style-name="ro2">
          <table:table-cell office:value-type="float" office:value="35247" calcext:value-type="float">
            <text:p>3524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707]*-1" office:value-type="float" office:value="-2.995" calcext:value-type="float">
            <text:p>-3.0</text:p>
          </table:table-cell>
          <table:table-cell table:formula="of:=([.D707])*([.A707]-[.A706])+[.E706]" office:value-type="float" office:value="-105612.500000001" calcext:value-type="float">
            <text:p>-105612.5</text:p>
          </table:table-cell>
          <table:table-cell table:formula="of:=[.E707]/3600" office:value-type="float" office:value="-29.3368055555558" calcext:value-type="float">
            <text:p>-29.3</text:p>
          </table:table-cell>
        </table:table-row>
        <table:table-row table:style-name="ro2">
          <table:table-cell office:value-type="float" office:value="35297" calcext:value-type="float">
            <text:p>352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08]*-1" office:value-type="float" office:value="-2.996" calcext:value-type="float">
            <text:p>-3.0</text:p>
          </table:table-cell>
          <table:table-cell table:formula="of:=([.D708])*([.A708]-[.A707])+[.E707]" office:value-type="float" office:value="-105762.300000001" calcext:value-type="float">
            <text:p>-105762.3</text:p>
          </table:table-cell>
          <table:table-cell table:formula="of:=[.E708]/3600" office:value-type="float" office:value="-29.3784166666669" calcext:value-type="float">
            <text:p>-29.4</text:p>
          </table:table-cell>
        </table:table-row>
        <table:table-row table:style-name="ro2">
          <table:table-cell office:value-type="float" office:value="35347" calcext:value-type="float">
            <text:p>353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09]*-1" office:value-type="float" office:value="-2.996" calcext:value-type="float">
            <text:p>-3.0</text:p>
          </table:table-cell>
          <table:table-cell table:formula="of:=([.D709])*([.A709]-[.A708])+[.E708]" office:value-type="float" office:value="-105912.100000001" calcext:value-type="float">
            <text:p>-105912.1</text:p>
          </table:table-cell>
          <table:table-cell table:formula="of:=[.E709]/3600" office:value-type="float" office:value="-29.420027777778" calcext:value-type="float">
            <text:p>-29.4</text:p>
          </table:table-cell>
        </table:table-row>
        <table:table-row table:style-name="ro2">
          <table:table-cell office:value-type="float" office:value="35397" calcext:value-type="float">
            <text:p>353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10]*-1" office:value-type="float" office:value="-2.996" calcext:value-type="float">
            <text:p>-3.0</text:p>
          </table:table-cell>
          <table:table-cell table:formula="of:=([.D710])*([.A710]-[.A709])+[.E709]" office:value-type="float" office:value="-106061.900000001" calcext:value-type="float">
            <text:p>-106061.9</text:p>
          </table:table-cell>
          <table:table-cell table:formula="of:=[.E710]/3600" office:value-type="float" office:value="-29.4616388888891" calcext:value-type="float">
            <text:p>-29.5</text:p>
          </table:table-cell>
        </table:table-row>
        <table:table-row table:style-name="ro2">
          <table:table-cell office:value-type="float" office:value="35447" calcext:value-type="float">
            <text:p>354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11]*-1" office:value-type="float" office:value="-2.996" calcext:value-type="float">
            <text:p>-3.0</text:p>
          </table:table-cell>
          <table:table-cell table:formula="of:=([.D711])*([.A711]-[.A710])+[.E710]" office:value-type="float" office:value="-106211.700000001" calcext:value-type="float">
            <text:p>-106211.7</text:p>
          </table:table-cell>
          <table:table-cell table:formula="of:=[.E711]/3600" office:value-type="float" office:value="-29.5032500000002" calcext:value-type="float">
            <text:p>-29.5</text:p>
          </table:table-cell>
        </table:table-row>
        <table:table-row table:style-name="ro2">
          <table:table-cell office:value-type="float" office:value="35497" calcext:value-type="float">
            <text:p>354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12]*-1" office:value-type="float" office:value="-2.996" calcext:value-type="float">
            <text:p>-3.0</text:p>
          </table:table-cell>
          <table:table-cell table:formula="of:=([.D712])*([.A712]-[.A711])+[.E711]" office:value-type="float" office:value="-106361.500000001" calcext:value-type="float">
            <text:p>-106361.5</text:p>
          </table:table-cell>
          <table:table-cell table:formula="of:=[.E712]/3600" office:value-type="float" office:value="-29.5448611111114" calcext:value-type="float">
            <text:p>-29.5</text:p>
          </table:table-cell>
        </table:table-row>
        <table:table-row table:style-name="ro2">
          <table:table-cell office:value-type="float" office:value="35547" calcext:value-type="float">
            <text:p>35547</text:p>
          </table:table-cell>
          <table:table-cell office:value-type="float" office:value="3.6" calcext:value-type="float">
            <text:p>3.6</text:p>
          </table:table-cell>
          <table:table-cell office:value-type="float" office:value="2.995" calcext:value-type="float">
            <text:p>3.0</text:p>
          </table:table-cell>
          <table:table-cell table:formula="of:=[.C713]*-1" office:value-type="float" office:value="-2.995" calcext:value-type="float">
            <text:p>-3.0</text:p>
          </table:table-cell>
          <table:table-cell table:formula="of:=([.D713])*([.A713]-[.A712])+[.E712]" office:value-type="float" office:value="-106511.250000001" calcext:value-type="float">
            <text:p>-106511.3</text:p>
          </table:table-cell>
          <table:table-cell table:formula="of:=[.E713]/3600" office:value-type="float" office:value="-29.5864583333336" calcext:value-type="float">
            <text:p>-29.6</text:p>
          </table:table-cell>
        </table:table-row>
        <table:table-row table:style-name="ro2">
          <table:table-cell office:value-type="float" office:value="35597" calcext:value-type="float">
            <text:p>355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14]*-1" office:value-type="float" office:value="-2.995" calcext:value-type="float">
            <text:p>-3.0</text:p>
          </table:table-cell>
          <table:table-cell table:formula="of:=([.D714])*([.A714]-[.A713])+[.E713]" office:value-type="float" office:value="-106661.000000001" calcext:value-type="float">
            <text:p>-106661.0</text:p>
          </table:table-cell>
          <table:table-cell table:formula="of:=[.E714]/3600" office:value-type="float" office:value="-29.6280555555558" calcext:value-type="float">
            <text:p>-29.6</text:p>
          </table:table-cell>
        </table:table-row>
        <table:table-row table:style-name="ro2">
          <table:table-cell office:value-type="float" office:value="35647" calcext:value-type="float">
            <text:p>356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15]*-1" office:value-type="float" office:value="-2.996" calcext:value-type="float">
            <text:p>-3.0</text:p>
          </table:table-cell>
          <table:table-cell table:formula="of:=([.D715])*([.A715]-[.A714])+[.E714]" office:value-type="float" office:value="-106810.800000001" calcext:value-type="float">
            <text:p>-106810.8</text:p>
          </table:table-cell>
          <table:table-cell table:formula="of:=[.E715]/3600" office:value-type="float" office:value="-29.6696666666669" calcext:value-type="float">
            <text:p>-29.7</text:p>
          </table:table-cell>
        </table:table-row>
        <table:table-row table:style-name="ro2">
          <table:table-cell office:value-type="float" office:value="35697" calcext:value-type="float">
            <text:p>356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16]*-1" office:value-type="float" office:value="-2.996" calcext:value-type="float">
            <text:p>-3.0</text:p>
          </table:table-cell>
          <table:table-cell table:formula="of:=([.D716])*([.A716]-[.A715])+[.E715]" office:value-type="float" office:value="-106960.600000001" calcext:value-type="float">
            <text:p>-106960.6</text:p>
          </table:table-cell>
          <table:table-cell table:formula="of:=[.E716]/3600" office:value-type="float" office:value="-29.711277777778" calcext:value-type="float">
            <text:p>-29.7</text:p>
          </table:table-cell>
        </table:table-row>
        <table:table-row table:style-name="ro2">
          <table:table-cell office:value-type="float" office:value="35747" calcext:value-type="float">
            <text:p>357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7" calcext:value-type="float">
            <text:p>3.0</text:p>
          </table:table-cell>
          <table:table-cell table:formula="of:=[.C717]*-1" office:value-type="float" office:value="-2.997" calcext:value-type="float">
            <text:p>-3.0</text:p>
          </table:table-cell>
          <table:table-cell table:formula="of:=([.D717])*([.A717]-[.A716])+[.E716]" office:value-type="float" office:value="-107110.450000001" calcext:value-type="float">
            <text:p>-107110.5</text:p>
          </table:table-cell>
          <table:table-cell table:formula="of:=[.E717]/3600" office:value-type="float" office:value="-29.752902777778" calcext:value-type="float">
            <text:p>-29.8</text:p>
          </table:table-cell>
        </table:table-row>
        <table:table-row table:style-name="ro2">
          <table:table-cell office:value-type="float" office:value="35797" calcext:value-type="float">
            <text:p>357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18]*-1" office:value-type="float" office:value="-2.996" calcext:value-type="float">
            <text:p>-3.0</text:p>
          </table:table-cell>
          <table:table-cell table:formula="of:=([.D718])*([.A718]-[.A717])+[.E717]" office:value-type="float" office:value="-107260.250000001" calcext:value-type="float">
            <text:p>-107260.3</text:p>
          </table:table-cell>
          <table:table-cell table:formula="of:=[.E718]/3600" office:value-type="float" office:value="-29.7945138888891" calcext:value-type="float">
            <text:p>-29.8</text:p>
          </table:table-cell>
        </table:table-row>
        <table:table-row table:style-name="ro2">
          <table:table-cell office:value-type="float" office:value="35847" calcext:value-type="float">
            <text:p>358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19]*-1" office:value-type="float" office:value="-2.996" calcext:value-type="float">
            <text:p>-3.0</text:p>
          </table:table-cell>
          <table:table-cell table:formula="of:=([.D719])*([.A719]-[.A718])+[.E718]" office:value-type="float" office:value="-107410.050000001" calcext:value-type="float">
            <text:p>-107410.1</text:p>
          </table:table-cell>
          <table:table-cell table:formula="of:=[.E719]/3600" office:value-type="float" office:value="-29.8361250000003" calcext:value-type="float">
            <text:p>-29.8</text:p>
          </table:table-cell>
        </table:table-row>
        <table:table-row table:style-name="ro2">
          <table:table-cell office:value-type="float" office:value="35897" calcext:value-type="float">
            <text:p>3589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20]*-1" office:value-type="float" office:value="-2.996" calcext:value-type="float">
            <text:p>-3.0</text:p>
          </table:table-cell>
          <table:table-cell table:formula="of:=([.D720])*([.A720]-[.A719])+[.E719]" office:value-type="float" office:value="-107559.850000001" calcext:value-type="float">
            <text:p>-107559.9</text:p>
          </table:table-cell>
          <table:table-cell table:formula="of:=[.E720]/3600" office:value-type="float" office:value="-29.8777361111114" calcext:value-type="float">
            <text:p>-29.9</text:p>
          </table:table-cell>
        </table:table-row>
        <table:table-row table:style-name="ro2">
          <table:table-cell office:value-type="float" office:value="35947" calcext:value-type="float">
            <text:p>359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21]*-1" office:value-type="float" office:value="-2.995" calcext:value-type="float">
            <text:p>-3.0</text:p>
          </table:table-cell>
          <table:table-cell table:formula="of:=([.D721])*([.A721]-[.A720])+[.E720]" office:value-type="float" office:value="-107709.600000001" calcext:value-type="float">
            <text:p>-107709.6</text:p>
          </table:table-cell>
          <table:table-cell table:formula="of:=[.E721]/3600" office:value-type="float" office:value="-29.9193333333336" calcext:value-type="float">
            <text:p>-29.9</text:p>
          </table:table-cell>
        </table:table-row>
        <table:table-row table:style-name="ro2">
          <table:table-cell office:value-type="float" office:value="35997" calcext:value-type="float">
            <text:p>359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22]*-1" office:value-type="float" office:value="-2.995" calcext:value-type="float">
            <text:p>-3.0</text:p>
          </table:table-cell>
          <table:table-cell table:formula="of:=([.D722])*([.A722]-[.A721])+[.E721]" office:value-type="float" office:value="-107859.350000001" calcext:value-type="float">
            <text:p>-107859.4</text:p>
          </table:table-cell>
          <table:table-cell table:formula="of:=[.E722]/3600" office:value-type="float" office:value="-29.9609305555558" calcext:value-type="float">
            <text:p>-30.0</text:p>
          </table:table-cell>
        </table:table-row>
        <table:table-row table:style-name="ro2">
          <table:table-cell office:value-type="float" office:value="36047" calcext:value-type="float">
            <text:p>360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23]*-1" office:value-type="float" office:value="-2.996" calcext:value-type="float">
            <text:p>-3.0</text:p>
          </table:table-cell>
          <table:table-cell table:formula="of:=([.D723])*([.A723]-[.A722])+[.E722]" office:value-type="float" office:value="-108009.150000001" calcext:value-type="float">
            <text:p>-108009.2</text:p>
          </table:table-cell>
          <table:table-cell table:formula="of:=[.E723]/3600" office:value-type="float" office:value="-30.0025416666669" calcext:value-type="float">
            <text:p>-30.0</text:p>
          </table:table-cell>
        </table:table-row>
        <table:table-row table:style-name="ro2">
          <table:table-cell office:value-type="float" office:value="36097" calcext:value-type="float">
            <text:p>360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24]*-1" office:value-type="float" office:value="-2.995" calcext:value-type="float">
            <text:p>-3.0</text:p>
          </table:table-cell>
          <table:table-cell table:formula="of:=([.D724])*([.A724]-[.A723])+[.E723]" office:value-type="float" office:value="-108158.900000001" calcext:value-type="float">
            <text:p>-108158.9</text:p>
          </table:table-cell>
          <table:table-cell table:formula="of:=[.E724]/3600" office:value-type="float" office:value="-30.0441388888891" calcext:value-type="float">
            <text:p>-30.0</text:p>
          </table:table-cell>
        </table:table-row>
        <table:table-row table:style-name="ro2">
          <table:table-cell office:value-type="float" office:value="36147" calcext:value-type="float">
            <text:p>361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25]*-1" office:value-type="float" office:value="-2.996" calcext:value-type="float">
            <text:p>-3.0</text:p>
          </table:table-cell>
          <table:table-cell table:formula="of:=([.D725])*([.A725]-[.A724])+[.E724]" office:value-type="float" office:value="-108308.700000001" calcext:value-type="float">
            <text:p>-108308.7</text:p>
          </table:table-cell>
          <table:table-cell table:formula="of:=[.E725]/3600" office:value-type="float" office:value="-30.0857500000003" calcext:value-type="float">
            <text:p>-30.1</text:p>
          </table:table-cell>
        </table:table-row>
        <table:table-row table:style-name="ro2">
          <table:table-cell office:value-type="float" office:value="36197" calcext:value-type="float">
            <text:p>361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26]*-1" office:value-type="float" office:value="-2.995" calcext:value-type="float">
            <text:p>-3.0</text:p>
          </table:table-cell>
          <table:table-cell table:formula="of:=([.D726])*([.A726]-[.A725])+[.E725]" office:value-type="float" office:value="-108458.450000001" calcext:value-type="float">
            <text:p>-108458.5</text:p>
          </table:table-cell>
          <table:table-cell table:formula="of:=[.E726]/3600" office:value-type="float" office:value="-30.1273472222225" calcext:value-type="float">
            <text:p>-30.1</text:p>
          </table:table-cell>
        </table:table-row>
        <table:table-row table:style-name="ro2">
          <table:table-cell office:value-type="float" office:value="36247" calcext:value-type="float">
            <text:p>362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27]*-1" office:value-type="float" office:value="-2.995" calcext:value-type="float">
            <text:p>-3.0</text:p>
          </table:table-cell>
          <table:table-cell table:formula="of:=([.D727])*([.A727]-[.A726])+[.E726]" office:value-type="float" office:value="-108608.200000001" calcext:value-type="float">
            <text:p>-108608.2</text:p>
          </table:table-cell>
          <table:table-cell table:formula="of:=[.E727]/3600" office:value-type="float" office:value="-30.1689444444447" calcext:value-type="float">
            <text:p>-30.2</text:p>
          </table:table-cell>
        </table:table-row>
        <table:table-row table:style-name="ro2">
          <table:table-cell office:value-type="float" office:value="36297" calcext:value-type="float">
            <text:p>362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7" calcext:value-type="float">
            <text:p>3.0</text:p>
          </table:table-cell>
          <table:table-cell table:formula="of:=[.C728]*-1" office:value-type="float" office:value="-2.997" calcext:value-type="float">
            <text:p>-3.0</text:p>
          </table:table-cell>
          <table:table-cell table:formula="of:=([.D728])*([.A728]-[.A727])+[.E727]" office:value-type="float" office:value="-108758.050000001" calcext:value-type="float">
            <text:p>-108758.1</text:p>
          </table:table-cell>
          <table:table-cell table:formula="of:=[.E728]/3600" office:value-type="float" office:value="-30.2105694444447" calcext:value-type="float">
            <text:p>-30.2</text:p>
          </table:table-cell>
        </table:table-row>
        <table:table-row table:style-name="ro2">
          <table:table-cell office:value-type="float" office:value="36347" calcext:value-type="float">
            <text:p>363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29]*-1" office:value-type="float" office:value="-2.996" calcext:value-type="float">
            <text:p>-3.0</text:p>
          </table:table-cell>
          <table:table-cell table:formula="of:=([.D729])*([.A729]-[.A728])+[.E728]" office:value-type="float" office:value="-108907.850000001" calcext:value-type="float">
            <text:p>-108907.9</text:p>
          </table:table-cell>
          <table:table-cell table:formula="of:=[.E729]/3600" office:value-type="float" office:value="-30.2521805555558" calcext:value-type="float">
            <text:p>-30.3</text:p>
          </table:table-cell>
        </table:table-row>
        <table:table-row table:style-name="ro2">
          <table:table-cell office:value-type="float" office:value="36397" calcext:value-type="float">
            <text:p>363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7" calcext:value-type="float">
            <text:p>3.0</text:p>
          </table:table-cell>
          <table:table-cell table:formula="of:=[.C730]*-1" office:value-type="float" office:value="-2.997" calcext:value-type="float">
            <text:p>-3.0</text:p>
          </table:table-cell>
          <table:table-cell table:formula="of:=([.D730])*([.A730]-[.A729])+[.E729]" office:value-type="float" office:value="-109057.700000001" calcext:value-type="float">
            <text:p>-109057.7</text:p>
          </table:table-cell>
          <table:table-cell table:formula="of:=[.E730]/3600" office:value-type="float" office:value="-30.2938055555558" calcext:value-type="float">
            <text:p>-30.3</text:p>
          </table:table-cell>
        </table:table-row>
        <table:table-row table:style-name="ro2">
          <table:table-cell office:value-type="float" office:value="36447" calcext:value-type="float">
            <text:p>364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7" calcext:value-type="float">
            <text:p>3.0</text:p>
          </table:table-cell>
          <table:table-cell table:formula="of:=[.C731]*-1" office:value-type="float" office:value="-2.997" calcext:value-type="float">
            <text:p>-3.0</text:p>
          </table:table-cell>
          <table:table-cell table:formula="of:=([.D731])*([.A731]-[.A730])+[.E730]" office:value-type="float" office:value="-109207.550000001" calcext:value-type="float">
            <text:p>-109207.6</text:p>
          </table:table-cell>
          <table:table-cell table:formula="of:=[.E731]/3600" office:value-type="float" office:value="-30.3354305555558" calcext:value-type="float">
            <text:p>-30.3</text:p>
          </table:table-cell>
        </table:table-row>
        <table:table-row table:style-name="ro2">
          <table:table-cell office:value-type="float" office:value="36497" calcext:value-type="float">
            <text:p>364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7" calcext:value-type="float">
            <text:p>3.0</text:p>
          </table:table-cell>
          <table:table-cell table:formula="of:=[.C732]*-1" office:value-type="float" office:value="-2.997" calcext:value-type="float">
            <text:p>-3.0</text:p>
          </table:table-cell>
          <table:table-cell table:formula="of:=([.D732])*([.A732]-[.A731])+[.E731]" office:value-type="float" office:value="-109357.400000001" calcext:value-type="float">
            <text:p>-109357.4</text:p>
          </table:table-cell>
          <table:table-cell table:formula="of:=[.E732]/3600" office:value-type="float" office:value="-30.3770555555558" calcext:value-type="float">
            <text:p>-30.4</text:p>
          </table:table-cell>
        </table:table-row>
        <table:table-row table:style-name="ro2">
          <table:table-cell office:value-type="float" office:value="36547" calcext:value-type="float">
            <text:p>365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33]*-1" office:value-type="float" office:value="-2.996" calcext:value-type="float">
            <text:p>-3.0</text:p>
          </table:table-cell>
          <table:table-cell table:formula="of:=([.D733])*([.A733]-[.A732])+[.E732]" office:value-type="float" office:value="-109507.200000001" calcext:value-type="float">
            <text:p>-109507.2</text:p>
          </table:table-cell>
          <table:table-cell table:formula="of:=[.E733]/3600" office:value-type="float" office:value="-30.4186666666669" calcext:value-type="float">
            <text:p>-30.4</text:p>
          </table:table-cell>
        </table:table-row>
        <table:table-row table:style-name="ro2">
          <table:table-cell office:value-type="float" office:value="36597" calcext:value-type="float">
            <text:p>365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34]*-1" office:value-type="float" office:value="-2.995" calcext:value-type="float">
            <text:p>-3.0</text:p>
          </table:table-cell>
          <table:table-cell table:formula="of:=([.D734])*([.A734]-[.A733])+[.E733]" office:value-type="float" office:value="-109656.950000001" calcext:value-type="float">
            <text:p>-109657.0</text:p>
          </table:table-cell>
          <table:table-cell table:formula="of:=[.E734]/3600" office:value-type="float" office:value="-30.4602638888892" calcext:value-type="float">
            <text:p>-30.5</text:p>
          </table:table-cell>
        </table:table-row>
        <table:table-row table:style-name="ro2">
          <table:table-cell office:value-type="float" office:value="36647" calcext:value-type="float">
            <text:p>366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35]*-1" office:value-type="float" office:value="-2.995" calcext:value-type="float">
            <text:p>-3.0</text:p>
          </table:table-cell>
          <table:table-cell table:formula="of:=([.D735])*([.A735]-[.A734])+[.E734]" office:value-type="float" office:value="-109806.700000001" calcext:value-type="float">
            <text:p>-109806.7</text:p>
          </table:table-cell>
          <table:table-cell table:formula="of:=[.E735]/3600" office:value-type="float" office:value="-30.5018611111114" calcext:value-type="float">
            <text:p>-30.5</text:p>
          </table:table-cell>
        </table:table-row>
        <table:table-row table:style-name="ro2">
          <table:table-cell office:value-type="float" office:value="36697" calcext:value-type="float">
            <text:p>366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36]*-1" office:value-type="float" office:value="-2.996" calcext:value-type="float">
            <text:p>-3.0</text:p>
          </table:table-cell>
          <table:table-cell table:formula="of:=([.D736])*([.A736]-[.A735])+[.E735]" office:value-type="float" office:value="-109956.500000001" calcext:value-type="float">
            <text:p>-109956.5</text:p>
          </table:table-cell>
          <table:table-cell table:formula="of:=[.E736]/3600" office:value-type="float" office:value="-30.5434722222225" calcext:value-type="float">
            <text:p>-30.5</text:p>
          </table:table-cell>
        </table:table-row>
        <table:table-row table:style-name="ro2">
          <table:table-cell office:value-type="float" office:value="36747" calcext:value-type="float">
            <text:p>36747</text:p>
          </table:table-cell>
          <table:table-cell office:value-type="float" office:value="3.6" calcext:value-type="float">
            <text:p>3.6</text:p>
          </table:table-cell>
          <table:table-cell office:value-type="float" office:value="2.996" calcext:value-type="float">
            <text:p>3.0</text:p>
          </table:table-cell>
          <table:table-cell table:formula="of:=[.C737]*-1" office:value-type="float" office:value="-2.996" calcext:value-type="float">
            <text:p>-3.0</text:p>
          </table:table-cell>
          <table:table-cell table:formula="of:=([.D737])*([.A737]-[.A736])+[.E736]" office:value-type="float" office:value="-110106.300000001" calcext:value-type="float">
            <text:p>-110106.3</text:p>
          </table:table-cell>
          <table:table-cell table:formula="of:=[.E737]/3600" office:value-type="float" office:value="-30.5850833333336" calcext:value-type="float">
            <text:p>-30.6</text:p>
          </table:table-cell>
        </table:table-row>
        <table:table-row table:style-name="ro2">
          <table:table-cell office:value-type="float" office:value="36797" calcext:value-type="float">
            <text:p>367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38]*-1" office:value-type="float" office:value="-2.995" calcext:value-type="float">
            <text:p>-3.0</text:p>
          </table:table-cell>
          <table:table-cell table:formula="of:=([.D738])*([.A738]-[.A737])+[.E737]" office:value-type="float" office:value="-110256.050000001" calcext:value-type="float">
            <text:p>-110256.1</text:p>
          </table:table-cell>
          <table:table-cell table:formula="of:=[.E738]/3600" office:value-type="float" office:value="-30.6266805555558" calcext:value-type="float">
            <text:p>-30.6</text:p>
          </table:table-cell>
        </table:table-row>
        <table:table-row table:style-name="ro2">
          <table:table-cell office:value-type="float" office:value="36847" calcext:value-type="float">
            <text:p>368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39]*-1" office:value-type="float" office:value="-2.996" calcext:value-type="float">
            <text:p>-3.0</text:p>
          </table:table-cell>
          <table:table-cell table:formula="of:=([.D739])*([.A739]-[.A738])+[.E738]" office:value-type="float" office:value="-110405.850000001" calcext:value-type="float">
            <text:p>-110405.9</text:p>
          </table:table-cell>
          <table:table-cell table:formula="of:=[.E739]/3600" office:value-type="float" office:value="-30.6682916666669" calcext:value-type="float">
            <text:p>-30.7</text:p>
          </table:table-cell>
        </table:table-row>
        <table:table-row table:style-name="ro2">
          <table:table-cell office:value-type="float" office:value="36897" calcext:value-type="float">
            <text:p>368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40]*-1" office:value-type="float" office:value="-2.996" calcext:value-type="float">
            <text:p>-3.0</text:p>
          </table:table-cell>
          <table:table-cell table:formula="of:=([.D740])*([.A740]-[.A739])+[.E739]" office:value-type="float" office:value="-110555.650000001" calcext:value-type="float">
            <text:p>-110555.7</text:p>
          </table:table-cell>
          <table:table-cell table:formula="of:=[.E740]/3600" office:value-type="float" office:value="-30.7099027777781" calcext:value-type="float">
            <text:p>-30.7</text:p>
          </table:table-cell>
        </table:table-row>
        <table:table-row table:style-name="ro2">
          <table:table-cell office:value-type="float" office:value="36947" calcext:value-type="float">
            <text:p>369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41]*-1" office:value-type="float" office:value="-2.996" calcext:value-type="float">
            <text:p>-3.0</text:p>
          </table:table-cell>
          <table:table-cell table:formula="of:=([.D741])*([.A741]-[.A740])+[.E740]" office:value-type="float" office:value="-110705.450000001" calcext:value-type="float">
            <text:p>-110705.5</text:p>
          </table:table-cell>
          <table:table-cell table:formula="of:=[.E741]/3600" office:value-type="float" office:value="-30.7515138888892" calcext:value-type="float">
            <text:p>-30.8</text:p>
          </table:table-cell>
        </table:table-row>
        <table:table-row table:style-name="ro2">
          <table:table-cell office:value-type="float" office:value="36997" calcext:value-type="float">
            <text:p>369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42]*-1" office:value-type="float" office:value="-2.996" calcext:value-type="float">
            <text:p>-3.0</text:p>
          </table:table-cell>
          <table:table-cell table:formula="of:=([.D742])*([.A742]-[.A741])+[.E741]" office:value-type="float" office:value="-110855.250000001" calcext:value-type="float">
            <text:p>-110855.3</text:p>
          </table:table-cell>
          <table:table-cell table:formula="of:=[.E742]/3600" office:value-type="float" office:value="-30.7931250000003" calcext:value-type="float">
            <text:p>-30.8</text:p>
          </table:table-cell>
        </table:table-row>
        <table:table-row table:style-name="ro2">
          <table:table-cell office:value-type="float" office:value="37047" calcext:value-type="float">
            <text:p>370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7" calcext:value-type="float">
            <text:p>3.0</text:p>
          </table:table-cell>
          <table:table-cell table:formula="of:=[.C743]*-1" office:value-type="float" office:value="-2.997" calcext:value-type="float">
            <text:p>-3.0</text:p>
          </table:table-cell>
          <table:table-cell table:formula="of:=([.D743])*([.A743]-[.A742])+[.E742]" office:value-type="float" office:value="-111005.100000001" calcext:value-type="float">
            <text:p>-111005.1</text:p>
          </table:table-cell>
          <table:table-cell table:formula="of:=[.E743]/3600" office:value-type="float" office:value="-30.8347500000003" calcext:value-type="float">
            <text:p>-30.8</text:p>
          </table:table-cell>
        </table:table-row>
        <table:table-row table:style-name="ro2">
          <table:table-cell office:value-type="float" office:value="37097" calcext:value-type="float">
            <text:p>370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44]*-1" office:value-type="float" office:value="-2.996" calcext:value-type="float">
            <text:p>-3.0</text:p>
          </table:table-cell>
          <table:table-cell table:formula="of:=([.D744])*([.A744]-[.A743])+[.E743]" office:value-type="float" office:value="-111154.900000001" calcext:value-type="float">
            <text:p>-111154.9</text:p>
          </table:table-cell>
          <table:table-cell table:formula="of:=[.E744]/3600" office:value-type="float" office:value="-30.8763611111114" calcext:value-type="float">
            <text:p>-30.9</text:p>
          </table:table-cell>
        </table:table-row>
        <table:table-row table:style-name="ro2">
          <table:table-cell office:value-type="float" office:value="37147" calcext:value-type="float">
            <text:p>371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45]*-1" office:value-type="float" office:value="-2.996" calcext:value-type="float">
            <text:p>-3.0</text:p>
          </table:table-cell>
          <table:table-cell table:formula="of:=([.D745])*([.A745]-[.A744])+[.E744]" office:value-type="float" office:value="-111304.700000001" calcext:value-type="float">
            <text:p>-111304.7</text:p>
          </table:table-cell>
          <table:table-cell table:formula="of:=[.E745]/3600" office:value-type="float" office:value="-30.9179722222225" calcext:value-type="float">
            <text:p>-30.9</text:p>
          </table:table-cell>
        </table:table-row>
        <table:table-row table:style-name="ro2">
          <table:table-cell office:value-type="float" office:value="37197" calcext:value-type="float">
            <text:p>371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46]*-1" office:value-type="float" office:value="-2.996" calcext:value-type="float">
            <text:p>-3.0</text:p>
          </table:table-cell>
          <table:table-cell table:formula="of:=([.D746])*([.A746]-[.A745])+[.E745]" office:value-type="float" office:value="-111454.500000001" calcext:value-type="float">
            <text:p>-111454.5</text:p>
          </table:table-cell>
          <table:table-cell table:formula="of:=[.E746]/3600" office:value-type="float" office:value="-30.9595833333336" calcext:value-type="float">
            <text:p>-31.0</text:p>
          </table:table-cell>
        </table:table-row>
        <table:table-row table:style-name="ro2">
          <table:table-cell office:value-type="float" office:value="37247" calcext:value-type="float">
            <text:p>372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47]*-1" office:value-type="float" office:value="-2.996" calcext:value-type="float">
            <text:p>-3.0</text:p>
          </table:table-cell>
          <table:table-cell table:formula="of:=([.D747])*([.A747]-[.A746])+[.E746]" office:value-type="float" office:value="-111604.300000001" calcext:value-type="float">
            <text:p>-111604.3</text:p>
          </table:table-cell>
          <table:table-cell table:formula="of:=[.E747]/3600" office:value-type="float" office:value="-31.0011944444447" calcext:value-type="float">
            <text:p>-31.0</text:p>
          </table:table-cell>
        </table:table-row>
        <table:table-row table:style-name="ro2">
          <table:table-cell office:value-type="float" office:value="37297" calcext:value-type="float">
            <text:p>372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48]*-1" office:value-type="float" office:value="-2.996" calcext:value-type="float">
            <text:p>-3.0</text:p>
          </table:table-cell>
          <table:table-cell table:formula="of:=([.D748])*([.A748]-[.A747])+[.E747]" office:value-type="float" office:value="-111754.100000001" calcext:value-type="float">
            <text:p>-111754.1</text:p>
          </table:table-cell>
          <table:table-cell table:formula="of:=[.E748]/3600" office:value-type="float" office:value="-31.0428055555558" calcext:value-type="float">
            <text:p>-31.0</text:p>
          </table:table-cell>
        </table:table-row>
        <table:table-row table:style-name="ro2">
          <table:table-cell office:value-type="float" office:value="37347" calcext:value-type="float">
            <text:p>3734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49]*-1" office:value-type="float" office:value="-2.996" calcext:value-type="float">
            <text:p>-3.0</text:p>
          </table:table-cell>
          <table:table-cell table:formula="of:=([.D749])*([.A749]-[.A748])+[.E748]" office:value-type="float" office:value="-111903.900000001" calcext:value-type="float">
            <text:p>-111903.9</text:p>
          </table:table-cell>
          <table:table-cell table:formula="of:=[.E749]/3600" office:value-type="float" office:value="-31.0844166666669" calcext:value-type="float">
            <text:p>-31.1</text:p>
          </table:table-cell>
        </table:table-row>
        <table:table-row table:style-name="ro2">
          <table:table-cell office:value-type="float" office:value="37397" calcext:value-type="float">
            <text:p>373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50]*-1" office:value-type="float" office:value="-2.996" calcext:value-type="float">
            <text:p>-3.0</text:p>
          </table:table-cell>
          <table:table-cell table:formula="of:=([.D750])*([.A750]-[.A749])+[.E749]" office:value-type="float" office:value="-112053.700000001" calcext:value-type="float">
            <text:p>-112053.7</text:p>
          </table:table-cell>
          <table:table-cell table:formula="of:=[.E750]/3600" office:value-type="float" office:value="-31.1260277777781" calcext:value-type="float">
            <text:p>-31.1</text:p>
          </table:table-cell>
        </table:table-row>
        <table:table-row table:style-name="ro2">
          <table:table-cell office:value-type="float" office:value="37447" calcext:value-type="float">
            <text:p>374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51]*-1" office:value-type="float" office:value="-2.995" calcext:value-type="float">
            <text:p>-3.0</text:p>
          </table:table-cell>
          <table:table-cell table:formula="of:=([.D751])*([.A751]-[.A750])+[.E750]" office:value-type="float" office:value="-112203.450000001" calcext:value-type="float">
            <text:p>-112203.5</text:p>
          </table:table-cell>
          <table:table-cell table:formula="of:=[.E751]/3600" office:value-type="float" office:value="-31.1676250000003" calcext:value-type="float">
            <text:p>-31.2</text:p>
          </table:table-cell>
        </table:table-row>
        <table:table-row table:style-name="ro2">
          <table:table-cell office:value-type="float" office:value="37497" calcext:value-type="float">
            <text:p>374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52]*-1" office:value-type="float" office:value="-2.996" calcext:value-type="float">
            <text:p>-3.0</text:p>
          </table:table-cell>
          <table:table-cell table:formula="of:=([.D752])*([.A752]-[.A751])+[.E751]" office:value-type="float" office:value="-112353.250000001" calcext:value-type="float">
            <text:p>-112353.3</text:p>
          </table:table-cell>
          <table:table-cell table:formula="of:=[.E752]/3600" office:value-type="float" office:value="-31.2092361111114" calcext:value-type="float">
            <text:p>-31.2</text:p>
          </table:table-cell>
        </table:table-row>
        <table:table-row table:style-name="ro2">
          <table:table-cell office:value-type="float" office:value="37547" calcext:value-type="float">
            <text:p>375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53]*-1" office:value-type="float" office:value="-2.996" calcext:value-type="float">
            <text:p>-3.0</text:p>
          </table:table-cell>
          <table:table-cell table:formula="of:=([.D753])*([.A753]-[.A752])+[.E752]" office:value-type="float" office:value="-112503.050000001" calcext:value-type="float">
            <text:p>-112503.1</text:p>
          </table:table-cell>
          <table:table-cell table:formula="of:=[.E753]/3600" office:value-type="float" office:value="-31.2508472222225" calcext:value-type="float">
            <text:p>-31.3</text:p>
          </table:table-cell>
        </table:table-row>
        <table:table-row table:style-name="ro2">
          <table:table-cell office:value-type="float" office:value="37597" calcext:value-type="float">
            <text:p>37597</text:p>
          </table:table-cell>
          <table:table-cell office:value-type="float" office:value="3.58" calcext:value-type="float">
            <text:p>3.58</text:p>
          </table:table-cell>
          <table:table-cell office:value-type="float" office:value="2.995" calcext:value-type="float">
            <text:p>3.0</text:p>
          </table:table-cell>
          <table:table-cell table:formula="of:=[.C754]*-1" office:value-type="float" office:value="-2.995" calcext:value-type="float">
            <text:p>-3.0</text:p>
          </table:table-cell>
          <table:table-cell table:formula="of:=([.D754])*([.A754]-[.A753])+[.E753]" office:value-type="float" office:value="-112652.800000001" calcext:value-type="float">
            <text:p>-112652.8</text:p>
          </table:table-cell>
          <table:table-cell table:formula="of:=[.E754]/3600" office:value-type="float" office:value="-31.2924444444447" calcext:value-type="float">
            <text:p>-31.3</text:p>
          </table:table-cell>
        </table:table-row>
        <table:table-row table:style-name="ro2">
          <table:table-cell office:value-type="float" office:value="37647" calcext:value-type="float">
            <text:p>3764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55]*-1" office:value-type="float" office:value="-2.996" calcext:value-type="float">
            <text:p>-3.0</text:p>
          </table:table-cell>
          <table:table-cell table:formula="of:=([.D755])*([.A755]-[.A754])+[.E754]" office:value-type="float" office:value="-112802.600000001" calcext:value-type="float">
            <text:p>-112802.6</text:p>
          </table:table-cell>
          <table:table-cell table:formula="of:=[.E755]/3600" office:value-type="float" office:value="-31.3340555555558" calcext:value-type="float">
            <text:p>-31.3</text:p>
          </table:table-cell>
        </table:table-row>
        <table:table-row table:style-name="ro2">
          <table:table-cell office:value-type="float" office:value="37697" calcext:value-type="float">
            <text:p>3769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56]*-1" office:value-type="float" office:value="-2.996" calcext:value-type="float">
            <text:p>-3.0</text:p>
          </table:table-cell>
          <table:table-cell table:formula="of:=([.D756])*([.A756]-[.A755])+[.E755]" office:value-type="float" office:value="-112952.400000001" calcext:value-type="float">
            <text:p>-112952.4</text:p>
          </table:table-cell>
          <table:table-cell table:formula="of:=[.E756]/3600" office:value-type="float" office:value="-31.375666666667" calcext:value-type="float">
            <text:p>-31.4</text:p>
          </table:table-cell>
        </table:table-row>
        <table:table-row table:style-name="ro2">
          <table:table-cell office:value-type="float" office:value="37747" calcext:value-type="float">
            <text:p>377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6" calcext:value-type="float">
            <text:p>3.0</text:p>
          </table:table-cell>
          <table:table-cell table:formula="of:=[.C757]*-1" office:value-type="float" office:value="-2.996" calcext:value-type="float">
            <text:p>-3.0</text:p>
          </table:table-cell>
          <table:table-cell table:formula="of:=([.D757])*([.A757]-[.A756])+[.E756]" office:value-type="float" office:value="-113102.200000001" calcext:value-type="float">
            <text:p>-113102.2</text:p>
          </table:table-cell>
          <table:table-cell table:formula="of:=[.E757]/3600" office:value-type="float" office:value="-31.4172777777781" calcext:value-type="float">
            <text:p>-31.4</text:p>
          </table:table-cell>
        </table:table-row>
        <table:table-row table:style-name="ro2">
          <table:table-cell office:value-type="float" office:value="37797" calcext:value-type="float">
            <text:p>3779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58]*-1" office:value-type="float" office:value="-2.996" calcext:value-type="float">
            <text:p>-3.0</text:p>
          </table:table-cell>
          <table:table-cell table:formula="of:=([.D758])*([.A758]-[.A757])+[.E757]" office:value-type="float" office:value="-113252.000000001" calcext:value-type="float">
            <text:p>-113252.0</text:p>
          </table:table-cell>
          <table:table-cell table:formula="of:=[.E758]/3600" office:value-type="float" office:value="-31.4588888888892" calcext:value-type="float">
            <text:p>-31.5</text:p>
          </table:table-cell>
        </table:table-row>
        <table:table-row table:style-name="ro2">
          <table:table-cell office:value-type="float" office:value="37847" calcext:value-type="float">
            <text:p>3784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59]*-1" office:value-type="float" office:value="-2.996" calcext:value-type="float">
            <text:p>-3.0</text:p>
          </table:table-cell>
          <table:table-cell table:formula="of:=([.D759])*([.A759]-[.A758])+[.E758]" office:value-type="float" office:value="-113401.800000001" calcext:value-type="float">
            <text:p>-113401.8</text:p>
          </table:table-cell>
          <table:table-cell table:formula="of:=[.E759]/3600" office:value-type="float" office:value="-31.5005000000003" calcext:value-type="float">
            <text:p>-31.5</text:p>
          </table:table-cell>
        </table:table-row>
        <table:table-row table:style-name="ro2">
          <table:table-cell office:value-type="float" office:value="37897" calcext:value-type="float">
            <text:p>3789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60]*-1" office:value-type="float" office:value="-2.996" calcext:value-type="float">
            <text:p>-3.0</text:p>
          </table:table-cell>
          <table:table-cell table:formula="of:=([.D760])*([.A760]-[.A759])+[.E759]" office:value-type="float" office:value="-113551.600000001" calcext:value-type="float">
            <text:p>-113551.6</text:p>
          </table:table-cell>
          <table:table-cell table:formula="of:=[.E760]/3600" office:value-type="float" office:value="-31.5421111111114" calcext:value-type="float">
            <text:p>-31.5</text:p>
          </table:table-cell>
        </table:table-row>
        <table:table-row table:style-name="ro2">
          <table:table-cell office:value-type="float" office:value="37947" calcext:value-type="float">
            <text:p>37947</text:p>
          </table:table-cell>
          <table:table-cell office:value-type="float" office:value="3.59" calcext:value-type="float">
            <text:p>3.59</text:p>
          </table:table-cell>
          <table:table-cell office:value-type="float" office:value="2.995" calcext:value-type="float">
            <text:p>3.0</text:p>
          </table:table-cell>
          <table:table-cell table:formula="of:=[.C761]*-1" office:value-type="float" office:value="-2.995" calcext:value-type="float">
            <text:p>-3.0</text:p>
          </table:table-cell>
          <table:table-cell table:formula="of:=([.D761])*([.A761]-[.A760])+[.E760]" office:value-type="float" office:value="-113701.350000001" calcext:value-type="float">
            <text:p>-113701.4</text:p>
          </table:table-cell>
          <table:table-cell table:formula="of:=[.E761]/3600" office:value-type="float" office:value="-31.5837083333336" calcext:value-type="float">
            <text:p>-31.6</text:p>
          </table:table-cell>
        </table:table-row>
        <table:table-row table:style-name="ro2">
          <table:table-cell office:value-type="float" office:value="37997" calcext:value-type="float">
            <text:p>3799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62]*-1" office:value-type="float" office:value="-2.996" calcext:value-type="float">
            <text:p>-3.0</text:p>
          </table:table-cell>
          <table:table-cell table:formula="of:=([.D762])*([.A762]-[.A761])+[.E761]" office:value-type="float" office:value="-113851.150000001" calcext:value-type="float">
            <text:p>-113851.2</text:p>
          </table:table-cell>
          <table:table-cell table:formula="of:=[.E762]/3600" office:value-type="float" office:value="-31.6253194444447" calcext:value-type="float">
            <text:p>-31.6</text:p>
          </table:table-cell>
        </table:table-row>
        <table:table-row table:style-name="ro2">
          <table:table-cell office:value-type="float" office:value="38047" calcext:value-type="float">
            <text:p>38047</text:p>
          </table:table-cell>
          <table:table-cell office:value-type="float" office:value="3.58" calcext:value-type="float">
            <text:p>3.58</text:p>
          </table:table-cell>
          <table:table-cell office:value-type="float" office:value="2.995" calcext:value-type="float">
            <text:p>3.0</text:p>
          </table:table-cell>
          <table:table-cell table:formula="of:=[.C763]*-1" office:value-type="float" office:value="-2.995" calcext:value-type="float">
            <text:p>-3.0</text:p>
          </table:table-cell>
          <table:table-cell table:formula="of:=([.D763])*([.A763]-[.A762])+[.E762]" office:value-type="float" office:value="-114000.900000001" calcext:value-type="float">
            <text:p>-114000.9</text:p>
          </table:table-cell>
          <table:table-cell table:formula="of:=[.E763]/3600" office:value-type="float" office:value="-31.666916666667" calcext:value-type="float">
            <text:p>-31.7</text:p>
          </table:table-cell>
        </table:table-row>
        <table:table-row table:style-name="ro2">
          <table:table-cell office:value-type="float" office:value="38097" calcext:value-type="float">
            <text:p>3809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64]*-1" office:value-type="float" office:value="-2.996" calcext:value-type="float">
            <text:p>-3.0</text:p>
          </table:table-cell>
          <table:table-cell table:formula="of:=([.D764])*([.A764]-[.A763])+[.E763]" office:value-type="float" office:value="-114150.700000001" calcext:value-type="float">
            <text:p>-114150.7</text:p>
          </table:table-cell>
          <table:table-cell table:formula="of:=[.E764]/3600" office:value-type="float" office:value="-31.7085277777781" calcext:value-type="float">
            <text:p>-31.7</text:p>
          </table:table-cell>
        </table:table-row>
        <table:table-row table:style-name="ro2">
          <table:table-cell office:value-type="float" office:value="38147" calcext:value-type="float">
            <text:p>381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65]*-1" office:value-type="float" office:value="-2.995" calcext:value-type="float">
            <text:p>-3.0</text:p>
          </table:table-cell>
          <table:table-cell table:formula="of:=([.D765])*([.A765]-[.A764])+[.E764]" office:value-type="float" office:value="-114300.450000001" calcext:value-type="float">
            <text:p>-114300.5</text:p>
          </table:table-cell>
          <table:table-cell table:formula="of:=[.E765]/3600" office:value-type="float" office:value="-31.7501250000003" calcext:value-type="float">
            <text:p>-31.8</text:p>
          </table:table-cell>
        </table:table-row>
        <table:table-row table:style-name="ro2">
          <table:table-cell office:value-type="float" office:value="38197" calcext:value-type="float">
            <text:p>381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66]*-1" office:value-type="float" office:value="-2.996" calcext:value-type="float">
            <text:p>-3.0</text:p>
          </table:table-cell>
          <table:table-cell table:formula="of:=([.D766])*([.A766]-[.A765])+[.E765]" office:value-type="float" office:value="-114450.250000001" calcext:value-type="float">
            <text:p>-114450.3</text:p>
          </table:table-cell>
          <table:table-cell table:formula="of:=[.E766]/3600" office:value-type="float" office:value="-31.7917361111114" calcext:value-type="float">
            <text:p>-31.8</text:p>
          </table:table-cell>
        </table:table-row>
        <table:table-row table:style-name="ro2">
          <table:table-cell office:value-type="float" office:value="38247" calcext:value-type="float">
            <text:p>3824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67]*-1" office:value-type="float" office:value="-2.996" calcext:value-type="float">
            <text:p>-3.0</text:p>
          </table:table-cell>
          <table:table-cell table:formula="of:=([.D767])*([.A767]-[.A766])+[.E766]" office:value-type="float" office:value="-114600.050000001" calcext:value-type="float">
            <text:p>-114600.1</text:p>
          </table:table-cell>
          <table:table-cell table:formula="of:=[.E767]/3600" office:value-type="float" office:value="-31.8333472222225" calcext:value-type="float">
            <text:p>-31.8</text:p>
          </table:table-cell>
        </table:table-row>
        <table:table-row table:style-name="ro2">
          <table:table-cell office:value-type="float" office:value="38297" calcext:value-type="float">
            <text:p>382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68]*-1" office:value-type="float" office:value="-2.995" calcext:value-type="float">
            <text:p>-3.0</text:p>
          </table:table-cell>
          <table:table-cell table:formula="of:=([.D768])*([.A768]-[.A767])+[.E767]" office:value-type="float" office:value="-114749.800000001" calcext:value-type="float">
            <text:p>-114749.8</text:p>
          </table:table-cell>
          <table:table-cell table:formula="of:=[.E768]/3600" office:value-type="float" office:value="-31.8749444444447" calcext:value-type="float">
            <text:p>-31.9</text:p>
          </table:table-cell>
        </table:table-row>
        <table:table-row table:style-name="ro2">
          <table:table-cell office:value-type="float" office:value="38347" calcext:value-type="float">
            <text:p>3834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69]*-1" office:value-type="float" office:value="-2.996" calcext:value-type="float">
            <text:p>-3.0</text:p>
          </table:table-cell>
          <table:table-cell table:formula="of:=([.D769])*([.A769]-[.A768])+[.E768]" office:value-type="float" office:value="-114899.600000001" calcext:value-type="float">
            <text:p>-114899.6</text:p>
          </table:table-cell>
          <table:table-cell table:formula="of:=[.E769]/3600" office:value-type="float" office:value="-31.9165555555558" calcext:value-type="float">
            <text:p>-31.9</text:p>
          </table:table-cell>
        </table:table-row>
        <table:table-row table:style-name="ro2">
          <table:table-cell office:value-type="float" office:value="38397" calcext:value-type="float">
            <text:p>3839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70]*-1" office:value-type="float" office:value="-2.996" calcext:value-type="float">
            <text:p>-3.0</text:p>
          </table:table-cell>
          <table:table-cell table:formula="of:=([.D770])*([.A770]-[.A769])+[.E769]" office:value-type="float" office:value="-115049.400000001" calcext:value-type="float">
            <text:p>-115049.4</text:p>
          </table:table-cell>
          <table:table-cell table:formula="of:=[.E770]/3600" office:value-type="float" office:value="-31.958166666667" calcext:value-type="float">
            <text:p>-32.0</text:p>
          </table:table-cell>
        </table:table-row>
        <table:table-row table:style-name="ro2">
          <table:table-cell office:value-type="float" office:value="38447" calcext:value-type="float">
            <text:p>38447</text:p>
          </table:table-cell>
          <table:table-cell office:value-type="float" office:value="3.58" calcext:value-type="float">
            <text:p>3.58</text:p>
          </table:table-cell>
          <table:table-cell office:value-type="float" office:value="2.995" calcext:value-type="float">
            <text:p>3.0</text:p>
          </table:table-cell>
          <table:table-cell table:formula="of:=[.C771]*-1" office:value-type="float" office:value="-2.995" calcext:value-type="float">
            <text:p>-3.0</text:p>
          </table:table-cell>
          <table:table-cell table:formula="of:=([.D771])*([.A771]-[.A770])+[.E770]" office:value-type="float" office:value="-115199.150000001" calcext:value-type="float">
            <text:p>-115199.2</text:p>
          </table:table-cell>
          <table:table-cell table:formula="of:=[.E771]/3600" office:value-type="float" office:value="-31.9997638888892" calcext:value-type="float">
            <text:p>-32.0</text:p>
          </table:table-cell>
        </table:table-row>
        <table:table-row table:style-name="ro2">
          <table:table-cell office:value-type="float" office:value="38497" calcext:value-type="float">
            <text:p>384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72]*-1" office:value-type="float" office:value="-2.996" calcext:value-type="float">
            <text:p>-3.0</text:p>
          </table:table-cell>
          <table:table-cell table:formula="of:=([.D772])*([.A772]-[.A771])+[.E771]" office:value-type="float" office:value="-115348.950000001" calcext:value-type="float">
            <text:p>-115349.0</text:p>
          </table:table-cell>
          <table:table-cell table:formula="of:=[.E772]/3600" office:value-type="float" office:value="-32.0413750000003" calcext:value-type="float">
            <text:p>-32.0</text:p>
          </table:table-cell>
        </table:table-row>
        <table:table-row table:style-name="ro2">
          <table:table-cell office:value-type="float" office:value="38547" calcext:value-type="float">
            <text:p>385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73]*-1" office:value-type="float" office:value="-2.996" calcext:value-type="float">
            <text:p>-3.0</text:p>
          </table:table-cell>
          <table:table-cell table:formula="of:=([.D773])*([.A773]-[.A772])+[.E772]" office:value-type="float" office:value="-115498.750000001" calcext:value-type="float">
            <text:p>-115498.8</text:p>
          </table:table-cell>
          <table:table-cell table:formula="of:=[.E773]/3600" office:value-type="float" office:value="-32.0829861111114" calcext:value-type="float">
            <text:p>-32.1</text:p>
          </table:table-cell>
        </table:table-row>
        <table:table-row table:style-name="ro2">
          <table:table-cell office:value-type="float" office:value="38597" calcext:value-type="float">
            <text:p>385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74]*-1" office:value-type="float" office:value="-2.996" calcext:value-type="float">
            <text:p>-3.0</text:p>
          </table:table-cell>
          <table:table-cell table:formula="of:=([.D774])*([.A774]-[.A773])+[.E773]" office:value-type="float" office:value="-115648.550000001" calcext:value-type="float">
            <text:p>-115648.6</text:p>
          </table:table-cell>
          <table:table-cell table:formula="of:=[.E774]/3600" office:value-type="float" office:value="-32.1245972222225" calcext:value-type="float">
            <text:p>-32.1</text:p>
          </table:table-cell>
        </table:table-row>
        <table:table-row table:style-name="ro2">
          <table:table-cell office:value-type="float" office:value="38647" calcext:value-type="float">
            <text:p>386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7" calcext:value-type="float">
            <text:p>3.0</text:p>
          </table:table-cell>
          <table:table-cell table:formula="of:=[.C775]*-1" office:value-type="float" office:value="-2.997" calcext:value-type="float">
            <text:p>-3.0</text:p>
          </table:table-cell>
          <table:table-cell table:formula="of:=([.D775])*([.A775]-[.A774])+[.E774]" office:value-type="float" office:value="-115798.400000001" calcext:value-type="float">
            <text:p>-115798.4</text:p>
          </table:table-cell>
          <table:table-cell table:formula="of:=[.E775]/3600" office:value-type="float" office:value="-32.1662222222225" calcext:value-type="float">
            <text:p>-32.2</text:p>
          </table:table-cell>
        </table:table-row>
        <table:table-row table:style-name="ro2">
          <table:table-cell office:value-type="float" office:value="38697" calcext:value-type="float">
            <text:p>386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8" calcext:value-type="float">
            <text:p>3.0</text:p>
          </table:table-cell>
          <table:table-cell table:formula="of:=[.C776]*-1" office:value-type="float" office:value="-2.998" calcext:value-type="float">
            <text:p>-3.0</text:p>
          </table:table-cell>
          <table:table-cell table:formula="of:=([.D776])*([.A776]-[.A775])+[.E775]" office:value-type="float" office:value="-115948.300000001" calcext:value-type="float">
            <text:p>-115948.3</text:p>
          </table:table-cell>
          <table:table-cell table:formula="of:=[.E776]/3600" office:value-type="float" office:value="-32.2078611111114" calcext:value-type="float">
            <text:p>-32.2</text:p>
          </table:table-cell>
        </table:table-row>
        <table:table-row table:style-name="ro2">
          <table:table-cell office:value-type="float" office:value="38747" calcext:value-type="float">
            <text:p>387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7" calcext:value-type="float">
            <text:p>3.0</text:p>
          </table:table-cell>
          <table:table-cell table:formula="of:=[.C777]*-1" office:value-type="float" office:value="-2.997" calcext:value-type="float">
            <text:p>-3.0</text:p>
          </table:table-cell>
          <table:table-cell table:formula="of:=([.D777])*([.A777]-[.A776])+[.E776]" office:value-type="float" office:value="-116098.150000001" calcext:value-type="float">
            <text:p>-116098.2</text:p>
          </table:table-cell>
          <table:table-cell table:formula="of:=[.E777]/3600" office:value-type="float" office:value="-32.2494861111114" calcext:value-type="float">
            <text:p>-32.2</text:p>
          </table:table-cell>
        </table:table-row>
        <table:table-row table:style-name="ro2">
          <table:table-cell office:value-type="float" office:value="38797" calcext:value-type="float">
            <text:p>387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78]*-1" office:value-type="float" office:value="-2.995" calcext:value-type="float">
            <text:p>-3.0</text:p>
          </table:table-cell>
          <table:table-cell table:formula="of:=([.D778])*([.A778]-[.A777])+[.E777]" office:value-type="float" office:value="-116247.900000001" calcext:value-type="float">
            <text:p>-116247.9</text:p>
          </table:table-cell>
          <table:table-cell table:formula="of:=[.E778]/3600" office:value-type="float" office:value="-32.2910833333336" calcext:value-type="float">
            <text:p>-32.3</text:p>
          </table:table-cell>
        </table:table-row>
        <table:table-row table:style-name="ro2">
          <table:table-cell office:value-type="float" office:value="38847" calcext:value-type="float">
            <text:p>388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79]*-1" office:value-type="float" office:value="-2.995" calcext:value-type="float">
            <text:p>-3.0</text:p>
          </table:table-cell>
          <table:table-cell table:formula="of:=([.D779])*([.A779]-[.A778])+[.E778]" office:value-type="float" office:value="-116397.650000001" calcext:value-type="float">
            <text:p>-116397.7</text:p>
          </table:table-cell>
          <table:table-cell table:formula="of:=[.E779]/3600" office:value-type="float" office:value="-32.3326805555559" calcext:value-type="float">
            <text:p>-32.3</text:p>
          </table:table-cell>
        </table:table-row>
        <table:table-row table:style-name="ro2">
          <table:table-cell office:value-type="float" office:value="38897" calcext:value-type="float">
            <text:p>388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80]*-1" office:value-type="float" office:value="-2.996" calcext:value-type="float">
            <text:p>-3.0</text:p>
          </table:table-cell>
          <table:table-cell table:formula="of:=([.D780])*([.A780]-[.A779])+[.E779]" office:value-type="float" office:value="-116547.450000001" calcext:value-type="float">
            <text:p>-116547.5</text:p>
          </table:table-cell>
          <table:table-cell table:formula="of:=[.E780]/3600" office:value-type="float" office:value="-32.374291666667" calcext:value-type="float">
            <text:p>-32.4</text:p>
          </table:table-cell>
        </table:table-row>
        <table:table-row table:style-name="ro2">
          <table:table-cell office:value-type="float" office:value="38947" calcext:value-type="float">
            <text:p>389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81]*-1" office:value-type="float" office:value="-2.996" calcext:value-type="float">
            <text:p>-3.0</text:p>
          </table:table-cell>
          <table:table-cell table:formula="of:=([.D781])*([.A781]-[.A780])+[.E780]" office:value-type="float" office:value="-116697.250000001" calcext:value-type="float">
            <text:p>-116697.3</text:p>
          </table:table-cell>
          <table:table-cell table:formula="of:=[.E781]/3600" office:value-type="float" office:value="-32.4159027777781" calcext:value-type="float">
            <text:p>-32.4</text:p>
          </table:table-cell>
        </table:table-row>
        <table:table-row table:style-name="ro2">
          <table:table-cell office:value-type="float" office:value="38997" calcext:value-type="float">
            <text:p>38997</text:p>
          </table:table-cell>
          <table:table-cell office:value-type="float" office:value="3.58" calcext:value-type="float">
            <text:p>3.58</text:p>
          </table:table-cell>
          <table:table-cell office:value-type="float" office:value="2.996" calcext:value-type="float">
            <text:p>3.0</text:p>
          </table:table-cell>
          <table:table-cell table:formula="of:=[.C782]*-1" office:value-type="float" office:value="-2.996" calcext:value-type="float">
            <text:p>-3.0</text:p>
          </table:table-cell>
          <table:table-cell table:formula="of:=([.D782])*([.A782]-[.A781])+[.E781]" office:value-type="float" office:value="-116847.050000001" calcext:value-type="float">
            <text:p>-116847.1</text:p>
          </table:table-cell>
          <table:table-cell table:formula="of:=[.E782]/3600" office:value-type="float" office:value="-32.4575138888892" calcext:value-type="float">
            <text:p>-32.5</text:p>
          </table:table-cell>
        </table:table-row>
        <table:table-row table:style-name="ro2">
          <table:table-cell office:value-type="float" office:value="39047" calcext:value-type="float">
            <text:p>390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83]*-1" office:value-type="float" office:value="-2.996" calcext:value-type="float">
            <text:p>-3.0</text:p>
          </table:table-cell>
          <table:table-cell table:formula="of:=([.D783])*([.A783]-[.A782])+[.E782]" office:value-type="float" office:value="-116996.850000001" calcext:value-type="float">
            <text:p>-116996.9</text:p>
          </table:table-cell>
          <table:table-cell table:formula="of:=[.E783]/3600" office:value-type="float" office:value="-32.4991250000003" calcext:value-type="float">
            <text:p>-32.5</text:p>
          </table:table-cell>
        </table:table-row>
        <table:table-row table:style-name="ro2">
          <table:table-cell office:value-type="float" office:value="39097" calcext:value-type="float">
            <text:p>390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84]*-1" office:value-type="float" office:value="-2.995" calcext:value-type="float">
            <text:p>-3.0</text:p>
          </table:table-cell>
          <table:table-cell table:formula="of:=([.D784])*([.A784]-[.A783])+[.E783]" office:value-type="float" office:value="-117146.600000001" calcext:value-type="float">
            <text:p>-117146.6</text:p>
          </table:table-cell>
          <table:table-cell table:formula="of:=[.E784]/3600" office:value-type="float" office:value="-32.5407222222225" calcext:value-type="float">
            <text:p>-32.5</text:p>
          </table:table-cell>
        </table:table-row>
        <table:table-row table:style-name="ro2">
          <table:table-cell office:value-type="float" office:value="39147" calcext:value-type="float">
            <text:p>391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85]*-1" office:value-type="float" office:value="-2.995" calcext:value-type="float">
            <text:p>-3.0</text:p>
          </table:table-cell>
          <table:table-cell table:formula="of:=([.D785])*([.A785]-[.A784])+[.E784]" office:value-type="float" office:value="-117296.350000001" calcext:value-type="float">
            <text:p>-117296.4</text:p>
          </table:table-cell>
          <table:table-cell table:formula="of:=[.E785]/3600" office:value-type="float" office:value="-32.5823194444447" calcext:value-type="float">
            <text:p>-32.6</text:p>
          </table:table-cell>
        </table:table-row>
        <table:table-row table:style-name="ro2">
          <table:table-cell office:value-type="float" office:value="39197" calcext:value-type="float">
            <text:p>391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86]*-1" office:value-type="float" office:value="-2.996" calcext:value-type="float">
            <text:p>-3.0</text:p>
          </table:table-cell>
          <table:table-cell table:formula="of:=([.D786])*([.A786]-[.A785])+[.E785]" office:value-type="float" office:value="-117446.150000001" calcext:value-type="float">
            <text:p>-117446.2</text:p>
          </table:table-cell>
          <table:table-cell table:formula="of:=[.E786]/3600" office:value-type="float" office:value="-32.6239305555559" calcext:value-type="float">
            <text:p>-32.6</text:p>
          </table:table-cell>
        </table:table-row>
        <table:table-row table:style-name="ro2">
          <table:table-cell office:value-type="float" office:value="39247" calcext:value-type="float">
            <text:p>392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87]*-1" office:value-type="float" office:value="-2.995" calcext:value-type="float">
            <text:p>-3.0</text:p>
          </table:table-cell>
          <table:table-cell table:formula="of:=([.D787])*([.A787]-[.A786])+[.E786]" office:value-type="float" office:value="-117595.900000001" calcext:value-type="float">
            <text:p>-117595.9</text:p>
          </table:table-cell>
          <table:table-cell table:formula="of:=[.E787]/3600" office:value-type="float" office:value="-32.6655277777781" calcext:value-type="float">
            <text:p>-32.7</text:p>
          </table:table-cell>
        </table:table-row>
        <table:table-row table:style-name="ro2">
          <table:table-cell office:value-type="float" office:value="39297" calcext:value-type="float">
            <text:p>392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88]*-1" office:value-type="float" office:value="-2.995" calcext:value-type="float">
            <text:p>-3.0</text:p>
          </table:table-cell>
          <table:table-cell table:formula="of:=([.D788])*([.A788]-[.A787])+[.E787]" office:value-type="float" office:value="-117745.650000001" calcext:value-type="float">
            <text:p>-117745.7</text:p>
          </table:table-cell>
          <table:table-cell table:formula="of:=[.E788]/3600" office:value-type="float" office:value="-32.7071250000003" calcext:value-type="float">
            <text:p>-32.7</text:p>
          </table:table-cell>
        </table:table-row>
        <table:table-row table:style-name="ro2">
          <table:table-cell office:value-type="float" office:value="39347" calcext:value-type="float">
            <text:p>393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89]*-1" office:value-type="float" office:value="-2.996" calcext:value-type="float">
            <text:p>-3.0</text:p>
          </table:table-cell>
          <table:table-cell table:formula="of:=([.D789])*([.A789]-[.A788])+[.E788]" office:value-type="float" office:value="-117895.450000001" calcext:value-type="float">
            <text:p>-117895.5</text:p>
          </table:table-cell>
          <table:table-cell table:formula="of:=[.E789]/3600" office:value-type="float" office:value="-32.7487361111114" calcext:value-type="float">
            <text:p>-32.7</text:p>
          </table:table-cell>
        </table:table-row>
        <table:table-row table:style-name="ro2">
          <table:table-cell office:value-type="float" office:value="39397" calcext:value-type="float">
            <text:p>393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90]*-1" office:value-type="float" office:value="-2.996" calcext:value-type="float">
            <text:p>-3.0</text:p>
          </table:table-cell>
          <table:table-cell table:formula="of:=([.D790])*([.A790]-[.A789])+[.E789]" office:value-type="float" office:value="-118045.250000001" calcext:value-type="float">
            <text:p>-118045.3</text:p>
          </table:table-cell>
          <table:table-cell table:formula="of:=[.E790]/3600" office:value-type="float" office:value="-32.7903472222225" calcext:value-type="float">
            <text:p>-32.8</text:p>
          </table:table-cell>
        </table:table-row>
        <table:table-row table:style-name="ro2">
          <table:table-cell office:value-type="float" office:value="39447" calcext:value-type="float">
            <text:p>394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91]*-1" office:value-type="float" office:value="-2.996" calcext:value-type="float">
            <text:p>-3.0</text:p>
          </table:table-cell>
          <table:table-cell table:formula="of:=([.D791])*([.A791]-[.A790])+[.E790]" office:value-type="float" office:value="-118195.050000001" calcext:value-type="float">
            <text:p>-118195.1</text:p>
          </table:table-cell>
          <table:table-cell table:formula="of:=[.E791]/3600" office:value-type="float" office:value="-32.8319583333336" calcext:value-type="float">
            <text:p>-32.8</text:p>
          </table:table-cell>
        </table:table-row>
        <table:table-row table:style-name="ro2">
          <table:table-cell office:value-type="float" office:value="39497" calcext:value-type="float">
            <text:p>394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92]*-1" office:value-type="float" office:value="-2.996" calcext:value-type="float">
            <text:p>-3.0</text:p>
          </table:table-cell>
          <table:table-cell table:formula="of:=([.D792])*([.A792]-[.A791])+[.E791]" office:value-type="float" office:value="-118344.850000001" calcext:value-type="float">
            <text:p>-118344.9</text:p>
          </table:table-cell>
          <table:table-cell table:formula="of:=[.E792]/3600" office:value-type="float" office:value="-32.8735694444447" calcext:value-type="float">
            <text:p>-32.9</text:p>
          </table:table-cell>
        </table:table-row>
        <table:table-row table:style-name="ro2">
          <table:table-cell office:value-type="float" office:value="39547" calcext:value-type="float">
            <text:p>395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93]*-1" office:value-type="float" office:value="-2.995" calcext:value-type="float">
            <text:p>-3.0</text:p>
          </table:table-cell>
          <table:table-cell table:formula="of:=([.D793])*([.A793]-[.A792])+[.E792]" office:value-type="float" office:value="-118494.600000001" calcext:value-type="float">
            <text:p>-118494.6</text:p>
          </table:table-cell>
          <table:table-cell table:formula="of:=[.E793]/3600" office:value-type="float" office:value="-32.915166666667" calcext:value-type="float">
            <text:p>-32.9</text:p>
          </table:table-cell>
        </table:table-row>
        <table:table-row table:style-name="ro2">
          <table:table-cell office:value-type="float" office:value="39597" calcext:value-type="float">
            <text:p>395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94]*-1" office:value-type="float" office:value="-2.996" calcext:value-type="float">
            <text:p>-3.0</text:p>
          </table:table-cell>
          <table:table-cell table:formula="of:=([.D794])*([.A794]-[.A793])+[.E793]" office:value-type="float" office:value="-118644.400000001" calcext:value-type="float">
            <text:p>-118644.4</text:p>
          </table:table-cell>
          <table:table-cell table:formula="of:=[.E794]/3600" office:value-type="float" office:value="-32.9567777777781" calcext:value-type="float">
            <text:p>-33.0</text:p>
          </table:table-cell>
        </table:table-row>
        <table:table-row table:style-name="ro2">
          <table:table-cell office:value-type="float" office:value="39647" calcext:value-type="float">
            <text:p>396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95]*-1" office:value-type="float" office:value="-2.996" calcext:value-type="float">
            <text:p>-3.0</text:p>
          </table:table-cell>
          <table:table-cell table:formula="of:=([.D795])*([.A795]-[.A794])+[.E794]" office:value-type="float" office:value="-118794.200000001" calcext:value-type="float">
            <text:p>-118794.2</text:p>
          </table:table-cell>
          <table:table-cell table:formula="of:=[.E795]/3600" office:value-type="float" office:value="-32.9983888888892" calcext:value-type="float">
            <text:p>-33.0</text:p>
          </table:table-cell>
        </table:table-row>
        <table:table-row table:style-name="ro2">
          <table:table-cell office:value-type="float" office:value="39697" calcext:value-type="float">
            <text:p>396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4" calcext:value-type="float">
            <text:p>3.0</text:p>
          </table:table-cell>
          <table:table-cell table:formula="of:=[.C796]*-1" office:value-type="float" office:value="-2.994" calcext:value-type="float">
            <text:p>-3.0</text:p>
          </table:table-cell>
          <table:table-cell table:formula="of:=([.D796])*([.A796]-[.A795])+[.E795]" office:value-type="float" office:value="-118943.900000001" calcext:value-type="float">
            <text:p>-118943.9</text:p>
          </table:table-cell>
          <table:table-cell table:formula="of:=[.E796]/3600" office:value-type="float" office:value="-33.0399722222225" calcext:value-type="float">
            <text:p>-33.0</text:p>
          </table:table-cell>
        </table:table-row>
        <table:table-row table:style-name="ro2">
          <table:table-cell office:value-type="float" office:value="39747" calcext:value-type="float">
            <text:p>397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797]*-1" office:value-type="float" office:value="-2.996" calcext:value-type="float">
            <text:p>-3.0</text:p>
          </table:table-cell>
          <table:table-cell table:formula="of:=([.D797])*([.A797]-[.A796])+[.E796]" office:value-type="float" office:value="-119093.700000001" calcext:value-type="float">
            <text:p>-119093.7</text:p>
          </table:table-cell>
          <table:table-cell table:formula="of:=[.E797]/3600" office:value-type="float" office:value="-33.0815833333336" calcext:value-type="float">
            <text:p>-33.1</text:p>
          </table:table-cell>
        </table:table-row>
        <table:table-row table:style-name="ro2">
          <table:table-cell office:value-type="float" office:value="39797" calcext:value-type="float">
            <text:p>397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98]*-1" office:value-type="float" office:value="-2.995" calcext:value-type="float">
            <text:p>-3.0</text:p>
          </table:table-cell>
          <table:table-cell table:formula="of:=([.D798])*([.A798]-[.A797])+[.E797]" office:value-type="float" office:value="-119243.450000001" calcext:value-type="float">
            <text:p>-119243.5</text:p>
          </table:table-cell>
          <table:table-cell table:formula="of:=[.E798]/3600" office:value-type="float" office:value="-33.1231805555559" calcext:value-type="float">
            <text:p>-33.1</text:p>
          </table:table-cell>
        </table:table-row>
        <table:table-row table:style-name="ro2">
          <table:table-cell office:value-type="float" office:value="39847" calcext:value-type="float">
            <text:p>398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799]*-1" office:value-type="float" office:value="-2.995" calcext:value-type="float">
            <text:p>-3.0</text:p>
          </table:table-cell>
          <table:table-cell table:formula="of:=([.D799])*([.A799]-[.A798])+[.E798]" office:value-type="float" office:value="-119393.200000001" calcext:value-type="float">
            <text:p>-119393.2</text:p>
          </table:table-cell>
          <table:table-cell table:formula="of:=[.E799]/3600" office:value-type="float" office:value="-33.1647777777781" calcext:value-type="float">
            <text:p>-33.2</text:p>
          </table:table-cell>
        </table:table-row>
        <table:table-row table:style-name="ro2">
          <table:table-cell office:value-type="float" office:value="39897" calcext:value-type="float">
            <text:p>398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800]*-1" office:value-type="float" office:value="-2.996" calcext:value-type="float">
            <text:p>-3.0</text:p>
          </table:table-cell>
          <table:table-cell table:formula="of:=([.D800])*([.A800]-[.A799])+[.E799]" office:value-type="float" office:value="-119543.000000001" calcext:value-type="float">
            <text:p>-119543.0</text:p>
          </table:table-cell>
          <table:table-cell table:formula="of:=[.E800]/3600" office:value-type="float" office:value="-33.2063888888892" calcext:value-type="float">
            <text:p>-33.2</text:p>
          </table:table-cell>
        </table:table-row>
        <table:table-row table:style-name="ro2">
          <table:table-cell office:value-type="float" office:value="39947" calcext:value-type="float">
            <text:p>399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801]*-1" office:value-type="float" office:value="-2.995" calcext:value-type="float">
            <text:p>-3.0</text:p>
          </table:table-cell>
          <table:table-cell table:formula="of:=([.D801])*([.A801]-[.A800])+[.E800]" office:value-type="float" office:value="-119692.750000001" calcext:value-type="float">
            <text:p>-119692.8</text:p>
          </table:table-cell>
          <table:table-cell table:formula="of:=[.E801]/3600" office:value-type="float" office:value="-33.2479861111114" calcext:value-type="float">
            <text:p>-33.2</text:p>
          </table:table-cell>
        </table:table-row>
        <table:table-row table:style-name="ro2">
          <table:table-cell office:value-type="float" office:value="39997" calcext:value-type="float">
            <text:p>399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802]*-1" office:value-type="float" office:value="-2.995" calcext:value-type="float">
            <text:p>-3.0</text:p>
          </table:table-cell>
          <table:table-cell table:formula="of:=([.D802])*([.A802]-[.A801])+[.E801]" office:value-type="float" office:value="-119842.500000001" calcext:value-type="float">
            <text:p>-119842.5</text:p>
          </table:table-cell>
          <table:table-cell table:formula="of:=[.E802]/3600" office:value-type="float" office:value="-33.2895833333336" calcext:value-type="float">
            <text:p>-33.3</text:p>
          </table:table-cell>
        </table:table-row>
        <table:table-row table:style-name="ro2">
          <table:table-cell office:value-type="float" office:value="40047" calcext:value-type="float">
            <text:p>400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803]*-1" office:value-type="float" office:value="-2.995" calcext:value-type="float">
            <text:p>-3.0</text:p>
          </table:table-cell>
          <table:table-cell table:formula="of:=([.D803])*([.A803]-[.A802])+[.E802]" office:value-type="float" office:value="-119992.250000001" calcext:value-type="float">
            <text:p>-119992.3</text:p>
          </table:table-cell>
          <table:table-cell table:formula="of:=[.E803]/3600" office:value-type="float" office:value="-33.3311805555559" calcext:value-type="float">
            <text:p>-33.3</text:p>
          </table:table-cell>
        </table:table-row>
        <table:table-row table:style-name="ro2">
          <table:table-cell office:value-type="float" office:value="40097" calcext:value-type="float">
            <text:p>400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804]*-1" office:value-type="float" office:value="-2.996" calcext:value-type="float">
            <text:p>-3.0</text:p>
          </table:table-cell>
          <table:table-cell table:formula="of:=([.D804])*([.A804]-[.A803])+[.E803]" office:value-type="float" office:value="-120142.050000001" calcext:value-type="float">
            <text:p>-120142.1</text:p>
          </table:table-cell>
          <table:table-cell table:formula="of:=[.E804]/3600" office:value-type="float" office:value="-33.372791666667" calcext:value-type="float">
            <text:p>-33.4</text:p>
          </table:table-cell>
        </table:table-row>
        <table:table-row table:style-name="ro2">
          <table:table-cell office:value-type="float" office:value="40147" calcext:value-type="float">
            <text:p>401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805]*-1" office:value-type="float" office:value="-2.995" calcext:value-type="float">
            <text:p>-3.0</text:p>
          </table:table-cell>
          <table:table-cell table:formula="of:=([.D805])*([.A805]-[.A804])+[.E804]" office:value-type="float" office:value="-120291.800000001" calcext:value-type="float">
            <text:p>-120291.8</text:p>
          </table:table-cell>
          <table:table-cell table:formula="of:=[.E805]/3600" office:value-type="float" office:value="-33.4143888888892" calcext:value-type="float">
            <text:p>-33.4</text:p>
          </table:table-cell>
        </table:table-row>
        <table:table-row table:style-name="ro2">
          <table:table-cell office:value-type="float" office:value="40197" calcext:value-type="float">
            <text:p>401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806]*-1" office:value-type="float" office:value="-2.996" calcext:value-type="float">
            <text:p>-3.0</text:p>
          </table:table-cell>
          <table:table-cell table:formula="of:=([.D806])*([.A806]-[.A805])+[.E805]" office:value-type="float" office:value="-120441.600000001" calcext:value-type="float">
            <text:p>-120441.6</text:p>
          </table:table-cell>
          <table:table-cell table:formula="of:=[.E806]/3600" office:value-type="float" office:value="-33.4560000000003" calcext:value-type="float">
            <text:p>-33.5</text:p>
          </table:table-cell>
        </table:table-row>
        <table:table-row table:style-name="ro2">
          <table:table-cell office:value-type="float" office:value="40247" calcext:value-type="float">
            <text:p>402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5" calcext:value-type="float">
            <text:p>3.0</text:p>
          </table:table-cell>
          <table:table-cell table:formula="of:=[.C807]*-1" office:value-type="float" office:value="-2.995" calcext:value-type="float">
            <text:p>-3.0</text:p>
          </table:table-cell>
          <table:table-cell table:formula="of:=([.D807])*([.A807]-[.A806])+[.E806]" office:value-type="float" office:value="-120591.350000001" calcext:value-type="float">
            <text:p>-120591.4</text:p>
          </table:table-cell>
          <table:table-cell table:formula="of:=[.E807]/3600" office:value-type="float" office:value="-33.4975972222225" calcext:value-type="float">
            <text:p>-33.5</text:p>
          </table:table-cell>
        </table:table-row>
        <table:table-row table:style-name="ro2">
          <table:table-cell office:value-type="float" office:value="40297" calcext:value-type="float">
            <text:p>402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7" calcext:value-type="float">
            <text:p>3.0</text:p>
          </table:table-cell>
          <table:table-cell table:formula="of:=[.C808]*-1" office:value-type="float" office:value="-2.997" calcext:value-type="float">
            <text:p>-3.0</text:p>
          </table:table-cell>
          <table:table-cell table:formula="of:=([.D808])*([.A808]-[.A807])+[.E807]" office:value-type="float" office:value="-120741.200000001" calcext:value-type="float">
            <text:p>-120741.2</text:p>
          </table:table-cell>
          <table:table-cell table:formula="of:=[.E808]/3600" office:value-type="float" office:value="-33.5392222222225" calcext:value-type="float">
            <text:p>-33.5</text:p>
          </table:table-cell>
        </table:table-row>
        <table:table-row table:style-name="ro2">
          <table:table-cell office:value-type="float" office:value="40347" calcext:value-type="float">
            <text:p>403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809]*-1" office:value-type="float" office:value="-2.996" calcext:value-type="float">
            <text:p>-3.0</text:p>
          </table:table-cell>
          <table:table-cell table:formula="of:=([.D809])*([.A809]-[.A808])+[.E808]" office:value-type="float" office:value="-120891.000000001" calcext:value-type="float">
            <text:p>-120891.0</text:p>
          </table:table-cell>
          <table:table-cell table:formula="of:=[.E809]/3600" office:value-type="float" office:value="-33.5808333333336" calcext:value-type="float">
            <text:p>-33.6</text:p>
          </table:table-cell>
        </table:table-row>
        <table:table-row table:style-name="ro2">
          <table:table-cell office:value-type="float" office:value="40397" calcext:value-type="float">
            <text:p>4039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810]*-1" office:value-type="float" office:value="-2.996" calcext:value-type="float">
            <text:p>-3.0</text:p>
          </table:table-cell>
          <table:table-cell table:formula="of:=([.D810])*([.A810]-[.A809])+[.E809]" office:value-type="float" office:value="-121040.800000001" calcext:value-type="float">
            <text:p>-121040.8</text:p>
          </table:table-cell>
          <table:table-cell table:formula="of:=[.E810]/3600" office:value-type="float" office:value="-33.6224444444448" calcext:value-type="float">
            <text:p>-33.6</text:p>
          </table:table-cell>
        </table:table-row>
        <table:table-row table:style-name="ro2">
          <table:table-cell office:value-type="float" office:value="40447" calcext:value-type="float">
            <text:p>40447</text:p>
          </table:table-cell>
          <table:table-cell office:value-type="float" office:value="3.57" calcext:value-type="float">
            <text:p>3.57</text:p>
          </table:table-cell>
          <table:table-cell office:value-type="float" office:value="2.996" calcext:value-type="float">
            <text:p>3.0</text:p>
          </table:table-cell>
          <table:table-cell table:formula="of:=[.C811]*-1" office:value-type="float" office:value="-2.996" calcext:value-type="float">
            <text:p>-3.0</text:p>
          </table:table-cell>
          <table:table-cell table:formula="of:=([.D811])*([.A811]-[.A810])+[.E810]" office:value-type="float" office:value="-121190.600000001" calcext:value-type="float">
            <text:p>-121190.6</text:p>
          </table:table-cell>
          <table:table-cell table:formula="of:=[.E811]/3600" office:value-type="float" office:value="-33.6640555555559" calcext:value-type="float">
            <text:p>-33.7</text:p>
          </table:table-cell>
        </table:table-row>
        <table:table-row table:style-name="ro2">
          <table:table-cell office:value-type="float" office:value="40497" calcext:value-type="float">
            <text:p>404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12]*-1" office:value-type="float" office:value="-2.996" calcext:value-type="float">
            <text:p>-3.0</text:p>
          </table:table-cell>
          <table:table-cell table:formula="of:=([.D812])*([.A812]-[.A811])+[.E811]" office:value-type="float" office:value="-121340.400000001" calcext:value-type="float">
            <text:p>-121340.4</text:p>
          </table:table-cell>
          <table:table-cell table:formula="of:=[.E812]/3600" office:value-type="float" office:value="-33.705666666667" calcext:value-type="float">
            <text:p>-33.7</text:p>
          </table:table-cell>
        </table:table-row>
        <table:table-row table:style-name="ro2">
          <table:table-cell office:value-type="float" office:value="40547" calcext:value-type="float">
            <text:p>405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13]*-1" office:value-type="float" office:value="-2.996" calcext:value-type="float">
            <text:p>-3.0</text:p>
          </table:table-cell>
          <table:table-cell table:formula="of:=([.D813])*([.A813]-[.A812])+[.E812]" office:value-type="float" office:value="-121490.200000001" calcext:value-type="float">
            <text:p>-121490.2</text:p>
          </table:table-cell>
          <table:table-cell table:formula="of:=[.E813]/3600" office:value-type="float" office:value="-33.7472777777781" calcext:value-type="float">
            <text:p>-33.7</text:p>
          </table:table-cell>
        </table:table-row>
        <table:table-row table:style-name="ro2">
          <table:table-cell office:value-type="float" office:value="40597" calcext:value-type="float">
            <text:p>405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5" calcext:value-type="float">
            <text:p>3.0</text:p>
          </table:table-cell>
          <table:table-cell table:formula="of:=[.C814]*-1" office:value-type="float" office:value="-2.995" calcext:value-type="float">
            <text:p>-3.0</text:p>
          </table:table-cell>
          <table:table-cell table:formula="of:=([.D814])*([.A814]-[.A813])+[.E813]" office:value-type="float" office:value="-121639.950000001" calcext:value-type="float">
            <text:p>-121640.0</text:p>
          </table:table-cell>
          <table:table-cell table:formula="of:=[.E814]/3600" office:value-type="float" office:value="-33.7888750000003" calcext:value-type="float">
            <text:p>-33.8</text:p>
          </table:table-cell>
        </table:table-row>
        <table:table-row table:style-name="ro2">
          <table:table-cell office:value-type="float" office:value="40647" calcext:value-type="float">
            <text:p>406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5" calcext:value-type="float">
            <text:p>3.0</text:p>
          </table:table-cell>
          <table:table-cell table:formula="of:=[.C815]*-1" office:value-type="float" office:value="-2.995" calcext:value-type="float">
            <text:p>-3.0</text:p>
          </table:table-cell>
          <table:table-cell table:formula="of:=([.D815])*([.A815]-[.A814])+[.E814]" office:value-type="float" office:value="-121789.700000001" calcext:value-type="float">
            <text:p>-121789.7</text:p>
          </table:table-cell>
          <table:table-cell table:formula="of:=[.E815]/3600" office:value-type="float" office:value="-33.8304722222225" calcext:value-type="float">
            <text:p>-33.8</text:p>
          </table:table-cell>
        </table:table-row>
        <table:table-row table:style-name="ro2">
          <table:table-cell office:value-type="float" office:value="40697" calcext:value-type="float">
            <text:p>406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16]*-1" office:value-type="float" office:value="-2.996" calcext:value-type="float">
            <text:p>-3.0</text:p>
          </table:table-cell>
          <table:table-cell table:formula="of:=([.D816])*([.A816]-[.A815])+[.E815]" office:value-type="float" office:value="-121939.500000001" calcext:value-type="float">
            <text:p>-121939.5</text:p>
          </table:table-cell>
          <table:table-cell table:formula="of:=[.E816]/3600" office:value-type="float" office:value="-33.8720833333336" calcext:value-type="float">
            <text:p>-33.9</text:p>
          </table:table-cell>
        </table:table-row>
        <table:table-row table:style-name="ro2">
          <table:table-cell office:value-type="float" office:value="40747" calcext:value-type="float">
            <text:p>407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5" calcext:value-type="float">
            <text:p>3.0</text:p>
          </table:table-cell>
          <table:table-cell table:formula="of:=[.C817]*-1" office:value-type="float" office:value="-2.995" calcext:value-type="float">
            <text:p>-3.0</text:p>
          </table:table-cell>
          <table:table-cell table:formula="of:=([.D817])*([.A817]-[.A816])+[.E816]" office:value-type="float" office:value="-122089.250000001" calcext:value-type="float">
            <text:p>-122089.3</text:p>
          </table:table-cell>
          <table:table-cell table:formula="of:=[.E817]/3600" office:value-type="float" office:value="-33.9136805555559" calcext:value-type="float">
            <text:p>-33.9</text:p>
          </table:table-cell>
        </table:table-row>
        <table:table-row table:style-name="ro2">
          <table:table-cell office:value-type="float" office:value="40797" calcext:value-type="float">
            <text:p>407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5" calcext:value-type="float">
            <text:p>3.0</text:p>
          </table:table-cell>
          <table:table-cell table:formula="of:=[.C818]*-1" office:value-type="float" office:value="-2.995" calcext:value-type="float">
            <text:p>-3.0</text:p>
          </table:table-cell>
          <table:table-cell table:formula="of:=([.D818])*([.A818]-[.A817])+[.E817]" office:value-type="float" office:value="-122239.000000001" calcext:value-type="float">
            <text:p>-122239.0</text:p>
          </table:table-cell>
          <table:table-cell table:formula="of:=[.E818]/3600" office:value-type="float" office:value="-33.9552777777781" calcext:value-type="float">
            <text:p>-34.0</text:p>
          </table:table-cell>
        </table:table-row>
        <table:table-row table:style-name="ro2">
          <table:table-cell office:value-type="float" office:value="40847" calcext:value-type="float">
            <text:p>408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19]*-1" office:value-type="float" office:value="-2.996" calcext:value-type="float">
            <text:p>-3.0</text:p>
          </table:table-cell>
          <table:table-cell table:formula="of:=([.D819])*([.A819]-[.A818])+[.E818]" office:value-type="float" office:value="-122388.800000001" calcext:value-type="float">
            <text:p>-122388.8</text:p>
          </table:table-cell>
          <table:table-cell table:formula="of:=[.E819]/3600" office:value-type="float" office:value="-33.9968888888892" calcext:value-type="float">
            <text:p>-34.0</text:p>
          </table:table-cell>
        </table:table-row>
        <table:table-row table:style-name="ro2">
          <table:table-cell office:value-type="float" office:value="40897" calcext:value-type="float">
            <text:p>408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20]*-1" office:value-type="float" office:value="-2.996" calcext:value-type="float">
            <text:p>-3.0</text:p>
          </table:table-cell>
          <table:table-cell table:formula="of:=([.D820])*([.A820]-[.A819])+[.E819]" office:value-type="float" office:value="-122538.600000001" calcext:value-type="float">
            <text:p>-122538.6</text:p>
          </table:table-cell>
          <table:table-cell table:formula="of:=[.E820]/3600" office:value-type="float" office:value="-34.0385000000003" calcext:value-type="float">
            <text:p>-34.0</text:p>
          </table:table-cell>
        </table:table-row>
        <table:table-row table:style-name="ro2">
          <table:table-cell office:value-type="float" office:value="40947" calcext:value-type="float">
            <text:p>409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7" calcext:value-type="float">
            <text:p>3.0</text:p>
          </table:table-cell>
          <table:table-cell table:formula="of:=[.C821]*-1" office:value-type="float" office:value="-2.997" calcext:value-type="float">
            <text:p>-3.0</text:p>
          </table:table-cell>
          <table:table-cell table:formula="of:=([.D821])*([.A821]-[.A820])+[.E820]" office:value-type="float" office:value="-122688.450000001" calcext:value-type="float">
            <text:p>-122688.5</text:p>
          </table:table-cell>
          <table:table-cell table:formula="of:=[.E821]/3600" office:value-type="float" office:value="-34.0801250000003" calcext:value-type="float">
            <text:p>-34.1</text:p>
          </table:table-cell>
        </table:table-row>
        <table:table-row table:style-name="ro2">
          <table:table-cell office:value-type="float" office:value="40997" calcext:value-type="float">
            <text:p>409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5" calcext:value-type="float">
            <text:p>3.0</text:p>
          </table:table-cell>
          <table:table-cell table:formula="of:=[.C822]*-1" office:value-type="float" office:value="-2.995" calcext:value-type="float">
            <text:p>-3.0</text:p>
          </table:table-cell>
          <table:table-cell table:formula="of:=([.D822])*([.A822]-[.A821])+[.E821]" office:value-type="float" office:value="-122838.200000001" calcext:value-type="float">
            <text:p>-122838.2</text:p>
          </table:table-cell>
          <table:table-cell table:formula="of:=[.E822]/3600" office:value-type="float" office:value="-34.1217222222225" calcext:value-type="float">
            <text:p>-34.1</text:p>
          </table:table-cell>
        </table:table-row>
        <table:table-row table:style-name="ro2">
          <table:table-cell office:value-type="float" office:value="41047" calcext:value-type="float">
            <text:p>410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23]*-1" office:value-type="float" office:value="-2.996" calcext:value-type="float">
            <text:p>-3.0</text:p>
          </table:table-cell>
          <table:table-cell table:formula="of:=([.D823])*([.A823]-[.A822])+[.E822]" office:value-type="float" office:value="-122988.000000001" calcext:value-type="float">
            <text:p>-122988.0</text:p>
          </table:table-cell>
          <table:table-cell table:formula="of:=[.E823]/3600" office:value-type="float" office:value="-34.1633333333337" calcext:value-type="float">
            <text:p>-34.2</text:p>
          </table:table-cell>
        </table:table-row>
        <table:table-row table:style-name="ro2">
          <table:table-cell office:value-type="float" office:value="41097" calcext:value-type="float">
            <text:p>410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7" calcext:value-type="float">
            <text:p>3.0</text:p>
          </table:table-cell>
          <table:table-cell table:formula="of:=[.C824]*-1" office:value-type="float" office:value="-2.997" calcext:value-type="float">
            <text:p>-3.0</text:p>
          </table:table-cell>
          <table:table-cell table:formula="of:=([.D824])*([.A824]-[.A823])+[.E823]" office:value-type="float" office:value="-123137.850000001" calcext:value-type="float">
            <text:p>-123137.9</text:p>
          </table:table-cell>
          <table:table-cell table:formula="of:=[.E824]/3600" office:value-type="float" office:value="-34.2049583333337" calcext:value-type="float">
            <text:p>-34.2</text:p>
          </table:table-cell>
        </table:table-row>
        <table:table-row table:style-name="ro2">
          <table:table-cell office:value-type="float" office:value="41147" calcext:value-type="float">
            <text:p>411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25]*-1" office:value-type="float" office:value="-2.996" calcext:value-type="float">
            <text:p>-3.0</text:p>
          </table:table-cell>
          <table:table-cell table:formula="of:=([.D825])*([.A825]-[.A824])+[.E824]" office:value-type="float" office:value="-123287.650000001" calcext:value-type="float">
            <text:p>-123287.7</text:p>
          </table:table-cell>
          <table:table-cell table:formula="of:=[.E825]/3600" office:value-type="float" office:value="-34.2465694444448" calcext:value-type="float">
            <text:p>-34.2</text:p>
          </table:table-cell>
        </table:table-row>
        <table:table-row table:style-name="ro2">
          <table:table-cell office:value-type="float" office:value="41197" calcext:value-type="float">
            <text:p>411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26]*-1" office:value-type="float" office:value="-2.996" calcext:value-type="float">
            <text:p>-3.0</text:p>
          </table:table-cell>
          <table:table-cell table:formula="of:=([.D826])*([.A826]-[.A825])+[.E825]" office:value-type="float" office:value="-123437.450000001" calcext:value-type="float">
            <text:p>-123437.5</text:p>
          </table:table-cell>
          <table:table-cell table:formula="of:=[.E826]/3600" office:value-type="float" office:value="-34.2881805555559" calcext:value-type="float">
            <text:p>-34.3</text:p>
          </table:table-cell>
        </table:table-row>
        <table:table-row table:style-name="ro2">
          <table:table-cell office:value-type="float" office:value="41247" calcext:value-type="float">
            <text:p>412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27]*-1" office:value-type="float" office:value="-2.996" calcext:value-type="float">
            <text:p>-3.0</text:p>
          </table:table-cell>
          <table:table-cell table:formula="of:=([.D827])*([.A827]-[.A826])+[.E826]" office:value-type="float" office:value="-123587.250000001" calcext:value-type="float">
            <text:p>-123587.3</text:p>
          </table:table-cell>
          <table:table-cell table:formula="of:=[.E827]/3600" office:value-type="float" office:value="-34.329791666667" calcext:value-type="float">
            <text:p>-34.3</text:p>
          </table:table-cell>
        </table:table-row>
        <table:table-row table:style-name="ro2">
          <table:table-cell office:value-type="float" office:value="41297" calcext:value-type="float">
            <text:p>412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28]*-1" office:value-type="float" office:value="-2.996" calcext:value-type="float">
            <text:p>-3.0</text:p>
          </table:table-cell>
          <table:table-cell table:formula="of:=([.D828])*([.A828]-[.A827])+[.E827]" office:value-type="float" office:value="-123737.050000001" calcext:value-type="float">
            <text:p>-123737.1</text:p>
          </table:table-cell>
          <table:table-cell table:formula="of:=[.E828]/3600" office:value-type="float" office:value="-34.3714027777781" calcext:value-type="float">
            <text:p>-34.4</text:p>
          </table:table-cell>
        </table:table-row>
        <table:table-row table:style-name="ro2">
          <table:table-cell office:value-type="float" office:value="41347" calcext:value-type="float">
            <text:p>413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29]*-1" office:value-type="float" office:value="-2.996" calcext:value-type="float">
            <text:p>-3.0</text:p>
          </table:table-cell>
          <table:table-cell table:formula="of:=([.D829])*([.A829]-[.A828])+[.E828]" office:value-type="float" office:value="-123886.850000001" calcext:value-type="float">
            <text:p>-123886.9</text:p>
          </table:table-cell>
          <table:table-cell table:formula="of:=[.E829]/3600" office:value-type="float" office:value="-34.4130138888892" calcext:value-type="float">
            <text:p>-34.4</text:p>
          </table:table-cell>
        </table:table-row>
        <table:table-row table:style-name="ro2">
          <table:table-cell office:value-type="float" office:value="41397" calcext:value-type="float">
            <text:p>413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30]*-1" office:value-type="float" office:value="-2.996" calcext:value-type="float">
            <text:p>-3.0</text:p>
          </table:table-cell>
          <table:table-cell table:formula="of:=([.D830])*([.A830]-[.A829])+[.E829]" office:value-type="float" office:value="-124036.650000001" calcext:value-type="float">
            <text:p>-124036.7</text:p>
          </table:table-cell>
          <table:table-cell table:formula="of:=[.E830]/3600" office:value-type="float" office:value="-34.4546250000003" calcext:value-type="float">
            <text:p>-34.5</text:p>
          </table:table-cell>
        </table:table-row>
        <table:table-row table:style-name="ro2">
          <table:table-cell office:value-type="float" office:value="41447" calcext:value-type="float">
            <text:p>4144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31]*-1" office:value-type="float" office:value="-2.996" calcext:value-type="float">
            <text:p>-3.0</text:p>
          </table:table-cell>
          <table:table-cell table:formula="of:=([.D831])*([.A831]-[.A830])+[.E830]" office:value-type="float" office:value="-124186.450000001" calcext:value-type="float">
            <text:p>-124186.5</text:p>
          </table:table-cell>
          <table:table-cell table:formula="of:=[.E831]/3600" office:value-type="float" office:value="-34.4962361111114" calcext:value-type="float">
            <text:p>-34.5</text:p>
          </table:table-cell>
        </table:table-row>
        <table:table-row table:style-name="ro2">
          <table:table-cell office:value-type="float" office:value="41497" calcext:value-type="float">
            <text:p>414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7" calcext:value-type="float">
            <text:p>3.0</text:p>
          </table:table-cell>
          <table:table-cell table:formula="of:=[.C832]*-1" office:value-type="float" office:value="-2.997" calcext:value-type="float">
            <text:p>-3.0</text:p>
          </table:table-cell>
          <table:table-cell table:formula="of:=([.D832])*([.A832]-[.A831])+[.E831]" office:value-type="float" office:value="-124336.300000001" calcext:value-type="float">
            <text:p>-124336.3</text:p>
          </table:table-cell>
          <table:table-cell table:formula="of:=[.E832]/3600" office:value-type="float" office:value="-34.5378611111114" calcext:value-type="float">
            <text:p>-34.5</text:p>
          </table:table-cell>
        </table:table-row>
        <table:table-row table:style-name="ro2">
          <table:table-cell office:value-type="float" office:value="41547" calcext:value-type="float">
            <text:p>415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33]*-1" office:value-type="float" office:value="-2.996" calcext:value-type="float">
            <text:p>-3.0</text:p>
          </table:table-cell>
          <table:table-cell table:formula="of:=([.D833])*([.A833]-[.A832])+[.E832]" office:value-type="float" office:value="-124486.100000001" calcext:value-type="float">
            <text:p>-124486.1</text:p>
          </table:table-cell>
          <table:table-cell table:formula="of:=[.E833]/3600" office:value-type="float" office:value="-34.5794722222225" calcext:value-type="float">
            <text:p>-34.6</text:p>
          </table:table-cell>
        </table:table-row>
        <table:table-row table:style-name="ro2">
          <table:table-cell office:value-type="float" office:value="41597" calcext:value-type="float">
            <text:p>41597</text:p>
          </table:table-cell>
          <table:table-cell office:value-type="float" office:value="3.56" calcext:value-type="float">
            <text:p>3.56</text:p>
          </table:table-cell>
          <table:table-cell office:value-type="float" office:value="2.996" calcext:value-type="float">
            <text:p>3.0</text:p>
          </table:table-cell>
          <table:table-cell table:formula="of:=[.C834]*-1" office:value-type="float" office:value="-2.996" calcext:value-type="float">
            <text:p>-3.0</text:p>
          </table:table-cell>
          <table:table-cell table:formula="of:=([.D834])*([.A834]-[.A833])+[.E833]" office:value-type="float" office:value="-124635.900000001" calcext:value-type="float">
            <text:p>-124635.9</text:p>
          </table:table-cell>
          <table:table-cell table:formula="of:=[.E834]/3600" office:value-type="float" office:value="-34.6210833333337" calcext:value-type="float">
            <text:p>-34.6</text:p>
          </table:table-cell>
        </table:table-row>
        <table:table-row table:style-name="ro2">
          <table:table-cell office:value-type="float" office:value="41647" calcext:value-type="float">
            <text:p>416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7" calcext:value-type="float">
            <text:p>3.0</text:p>
          </table:table-cell>
          <table:table-cell table:formula="of:=[.C835]*-1" office:value-type="float" office:value="-2.997" calcext:value-type="float">
            <text:p>-3.0</text:p>
          </table:table-cell>
          <table:table-cell table:formula="of:=([.D835])*([.A835]-[.A834])+[.E834]" office:value-type="float" office:value="-124785.750000001" calcext:value-type="float">
            <text:p>-124785.8</text:p>
          </table:table-cell>
          <table:table-cell table:formula="of:=[.E835]/3600" office:value-type="float" office:value="-34.6627083333337" calcext:value-type="float">
            <text:p>-34.7</text:p>
          </table:table-cell>
        </table:table-row>
        <table:table-row table:style-name="ro2">
          <table:table-cell office:value-type="float" office:value="41697" calcext:value-type="float">
            <text:p>416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36]*-1" office:value-type="float" office:value="-2.995" calcext:value-type="float">
            <text:p>-3.0</text:p>
          </table:table-cell>
          <table:table-cell table:formula="of:=([.D836])*([.A836]-[.A835])+[.E835]" office:value-type="float" office:value="-124935.500000001" calcext:value-type="float">
            <text:p>-124935.5</text:p>
          </table:table-cell>
          <table:table-cell table:formula="of:=[.E836]/3600" office:value-type="float" office:value="-34.7043055555559" calcext:value-type="float">
            <text:p>-34.7</text:p>
          </table:table-cell>
        </table:table-row>
        <table:table-row table:style-name="ro2">
          <table:table-cell office:value-type="float" office:value="41747" calcext:value-type="float">
            <text:p>417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37]*-1" office:value-type="float" office:value="-2.995" calcext:value-type="float">
            <text:p>-3.0</text:p>
          </table:table-cell>
          <table:table-cell table:formula="of:=([.D837])*([.A837]-[.A836])+[.E836]" office:value-type="float" office:value="-125085.250000001" calcext:value-type="float">
            <text:p>-125085.3</text:p>
          </table:table-cell>
          <table:table-cell table:formula="of:=[.E837]/3600" office:value-type="float" office:value="-34.7459027777781" calcext:value-type="float">
            <text:p>-34.7</text:p>
          </table:table-cell>
        </table:table-row>
        <table:table-row table:style-name="ro2">
          <table:table-cell office:value-type="float" office:value="41797" calcext:value-type="float">
            <text:p>417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38]*-1" office:value-type="float" office:value="-2.996" calcext:value-type="float">
            <text:p>-3.0</text:p>
          </table:table-cell>
          <table:table-cell table:formula="of:=([.D838])*([.A838]-[.A837])+[.E837]" office:value-type="float" office:value="-125235.050000001" calcext:value-type="float">
            <text:p>-125235.1</text:p>
          </table:table-cell>
          <table:table-cell table:formula="of:=[.E838]/3600" office:value-type="float" office:value="-34.7875138888892" calcext:value-type="float">
            <text:p>-34.8</text:p>
          </table:table-cell>
        </table:table-row>
        <table:table-row table:style-name="ro2">
          <table:table-cell office:value-type="float" office:value="41847" calcext:value-type="float">
            <text:p>418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39]*-1" office:value-type="float" office:value="-2.996" calcext:value-type="float">
            <text:p>-3.0</text:p>
          </table:table-cell>
          <table:table-cell table:formula="of:=([.D839])*([.A839]-[.A838])+[.E838]" office:value-type="float" office:value="-125384.850000001" calcext:value-type="float">
            <text:p>-125384.9</text:p>
          </table:table-cell>
          <table:table-cell table:formula="of:=[.E839]/3600" office:value-type="float" office:value="-34.8291250000003" calcext:value-type="float">
            <text:p>-34.8</text:p>
          </table:table-cell>
        </table:table-row>
        <table:table-row table:style-name="ro2">
          <table:table-cell office:value-type="float" office:value="41897" calcext:value-type="float">
            <text:p>418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7" calcext:value-type="float">
            <text:p>3.0</text:p>
          </table:table-cell>
          <table:table-cell table:formula="of:=[.C840]*-1" office:value-type="float" office:value="-2.997" calcext:value-type="float">
            <text:p>-3.0</text:p>
          </table:table-cell>
          <table:table-cell table:formula="of:=([.D840])*([.A840]-[.A839])+[.E839]" office:value-type="float" office:value="-125534.700000001" calcext:value-type="float">
            <text:p>-125534.7</text:p>
          </table:table-cell>
          <table:table-cell table:formula="of:=[.E840]/3600" office:value-type="float" office:value="-34.8707500000003" calcext:value-type="float">
            <text:p>-34.9</text:p>
          </table:table-cell>
        </table:table-row>
        <table:table-row table:style-name="ro2">
          <table:table-cell office:value-type="float" office:value="41947" calcext:value-type="float">
            <text:p>419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41]*-1" office:value-type="float" office:value="-2.995" calcext:value-type="float">
            <text:p>-3.0</text:p>
          </table:table-cell>
          <table:table-cell table:formula="of:=([.D841])*([.A841]-[.A840])+[.E840]" office:value-type="float" office:value="-125684.450000001" calcext:value-type="float">
            <text:p>-125684.5</text:p>
          </table:table-cell>
          <table:table-cell table:formula="of:=[.E841]/3600" office:value-type="float" office:value="-34.9123472222226" calcext:value-type="float">
            <text:p>-34.9</text:p>
          </table:table-cell>
        </table:table-row>
        <table:table-row table:style-name="ro2">
          <table:table-cell office:value-type="float" office:value="41997" calcext:value-type="float">
            <text:p>419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4" calcext:value-type="float">
            <text:p>3.0</text:p>
          </table:table-cell>
          <table:table-cell table:formula="of:=[.C842]*-1" office:value-type="float" office:value="-2.994" calcext:value-type="float">
            <text:p>-3.0</text:p>
          </table:table-cell>
          <table:table-cell table:formula="of:=([.D842])*([.A842]-[.A841])+[.E841]" office:value-type="float" office:value="-125834.150000001" calcext:value-type="float">
            <text:p>-125834.2</text:p>
          </table:table-cell>
          <table:table-cell table:formula="of:=[.E842]/3600" office:value-type="float" office:value="-34.9539305555559" calcext:value-type="float">
            <text:p>-35.0</text:p>
          </table:table-cell>
        </table:table-row>
        <table:table-row table:style-name="ro2">
          <table:table-cell office:value-type="float" office:value="42047" calcext:value-type="float">
            <text:p>420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43]*-1" office:value-type="float" office:value="-2.996" calcext:value-type="float">
            <text:p>-3.0</text:p>
          </table:table-cell>
          <table:table-cell table:formula="of:=([.D843])*([.A843]-[.A842])+[.E842]" office:value-type="float" office:value="-125983.950000001" calcext:value-type="float">
            <text:p>-125984.0</text:p>
          </table:table-cell>
          <table:table-cell table:formula="of:=[.E843]/3600" office:value-type="float" office:value="-34.995541666667" calcext:value-type="float">
            <text:p>-35.0</text:p>
          </table:table-cell>
        </table:table-row>
        <table:table-row table:style-name="ro2">
          <table:table-cell office:value-type="float" office:value="42097" calcext:value-type="float">
            <text:p>420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44]*-1" office:value-type="float" office:value="-2.995" calcext:value-type="float">
            <text:p>-3.0</text:p>
          </table:table-cell>
          <table:table-cell table:formula="of:=([.D844])*([.A844]-[.A843])+[.E843]" office:value-type="float" office:value="-126133.700000001" calcext:value-type="float">
            <text:p>-126133.7</text:p>
          </table:table-cell>
          <table:table-cell table:formula="of:=[.E844]/3600" office:value-type="float" office:value="-35.0371388888892" calcext:value-type="float">
            <text:p>-35.0</text:p>
          </table:table-cell>
        </table:table-row>
        <table:table-row table:style-name="ro2">
          <table:table-cell office:value-type="float" office:value="42147" calcext:value-type="float">
            <text:p>421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45]*-1" office:value-type="float" office:value="-2.996" calcext:value-type="float">
            <text:p>-3.0</text:p>
          </table:table-cell>
          <table:table-cell table:formula="of:=([.D845])*([.A845]-[.A844])+[.E844]" office:value-type="float" office:value="-126283.500000001" calcext:value-type="float">
            <text:p>-126283.5</text:p>
          </table:table-cell>
          <table:table-cell table:formula="of:=[.E845]/3600" office:value-type="float" office:value="-35.0787500000003" calcext:value-type="float">
            <text:p>-35.1</text:p>
          </table:table-cell>
        </table:table-row>
        <table:table-row table:style-name="ro2">
          <table:table-cell office:value-type="float" office:value="42197" calcext:value-type="float">
            <text:p>421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46]*-1" office:value-type="float" office:value="-2.995" calcext:value-type="float">
            <text:p>-3.0</text:p>
          </table:table-cell>
          <table:table-cell table:formula="of:=([.D846])*([.A846]-[.A845])+[.E845]" office:value-type="float" office:value="-126433.250000001" calcext:value-type="float">
            <text:p>-126433.3</text:p>
          </table:table-cell>
          <table:table-cell table:formula="of:=[.E846]/3600" office:value-type="float" office:value="-35.1203472222226" calcext:value-type="float">
            <text:p>-35.1</text:p>
          </table:table-cell>
        </table:table-row>
        <table:table-row table:style-name="ro2">
          <table:table-cell office:value-type="float" office:value="42247" calcext:value-type="float">
            <text:p>422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47]*-1" office:value-type="float" office:value="-2.995" calcext:value-type="float">
            <text:p>-3.0</text:p>
          </table:table-cell>
          <table:table-cell table:formula="of:=([.D847])*([.A847]-[.A846])+[.E846]" office:value-type="float" office:value="-126583.000000001" calcext:value-type="float">
            <text:p>-126583.0</text:p>
          </table:table-cell>
          <table:table-cell table:formula="of:=[.E847]/3600" office:value-type="float" office:value="-35.1619444444448" calcext:value-type="float">
            <text:p>-35.2</text:p>
          </table:table-cell>
        </table:table-row>
        <table:table-row table:style-name="ro2">
          <table:table-cell office:value-type="float" office:value="42297" calcext:value-type="float">
            <text:p>422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48]*-1" office:value-type="float" office:value="-2.995" calcext:value-type="float">
            <text:p>-3.0</text:p>
          </table:table-cell>
          <table:table-cell table:formula="of:=([.D848])*([.A848]-[.A847])+[.E847]" office:value-type="float" office:value="-126732.750000001" calcext:value-type="float">
            <text:p>-126732.8</text:p>
          </table:table-cell>
          <table:table-cell table:formula="of:=[.E848]/3600" office:value-type="float" office:value="-35.203541666667" calcext:value-type="float">
            <text:p>-35.2</text:p>
          </table:table-cell>
        </table:table-row>
        <table:table-row table:style-name="ro2">
          <table:table-cell office:value-type="float" office:value="42347" calcext:value-type="float">
            <text:p>423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49]*-1" office:value-type="float" office:value="-2.996" calcext:value-type="float">
            <text:p>-3.0</text:p>
          </table:table-cell>
          <table:table-cell table:formula="of:=([.D849])*([.A849]-[.A848])+[.E848]" office:value-type="float" office:value="-126882.550000001" calcext:value-type="float">
            <text:p>-126882.6</text:p>
          </table:table-cell>
          <table:table-cell table:formula="of:=[.E849]/3600" office:value-type="float" office:value="-35.2451527777781" calcext:value-type="float">
            <text:p>-35.2</text:p>
          </table:table-cell>
        </table:table-row>
        <table:table-row table:style-name="ro2">
          <table:table-cell office:value-type="float" office:value="42397" calcext:value-type="float">
            <text:p>423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50]*-1" office:value-type="float" office:value="-2.996" calcext:value-type="float">
            <text:p>-3.0</text:p>
          </table:table-cell>
          <table:table-cell table:formula="of:=([.D850])*([.A850]-[.A849])+[.E849]" office:value-type="float" office:value="-127032.350000001" calcext:value-type="float">
            <text:p>-127032.4</text:p>
          </table:table-cell>
          <table:table-cell table:formula="of:=[.E850]/3600" office:value-type="float" office:value="-35.2867638888892" calcext:value-type="float">
            <text:p>-35.3</text:p>
          </table:table-cell>
        </table:table-row>
        <table:table-row table:style-name="ro2">
          <table:table-cell office:value-type="float" office:value="42447" calcext:value-type="float">
            <text:p>424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51]*-1" office:value-type="float" office:value="-2.995" calcext:value-type="float">
            <text:p>-3.0</text:p>
          </table:table-cell>
          <table:table-cell table:formula="of:=([.D851])*([.A851]-[.A850])+[.E850]" office:value-type="float" office:value="-127182.100000001" calcext:value-type="float">
            <text:p>-127182.1</text:p>
          </table:table-cell>
          <table:table-cell table:formula="of:=[.E851]/3600" office:value-type="float" office:value="-35.3283611111114" calcext:value-type="float">
            <text:p>-35.3</text:p>
          </table:table-cell>
        </table:table-row>
        <table:table-row table:style-name="ro2">
          <table:table-cell office:value-type="float" office:value="42497" calcext:value-type="float">
            <text:p>424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52]*-1" office:value-type="float" office:value="-2.996" calcext:value-type="float">
            <text:p>-3.0</text:p>
          </table:table-cell>
          <table:table-cell table:formula="of:=([.D852])*([.A852]-[.A851])+[.E851]" office:value-type="float" office:value="-127331.900000001" calcext:value-type="float">
            <text:p>-127331.9</text:p>
          </table:table-cell>
          <table:table-cell table:formula="of:=[.E852]/3600" office:value-type="float" office:value="-35.3699722222226" calcext:value-type="float">
            <text:p>-35.4</text:p>
          </table:table-cell>
        </table:table-row>
        <table:table-row table:style-name="ro2">
          <table:table-cell office:value-type="float" office:value="42547" calcext:value-type="float">
            <text:p>425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4" calcext:value-type="float">
            <text:p>3.0</text:p>
          </table:table-cell>
          <table:table-cell table:formula="of:=[.C853]*-1" office:value-type="float" office:value="-2.994" calcext:value-type="float">
            <text:p>-3.0</text:p>
          </table:table-cell>
          <table:table-cell table:formula="of:=([.D853])*([.A853]-[.A852])+[.E852]" office:value-type="float" office:value="-127481.600000001" calcext:value-type="float">
            <text:p>-127481.6</text:p>
          </table:table-cell>
          <table:table-cell table:formula="of:=[.E853]/3600" office:value-type="float" office:value="-35.4115555555559" calcext:value-type="float">
            <text:p>-35.4</text:p>
          </table:table-cell>
        </table:table-row>
        <table:table-row table:style-name="ro2">
          <table:table-cell office:value-type="float" office:value="42597" calcext:value-type="float">
            <text:p>425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54]*-1" office:value-type="float" office:value="-2.996" calcext:value-type="float">
            <text:p>-3.0</text:p>
          </table:table-cell>
          <table:table-cell table:formula="of:=([.D854])*([.A854]-[.A853])+[.E853]" office:value-type="float" office:value="-127631.400000001" calcext:value-type="float">
            <text:p>-127631.4</text:p>
          </table:table-cell>
          <table:table-cell table:formula="of:=[.E854]/3600" office:value-type="float" office:value="-35.453166666667" calcext:value-type="float">
            <text:p>-35.5</text:p>
          </table:table-cell>
        </table:table-row>
        <table:table-row table:style-name="ro2">
          <table:table-cell office:value-type="float" office:value="42647" calcext:value-type="float">
            <text:p>42647</text:p>
          </table:table-cell>
          <table:table-cell office:value-type="float" office:value="3.55" calcext:value-type="float">
            <text:p>3.55</text:p>
          </table:table-cell>
          <table:table-cell office:value-type="float" office:value="2.996" calcext:value-type="float">
            <text:p>3.0</text:p>
          </table:table-cell>
          <table:table-cell table:formula="of:=[.C855]*-1" office:value-type="float" office:value="-2.996" calcext:value-type="float">
            <text:p>-3.0</text:p>
          </table:table-cell>
          <table:table-cell table:formula="of:=([.D855])*([.A855]-[.A854])+[.E854]" office:value-type="float" office:value="-127781.200000001" calcext:value-type="float">
            <text:p>-127781.2</text:p>
          </table:table-cell>
          <table:table-cell table:formula="of:=[.E855]/3600" office:value-type="float" office:value="-35.4947777777781" calcext:value-type="float">
            <text:p>-35.5</text:p>
          </table:table-cell>
        </table:table-row>
        <table:table-row table:style-name="ro2">
          <table:table-cell office:value-type="float" office:value="42697" calcext:value-type="float">
            <text:p>426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56]*-1" office:value-type="float" office:value="-2.995" calcext:value-type="float">
            <text:p>-3.0</text:p>
          </table:table-cell>
          <table:table-cell table:formula="of:=([.D856])*([.A856]-[.A855])+[.E855]" office:value-type="float" office:value="-127930.950000001" calcext:value-type="float">
            <text:p>-127931.0</text:p>
          </table:table-cell>
          <table:table-cell table:formula="of:=[.E856]/3600" office:value-type="float" office:value="-35.5363750000003" calcext:value-type="float">
            <text:p>-35.5</text:p>
          </table:table-cell>
        </table:table-row>
        <table:table-row table:style-name="ro2">
          <table:table-cell office:value-type="float" office:value="42747" calcext:value-type="float">
            <text:p>427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57]*-1" office:value-type="float" office:value="-2.996" calcext:value-type="float">
            <text:p>-3.0</text:p>
          </table:table-cell>
          <table:table-cell table:formula="of:=([.D857])*([.A857]-[.A856])+[.E856]" office:value-type="float" office:value="-128080.750000001" calcext:value-type="float">
            <text:p>-128080.8</text:p>
          </table:table-cell>
          <table:table-cell table:formula="of:=[.E857]/3600" office:value-type="float" office:value="-35.5779861111114" calcext:value-type="float">
            <text:p>-35.6</text:p>
          </table:table-cell>
        </table:table-row>
        <table:table-row table:style-name="ro2">
          <table:table-cell office:value-type="float" office:value="42797" calcext:value-type="float">
            <text:p>42797</text:p>
          </table:table-cell>
          <table:table-cell office:value-type="float" office:value="3.55" calcext:value-type="float">
            <text:p>3.55</text:p>
          </table:table-cell>
          <table:table-cell office:value-type="float" office:value="2.995" calcext:value-type="float">
            <text:p>3.0</text:p>
          </table:table-cell>
          <table:table-cell table:formula="of:=[.C858]*-1" office:value-type="float" office:value="-2.995" calcext:value-type="float">
            <text:p>-3.0</text:p>
          </table:table-cell>
          <table:table-cell table:formula="of:=([.D858])*([.A858]-[.A857])+[.E857]" office:value-type="float" office:value="-128230.500000001" calcext:value-type="float">
            <text:p>-128230.5</text:p>
          </table:table-cell>
          <table:table-cell table:formula="of:=[.E858]/3600" office:value-type="float" office:value="-35.6195833333337" calcext:value-type="float">
            <text:p>-35.6</text:p>
          </table:table-cell>
        </table:table-row>
        <table:table-row table:style-name="ro2">
          <table:table-cell office:value-type="float" office:value="42847" calcext:value-type="float">
            <text:p>428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59]*-1" office:value-type="float" office:value="-2.996" calcext:value-type="float">
            <text:p>-3.0</text:p>
          </table:table-cell>
          <table:table-cell table:formula="of:=([.D859])*([.A859]-[.A858])+[.E858]" office:value-type="float" office:value="-128380.300000001" calcext:value-type="float">
            <text:p>-128380.3</text:p>
          </table:table-cell>
          <table:table-cell table:formula="of:=[.E859]/3600" office:value-type="float" office:value="-35.6611944444448" calcext:value-type="float">
            <text:p>-35.7</text:p>
          </table:table-cell>
        </table:table-row>
        <table:table-row table:style-name="ro2">
          <table:table-cell office:value-type="float" office:value="42897" calcext:value-type="float">
            <text:p>4289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60]*-1" office:value-type="float" office:value="-2.996" calcext:value-type="float">
            <text:p>-3.0</text:p>
          </table:table-cell>
          <table:table-cell table:formula="of:=([.D860])*([.A860]-[.A859])+[.E859]" office:value-type="float" office:value="-128530.100000001" calcext:value-type="float">
            <text:p>-128530.1</text:p>
          </table:table-cell>
          <table:table-cell table:formula="of:=[.E860]/3600" office:value-type="float" office:value="-35.7028055555559" calcext:value-type="float">
            <text:p>-35.7</text:p>
          </table:table-cell>
        </table:table-row>
        <table:table-row table:style-name="ro2">
          <table:table-cell office:value-type="float" office:value="42947" calcext:value-type="float">
            <text:p>429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61]*-1" office:value-type="float" office:value="-2.996" calcext:value-type="float">
            <text:p>-3.0</text:p>
          </table:table-cell>
          <table:table-cell table:formula="of:=([.D861])*([.A861]-[.A860])+[.E860]" office:value-type="float" office:value="-128679.900000001" calcext:value-type="float">
            <text:p>-128679.9</text:p>
          </table:table-cell>
          <table:table-cell table:formula="of:=[.E861]/3600" office:value-type="float" office:value="-35.744416666667" calcext:value-type="float">
            <text:p>-35.7</text:p>
          </table:table-cell>
        </table:table-row>
        <table:table-row table:style-name="ro2">
          <table:table-cell office:value-type="float" office:value="42997" calcext:value-type="float">
            <text:p>42997</text:p>
          </table:table-cell>
          <table:table-cell office:value-type="float" office:value="3.54" calcext:value-type="float">
            <text:p>3.54</text:p>
          </table:table-cell>
          <table:table-cell office:value-type="float" office:value="2.995" calcext:value-type="float">
            <text:p>3.0</text:p>
          </table:table-cell>
          <table:table-cell table:formula="of:=[.C862]*-1" office:value-type="float" office:value="-2.995" calcext:value-type="float">
            <text:p>-3.0</text:p>
          </table:table-cell>
          <table:table-cell table:formula="of:=([.D862])*([.A862]-[.A861])+[.E861]" office:value-type="float" office:value="-128829.650000001" calcext:value-type="float">
            <text:p>-128829.7</text:p>
          </table:table-cell>
          <table:table-cell table:formula="of:=[.E862]/3600" office:value-type="float" office:value="-35.7860138888892" calcext:value-type="float">
            <text:p>-35.8</text:p>
          </table:table-cell>
        </table:table-row>
        <table:table-row table:style-name="ro2">
          <table:table-cell office:value-type="float" office:value="43047" calcext:value-type="float">
            <text:p>430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5" calcext:value-type="float">
            <text:p>3.0</text:p>
          </table:table-cell>
          <table:table-cell table:formula="of:=[.C863]*-1" office:value-type="float" office:value="-2.995" calcext:value-type="float">
            <text:p>-3.0</text:p>
          </table:table-cell>
          <table:table-cell table:formula="of:=([.D863])*([.A863]-[.A862])+[.E862]" office:value-type="float" office:value="-128979.400000001" calcext:value-type="float">
            <text:p>-128979.4</text:p>
          </table:table-cell>
          <table:table-cell table:formula="of:=[.E863]/3600" office:value-type="float" office:value="-35.8276111111115" calcext:value-type="float">
            <text:p>-35.8</text:p>
          </table:table-cell>
        </table:table-row>
        <table:table-row table:style-name="ro2">
          <table:table-cell office:value-type="float" office:value="43097" calcext:value-type="float">
            <text:p>4309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64]*-1" office:value-type="float" office:value="-2.996" calcext:value-type="float">
            <text:p>-3.0</text:p>
          </table:table-cell>
          <table:table-cell table:formula="of:=([.D864])*([.A864]-[.A863])+[.E863]" office:value-type="float" office:value="-129129.200000001" calcext:value-type="float">
            <text:p>-129129.2</text:p>
          </table:table-cell>
          <table:table-cell table:formula="of:=[.E864]/3600" office:value-type="float" office:value="-35.8692222222226" calcext:value-type="float">
            <text:p>-35.9</text:p>
          </table:table-cell>
        </table:table-row>
        <table:table-row table:style-name="ro2">
          <table:table-cell office:value-type="float" office:value="43147" calcext:value-type="float">
            <text:p>431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65]*-1" office:value-type="float" office:value="-2.996" calcext:value-type="float">
            <text:p>-3.0</text:p>
          </table:table-cell>
          <table:table-cell table:formula="of:=([.D865])*([.A865]-[.A864])+[.E864]" office:value-type="float" office:value="-129279.000000001" calcext:value-type="float">
            <text:p>-129279.0</text:p>
          </table:table-cell>
          <table:table-cell table:formula="of:=[.E865]/3600" office:value-type="float" office:value="-35.9108333333337" calcext:value-type="float">
            <text:p>-35.9</text:p>
          </table:table-cell>
        </table:table-row>
        <table:table-row table:style-name="ro2">
          <table:table-cell office:value-type="float" office:value="43197" calcext:value-type="float">
            <text:p>43197</text:p>
          </table:table-cell>
          <table:table-cell office:value-type="float" office:value="3.54" calcext:value-type="float">
            <text:p>3.54</text:p>
          </table:table-cell>
          <table:table-cell office:value-type="float" office:value="2.995" calcext:value-type="float">
            <text:p>3.0</text:p>
          </table:table-cell>
          <table:table-cell table:formula="of:=[.C866]*-1" office:value-type="float" office:value="-2.995" calcext:value-type="float">
            <text:p>-3.0</text:p>
          </table:table-cell>
          <table:table-cell table:formula="of:=([.D866])*([.A866]-[.A865])+[.E865]" office:value-type="float" office:value="-129428.750000001" calcext:value-type="float">
            <text:p>-129428.8</text:p>
          </table:table-cell>
          <table:table-cell table:formula="of:=[.E866]/3600" office:value-type="float" office:value="-35.9524305555559" calcext:value-type="float">
            <text:p>-36.0</text:p>
          </table:table-cell>
        </table:table-row>
        <table:table-row table:style-name="ro2">
          <table:table-cell office:value-type="float" office:value="43247" calcext:value-type="float">
            <text:p>432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67]*-1" office:value-type="float" office:value="-2.996" calcext:value-type="float">
            <text:p>-3.0</text:p>
          </table:table-cell>
          <table:table-cell table:formula="of:=([.D867])*([.A867]-[.A866])+[.E866]" office:value-type="float" office:value="-129578.550000001" calcext:value-type="float">
            <text:p>-129578.6</text:p>
          </table:table-cell>
          <table:table-cell table:formula="of:=[.E867]/3600" office:value-type="float" office:value="-35.994041666667" calcext:value-type="float">
            <text:p>-36.0</text:p>
          </table:table-cell>
        </table:table-row>
        <table:table-row table:style-name="ro2">
          <table:table-cell office:value-type="float" office:value="43297" calcext:value-type="float">
            <text:p>4329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68]*-1" office:value-type="float" office:value="-2.996" calcext:value-type="float">
            <text:p>-3.0</text:p>
          </table:table-cell>
          <table:table-cell table:formula="of:=([.D868])*([.A868]-[.A867])+[.E867]" office:value-type="float" office:value="-129728.350000001" calcext:value-type="float">
            <text:p>-129728.4</text:p>
          </table:table-cell>
          <table:table-cell table:formula="of:=[.E868]/3600" office:value-type="float" office:value="-36.0356527777781" calcext:value-type="float">
            <text:p>-36.0</text:p>
          </table:table-cell>
        </table:table-row>
        <table:table-row table:style-name="ro2">
          <table:table-cell office:value-type="float" office:value="43347" calcext:value-type="float">
            <text:p>433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5" calcext:value-type="float">
            <text:p>3.0</text:p>
          </table:table-cell>
          <table:table-cell table:formula="of:=[.C869]*-1" office:value-type="float" office:value="-2.995" calcext:value-type="float">
            <text:p>-3.0</text:p>
          </table:table-cell>
          <table:table-cell table:formula="of:=([.D869])*([.A869]-[.A868])+[.E868]" office:value-type="float" office:value="-129878.100000001" calcext:value-type="float">
            <text:p>-129878.1</text:p>
          </table:table-cell>
          <table:table-cell table:formula="of:=[.E869]/3600" office:value-type="float" office:value="-36.0772500000003" calcext:value-type="float">
            <text:p>-36.1</text:p>
          </table:table-cell>
        </table:table-row>
        <table:table-row table:style-name="ro2">
          <table:table-cell office:value-type="float" office:value="43397" calcext:value-type="float">
            <text:p>43397</text:p>
          </table:table-cell>
          <table:table-cell office:value-type="float" office:value="3.54" calcext:value-type="float">
            <text:p>3.54</text:p>
          </table:table-cell>
          <table:table-cell office:value-type="float" office:value="2.995" calcext:value-type="float">
            <text:p>3.0</text:p>
          </table:table-cell>
          <table:table-cell table:formula="of:=[.C870]*-1" office:value-type="float" office:value="-2.995" calcext:value-type="float">
            <text:p>-3.0</text:p>
          </table:table-cell>
          <table:table-cell table:formula="of:=([.D870])*([.A870]-[.A869])+[.E869]" office:value-type="float" office:value="-130027.850000001" calcext:value-type="float">
            <text:p>-130027.9</text:p>
          </table:table-cell>
          <table:table-cell table:formula="of:=[.E870]/3600" office:value-type="float" office:value="-36.1188472222226" calcext:value-type="float">
            <text:p>-36.1</text:p>
          </table:table-cell>
        </table:table-row>
        <table:table-row table:style-name="ro2">
          <table:table-cell office:value-type="float" office:value="43447" calcext:value-type="float">
            <text:p>434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71]*-1" office:value-type="float" office:value="-2.996" calcext:value-type="float">
            <text:p>-3.0</text:p>
          </table:table-cell>
          <table:table-cell table:formula="of:=([.D871])*([.A871]-[.A870])+[.E870]" office:value-type="float" office:value="-130177.650000001" calcext:value-type="float">
            <text:p>-130177.7</text:p>
          </table:table-cell>
          <table:table-cell table:formula="of:=[.E871]/3600" office:value-type="float" office:value="-36.1604583333337" calcext:value-type="float">
            <text:p>-36.2</text:p>
          </table:table-cell>
        </table:table-row>
        <table:table-row table:style-name="ro2">
          <table:table-cell office:value-type="float" office:value="43497" calcext:value-type="float">
            <text:p>43497</text:p>
          </table:table-cell>
          <table:table-cell office:value-type="float" office:value="3.53" calcext:value-type="float">
            <text:p>3.53</text:p>
          </table:table-cell>
          <table:table-cell office:value-type="float" office:value="2.996" calcext:value-type="float">
            <text:p>3.0</text:p>
          </table:table-cell>
          <table:table-cell table:formula="of:=[.C872]*-1" office:value-type="float" office:value="-2.996" calcext:value-type="float">
            <text:p>-3.0</text:p>
          </table:table-cell>
          <table:table-cell table:formula="of:=([.D872])*([.A872]-[.A871])+[.E871]" office:value-type="float" office:value="-130327.450000001" calcext:value-type="float">
            <text:p>-130327.5</text:p>
          </table:table-cell>
          <table:table-cell table:formula="of:=[.E872]/3600" office:value-type="float" office:value="-36.2020694444448" calcext:value-type="float">
            <text:p>-36.2</text:p>
          </table:table-cell>
        </table:table-row>
        <table:table-row table:style-name="ro2">
          <table:table-cell office:value-type="float" office:value="43547" calcext:value-type="float">
            <text:p>4354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73]*-1" office:value-type="float" office:value="-2.996" calcext:value-type="float">
            <text:p>-3.0</text:p>
          </table:table-cell>
          <table:table-cell table:formula="of:=([.D873])*([.A873]-[.A872])+[.E872]" office:value-type="float" office:value="-130477.250000001" calcext:value-type="float">
            <text:p>-130477.3</text:p>
          </table:table-cell>
          <table:table-cell table:formula="of:=[.E873]/3600" office:value-type="float" office:value="-36.2436805555559" calcext:value-type="float">
            <text:p>-36.2</text:p>
          </table:table-cell>
        </table:table-row>
        <table:table-row table:style-name="ro2">
          <table:table-cell office:value-type="float" office:value="43597" calcext:value-type="float">
            <text:p>43597</text:p>
          </table:table-cell>
          <table:table-cell office:value-type="float" office:value="3.54" calcext:value-type="float">
            <text:p>3.54</text:p>
          </table:table-cell>
          <table:table-cell office:value-type="float" office:value="2.995" calcext:value-type="float">
            <text:p>3.0</text:p>
          </table:table-cell>
          <table:table-cell table:formula="of:=[.C874]*-1" office:value-type="float" office:value="-2.995" calcext:value-type="float">
            <text:p>-3.0</text:p>
          </table:table-cell>
          <table:table-cell table:formula="of:=([.D874])*([.A874]-[.A873])+[.E873]" office:value-type="float" office:value="-130627.000000001" calcext:value-type="float">
            <text:p>-130627.0</text:p>
          </table:table-cell>
          <table:table-cell table:formula="of:=[.E874]/3600" office:value-type="float" office:value="-36.2852777777781" calcext:value-type="float">
            <text:p>-36.3</text:p>
          </table:table-cell>
        </table:table-row>
        <table:table-row table:style-name="ro2">
          <table:table-cell office:value-type="float" office:value="43647" calcext:value-type="float">
            <text:p>43647</text:p>
          </table:table-cell>
          <table:table-cell office:value-type="float" office:value="3.53" calcext:value-type="float">
            <text:p>3.53</text:p>
          </table:table-cell>
          <table:table-cell office:value-type="float" office:value="2.996" calcext:value-type="float">
            <text:p>3.0</text:p>
          </table:table-cell>
          <table:table-cell table:formula="of:=[.C875]*-1" office:value-type="float" office:value="-2.996" calcext:value-type="float">
            <text:p>-3.0</text:p>
          </table:table-cell>
          <table:table-cell table:formula="of:=([.D875])*([.A875]-[.A874])+[.E874]" office:value-type="float" office:value="-130776.800000001" calcext:value-type="float">
            <text:p>-130776.8</text:p>
          </table:table-cell>
          <table:table-cell table:formula="of:=[.E875]/3600" office:value-type="float" office:value="-36.3268888888892" calcext:value-type="float">
            <text:p>-36.3</text:p>
          </table:table-cell>
        </table:table-row>
        <table:table-row table:style-name="ro2">
          <table:table-cell office:value-type="float" office:value="43697" calcext:value-type="float">
            <text:p>43697</text:p>
          </table:table-cell>
          <table:table-cell office:value-type="float" office:value="3.54" calcext:value-type="float">
            <text:p>3.54</text:p>
          </table:table-cell>
          <table:table-cell office:value-type="float" office:value="2.996" calcext:value-type="float">
            <text:p>3.0</text:p>
          </table:table-cell>
          <table:table-cell table:formula="of:=[.C876]*-1" office:value-type="float" office:value="-2.996" calcext:value-type="float">
            <text:p>-3.0</text:p>
          </table:table-cell>
          <table:table-cell table:formula="of:=([.D876])*([.A876]-[.A875])+[.E875]" office:value-type="float" office:value="-130926.600000001" calcext:value-type="float">
            <text:p>-130926.6</text:p>
          </table:table-cell>
          <table:table-cell table:formula="of:=[.E876]/3600" office:value-type="float" office:value="-36.3685000000004" calcext:value-type="float">
            <text:p>-36.4</text:p>
          </table:table-cell>
        </table:table-row>
        <table:table-row table:style-name="ro2">
          <table:table-cell office:value-type="float" office:value="43747" calcext:value-type="float">
            <text:p>43747</text:p>
          </table:table-cell>
          <table:table-cell office:value-type="float" office:value="3.53" calcext:value-type="float">
            <text:p>3.53</text:p>
          </table:table-cell>
          <table:table-cell office:value-type="float" office:value="2.995" calcext:value-type="float">
            <text:p>3.0</text:p>
          </table:table-cell>
          <table:table-cell table:formula="of:=[.C877]*-1" office:value-type="float" office:value="-2.995" calcext:value-type="float">
            <text:p>-3.0</text:p>
          </table:table-cell>
          <table:table-cell table:formula="of:=([.D877])*([.A877]-[.A876])+[.E876]" office:value-type="float" office:value="-131076.350000001" calcext:value-type="float">
            <text:p>-131076.4</text:p>
          </table:table-cell>
          <table:table-cell table:formula="of:=[.E877]/3600" office:value-type="float" office:value="-36.4100972222226" calcext:value-type="float">
            <text:p>-36.4</text:p>
          </table:table-cell>
        </table:table-row>
        <table:table-row table:style-name="ro2">
          <table:table-cell office:value-type="float" office:value="43797" calcext:value-type="float">
            <text:p>43797</text:p>
          </table:table-cell>
          <table:table-cell office:value-type="float" office:value="3.53" calcext:value-type="float">
            <text:p>3.53</text:p>
          </table:table-cell>
          <table:table-cell office:value-type="float" office:value="2.997" calcext:value-type="float">
            <text:p>3.0</text:p>
          </table:table-cell>
          <table:table-cell table:formula="of:=[.C878]*-1" office:value-type="float" office:value="-2.997" calcext:value-type="float">
            <text:p>-3.0</text:p>
          </table:table-cell>
          <table:table-cell table:formula="of:=([.D878])*([.A878]-[.A877])+[.E877]" office:value-type="float" office:value="-131226.200000001" calcext:value-type="float">
            <text:p>-131226.2</text:p>
          </table:table-cell>
          <table:table-cell table:formula="of:=[.E878]/3600" office:value-type="float" office:value="-36.4517222222226" calcext:value-type="float">
            <text:p>-36.5</text:p>
          </table:table-cell>
        </table:table-row>
        <table:table-row table:style-name="ro2">
          <table:table-cell office:value-type="float" office:value="43847" calcext:value-type="float">
            <text:p>43847</text:p>
          </table:table-cell>
          <table:table-cell office:value-type="float" office:value="3.53" calcext:value-type="float">
            <text:p>3.53</text:p>
          </table:table-cell>
          <table:table-cell office:value-type="float" office:value="2.995" calcext:value-type="float">
            <text:p>3.0</text:p>
          </table:table-cell>
          <table:table-cell table:formula="of:=[.C879]*-1" office:value-type="float" office:value="-2.995" calcext:value-type="float">
            <text:p>-3.0</text:p>
          </table:table-cell>
          <table:table-cell table:formula="of:=([.D879])*([.A879]-[.A878])+[.E878]" office:value-type="float" office:value="-131375.950000001" calcext:value-type="float">
            <text:p>-131376.0</text:p>
          </table:table-cell>
          <table:table-cell table:formula="of:=[.E879]/3600" office:value-type="float" office:value="-36.4933194444448" calcext:value-type="float">
            <text:p>-36.5</text:p>
          </table:table-cell>
        </table:table-row>
        <table:table-row table:style-name="ro2">
          <table:table-cell office:value-type="float" office:value="43897" calcext:value-type="float">
            <text:p>43897</text:p>
          </table:table-cell>
          <table:table-cell office:value-type="float" office:value="3.53" calcext:value-type="float">
            <text:p>3.53</text:p>
          </table:table-cell>
          <table:table-cell office:value-type="float" office:value="2.996" calcext:value-type="float">
            <text:p>3.0</text:p>
          </table:table-cell>
          <table:table-cell table:formula="of:=[.C880]*-1" office:value-type="float" office:value="-2.996" calcext:value-type="float">
            <text:p>-3.0</text:p>
          </table:table-cell>
          <table:table-cell table:formula="of:=([.D880])*([.A880]-[.A879])+[.E879]" office:value-type="float" office:value="-131525.750000001" calcext:value-type="float">
            <text:p>-131525.8</text:p>
          </table:table-cell>
          <table:table-cell table:formula="of:=[.E880]/3600" office:value-type="float" office:value="-36.5349305555559" calcext:value-type="float">
            <text:p>-36.5</text:p>
          </table:table-cell>
        </table:table-row>
        <table:table-row table:style-name="ro2">
          <table:table-cell office:value-type="float" office:value="43947" calcext:value-type="float">
            <text:p>43947</text:p>
          </table:table-cell>
          <table:table-cell office:value-type="float" office:value="3.53" calcext:value-type="float">
            <text:p>3.53</text:p>
          </table:table-cell>
          <table:table-cell office:value-type="float" office:value="2.996" calcext:value-type="float">
            <text:p>3.0</text:p>
          </table:table-cell>
          <table:table-cell table:formula="of:=[.C881]*-1" office:value-type="float" office:value="-2.996" calcext:value-type="float">
            <text:p>-3.0</text:p>
          </table:table-cell>
          <table:table-cell table:formula="of:=([.D881])*([.A881]-[.A880])+[.E880]" office:value-type="float" office:value="-131675.550000001" calcext:value-type="float">
            <text:p>-131675.6</text:p>
          </table:table-cell>
          <table:table-cell table:formula="of:=[.E881]/3600" office:value-type="float" office:value="-36.576541666667" calcext:value-type="float">
            <text:p>-36.6</text:p>
          </table:table-cell>
        </table:table-row>
        <table:table-row table:style-name="ro2">
          <table:table-cell office:value-type="float" office:value="43997" calcext:value-type="float">
            <text:p>43997</text:p>
          </table:table-cell>
          <table:table-cell office:value-type="float" office:value="3.53" calcext:value-type="float">
            <text:p>3.53</text:p>
          </table:table-cell>
          <table:table-cell office:value-type="float" office:value="2.996" calcext:value-type="float">
            <text:p>3.0</text:p>
          </table:table-cell>
          <table:table-cell table:formula="of:=[.C882]*-1" office:value-type="float" office:value="-2.996" calcext:value-type="float">
            <text:p>-3.0</text:p>
          </table:table-cell>
          <table:table-cell table:formula="of:=([.D882])*([.A882]-[.A881])+[.E881]" office:value-type="float" office:value="-131825.350000001" calcext:value-type="float">
            <text:p>-131825.4</text:p>
          </table:table-cell>
          <table:table-cell table:formula="of:=[.E882]/3600" office:value-type="float" office:value="-36.6181527777781" calcext:value-type="float">
            <text:p>-36.6</text:p>
          </table:table-cell>
        </table:table-row>
        <table:table-row table:style-name="ro2">
          <table:table-cell office:value-type="float" office:value="44047" calcext:value-type="float">
            <text:p>44047</text:p>
          </table:table-cell>
          <table:table-cell office:value-type="float" office:value="3.53" calcext:value-type="float">
            <text:p>3.53</text:p>
          </table:table-cell>
          <table:table-cell office:value-type="float" office:value="2.995" calcext:value-type="float">
            <text:p>3.0</text:p>
          </table:table-cell>
          <table:table-cell table:formula="of:=[.C883]*-1" office:value-type="float" office:value="-2.995" calcext:value-type="float">
            <text:p>-3.0</text:p>
          </table:table-cell>
          <table:table-cell table:formula="of:=([.D883])*([.A883]-[.A882])+[.E882]" office:value-type="float" office:value="-131975.100000001" calcext:value-type="float">
            <text:p>-131975.1</text:p>
          </table:table-cell>
          <table:table-cell table:formula="of:=[.E883]/3600" office:value-type="float" office:value="-36.6597500000003" calcext:value-type="float">
            <text:p>-36.7</text:p>
          </table:table-cell>
        </table:table-row>
        <table:table-row table:style-name="ro2">
          <table:table-cell office:value-type="float" office:value="44097" calcext:value-type="float">
            <text:p>44097</text:p>
          </table:table-cell>
          <table:table-cell office:value-type="float" office:value="3.53" calcext:value-type="float">
            <text:p>3.53</text:p>
          </table:table-cell>
          <table:table-cell office:value-type="float" office:value="2.996" calcext:value-type="float">
            <text:p>3.0</text:p>
          </table:table-cell>
          <table:table-cell table:formula="of:=[.C884]*-1" office:value-type="float" office:value="-2.996" calcext:value-type="float">
            <text:p>-3.0</text:p>
          </table:table-cell>
          <table:table-cell table:formula="of:=([.D884])*([.A884]-[.A883])+[.E883]" office:value-type="float" office:value="-132124.900000001" calcext:value-type="float">
            <text:p>-132124.9</text:p>
          </table:table-cell>
          <table:table-cell table:formula="of:=[.E884]/3600" office:value-type="float" office:value="-36.7013611111114" calcext:value-type="float">
            <text:p>-36.7</text:p>
          </table:table-cell>
        </table:table-row>
        <table:table-row table:style-name="ro2">
          <table:table-cell office:value-type="float" office:value="44147" calcext:value-type="float">
            <text:p>441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5" calcext:value-type="float">
            <text:p>3.0</text:p>
          </table:table-cell>
          <table:table-cell table:formula="of:=[.C885]*-1" office:value-type="float" office:value="-2.995" calcext:value-type="float">
            <text:p>-3.0</text:p>
          </table:table-cell>
          <table:table-cell table:formula="of:=([.D885])*([.A885]-[.A884])+[.E884]" office:value-type="float" office:value="-132274.650000001" calcext:value-type="float">
            <text:p>-132274.7</text:p>
          </table:table-cell>
          <table:table-cell table:formula="of:=[.E885]/3600" office:value-type="float" office:value="-36.7429583333337" calcext:value-type="float">
            <text:p>-36.7</text:p>
          </table:table-cell>
        </table:table-row>
        <table:table-row table:style-name="ro2">
          <table:table-cell office:value-type="float" office:value="44197" calcext:value-type="float">
            <text:p>441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886]*-1" office:value-type="float" office:value="-2.996" calcext:value-type="float">
            <text:p>-3.0</text:p>
          </table:table-cell>
          <table:table-cell table:formula="of:=([.D886])*([.A886]-[.A885])+[.E885]" office:value-type="float" office:value="-132424.450000001" calcext:value-type="float">
            <text:p>-132424.5</text:p>
          </table:table-cell>
          <table:table-cell table:formula="of:=[.E886]/3600" office:value-type="float" office:value="-36.7845694444448" calcext:value-type="float">
            <text:p>-36.8</text:p>
          </table:table-cell>
        </table:table-row>
        <table:table-row table:style-name="ro2">
          <table:table-cell office:value-type="float" office:value="44247" calcext:value-type="float">
            <text:p>442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5" calcext:value-type="float">
            <text:p>3.0</text:p>
          </table:table-cell>
          <table:table-cell table:formula="of:=[.C887]*-1" office:value-type="float" office:value="-2.995" calcext:value-type="float">
            <text:p>-3.0</text:p>
          </table:table-cell>
          <table:table-cell table:formula="of:=([.D887])*([.A887]-[.A886])+[.E886]" office:value-type="float" office:value="-132574.200000001" calcext:value-type="float">
            <text:p>-132574.2</text:p>
          </table:table-cell>
          <table:table-cell table:formula="of:=[.E887]/3600" office:value-type="float" office:value="-36.826166666667" calcext:value-type="float">
            <text:p>-36.8</text:p>
          </table:table-cell>
        </table:table-row>
        <table:table-row table:style-name="ro2">
          <table:table-cell office:value-type="float" office:value="44297" calcext:value-type="float">
            <text:p>442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888]*-1" office:value-type="float" office:value="-2.996" calcext:value-type="float">
            <text:p>-3.0</text:p>
          </table:table-cell>
          <table:table-cell table:formula="of:=([.D888])*([.A888]-[.A887])+[.E887]" office:value-type="float" office:value="-132724.000000001" calcext:value-type="float">
            <text:p>-132724.0</text:p>
          </table:table-cell>
          <table:table-cell table:formula="of:=[.E888]/3600" office:value-type="float" office:value="-36.8677777777781" calcext:value-type="float">
            <text:p>-36.9</text:p>
          </table:table-cell>
        </table:table-row>
        <table:table-row table:style-name="ro2">
          <table:table-cell office:value-type="float" office:value="44347" calcext:value-type="float">
            <text:p>443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889]*-1" office:value-type="float" office:value="-2.996" calcext:value-type="float">
            <text:p>-3.0</text:p>
          </table:table-cell>
          <table:table-cell table:formula="of:=([.D889])*([.A889]-[.A888])+[.E888]" office:value-type="float" office:value="-132873.800000001" calcext:value-type="float">
            <text:p>-132873.8</text:p>
          </table:table-cell>
          <table:table-cell table:formula="of:=[.E889]/3600" office:value-type="float" office:value="-36.9093888888892" calcext:value-type="float">
            <text:p>-36.9</text:p>
          </table:table-cell>
        </table:table-row>
        <table:table-row table:style-name="ro2">
          <table:table-cell office:value-type="float" office:value="44397" calcext:value-type="float">
            <text:p>443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890]*-1" office:value-type="float" office:value="-2.996" calcext:value-type="float">
            <text:p>-3.0</text:p>
          </table:table-cell>
          <table:table-cell table:formula="of:=([.D890])*([.A890]-[.A889])+[.E889]" office:value-type="float" office:value="-133023.600000001" calcext:value-type="float">
            <text:p>-133023.6</text:p>
          </table:table-cell>
          <table:table-cell table:formula="of:=[.E890]/3600" office:value-type="float" office:value="-36.9510000000003" calcext:value-type="float">
            <text:p>-37.0</text:p>
          </table:table-cell>
        </table:table-row>
        <table:table-row table:style-name="ro2">
          <table:table-cell office:value-type="float" office:value="44447" calcext:value-type="float">
            <text:p>444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5" calcext:value-type="float">
            <text:p>3.0</text:p>
          </table:table-cell>
          <table:table-cell table:formula="of:=[.C891]*-1" office:value-type="float" office:value="-2.995" calcext:value-type="float">
            <text:p>-3.0</text:p>
          </table:table-cell>
          <table:table-cell table:formula="of:=([.D891])*([.A891]-[.A890])+[.E890]" office:value-type="float" office:value="-133173.350000001" calcext:value-type="float">
            <text:p>-133173.4</text:p>
          </table:table-cell>
          <table:table-cell table:formula="of:=[.E891]/3600" office:value-type="float" office:value="-36.9925972222225" calcext:value-type="float">
            <text:p>-37.0</text:p>
          </table:table-cell>
        </table:table-row>
        <table:table-row table:style-name="ro2">
          <table:table-cell office:value-type="float" office:value="44497" calcext:value-type="float">
            <text:p>44497</text:p>
          </table:table-cell>
          <table:table-cell office:value-type="float" office:value="3.53" calcext:value-type="float">
            <text:p>3.53</text:p>
          </table:table-cell>
          <table:table-cell office:value-type="float" office:value="2.996" calcext:value-type="float">
            <text:p>3.0</text:p>
          </table:table-cell>
          <table:table-cell table:formula="of:=[.C892]*-1" office:value-type="float" office:value="-2.996" calcext:value-type="float">
            <text:p>-3.0</text:p>
          </table:table-cell>
          <table:table-cell table:formula="of:=([.D892])*([.A892]-[.A891])+[.E891]" office:value-type="float" office:value="-133323.150000001" calcext:value-type="float">
            <text:p>-133323.2</text:p>
          </table:table-cell>
          <table:table-cell table:formula="of:=[.E892]/3600" office:value-type="float" office:value="-37.0342083333337" calcext:value-type="float">
            <text:p>-37.0</text:p>
          </table:table-cell>
        </table:table-row>
        <table:table-row table:style-name="ro2">
          <table:table-cell office:value-type="float" office:value="44547" calcext:value-type="float">
            <text:p>44547</text:p>
          </table:table-cell>
          <table:table-cell office:value-type="float" office:value="3.53" calcext:value-type="float">
            <text:p>3.53</text:p>
          </table:table-cell>
          <table:table-cell office:value-type="float" office:value="2.995" calcext:value-type="float">
            <text:p>3.0</text:p>
          </table:table-cell>
          <table:table-cell table:formula="of:=[.C893]*-1" office:value-type="float" office:value="-2.995" calcext:value-type="float">
            <text:p>-3.0</text:p>
          </table:table-cell>
          <table:table-cell table:formula="of:=([.D893])*([.A893]-[.A892])+[.E892]" office:value-type="float" office:value="-133472.900000001" calcext:value-type="float">
            <text:p>-133472.9</text:p>
          </table:table-cell>
          <table:table-cell table:formula="of:=[.E893]/3600" office:value-type="float" office:value="-37.0758055555559" calcext:value-type="float">
            <text:p>-37.1</text:p>
          </table:table-cell>
        </table:table-row>
        <table:table-row table:style-name="ro2">
          <table:table-cell office:value-type="float" office:value="44597" calcext:value-type="float">
            <text:p>44597</text:p>
          </table:table-cell>
          <table:table-cell office:value-type="float" office:value="3.53" calcext:value-type="float">
            <text:p>3.53</text:p>
          </table:table-cell>
          <table:table-cell office:value-type="float" office:value="2.996" calcext:value-type="float">
            <text:p>3.0</text:p>
          </table:table-cell>
          <table:table-cell table:formula="of:=[.C894]*-1" office:value-type="float" office:value="-2.996" calcext:value-type="float">
            <text:p>-3.0</text:p>
          </table:table-cell>
          <table:table-cell table:formula="of:=([.D894])*([.A894]-[.A893])+[.E893]" office:value-type="float" office:value="-133622.700000001" calcext:value-type="float">
            <text:p>-133622.7</text:p>
          </table:table-cell>
          <table:table-cell table:formula="of:=[.E894]/3600" office:value-type="float" office:value="-37.117416666667" calcext:value-type="float">
            <text:p>-37.1</text:p>
          </table:table-cell>
        </table:table-row>
        <table:table-row table:style-name="ro2">
          <table:table-cell office:value-type="float" office:value="44647" calcext:value-type="float">
            <text:p>446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5" calcext:value-type="float">
            <text:p>3.0</text:p>
          </table:table-cell>
          <table:table-cell table:formula="of:=[.C895]*-1" office:value-type="float" office:value="-2.995" calcext:value-type="float">
            <text:p>-3.0</text:p>
          </table:table-cell>
          <table:table-cell table:formula="of:=([.D895])*([.A895]-[.A894])+[.E894]" office:value-type="float" office:value="-133772.450000001" calcext:value-type="float">
            <text:p>-133772.5</text:p>
          </table:table-cell>
          <table:table-cell table:formula="of:=[.E895]/3600" office:value-type="float" office:value="-37.1590138888892" calcext:value-type="float">
            <text:p>-37.2</text:p>
          </table:table-cell>
        </table:table-row>
        <table:table-row table:style-name="ro2">
          <table:table-cell office:value-type="float" office:value="44697" calcext:value-type="float">
            <text:p>446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896]*-1" office:value-type="float" office:value="-2.996" calcext:value-type="float">
            <text:p>-3.0</text:p>
          </table:table-cell>
          <table:table-cell table:formula="of:=([.D896])*([.A896]-[.A895])+[.E895]" office:value-type="float" office:value="-133922.250000001" calcext:value-type="float">
            <text:p>-133922.3</text:p>
          </table:table-cell>
          <table:table-cell table:formula="of:=[.E896]/3600" office:value-type="float" office:value="-37.2006250000003" calcext:value-type="float">
            <text:p>-37.2</text:p>
          </table:table-cell>
        </table:table-row>
        <table:table-row table:style-name="ro2">
          <table:table-cell office:value-type="float" office:value="44747" calcext:value-type="float">
            <text:p>447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5" calcext:value-type="float">
            <text:p>3.0</text:p>
          </table:table-cell>
          <table:table-cell table:formula="of:=[.C897]*-1" office:value-type="float" office:value="-2.995" calcext:value-type="float">
            <text:p>-3.0</text:p>
          </table:table-cell>
          <table:table-cell table:formula="of:=([.D897])*([.A897]-[.A896])+[.E896]" office:value-type="float" office:value="-134072.000000001" calcext:value-type="float">
            <text:p>-134072.0</text:p>
          </table:table-cell>
          <table:table-cell table:formula="of:=[.E897]/3600" office:value-type="float" office:value="-37.2422222222225" calcext:value-type="float">
            <text:p>-37.2</text:p>
          </table:table-cell>
        </table:table-row>
        <table:table-row table:style-name="ro2">
          <table:table-cell office:value-type="float" office:value="44797" calcext:value-type="float">
            <text:p>447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898]*-1" office:value-type="float" office:value="-2.996" calcext:value-type="float">
            <text:p>-3.0</text:p>
          </table:table-cell>
          <table:table-cell table:formula="of:=([.D898])*([.A898]-[.A897])+[.E897]" office:value-type="float" office:value="-134221.800000001" calcext:value-type="float">
            <text:p>-134221.8</text:p>
          </table:table-cell>
          <table:table-cell table:formula="of:=[.E898]/3600" office:value-type="float" office:value="-37.2838333333336" calcext:value-type="float">
            <text:p>-37.3</text:p>
          </table:table-cell>
        </table:table-row>
        <table:table-row table:style-name="ro2">
          <table:table-cell office:value-type="float" office:value="44847" calcext:value-type="float">
            <text:p>448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899]*-1" office:value-type="float" office:value="-2.996" calcext:value-type="float">
            <text:p>-3.0</text:p>
          </table:table-cell>
          <table:table-cell table:formula="of:=([.D899])*([.A899]-[.A898])+[.E898]" office:value-type="float" office:value="-134371.600000001" calcext:value-type="float">
            <text:p>-134371.6</text:p>
          </table:table-cell>
          <table:table-cell table:formula="of:=[.E899]/3600" office:value-type="float" office:value="-37.3254444444448" calcext:value-type="float">
            <text:p>-37.3</text:p>
          </table:table-cell>
        </table:table-row>
        <table:table-row table:style-name="ro2">
          <table:table-cell office:value-type="float" office:value="44897" calcext:value-type="float">
            <text:p>448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0]*-1" office:value-type="float" office:value="-2.996" calcext:value-type="float">
            <text:p>-3.0</text:p>
          </table:table-cell>
          <table:table-cell table:formula="of:=([.D900])*([.A900]-[.A899])+[.E899]" office:value-type="float" office:value="-134521.400000001" calcext:value-type="float">
            <text:p>-134521.4</text:p>
          </table:table-cell>
          <table:table-cell table:formula="of:=[.E900]/3600" office:value-type="float" office:value="-37.3670555555559" calcext:value-type="float">
            <text:p>-37.4</text:p>
          </table:table-cell>
        </table:table-row>
        <table:table-row table:style-name="ro2">
          <table:table-cell office:value-type="float" office:value="44947" calcext:value-type="float">
            <text:p>449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1]*-1" office:value-type="float" office:value="-2.996" calcext:value-type="float">
            <text:p>-3.0</text:p>
          </table:table-cell>
          <table:table-cell table:formula="of:=([.D901])*([.A901]-[.A900])+[.E900]" office:value-type="float" office:value="-134671.200000001" calcext:value-type="float">
            <text:p>-134671.2</text:p>
          </table:table-cell>
          <table:table-cell table:formula="of:=[.E901]/3600" office:value-type="float" office:value="-37.408666666667" calcext:value-type="float">
            <text:p>-37.4</text:p>
          </table:table-cell>
        </table:table-row>
        <table:table-row table:style-name="ro2">
          <table:table-cell office:value-type="float" office:value="44997" calcext:value-type="float">
            <text:p>449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2]*-1" office:value-type="float" office:value="-2.996" calcext:value-type="float">
            <text:p>-3.0</text:p>
          </table:table-cell>
          <table:table-cell table:formula="of:=([.D902])*([.A902]-[.A901])+[.E901]" office:value-type="float" office:value="-134821.000000001" calcext:value-type="float">
            <text:p>-134821.0</text:p>
          </table:table-cell>
          <table:table-cell table:formula="of:=[.E902]/3600" office:value-type="float" office:value="-37.4502777777781" calcext:value-type="float">
            <text:p>-37.5</text:p>
          </table:table-cell>
        </table:table-row>
        <table:table-row table:style-name="ro2">
          <table:table-cell office:value-type="float" office:value="45047" calcext:value-type="float">
            <text:p>450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3]*-1" office:value-type="float" office:value="-2.996" calcext:value-type="float">
            <text:p>-3.0</text:p>
          </table:table-cell>
          <table:table-cell table:formula="of:=([.D903])*([.A903]-[.A902])+[.E902]" office:value-type="float" office:value="-134970.800000001" calcext:value-type="float">
            <text:p>-134970.8</text:p>
          </table:table-cell>
          <table:table-cell table:formula="of:=[.E903]/3600" office:value-type="float" office:value="-37.4918888888892" calcext:value-type="float">
            <text:p>-37.5</text:p>
          </table:table-cell>
        </table:table-row>
        <table:table-row table:style-name="ro2">
          <table:table-cell office:value-type="float" office:value="45097" calcext:value-type="float">
            <text:p>450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4]*-1" office:value-type="float" office:value="-2.996" calcext:value-type="float">
            <text:p>-3.0</text:p>
          </table:table-cell>
          <table:table-cell table:formula="of:=([.D904])*([.A904]-[.A903])+[.E903]" office:value-type="float" office:value="-135120.600000001" calcext:value-type="float">
            <text:p>-135120.6</text:p>
          </table:table-cell>
          <table:table-cell table:formula="of:=[.E904]/3600" office:value-type="float" office:value="-37.5335000000003" calcext:value-type="float">
            <text:p>-37.5</text:p>
          </table:table-cell>
        </table:table-row>
        <table:table-row table:style-name="ro2">
          <table:table-cell office:value-type="float" office:value="45147" calcext:value-type="float">
            <text:p>451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5]*-1" office:value-type="float" office:value="-2.996" calcext:value-type="float">
            <text:p>-3.0</text:p>
          </table:table-cell>
          <table:table-cell table:formula="of:=([.D905])*([.A905]-[.A904])+[.E904]" office:value-type="float" office:value="-135270.400000001" calcext:value-type="float">
            <text:p>-135270.4</text:p>
          </table:table-cell>
          <table:table-cell table:formula="of:=[.E905]/3600" office:value-type="float" office:value="-37.5751111111114" calcext:value-type="float">
            <text:p>-37.6</text:p>
          </table:table-cell>
        </table:table-row>
        <table:table-row table:style-name="ro2">
          <table:table-cell office:value-type="float" office:value="45197" calcext:value-type="float">
            <text:p>451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6]*-1" office:value-type="float" office:value="-2.996" calcext:value-type="float">
            <text:p>-3.0</text:p>
          </table:table-cell>
          <table:table-cell table:formula="of:=([.D906])*([.A906]-[.A905])+[.E905]" office:value-type="float" office:value="-135420.200000001" calcext:value-type="float">
            <text:p>-135420.2</text:p>
          </table:table-cell>
          <table:table-cell table:formula="of:=[.E906]/3600" office:value-type="float" office:value="-37.6167222222225" calcext:value-type="float">
            <text:p>-37.6</text:p>
          </table:table-cell>
        </table:table-row>
        <table:table-row table:style-name="ro2">
          <table:table-cell office:value-type="float" office:value="45247" calcext:value-type="float">
            <text:p>452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7]*-1" office:value-type="float" office:value="-2.996" calcext:value-type="float">
            <text:p>-3.0</text:p>
          </table:table-cell>
          <table:table-cell table:formula="of:=([.D907])*([.A907]-[.A906])+[.E906]" office:value-type="float" office:value="-135570.000000001" calcext:value-type="float">
            <text:p>-135570.0</text:p>
          </table:table-cell>
          <table:table-cell table:formula="of:=[.E907]/3600" office:value-type="float" office:value="-37.6583333333336" calcext:value-type="float">
            <text:p>-37.7</text:p>
          </table:table-cell>
        </table:table-row>
        <table:table-row table:style-name="ro2">
          <table:table-cell office:value-type="float" office:value="45297" calcext:value-type="float">
            <text:p>4529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8]*-1" office:value-type="float" office:value="-2.996" calcext:value-type="float">
            <text:p>-3.0</text:p>
          </table:table-cell>
          <table:table-cell table:formula="of:=([.D908])*([.A908]-[.A907])+[.E907]" office:value-type="float" office:value="-135719.800000001" calcext:value-type="float">
            <text:p>-135719.8</text:p>
          </table:table-cell>
          <table:table-cell table:formula="of:=[.E908]/3600" office:value-type="float" office:value="-37.6999444444447" calcext:value-type="float">
            <text:p>-37.7</text:p>
          </table:table-cell>
        </table:table-row>
        <table:table-row table:style-name="ro2">
          <table:table-cell office:value-type="float" office:value="45347" calcext:value-type="float">
            <text:p>45347</text:p>
          </table:table-cell>
          <table:table-cell office:value-type="float" office:value="3.52" calcext:value-type="float">
            <text:p>3.52</text:p>
          </table:table-cell>
          <table:table-cell office:value-type="float" office:value="2.996" calcext:value-type="float">
            <text:p>3.0</text:p>
          </table:table-cell>
          <table:table-cell table:formula="of:=[.C909]*-1" office:value-type="float" office:value="-2.996" calcext:value-type="float">
            <text:p>-3.0</text:p>
          </table:table-cell>
          <table:table-cell table:formula="of:=([.D909])*([.A909]-[.A908])+[.E908]" office:value-type="float" office:value="-135869.600000001" calcext:value-type="float">
            <text:p>-135869.6</text:p>
          </table:table-cell>
          <table:table-cell table:formula="of:=[.E909]/3600" office:value-type="float" office:value="-37.7415555555558" calcext:value-type="float">
            <text:p>-37.7</text:p>
          </table:table-cell>
        </table:table-row>
        <table:table-row table:style-name="ro2">
          <table:table-cell office:value-type="float" office:value="45397" calcext:value-type="float">
            <text:p>453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0]*-1" office:value-type="float" office:value="-2.996" calcext:value-type="float">
            <text:p>-3.0</text:p>
          </table:table-cell>
          <table:table-cell table:formula="of:=([.D910])*([.A910]-[.A909])+[.E909]" office:value-type="float" office:value="-136019.400000001" calcext:value-type="float">
            <text:p>-136019.4</text:p>
          </table:table-cell>
          <table:table-cell table:formula="of:=[.E910]/3600" office:value-type="float" office:value="-37.7831666666669" calcext:value-type="float">
            <text:p>-37.8</text:p>
          </table:table-cell>
        </table:table-row>
        <table:table-row table:style-name="ro2">
          <table:table-cell office:value-type="float" office:value="45447" calcext:value-type="float">
            <text:p>4544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1]*-1" office:value-type="float" office:value="-2.996" calcext:value-type="float">
            <text:p>-3.0</text:p>
          </table:table-cell>
          <table:table-cell table:formula="of:=([.D911])*([.A911]-[.A910])+[.E910]" office:value-type="float" office:value="-136169.200000001" calcext:value-type="float">
            <text:p>-136169.2</text:p>
          </table:table-cell>
          <table:table-cell table:formula="of:=[.E911]/3600" office:value-type="float" office:value="-37.824777777778" calcext:value-type="float">
            <text:p>-37.8</text:p>
          </table:table-cell>
        </table:table-row>
        <table:table-row table:style-name="ro2">
          <table:table-cell office:value-type="float" office:value="45497" calcext:value-type="float">
            <text:p>454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2]*-1" office:value-type="float" office:value="-2.996" calcext:value-type="float">
            <text:p>-3.0</text:p>
          </table:table-cell>
          <table:table-cell table:formula="of:=([.D912])*([.A912]-[.A911])+[.E911]" office:value-type="float" office:value="-136319.000000001" calcext:value-type="float">
            <text:p>-136319.0</text:p>
          </table:table-cell>
          <table:table-cell table:formula="of:=[.E912]/3600" office:value-type="float" office:value="-37.8663888888892" calcext:value-type="float">
            <text:p>-37.9</text:p>
          </table:table-cell>
        </table:table-row>
        <table:table-row table:style-name="ro2">
          <table:table-cell office:value-type="float" office:value="45547" calcext:value-type="float">
            <text:p>4554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3]*-1" office:value-type="float" office:value="-2.996" calcext:value-type="float">
            <text:p>-3.0</text:p>
          </table:table-cell>
          <table:table-cell table:formula="of:=([.D913])*([.A913]-[.A912])+[.E912]" office:value-type="float" office:value="-136468.800000001" calcext:value-type="float">
            <text:p>-136468.8</text:p>
          </table:table-cell>
          <table:table-cell table:formula="of:=[.E913]/3600" office:value-type="float" office:value="-37.9080000000003" calcext:value-type="float">
            <text:p>-37.9</text:p>
          </table:table-cell>
        </table:table-row>
        <table:table-row table:style-name="ro2">
          <table:table-cell office:value-type="float" office:value="45597" calcext:value-type="float">
            <text:p>455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4]*-1" office:value-type="float" office:value="-2.996" calcext:value-type="float">
            <text:p>-3.0</text:p>
          </table:table-cell>
          <table:table-cell table:formula="of:=([.D914])*([.A914]-[.A913])+[.E913]" office:value-type="float" office:value="-136618.600000001" calcext:value-type="float">
            <text:p>-136618.6</text:p>
          </table:table-cell>
          <table:table-cell table:formula="of:=[.E914]/3600" office:value-type="float" office:value="-37.9496111111114" calcext:value-type="float">
            <text:p>-37.9</text:p>
          </table:table-cell>
        </table:table-row>
        <table:table-row table:style-name="ro2">
          <table:table-cell office:value-type="float" office:value="45647" calcext:value-type="float">
            <text:p>45647</text:p>
          </table:table-cell>
          <table:table-cell office:value-type="float" office:value="3.51" calcext:value-type="float">
            <text:p>3.51</text:p>
          </table:table-cell>
          <table:table-cell office:value-type="float" office:value="2.995" calcext:value-type="float">
            <text:p>3.0</text:p>
          </table:table-cell>
          <table:table-cell table:formula="of:=[.C915]*-1" office:value-type="float" office:value="-2.995" calcext:value-type="float">
            <text:p>-3.0</text:p>
          </table:table-cell>
          <table:table-cell table:formula="of:=([.D915])*([.A915]-[.A914])+[.E914]" office:value-type="float" office:value="-136768.350000001" calcext:value-type="float">
            <text:p>-136768.4</text:p>
          </table:table-cell>
          <table:table-cell table:formula="of:=[.E915]/3600" office:value-type="float" office:value="-37.9912083333336" calcext:value-type="float">
            <text:p>-38.0</text:p>
          </table:table-cell>
        </table:table-row>
        <table:table-row table:style-name="ro2">
          <table:table-cell office:value-type="float" office:value="45697" calcext:value-type="float">
            <text:p>456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6]*-1" office:value-type="float" office:value="-2.996" calcext:value-type="float">
            <text:p>-3.0</text:p>
          </table:table-cell>
          <table:table-cell table:formula="of:=([.D916])*([.A916]-[.A915])+[.E915]" office:value-type="float" office:value="-136918.150000001" calcext:value-type="float">
            <text:p>-136918.2</text:p>
          </table:table-cell>
          <table:table-cell table:formula="of:=[.E916]/3600" office:value-type="float" office:value="-38.0328194444447" calcext:value-type="float">
            <text:p>-38.0</text:p>
          </table:table-cell>
        </table:table-row>
        <table:table-row table:style-name="ro2">
          <table:table-cell office:value-type="float" office:value="45747" calcext:value-type="float">
            <text:p>4574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7]*-1" office:value-type="float" office:value="-2.996" calcext:value-type="float">
            <text:p>-3.0</text:p>
          </table:table-cell>
          <table:table-cell table:formula="of:=([.D917])*([.A917]-[.A916])+[.E916]" office:value-type="float" office:value="-137067.950000001" calcext:value-type="float">
            <text:p>-137068.0</text:p>
          </table:table-cell>
          <table:table-cell table:formula="of:=[.E917]/3600" office:value-type="float" office:value="-38.0744305555558" calcext:value-type="float">
            <text:p>-38.1</text:p>
          </table:table-cell>
        </table:table-row>
        <table:table-row table:style-name="ro2">
          <table:table-cell office:value-type="float" office:value="45797" calcext:value-type="float">
            <text:p>457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8]*-1" office:value-type="float" office:value="-2.996" calcext:value-type="float">
            <text:p>-3.0</text:p>
          </table:table-cell>
          <table:table-cell table:formula="of:=([.D918])*([.A918]-[.A917])+[.E917]" office:value-type="float" office:value="-137217.750000001" calcext:value-type="float">
            <text:p>-137217.8</text:p>
          </table:table-cell>
          <table:table-cell table:formula="of:=[.E918]/3600" office:value-type="float" office:value="-38.1160416666669" calcext:value-type="float">
            <text:p>-38.1</text:p>
          </table:table-cell>
        </table:table-row>
        <table:table-row table:style-name="ro2">
          <table:table-cell office:value-type="float" office:value="45847" calcext:value-type="float">
            <text:p>4584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19]*-1" office:value-type="float" office:value="-2.996" calcext:value-type="float">
            <text:p>-3.0</text:p>
          </table:table-cell>
          <table:table-cell table:formula="of:=([.D919])*([.A919]-[.A918])+[.E918]" office:value-type="float" office:value="-137367.550000001" calcext:value-type="float">
            <text:p>-137367.6</text:p>
          </table:table-cell>
          <table:table-cell table:formula="of:=[.E919]/3600" office:value-type="float" office:value="-38.157652777778" calcext:value-type="float">
            <text:p>-38.2</text:p>
          </table:table-cell>
        </table:table-row>
        <table:table-row table:style-name="ro2">
          <table:table-cell office:value-type="float" office:value="45897" calcext:value-type="float">
            <text:p>458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20]*-1" office:value-type="float" office:value="-2.996" calcext:value-type="float">
            <text:p>-3.0</text:p>
          </table:table-cell>
          <table:table-cell table:formula="of:=([.D920])*([.A920]-[.A919])+[.E919]" office:value-type="float" office:value="-137517.350000001" calcext:value-type="float">
            <text:p>-137517.4</text:p>
          </table:table-cell>
          <table:table-cell table:formula="of:=[.E920]/3600" office:value-type="float" office:value="-38.1992638888891" calcext:value-type="float">
            <text:p>-38.2</text:p>
          </table:table-cell>
        </table:table-row>
        <table:table-row table:style-name="ro2">
          <table:table-cell office:value-type="float" office:value="45947" calcext:value-type="float">
            <text:p>4594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21]*-1" office:value-type="float" office:value="-2.996" calcext:value-type="float">
            <text:p>-3.0</text:p>
          </table:table-cell>
          <table:table-cell table:formula="of:=([.D921])*([.A921]-[.A920])+[.E920]" office:value-type="float" office:value="-137667.150000001" calcext:value-type="float">
            <text:p>-137667.2</text:p>
          </table:table-cell>
          <table:table-cell table:formula="of:=[.E921]/3600" office:value-type="float" office:value="-38.2408750000002" calcext:value-type="float">
            <text:p>-38.2</text:p>
          </table:table-cell>
        </table:table-row>
        <table:table-row table:style-name="ro2">
          <table:table-cell office:value-type="float" office:value="45997" calcext:value-type="float">
            <text:p>459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5" calcext:value-type="float">
            <text:p>3.0</text:p>
          </table:table-cell>
          <table:table-cell table:formula="of:=[.C922]*-1" office:value-type="float" office:value="-2.995" calcext:value-type="float">
            <text:p>-3.0</text:p>
          </table:table-cell>
          <table:table-cell table:formula="of:=([.D922])*([.A922]-[.A921])+[.E921]" office:value-type="float" office:value="-137816.900000001" calcext:value-type="float">
            <text:p>-137816.9</text:p>
          </table:table-cell>
          <table:table-cell table:formula="of:=[.E922]/3600" office:value-type="float" office:value="-38.2824722222225" calcext:value-type="float">
            <text:p>-38.3</text:p>
          </table:table-cell>
        </table:table-row>
        <table:table-row table:style-name="ro2">
          <table:table-cell office:value-type="float" office:value="46047" calcext:value-type="float">
            <text:p>4604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23]*-1" office:value-type="float" office:value="-2.996" calcext:value-type="float">
            <text:p>-3.0</text:p>
          </table:table-cell>
          <table:table-cell table:formula="of:=([.D923])*([.A923]-[.A922])+[.E922]" office:value-type="float" office:value="-137966.700000001" calcext:value-type="float">
            <text:p>-137966.7</text:p>
          </table:table-cell>
          <table:table-cell table:formula="of:=[.E923]/3600" office:value-type="float" office:value="-38.3240833333336" calcext:value-type="float">
            <text:p>-38.3</text:p>
          </table:table-cell>
        </table:table-row>
        <table:table-row table:style-name="ro2">
          <table:table-cell office:value-type="float" office:value="46097" calcext:value-type="float">
            <text:p>460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24]*-1" office:value-type="float" office:value="-2.996" calcext:value-type="float">
            <text:p>-3.0</text:p>
          </table:table-cell>
          <table:table-cell table:formula="of:=([.D924])*([.A924]-[.A923])+[.E923]" office:value-type="float" office:value="-138116.500000001" calcext:value-type="float">
            <text:p>-138116.5</text:p>
          </table:table-cell>
          <table:table-cell table:formula="of:=[.E924]/3600" office:value-type="float" office:value="-38.3656944444447" calcext:value-type="float">
            <text:p>-38.4</text:p>
          </table:table-cell>
        </table:table-row>
        <table:table-row table:style-name="ro2">
          <table:table-cell office:value-type="float" office:value="46147" calcext:value-type="float">
            <text:p>4614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25]*-1" office:value-type="float" office:value="-2.996" calcext:value-type="float">
            <text:p>-3.0</text:p>
          </table:table-cell>
          <table:table-cell table:formula="of:=([.D925])*([.A925]-[.A924])+[.E924]" office:value-type="float" office:value="-138266.300000001" calcext:value-type="float">
            <text:p>-138266.3</text:p>
          </table:table-cell>
          <table:table-cell table:formula="of:=[.E925]/3600" office:value-type="float" office:value="-38.4073055555558" calcext:value-type="float">
            <text:p>-38.4</text:p>
          </table:table-cell>
        </table:table-row>
        <table:table-row table:style-name="ro2">
          <table:table-cell office:value-type="float" office:value="46197" calcext:value-type="float">
            <text:p>46197</text:p>
          </table:table-cell>
          <table:table-cell office:value-type="float" office:value="3.51" calcext:value-type="float">
            <text:p>3.51</text:p>
          </table:table-cell>
          <table:table-cell office:value-type="float" office:value="2.996" calcext:value-type="float">
            <text:p>3.0</text:p>
          </table:table-cell>
          <table:table-cell table:formula="of:=[.C926]*-1" office:value-type="float" office:value="-2.996" calcext:value-type="float">
            <text:p>-3.0</text:p>
          </table:table-cell>
          <table:table-cell table:formula="of:=([.D926])*([.A926]-[.A925])+[.E925]" office:value-type="float" office:value="-138416.100000001" calcext:value-type="float">
            <text:p>-138416.1</text:p>
          </table:table-cell>
          <table:table-cell table:formula="of:=[.E926]/3600" office:value-type="float" office:value="-38.4489166666669" calcext:value-type="float">
            <text:p>-38.4</text:p>
          </table:table-cell>
        </table:table-row>
        <table:table-row table:style-name="ro2">
          <table:table-cell office:value-type="float" office:value="46247" calcext:value-type="float">
            <text:p>46247</text:p>
          </table:table-cell>
          <table:table-cell office:value-type="float" office:value="3.5" calcext:value-type="float">
            <text:p>3.5</text:p>
          </table:table-cell>
          <table:table-cell office:value-type="float" office:value="2.996" calcext:value-type="float">
            <text:p>3.0</text:p>
          </table:table-cell>
          <table:table-cell table:formula="of:=[.C927]*-1" office:value-type="float" office:value="-2.996" calcext:value-type="float">
            <text:p>-3.0</text:p>
          </table:table-cell>
          <table:table-cell table:formula="of:=([.D927])*([.A927]-[.A926])+[.E926]" office:value-type="float" office:value="-138565.900000001" calcext:value-type="float">
            <text:p>-138565.9</text:p>
          </table:table-cell>
          <table:table-cell table:formula="of:=[.E927]/3600" office:value-type="float" office:value="-38.490527777778" calcext:value-type="float">
            <text:p>-38.5</text:p>
          </table:table-cell>
        </table:table-row>
        <table:table-row table:style-name="ro2">
          <table:table-cell office:value-type="float" office:value="46297" calcext:value-type="float">
            <text:p>46297</text:p>
          </table:table-cell>
          <table:table-cell office:value-type="float" office:value="3.5" calcext:value-type="float">
            <text:p>3.5</text:p>
          </table:table-cell>
          <table:table-cell office:value-type="float" office:value="2.994" calcext:value-type="float">
            <text:p>3.0</text:p>
          </table:table-cell>
          <table:table-cell table:formula="of:=[.C928]*-1" office:value-type="float" office:value="-2.994" calcext:value-type="float">
            <text:p>-3.0</text:p>
          </table:table-cell>
          <table:table-cell table:formula="of:=([.D928])*([.A928]-[.A927])+[.E927]" office:value-type="float" office:value="-138715.600000001" calcext:value-type="float">
            <text:p>-138715.6</text:p>
          </table:table-cell>
          <table:table-cell table:formula="of:=[.E928]/3600" office:value-type="float" office:value="-38.5321111111113" calcext:value-type="float">
            <text:p>-38.5</text:p>
          </table:table-cell>
        </table:table-row>
        <table:table-row table:style-name="ro2">
          <table:table-cell office:value-type="float" office:value="46347" calcext:value-type="float">
            <text:p>46347</text:p>
          </table:table-cell>
          <table:table-cell office:value-type="float" office:value="3.5" calcext:value-type="float">
            <text:p>3.5</text:p>
          </table:table-cell>
          <table:table-cell office:value-type="float" office:value="2.994" calcext:value-type="float">
            <text:p>3.0</text:p>
          </table:table-cell>
          <table:table-cell table:formula="of:=[.C929]*-1" office:value-type="float" office:value="-2.994" calcext:value-type="float">
            <text:p>-3.0</text:p>
          </table:table-cell>
          <table:table-cell table:formula="of:=([.D929])*([.A929]-[.A928])+[.E928]" office:value-type="float" office:value="-138865.300000001" calcext:value-type="float">
            <text:p>-138865.3</text:p>
          </table:table-cell>
          <table:table-cell table:formula="of:=[.E929]/3600" office:value-type="float" office:value="-38.5736944444447" calcext:value-type="float">
            <text:p>-38.6</text:p>
          </table:table-cell>
        </table:table-row>
        <table:table-row table:style-name="ro2">
          <table:table-cell office:value-type="float" office:value="46397" calcext:value-type="float">
            <text:p>46397</text:p>
          </table:table-cell>
          <table:table-cell office:value-type="float" office:value="3.5" calcext:value-type="float">
            <text:p>3.5</text:p>
          </table:table-cell>
          <table:table-cell office:value-type="float" office:value="2.995" calcext:value-type="float">
            <text:p>3.0</text:p>
          </table:table-cell>
          <table:table-cell table:formula="of:=[.C930]*-1" office:value-type="float" office:value="-2.995" calcext:value-type="float">
            <text:p>-3.0</text:p>
          </table:table-cell>
          <table:table-cell table:formula="of:=([.D930])*([.A930]-[.A929])+[.E929]" office:value-type="float" office:value="-139015.050000001" calcext:value-type="float">
            <text:p>-139015.1</text:p>
          </table:table-cell>
          <table:table-cell table:formula="of:=[.E930]/3600" office:value-type="float" office:value="-38.6152916666669" calcext:value-type="float">
            <text:p>-38.6</text:p>
          </table:table-cell>
        </table:table-row>
        <table:table-row table:style-name="ro2">
          <table:table-cell office:value-type="float" office:value="46447" calcext:value-type="float">
            <text:p>46447</text:p>
          </table:table-cell>
          <table:table-cell office:value-type="float" office:value="3.5" calcext:value-type="float">
            <text:p>3.5</text:p>
          </table:table-cell>
          <table:table-cell office:value-type="float" office:value="2.996" calcext:value-type="float">
            <text:p>3.0</text:p>
          </table:table-cell>
          <table:table-cell table:formula="of:=[.C931]*-1" office:value-type="float" office:value="-2.996" calcext:value-type="float">
            <text:p>-3.0</text:p>
          </table:table-cell>
          <table:table-cell table:formula="of:=([.D931])*([.A931]-[.A930])+[.E930]" office:value-type="float" office:value="-139164.850000001" calcext:value-type="float">
            <text:p>-139164.9</text:p>
          </table:table-cell>
          <table:table-cell table:formula="of:=[.E931]/3600" office:value-type="float" office:value="-38.656902777778" calcext:value-type="float">
            <text:p>-38.7</text:p>
          </table:table-cell>
        </table:table-row>
        <table:table-row table:style-name="ro2">
          <table:table-cell office:value-type="float" office:value="46497" calcext:value-type="float">
            <text:p>46497</text:p>
          </table:table-cell>
          <table:table-cell office:value-type="float" office:value="3.5" calcext:value-type="float">
            <text:p>3.5</text:p>
          </table:table-cell>
          <table:table-cell office:value-type="float" office:value="2.995" calcext:value-type="float">
            <text:p>3.0</text:p>
          </table:table-cell>
          <table:table-cell table:formula="of:=[.C932]*-1" office:value-type="float" office:value="-2.995" calcext:value-type="float">
            <text:p>-3.0</text:p>
          </table:table-cell>
          <table:table-cell table:formula="of:=([.D932])*([.A932]-[.A931])+[.E931]" office:value-type="float" office:value="-139314.600000001" calcext:value-type="float">
            <text:p>-139314.6</text:p>
          </table:table-cell>
          <table:table-cell table:formula="of:=[.E932]/3600" office:value-type="float" office:value="-38.6985000000002" calcext:value-type="float">
            <text:p>-38.7</text:p>
          </table:table-cell>
        </table:table-row>
        <table:table-row table:style-name="ro2">
          <table:table-cell office:value-type="float" office:value="46547" calcext:value-type="float">
            <text:p>46547</text:p>
          </table:table-cell>
          <table:table-cell office:value-type="float" office:value="3.5" calcext:value-type="float">
            <text:p>3.5</text:p>
          </table:table-cell>
          <table:table-cell office:value-type="float" office:value="2.995" calcext:value-type="float">
            <text:p>3.0</text:p>
          </table:table-cell>
          <table:table-cell table:formula="of:=[.C933]*-1" office:value-type="float" office:value="-2.995" calcext:value-type="float">
            <text:p>-3.0</text:p>
          </table:table-cell>
          <table:table-cell table:formula="of:=([.D933])*([.A933]-[.A932])+[.E932]" office:value-type="float" office:value="-139464.350000001" calcext:value-type="float">
            <text:p>-139464.4</text:p>
          </table:table-cell>
          <table:table-cell table:formula="of:=[.E933]/3600" office:value-type="float" office:value="-38.7400972222225" calcext:value-type="float">
            <text:p>-38.7</text:p>
          </table:table-cell>
        </table:table-row>
        <table:table-row table:style-name="ro2">
          <table:table-cell office:value-type="float" office:value="46597" calcext:value-type="float">
            <text:p>46597</text:p>
          </table:table-cell>
          <table:table-cell office:value-type="float" office:value="3.5" calcext:value-type="float">
            <text:p>3.5</text:p>
          </table:table-cell>
          <table:table-cell office:value-type="float" office:value="2.995" calcext:value-type="float">
            <text:p>3.0</text:p>
          </table:table-cell>
          <table:table-cell table:formula="of:=[.C934]*-1" office:value-type="float" office:value="-2.995" calcext:value-type="float">
            <text:p>-3.0</text:p>
          </table:table-cell>
          <table:table-cell table:formula="of:=([.D934])*([.A934]-[.A933])+[.E933]" office:value-type="float" office:value="-139614.100000001" calcext:value-type="float">
            <text:p>-139614.1</text:p>
          </table:table-cell>
          <table:table-cell table:formula="of:=[.E934]/3600" office:value-type="float" office:value="-38.7816944444447" calcext:value-type="float">
            <text:p>-38.8</text:p>
          </table:table-cell>
        </table:table-row>
        <table:table-row table:style-name="ro2">
          <table:table-cell office:value-type="float" office:value="46647" calcext:value-type="float">
            <text:p>46647</text:p>
          </table:table-cell>
          <table:table-cell office:value-type="float" office:value="3.5" calcext:value-type="float">
            <text:p>3.5</text:p>
          </table:table-cell>
          <table:table-cell office:value-type="float" office:value="2.996" calcext:value-type="float">
            <text:p>3.0</text:p>
          </table:table-cell>
          <table:table-cell table:formula="of:=[.C935]*-1" office:value-type="float" office:value="-2.996" calcext:value-type="float">
            <text:p>-3.0</text:p>
          </table:table-cell>
          <table:table-cell table:formula="of:=([.D935])*([.A935]-[.A934])+[.E934]" office:value-type="float" office:value="-139763.900000001" calcext:value-type="float">
            <text:p>-139763.9</text:p>
          </table:table-cell>
          <table:table-cell table:formula="of:=[.E935]/3600" office:value-type="float" office:value="-38.8233055555558" calcext:value-type="float">
            <text:p>-38.8</text:p>
          </table:table-cell>
        </table:table-row>
        <table:table-row table:style-name="ro2">
          <table:table-cell office:value-type="float" office:value="46697" calcext:value-type="float">
            <text:p>46697</text:p>
          </table:table-cell>
          <table:table-cell office:value-type="float" office:value="3.49" calcext:value-type="float">
            <text:p>3.49</text:p>
          </table:table-cell>
          <table:table-cell office:value-type="float" office:value="2.995" calcext:value-type="float">
            <text:p>3.0</text:p>
          </table:table-cell>
          <table:table-cell table:formula="of:=[.C936]*-1" office:value-type="float" office:value="-2.995" calcext:value-type="float">
            <text:p>-3.0</text:p>
          </table:table-cell>
          <table:table-cell table:formula="of:=([.D936])*([.A936]-[.A935])+[.E935]" office:value-type="float" office:value="-139913.650000001" calcext:value-type="float">
            <text:p>-139913.7</text:p>
          </table:table-cell>
          <table:table-cell table:formula="of:=[.E936]/3600" office:value-type="float" office:value="-38.864902777778" calcext:value-type="float">
            <text:p>-38.9</text:p>
          </table:table-cell>
        </table:table-row>
        <table:table-row table:style-name="ro2">
          <table:table-cell office:value-type="float" office:value="46747" calcext:value-type="float">
            <text:p>46747</text:p>
          </table:table-cell>
          <table:table-cell office:value-type="float" office:value="3.5" calcext:value-type="float">
            <text:p>3.5</text:p>
          </table:table-cell>
          <table:table-cell office:value-type="float" office:value="2.997" calcext:value-type="float">
            <text:p>3.0</text:p>
          </table:table-cell>
          <table:table-cell table:formula="of:=[.C937]*-1" office:value-type="float" office:value="-2.997" calcext:value-type="float">
            <text:p>-3.0</text:p>
          </table:table-cell>
          <table:table-cell table:formula="of:=([.D937])*([.A937]-[.A936])+[.E936]" office:value-type="float" office:value="-140063.500000001" calcext:value-type="float">
            <text:p>-140063.5</text:p>
          </table:table-cell>
          <table:table-cell table:formula="of:=[.E937]/3600" office:value-type="float" office:value="-38.906527777778" calcext:value-type="float">
            <text:p>-38.9</text:p>
          </table:table-cell>
        </table:table-row>
        <table:table-row table:style-name="ro2">
          <table:table-cell office:value-type="float" office:value="46797" calcext:value-type="float">
            <text:p>46797</text:p>
          </table:table-cell>
          <table:table-cell office:value-type="float" office:value="3.5" calcext:value-type="float">
            <text:p>3.5</text:p>
          </table:table-cell>
          <table:table-cell office:value-type="float" office:value="2.995" calcext:value-type="float">
            <text:p>3.0</text:p>
          </table:table-cell>
          <table:table-cell table:formula="of:=[.C938]*-1" office:value-type="float" office:value="-2.995" calcext:value-type="float">
            <text:p>-3.0</text:p>
          </table:table-cell>
          <table:table-cell table:formula="of:=([.D938])*([.A938]-[.A937])+[.E937]" office:value-type="float" office:value="-140213.250000001" calcext:value-type="float">
            <text:p>-140213.3</text:p>
          </table:table-cell>
          <table:table-cell table:formula="of:=[.E938]/3600" office:value-type="float" office:value="-38.9481250000002" calcext:value-type="float">
            <text:p>-38.9</text:p>
          </table:table-cell>
        </table:table-row>
        <table:table-row table:style-name="ro2">
          <table:table-cell office:value-type="float" office:value="46847" calcext:value-type="float">
            <text:p>46847</text:p>
          </table:table-cell>
          <table:table-cell office:value-type="float" office:value="3.5" calcext:value-type="float">
            <text:p>3.5</text:p>
          </table:table-cell>
          <table:table-cell office:value-type="float" office:value="2.996" calcext:value-type="float">
            <text:p>3.0</text:p>
          </table:table-cell>
          <table:table-cell table:formula="of:=[.C939]*-1" office:value-type="float" office:value="-2.996" calcext:value-type="float">
            <text:p>-3.0</text:p>
          </table:table-cell>
          <table:table-cell table:formula="of:=([.D939])*([.A939]-[.A938])+[.E938]" office:value-type="float" office:value="-140363.050000001" calcext:value-type="float">
            <text:p>-140363.1</text:p>
          </table:table-cell>
          <table:table-cell table:formula="of:=[.E939]/3600" office:value-type="float" office:value="-38.9897361111113" calcext:value-type="float">
            <text:p>-39.0</text:p>
          </table:table-cell>
        </table:table-row>
        <table:table-row table:style-name="ro2">
          <table:table-cell office:value-type="float" office:value="46897" calcext:value-type="float">
            <text:p>46897</text:p>
          </table:table-cell>
          <table:table-cell office:value-type="float" office:value="3.5" calcext:value-type="float">
            <text:p>3.5</text:p>
          </table:table-cell>
          <table:table-cell office:value-type="float" office:value="2.995" calcext:value-type="float">
            <text:p>3.0</text:p>
          </table:table-cell>
          <table:table-cell table:formula="of:=[.C940]*-1" office:value-type="float" office:value="-2.995" calcext:value-type="float">
            <text:p>-3.0</text:p>
          </table:table-cell>
          <table:table-cell table:formula="of:=([.D940])*([.A940]-[.A939])+[.E939]" office:value-type="float" office:value="-140512.800000001" calcext:value-type="float">
            <text:p>-140512.8</text:p>
          </table:table-cell>
          <table:table-cell table:formula="of:=[.E940]/3600" office:value-type="float" office:value="-39.0313333333336" calcext:value-type="float">
            <text:p>-39.0</text:p>
          </table:table-cell>
        </table:table-row>
        <table:table-row table:style-name="ro2">
          <table:table-cell office:value-type="float" office:value="46947" calcext:value-type="float">
            <text:p>46947</text:p>
          </table:table-cell>
          <table:table-cell office:value-type="float" office:value="3.49" calcext:value-type="float">
            <text:p>3.49</text:p>
          </table:table-cell>
          <table:table-cell office:value-type="float" office:value="2.997" calcext:value-type="float">
            <text:p>3.0</text:p>
          </table:table-cell>
          <table:table-cell table:formula="of:=[.C941]*-1" office:value-type="float" office:value="-2.997" calcext:value-type="float">
            <text:p>-3.0</text:p>
          </table:table-cell>
          <table:table-cell table:formula="of:=([.D941])*([.A941]-[.A940])+[.E940]" office:value-type="float" office:value="-140662.650000001" calcext:value-type="float">
            <text:p>-140662.7</text:p>
          </table:table-cell>
          <table:table-cell table:formula="of:=[.E941]/3600" office:value-type="float" office:value="-39.0729583333336" calcext:value-type="float">
            <text:p>-39.1</text:p>
          </table:table-cell>
        </table:table-row>
        <table:table-row table:style-name="ro2">
          <table:table-cell office:value-type="float" office:value="46997" calcext:value-type="float">
            <text:p>46997</text:p>
          </table:table-cell>
          <table:table-cell office:value-type="float" office:value="3.5" calcext:value-type="float">
            <text:p>3.5</text:p>
          </table:table-cell>
          <table:table-cell office:value-type="float" office:value="2.997" calcext:value-type="float">
            <text:p>3.0</text:p>
          </table:table-cell>
          <table:table-cell table:formula="of:=[.C942]*-1" office:value-type="float" office:value="-2.997" calcext:value-type="float">
            <text:p>-3.0</text:p>
          </table:table-cell>
          <table:table-cell table:formula="of:=([.D942])*([.A942]-[.A941])+[.E941]" office:value-type="float" office:value="-140812.500000001" calcext:value-type="float">
            <text:p>-140812.5</text:p>
          </table:table-cell>
          <table:table-cell table:formula="of:=[.E942]/3600" office:value-type="float" office:value="-39.1145833333336" calcext:value-type="float">
            <text:p>-39.1</text:p>
          </table:table-cell>
        </table:table-row>
        <table:table-row table:style-name="ro2">
          <table:table-cell office:value-type="float" office:value="47047" calcext:value-type="float">
            <text:p>47047</text:p>
          </table:table-cell>
          <table:table-cell office:value-type="float" office:value="3.5" calcext:value-type="float">
            <text:p>3.5</text:p>
          </table:table-cell>
          <table:table-cell office:value-type="float" office:value="2.996" calcext:value-type="float">
            <text:p>3.0</text:p>
          </table:table-cell>
          <table:table-cell table:formula="of:=[.C943]*-1" office:value-type="float" office:value="-2.996" calcext:value-type="float">
            <text:p>-3.0</text:p>
          </table:table-cell>
          <table:table-cell table:formula="of:=([.D943])*([.A943]-[.A942])+[.E942]" office:value-type="float" office:value="-140962.300000001" calcext:value-type="float">
            <text:p>-140962.3</text:p>
          </table:table-cell>
          <table:table-cell table:formula="of:=[.E943]/3600" office:value-type="float" office:value="-39.1561944444447" calcext:value-type="float">
            <text:p>-39.2</text:p>
          </table:table-cell>
        </table:table-row>
        <table:table-row table:style-name="ro2">
          <table:table-cell office:value-type="float" office:value="47097" calcext:value-type="float">
            <text:p>47097</text:p>
          </table:table-cell>
          <table:table-cell office:value-type="float" office:value="3.5" calcext:value-type="float">
            <text:p>3.5</text:p>
          </table:table-cell>
          <table:table-cell office:value-type="float" office:value="2.996" calcext:value-type="float">
            <text:p>3.0</text:p>
          </table:table-cell>
          <table:table-cell table:formula="of:=[.C944]*-1" office:value-type="float" office:value="-2.996" calcext:value-type="float">
            <text:p>-3.0</text:p>
          </table:table-cell>
          <table:table-cell table:formula="of:=([.D944])*([.A944]-[.A943])+[.E943]" office:value-type="float" office:value="-141112.100000001" calcext:value-type="float">
            <text:p>-141112.1</text:p>
          </table:table-cell>
          <table:table-cell table:formula="of:=[.E944]/3600" office:value-type="float" office:value="-39.1978055555558" calcext:value-type="float">
            <text:p>-39.2</text:p>
          </table:table-cell>
        </table:table-row>
        <table:table-row table:style-name="ro2">
          <table:table-cell office:value-type="float" office:value="47147" calcext:value-type="float">
            <text:p>47147</text:p>
          </table:table-cell>
          <table:table-cell office:value-type="float" office:value="3.49" calcext:value-type="float">
            <text:p>3.49</text:p>
          </table:table-cell>
          <table:table-cell office:value-type="float" office:value="2.996" calcext:value-type="float">
            <text:p>3.0</text:p>
          </table:table-cell>
          <table:table-cell table:formula="of:=[.C945]*-1" office:value-type="float" office:value="-2.996" calcext:value-type="float">
            <text:p>-3.0</text:p>
          </table:table-cell>
          <table:table-cell table:formula="of:=([.D945])*([.A945]-[.A944])+[.E944]" office:value-type="float" office:value="-141261.900000001" calcext:value-type="float">
            <text:p>-141261.9</text:p>
          </table:table-cell>
          <table:table-cell table:formula="of:=[.E945]/3600" office:value-type="float" office:value="-39.2394166666669" calcext:value-type="float">
            <text:p>-39.2</text:p>
          </table:table-cell>
        </table:table-row>
        <table:table-row table:style-name="ro2">
          <table:table-cell office:value-type="float" office:value="47197" calcext:value-type="float">
            <text:p>47197</text:p>
          </table:table-cell>
          <table:table-cell office:value-type="float" office:value="3.5" calcext:value-type="float">
            <text:p>3.5</text:p>
          </table:table-cell>
          <table:table-cell office:value-type="float" office:value="2.996" calcext:value-type="float">
            <text:p>3.0</text:p>
          </table:table-cell>
          <table:table-cell table:formula="of:=[.C946]*-1" office:value-type="float" office:value="-2.996" calcext:value-type="float">
            <text:p>-3.0</text:p>
          </table:table-cell>
          <table:table-cell table:formula="of:=([.D946])*([.A946]-[.A945])+[.E945]" office:value-type="float" office:value="-141411.700000001" calcext:value-type="float">
            <text:p>-141411.7</text:p>
          </table:table-cell>
          <table:table-cell table:formula="of:=[.E946]/3600" office:value-type="float" office:value="-39.281027777778" calcext:value-type="float">
            <text:p>-39.3</text:p>
          </table:table-cell>
        </table:table-row>
        <table:table-row table:style-name="ro2">
          <table:table-cell office:value-type="float" office:value="47247" calcext:value-type="float">
            <text:p>47247</text:p>
          </table:table-cell>
          <table:table-cell office:value-type="float" office:value="3.49" calcext:value-type="float">
            <text:p>3.49</text:p>
          </table:table-cell>
          <table:table-cell office:value-type="float" office:value="2.996" calcext:value-type="float">
            <text:p>3.0</text:p>
          </table:table-cell>
          <table:table-cell table:formula="of:=[.C947]*-1" office:value-type="float" office:value="-2.996" calcext:value-type="float">
            <text:p>-3.0</text:p>
          </table:table-cell>
          <table:table-cell table:formula="of:=([.D947])*([.A947]-[.A946])+[.E946]" office:value-type="float" office:value="-141561.500000001" calcext:value-type="float">
            <text:p>-141561.5</text:p>
          </table:table-cell>
          <table:table-cell table:formula="of:=[.E947]/3600" office:value-type="float" office:value="-39.3226388888891" calcext:value-type="float">
            <text:p>-39.3</text:p>
          </table:table-cell>
        </table:table-row>
        <table:table-row table:style-name="ro2">
          <table:table-cell office:value-type="float" office:value="47297" calcext:value-type="float">
            <text:p>47297</text:p>
          </table:table-cell>
          <table:table-cell office:value-type="float" office:value="3.49" calcext:value-type="float">
            <text:p>3.49</text:p>
          </table:table-cell>
          <table:table-cell office:value-type="float" office:value="2.995" calcext:value-type="float">
            <text:p>3.0</text:p>
          </table:table-cell>
          <table:table-cell table:formula="of:=[.C948]*-1" office:value-type="float" office:value="-2.995" calcext:value-type="float">
            <text:p>-3.0</text:p>
          </table:table-cell>
          <table:table-cell table:formula="of:=([.D948])*([.A948]-[.A947])+[.E947]" office:value-type="float" office:value="-141711.250000001" calcext:value-type="float">
            <text:p>-141711.3</text:p>
          </table:table-cell>
          <table:table-cell table:formula="of:=[.E948]/3600" office:value-type="float" office:value="-39.3642361111113" calcext:value-type="float">
            <text:p>-39.4</text:p>
          </table:table-cell>
        </table:table-row>
        <table:table-row table:style-name="ro2">
          <table:table-cell office:value-type="float" office:value="47347" calcext:value-type="float">
            <text:p>47347</text:p>
          </table:table-cell>
          <table:table-cell office:value-type="float" office:value="3.49" calcext:value-type="float">
            <text:p>3.49</text:p>
          </table:table-cell>
          <table:table-cell office:value-type="float" office:value="2.996" calcext:value-type="float">
            <text:p>3.0</text:p>
          </table:table-cell>
          <table:table-cell table:formula="of:=[.C949]*-1" office:value-type="float" office:value="-2.996" calcext:value-type="float">
            <text:p>-3.0</text:p>
          </table:table-cell>
          <table:table-cell table:formula="of:=([.D949])*([.A949]-[.A948])+[.E948]" office:value-type="float" office:value="-141861.050000001" calcext:value-type="float">
            <text:p>-141861.1</text:p>
          </table:table-cell>
          <table:table-cell table:formula="of:=[.E949]/3600" office:value-type="float" office:value="-39.4058472222224" calcext:value-type="float">
            <text:p>-39.4</text:p>
          </table:table-cell>
        </table:table-row>
        <table:table-row table:style-name="ro2">
          <table:table-cell office:value-type="float" office:value="47397" calcext:value-type="float">
            <text:p>47397</text:p>
          </table:table-cell>
          <table:table-cell office:value-type="float" office:value="3.49" calcext:value-type="float">
            <text:p>3.49</text:p>
          </table:table-cell>
          <table:table-cell office:value-type="float" office:value="2.996" calcext:value-type="float">
            <text:p>3.0</text:p>
          </table:table-cell>
          <table:table-cell table:formula="of:=[.C950]*-1" office:value-type="float" office:value="-2.996" calcext:value-type="float">
            <text:p>-3.0</text:p>
          </table:table-cell>
          <table:table-cell table:formula="of:=([.D950])*([.A950]-[.A949])+[.E949]" office:value-type="float" office:value="-142010.850000001" calcext:value-type="float">
            <text:p>-142010.9</text:p>
          </table:table-cell>
          <table:table-cell table:formula="of:=[.E950]/3600" office:value-type="float" office:value="-39.4474583333335" calcext:value-type="float">
            <text:p>-39.4</text:p>
          </table:table-cell>
        </table:table-row>
        <table:table-row table:style-name="ro2">
          <table:table-cell office:value-type="float" office:value="47447" calcext:value-type="float">
            <text:p>47447</text:p>
          </table:table-cell>
          <table:table-cell office:value-type="float" office:value="3.49" calcext:value-type="float">
            <text:p>3.49</text:p>
          </table:table-cell>
          <table:table-cell office:value-type="float" office:value="2.996" calcext:value-type="float">
            <text:p>3.0</text:p>
          </table:table-cell>
          <table:table-cell table:formula="of:=[.C951]*-1" office:value-type="float" office:value="-2.996" calcext:value-type="float">
            <text:p>-3.0</text:p>
          </table:table-cell>
          <table:table-cell table:formula="of:=([.D951])*([.A951]-[.A950])+[.E950]" office:value-type="float" office:value="-142160.650000001" calcext:value-type="float">
            <text:p>-142160.7</text:p>
          </table:table-cell>
          <table:table-cell table:formula="of:=[.E951]/3600" office:value-type="float" office:value="-39.4890694444446" calcext:value-type="float">
            <text:p>-39.5</text:p>
          </table:table-cell>
        </table:table-row>
        <table:table-row table:style-name="ro2">
          <table:table-cell office:value-type="float" office:value="47497" calcext:value-type="float">
            <text:p>47497</text:p>
          </table:table-cell>
          <table:table-cell office:value-type="float" office:value="3.49" calcext:value-type="float">
            <text:p>3.49</text:p>
          </table:table-cell>
          <table:table-cell office:value-type="float" office:value="2.996" calcext:value-type="float">
            <text:p>3.0</text:p>
          </table:table-cell>
          <table:table-cell table:formula="of:=[.C952]*-1" office:value-type="float" office:value="-2.996" calcext:value-type="float">
            <text:p>-3.0</text:p>
          </table:table-cell>
          <table:table-cell table:formula="of:=([.D952])*([.A952]-[.A951])+[.E951]" office:value-type="float" office:value="-142310.450000001" calcext:value-type="float">
            <text:p>-142310.5</text:p>
          </table:table-cell>
          <table:table-cell table:formula="of:=[.E952]/3600" office:value-type="float" office:value="-39.5306805555558" calcext:value-type="float">
            <text:p>-39.5</text:p>
          </table:table-cell>
        </table:table-row>
        <table:table-row table:style-name="ro2">
          <table:table-cell office:value-type="float" office:value="47547" calcext:value-type="float">
            <text:p>47547</text:p>
          </table:table-cell>
          <table:table-cell office:value-type="float" office:value="3.49" calcext:value-type="float">
            <text:p>3.49</text:p>
          </table:table-cell>
          <table:table-cell office:value-type="float" office:value="2.995" calcext:value-type="float">
            <text:p>3.0</text:p>
          </table:table-cell>
          <table:table-cell table:formula="of:=[.C953]*-1" office:value-type="float" office:value="-2.995" calcext:value-type="float">
            <text:p>-3.0</text:p>
          </table:table-cell>
          <table:table-cell table:formula="of:=([.D953])*([.A953]-[.A952])+[.E952]" office:value-type="float" office:value="-142460.200000001" calcext:value-type="float">
            <text:p>-142460.2</text:p>
          </table:table-cell>
          <table:table-cell table:formula="of:=[.E953]/3600" office:value-type="float" office:value="-39.572277777778" calcext:value-type="float">
            <text:p>-39.6</text:p>
          </table:table-cell>
        </table:table-row>
        <table:table-row table:style-name="ro2">
          <table:table-cell office:value-type="float" office:value="47597" calcext:value-type="float">
            <text:p>47597</text:p>
          </table:table-cell>
          <table:table-cell office:value-type="float" office:value="3.49" calcext:value-type="float">
            <text:p>3.49</text:p>
          </table:table-cell>
          <table:table-cell office:value-type="float" office:value="2.996" calcext:value-type="float">
            <text:p>3.0</text:p>
          </table:table-cell>
          <table:table-cell table:formula="of:=[.C954]*-1" office:value-type="float" office:value="-2.996" calcext:value-type="float">
            <text:p>-3.0</text:p>
          </table:table-cell>
          <table:table-cell table:formula="of:=([.D954])*([.A954]-[.A953])+[.E953]" office:value-type="float" office:value="-142610.000000001" calcext:value-type="float">
            <text:p>-142610.0</text:p>
          </table:table-cell>
          <table:table-cell table:formula="of:=[.E954]/3600" office:value-type="float" office:value="-39.6138888888891" calcext:value-type="float">
            <text:p>-39.6</text:p>
          </table:table-cell>
        </table:table-row>
        <table:table-row table:style-name="ro2">
          <table:table-cell office:value-type="float" office:value="47647" calcext:value-type="float">
            <text:p>47647</text:p>
          </table:table-cell>
          <table:table-cell office:value-type="float" office:value="3.48" calcext:value-type="float">
            <text:p>3.48</text:p>
          </table:table-cell>
          <table:table-cell office:value-type="float" office:value="2.996" calcext:value-type="float">
            <text:p>3.0</text:p>
          </table:table-cell>
          <table:table-cell table:formula="of:=[.C955]*-1" office:value-type="float" office:value="-2.996" calcext:value-type="float">
            <text:p>-3.0</text:p>
          </table:table-cell>
          <table:table-cell table:formula="of:=([.D955])*([.A955]-[.A954])+[.E954]" office:value-type="float" office:value="-142759.800000001" calcext:value-type="float">
            <text:p>-142759.8</text:p>
          </table:table-cell>
          <table:table-cell table:formula="of:=[.E955]/3600" office:value-type="float" office:value="-39.6555000000002" calcext:value-type="float">
            <text:p>-39.7</text:p>
          </table:table-cell>
        </table:table-row>
        <table:table-row table:style-name="ro2">
          <table:table-cell office:value-type="float" office:value="47697" calcext:value-type="float">
            <text:p>47697</text:p>
          </table:table-cell>
          <table:table-cell office:value-type="float" office:value="3.48" calcext:value-type="float">
            <text:p>3.48</text:p>
          </table:table-cell>
          <table:table-cell office:value-type="float" office:value="2.995" calcext:value-type="float">
            <text:p>3.0</text:p>
          </table:table-cell>
          <table:table-cell table:formula="of:=[.C956]*-1" office:value-type="float" office:value="-2.995" calcext:value-type="float">
            <text:p>-3.0</text:p>
          </table:table-cell>
          <table:table-cell table:formula="of:=([.D956])*([.A956]-[.A955])+[.E955]" office:value-type="float" office:value="-142909.550000001" calcext:value-type="float">
            <text:p>-142909.6</text:p>
          </table:table-cell>
          <table:table-cell table:formula="of:=[.E956]/3600" office:value-type="float" office:value="-39.6970972222224" calcext:value-type="float">
            <text:p>-39.7</text:p>
          </table:table-cell>
        </table:table-row>
        <table:table-row table:style-name="ro2">
          <table:table-cell office:value-type="float" office:value="47747" calcext:value-type="float">
            <text:p>47747</text:p>
          </table:table-cell>
          <table:table-cell office:value-type="float" office:value="3.48" calcext:value-type="float">
            <text:p>3.48</text:p>
          </table:table-cell>
          <table:table-cell office:value-type="float" office:value="2.995" calcext:value-type="float">
            <text:p>3.0</text:p>
          </table:table-cell>
          <table:table-cell table:formula="of:=[.C957]*-1" office:value-type="float" office:value="-2.995" calcext:value-type="float">
            <text:p>-3.0</text:p>
          </table:table-cell>
          <table:table-cell table:formula="of:=([.D957])*([.A957]-[.A956])+[.E956]" office:value-type="float" office:value="-143059.300000001" calcext:value-type="float">
            <text:p>-143059.3</text:p>
          </table:table-cell>
          <table:table-cell table:formula="of:=[.E957]/3600" office:value-type="float" office:value="-39.7386944444446" calcext:value-type="float">
            <text:p>-39.7</text:p>
          </table:table-cell>
        </table:table-row>
        <table:table-row table:style-name="ro2">
          <table:table-cell office:value-type="float" office:value="47797" calcext:value-type="float">
            <text:p>47797</text:p>
          </table:table-cell>
          <table:table-cell office:value-type="float" office:value="3.48" calcext:value-type="float">
            <text:p>3.48</text:p>
          </table:table-cell>
          <table:table-cell office:value-type="float" office:value="2.996" calcext:value-type="float">
            <text:p>3.0</text:p>
          </table:table-cell>
          <table:table-cell table:formula="of:=[.C958]*-1" office:value-type="float" office:value="-2.996" calcext:value-type="float">
            <text:p>-3.0</text:p>
          </table:table-cell>
          <table:table-cell table:formula="of:=([.D958])*([.A958]-[.A957])+[.E957]" office:value-type="float" office:value="-143209.100000001" calcext:value-type="float">
            <text:p>-143209.1</text:p>
          </table:table-cell>
          <table:table-cell table:formula="of:=[.E958]/3600" office:value-type="float" office:value="-39.7803055555557" calcext:value-type="float">
            <text:p>-39.8</text:p>
          </table:table-cell>
        </table:table-row>
        <table:table-row table:style-name="ro2">
          <table:table-cell office:value-type="float" office:value="47847" calcext:value-type="float">
            <text:p>47847</text:p>
          </table:table-cell>
          <table:table-cell office:value-type="float" office:value="3.48" calcext:value-type="float">
            <text:p>3.48</text:p>
          </table:table-cell>
          <table:table-cell office:value-type="float" office:value="2.996" calcext:value-type="float">
            <text:p>3.0</text:p>
          </table:table-cell>
          <table:table-cell table:formula="of:=[.C959]*-1" office:value-type="float" office:value="-2.996" calcext:value-type="float">
            <text:p>-3.0</text:p>
          </table:table-cell>
          <table:table-cell table:formula="of:=([.D959])*([.A959]-[.A958])+[.E958]" office:value-type="float" office:value="-143358.900000001" calcext:value-type="float">
            <text:p>-143358.9</text:p>
          </table:table-cell>
          <table:table-cell table:formula="of:=[.E959]/3600" office:value-type="float" office:value="-39.8219166666669" calcext:value-type="float">
            <text:p>-39.8</text:p>
          </table:table-cell>
        </table:table-row>
        <table:table-row table:style-name="ro2">
          <table:table-cell office:value-type="float" office:value="47897" calcext:value-type="float">
            <text:p>47897</text:p>
          </table:table-cell>
          <table:table-cell office:value-type="float" office:value="3.48" calcext:value-type="float">
            <text:p>3.48</text:p>
          </table:table-cell>
          <table:table-cell office:value-type="float" office:value="2.996" calcext:value-type="float">
            <text:p>3.0</text:p>
          </table:table-cell>
          <table:table-cell table:formula="of:=[.C960]*-1" office:value-type="float" office:value="-2.996" calcext:value-type="float">
            <text:p>-3.0</text:p>
          </table:table-cell>
          <table:table-cell table:formula="of:=([.D960])*([.A960]-[.A959])+[.E959]" office:value-type="float" office:value="-143508.700000001" calcext:value-type="float">
            <text:p>-143508.7</text:p>
          </table:table-cell>
          <table:table-cell table:formula="of:=[.E960]/3600" office:value-type="float" office:value="-39.863527777778" calcext:value-type="float">
            <text:p>-39.9</text:p>
          </table:table-cell>
        </table:table-row>
        <table:table-row table:style-name="ro2">
          <table:table-cell office:value-type="float" office:value="47947" calcext:value-type="float">
            <text:p>47947</text:p>
          </table:table-cell>
          <table:table-cell office:value-type="float" office:value="3.48" calcext:value-type="float">
            <text:p>3.48</text:p>
          </table:table-cell>
          <table:table-cell office:value-type="float" office:value="2.996" calcext:value-type="float">
            <text:p>3.0</text:p>
          </table:table-cell>
          <table:table-cell table:formula="of:=[.C961]*-1" office:value-type="float" office:value="-2.996" calcext:value-type="float">
            <text:p>-3.0</text:p>
          </table:table-cell>
          <table:table-cell table:formula="of:=([.D961])*([.A961]-[.A960])+[.E960]" office:value-type="float" office:value="-143658.500000001" calcext:value-type="float">
            <text:p>-143658.5</text:p>
          </table:table-cell>
          <table:table-cell table:formula="of:=[.E961]/3600" office:value-type="float" office:value="-39.9051388888891" calcext:value-type="float">
            <text:p>-39.9</text:p>
          </table:table-cell>
        </table:table-row>
        <table:table-row table:style-name="ro2">
          <table:table-cell office:value-type="float" office:value="47997" calcext:value-type="float">
            <text:p>47997</text:p>
          </table:table-cell>
          <table:table-cell office:value-type="float" office:value="3.48" calcext:value-type="float">
            <text:p>3.48</text:p>
          </table:table-cell>
          <table:table-cell office:value-type="float" office:value="2.997" calcext:value-type="float">
            <text:p>3.0</text:p>
          </table:table-cell>
          <table:table-cell table:formula="of:=[.C962]*-1" office:value-type="float" office:value="-2.997" calcext:value-type="float">
            <text:p>-3.0</text:p>
          </table:table-cell>
          <table:table-cell table:formula="of:=([.D962])*([.A962]-[.A961])+[.E961]" office:value-type="float" office:value="-143808.350000001" calcext:value-type="float">
            <text:p>-143808.4</text:p>
          </table:table-cell>
          <table:table-cell table:formula="of:=[.E962]/3600" office:value-type="float" office:value="-39.9467638888891" calcext:value-type="float">
            <text:p>-39.9</text:p>
          </table:table-cell>
        </table:table-row>
        <table:table-row table:style-name="ro2">
          <table:table-cell office:value-type="float" office:value="48047" calcext:value-type="float">
            <text:p>48047</text:p>
          </table:table-cell>
          <table:table-cell office:value-type="float" office:value="3.48" calcext:value-type="float">
            <text:p>3.48</text:p>
          </table:table-cell>
          <table:table-cell office:value-type="float" office:value="2.995" calcext:value-type="float">
            <text:p>3.0</text:p>
          </table:table-cell>
          <table:table-cell table:formula="of:=[.C963]*-1" office:value-type="float" office:value="-2.995" calcext:value-type="float">
            <text:p>-3.0</text:p>
          </table:table-cell>
          <table:table-cell table:formula="of:=([.D963])*([.A963]-[.A962])+[.E962]" office:value-type="float" office:value="-143958.100000001" calcext:value-type="float">
            <text:p>-143958.1</text:p>
          </table:table-cell>
          <table:table-cell table:formula="of:=[.E963]/3600" office:value-type="float" office:value="-39.9883611111113" calcext:value-type="float">
            <text:p>-40.0</text:p>
          </table:table-cell>
        </table:table-row>
        <table:table-row table:style-name="ro2">
          <table:table-cell office:value-type="float" office:value="48097" calcext:value-type="float">
            <text:p>48097</text:p>
          </table:table-cell>
          <table:table-cell office:value-type="float" office:value="3.48" calcext:value-type="float">
            <text:p>3.48</text:p>
          </table:table-cell>
          <table:table-cell office:value-type="float" office:value="2.996" calcext:value-type="float">
            <text:p>3.0</text:p>
          </table:table-cell>
          <table:table-cell table:formula="of:=[.C964]*-1" office:value-type="float" office:value="-2.996" calcext:value-type="float">
            <text:p>-3.0</text:p>
          </table:table-cell>
          <table:table-cell table:formula="of:=([.D964])*([.A964]-[.A963])+[.E963]" office:value-type="float" office:value="-144107.900000001" calcext:value-type="float">
            <text:p>-144107.9</text:p>
          </table:table-cell>
          <table:table-cell table:formula="of:=[.E964]/3600" office:value-type="float" office:value="-40.0299722222224" calcext:value-type="float">
            <text:p>-40.0</text:p>
          </table:table-cell>
        </table:table-row>
        <table:table-row table:style-name="ro2">
          <table:table-cell office:value-type="float" office:value="48147" calcext:value-type="float">
            <text:p>48147</text:p>
          </table:table-cell>
          <table:table-cell office:value-type="float" office:value="3.48" calcext:value-type="float">
            <text:p>3.48</text:p>
          </table:table-cell>
          <table:table-cell office:value-type="float" office:value="2.996" calcext:value-type="float">
            <text:p>3.0</text:p>
          </table:table-cell>
          <table:table-cell table:formula="of:=[.C965]*-1" office:value-type="float" office:value="-2.996" calcext:value-type="float">
            <text:p>-3.0</text:p>
          </table:table-cell>
          <table:table-cell table:formula="of:=([.D965])*([.A965]-[.A964])+[.E964]" office:value-type="float" office:value="-144257.700000001" calcext:value-type="float">
            <text:p>-144257.7</text:p>
          </table:table-cell>
          <table:table-cell table:formula="of:=[.E965]/3600" office:value-type="float" office:value="-40.0715833333335" calcext:value-type="float">
            <text:p>-40.1</text:p>
          </table:table-cell>
        </table:table-row>
        <table:table-row table:style-name="ro2">
          <table:table-cell office:value-type="float" office:value="48197" calcext:value-type="float">
            <text:p>48197</text:p>
          </table:table-cell>
          <table:table-cell office:value-type="float" office:value="3.48" calcext:value-type="float">
            <text:p>3.48</text:p>
          </table:table-cell>
          <table:table-cell office:value-type="float" office:value="2.996" calcext:value-type="float">
            <text:p>3.0</text:p>
          </table:table-cell>
          <table:table-cell table:formula="of:=[.C966]*-1" office:value-type="float" office:value="-2.996" calcext:value-type="float">
            <text:p>-3.0</text:p>
          </table:table-cell>
          <table:table-cell table:formula="of:=([.D966])*([.A966]-[.A965])+[.E965]" office:value-type="float" office:value="-144407.500000001" calcext:value-type="float">
            <text:p>-144407.5</text:p>
          </table:table-cell>
          <table:table-cell table:formula="of:=[.E966]/3600" office:value-type="float" office:value="-40.1131944444446" calcext:value-type="float">
            <text:p>-40.1</text:p>
          </table:table-cell>
        </table:table-row>
        <table:table-row table:style-name="ro2">
          <table:table-cell office:value-type="float" office:value="48247" calcext:value-type="float">
            <text:p>48247</text:p>
          </table:table-cell>
          <table:table-cell office:value-type="float" office:value="3.47" calcext:value-type="float">
            <text:p>3.47</text:p>
          </table:table-cell>
          <table:table-cell office:value-type="float" office:value="2.996" calcext:value-type="float">
            <text:p>3.0</text:p>
          </table:table-cell>
          <table:table-cell table:formula="of:=[.C967]*-1" office:value-type="float" office:value="-2.996" calcext:value-type="float">
            <text:p>-3.0</text:p>
          </table:table-cell>
          <table:table-cell table:formula="of:=([.D967])*([.A967]-[.A966])+[.E966]" office:value-type="float" office:value="-144557.300000001" calcext:value-type="float">
            <text:p>-144557.3</text:p>
          </table:table-cell>
          <table:table-cell table:formula="of:=[.E967]/3600" office:value-type="float" office:value="-40.1548055555557" calcext:value-type="float">
            <text:p>-40.2</text:p>
          </table:table-cell>
        </table:table-row>
        <table:table-row table:style-name="ro2">
          <table:table-cell office:value-type="float" office:value="48297" calcext:value-type="float">
            <text:p>48297</text:p>
          </table:table-cell>
          <table:table-cell office:value-type="float" office:value="3.47" calcext:value-type="float">
            <text:p>3.47</text:p>
          </table:table-cell>
          <table:table-cell office:value-type="float" office:value="2.995" calcext:value-type="float">
            <text:p>3.0</text:p>
          </table:table-cell>
          <table:table-cell table:formula="of:=[.C968]*-1" office:value-type="float" office:value="-2.995" calcext:value-type="float">
            <text:p>-3.0</text:p>
          </table:table-cell>
          <table:table-cell table:formula="of:=([.D968])*([.A968]-[.A967])+[.E967]" office:value-type="float" office:value="-144707.050000001" calcext:value-type="float">
            <text:p>-144707.1</text:p>
          </table:table-cell>
          <table:table-cell table:formula="of:=[.E968]/3600" office:value-type="float" office:value="-40.1964027777779" calcext:value-type="float">
            <text:p>-40.2</text:p>
          </table:table-cell>
        </table:table-row>
        <table:table-row table:style-name="ro2">
          <table:table-cell office:value-type="float" office:value="48347" calcext:value-type="float">
            <text:p>48347</text:p>
          </table:table-cell>
          <table:table-cell office:value-type="float" office:value="3.47" calcext:value-type="float">
            <text:p>3.47</text:p>
          </table:table-cell>
          <table:table-cell office:value-type="float" office:value="2.995" calcext:value-type="float">
            <text:p>3.0</text:p>
          </table:table-cell>
          <table:table-cell table:formula="of:=[.C969]*-1" office:value-type="float" office:value="-2.995" calcext:value-type="float">
            <text:p>-3.0</text:p>
          </table:table-cell>
          <table:table-cell table:formula="of:=([.D969])*([.A969]-[.A968])+[.E968]" office:value-type="float" office:value="-144856.800000001" calcext:value-type="float">
            <text:p>-144856.8</text:p>
          </table:table-cell>
          <table:table-cell table:formula="of:=[.E969]/3600" office:value-type="float" office:value="-40.2380000000002" calcext:value-type="float">
            <text:p>-40.2</text:p>
          </table:table-cell>
        </table:table-row>
        <table:table-row table:style-name="ro2">
          <table:table-cell office:value-type="float" office:value="48397" calcext:value-type="float">
            <text:p>48397</text:p>
          </table:table-cell>
          <table:table-cell office:value-type="float" office:value="3.47" calcext:value-type="float">
            <text:p>3.47</text:p>
          </table:table-cell>
          <table:table-cell office:value-type="float" office:value="2.996" calcext:value-type="float">
            <text:p>3.0</text:p>
          </table:table-cell>
          <table:table-cell table:formula="of:=[.C970]*-1" office:value-type="float" office:value="-2.996" calcext:value-type="float">
            <text:p>-3.0</text:p>
          </table:table-cell>
          <table:table-cell table:formula="of:=([.D970])*([.A970]-[.A969])+[.E969]" office:value-type="float" office:value="-145006.600000001" calcext:value-type="float">
            <text:p>-145006.6</text:p>
          </table:table-cell>
          <table:table-cell table:formula="of:=[.E970]/3600" office:value-type="float" office:value="-40.2796111111113" calcext:value-type="float">
            <text:p>-40.3</text:p>
          </table:table-cell>
        </table:table-row>
        <table:table-row table:style-name="ro2">
          <table:table-cell office:value-type="float" office:value="48447" calcext:value-type="float">
            <text:p>48447</text:p>
          </table:table-cell>
          <table:table-cell office:value-type="float" office:value="3.47" calcext:value-type="float">
            <text:p>3.47</text:p>
          </table:table-cell>
          <table:table-cell office:value-type="float" office:value="2.996" calcext:value-type="float">
            <text:p>3.0</text:p>
          </table:table-cell>
          <table:table-cell table:formula="of:=[.C971]*-1" office:value-type="float" office:value="-2.996" calcext:value-type="float">
            <text:p>-3.0</text:p>
          </table:table-cell>
          <table:table-cell table:formula="of:=([.D971])*([.A971]-[.A970])+[.E970]" office:value-type="float" office:value="-145156.400000001" calcext:value-type="float">
            <text:p>-145156.4</text:p>
          </table:table-cell>
          <table:table-cell table:formula="of:=[.E971]/3600" office:value-type="float" office:value="-40.3212222222224" calcext:value-type="float">
            <text:p>-40.3</text:p>
          </table:table-cell>
        </table:table-row>
        <table:table-row table:style-name="ro2">
          <table:table-cell office:value-type="float" office:value="48497" calcext:value-type="float">
            <text:p>48497</text:p>
          </table:table-cell>
          <table:table-cell office:value-type="float" office:value="3.47" calcext:value-type="float">
            <text:p>3.47</text:p>
          </table:table-cell>
          <table:table-cell office:value-type="float" office:value="2.995" calcext:value-type="float">
            <text:p>3.0</text:p>
          </table:table-cell>
          <table:table-cell table:formula="of:=[.C972]*-1" office:value-type="float" office:value="-2.995" calcext:value-type="float">
            <text:p>-3.0</text:p>
          </table:table-cell>
          <table:table-cell table:formula="of:=([.D972])*([.A972]-[.A971])+[.E971]" office:value-type="float" office:value="-145306.150000001" calcext:value-type="float">
            <text:p>-145306.2</text:p>
          </table:table-cell>
          <table:table-cell table:formula="of:=[.E972]/3600" office:value-type="float" office:value="-40.3628194444446" calcext:value-type="float">
            <text:p>-40.4</text:p>
          </table:table-cell>
        </table:table-row>
        <table:table-row table:style-name="ro2">
          <table:table-cell office:value-type="float" office:value="48547" calcext:value-type="float">
            <text:p>48547</text:p>
          </table:table-cell>
          <table:table-cell office:value-type="float" office:value="3.47" calcext:value-type="float">
            <text:p>3.47</text:p>
          </table:table-cell>
          <table:table-cell office:value-type="float" office:value="2.996" calcext:value-type="float">
            <text:p>3.0</text:p>
          </table:table-cell>
          <table:table-cell table:formula="of:=[.C973]*-1" office:value-type="float" office:value="-2.996" calcext:value-type="float">
            <text:p>-3.0</text:p>
          </table:table-cell>
          <table:table-cell table:formula="of:=([.D973])*([.A973]-[.A972])+[.E972]" office:value-type="float" office:value="-145455.950000001" calcext:value-type="float">
            <text:p>-145456.0</text:p>
          </table:table-cell>
          <table:table-cell table:formula="of:=[.E973]/3600" office:value-type="float" office:value="-40.4044305555557" calcext:value-type="float">
            <text:p>-40.4</text:p>
          </table:table-cell>
        </table:table-row>
        <table:table-row table:style-name="ro2">
          <table:table-cell office:value-type="float" office:value="48597" calcext:value-type="float">
            <text:p>48597</text:p>
          </table:table-cell>
          <table:table-cell office:value-type="float" office:value="3.47" calcext:value-type="float">
            <text:p>3.47</text:p>
          </table:table-cell>
          <table:table-cell office:value-type="float" office:value="2.996" calcext:value-type="float">
            <text:p>3.0</text:p>
          </table:table-cell>
          <table:table-cell table:formula="of:=[.C974]*-1" office:value-type="float" office:value="-2.996" calcext:value-type="float">
            <text:p>-3.0</text:p>
          </table:table-cell>
          <table:table-cell table:formula="of:=([.D974])*([.A974]-[.A973])+[.E973]" office:value-type="float" office:value="-145605.750000001" calcext:value-type="float">
            <text:p>-145605.8</text:p>
          </table:table-cell>
          <table:table-cell table:formula="of:=[.E974]/3600" office:value-type="float" office:value="-40.4460416666668" calcext:value-type="float">
            <text:p>-40.4</text:p>
          </table:table-cell>
        </table:table-row>
        <table:table-row table:style-name="ro2">
          <table:table-cell office:value-type="float" office:value="48647" calcext:value-type="float">
            <text:p>48647</text:p>
          </table:table-cell>
          <table:table-cell office:value-type="float" office:value="3.47" calcext:value-type="float">
            <text:p>3.47</text:p>
          </table:table-cell>
          <table:table-cell office:value-type="float" office:value="2.996" calcext:value-type="float">
            <text:p>3.0</text:p>
          </table:table-cell>
          <table:table-cell table:formula="of:=[.C975]*-1" office:value-type="float" office:value="-2.996" calcext:value-type="float">
            <text:p>-3.0</text:p>
          </table:table-cell>
          <table:table-cell table:formula="of:=([.D975])*([.A975]-[.A974])+[.E974]" office:value-type="float" office:value="-145755.550000001" calcext:value-type="float">
            <text:p>-145755.6</text:p>
          </table:table-cell>
          <table:table-cell table:formula="of:=[.E975]/3600" office:value-type="float" office:value="-40.4876527777779" calcext:value-type="float">
            <text:p>-40.5</text:p>
          </table:table-cell>
        </table:table-row>
        <table:table-row table:style-name="ro2">
          <table:table-cell office:value-type="float" office:value="48697" calcext:value-type="float">
            <text:p>48697</text:p>
          </table:table-cell>
          <table:table-cell office:value-type="float" office:value="3.46" calcext:value-type="float">
            <text:p>3.46</text:p>
          </table:table-cell>
          <table:table-cell office:value-type="float" office:value="2.996" calcext:value-type="float">
            <text:p>3.0</text:p>
          </table:table-cell>
          <table:table-cell table:formula="of:=[.C976]*-1" office:value-type="float" office:value="-2.996" calcext:value-type="float">
            <text:p>-3.0</text:p>
          </table:table-cell>
          <table:table-cell table:formula="of:=([.D976])*([.A976]-[.A975])+[.E975]" office:value-type="float" office:value="-145905.350000001" calcext:value-type="float">
            <text:p>-145905.4</text:p>
          </table:table-cell>
          <table:table-cell table:formula="of:=[.E976]/3600" office:value-type="float" office:value="-40.529263888889" calcext:value-type="float">
            <text:p>-40.5</text:p>
          </table:table-cell>
        </table:table-row>
        <table:table-row table:style-name="ro2">
          <table:table-cell office:value-type="float" office:value="48747" calcext:value-type="float">
            <text:p>48747</text:p>
          </table:table-cell>
          <table:table-cell office:value-type="float" office:value="3.46" calcext:value-type="float">
            <text:p>3.46</text:p>
          </table:table-cell>
          <table:table-cell office:value-type="float" office:value="2.996" calcext:value-type="float">
            <text:p>3.0</text:p>
          </table:table-cell>
          <table:table-cell table:formula="of:=[.C977]*-1" office:value-type="float" office:value="-2.996" calcext:value-type="float">
            <text:p>-3.0</text:p>
          </table:table-cell>
          <table:table-cell table:formula="of:=([.D977])*([.A977]-[.A976])+[.E976]" office:value-type="float" office:value="-146055.150000001" calcext:value-type="float">
            <text:p>-146055.2</text:p>
          </table:table-cell>
          <table:table-cell table:formula="of:=[.E977]/3600" office:value-type="float" office:value="-40.5708750000001" calcext:value-type="float">
            <text:p>-40.6</text:p>
          </table:table-cell>
        </table:table-row>
        <table:table-row table:style-name="ro2">
          <table:table-cell office:value-type="float" office:value="48797" calcext:value-type="float">
            <text:p>48797</text:p>
          </table:table-cell>
          <table:table-cell office:value-type="float" office:value="3.47" calcext:value-type="float">
            <text:p>3.47</text:p>
          </table:table-cell>
          <table:table-cell office:value-type="float" office:value="2.996" calcext:value-type="float">
            <text:p>3.0</text:p>
          </table:table-cell>
          <table:table-cell table:formula="of:=[.C978]*-1" office:value-type="float" office:value="-2.996" calcext:value-type="float">
            <text:p>-3.0</text:p>
          </table:table-cell>
          <table:table-cell table:formula="of:=([.D978])*([.A978]-[.A977])+[.E977]" office:value-type="float" office:value="-146204.950000001" calcext:value-type="float">
            <text:p>-146205.0</text:p>
          </table:table-cell>
          <table:table-cell table:formula="of:=[.E978]/3600" office:value-type="float" office:value="-40.6124861111113" calcext:value-type="float">
            <text:p>-40.6</text:p>
          </table:table-cell>
        </table:table-row>
        <table:table-row table:style-name="ro2">
          <table:table-cell office:value-type="float" office:value="48847" calcext:value-type="float">
            <text:p>48847</text:p>
          </table:table-cell>
          <table:table-cell office:value-type="float" office:value="3.46" calcext:value-type="float">
            <text:p>3.46</text:p>
          </table:table-cell>
          <table:table-cell office:value-type="float" office:value="2.995" calcext:value-type="float">
            <text:p>3.0</text:p>
          </table:table-cell>
          <table:table-cell table:formula="of:=[.C979]*-1" office:value-type="float" office:value="-2.995" calcext:value-type="float">
            <text:p>-3.0</text:p>
          </table:table-cell>
          <table:table-cell table:formula="of:=([.D979])*([.A979]-[.A978])+[.E978]" office:value-type="float" office:value="-146354.700000001" calcext:value-type="float">
            <text:p>-146354.7</text:p>
          </table:table-cell>
          <table:table-cell table:formula="of:=[.E979]/3600" office:value-type="float" office:value="-40.6540833333335" calcext:value-type="float">
            <text:p>-40.7</text:p>
          </table:table-cell>
        </table:table-row>
        <table:table-row table:style-name="ro2">
          <table:table-cell office:value-type="float" office:value="48897" calcext:value-type="float">
            <text:p>48897</text:p>
          </table:table-cell>
          <table:table-cell office:value-type="float" office:value="3.46" calcext:value-type="float">
            <text:p>3.46</text:p>
          </table:table-cell>
          <table:table-cell office:value-type="float" office:value="2.996" calcext:value-type="float">
            <text:p>3.0</text:p>
          </table:table-cell>
          <table:table-cell table:formula="of:=[.C980]*-1" office:value-type="float" office:value="-2.996" calcext:value-type="float">
            <text:p>-3.0</text:p>
          </table:table-cell>
          <table:table-cell table:formula="of:=([.D980])*([.A980]-[.A979])+[.E979]" office:value-type="float" office:value="-146504.500000001" calcext:value-type="float">
            <text:p>-146504.5</text:p>
          </table:table-cell>
          <table:table-cell table:formula="of:=[.E980]/3600" office:value-type="float" office:value="-40.6956944444446" calcext:value-type="float">
            <text:p>-40.7</text:p>
          </table:table-cell>
        </table:table-row>
        <table:table-row table:style-name="ro2">
          <table:table-cell office:value-type="float" office:value="48947" calcext:value-type="float">
            <text:p>48947</text:p>
          </table:table-cell>
          <table:table-cell office:value-type="float" office:value="3.46" calcext:value-type="float">
            <text:p>3.46</text:p>
          </table:table-cell>
          <table:table-cell office:value-type="float" office:value="2.995" calcext:value-type="float">
            <text:p>3.0</text:p>
          </table:table-cell>
          <table:table-cell table:formula="of:=[.C981]*-1" office:value-type="float" office:value="-2.995" calcext:value-type="float">
            <text:p>-3.0</text:p>
          </table:table-cell>
          <table:table-cell table:formula="of:=([.D981])*([.A981]-[.A980])+[.E980]" office:value-type="float" office:value="-146654.250000001" calcext:value-type="float">
            <text:p>-146654.3</text:p>
          </table:table-cell>
          <table:table-cell table:formula="of:=[.E981]/3600" office:value-type="float" office:value="-40.7372916666668" calcext:value-type="float">
            <text:p>-40.7</text:p>
          </table:table-cell>
        </table:table-row>
        <table:table-row table:style-name="ro2">
          <table:table-cell office:value-type="float" office:value="48997" calcext:value-type="float">
            <text:p>48997</text:p>
          </table:table-cell>
          <table:table-cell office:value-type="float" office:value="3.46" calcext:value-type="float">
            <text:p>3.46</text:p>
          </table:table-cell>
          <table:table-cell office:value-type="float" office:value="2.996" calcext:value-type="float">
            <text:p>3.0</text:p>
          </table:table-cell>
          <table:table-cell table:formula="of:=[.C982]*-1" office:value-type="float" office:value="-2.996" calcext:value-type="float">
            <text:p>-3.0</text:p>
          </table:table-cell>
          <table:table-cell table:formula="of:=([.D982])*([.A982]-[.A981])+[.E981]" office:value-type="float" office:value="-146804.05" calcext:value-type="float">
            <text:p>-146804.1</text:p>
          </table:table-cell>
          <table:table-cell table:formula="of:=[.E982]/3600" office:value-type="float" office:value="-40.7789027777779" calcext:value-type="float">
            <text:p>-40.8</text:p>
          </table:table-cell>
        </table:table-row>
        <table:table-row table:style-name="ro2">
          <table:table-cell office:value-type="float" office:value="49047" calcext:value-type="float">
            <text:p>49047</text:p>
          </table:table-cell>
          <table:table-cell office:value-type="float" office:value="3.46" calcext:value-type="float">
            <text:p>3.46</text:p>
          </table:table-cell>
          <table:table-cell office:value-type="float" office:value="2.995" calcext:value-type="float">
            <text:p>3.0</text:p>
          </table:table-cell>
          <table:table-cell table:formula="of:=[.C983]*-1" office:value-type="float" office:value="-2.995" calcext:value-type="float">
            <text:p>-3.0</text:p>
          </table:table-cell>
          <table:table-cell table:formula="of:=([.D983])*([.A983]-[.A982])+[.E982]" office:value-type="float" office:value="-146953.8" calcext:value-type="float">
            <text:p>-146953.8</text:p>
          </table:table-cell>
          <table:table-cell table:formula="of:=[.E983]/3600" office:value-type="float" office:value="-40.8205000000001" calcext:value-type="float">
            <text:p>-40.8</text:p>
          </table:table-cell>
        </table:table-row>
        <table:table-row table:style-name="ro2">
          <table:table-cell office:value-type="float" office:value="49097" calcext:value-type="float">
            <text:p>49097</text:p>
          </table:table-cell>
          <table:table-cell office:value-type="float" office:value="3.46" calcext:value-type="float">
            <text:p>3.46</text:p>
          </table:table-cell>
          <table:table-cell office:value-type="float" office:value="2.996" calcext:value-type="float">
            <text:p>3.0</text:p>
          </table:table-cell>
          <table:table-cell table:formula="of:=[.C984]*-1" office:value-type="float" office:value="-2.996" calcext:value-type="float">
            <text:p>-3.0</text:p>
          </table:table-cell>
          <table:table-cell table:formula="of:=([.D984])*([.A984]-[.A983])+[.E983]" office:value-type="float" office:value="-147103.6" calcext:value-type="float">
            <text:p>-147103.6</text:p>
          </table:table-cell>
          <table:table-cell table:formula="of:=[.E984]/3600" office:value-type="float" office:value="-40.8621111111112" calcext:value-type="float">
            <text:p>-40.9</text:p>
          </table:table-cell>
        </table:table-row>
        <table:table-row table:style-name="ro2">
          <table:table-cell office:value-type="float" office:value="49147" calcext:value-type="float">
            <text:p>49147</text:p>
          </table:table-cell>
          <table:table-cell office:value-type="float" office:value="3.46" calcext:value-type="float">
            <text:p>3.46</text:p>
          </table:table-cell>
          <table:table-cell office:value-type="float" office:value="2.996" calcext:value-type="float">
            <text:p>3.0</text:p>
          </table:table-cell>
          <table:table-cell table:formula="of:=[.C985]*-1" office:value-type="float" office:value="-2.996" calcext:value-type="float">
            <text:p>-3.0</text:p>
          </table:table-cell>
          <table:table-cell table:formula="of:=([.D985])*([.A985]-[.A984])+[.E984]" office:value-type="float" office:value="-147253.4" calcext:value-type="float">
            <text:p>-147253.4</text:p>
          </table:table-cell>
          <table:table-cell table:formula="of:=[.E985]/3600" office:value-type="float" office:value="-40.9037222222224" calcext:value-type="float">
            <text:p>-40.9</text:p>
          </table:table-cell>
        </table:table-row>
        <table:table-row table:style-name="ro2">
          <table:table-cell office:value-type="float" office:value="49197" calcext:value-type="float">
            <text:p>49197</text:p>
          </table:table-cell>
          <table:table-cell office:value-type="float" office:value="3.45" calcext:value-type="float">
            <text:p>3.45</text:p>
          </table:table-cell>
          <table:table-cell office:value-type="float" office:value="2.997" calcext:value-type="float">
            <text:p>3.0</text:p>
          </table:table-cell>
          <table:table-cell table:formula="of:=[.C986]*-1" office:value-type="float" office:value="-2.997" calcext:value-type="float">
            <text:p>-3.0</text:p>
          </table:table-cell>
          <table:table-cell table:formula="of:=([.D986])*([.A986]-[.A985])+[.E985]" office:value-type="float" office:value="-147403.25" calcext:value-type="float">
            <text:p>-147403.3</text:p>
          </table:table-cell>
          <table:table-cell table:formula="of:=[.E986]/3600" office:value-type="float" office:value="-40.9453472222224" calcext:value-type="float">
            <text:p>-40.9</text:p>
          </table:table-cell>
        </table:table-row>
        <table:table-row table:style-name="ro2">
          <table:table-cell office:value-type="float" office:value="49247" calcext:value-type="float">
            <text:p>49247</text:p>
          </table:table-cell>
          <table:table-cell office:value-type="float" office:value="3.45" calcext:value-type="float">
            <text:p>3.45</text:p>
          </table:table-cell>
          <table:table-cell office:value-type="float" office:value="2.997" calcext:value-type="float">
            <text:p>3.0</text:p>
          </table:table-cell>
          <table:table-cell table:formula="of:=[.C987]*-1" office:value-type="float" office:value="-2.997" calcext:value-type="float">
            <text:p>-3.0</text:p>
          </table:table-cell>
          <table:table-cell table:formula="of:=([.D987])*([.A987]-[.A986])+[.E986]" office:value-type="float" office:value="-147553.1" calcext:value-type="float">
            <text:p>-147553.1</text:p>
          </table:table-cell>
          <table:table-cell table:formula="of:=[.E987]/3600" office:value-type="float" office:value="-40.9869722222224" calcext:value-type="float">
            <text:p>-41.0</text:p>
          </table:table-cell>
        </table:table-row>
        <table:table-row table:style-name="ro2">
          <table:table-cell office:value-type="float" office:value="49297" calcext:value-type="float">
            <text:p>49297</text:p>
          </table:table-cell>
          <table:table-cell office:value-type="float" office:value="3.45" calcext:value-type="float">
            <text:p>3.45</text:p>
          </table:table-cell>
          <table:table-cell office:value-type="float" office:value="2.998" calcext:value-type="float">
            <text:p>3.0</text:p>
          </table:table-cell>
          <table:table-cell table:formula="of:=[.C988]*-1" office:value-type="float" office:value="-2.998" calcext:value-type="float">
            <text:p>-3.0</text:p>
          </table:table-cell>
          <table:table-cell table:formula="of:=([.D988])*([.A988]-[.A987])+[.E987]" office:value-type="float" office:value="-147703" calcext:value-type="float">
            <text:p>-147703.0</text:p>
          </table:table-cell>
          <table:table-cell table:formula="of:=[.E988]/3600" office:value-type="float" office:value="-41.0286111111112" calcext:value-type="float">
            <text:p>-41.0</text:p>
          </table:table-cell>
        </table:table-row>
        <table:table-row table:style-name="ro2">
          <table:table-cell office:value-type="float" office:value="49347" calcext:value-type="float">
            <text:p>49347</text:p>
          </table:table-cell>
          <table:table-cell office:value-type="float" office:value="3.45" calcext:value-type="float">
            <text:p>3.45</text:p>
          </table:table-cell>
          <table:table-cell office:value-type="float" office:value="2.995" calcext:value-type="float">
            <text:p>3.0</text:p>
          </table:table-cell>
          <table:table-cell table:formula="of:=[.C989]*-1" office:value-type="float" office:value="-2.995" calcext:value-type="float">
            <text:p>-3.0</text:p>
          </table:table-cell>
          <table:table-cell table:formula="of:=([.D989])*([.A989]-[.A988])+[.E988]" office:value-type="float" office:value="-147852.75" calcext:value-type="float">
            <text:p>-147852.8</text:p>
          </table:table-cell>
          <table:table-cell table:formula="of:=[.E989]/3600" office:value-type="float" office:value="-41.0702083333335" calcext:value-type="float">
            <text:p>-41.1</text:p>
          </table:table-cell>
        </table:table-row>
        <table:table-row table:style-name="ro2">
          <table:table-cell office:value-type="float" office:value="49397" calcext:value-type="float">
            <text:p>49397</text:p>
          </table:table-cell>
          <table:table-cell office:value-type="float" office:value="3.45" calcext:value-type="float">
            <text:p>3.45</text:p>
          </table:table-cell>
          <table:table-cell office:value-type="float" office:value="2.995" calcext:value-type="float">
            <text:p>3.0</text:p>
          </table:table-cell>
          <table:table-cell table:formula="of:=[.C990]*-1" office:value-type="float" office:value="-2.995" calcext:value-type="float">
            <text:p>-3.0</text:p>
          </table:table-cell>
          <table:table-cell table:formula="of:=([.D990])*([.A990]-[.A989])+[.E989]" office:value-type="float" office:value="-148002.5" calcext:value-type="float">
            <text:p>-148002.5</text:p>
          </table:table-cell>
          <table:table-cell table:formula="of:=[.E990]/3600" office:value-type="float" office:value="-41.1118055555557" calcext:value-type="float">
            <text:p>-41.1</text:p>
          </table:table-cell>
        </table:table-row>
        <table:table-row table:style-name="ro2">
          <table:table-cell office:value-type="float" office:value="49447" calcext:value-type="float">
            <text:p>49447</text:p>
          </table:table-cell>
          <table:table-cell office:value-type="float" office:value="3.45" calcext:value-type="float">
            <text:p>3.45</text:p>
          </table:table-cell>
          <table:table-cell office:value-type="float" office:value="2.995" calcext:value-type="float">
            <text:p>3.0</text:p>
          </table:table-cell>
          <table:table-cell table:formula="of:=[.C991]*-1" office:value-type="float" office:value="-2.995" calcext:value-type="float">
            <text:p>-3.0</text:p>
          </table:table-cell>
          <table:table-cell table:formula="of:=([.D991])*([.A991]-[.A990])+[.E990]" office:value-type="float" office:value="-148152.25" calcext:value-type="float">
            <text:p>-148152.3</text:p>
          </table:table-cell>
          <table:table-cell table:formula="of:=[.E991]/3600" office:value-type="float" office:value="-41.1534027777779" calcext:value-type="float">
            <text:p>-41.2</text:p>
          </table:table-cell>
        </table:table-row>
        <table:table-row table:style-name="ro2">
          <table:table-cell office:value-type="float" office:value="49497" calcext:value-type="float">
            <text:p>49497</text:p>
          </table:table-cell>
          <table:table-cell office:value-type="float" office:value="3.45" calcext:value-type="float">
            <text:p>3.45</text:p>
          </table:table-cell>
          <table:table-cell office:value-type="float" office:value="2.996" calcext:value-type="float">
            <text:p>3.0</text:p>
          </table:table-cell>
          <table:table-cell table:formula="of:=[.C992]*-1" office:value-type="float" office:value="-2.996" calcext:value-type="float">
            <text:p>-3.0</text:p>
          </table:table-cell>
          <table:table-cell table:formula="of:=([.D992])*([.A992]-[.A991])+[.E991]" office:value-type="float" office:value="-148302.05" calcext:value-type="float">
            <text:p>-148302.1</text:p>
          </table:table-cell>
          <table:table-cell table:formula="of:=[.E992]/3600" office:value-type="float" office:value="-41.195013888889" calcext:value-type="float">
            <text:p>-41.2</text:p>
          </table:table-cell>
        </table:table-row>
        <table:table-row table:style-name="ro2">
          <table:table-cell office:value-type="float" office:value="49547" calcext:value-type="float">
            <text:p>49547</text:p>
          </table:table-cell>
          <table:table-cell office:value-type="float" office:value="3.45" calcext:value-type="float">
            <text:p>3.45</text:p>
          </table:table-cell>
          <table:table-cell office:value-type="float" office:value="2.995" calcext:value-type="float">
            <text:p>3.0</text:p>
          </table:table-cell>
          <table:table-cell table:formula="of:=[.C993]*-1" office:value-type="float" office:value="-2.995" calcext:value-type="float">
            <text:p>-3.0</text:p>
          </table:table-cell>
          <table:table-cell table:formula="of:=([.D993])*([.A993]-[.A992])+[.E992]" office:value-type="float" office:value="-148451.8" calcext:value-type="float">
            <text:p>-148451.8</text:p>
          </table:table-cell>
          <table:table-cell table:formula="of:=[.E993]/3600" office:value-type="float" office:value="-41.2366111111112" calcext:value-type="float">
            <text:p>-41.2</text:p>
          </table:table-cell>
        </table:table-row>
        <table:table-row table:style-name="ro2">
          <table:table-cell office:value-type="float" office:value="49597" calcext:value-type="float">
            <text:p>49597</text:p>
          </table:table-cell>
          <table:table-cell office:value-type="float" office:value="3.45" calcext:value-type="float">
            <text:p>3.45</text:p>
          </table:table-cell>
          <table:table-cell office:value-type="float" office:value="2.997" calcext:value-type="float">
            <text:p>3.0</text:p>
          </table:table-cell>
          <table:table-cell table:formula="of:=[.C994]*-1" office:value-type="float" office:value="-2.997" calcext:value-type="float">
            <text:p>-3.0</text:p>
          </table:table-cell>
          <table:table-cell table:formula="of:=([.D994])*([.A994]-[.A993])+[.E993]" office:value-type="float" office:value="-148601.65" calcext:value-type="float">
            <text:p>-148601.7</text:p>
          </table:table-cell>
          <table:table-cell table:formula="of:=[.E994]/3600" office:value-type="float" office:value="-41.2782361111112" calcext:value-type="float">
            <text:p>-41.3</text:p>
          </table:table-cell>
        </table:table-row>
        <table:table-row table:style-name="ro2">
          <table:table-cell office:value-type="float" office:value="49647" calcext:value-type="float">
            <text:p>49647</text:p>
          </table:table-cell>
          <table:table-cell office:value-type="float" office:value="3.44" calcext:value-type="float">
            <text:p>3.44</text:p>
          </table:table-cell>
          <table:table-cell office:value-type="float" office:value="2.997" calcext:value-type="float">
            <text:p>3.0</text:p>
          </table:table-cell>
          <table:table-cell table:formula="of:=[.C995]*-1" office:value-type="float" office:value="-2.997" calcext:value-type="float">
            <text:p>-3.0</text:p>
          </table:table-cell>
          <table:table-cell table:formula="of:=([.D995])*([.A995]-[.A994])+[.E994]" office:value-type="float" office:value="-148751.5" calcext:value-type="float">
            <text:p>-148751.5</text:p>
          </table:table-cell>
          <table:table-cell table:formula="of:=[.E995]/3600" office:value-type="float" office:value="-41.3198611111112" calcext:value-type="float">
            <text:p>-41.3</text:p>
          </table:table-cell>
        </table:table-row>
        <table:table-row table:style-name="ro2">
          <table:table-cell office:value-type="float" office:value="49697" calcext:value-type="float">
            <text:p>49697</text:p>
          </table:table-cell>
          <table:table-cell office:value-type="float" office:value="3.44" calcext:value-type="float">
            <text:p>3.44</text:p>
          </table:table-cell>
          <table:table-cell office:value-type="float" office:value="2.996" calcext:value-type="float">
            <text:p>3.0</text:p>
          </table:table-cell>
          <table:table-cell table:formula="of:=[.C996]*-1" office:value-type="float" office:value="-2.996" calcext:value-type="float">
            <text:p>-3.0</text:p>
          </table:table-cell>
          <table:table-cell table:formula="of:=([.D996])*([.A996]-[.A995])+[.E995]" office:value-type="float" office:value="-148901.3" calcext:value-type="float">
            <text:p>-148901.3</text:p>
          </table:table-cell>
          <table:table-cell table:formula="of:=[.E996]/3600" office:value-type="float" office:value="-41.3614722222223" calcext:value-type="float">
            <text:p>-41.4</text:p>
          </table:table-cell>
        </table:table-row>
        <table:table-row table:style-name="ro2">
          <table:table-cell office:value-type="float" office:value="49747" calcext:value-type="float">
            <text:p>49747</text:p>
          </table:table-cell>
          <table:table-cell office:value-type="float" office:value="3.44" calcext:value-type="float">
            <text:p>3.44</text:p>
          </table:table-cell>
          <table:table-cell office:value-type="float" office:value="2.997" calcext:value-type="float">
            <text:p>3.0</text:p>
          </table:table-cell>
          <table:table-cell table:formula="of:=[.C997]*-1" office:value-type="float" office:value="-2.997" calcext:value-type="float">
            <text:p>-3.0</text:p>
          </table:table-cell>
          <table:table-cell table:formula="of:=([.D997])*([.A997]-[.A996])+[.E996]" office:value-type="float" office:value="-149051.15" calcext:value-type="float">
            <text:p>-149051.2</text:p>
          </table:table-cell>
          <table:table-cell table:formula="of:=[.E997]/3600" office:value-type="float" office:value="-41.4030972222224" calcext:value-type="float">
            <text:p>-41.4</text:p>
          </table:table-cell>
        </table:table-row>
        <table:table-row table:style-name="ro2">
          <table:table-cell office:value-type="float" office:value="49797" calcext:value-type="float">
            <text:p>49797</text:p>
          </table:table-cell>
          <table:table-cell office:value-type="float" office:value="3.44" calcext:value-type="float">
            <text:p>3.44</text:p>
          </table:table-cell>
          <table:table-cell office:value-type="float" office:value="2.996" calcext:value-type="float">
            <text:p>3.0</text:p>
          </table:table-cell>
          <table:table-cell table:formula="of:=[.C998]*-1" office:value-type="float" office:value="-2.996" calcext:value-type="float">
            <text:p>-3.0</text:p>
          </table:table-cell>
          <table:table-cell table:formula="of:=([.D998])*([.A998]-[.A997])+[.E997]" office:value-type="float" office:value="-149200.95" calcext:value-type="float">
            <text:p>-149201.0</text:p>
          </table:table-cell>
          <table:table-cell table:formula="of:=[.E998]/3600" office:value-type="float" office:value="-41.4447083333335" calcext:value-type="float">
            <text:p>-41.4</text:p>
          </table:table-cell>
        </table:table-row>
        <table:table-row table:style-name="ro2">
          <table:table-cell office:value-type="float" office:value="49847" calcext:value-type="float">
            <text:p>49847</text:p>
          </table:table-cell>
          <table:table-cell office:value-type="float" office:value="3.45" calcext:value-type="float">
            <text:p>3.45</text:p>
          </table:table-cell>
          <table:table-cell office:value-type="float" office:value="2.996" calcext:value-type="float">
            <text:p>3.0</text:p>
          </table:table-cell>
          <table:table-cell table:formula="of:=[.C999]*-1" office:value-type="float" office:value="-2.996" calcext:value-type="float">
            <text:p>-3.0</text:p>
          </table:table-cell>
          <table:table-cell table:formula="of:=([.D999])*([.A999]-[.A998])+[.E998]" office:value-type="float" office:value="-149350.75" calcext:value-type="float">
            <text:p>-149350.8</text:p>
          </table:table-cell>
          <table:table-cell table:formula="of:=[.E999]/3600" office:value-type="float" office:value="-41.4863194444446" calcext:value-type="float">
            <text:p>-41.5</text:p>
          </table:table-cell>
        </table:table-row>
        <table:table-row table:style-name="ro2">
          <table:table-cell office:value-type="float" office:value="49897" calcext:value-type="float">
            <text:p>49897</text:p>
          </table:table-cell>
          <table:table-cell office:value-type="float" office:value="3.44" calcext:value-type="float">
            <text:p>3.44</text:p>
          </table:table-cell>
          <table:table-cell office:value-type="float" office:value="2.996" calcext:value-type="float">
            <text:p>3.0</text:p>
          </table:table-cell>
          <table:table-cell table:formula="of:=[.C1000]*-1" office:value-type="float" office:value="-2.996" calcext:value-type="float">
            <text:p>-3.0</text:p>
          </table:table-cell>
          <table:table-cell table:formula="of:=([.D1000])*([.A1000]-[.A999])+[.E999]" office:value-type="float" office:value="-149500.55" calcext:value-type="float">
            <text:p>-149500.6</text:p>
          </table:table-cell>
          <table:table-cell table:formula="of:=[.E1000]/3600" office:value-type="float" office:value="-41.5279305555557" calcext:value-type="float">
            <text:p>-41.5</text:p>
          </table:table-cell>
        </table:table-row>
        <table:table-row table:style-name="ro2">
          <table:table-cell office:value-type="float" office:value="49947" calcext:value-type="float">
            <text:p>49947</text:p>
          </table:table-cell>
          <table:table-cell office:value-type="float" office:value="3.44" calcext:value-type="float">
            <text:p>3.44</text:p>
          </table:table-cell>
          <table:table-cell office:value-type="float" office:value="2.996" calcext:value-type="float">
            <text:p>3.0</text:p>
          </table:table-cell>
          <table:table-cell table:formula="of:=[.C1001]*-1" office:value-type="float" office:value="-2.996" calcext:value-type="float">
            <text:p>-3.0</text:p>
          </table:table-cell>
          <table:table-cell table:formula="of:=([.D1001])*([.A1001]-[.A1000])+[.E1000]" office:value-type="float" office:value="-149650.35" calcext:value-type="float">
            <text:p>-149650.4</text:p>
          </table:table-cell>
          <table:table-cell table:formula="of:=[.E1001]/3600" office:value-type="float" office:value="-41.5695416666668" calcext:value-type="float">
            <text:p>-41.6</text:p>
          </table:table-cell>
        </table:table-row>
        <table:table-row table:style-name="ro2">
          <table:table-cell office:value-type="float" office:value="49997" calcext:value-type="float">
            <text:p>49997</text:p>
          </table:table-cell>
          <table:table-cell office:value-type="float" office:value="3.44" calcext:value-type="float">
            <text:p>3.44</text:p>
          </table:table-cell>
          <table:table-cell office:value-type="float" office:value="2.995" calcext:value-type="float">
            <text:p>3.0</text:p>
          </table:table-cell>
          <table:table-cell table:formula="of:=[.C1002]*-1" office:value-type="float" office:value="-2.995" calcext:value-type="float">
            <text:p>-3.0</text:p>
          </table:table-cell>
          <table:table-cell table:formula="of:=([.D1002])*([.A1002]-[.A1001])+[.E1001]" office:value-type="float" office:value="-149800.1" calcext:value-type="float">
            <text:p>-149800.1</text:p>
          </table:table-cell>
          <table:table-cell table:formula="of:=[.E1002]/3600" office:value-type="float" office:value="-41.611138888889" calcext:value-type="float">
            <text:p>-41.6</text:p>
          </table:table-cell>
        </table:table-row>
        <table:table-row table:style-name="ro2">
          <table:table-cell office:value-type="float" office:value="50047" calcext:value-type="float">
            <text:p>50047</text:p>
          </table:table-cell>
          <table:table-cell office:value-type="float" office:value="3.44" calcext:value-type="float">
            <text:p>3.44</text:p>
          </table:table-cell>
          <table:table-cell office:value-type="float" office:value="2.996" calcext:value-type="float">
            <text:p>3.0</text:p>
          </table:table-cell>
          <table:table-cell table:formula="of:=[.C1003]*-1" office:value-type="float" office:value="-2.996" calcext:value-type="float">
            <text:p>-3.0</text:p>
          </table:table-cell>
          <table:table-cell table:formula="of:=([.D1003])*([.A1003]-[.A1002])+[.E1002]" office:value-type="float" office:value="-149949.9" calcext:value-type="float">
            <text:p>-149949.9</text:p>
          </table:table-cell>
          <table:table-cell table:formula="of:=[.E1003]/3600" office:value-type="float" office:value="-41.6527500000001" calcext:value-type="float">
            <text:p>-41.7</text:p>
          </table:table-cell>
        </table:table-row>
        <table:table-row table:style-name="ro2">
          <table:table-cell office:value-type="float" office:value="50097" calcext:value-type="float">
            <text:p>50097</text:p>
          </table:table-cell>
          <table:table-cell office:value-type="float" office:value="3.44" calcext:value-type="float">
            <text:p>3.44</text:p>
          </table:table-cell>
          <table:table-cell office:value-type="float" office:value="2.996" calcext:value-type="float">
            <text:p>3.0</text:p>
          </table:table-cell>
          <table:table-cell table:formula="of:=[.C1004]*-1" office:value-type="float" office:value="-2.996" calcext:value-type="float">
            <text:p>-3.0</text:p>
          </table:table-cell>
          <table:table-cell table:formula="of:=([.D1004])*([.A1004]-[.A1003])+[.E1003]" office:value-type="float" office:value="-150099.7" calcext:value-type="float">
            <text:p>-150099.7</text:p>
          </table:table-cell>
          <table:table-cell table:formula="of:=[.E1004]/3600" office:value-type="float" office:value="-41.6943611111112" calcext:value-type="float">
            <text:p>-41.7</text:p>
          </table:table-cell>
        </table:table-row>
        <table:table-row table:style-name="ro2">
          <table:table-cell office:value-type="float" office:value="50147" calcext:value-type="float">
            <text:p>50147</text:p>
          </table:table-cell>
          <table:table-cell office:value-type="float" office:value="3.44" calcext:value-type="float">
            <text:p>3.44</text:p>
          </table:table-cell>
          <table:table-cell office:value-type="float" office:value="2.995" calcext:value-type="float">
            <text:p>3.0</text:p>
          </table:table-cell>
          <table:table-cell table:formula="of:=[.C1005]*-1" office:value-type="float" office:value="-2.995" calcext:value-type="float">
            <text:p>-3.0</text:p>
          </table:table-cell>
          <table:table-cell table:formula="of:=([.D1005])*([.A1005]-[.A1004])+[.E1004]" office:value-type="float" office:value="-150249.45" calcext:value-type="float">
            <text:p>-150249.5</text:p>
          </table:table-cell>
          <table:table-cell table:formula="of:=[.E1005]/3600" office:value-type="float" office:value="-41.7359583333334" calcext:value-type="float">
            <text:p>-41.7</text:p>
          </table:table-cell>
        </table:table-row>
        <table:table-row table:style-name="ro2">
          <table:table-cell office:value-type="float" office:value="50197" calcext:value-type="float">
            <text:p>50197</text:p>
          </table:table-cell>
          <table:table-cell office:value-type="float" office:value="3.43" calcext:value-type="float">
            <text:p>3.43</text:p>
          </table:table-cell>
          <table:table-cell office:value-type="float" office:value="2.996" calcext:value-type="float">
            <text:p>3.0</text:p>
          </table:table-cell>
          <table:table-cell table:formula="of:=[.C1006]*-1" office:value-type="float" office:value="-2.996" calcext:value-type="float">
            <text:p>-3.0</text:p>
          </table:table-cell>
          <table:table-cell table:formula="of:=([.D1006])*([.A1006]-[.A1005])+[.E1005]" office:value-type="float" office:value="-150399.25" calcext:value-type="float">
            <text:p>-150399.3</text:p>
          </table:table-cell>
          <table:table-cell table:formula="of:=[.E1006]/3600" office:value-type="float" office:value="-41.7775694444446" calcext:value-type="float">
            <text:p>-41.8</text:p>
          </table:table-cell>
        </table:table-row>
        <table:table-row table:style-name="ro2">
          <table:table-cell office:value-type="float" office:value="50247" calcext:value-type="float">
            <text:p>50247</text:p>
          </table:table-cell>
          <table:table-cell office:value-type="float" office:value="3.43" calcext:value-type="float">
            <text:p>3.43</text:p>
          </table:table-cell>
          <table:table-cell office:value-type="float" office:value="2.996" calcext:value-type="float">
            <text:p>3.0</text:p>
          </table:table-cell>
          <table:table-cell table:formula="of:=[.C1007]*-1" office:value-type="float" office:value="-2.996" calcext:value-type="float">
            <text:p>-3.0</text:p>
          </table:table-cell>
          <table:table-cell table:formula="of:=([.D1007])*([.A1007]-[.A1006])+[.E1006]" office:value-type="float" office:value="-150549.05" calcext:value-type="float">
            <text:p>-150549.1</text:p>
          </table:table-cell>
          <table:table-cell table:formula="of:=[.E1007]/3600" office:value-type="float" office:value="-41.8191805555557" calcext:value-type="float">
            <text:p>-41.8</text:p>
          </table:table-cell>
        </table:table-row>
        <table:table-row table:style-name="ro2">
          <table:table-cell office:value-type="float" office:value="50297" calcext:value-type="float">
            <text:p>50297</text:p>
          </table:table-cell>
          <table:table-cell office:value-type="float" office:value="3.43" calcext:value-type="float">
            <text:p>3.43</text:p>
          </table:table-cell>
          <table:table-cell office:value-type="float" office:value="2.996" calcext:value-type="float">
            <text:p>3.0</text:p>
          </table:table-cell>
          <table:table-cell table:formula="of:=[.C1008]*-1" office:value-type="float" office:value="-2.996" calcext:value-type="float">
            <text:p>-3.0</text:p>
          </table:table-cell>
          <table:table-cell table:formula="of:=([.D1008])*([.A1008]-[.A1007])+[.E1007]" office:value-type="float" office:value="-150698.85" calcext:value-type="float">
            <text:p>-150698.9</text:p>
          </table:table-cell>
          <table:table-cell table:formula="of:=[.E1008]/3600" office:value-type="float" office:value="-41.8607916666668" calcext:value-type="float">
            <text:p>-41.9</text:p>
          </table:table-cell>
        </table:table-row>
        <table:table-row table:style-name="ro2">
          <table:table-cell office:value-type="float" office:value="50347" calcext:value-type="float">
            <text:p>50347</text:p>
          </table:table-cell>
          <table:table-cell office:value-type="float" office:value="3.43" calcext:value-type="float">
            <text:p>3.43</text:p>
          </table:table-cell>
          <table:table-cell office:value-type="float" office:value="2.996" calcext:value-type="float">
            <text:p>3.0</text:p>
          </table:table-cell>
          <table:table-cell table:formula="of:=[.C1009]*-1" office:value-type="float" office:value="-2.996" calcext:value-type="float">
            <text:p>-3.0</text:p>
          </table:table-cell>
          <table:table-cell table:formula="of:=([.D1009])*([.A1009]-[.A1008])+[.E1008]" office:value-type="float" office:value="-150848.65" calcext:value-type="float">
            <text:p>-150848.7</text:p>
          </table:table-cell>
          <table:table-cell table:formula="of:=[.E1009]/3600" office:value-type="float" office:value="-41.9024027777779" calcext:value-type="float">
            <text:p>-41.9</text:p>
          </table:table-cell>
        </table:table-row>
        <table:table-row table:style-name="ro2">
          <table:table-cell office:value-type="float" office:value="50397" calcext:value-type="float">
            <text:p>50397</text:p>
          </table:table-cell>
          <table:table-cell office:value-type="float" office:value="3.43" calcext:value-type="float">
            <text:p>3.43</text:p>
          </table:table-cell>
          <table:table-cell office:value-type="float" office:value="2.997" calcext:value-type="float">
            <text:p>3.0</text:p>
          </table:table-cell>
          <table:table-cell table:formula="of:=[.C1010]*-1" office:value-type="float" office:value="-2.997" calcext:value-type="float">
            <text:p>-3.0</text:p>
          </table:table-cell>
          <table:table-cell table:formula="of:=([.D1010])*([.A1010]-[.A1009])+[.E1009]" office:value-type="float" office:value="-150998.5" calcext:value-type="float">
            <text:p>-150998.5</text:p>
          </table:table-cell>
          <table:table-cell table:formula="of:=[.E1010]/3600" office:value-type="float" office:value="-41.9440277777779" calcext:value-type="float">
            <text:p>-41.9</text:p>
          </table:table-cell>
        </table:table-row>
        <table:table-row table:style-name="ro2">
          <table:table-cell office:value-type="float" office:value="50447" calcext:value-type="float">
            <text:p>5044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11]*-1" office:value-type="float" office:value="-2.996" calcext:value-type="float">
            <text:p>-3.0</text:p>
          </table:table-cell>
          <table:table-cell table:formula="of:=([.D1011])*([.A1011]-[.A1010])+[.E1010]" office:value-type="float" office:value="-151148.3" calcext:value-type="float">
            <text:p>-151148.3</text:p>
          </table:table-cell>
          <table:table-cell table:formula="of:=[.E1011]/3600" office:value-type="float" office:value="-41.985638888889" calcext:value-type="float">
            <text:p>-42.0</text:p>
          </table:table-cell>
        </table:table-row>
        <table:table-row table:style-name="ro2">
          <table:table-cell office:value-type="float" office:value="50497" calcext:value-type="float">
            <text:p>50497</text:p>
          </table:table-cell>
          <table:table-cell office:value-type="float" office:value="3.43" calcext:value-type="float">
            <text:p>3.43</text:p>
          </table:table-cell>
          <table:table-cell office:value-type="float" office:value="2.996" calcext:value-type="float">
            <text:p>3.0</text:p>
          </table:table-cell>
          <table:table-cell table:formula="of:=[.C1012]*-1" office:value-type="float" office:value="-2.996" calcext:value-type="float">
            <text:p>-3.0</text:p>
          </table:table-cell>
          <table:table-cell table:formula="of:=([.D1012])*([.A1012]-[.A1011])+[.E1011]" office:value-type="float" office:value="-151298.1" calcext:value-type="float">
            <text:p>-151298.1</text:p>
          </table:table-cell>
          <table:table-cell table:formula="of:=[.E1012]/3600" office:value-type="float" office:value="-42.0272500000001" calcext:value-type="float">
            <text:p>-42.0</text:p>
          </table:table-cell>
        </table:table-row>
        <table:table-row table:style-name="ro2">
          <table:table-cell office:value-type="float" office:value="50547" calcext:value-type="float">
            <text:p>50547</text:p>
          </table:table-cell>
          <table:table-cell office:value-type="float" office:value="3.43" calcext:value-type="float">
            <text:p>3.43</text:p>
          </table:table-cell>
          <table:table-cell office:value-type="float" office:value="2.996" calcext:value-type="float">
            <text:p>3.0</text:p>
          </table:table-cell>
          <table:table-cell table:formula="of:=[.C1013]*-1" office:value-type="float" office:value="-2.996" calcext:value-type="float">
            <text:p>-3.0</text:p>
          </table:table-cell>
          <table:table-cell table:formula="of:=([.D1013])*([.A1013]-[.A1012])+[.E1012]" office:value-type="float" office:value="-151447.9" calcext:value-type="float">
            <text:p>-151447.9</text:p>
          </table:table-cell>
          <table:table-cell table:formula="of:=[.E1013]/3600" office:value-type="float" office:value="-42.0688611111112" calcext:value-type="float">
            <text:p>-42.1</text:p>
          </table:table-cell>
        </table:table-row>
        <table:table-row table:style-name="ro2">
          <table:table-cell office:value-type="float" office:value="50597" calcext:value-type="float">
            <text:p>50597</text:p>
          </table:table-cell>
          <table:table-cell office:value-type="float" office:value="3.42" calcext:value-type="float">
            <text:p>3.42</text:p>
          </table:table-cell>
          <table:table-cell office:value-type="float" office:value="2.997" calcext:value-type="float">
            <text:p>3.0</text:p>
          </table:table-cell>
          <table:table-cell table:formula="of:=[.C1014]*-1" office:value-type="float" office:value="-2.997" calcext:value-type="float">
            <text:p>-3.0</text:p>
          </table:table-cell>
          <table:table-cell table:formula="of:=([.D1014])*([.A1014]-[.A1013])+[.E1013]" office:value-type="float" office:value="-151597.75" calcext:value-type="float">
            <text:p>-151597.8</text:p>
          </table:table-cell>
          <table:table-cell table:formula="of:=[.E1014]/3600" office:value-type="float" office:value="-42.1104861111112" calcext:value-type="float">
            <text:p>-42.1</text:p>
          </table:table-cell>
        </table:table-row>
        <table:table-row table:style-name="ro2">
          <table:table-cell office:value-type="float" office:value="50647" calcext:value-type="float">
            <text:p>50647</text:p>
          </table:table-cell>
          <table:table-cell office:value-type="float" office:value="3.43" calcext:value-type="float">
            <text:p>3.43</text:p>
          </table:table-cell>
          <table:table-cell office:value-type="float" office:value="2.995" calcext:value-type="float">
            <text:p>3.0</text:p>
          </table:table-cell>
          <table:table-cell table:formula="of:=[.C1015]*-1" office:value-type="float" office:value="-2.995" calcext:value-type="float">
            <text:p>-3.0</text:p>
          </table:table-cell>
          <table:table-cell table:formula="of:=([.D1015])*([.A1015]-[.A1014])+[.E1014]" office:value-type="float" office:value="-151747.5" calcext:value-type="float">
            <text:p>-151747.5</text:p>
          </table:table-cell>
          <table:table-cell table:formula="of:=[.E1015]/3600" office:value-type="float" office:value="-42.1520833333334" calcext:value-type="float">
            <text:p>-42.2</text:p>
          </table:table-cell>
        </table:table-row>
        <table:table-row table:style-name="ro2">
          <table:table-cell office:value-type="float" office:value="50697" calcext:value-type="float">
            <text:p>5069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16]*-1" office:value-type="float" office:value="-2.996" calcext:value-type="float">
            <text:p>-3.0</text:p>
          </table:table-cell>
          <table:table-cell table:formula="of:=([.D1016])*([.A1016]-[.A1015])+[.E1015]" office:value-type="float" office:value="-151897.3" calcext:value-type="float">
            <text:p>-151897.3</text:p>
          </table:table-cell>
          <table:table-cell table:formula="of:=[.E1016]/3600" office:value-type="float" office:value="-42.1936944444445" calcext:value-type="float">
            <text:p>-42.2</text:p>
          </table:table-cell>
        </table:table-row>
        <table:table-row table:style-name="ro2">
          <table:table-cell office:value-type="float" office:value="50747" calcext:value-type="float">
            <text:p>50747</text:p>
          </table:table-cell>
          <table:table-cell office:value-type="float" office:value="3.43" calcext:value-type="float">
            <text:p>3.43</text:p>
          </table:table-cell>
          <table:table-cell office:value-type="float" office:value="2.996" calcext:value-type="float">
            <text:p>3.0</text:p>
          </table:table-cell>
          <table:table-cell table:formula="of:=[.C1017]*-1" office:value-type="float" office:value="-2.996" calcext:value-type="float">
            <text:p>-3.0</text:p>
          </table:table-cell>
          <table:table-cell table:formula="of:=([.D1017])*([.A1017]-[.A1016])+[.E1016]" office:value-type="float" office:value="-152047.1" calcext:value-type="float">
            <text:p>-152047.1</text:p>
          </table:table-cell>
          <table:table-cell table:formula="of:=[.E1017]/3600" office:value-type="float" office:value="-42.2353055555556" calcext:value-type="float">
            <text:p>-42.2</text:p>
          </table:table-cell>
        </table:table-row>
        <table:table-row table:style-name="ro2">
          <table:table-cell office:value-type="float" office:value="50797" calcext:value-type="float">
            <text:p>5079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18]*-1" office:value-type="float" office:value="-2.996" calcext:value-type="float">
            <text:p>-3.0</text:p>
          </table:table-cell>
          <table:table-cell table:formula="of:=([.D1018])*([.A1018]-[.A1017])+[.E1017]" office:value-type="float" office:value="-152196.9" calcext:value-type="float">
            <text:p>-152196.9</text:p>
          </table:table-cell>
          <table:table-cell table:formula="of:=[.E1018]/3600" office:value-type="float" office:value="-42.2769166666667" calcext:value-type="float">
            <text:p>-42.3</text:p>
          </table:table-cell>
        </table:table-row>
        <table:table-row table:style-name="ro2">
          <table:table-cell office:value-type="float" office:value="50847" calcext:value-type="float">
            <text:p>50847</text:p>
          </table:table-cell>
          <table:table-cell office:value-type="float" office:value="3.43" calcext:value-type="float">
            <text:p>3.43</text:p>
          </table:table-cell>
          <table:table-cell office:value-type="float" office:value="2.996" calcext:value-type="float">
            <text:p>3.0</text:p>
          </table:table-cell>
          <table:table-cell table:formula="of:=[.C1019]*-1" office:value-type="float" office:value="-2.996" calcext:value-type="float">
            <text:p>-3.0</text:p>
          </table:table-cell>
          <table:table-cell table:formula="of:=([.D1019])*([.A1019]-[.A1018])+[.E1018]" office:value-type="float" office:value="-152346.7" calcext:value-type="float">
            <text:p>-152346.7</text:p>
          </table:table-cell>
          <table:table-cell table:formula="of:=[.E1019]/3600" office:value-type="float" office:value="-42.3185277777779" calcext:value-type="float">
            <text:p>-42.3</text:p>
          </table:table-cell>
        </table:table-row>
        <table:table-row table:style-name="ro2">
          <table:table-cell office:value-type="float" office:value="50897" calcext:value-type="float">
            <text:p>50897</text:p>
          </table:table-cell>
          <table:table-cell office:value-type="float" office:value="3.42" calcext:value-type="float">
            <text:p>3.42</text:p>
          </table:table-cell>
          <table:table-cell office:value-type="float" office:value="2.995" calcext:value-type="float">
            <text:p>3.0</text:p>
          </table:table-cell>
          <table:table-cell table:formula="of:=[.C1020]*-1" office:value-type="float" office:value="-2.995" calcext:value-type="float">
            <text:p>-3.0</text:p>
          </table:table-cell>
          <table:table-cell table:formula="of:=([.D1020])*([.A1020]-[.A1019])+[.E1019]" office:value-type="float" office:value="-152496.45" calcext:value-type="float">
            <text:p>-152496.5</text:p>
          </table:table-cell>
          <table:table-cell table:formula="of:=[.E1020]/3600" office:value-type="float" office:value="-42.3601250000001" calcext:value-type="float">
            <text:p>-42.4</text:p>
          </table:table-cell>
        </table:table-row>
        <table:table-row table:style-name="ro2">
          <table:table-cell office:value-type="float" office:value="50947" calcext:value-type="float">
            <text:p>50947</text:p>
          </table:table-cell>
          <table:table-cell office:value-type="float" office:value="3.42" calcext:value-type="float">
            <text:p>3.42</text:p>
          </table:table-cell>
          <table:table-cell office:value-type="float" office:value="2.997" calcext:value-type="float">
            <text:p>3.0</text:p>
          </table:table-cell>
          <table:table-cell table:formula="of:=[.C1021]*-1" office:value-type="float" office:value="-2.997" calcext:value-type="float">
            <text:p>-3.0</text:p>
          </table:table-cell>
          <table:table-cell table:formula="of:=([.D1021])*([.A1021]-[.A1020])+[.E1020]" office:value-type="float" office:value="-152646.3" calcext:value-type="float">
            <text:p>-152646.3</text:p>
          </table:table-cell>
          <table:table-cell table:formula="of:=[.E1021]/3600" office:value-type="float" office:value="-42.4017500000001" calcext:value-type="float">
            <text:p>-42.4</text:p>
          </table:table-cell>
        </table:table-row>
        <table:table-row table:style-name="ro2">
          <table:table-cell office:value-type="float" office:value="50997" calcext:value-type="float">
            <text:p>5099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22]*-1" office:value-type="float" office:value="-2.996" calcext:value-type="float">
            <text:p>-3.0</text:p>
          </table:table-cell>
          <table:table-cell table:formula="of:=([.D1022])*([.A1022]-[.A1021])+[.E1021]" office:value-type="float" office:value="-152796.1" calcext:value-type="float">
            <text:p>-152796.1</text:p>
          </table:table-cell>
          <table:table-cell table:formula="of:=[.E1022]/3600" office:value-type="float" office:value="-42.4433611111112" calcext:value-type="float">
            <text:p>-42.4</text:p>
          </table:table-cell>
        </table:table-row>
        <table:table-row table:style-name="ro2">
          <table:table-cell office:value-type="float" office:value="51047" calcext:value-type="float">
            <text:p>5104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23]*-1" office:value-type="float" office:value="-2.996" calcext:value-type="float">
            <text:p>-3.0</text:p>
          </table:table-cell>
          <table:table-cell table:formula="of:=([.D1023])*([.A1023]-[.A1022])+[.E1022]" office:value-type="float" office:value="-152945.9" calcext:value-type="float">
            <text:p>-152945.9</text:p>
          </table:table-cell>
          <table:table-cell table:formula="of:=[.E1023]/3600" office:value-type="float" office:value="-42.4849722222223" calcext:value-type="float">
            <text:p>-42.5</text:p>
          </table:table-cell>
        </table:table-row>
        <table:table-row table:style-name="ro2">
          <table:table-cell office:value-type="float" office:value="51097" calcext:value-type="float">
            <text:p>5109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24]*-1" office:value-type="float" office:value="-2.996" calcext:value-type="float">
            <text:p>-3.0</text:p>
          </table:table-cell>
          <table:table-cell table:formula="of:=([.D1024])*([.A1024]-[.A1023])+[.E1023]" office:value-type="float" office:value="-153095.7" calcext:value-type="float">
            <text:p>-153095.7</text:p>
          </table:table-cell>
          <table:table-cell table:formula="of:=[.E1024]/3600" office:value-type="float" office:value="-42.5265833333334" calcext:value-type="float">
            <text:p>-42.5</text:p>
          </table:table-cell>
        </table:table-row>
        <table:table-row table:style-name="ro2">
          <table:table-cell office:value-type="float" office:value="51147" calcext:value-type="float">
            <text:p>5114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25]*-1" office:value-type="float" office:value="-2.996" calcext:value-type="float">
            <text:p>-3.0</text:p>
          </table:table-cell>
          <table:table-cell table:formula="of:=([.D1025])*([.A1025]-[.A1024])+[.E1024]" office:value-type="float" office:value="-153245.5" calcext:value-type="float">
            <text:p>-153245.5</text:p>
          </table:table-cell>
          <table:table-cell table:formula="of:=[.E1025]/3600" office:value-type="float" office:value="-42.5681944444445" calcext:value-type="float">
            <text:p>-42.6</text:p>
          </table:table-cell>
        </table:table-row>
        <table:table-row table:style-name="ro2">
          <table:table-cell office:value-type="float" office:value="51197" calcext:value-type="float">
            <text:p>511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26]*-1" office:value-type="float" office:value="-2.996" calcext:value-type="float">
            <text:p>-3.0</text:p>
          </table:table-cell>
          <table:table-cell table:formula="of:=([.D1026])*([.A1026]-[.A1025])+[.E1025]" office:value-type="float" office:value="-153395.3" calcext:value-type="float">
            <text:p>-153395.3</text:p>
          </table:table-cell>
          <table:table-cell table:formula="of:=[.E1026]/3600" office:value-type="float" office:value="-42.6098055555556" calcext:value-type="float">
            <text:p>-42.6</text:p>
          </table:table-cell>
        </table:table-row>
        <table:table-row table:style-name="ro2">
          <table:table-cell office:value-type="float" office:value="51247" calcext:value-type="float">
            <text:p>5124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27]*-1" office:value-type="float" office:value="-2.996" calcext:value-type="float">
            <text:p>-3.0</text:p>
          </table:table-cell>
          <table:table-cell table:formula="of:=([.D1027])*([.A1027]-[.A1026])+[.E1026]" office:value-type="float" office:value="-153545.1" calcext:value-type="float">
            <text:p>-153545.1</text:p>
          </table:table-cell>
          <table:table-cell table:formula="of:=[.E1027]/3600" office:value-type="float" office:value="-42.6514166666667" calcext:value-type="float">
            <text:p>-42.7</text:p>
          </table:table-cell>
        </table:table-row>
        <table:table-row table:style-name="ro2">
          <table:table-cell office:value-type="float" office:value="51297" calcext:value-type="float">
            <text:p>512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5" calcext:value-type="float">
            <text:p>3.0</text:p>
          </table:table-cell>
          <table:table-cell table:formula="of:=[.C1028]*-1" office:value-type="float" office:value="-2.995" calcext:value-type="float">
            <text:p>-3.0</text:p>
          </table:table-cell>
          <table:table-cell table:formula="of:=([.D1028])*([.A1028]-[.A1027])+[.E1027]" office:value-type="float" office:value="-153694.85" calcext:value-type="float">
            <text:p>-153694.9</text:p>
          </table:table-cell>
          <table:table-cell table:formula="of:=[.E1028]/3600" office:value-type="float" office:value="-42.693013888889" calcext:value-type="float">
            <text:p>-42.7</text:p>
          </table:table-cell>
        </table:table-row>
        <table:table-row table:style-name="ro2">
          <table:table-cell office:value-type="float" office:value="51347" calcext:value-type="float">
            <text:p>513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29]*-1" office:value-type="float" office:value="-2.996" calcext:value-type="float">
            <text:p>-3.0</text:p>
          </table:table-cell>
          <table:table-cell table:formula="of:=([.D1029])*([.A1029]-[.A1028])+[.E1028]" office:value-type="float" office:value="-153844.65" calcext:value-type="float">
            <text:p>-153844.7</text:p>
          </table:table-cell>
          <table:table-cell table:formula="of:=[.E1029]/3600" office:value-type="float" office:value="-42.7346250000001" calcext:value-type="float">
            <text:p>-42.7</text:p>
          </table:table-cell>
        </table:table-row>
        <table:table-row table:style-name="ro2">
          <table:table-cell office:value-type="float" office:value="51397" calcext:value-type="float">
            <text:p>5139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30]*-1" office:value-type="float" office:value="-2.996" calcext:value-type="float">
            <text:p>-3.0</text:p>
          </table:table-cell>
          <table:table-cell table:formula="of:=([.D1030])*([.A1030]-[.A1029])+[.E1029]" office:value-type="float" office:value="-153994.45" calcext:value-type="float">
            <text:p>-153994.5</text:p>
          </table:table-cell>
          <table:table-cell table:formula="of:=[.E1030]/3600" office:value-type="float" office:value="-42.7762361111112" calcext:value-type="float">
            <text:p>-42.8</text:p>
          </table:table-cell>
        </table:table-row>
        <table:table-row table:style-name="ro2">
          <table:table-cell office:value-type="float" office:value="51447" calcext:value-type="float">
            <text:p>5144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31]*-1" office:value-type="float" office:value="-2.996" calcext:value-type="float">
            <text:p>-3.0</text:p>
          </table:table-cell>
          <table:table-cell table:formula="of:=([.D1031])*([.A1031]-[.A1030])+[.E1030]" office:value-type="float" office:value="-154144.25" calcext:value-type="float">
            <text:p>-154144.3</text:p>
          </table:table-cell>
          <table:table-cell table:formula="of:=[.E1031]/3600" office:value-type="float" office:value="-42.8178472222223" calcext:value-type="float">
            <text:p>-42.8</text:p>
          </table:table-cell>
        </table:table-row>
        <table:table-row table:style-name="ro2">
          <table:table-cell office:value-type="float" office:value="51497" calcext:value-type="float">
            <text:p>5149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32]*-1" office:value-type="float" office:value="-2.996" calcext:value-type="float">
            <text:p>-3.0</text:p>
          </table:table-cell>
          <table:table-cell table:formula="of:=([.D1032])*([.A1032]-[.A1031])+[.E1031]" office:value-type="float" office:value="-154294.05" calcext:value-type="float">
            <text:p>-154294.1</text:p>
          </table:table-cell>
          <table:table-cell table:formula="of:=[.E1032]/3600" office:value-type="float" office:value="-42.8594583333334" calcext:value-type="float">
            <text:p>-42.9</text:p>
          </table:table-cell>
        </table:table-row>
        <table:table-row table:style-name="ro2">
          <table:table-cell office:value-type="float" office:value="51547" calcext:value-type="float">
            <text:p>51547</text:p>
          </table:table-cell>
          <table:table-cell office:value-type="float" office:value="3.42" calcext:value-type="float">
            <text:p>3.42</text:p>
          </table:table-cell>
          <table:table-cell office:value-type="float" office:value="2.996" calcext:value-type="float">
            <text:p>3.0</text:p>
          </table:table-cell>
          <table:table-cell table:formula="of:=[.C1033]*-1" office:value-type="float" office:value="-2.996" calcext:value-type="float">
            <text:p>-3.0</text:p>
          </table:table-cell>
          <table:table-cell table:formula="of:=([.D1033])*([.A1033]-[.A1032])+[.E1032]" office:value-type="float" office:value="-154443.85" calcext:value-type="float">
            <text:p>-154443.9</text:p>
          </table:table-cell>
          <table:table-cell table:formula="of:=[.E1033]/3600" office:value-type="float" office:value="-42.9010694444445" calcext:value-type="float">
            <text:p>-42.9</text:p>
          </table:table-cell>
        </table:table-row>
        <table:table-row table:style-name="ro2">
          <table:table-cell office:value-type="float" office:value="51597" calcext:value-type="float">
            <text:p>515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34]*-1" office:value-type="float" office:value="-2.996" calcext:value-type="float">
            <text:p>-3.0</text:p>
          </table:table-cell>
          <table:table-cell table:formula="of:=([.D1034])*([.A1034]-[.A1033])+[.E1033]" office:value-type="float" office:value="-154593.65" calcext:value-type="float">
            <text:p>-154593.7</text:p>
          </table:table-cell>
          <table:table-cell table:formula="of:=[.E1034]/3600" office:value-type="float" office:value="-42.9426805555556" calcext:value-type="float">
            <text:p>-42.9</text:p>
          </table:table-cell>
        </table:table-row>
        <table:table-row table:style-name="ro2">
          <table:table-cell office:value-type="float" office:value="51647" calcext:value-type="float">
            <text:p>516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35]*-1" office:value-type="float" office:value="-2.996" calcext:value-type="float">
            <text:p>-3.0</text:p>
          </table:table-cell>
          <table:table-cell table:formula="of:=([.D1035])*([.A1035]-[.A1034])+[.E1034]" office:value-type="float" office:value="-154743.45" calcext:value-type="float">
            <text:p>-154743.5</text:p>
          </table:table-cell>
          <table:table-cell table:formula="of:=[.E1035]/3600" office:value-type="float" office:value="-42.9842916666667" calcext:value-type="float">
            <text:p>-43.0</text:p>
          </table:table-cell>
        </table:table-row>
        <table:table-row table:style-name="ro2">
          <table:table-cell office:value-type="float" office:value="51697" calcext:value-type="float">
            <text:p>516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36]*-1" office:value-type="float" office:value="-2.996" calcext:value-type="float">
            <text:p>-3.0</text:p>
          </table:table-cell>
          <table:table-cell table:formula="of:=([.D1036])*([.A1036]-[.A1035])+[.E1035]" office:value-type="float" office:value="-154893.25" calcext:value-type="float">
            <text:p>-154893.3</text:p>
          </table:table-cell>
          <table:table-cell table:formula="of:=[.E1036]/3600" office:value-type="float" office:value="-43.0259027777778" calcext:value-type="float">
            <text:p>-43.0</text:p>
          </table:table-cell>
        </table:table-row>
        <table:table-row table:style-name="ro2">
          <table:table-cell office:value-type="float" office:value="51747" calcext:value-type="float">
            <text:p>517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7" calcext:value-type="float">
            <text:p>3.0</text:p>
          </table:table-cell>
          <table:table-cell table:formula="of:=[.C1037]*-1" office:value-type="float" office:value="-2.997" calcext:value-type="float">
            <text:p>-3.0</text:p>
          </table:table-cell>
          <table:table-cell table:formula="of:=([.D1037])*([.A1037]-[.A1036])+[.E1036]" office:value-type="float" office:value="-155043.1" calcext:value-type="float">
            <text:p>-155043.1</text:p>
          </table:table-cell>
          <table:table-cell table:formula="of:=[.E1037]/3600" office:value-type="float" office:value="-43.0675277777778" calcext:value-type="float">
            <text:p>-43.1</text:p>
          </table:table-cell>
        </table:table-row>
        <table:table-row table:style-name="ro2">
          <table:table-cell office:value-type="float" office:value="51797" calcext:value-type="float">
            <text:p>517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38]*-1" office:value-type="float" office:value="-2.996" calcext:value-type="float">
            <text:p>-3.0</text:p>
          </table:table-cell>
          <table:table-cell table:formula="of:=([.D1038])*([.A1038]-[.A1037])+[.E1037]" office:value-type="float" office:value="-155192.9" calcext:value-type="float">
            <text:p>-155192.9</text:p>
          </table:table-cell>
          <table:table-cell table:formula="of:=[.E1038]/3600" office:value-type="float" office:value="-43.1091388888889" calcext:value-type="float">
            <text:p>-43.1</text:p>
          </table:table-cell>
        </table:table-row>
        <table:table-row table:style-name="ro2">
          <table:table-cell office:value-type="float" office:value="51847" calcext:value-type="float">
            <text:p>518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39]*-1" office:value-type="float" office:value="-2.996" calcext:value-type="float">
            <text:p>-3.0</text:p>
          </table:table-cell>
          <table:table-cell table:formula="of:=([.D1039])*([.A1039]-[.A1038])+[.E1038]" office:value-type="float" office:value="-155342.7" calcext:value-type="float">
            <text:p>-155342.7</text:p>
          </table:table-cell>
          <table:table-cell table:formula="of:=[.E1039]/3600" office:value-type="float" office:value="-43.15075" calcext:value-type="float">
            <text:p>-43.2</text:p>
          </table:table-cell>
        </table:table-row>
        <table:table-row table:style-name="ro2">
          <table:table-cell office:value-type="float" office:value="51897" calcext:value-type="float">
            <text:p>518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5" calcext:value-type="float">
            <text:p>3.0</text:p>
          </table:table-cell>
          <table:table-cell table:formula="of:=[.C1040]*-1" office:value-type="float" office:value="-2.995" calcext:value-type="float">
            <text:p>-3.0</text:p>
          </table:table-cell>
          <table:table-cell table:formula="of:=([.D1040])*([.A1040]-[.A1039])+[.E1039]" office:value-type="float" office:value="-155492.45" calcext:value-type="float">
            <text:p>-155492.5</text:p>
          </table:table-cell>
          <table:table-cell table:formula="of:=[.E1040]/3600" office:value-type="float" office:value="-43.1923472222223" calcext:value-type="float">
            <text:p>-43.2</text:p>
          </table:table-cell>
        </table:table-row>
        <table:table-row table:style-name="ro2">
          <table:table-cell office:value-type="float" office:value="51947" calcext:value-type="float">
            <text:p>519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41]*-1" office:value-type="float" office:value="-2.996" calcext:value-type="float">
            <text:p>-3.0</text:p>
          </table:table-cell>
          <table:table-cell table:formula="of:=([.D1041])*([.A1041]-[.A1040])+[.E1040]" office:value-type="float" office:value="-155642.25" calcext:value-type="float">
            <text:p>-155642.3</text:p>
          </table:table-cell>
          <table:table-cell table:formula="of:=[.E1041]/3600" office:value-type="float" office:value="-43.2339583333334" calcext:value-type="float">
            <text:p>-43.2</text:p>
          </table:table-cell>
        </table:table-row>
        <table:table-row table:style-name="ro2">
          <table:table-cell office:value-type="float" office:value="51997" calcext:value-type="float">
            <text:p>519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7" calcext:value-type="float">
            <text:p>3.0</text:p>
          </table:table-cell>
          <table:table-cell table:formula="of:=[.C1042]*-1" office:value-type="float" office:value="-2.997" calcext:value-type="float">
            <text:p>-3.0</text:p>
          </table:table-cell>
          <table:table-cell table:formula="of:=([.D1042])*([.A1042]-[.A1041])+[.E1041]" office:value-type="float" office:value="-155792.1" calcext:value-type="float">
            <text:p>-155792.1</text:p>
          </table:table-cell>
          <table:table-cell table:formula="of:=[.E1042]/3600" office:value-type="float" office:value="-43.2755833333334" calcext:value-type="float">
            <text:p>-43.3</text:p>
          </table:table-cell>
        </table:table-row>
        <table:table-row table:style-name="ro2">
          <table:table-cell office:value-type="float" office:value="52047" calcext:value-type="float">
            <text:p>520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43]*-1" office:value-type="float" office:value="-2.996" calcext:value-type="float">
            <text:p>-3.0</text:p>
          </table:table-cell>
          <table:table-cell table:formula="of:=([.D1043])*([.A1043]-[.A1042])+[.E1042]" office:value-type="float" office:value="-155941.9" calcext:value-type="float">
            <text:p>-155941.9</text:p>
          </table:table-cell>
          <table:table-cell table:formula="of:=[.E1043]/3600" office:value-type="float" office:value="-43.3171944444445" calcext:value-type="float">
            <text:p>-43.3</text:p>
          </table:table-cell>
        </table:table-row>
        <table:table-row table:style-name="ro2">
          <table:table-cell office:value-type="float" office:value="52097" calcext:value-type="float">
            <text:p>520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44]*-1" office:value-type="float" office:value="-2.996" calcext:value-type="float">
            <text:p>-3.0</text:p>
          </table:table-cell>
          <table:table-cell table:formula="of:=([.D1044])*([.A1044]-[.A1043])+[.E1043]" office:value-type="float" office:value="-156091.7" calcext:value-type="float">
            <text:p>-156091.7</text:p>
          </table:table-cell>
          <table:table-cell table:formula="of:=[.E1044]/3600" office:value-type="float" office:value="-43.3588055555556" calcext:value-type="float">
            <text:p>-43.4</text:p>
          </table:table-cell>
        </table:table-row>
        <table:table-row table:style-name="ro2">
          <table:table-cell office:value-type="float" office:value="52147" calcext:value-type="float">
            <text:p>521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45]*-1" office:value-type="float" office:value="-2.996" calcext:value-type="float">
            <text:p>-3.0</text:p>
          </table:table-cell>
          <table:table-cell table:formula="of:=([.D1045])*([.A1045]-[.A1044])+[.E1044]" office:value-type="float" office:value="-156241.5" calcext:value-type="float">
            <text:p>-156241.5</text:p>
          </table:table-cell>
          <table:table-cell table:formula="of:=[.E1045]/3600" office:value-type="float" office:value="-43.4004166666667" calcext:value-type="float">
            <text:p>-43.4</text:p>
          </table:table-cell>
        </table:table-row>
        <table:table-row table:style-name="ro2">
          <table:table-cell office:value-type="float" office:value="52197" calcext:value-type="float">
            <text:p>521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46]*-1" office:value-type="float" office:value="-2.996" calcext:value-type="float">
            <text:p>-3.0</text:p>
          </table:table-cell>
          <table:table-cell table:formula="of:=([.D1046])*([.A1046]-[.A1045])+[.E1045]" office:value-type="float" office:value="-156391.3" calcext:value-type="float">
            <text:p>-156391.3</text:p>
          </table:table-cell>
          <table:table-cell table:formula="of:=[.E1046]/3600" office:value-type="float" office:value="-43.4420277777778" calcext:value-type="float">
            <text:p>-43.4</text:p>
          </table:table-cell>
        </table:table-row>
        <table:table-row table:style-name="ro2">
          <table:table-cell office:value-type="float" office:value="52247" calcext:value-type="float">
            <text:p>522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47]*-1" office:value-type="float" office:value="-2.996" calcext:value-type="float">
            <text:p>-3.0</text:p>
          </table:table-cell>
          <table:table-cell table:formula="of:=([.D1047])*([.A1047]-[.A1046])+[.E1046]" office:value-type="float" office:value="-156541.1" calcext:value-type="float">
            <text:p>-156541.1</text:p>
          </table:table-cell>
          <table:table-cell table:formula="of:=[.E1047]/3600" office:value-type="float" office:value="-43.4836388888889" calcext:value-type="float">
            <text:p>-43.5</text:p>
          </table:table-cell>
        </table:table-row>
        <table:table-row table:style-name="ro2">
          <table:table-cell office:value-type="float" office:value="52297" calcext:value-type="float">
            <text:p>522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48]*-1" office:value-type="float" office:value="-2.996" calcext:value-type="float">
            <text:p>-3.0</text:p>
          </table:table-cell>
          <table:table-cell table:formula="of:=([.D1048])*([.A1048]-[.A1047])+[.E1047]" office:value-type="float" office:value="-156690.9" calcext:value-type="float">
            <text:p>-156690.9</text:p>
          </table:table-cell>
          <table:table-cell table:formula="of:=[.E1048]/3600" office:value-type="float" office:value="-43.52525" calcext:value-type="float">
            <text:p>-43.5</text:p>
          </table:table-cell>
        </table:table-row>
        <table:table-row table:style-name="ro2">
          <table:table-cell office:value-type="float" office:value="52347" calcext:value-type="float">
            <text:p>523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7" calcext:value-type="float">
            <text:p>3.0</text:p>
          </table:table-cell>
          <table:table-cell table:formula="of:=[.C1049]*-1" office:value-type="float" office:value="-2.997" calcext:value-type="float">
            <text:p>-3.0</text:p>
          </table:table-cell>
          <table:table-cell table:formula="of:=([.D1049])*([.A1049]-[.A1048])+[.E1048]" office:value-type="float" office:value="-156840.75" calcext:value-type="float">
            <text:p>-156840.8</text:p>
          </table:table-cell>
          <table:table-cell table:formula="of:=[.E1049]/3600" office:value-type="float" office:value="-43.566875" calcext:value-type="float">
            <text:p>-43.6</text:p>
          </table:table-cell>
        </table:table-row>
        <table:table-row table:style-name="ro2">
          <table:table-cell office:value-type="float" office:value="52397" calcext:value-type="float">
            <text:p>523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50]*-1" office:value-type="float" office:value="-2.996" calcext:value-type="float">
            <text:p>-3.0</text:p>
          </table:table-cell>
          <table:table-cell table:formula="of:=([.D1050])*([.A1050]-[.A1049])+[.E1049]" office:value-type="float" office:value="-156990.55" calcext:value-type="float">
            <text:p>-156990.6</text:p>
          </table:table-cell>
          <table:table-cell table:formula="of:=[.E1050]/3600" office:value-type="float" office:value="-43.6084861111111" calcext:value-type="float">
            <text:p>-43.6</text:p>
          </table:table-cell>
        </table:table-row>
        <table:table-row table:style-name="ro2">
          <table:table-cell office:value-type="float" office:value="52447" calcext:value-type="float">
            <text:p>52447</text:p>
          </table:table-cell>
          <table:table-cell office:value-type="float" office:value="3.4" calcext:value-type="float">
            <text:p>3.4</text:p>
          </table:table-cell>
          <table:table-cell office:value-type="float" office:value="2.995" calcext:value-type="float">
            <text:p>3.0</text:p>
          </table:table-cell>
          <table:table-cell table:formula="of:=[.C1051]*-1" office:value-type="float" office:value="-2.995" calcext:value-type="float">
            <text:p>-3.0</text:p>
          </table:table-cell>
          <table:table-cell table:formula="of:=([.D1051])*([.A1051]-[.A1050])+[.E1050]" office:value-type="float" office:value="-157140.3" calcext:value-type="float">
            <text:p>-157140.3</text:p>
          </table:table-cell>
          <table:table-cell table:formula="of:=[.E1051]/3600" office:value-type="float" office:value="-43.6500833333333" calcext:value-type="float">
            <text:p>-43.7</text:p>
          </table:table-cell>
        </table:table-row>
        <table:table-row table:style-name="ro2">
          <table:table-cell office:value-type="float" office:value="52497" calcext:value-type="float">
            <text:p>52497</text:p>
          </table:table-cell>
          <table:table-cell office:value-type="float" office:value="3.4" calcext:value-type="float">
            <text:p>3.4</text:p>
          </table:table-cell>
          <table:table-cell office:value-type="float" office:value="2.997" calcext:value-type="float">
            <text:p>3.0</text:p>
          </table:table-cell>
          <table:table-cell table:formula="of:=[.C1052]*-1" office:value-type="float" office:value="-2.997" calcext:value-type="float">
            <text:p>-3.0</text:p>
          </table:table-cell>
          <table:table-cell table:formula="of:=([.D1052])*([.A1052]-[.A1051])+[.E1051]" office:value-type="float" office:value="-157290.15" calcext:value-type="float">
            <text:p>-157290.2</text:p>
          </table:table-cell>
          <table:table-cell table:formula="of:=[.E1052]/3600" office:value-type="float" office:value="-43.6917083333333" calcext:value-type="float">
            <text:p>-43.7</text:p>
          </table:table-cell>
        </table:table-row>
        <table:table-row table:style-name="ro2">
          <table:table-cell office:value-type="float" office:value="52547" calcext:value-type="float">
            <text:p>525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53]*-1" office:value-type="float" office:value="-2.996" calcext:value-type="float">
            <text:p>-3.0</text:p>
          </table:table-cell>
          <table:table-cell table:formula="of:=([.D1053])*([.A1053]-[.A1052])+[.E1052]" office:value-type="float" office:value="-157439.95" calcext:value-type="float">
            <text:p>-157440.0</text:p>
          </table:table-cell>
          <table:table-cell table:formula="of:=[.E1053]/3600" office:value-type="float" office:value="-43.7333194444445" calcext:value-type="float">
            <text:p>-43.7</text:p>
          </table:table-cell>
        </table:table-row>
        <table:table-row table:style-name="ro2">
          <table:table-cell office:value-type="float" office:value="52597" calcext:value-type="float">
            <text:p>525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7" calcext:value-type="float">
            <text:p>3.0</text:p>
          </table:table-cell>
          <table:table-cell table:formula="of:=[.C1054]*-1" office:value-type="float" office:value="-2.997" calcext:value-type="float">
            <text:p>-3.0</text:p>
          </table:table-cell>
          <table:table-cell table:formula="of:=([.D1054])*([.A1054]-[.A1053])+[.E1053]" office:value-type="float" office:value="-157589.8" calcext:value-type="float">
            <text:p>-157589.8</text:p>
          </table:table-cell>
          <table:table-cell table:formula="of:=[.E1054]/3600" office:value-type="float" office:value="-43.7749444444445" calcext:value-type="float">
            <text:p>-43.8</text:p>
          </table:table-cell>
        </table:table-row>
        <table:table-row table:style-name="ro2">
          <table:table-cell office:value-type="float" office:value="52647" calcext:value-type="float">
            <text:p>5264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55]*-1" office:value-type="float" office:value="-2.996" calcext:value-type="float">
            <text:p>-3.0</text:p>
          </table:table-cell>
          <table:table-cell table:formula="of:=([.D1055])*([.A1055]-[.A1054])+[.E1054]" office:value-type="float" office:value="-157739.6" calcext:value-type="float">
            <text:p>-157739.6</text:p>
          </table:table-cell>
          <table:table-cell table:formula="of:=[.E1055]/3600" office:value-type="float" office:value="-43.8165555555556" calcext:value-type="float">
            <text:p>-43.8</text:p>
          </table:table-cell>
        </table:table-row>
        <table:table-row table:style-name="ro2">
          <table:table-cell office:value-type="float" office:value="52697" calcext:value-type="float">
            <text:p>5269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56]*-1" office:value-type="float" office:value="-2.996" calcext:value-type="float">
            <text:p>-3.0</text:p>
          </table:table-cell>
          <table:table-cell table:formula="of:=([.D1056])*([.A1056]-[.A1055])+[.E1055]" office:value-type="float" office:value="-157889.4" calcext:value-type="float">
            <text:p>-157889.4</text:p>
          </table:table-cell>
          <table:table-cell table:formula="of:=[.E1056]/3600" office:value-type="float" office:value="-43.8581666666667" calcext:value-type="float">
            <text:p>-43.9</text:p>
          </table:table-cell>
        </table:table-row>
        <table:table-row table:style-name="ro2">
          <table:table-cell office:value-type="float" office:value="52747" calcext:value-type="float">
            <text:p>5274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57]*-1" office:value-type="float" office:value="-2.996" calcext:value-type="float">
            <text:p>-3.0</text:p>
          </table:table-cell>
          <table:table-cell table:formula="of:=([.D1057])*([.A1057]-[.A1056])+[.E1056]" office:value-type="float" office:value="-158039.2" calcext:value-type="float">
            <text:p>-158039.2</text:p>
          </table:table-cell>
          <table:table-cell table:formula="of:=[.E1057]/3600" office:value-type="float" office:value="-43.8997777777778" calcext:value-type="float">
            <text:p>-43.9</text:p>
          </table:table-cell>
        </table:table-row>
        <table:table-row table:style-name="ro2">
          <table:table-cell office:value-type="float" office:value="52797" calcext:value-type="float">
            <text:p>52797</text:p>
          </table:table-cell>
          <table:table-cell office:value-type="float" office:value="3.41" calcext:value-type="float">
            <text:p>3.41</text:p>
          </table:table-cell>
          <table:table-cell office:value-type="float" office:value="2.996" calcext:value-type="float">
            <text:p>3.0</text:p>
          </table:table-cell>
          <table:table-cell table:formula="of:=[.C1058]*-1" office:value-type="float" office:value="-2.996" calcext:value-type="float">
            <text:p>-3.0</text:p>
          </table:table-cell>
          <table:table-cell table:formula="of:=([.D1058])*([.A1058]-[.A1057])+[.E1057]" office:value-type="float" office:value="-158189" calcext:value-type="float">
            <text:p>-158189.0</text:p>
          </table:table-cell>
          <table:table-cell table:formula="of:=[.E1058]/3600" office:value-type="float" office:value="-43.9413888888889" calcext:value-type="float">
            <text:p>-43.9</text:p>
          </table:table-cell>
        </table:table-row>
        <table:table-row table:style-name="ro2">
          <table:table-cell office:value-type="float" office:value="52847" calcext:value-type="float">
            <text:p>5284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59]*-1" office:value-type="float" office:value="-2.996" calcext:value-type="float">
            <text:p>-3.0</text:p>
          </table:table-cell>
          <table:table-cell table:formula="of:=([.D1059])*([.A1059]-[.A1058])+[.E1058]" office:value-type="float" office:value="-158338.8" calcext:value-type="float">
            <text:p>-158338.8</text:p>
          </table:table-cell>
          <table:table-cell table:formula="of:=[.E1059]/3600" office:value-type="float" office:value="-43.983" calcext:value-type="float">
            <text:p>-44.0</text:p>
          </table:table-cell>
        </table:table-row>
        <table:table-row table:style-name="ro2">
          <table:table-cell office:value-type="float" office:value="52897" calcext:value-type="float">
            <text:p>52897</text:p>
          </table:table-cell>
          <table:table-cell office:value-type="float" office:value="3.4" calcext:value-type="float">
            <text:p>3.4</text:p>
          </table:table-cell>
          <table:table-cell office:value-type="float" office:value="2.997" calcext:value-type="float">
            <text:p>3.0</text:p>
          </table:table-cell>
          <table:table-cell table:formula="of:=[.C1060]*-1" office:value-type="float" office:value="-2.997" calcext:value-type="float">
            <text:p>-3.0</text:p>
          </table:table-cell>
          <table:table-cell table:formula="of:=([.D1060])*([.A1060]-[.A1059])+[.E1059]" office:value-type="float" office:value="-158488.65" calcext:value-type="float">
            <text:p>-158488.7</text:p>
          </table:table-cell>
          <table:table-cell table:formula="of:=[.E1060]/3600" office:value-type="float" office:value="-44.024625" calcext:value-type="float">
            <text:p>-44.0</text:p>
          </table:table-cell>
        </table:table-row>
        <table:table-row table:style-name="ro2">
          <table:table-cell office:value-type="float" office:value="52947" calcext:value-type="float">
            <text:p>5294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61]*-1" office:value-type="float" office:value="-2.996" calcext:value-type="float">
            <text:p>-3.0</text:p>
          </table:table-cell>
          <table:table-cell table:formula="of:=([.D1061])*([.A1061]-[.A1060])+[.E1060]" office:value-type="float" office:value="-158638.45" calcext:value-type="float">
            <text:p>-158638.5</text:p>
          </table:table-cell>
          <table:table-cell table:formula="of:=[.E1061]/3600" office:value-type="float" office:value="-44.0662361111111" calcext:value-type="float">
            <text:p>-44.1</text:p>
          </table:table-cell>
        </table:table-row>
        <table:table-row table:style-name="ro2">
          <table:table-cell office:value-type="float" office:value="52997" calcext:value-type="float">
            <text:p>5299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62]*-1" office:value-type="float" office:value="-2.996" calcext:value-type="float">
            <text:p>-3.0</text:p>
          </table:table-cell>
          <table:table-cell table:formula="of:=([.D1062])*([.A1062]-[.A1061])+[.E1061]" office:value-type="float" office:value="-158788.25" calcext:value-type="float">
            <text:p>-158788.3</text:p>
          </table:table-cell>
          <table:table-cell table:formula="of:=[.E1062]/3600" office:value-type="float" office:value="-44.1078472222222" calcext:value-type="float">
            <text:p>-44.1</text:p>
          </table:table-cell>
        </table:table-row>
        <table:table-row table:style-name="ro2">
          <table:table-cell office:value-type="float" office:value="53047" calcext:value-type="float">
            <text:p>53047</text:p>
          </table:table-cell>
          <table:table-cell office:value-type="float" office:value="3.4" calcext:value-type="float">
            <text:p>3.4</text:p>
          </table:table-cell>
          <table:table-cell office:value-type="float" office:value="2.997" calcext:value-type="float">
            <text:p>3.0</text:p>
          </table:table-cell>
          <table:table-cell table:formula="of:=[.C1063]*-1" office:value-type="float" office:value="-2.997" calcext:value-type="float">
            <text:p>-3.0</text:p>
          </table:table-cell>
          <table:table-cell table:formula="of:=([.D1063])*([.A1063]-[.A1062])+[.E1062]" office:value-type="float" office:value="-158938.1" calcext:value-type="float">
            <text:p>-158938.1</text:p>
          </table:table-cell>
          <table:table-cell table:formula="of:=[.E1063]/3600" office:value-type="float" office:value="-44.1494722222222" calcext:value-type="float">
            <text:p>-44.1</text:p>
          </table:table-cell>
        </table:table-row>
        <table:table-row table:style-name="ro2">
          <table:table-cell office:value-type="float" office:value="53097" calcext:value-type="float">
            <text:p>5309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64]*-1" office:value-type="float" office:value="-2.996" calcext:value-type="float">
            <text:p>-3.0</text:p>
          </table:table-cell>
          <table:table-cell table:formula="of:=([.D1064])*([.A1064]-[.A1063])+[.E1063]" office:value-type="float" office:value="-159087.9" calcext:value-type="float">
            <text:p>-159087.9</text:p>
          </table:table-cell>
          <table:table-cell table:formula="of:=[.E1064]/3600" office:value-type="float" office:value="-44.1910833333333" calcext:value-type="float">
            <text:p>-44.2</text:p>
          </table:table-cell>
        </table:table-row>
        <table:table-row table:style-name="ro2">
          <table:table-cell office:value-type="float" office:value="53147" calcext:value-type="float">
            <text:p>5314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65]*-1" office:value-type="float" office:value="-2.996" calcext:value-type="float">
            <text:p>-3.0</text:p>
          </table:table-cell>
          <table:table-cell table:formula="of:=([.D1065])*([.A1065]-[.A1064])+[.E1064]" office:value-type="float" office:value="-159237.7" calcext:value-type="float">
            <text:p>-159237.7</text:p>
          </table:table-cell>
          <table:table-cell table:formula="of:=[.E1065]/3600" office:value-type="float" office:value="-44.2326944444444" calcext:value-type="float">
            <text:p>-44.2</text:p>
          </table:table-cell>
        </table:table-row>
        <table:table-row table:style-name="ro2">
          <table:table-cell office:value-type="float" office:value="53197" calcext:value-type="float">
            <text:p>5319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66]*-1" office:value-type="float" office:value="-2.996" calcext:value-type="float">
            <text:p>-3.0</text:p>
          </table:table-cell>
          <table:table-cell table:formula="of:=([.D1066])*([.A1066]-[.A1065])+[.E1065]" office:value-type="float" office:value="-159387.5" calcext:value-type="float">
            <text:p>-159387.5</text:p>
          </table:table-cell>
          <table:table-cell table:formula="of:=[.E1066]/3600" office:value-type="float" office:value="-44.2743055555555" calcext:value-type="float">
            <text:p>-44.3</text:p>
          </table:table-cell>
        </table:table-row>
        <table:table-row table:style-name="ro2">
          <table:table-cell office:value-type="float" office:value="53247" calcext:value-type="float">
            <text:p>5324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67]*-1" office:value-type="float" office:value="-2.996" calcext:value-type="float">
            <text:p>-3.0</text:p>
          </table:table-cell>
          <table:table-cell table:formula="of:=([.D1067])*([.A1067]-[.A1066])+[.E1066]" office:value-type="float" office:value="-159537.3" calcext:value-type="float">
            <text:p>-159537.3</text:p>
          </table:table-cell>
          <table:table-cell table:formula="of:=[.E1067]/3600" office:value-type="float" office:value="-44.3159166666666" calcext:value-type="float">
            <text:p>-44.3</text:p>
          </table:table-cell>
        </table:table-row>
        <table:table-row table:style-name="ro2">
          <table:table-cell office:value-type="float" office:value="53297" calcext:value-type="float">
            <text:p>5329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68]*-1" office:value-type="float" office:value="-2.996" calcext:value-type="float">
            <text:p>-3.0</text:p>
          </table:table-cell>
          <table:table-cell table:formula="of:=([.D1068])*([.A1068]-[.A1067])+[.E1067]" office:value-type="float" office:value="-159687.1" calcext:value-type="float">
            <text:p>-159687.1</text:p>
          </table:table-cell>
          <table:table-cell table:formula="of:=[.E1068]/3600" office:value-type="float" office:value="-44.3575277777777" calcext:value-type="float">
            <text:p>-44.4</text:p>
          </table:table-cell>
        </table:table-row>
        <table:table-row table:style-name="ro2">
          <table:table-cell office:value-type="float" office:value="53347" calcext:value-type="float">
            <text:p>5334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69]*-1" office:value-type="float" office:value="-2.996" calcext:value-type="float">
            <text:p>-3.0</text:p>
          </table:table-cell>
          <table:table-cell table:formula="of:=([.D1069])*([.A1069]-[.A1068])+[.E1068]" office:value-type="float" office:value="-159836.9" calcext:value-type="float">
            <text:p>-159836.9</text:p>
          </table:table-cell>
          <table:table-cell table:formula="of:=[.E1069]/3600" office:value-type="float" office:value="-44.3991388888889" calcext:value-type="float">
            <text:p>-44.4</text:p>
          </table:table-cell>
        </table:table-row>
        <table:table-row table:style-name="ro2">
          <table:table-cell office:value-type="float" office:value="53397" calcext:value-type="float">
            <text:p>5339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70]*-1" office:value-type="float" office:value="-2.996" calcext:value-type="float">
            <text:p>-3.0</text:p>
          </table:table-cell>
          <table:table-cell table:formula="of:=([.D1070])*([.A1070]-[.A1069])+[.E1069]" office:value-type="float" office:value="-159986.7" calcext:value-type="float">
            <text:p>-159986.7</text:p>
          </table:table-cell>
          <table:table-cell table:formula="of:=[.E1070]/3600" office:value-type="float" office:value="-44.44075" calcext:value-type="float">
            <text:p>-44.4</text:p>
          </table:table-cell>
        </table:table-row>
        <table:table-row table:style-name="ro2">
          <table:table-cell office:value-type="float" office:value="53447" calcext:value-type="float">
            <text:p>53447</text:p>
          </table:table-cell>
          <table:table-cell office:value-type="float" office:value="3.39" calcext:value-type="float">
            <text:p>3.39</text:p>
          </table:table-cell>
          <table:table-cell office:value-type="float" office:value="2.997" calcext:value-type="float">
            <text:p>3.0</text:p>
          </table:table-cell>
          <table:table-cell table:formula="of:=[.C1071]*-1" office:value-type="float" office:value="-2.997" calcext:value-type="float">
            <text:p>-3.0</text:p>
          </table:table-cell>
          <table:table-cell table:formula="of:=([.D1071])*([.A1071]-[.A1070])+[.E1070]" office:value-type="float" office:value="-160136.55" calcext:value-type="float">
            <text:p>-160136.6</text:p>
          </table:table-cell>
          <table:table-cell table:formula="of:=[.E1071]/3600" office:value-type="float" office:value="-44.482375" calcext:value-type="float">
            <text:p>-44.5</text:p>
          </table:table-cell>
        </table:table-row>
        <table:table-row table:style-name="ro2">
          <table:table-cell office:value-type="float" office:value="53497" calcext:value-type="float">
            <text:p>5349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72]*-1" office:value-type="float" office:value="-2.996" calcext:value-type="float">
            <text:p>-3.0</text:p>
          </table:table-cell>
          <table:table-cell table:formula="of:=([.D1072])*([.A1072]-[.A1071])+[.E1071]" office:value-type="float" office:value="-160286.35" calcext:value-type="float">
            <text:p>-160286.4</text:p>
          </table:table-cell>
          <table:table-cell table:formula="of:=[.E1072]/3600" office:value-type="float" office:value="-44.5239861111111" calcext:value-type="float">
            <text:p>-44.5</text:p>
          </table:table-cell>
        </table:table-row>
        <table:table-row table:style-name="ro2">
          <table:table-cell office:value-type="float" office:value="53547" calcext:value-type="float">
            <text:p>5354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73]*-1" office:value-type="float" office:value="-2.996" calcext:value-type="float">
            <text:p>-3.0</text:p>
          </table:table-cell>
          <table:table-cell table:formula="of:=([.D1073])*([.A1073]-[.A1072])+[.E1072]" office:value-type="float" office:value="-160436.15" calcext:value-type="float">
            <text:p>-160436.2</text:p>
          </table:table-cell>
          <table:table-cell table:formula="of:=[.E1073]/3600" office:value-type="float" office:value="-44.5655972222222" calcext:value-type="float">
            <text:p>-44.6</text:p>
          </table:table-cell>
        </table:table-row>
        <table:table-row table:style-name="ro2">
          <table:table-cell office:value-type="float" office:value="53597" calcext:value-type="float">
            <text:p>5359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74]*-1" office:value-type="float" office:value="-2.996" calcext:value-type="float">
            <text:p>-3.0</text:p>
          </table:table-cell>
          <table:table-cell table:formula="of:=([.D1074])*([.A1074]-[.A1073])+[.E1073]" office:value-type="float" office:value="-160585.95" calcext:value-type="float">
            <text:p>-160586.0</text:p>
          </table:table-cell>
          <table:table-cell table:formula="of:=[.E1074]/3600" office:value-type="float" office:value="-44.6072083333333" calcext:value-type="float">
            <text:p>-44.6</text:p>
          </table:table-cell>
        </table:table-row>
        <table:table-row table:style-name="ro2">
          <table:table-cell office:value-type="float" office:value="53647" calcext:value-type="float">
            <text:p>53647</text:p>
          </table:table-cell>
          <table:table-cell office:value-type="float" office:value="3.4" calcext:value-type="float">
            <text:p>3.4</text:p>
          </table:table-cell>
          <table:table-cell office:value-type="float" office:value="2.996" calcext:value-type="float">
            <text:p>3.0</text:p>
          </table:table-cell>
          <table:table-cell table:formula="of:=[.C1075]*-1" office:value-type="float" office:value="-2.996" calcext:value-type="float">
            <text:p>-3.0</text:p>
          </table:table-cell>
          <table:table-cell table:formula="of:=([.D1075])*([.A1075]-[.A1074])+[.E1074]" office:value-type="float" office:value="-160735.75" calcext:value-type="float">
            <text:p>-160735.8</text:p>
          </table:table-cell>
          <table:table-cell table:formula="of:=[.E1075]/3600" office:value-type="float" office:value="-44.6488194444444" calcext:value-type="float">
            <text:p>-44.6</text:p>
          </table:table-cell>
        </table:table-row>
        <table:table-row table:style-name="ro2">
          <table:table-cell office:value-type="float" office:value="53697" calcext:value-type="float">
            <text:p>5369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76]*-1" office:value-type="float" office:value="-2.996" calcext:value-type="float">
            <text:p>-3.0</text:p>
          </table:table-cell>
          <table:table-cell table:formula="of:=([.D1076])*([.A1076]-[.A1075])+[.E1075]" office:value-type="float" office:value="-160885.55" calcext:value-type="float">
            <text:p>-160885.6</text:p>
          </table:table-cell>
          <table:table-cell table:formula="of:=[.E1076]/3600" office:value-type="float" office:value="-44.6904305555555" calcext:value-type="float">
            <text:p>-44.7</text:p>
          </table:table-cell>
        </table:table-row>
        <table:table-row table:style-name="ro2">
          <table:table-cell office:value-type="float" office:value="53747" calcext:value-type="float">
            <text:p>5374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77]*-1" office:value-type="float" office:value="-2.996" calcext:value-type="float">
            <text:p>-3.0</text:p>
          </table:table-cell>
          <table:table-cell table:formula="of:=([.D1077])*([.A1077]-[.A1076])+[.E1076]" office:value-type="float" office:value="-161035.35" calcext:value-type="float">
            <text:p>-161035.4</text:p>
          </table:table-cell>
          <table:table-cell table:formula="of:=[.E1077]/3600" office:value-type="float" office:value="-44.7320416666666" calcext:value-type="float">
            <text:p>-44.7</text:p>
          </table:table-cell>
        </table:table-row>
        <table:table-row table:style-name="ro2">
          <table:table-cell office:value-type="float" office:value="53797" calcext:value-type="float">
            <text:p>53797</text:p>
          </table:table-cell>
          <table:table-cell office:value-type="float" office:value="3.4" calcext:value-type="float">
            <text:p>3.4</text:p>
          </table:table-cell>
          <table:table-cell office:value-type="float" office:value="2.997" calcext:value-type="float">
            <text:p>3.0</text:p>
          </table:table-cell>
          <table:table-cell table:formula="of:=[.C1078]*-1" office:value-type="float" office:value="-2.997" calcext:value-type="float">
            <text:p>-3.0</text:p>
          </table:table-cell>
          <table:table-cell table:formula="of:=([.D1078])*([.A1078]-[.A1077])+[.E1077]" office:value-type="float" office:value="-161185.2" calcext:value-type="float">
            <text:p>-161185.2</text:p>
          </table:table-cell>
          <table:table-cell table:formula="of:=[.E1078]/3600" office:value-type="float" office:value="-44.7736666666666" calcext:value-type="float">
            <text:p>-44.8</text:p>
          </table:table-cell>
        </table:table-row>
        <table:table-row table:style-name="ro2">
          <table:table-cell office:value-type="float" office:value="53847" calcext:value-type="float">
            <text:p>5384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79]*-1" office:value-type="float" office:value="-2.996" calcext:value-type="float">
            <text:p>-3.0</text:p>
          </table:table-cell>
          <table:table-cell table:formula="of:=([.D1079])*([.A1079]-[.A1078])+[.E1078]" office:value-type="float" office:value="-161335" calcext:value-type="float">
            <text:p>-161335.0</text:p>
          </table:table-cell>
          <table:table-cell table:formula="of:=[.E1079]/3600" office:value-type="float" office:value="-44.8152777777777" calcext:value-type="float">
            <text:p>-44.8</text:p>
          </table:table-cell>
        </table:table-row>
        <table:table-row table:style-name="ro2">
          <table:table-cell office:value-type="float" office:value="53897" calcext:value-type="float">
            <text:p>53897</text:p>
          </table:table-cell>
          <table:table-cell office:value-type="float" office:value="3.39" calcext:value-type="float">
            <text:p>3.39</text:p>
          </table:table-cell>
          <table:table-cell office:value-type="float" office:value="2.995" calcext:value-type="float">
            <text:p>3.0</text:p>
          </table:table-cell>
          <table:table-cell table:formula="of:=[.C1080]*-1" office:value-type="float" office:value="-2.995" calcext:value-type="float">
            <text:p>-3.0</text:p>
          </table:table-cell>
          <table:table-cell table:formula="of:=([.D1080])*([.A1080]-[.A1079])+[.E1079]" office:value-type="float" office:value="-161484.75" calcext:value-type="float">
            <text:p>-161484.8</text:p>
          </table:table-cell>
          <table:table-cell table:formula="of:=[.E1080]/3600" office:value-type="float" office:value="-44.856875" calcext:value-type="float">
            <text:p>-44.9</text:p>
          </table:table-cell>
        </table:table-row>
        <table:table-row table:style-name="ro2">
          <table:table-cell office:value-type="float" office:value="53947" calcext:value-type="float">
            <text:p>5394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81]*-1" office:value-type="float" office:value="-2.996" calcext:value-type="float">
            <text:p>-3.0</text:p>
          </table:table-cell>
          <table:table-cell table:formula="of:=([.D1081])*([.A1081]-[.A1080])+[.E1080]" office:value-type="float" office:value="-161634.55" calcext:value-type="float">
            <text:p>-161634.6</text:p>
          </table:table-cell>
          <table:table-cell table:formula="of:=[.E1081]/3600" office:value-type="float" office:value="-44.8984861111111" calcext:value-type="float">
            <text:p>-44.9</text:p>
          </table:table-cell>
        </table:table-row>
        <table:table-row table:style-name="ro2">
          <table:table-cell office:value-type="float" office:value="53997" calcext:value-type="float">
            <text:p>5399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82]*-1" office:value-type="float" office:value="-2.996" calcext:value-type="float">
            <text:p>-3.0</text:p>
          </table:table-cell>
          <table:table-cell table:formula="of:=([.D1082])*([.A1082]-[.A1081])+[.E1081]" office:value-type="float" office:value="-161784.35" calcext:value-type="float">
            <text:p>-161784.4</text:p>
          </table:table-cell>
          <table:table-cell table:formula="of:=[.E1082]/3600" office:value-type="float" office:value="-44.9400972222222" calcext:value-type="float">
            <text:p>-44.9</text:p>
          </table:table-cell>
        </table:table-row>
        <table:table-row table:style-name="ro2">
          <table:table-cell office:value-type="float" office:value="54047" calcext:value-type="float">
            <text:p>5404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83]*-1" office:value-type="float" office:value="-2.996" calcext:value-type="float">
            <text:p>-3.0</text:p>
          </table:table-cell>
          <table:table-cell table:formula="of:=([.D1083])*([.A1083]-[.A1082])+[.E1082]" office:value-type="float" office:value="-161934.15" calcext:value-type="float">
            <text:p>-161934.2</text:p>
          </table:table-cell>
          <table:table-cell table:formula="of:=[.E1083]/3600" office:value-type="float" office:value="-44.9817083333333" calcext:value-type="float">
            <text:p>-45.0</text:p>
          </table:table-cell>
        </table:table-row>
        <table:table-row table:style-name="ro2">
          <table:table-cell office:value-type="float" office:value="54097" calcext:value-type="float">
            <text:p>5409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84]*-1" office:value-type="float" office:value="-2.996" calcext:value-type="float">
            <text:p>-3.0</text:p>
          </table:table-cell>
          <table:table-cell table:formula="of:=([.D1084])*([.A1084]-[.A1083])+[.E1083]" office:value-type="float" office:value="-162083.95" calcext:value-type="float">
            <text:p>-162084.0</text:p>
          </table:table-cell>
          <table:table-cell table:formula="of:=[.E1084]/3600" office:value-type="float" office:value="-45.0233194444444" calcext:value-type="float">
            <text:p>-45.0</text:p>
          </table:table-cell>
        </table:table-row>
        <table:table-row table:style-name="ro2">
          <table:table-cell office:value-type="float" office:value="54147" calcext:value-type="float">
            <text:p>5414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85]*-1" office:value-type="float" office:value="-2.996" calcext:value-type="float">
            <text:p>-3.0</text:p>
          </table:table-cell>
          <table:table-cell table:formula="of:=([.D1085])*([.A1085]-[.A1084])+[.E1084]" office:value-type="float" office:value="-162233.75" calcext:value-type="float">
            <text:p>-162233.8</text:p>
          </table:table-cell>
          <table:table-cell table:formula="of:=[.E1085]/3600" office:value-type="float" office:value="-45.0649305555555" calcext:value-type="float">
            <text:p>-45.1</text:p>
          </table:table-cell>
        </table:table-row>
        <table:table-row table:style-name="ro2">
          <table:table-cell office:value-type="float" office:value="54197" calcext:value-type="float">
            <text:p>5419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86]*-1" office:value-type="float" office:value="-2.996" calcext:value-type="float">
            <text:p>-3.0</text:p>
          </table:table-cell>
          <table:table-cell table:formula="of:=([.D1086])*([.A1086]-[.A1085])+[.E1085]" office:value-type="float" office:value="-162383.55" calcext:value-type="float">
            <text:p>-162383.6</text:p>
          </table:table-cell>
          <table:table-cell table:formula="of:=[.E1086]/3600" office:value-type="float" office:value="-45.1065416666666" calcext:value-type="float">
            <text:p>-45.1</text:p>
          </table:table-cell>
        </table:table-row>
        <table:table-row table:style-name="ro2">
          <table:table-cell office:value-type="float" office:value="54247" calcext:value-type="float">
            <text:p>5424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87]*-1" office:value-type="float" office:value="-2.996" calcext:value-type="float">
            <text:p>-3.0</text:p>
          </table:table-cell>
          <table:table-cell table:formula="of:=([.D1087])*([.A1087]-[.A1086])+[.E1086]" office:value-type="float" office:value="-162533.35" calcext:value-type="float">
            <text:p>-162533.4</text:p>
          </table:table-cell>
          <table:table-cell table:formula="of:=[.E1087]/3600" office:value-type="float" office:value="-45.1481527777777" calcext:value-type="float">
            <text:p>-45.1</text:p>
          </table:table-cell>
        </table:table-row>
        <table:table-row table:style-name="ro2">
          <table:table-cell office:value-type="float" office:value="54297" calcext:value-type="float">
            <text:p>54297</text:p>
          </table:table-cell>
          <table:table-cell office:value-type="float" office:value="3.39" calcext:value-type="float">
            <text:p>3.39</text:p>
          </table:table-cell>
          <table:table-cell office:value-type="float" office:value="2.996" calcext:value-type="float">
            <text:p>3.0</text:p>
          </table:table-cell>
          <table:table-cell table:formula="of:=[.C1088]*-1" office:value-type="float" office:value="-2.996" calcext:value-type="float">
            <text:p>-3.0</text:p>
          </table:table-cell>
          <table:table-cell table:formula="of:=([.D1088])*([.A1088]-[.A1087])+[.E1087]" office:value-type="float" office:value="-162683.15" calcext:value-type="float">
            <text:p>-162683.2</text:p>
          </table:table-cell>
          <table:table-cell table:formula="of:=[.E1088]/3600" office:value-type="float" office:value="-45.1897638888888" calcext:value-type="float">
            <text:p>-45.2</text:p>
          </table:table-cell>
        </table:table-row>
        <table:table-row table:style-name="ro2">
          <table:table-cell office:value-type="float" office:value="54347" calcext:value-type="float">
            <text:p>5434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89]*-1" office:value-type="float" office:value="-2.996" calcext:value-type="float">
            <text:p>-3.0</text:p>
          </table:table-cell>
          <table:table-cell table:formula="of:=([.D1089])*([.A1089]-[.A1088])+[.E1088]" office:value-type="float" office:value="-162832.95" calcext:value-type="float">
            <text:p>-162833.0</text:p>
          </table:table-cell>
          <table:table-cell table:formula="of:=[.E1089]/3600" office:value-type="float" office:value="-45.2313749999999" calcext:value-type="float">
            <text:p>-45.2</text:p>
          </table:table-cell>
        </table:table-row>
        <table:table-row table:style-name="ro2">
          <table:table-cell office:value-type="float" office:value="54397" calcext:value-type="float">
            <text:p>5439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90]*-1" office:value-type="float" office:value="-2.996" calcext:value-type="float">
            <text:p>-3.0</text:p>
          </table:table-cell>
          <table:table-cell table:formula="of:=([.D1090])*([.A1090]-[.A1089])+[.E1089]" office:value-type="float" office:value="-162982.75" calcext:value-type="float">
            <text:p>-162982.8</text:p>
          </table:table-cell>
          <table:table-cell table:formula="of:=[.E1090]/3600" office:value-type="float" office:value="-45.272986111111" calcext:value-type="float">
            <text:p>-45.3</text:p>
          </table:table-cell>
        </table:table-row>
        <table:table-row table:style-name="ro2">
          <table:table-cell office:value-type="float" office:value="54447" calcext:value-type="float">
            <text:p>5444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91]*-1" office:value-type="float" office:value="-2.996" calcext:value-type="float">
            <text:p>-3.0</text:p>
          </table:table-cell>
          <table:table-cell table:formula="of:=([.D1091])*([.A1091]-[.A1090])+[.E1090]" office:value-type="float" office:value="-163132.55" calcext:value-type="float">
            <text:p>-163132.6</text:p>
          </table:table-cell>
          <table:table-cell table:formula="of:=[.E1091]/3600" office:value-type="float" office:value="-45.3145972222221" calcext:value-type="float">
            <text:p>-45.3</text:p>
          </table:table-cell>
        </table:table-row>
        <table:table-row table:style-name="ro2">
          <table:table-cell office:value-type="float" office:value="54497" calcext:value-type="float">
            <text:p>54497</text:p>
          </table:table-cell>
          <table:table-cell office:value-type="float" office:value="3.38" calcext:value-type="float">
            <text:p>3.38</text:p>
          </table:table-cell>
          <table:table-cell office:value-type="float" office:value="2.995" calcext:value-type="float">
            <text:p>3.0</text:p>
          </table:table-cell>
          <table:table-cell table:formula="of:=[.C1092]*-1" office:value-type="float" office:value="-2.995" calcext:value-type="float">
            <text:p>-3.0</text:p>
          </table:table-cell>
          <table:table-cell table:formula="of:=([.D1092])*([.A1092]-[.A1091])+[.E1091]" office:value-type="float" office:value="-163282.3" calcext:value-type="float">
            <text:p>-163282.3</text:p>
          </table:table-cell>
          <table:table-cell table:formula="of:=[.E1092]/3600" office:value-type="float" office:value="-45.3561944444444" calcext:value-type="float">
            <text:p>-45.4</text:p>
          </table:table-cell>
        </table:table-row>
        <table:table-row table:style-name="ro2">
          <table:table-cell office:value-type="float" office:value="54547" calcext:value-type="float">
            <text:p>5454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93]*-1" office:value-type="float" office:value="-2.996" calcext:value-type="float">
            <text:p>-3.0</text:p>
          </table:table-cell>
          <table:table-cell table:formula="of:=([.D1093])*([.A1093]-[.A1092])+[.E1092]" office:value-type="float" office:value="-163432.1" calcext:value-type="float">
            <text:p>-163432.1</text:p>
          </table:table-cell>
          <table:table-cell table:formula="of:=[.E1093]/3600" office:value-type="float" office:value="-45.3978055555555" calcext:value-type="float">
            <text:p>-45.4</text:p>
          </table:table-cell>
        </table:table-row>
        <table:table-row table:style-name="ro2">
          <table:table-cell office:value-type="float" office:value="54597" calcext:value-type="float">
            <text:p>5459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94]*-1" office:value-type="float" office:value="-2.996" calcext:value-type="float">
            <text:p>-3.0</text:p>
          </table:table-cell>
          <table:table-cell table:formula="of:=([.D1094])*([.A1094]-[.A1093])+[.E1093]" office:value-type="float" office:value="-163581.9" calcext:value-type="float">
            <text:p>-163581.9</text:p>
          </table:table-cell>
          <table:table-cell table:formula="of:=[.E1094]/3600" office:value-type="float" office:value="-45.4394166666666" calcext:value-type="float">
            <text:p>-45.4</text:p>
          </table:table-cell>
        </table:table-row>
        <table:table-row table:style-name="ro2">
          <table:table-cell office:value-type="float" office:value="54647" calcext:value-type="float">
            <text:p>54647</text:p>
          </table:table-cell>
          <table:table-cell office:value-type="float" office:value="3.38" calcext:value-type="float">
            <text:p>3.38</text:p>
          </table:table-cell>
          <table:table-cell office:value-type="float" office:value="2.997" calcext:value-type="float">
            <text:p>3.0</text:p>
          </table:table-cell>
          <table:table-cell table:formula="of:=[.C1095]*-1" office:value-type="float" office:value="-2.997" calcext:value-type="float">
            <text:p>-3.0</text:p>
          </table:table-cell>
          <table:table-cell table:formula="of:=([.D1095])*([.A1095]-[.A1094])+[.E1094]" office:value-type="float" office:value="-163731.75" calcext:value-type="float">
            <text:p>-163731.8</text:p>
          </table:table-cell>
          <table:table-cell table:formula="of:=[.E1095]/3600" office:value-type="float" office:value="-45.4810416666666" calcext:value-type="float">
            <text:p>-45.5</text:p>
          </table:table-cell>
        </table:table-row>
        <table:table-row table:style-name="ro2">
          <table:table-cell office:value-type="float" office:value="54697" calcext:value-type="float">
            <text:p>5469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96]*-1" office:value-type="float" office:value="-2.996" calcext:value-type="float">
            <text:p>-3.0</text:p>
          </table:table-cell>
          <table:table-cell table:formula="of:=([.D1096])*([.A1096]-[.A1095])+[.E1095]" office:value-type="float" office:value="-163881.55" calcext:value-type="float">
            <text:p>-163881.6</text:p>
          </table:table-cell>
          <table:table-cell table:formula="of:=[.E1096]/3600" office:value-type="float" office:value="-45.5226527777777" calcext:value-type="float">
            <text:p>-45.5</text:p>
          </table:table-cell>
        </table:table-row>
        <table:table-row table:style-name="ro2">
          <table:table-cell office:value-type="float" office:value="54747" calcext:value-type="float">
            <text:p>5474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97]*-1" office:value-type="float" office:value="-2.996" calcext:value-type="float">
            <text:p>-3.0</text:p>
          </table:table-cell>
          <table:table-cell table:formula="of:=([.D1097])*([.A1097]-[.A1096])+[.E1096]" office:value-type="float" office:value="-164031.35" calcext:value-type="float">
            <text:p>-164031.4</text:p>
          </table:table-cell>
          <table:table-cell table:formula="of:=[.E1097]/3600" office:value-type="float" office:value="-45.5642638888888" calcext:value-type="float">
            <text:p>-45.6</text:p>
          </table:table-cell>
        </table:table-row>
        <table:table-row table:style-name="ro2">
          <table:table-cell office:value-type="float" office:value="54797" calcext:value-type="float">
            <text:p>54797</text:p>
          </table:table-cell>
          <table:table-cell office:value-type="float" office:value="3.38" calcext:value-type="float">
            <text:p>3.38</text:p>
          </table:table-cell>
          <table:table-cell office:value-type="float" office:value="2.995" calcext:value-type="float">
            <text:p>3.0</text:p>
          </table:table-cell>
          <table:table-cell table:formula="of:=[.C1098]*-1" office:value-type="float" office:value="-2.995" calcext:value-type="float">
            <text:p>-3.0</text:p>
          </table:table-cell>
          <table:table-cell table:formula="of:=([.D1098])*([.A1098]-[.A1097])+[.E1097]" office:value-type="float" office:value="-164181.1" calcext:value-type="float">
            <text:p>-164181.1</text:p>
          </table:table-cell>
          <table:table-cell table:formula="of:=[.E1098]/3600" office:value-type="float" office:value="-45.605861111111" calcext:value-type="float">
            <text:p>-45.6</text:p>
          </table:table-cell>
        </table:table-row>
        <table:table-row table:style-name="ro2">
          <table:table-cell office:value-type="float" office:value="54847" calcext:value-type="float">
            <text:p>5484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099]*-1" office:value-type="float" office:value="-2.996" calcext:value-type="float">
            <text:p>-3.0</text:p>
          </table:table-cell>
          <table:table-cell table:formula="of:=([.D1099])*([.A1099]-[.A1098])+[.E1098]" office:value-type="float" office:value="-164330.9" calcext:value-type="float">
            <text:p>-164330.9</text:p>
          </table:table-cell>
          <table:table-cell table:formula="of:=[.E1099]/3600" office:value-type="float" office:value="-45.6474722222221" calcext:value-type="float">
            <text:p>-45.6</text:p>
          </table:table-cell>
        </table:table-row>
        <table:table-row table:style-name="ro2">
          <table:table-cell office:value-type="float" office:value="54897" calcext:value-type="float">
            <text:p>54897</text:p>
          </table:table-cell>
          <table:table-cell office:value-type="float" office:value="3.37" calcext:value-type="float">
            <text:p>3.37</text:p>
          </table:table-cell>
          <table:table-cell office:value-type="float" office:value="2.995" calcext:value-type="float">
            <text:p>3.0</text:p>
          </table:table-cell>
          <table:table-cell table:formula="of:=[.C1100]*-1" office:value-type="float" office:value="-2.995" calcext:value-type="float">
            <text:p>-3.0</text:p>
          </table:table-cell>
          <table:table-cell table:formula="of:=([.D1100])*([.A1100]-[.A1099])+[.E1099]" office:value-type="float" office:value="-164480.65" calcext:value-type="float">
            <text:p>-164480.7</text:p>
          </table:table-cell>
          <table:table-cell table:formula="of:=[.E1100]/3600" office:value-type="float" office:value="-45.6890694444443" calcext:value-type="float">
            <text:p>-45.7</text:p>
          </table:table-cell>
        </table:table-row>
        <table:table-row table:style-name="ro2">
          <table:table-cell office:value-type="float" office:value="54947" calcext:value-type="float">
            <text:p>54947</text:p>
          </table:table-cell>
          <table:table-cell office:value-type="float" office:value="3.38" calcext:value-type="float">
            <text:p>3.38</text:p>
          </table:table-cell>
          <table:table-cell office:value-type="float" office:value="2.995" calcext:value-type="float">
            <text:p>3.0</text:p>
          </table:table-cell>
          <table:table-cell table:formula="of:=[.C1101]*-1" office:value-type="float" office:value="-2.995" calcext:value-type="float">
            <text:p>-3.0</text:p>
          </table:table-cell>
          <table:table-cell table:formula="of:=([.D1101])*([.A1101]-[.A1100])+[.E1100]" office:value-type="float" office:value="-164630.4" calcext:value-type="float">
            <text:p>-164630.4</text:p>
          </table:table-cell>
          <table:table-cell table:formula="of:=[.E1101]/3600" office:value-type="float" office:value="-45.7306666666666" calcext:value-type="float">
            <text:p>-45.7</text:p>
          </table:table-cell>
        </table:table-row>
        <table:table-row table:style-name="ro2">
          <table:table-cell office:value-type="float" office:value="54997" calcext:value-type="float">
            <text:p>54997</text:p>
          </table:table-cell>
          <table:table-cell office:value-type="float" office:value="3.38" calcext:value-type="float">
            <text:p>3.38</text:p>
          </table:table-cell>
          <table:table-cell office:value-type="float" office:value="2.996" calcext:value-type="float">
            <text:p>3.0</text:p>
          </table:table-cell>
          <table:table-cell table:formula="of:=[.C1102]*-1" office:value-type="float" office:value="-2.996" calcext:value-type="float">
            <text:p>-3.0</text:p>
          </table:table-cell>
          <table:table-cell table:formula="of:=([.D1102])*([.A1102]-[.A1101])+[.E1101]" office:value-type="float" office:value="-164780.2" calcext:value-type="float">
            <text:p>-164780.2</text:p>
          </table:table-cell>
          <table:table-cell table:formula="of:=[.E1102]/3600" office:value-type="float" office:value="-45.7722777777777" calcext:value-type="float">
            <text:p>-45.8</text:p>
          </table:table-cell>
        </table:table-row>
        <table:table-row table:style-name="ro2">
          <table:table-cell office:value-type="float" office:value="55047" calcext:value-type="float">
            <text:p>55047</text:p>
          </table:table-cell>
          <table:table-cell office:value-type="float" office:value="3.38" calcext:value-type="float">
            <text:p>3.38</text:p>
          </table:table-cell>
          <table:table-cell office:value-type="float" office:value="2.997" calcext:value-type="float">
            <text:p>3.0</text:p>
          </table:table-cell>
          <table:table-cell table:formula="of:=[.C1103]*-1" office:value-type="float" office:value="-2.997" calcext:value-type="float">
            <text:p>-3.0</text:p>
          </table:table-cell>
          <table:table-cell table:formula="of:=([.D1103])*([.A1103]-[.A1102])+[.E1102]" office:value-type="float" office:value="-164930.05" calcext:value-type="float">
            <text:p>-164930.1</text:p>
          </table:table-cell>
          <table:table-cell table:formula="of:=[.E1103]/3600" office:value-type="float" office:value="-45.8139027777777" calcext:value-type="float">
            <text:p>-45.8</text:p>
          </table:table-cell>
        </table:table-row>
        <table:table-row table:style-name="ro2">
          <table:table-cell office:value-type="float" office:value="55097" calcext:value-type="float">
            <text:p>55097</text:p>
          </table:table-cell>
          <table:table-cell office:value-type="float" office:value="3.37" calcext:value-type="float">
            <text:p>3.37</text:p>
          </table:table-cell>
          <table:table-cell office:value-type="float" office:value="2.995" calcext:value-type="float">
            <text:p>3.0</text:p>
          </table:table-cell>
          <table:table-cell table:formula="of:=[.C1104]*-1" office:value-type="float" office:value="-2.995" calcext:value-type="float">
            <text:p>-3.0</text:p>
          </table:table-cell>
          <table:table-cell table:formula="of:=([.D1104])*([.A1104]-[.A1103])+[.E1103]" office:value-type="float" office:value="-165079.8" calcext:value-type="float">
            <text:p>-165079.8</text:p>
          </table:table-cell>
          <table:table-cell table:formula="of:=[.E1104]/3600" office:value-type="float" office:value="-45.8554999999999" calcext:value-type="float">
            <text:p>-45.9</text:p>
          </table:table-cell>
        </table:table-row>
        <table:table-row table:style-name="ro2">
          <table:table-cell office:value-type="float" office:value="55147" calcext:value-type="float">
            <text:p>55147</text:p>
          </table:table-cell>
          <table:table-cell office:value-type="float" office:value="3.37" calcext:value-type="float">
            <text:p>3.37</text:p>
          </table:table-cell>
          <table:table-cell office:value-type="float" office:value="2.996" calcext:value-type="float">
            <text:p>3.0</text:p>
          </table:table-cell>
          <table:table-cell table:formula="of:=[.C1105]*-1" office:value-type="float" office:value="-2.996" calcext:value-type="float">
            <text:p>-3.0</text:p>
          </table:table-cell>
          <table:table-cell table:formula="of:=([.D1105])*([.A1105]-[.A1104])+[.E1104]" office:value-type="float" office:value="-165229.6" calcext:value-type="float">
            <text:p>-165229.6</text:p>
          </table:table-cell>
          <table:table-cell table:formula="of:=[.E1105]/3600" office:value-type="float" office:value="-45.897111111111" calcext:value-type="float">
            <text:p>-45.9</text:p>
          </table:table-cell>
        </table:table-row>
        <table:table-row table:style-name="ro2">
          <table:table-cell office:value-type="float" office:value="55197" calcext:value-type="float">
            <text:p>55197</text:p>
          </table:table-cell>
          <table:table-cell office:value-type="float" office:value="3.37" calcext:value-type="float">
            <text:p>3.37</text:p>
          </table:table-cell>
          <table:table-cell office:value-type="float" office:value="2.996" calcext:value-type="float">
            <text:p>3.0</text:p>
          </table:table-cell>
          <table:table-cell table:formula="of:=[.C1106]*-1" office:value-type="float" office:value="-2.996" calcext:value-type="float">
            <text:p>-3.0</text:p>
          </table:table-cell>
          <table:table-cell table:formula="of:=([.D1106])*([.A1106]-[.A1105])+[.E1105]" office:value-type="float" office:value="-165379.4" calcext:value-type="float">
            <text:p>-165379.4</text:p>
          </table:table-cell>
          <table:table-cell table:formula="of:=[.E1106]/3600" office:value-type="float" office:value="-45.9387222222221" calcext:value-type="float">
            <text:p>-45.9</text:p>
          </table:table-cell>
        </table:table-row>
        <table:table-row table:style-name="ro2">
          <table:table-cell office:value-type="float" office:value="55247" calcext:value-type="float">
            <text:p>55247</text:p>
          </table:table-cell>
          <table:table-cell office:value-type="float" office:value="3.37" calcext:value-type="float">
            <text:p>3.37</text:p>
          </table:table-cell>
          <table:table-cell office:value-type="float" office:value="2.996" calcext:value-type="float">
            <text:p>3.0</text:p>
          </table:table-cell>
          <table:table-cell table:formula="of:=[.C1107]*-1" office:value-type="float" office:value="-2.996" calcext:value-type="float">
            <text:p>-3.0</text:p>
          </table:table-cell>
          <table:table-cell table:formula="of:=([.D1107])*([.A1107]-[.A1106])+[.E1106]" office:value-type="float" office:value="-165529.2" calcext:value-type="float">
            <text:p>-165529.2</text:p>
          </table:table-cell>
          <table:table-cell table:formula="of:=[.E1107]/3600" office:value-type="float" office:value="-45.9803333333332" calcext:value-type="float">
            <text:p>-46.0</text:p>
          </table:table-cell>
        </table:table-row>
        <table:table-row table:style-name="ro2">
          <table:table-cell office:value-type="float" office:value="55297" calcext:value-type="float">
            <text:p>55297</text:p>
          </table:table-cell>
          <table:table-cell office:value-type="float" office:value="3.37" calcext:value-type="float">
            <text:p>3.37</text:p>
          </table:table-cell>
          <table:table-cell office:value-type="float" office:value="2.996" calcext:value-type="float">
            <text:p>3.0</text:p>
          </table:table-cell>
          <table:table-cell table:formula="of:=[.C1108]*-1" office:value-type="float" office:value="-2.996" calcext:value-type="float">
            <text:p>-3.0</text:p>
          </table:table-cell>
          <table:table-cell table:formula="of:=([.D1108])*([.A1108]-[.A1107])+[.E1107]" office:value-type="float" office:value="-165679" calcext:value-type="float">
            <text:p>-165679.0</text:p>
          </table:table-cell>
          <table:table-cell table:formula="of:=[.E1108]/3600" office:value-type="float" office:value="-46.0219444444443" calcext:value-type="float">
            <text:p>-46.0</text:p>
          </table:table-cell>
        </table:table-row>
        <table:table-row table:style-name="ro2">
          <table:table-cell office:value-type="float" office:value="55347" calcext:value-type="float">
            <text:p>55347</text:p>
          </table:table-cell>
          <table:table-cell office:value-type="float" office:value="3.37" calcext:value-type="float">
            <text:p>3.37</text:p>
          </table:table-cell>
          <table:table-cell office:value-type="float" office:value="2.996" calcext:value-type="float">
            <text:p>3.0</text:p>
          </table:table-cell>
          <table:table-cell table:formula="of:=[.C1109]*-1" office:value-type="float" office:value="-2.996" calcext:value-type="float">
            <text:p>-3.0</text:p>
          </table:table-cell>
          <table:table-cell table:formula="of:=([.D1109])*([.A1109]-[.A1108])+[.E1108]" office:value-type="float" office:value="-165828.8" calcext:value-type="float">
            <text:p>-165828.8</text:p>
          </table:table-cell>
          <table:table-cell table:formula="of:=[.E1109]/3600" office:value-type="float" office:value="-46.0635555555554" calcext:value-type="float">
            <text:p>-46.1</text:p>
          </table:table-cell>
        </table:table-row>
        <table:table-row table:style-name="ro2">
          <table:table-cell office:value-type="float" office:value="55397" calcext:value-type="float">
            <text:p>55397</text:p>
          </table:table-cell>
          <table:table-cell office:value-type="float" office:value="3.37" calcext:value-type="float">
            <text:p>3.37</text:p>
          </table:table-cell>
          <table:table-cell office:value-type="float" office:value="2.996" calcext:value-type="float">
            <text:p>3.0</text:p>
          </table:table-cell>
          <table:table-cell table:formula="of:=[.C1110]*-1" office:value-type="float" office:value="-2.996" calcext:value-type="float">
            <text:p>-3.0</text:p>
          </table:table-cell>
          <table:table-cell table:formula="of:=([.D1110])*([.A1110]-[.A1109])+[.E1109]" office:value-type="float" office:value="-165978.6" calcext:value-type="float">
            <text:p>-165978.6</text:p>
          </table:table-cell>
          <table:table-cell table:formula="of:=[.E1110]/3600" office:value-type="float" office:value="-46.1051666666665" calcext:value-type="float">
            <text:p>-46.1</text:p>
          </table:table-cell>
        </table:table-row>
        <table:table-row table:style-name="ro2">
          <table:table-cell office:value-type="float" office:value="55447" calcext:value-type="float">
            <text:p>55447</text:p>
          </table:table-cell>
          <table:table-cell office:value-type="float" office:value="3.37" calcext:value-type="float">
            <text:p>3.37</text:p>
          </table:table-cell>
          <table:table-cell office:value-type="float" office:value="2.996" calcext:value-type="float">
            <text:p>3.0</text:p>
          </table:table-cell>
          <table:table-cell table:formula="of:=[.C1111]*-1" office:value-type="float" office:value="-2.996" calcext:value-type="float">
            <text:p>-3.0</text:p>
          </table:table-cell>
          <table:table-cell table:formula="of:=([.D1111])*([.A1111]-[.A1110])+[.E1110]" office:value-type="float" office:value="-166128.4" calcext:value-type="float">
            <text:p>-166128.4</text:p>
          </table:table-cell>
          <table:table-cell table:formula="of:=[.E1111]/3600" office:value-type="float" office:value="-46.1467777777776" calcext:value-type="float">
            <text:p>-46.1</text:p>
          </table:table-cell>
        </table:table-row>
        <table:table-row table:style-name="ro2">
          <table:table-cell office:value-type="float" office:value="55497" calcext:value-type="float">
            <text:p>55497</text:p>
          </table:table-cell>
          <table:table-cell office:value-type="float" office:value="3.37" calcext:value-type="float">
            <text:p>3.37</text:p>
          </table:table-cell>
          <table:table-cell office:value-type="float" office:value="2.996" calcext:value-type="float">
            <text:p>3.0</text:p>
          </table:table-cell>
          <table:table-cell table:formula="of:=[.C1112]*-1" office:value-type="float" office:value="-2.996" calcext:value-type="float">
            <text:p>-3.0</text:p>
          </table:table-cell>
          <table:table-cell table:formula="of:=([.D1112])*([.A1112]-[.A1111])+[.E1111]" office:value-type="float" office:value="-166278.2" calcext:value-type="float">
            <text:p>-166278.2</text:p>
          </table:table-cell>
          <table:table-cell table:formula="of:=[.E1112]/3600" office:value-type="float" office:value="-46.1883888888888" calcext:value-type="float">
            <text:p>-46.2</text:p>
          </table:table-cell>
        </table:table-row>
        <table:table-row table:style-name="ro2">
          <table:table-cell office:value-type="float" office:value="55547" calcext:value-type="float">
            <text:p>55547</text:p>
          </table:table-cell>
          <table:table-cell office:value-type="float" office:value="3.36" calcext:value-type="float">
            <text:p>3.36</text:p>
          </table:table-cell>
          <table:table-cell office:value-type="float" office:value="2.996" calcext:value-type="float">
            <text:p>3.0</text:p>
          </table:table-cell>
          <table:table-cell table:formula="of:=[.C1113]*-1" office:value-type="float" office:value="-2.996" calcext:value-type="float">
            <text:p>-3.0</text:p>
          </table:table-cell>
          <table:table-cell table:formula="of:=([.D1113])*([.A1113]-[.A1112])+[.E1112]" office:value-type="float" office:value="-166428" calcext:value-type="float">
            <text:p>-166428.0</text:p>
          </table:table-cell>
          <table:table-cell table:formula="of:=[.E1113]/3600" office:value-type="float" office:value="-46.2299999999999" calcext:value-type="float">
            <text:p>-46.2</text:p>
          </table:table-cell>
        </table:table-row>
        <table:table-row table:style-name="ro2">
          <table:table-cell office:value-type="float" office:value="55597" calcext:value-type="float">
            <text:p>55597</text:p>
          </table:table-cell>
          <table:table-cell office:value-type="float" office:value="3.35" calcext:value-type="float">
            <text:p>3.35</text:p>
          </table:table-cell>
          <table:table-cell office:value-type="float" office:value="2.996" calcext:value-type="float">
            <text:p>3.0</text:p>
          </table:table-cell>
          <table:table-cell table:formula="of:=[.C1114]*-1" office:value-type="float" office:value="-2.996" calcext:value-type="float">
            <text:p>-3.0</text:p>
          </table:table-cell>
          <table:table-cell table:formula="of:=([.D1114])*([.A1114]-[.A1113])+[.E1113]" office:value-type="float" office:value="-166577.799999999" calcext:value-type="float">
            <text:p>-166577.8</text:p>
          </table:table-cell>
          <table:table-cell table:formula="of:=[.E1114]/3600" office:value-type="float" office:value="-46.271611111111" calcext:value-type="float">
            <text:p>-46.3</text:p>
          </table:table-cell>
        </table:table-row>
        <table:table-row table:style-name="ro2">
          <table:table-cell office:value-type="float" office:value="55647" calcext:value-type="float">
            <text:p>55647</text:p>
          </table:table-cell>
          <table:table-cell office:value-type="float" office:value="3.35" calcext:value-type="float">
            <text:p>3.35</text:p>
          </table:table-cell>
          <table:table-cell office:value-type="float" office:value="2.997" calcext:value-type="float">
            <text:p>3.0</text:p>
          </table:table-cell>
          <table:table-cell table:formula="of:=[.C1115]*-1" office:value-type="float" office:value="-2.997" calcext:value-type="float">
            <text:p>-3.0</text:p>
          </table:table-cell>
          <table:table-cell table:formula="of:=([.D1115])*([.A1115]-[.A1114])+[.E1114]" office:value-type="float" office:value="-166727.65" calcext:value-type="float">
            <text:p>-166727.7</text:p>
          </table:table-cell>
          <table:table-cell table:formula="of:=[.E1115]/3600" office:value-type="float" office:value="-46.313236111111" calcext:value-type="float">
            <text:p>-46.3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3.35" calcext:value-type="float">
            <text:p>3.35</text:p>
          </table:table-cell>
          <table:table-cell office:value-type="float" office:value="2.996" calcext:value-type="float">
            <text:p>3.0</text:p>
          </table:table-cell>
          <table:table-cell table:formula="of:=[.C1116]*-1" office:value-type="float" office:value="-2.996" calcext:value-type="float">
            <text:p>-3.0</text:p>
          </table:table-cell>
          <table:table-cell table:formula="of:=([.D1116])*([.A1116]-[.A1115])+[.E1115]" office:value-type="float" office:value="-166877.45" calcext:value-type="float">
            <text:p>-166877.5</text:p>
          </table:table-cell>
          <table:table-cell table:formula="of:=[.E1116]/3600" office:value-type="float" office:value="-46.3548472222221" calcext:value-type="float">
            <text:p>-46.4</text:p>
          </table:table-cell>
        </table:table-row>
        <table:table-row table:style-name="ro2">
          <table:table-cell office:value-type="float" office:value="55747" calcext:value-type="float">
            <text:p>55747</text:p>
          </table:table-cell>
          <table:table-cell office:value-type="float" office:value="3.34" calcext:value-type="float">
            <text:p>3.34</text:p>
          </table:table-cell>
          <table:table-cell office:value-type="float" office:value="2.997" calcext:value-type="float">
            <text:p>3.0</text:p>
          </table:table-cell>
          <table:table-cell table:formula="of:=[.C1117]*-1" office:value-type="float" office:value="-2.997" calcext:value-type="float">
            <text:p>-3.0</text:p>
          </table:table-cell>
          <table:table-cell table:formula="of:=([.D1117])*([.A1117]-[.A1116])+[.E1116]" office:value-type="float" office:value="-167027.3" calcext:value-type="float">
            <text:p>-167027.3</text:p>
          </table:table-cell>
          <table:table-cell table:formula="of:=[.E1117]/3600" office:value-type="float" office:value="-46.3964722222221" calcext:value-type="float">
            <text:p>-46.4</text:p>
          </table:table-cell>
        </table:table-row>
        <table:table-row table:style-name="ro2">
          <table:table-cell office:value-type="float" office:value="55797" calcext:value-type="float">
            <text:p>55797</text:p>
          </table:table-cell>
          <table:table-cell office:value-type="float" office:value="3.34" calcext:value-type="float">
            <text:p>3.34</text:p>
          </table:table-cell>
          <table:table-cell office:value-type="float" office:value="2.996" calcext:value-type="float">
            <text:p>3.0</text:p>
          </table:table-cell>
          <table:table-cell table:formula="of:=[.C1118]*-1" office:value-type="float" office:value="-2.996" calcext:value-type="float">
            <text:p>-3.0</text:p>
          </table:table-cell>
          <table:table-cell table:formula="of:=([.D1118])*([.A1118]-[.A1117])+[.E1117]" office:value-type="float" office:value="-167177.099999999" calcext:value-type="float">
            <text:p>-167177.1</text:p>
          </table:table-cell>
          <table:table-cell table:formula="of:=[.E1118]/3600" office:value-type="float" office:value="-46.4380833333332" calcext:value-type="float">
            <text:p>-46.4</text:p>
          </table:table-cell>
        </table:table-row>
        <table:table-row table:style-name="ro2">
          <table:table-cell office:value-type="float" office:value="55847" calcext:value-type="float">
            <text:p>55847</text:p>
          </table:table-cell>
          <table:table-cell office:value-type="float" office:value="3.34" calcext:value-type="float">
            <text:p>3.34</text:p>
          </table:table-cell>
          <table:table-cell office:value-type="float" office:value="2.996" calcext:value-type="float">
            <text:p>3.0</text:p>
          </table:table-cell>
          <table:table-cell table:formula="of:=[.C1119]*-1" office:value-type="float" office:value="-2.996" calcext:value-type="float">
            <text:p>-3.0</text:p>
          </table:table-cell>
          <table:table-cell table:formula="of:=([.D1119])*([.A1119]-[.A1118])+[.E1118]" office:value-type="float" office:value="-167326.899999999" calcext:value-type="float">
            <text:p>-167326.9</text:p>
          </table:table-cell>
          <table:table-cell table:formula="of:=[.E1119]/3600" office:value-type="float" office:value="-46.4796944444443" calcext:value-type="float">
            <text:p>-46.5</text:p>
          </table:table-cell>
        </table:table-row>
        <table:table-row table:style-name="ro2">
          <table:table-cell office:value-type="float" office:value="55897" calcext:value-type="float">
            <text:p>55897</text:p>
          </table:table-cell>
          <table:table-cell office:value-type="float" office:value="3.33" calcext:value-type="float">
            <text:p>3.33</text:p>
          </table:table-cell>
          <table:table-cell office:value-type="float" office:value="2.996" calcext:value-type="float">
            <text:p>3.0</text:p>
          </table:table-cell>
          <table:table-cell table:formula="of:=[.C1120]*-1" office:value-type="float" office:value="-2.996" calcext:value-type="float">
            <text:p>-3.0</text:p>
          </table:table-cell>
          <table:table-cell table:formula="of:=([.D1120])*([.A1120]-[.A1119])+[.E1119]" office:value-type="float" office:value="-167476.699999999" calcext:value-type="float">
            <text:p>-167476.7</text:p>
          </table:table-cell>
          <table:table-cell table:formula="of:=[.E1120]/3600" office:value-type="float" office:value="-46.5213055555554" calcext:value-type="float">
            <text:p>-46.5</text:p>
          </table:table-cell>
        </table:table-row>
        <table:table-row table:style-name="ro2">
          <table:table-cell office:value-type="float" office:value="55947" calcext:value-type="float">
            <text:p>55947</text:p>
          </table:table-cell>
          <table:table-cell office:value-type="float" office:value="3.33" calcext:value-type="float">
            <text:p>3.33</text:p>
          </table:table-cell>
          <table:table-cell office:value-type="float" office:value="2.996" calcext:value-type="float">
            <text:p>3.0</text:p>
          </table:table-cell>
          <table:table-cell table:formula="of:=[.C1121]*-1" office:value-type="float" office:value="-2.996" calcext:value-type="float">
            <text:p>-3.0</text:p>
          </table:table-cell>
          <table:table-cell table:formula="of:=([.D1121])*([.A1121]-[.A1120])+[.E1120]" office:value-type="float" office:value="-167626.499999999" calcext:value-type="float">
            <text:p>-167626.5</text:p>
          </table:table-cell>
          <table:table-cell table:formula="of:=[.E1121]/3600" office:value-type="float" office:value="-46.5629166666665" calcext:value-type="float">
            <text:p>-46.6</text:p>
          </table:table-cell>
        </table:table-row>
        <table:table-row table:style-name="ro2">
          <table:table-cell office:value-type="float" office:value="55997" calcext:value-type="float">
            <text:p>55997</text:p>
          </table:table-cell>
          <table:table-cell office:value-type="float" office:value="3.32" calcext:value-type="float">
            <text:p>3.32</text:p>
          </table:table-cell>
          <table:table-cell office:value-type="float" office:value="2.995" calcext:value-type="float">
            <text:p>3.0</text:p>
          </table:table-cell>
          <table:table-cell table:formula="of:=[.C1122]*-1" office:value-type="float" office:value="-2.995" calcext:value-type="float">
            <text:p>-3.0</text:p>
          </table:table-cell>
          <table:table-cell table:formula="of:=([.D1122])*([.A1122]-[.A1121])+[.E1121]" office:value-type="float" office:value="-167776.249999999" calcext:value-type="float">
            <text:p>-167776.3</text:p>
          </table:table-cell>
          <table:table-cell table:formula="of:=[.E1122]/3600" office:value-type="float" office:value="-46.6045138888887" calcext:value-type="float">
            <text:p>-46.6</text:p>
          </table:table-cell>
        </table:table-row>
        <table:table-row table:style-name="ro2">
          <table:table-cell office:value-type="float" office:value="56047" calcext:value-type="float">
            <text:p>56047</text:p>
          </table:table-cell>
          <table:table-cell office:value-type="float" office:value="3.32" calcext:value-type="float">
            <text:p>3.32</text:p>
          </table:table-cell>
          <table:table-cell office:value-type="float" office:value="2.996" calcext:value-type="float">
            <text:p>3.0</text:p>
          </table:table-cell>
          <table:table-cell table:formula="of:=[.C1123]*-1" office:value-type="float" office:value="-2.996" calcext:value-type="float">
            <text:p>-3.0</text:p>
          </table:table-cell>
          <table:table-cell table:formula="of:=([.D1123])*([.A1123]-[.A1122])+[.E1122]" office:value-type="float" office:value="-167926.049999999" calcext:value-type="float">
            <text:p>-167926.1</text:p>
          </table:table-cell>
          <table:table-cell table:formula="of:=[.E1123]/3600" office:value-type="float" office:value="-46.6461249999998" calcext:value-type="float">
            <text:p>-46.6</text:p>
          </table:table-cell>
        </table:table-row>
        <table:table-row table:style-name="ro2">
          <table:table-cell office:value-type="float" office:value="56097" calcext:value-type="float">
            <text:p>56097</text:p>
          </table:table-cell>
          <table:table-cell office:value-type="float" office:value="3.32" calcext:value-type="float">
            <text:p>3.32</text:p>
          </table:table-cell>
          <table:table-cell office:value-type="float" office:value="2.996" calcext:value-type="float">
            <text:p>3.0</text:p>
          </table:table-cell>
          <table:table-cell table:formula="of:=[.C1124]*-1" office:value-type="float" office:value="-2.996" calcext:value-type="float">
            <text:p>-3.0</text:p>
          </table:table-cell>
          <table:table-cell table:formula="of:=([.D1124])*([.A1124]-[.A1123])+[.E1123]" office:value-type="float" office:value="-168075.849999999" calcext:value-type="float">
            <text:p>-168075.9</text:p>
          </table:table-cell>
          <table:table-cell table:formula="of:=[.E1124]/3600" office:value-type="float" office:value="-46.687736111111" calcext:value-type="float">
            <text:p>-46.7</text:p>
          </table:table-cell>
        </table:table-row>
        <table:table-row table:style-name="ro2">
          <table:table-cell office:value-type="float" office:value="56147" calcext:value-type="float">
            <text:p>56147</text:p>
          </table:table-cell>
          <table:table-cell office:value-type="float" office:value="3.31" calcext:value-type="float">
            <text:p>3.31</text:p>
          </table:table-cell>
          <table:table-cell office:value-type="float" office:value="2.996" calcext:value-type="float">
            <text:p>3.0</text:p>
          </table:table-cell>
          <table:table-cell table:formula="of:=[.C1125]*-1" office:value-type="float" office:value="-2.996" calcext:value-type="float">
            <text:p>-3.0</text:p>
          </table:table-cell>
          <table:table-cell table:formula="of:=([.D1125])*([.A1125]-[.A1124])+[.E1124]" office:value-type="float" office:value="-168225.649999999" calcext:value-type="float">
            <text:p>-168225.7</text:p>
          </table:table-cell>
          <table:table-cell table:formula="of:=[.E1125]/3600" office:value-type="float" office:value="-46.7293472222221" calcext:value-type="float">
            <text:p>-46.7</text:p>
          </table:table-cell>
        </table:table-row>
        <table:table-row table:style-name="ro2">
          <table:table-cell office:value-type="float" office:value="56197" calcext:value-type="float">
            <text:p>56197</text:p>
          </table:table-cell>
          <table:table-cell office:value-type="float" office:value="3.3" calcext:value-type="float">
            <text:p>3.3</text:p>
          </table:table-cell>
          <table:table-cell office:value-type="float" office:value="2.996" calcext:value-type="float">
            <text:p>3.0</text:p>
          </table:table-cell>
          <table:table-cell table:formula="of:=[.C1126]*-1" office:value-type="float" office:value="-2.996" calcext:value-type="float">
            <text:p>-3.0</text:p>
          </table:table-cell>
          <table:table-cell table:formula="of:=([.D1126])*([.A1126]-[.A1125])+[.E1125]" office:value-type="float" office:value="-168375.449999999" calcext:value-type="float">
            <text:p>-168375.5</text:p>
          </table:table-cell>
          <table:table-cell table:formula="of:=[.E1126]/3600" office:value-type="float" office:value="-46.7709583333332" calcext:value-type="float">
            <text:p>-46.8</text:p>
          </table:table-cell>
        </table:table-row>
        <table:table-row table:style-name="ro2">
          <table:table-cell office:value-type="float" office:value="56247" calcext:value-type="float">
            <text:p>56247</text:p>
          </table:table-cell>
          <table:table-cell office:value-type="float" office:value="3.3" calcext:value-type="float">
            <text:p>3.3</text:p>
          </table:table-cell>
          <table:table-cell office:value-type="float" office:value="2.995" calcext:value-type="float">
            <text:p>3.0</text:p>
          </table:table-cell>
          <table:table-cell table:formula="of:=[.C1127]*-1" office:value-type="float" office:value="-2.995" calcext:value-type="float">
            <text:p>-3.0</text:p>
          </table:table-cell>
          <table:table-cell table:formula="of:=([.D1127])*([.A1127]-[.A1126])+[.E1126]" office:value-type="float" office:value="-168525.199999999" calcext:value-type="float">
            <text:p>-168525.2</text:p>
          </table:table-cell>
          <table:table-cell table:formula="of:=[.E1127]/3600" office:value-type="float" office:value="-46.8125555555554" calcext:value-type="float">
            <text:p>-46.8</text:p>
          </table:table-cell>
        </table:table-row>
        <table:table-row table:style-name="ro2">
          <table:table-cell office:value-type="float" office:value="56297" calcext:value-type="float">
            <text:p>56297</text:p>
          </table:table-cell>
          <table:table-cell office:value-type="float" office:value="3.3" calcext:value-type="float">
            <text:p>3.3</text:p>
          </table:table-cell>
          <table:table-cell office:value-type="float" office:value="2.996" calcext:value-type="float">
            <text:p>3.0</text:p>
          </table:table-cell>
          <table:table-cell table:formula="of:=[.C1128]*-1" office:value-type="float" office:value="-2.996" calcext:value-type="float">
            <text:p>-3.0</text:p>
          </table:table-cell>
          <table:table-cell table:formula="of:=([.D1128])*([.A1128]-[.A1127])+[.E1127]" office:value-type="float" office:value="-168674.999999999" calcext:value-type="float">
            <text:p>-168675.0</text:p>
          </table:table-cell>
          <table:table-cell table:formula="of:=[.E1128]/3600" office:value-type="float" office:value="-46.8541666666665" calcext:value-type="float">
            <text:p>-46.9</text:p>
          </table:table-cell>
        </table:table-row>
        <table:table-row table:style-name="ro2">
          <table:table-cell office:value-type="float" office:value="56347" calcext:value-type="float">
            <text:p>56347</text:p>
          </table:table-cell>
          <table:table-cell office:value-type="float" office:value="3.3" calcext:value-type="float">
            <text:p>3.3</text:p>
          </table:table-cell>
          <table:table-cell office:value-type="float" office:value="2.996" calcext:value-type="float">
            <text:p>3.0</text:p>
          </table:table-cell>
          <table:table-cell table:formula="of:=[.C1129]*-1" office:value-type="float" office:value="-2.996" calcext:value-type="float">
            <text:p>-3.0</text:p>
          </table:table-cell>
          <table:table-cell table:formula="of:=([.D1129])*([.A1129]-[.A1128])+[.E1128]" office:value-type="float" office:value="-168824.799999999" calcext:value-type="float">
            <text:p>-168824.8</text:p>
          </table:table-cell>
          <table:table-cell table:formula="of:=[.E1129]/3600" office:value-type="float" office:value="-46.8957777777776" calcext:value-type="float">
            <text:p>-46.9</text:p>
          </table:table-cell>
        </table:table-row>
        <table:table-row table:style-name="ro2">
          <table:table-cell office:value-type="float" office:value="56397" calcext:value-type="float">
            <text:p>56397</text:p>
          </table:table-cell>
          <table:table-cell office:value-type="float" office:value="3.29" calcext:value-type="float">
            <text:p>3.29</text:p>
          </table:table-cell>
          <table:table-cell office:value-type="float" office:value="2.997" calcext:value-type="float">
            <text:p>3.0</text:p>
          </table:table-cell>
          <table:table-cell table:formula="of:=[.C1130]*-1" office:value-type="float" office:value="-2.997" calcext:value-type="float">
            <text:p>-3.0</text:p>
          </table:table-cell>
          <table:table-cell table:formula="of:=([.D1130])*([.A1130]-[.A1129])+[.E1129]" office:value-type="float" office:value="-168974.649999999" calcext:value-type="float">
            <text:p>-168974.7</text:p>
          </table:table-cell>
          <table:table-cell table:formula="of:=[.E1130]/3600" office:value-type="float" office:value="-46.9374027777776" calcext:value-type="float">
            <text:p>-46.9</text:p>
          </table:table-cell>
        </table:table-row>
        <table:table-row table:style-name="ro2">
          <table:table-cell office:value-type="float" office:value="56447" calcext:value-type="float">
            <text:p>56447</text:p>
          </table:table-cell>
          <table:table-cell office:value-type="float" office:value="3.29" calcext:value-type="float">
            <text:p>3.29</text:p>
          </table:table-cell>
          <table:table-cell office:value-type="float" office:value="2.995" calcext:value-type="float">
            <text:p>3.0</text:p>
          </table:table-cell>
          <table:table-cell table:formula="of:=[.C1131]*-1" office:value-type="float" office:value="-2.995" calcext:value-type="float">
            <text:p>-3.0</text:p>
          </table:table-cell>
          <table:table-cell table:formula="of:=([.D1131])*([.A1131]-[.A1130])+[.E1130]" office:value-type="float" office:value="-169124.399999999" calcext:value-type="float">
            <text:p>-169124.4</text:p>
          </table:table-cell>
          <table:table-cell table:formula="of:=[.E1131]/3600" office:value-type="float" office:value="-46.9789999999998" calcext:value-type="float">
            <text:p>-47.0</text:p>
          </table:table-cell>
        </table:table-row>
        <table:table-row table:style-name="ro2">
          <table:table-cell office:value-type="float" office:value="56497" calcext:value-type="float">
            <text:p>56497</text:p>
          </table:table-cell>
          <table:table-cell office:value-type="float" office:value="3.28" calcext:value-type="float">
            <text:p>3.28</text:p>
          </table:table-cell>
          <table:table-cell office:value-type="float" office:value="2.996" calcext:value-type="float">
            <text:p>3.0</text:p>
          </table:table-cell>
          <table:table-cell table:formula="of:=[.C1132]*-1" office:value-type="float" office:value="-2.996" calcext:value-type="float">
            <text:p>-3.0</text:p>
          </table:table-cell>
          <table:table-cell table:formula="of:=([.D1132])*([.A1132]-[.A1131])+[.E1131]" office:value-type="float" office:value="-169274.199999999" calcext:value-type="float">
            <text:p>-169274.2</text:p>
          </table:table-cell>
          <table:table-cell table:formula="of:=[.E1132]/3600" office:value-type="float" office:value="-47.0206111111109" calcext:value-type="float">
            <text:p>-47.0</text:p>
          </table:table-cell>
        </table:table-row>
        <table:table-row table:style-name="ro2">
          <table:table-cell office:value-type="float" office:value="56547" calcext:value-type="float">
            <text:p>56547</text:p>
          </table:table-cell>
          <table:table-cell office:value-type="float" office:value="3.27" calcext:value-type="float">
            <text:p>3.27</text:p>
          </table:table-cell>
          <table:table-cell office:value-type="float" office:value="2.996" calcext:value-type="float">
            <text:p>3.0</text:p>
          </table:table-cell>
          <table:table-cell table:formula="of:=[.C1133]*-1" office:value-type="float" office:value="-2.996" calcext:value-type="float">
            <text:p>-3.0</text:p>
          </table:table-cell>
          <table:table-cell table:formula="of:=([.D1133])*([.A1133]-[.A1132])+[.E1132]" office:value-type="float" office:value="-169423.999999999" calcext:value-type="float">
            <text:p>-169424.0</text:p>
          </table:table-cell>
          <table:table-cell table:formula="of:=[.E1133]/3600" office:value-type="float" office:value="-47.062222222222" calcext:value-type="float">
            <text:p>-47.1</text:p>
          </table:table-cell>
        </table:table-row>
        <table:table-row table:style-name="ro2">
          <table:table-cell office:value-type="float" office:value="56597" calcext:value-type="float">
            <text:p>56597</text:p>
          </table:table-cell>
          <table:table-cell office:value-type="float" office:value="3.26" calcext:value-type="float">
            <text:p>3.26</text:p>
          </table:table-cell>
          <table:table-cell office:value-type="float" office:value="2.995" calcext:value-type="float">
            <text:p>3.0</text:p>
          </table:table-cell>
          <table:table-cell table:formula="of:=[.C1134]*-1" office:value-type="float" office:value="-2.995" calcext:value-type="float">
            <text:p>-3.0</text:p>
          </table:table-cell>
          <table:table-cell table:formula="of:=([.D1134])*([.A1134]-[.A1133])+[.E1133]" office:value-type="float" office:value="-169573.749999999" calcext:value-type="float">
            <text:p>-169573.8</text:p>
          </table:table-cell>
          <table:table-cell table:formula="of:=[.E1134]/3600" office:value-type="float" office:value="-47.1038194444443" calcext:value-type="float">
            <text:p>-47.1</text:p>
          </table:table-cell>
        </table:table-row>
        <table:table-row table:style-name="ro2">
          <table:table-cell office:value-type="float" office:value="56647" calcext:value-type="float">
            <text:p>56647</text:p>
          </table:table-cell>
          <table:table-cell office:value-type="float" office:value="3.26" calcext:value-type="float">
            <text:p>3.26</text:p>
          </table:table-cell>
          <table:table-cell office:value-type="float" office:value="2.996" calcext:value-type="float">
            <text:p>3.0</text:p>
          </table:table-cell>
          <table:table-cell table:formula="of:=[.C1135]*-1" office:value-type="float" office:value="-2.996" calcext:value-type="float">
            <text:p>-3.0</text:p>
          </table:table-cell>
          <table:table-cell table:formula="of:=([.D1135])*([.A1135]-[.A1134])+[.E1134]" office:value-type="float" office:value="-169723.549999999" calcext:value-type="float">
            <text:p>-169723.6</text:p>
          </table:table-cell>
          <table:table-cell table:formula="of:=[.E1135]/3600" office:value-type="float" office:value="-47.1454305555554" calcext:value-type="float">
            <text:p>-47.1</text:p>
          </table:table-cell>
        </table:table-row>
        <table:table-row table:style-name="ro2">
          <table:table-cell office:value-type="float" office:value="56697" calcext:value-type="float">
            <text:p>56697</text:p>
          </table:table-cell>
          <table:table-cell office:value-type="float" office:value="3.26" calcext:value-type="float">
            <text:p>3.26</text:p>
          </table:table-cell>
          <table:table-cell office:value-type="float" office:value="2.997" calcext:value-type="float">
            <text:p>3.0</text:p>
          </table:table-cell>
          <table:table-cell table:formula="of:=[.C1136]*-1" office:value-type="float" office:value="-2.997" calcext:value-type="float">
            <text:p>-3.0</text:p>
          </table:table-cell>
          <table:table-cell table:formula="of:=([.D1136])*([.A1136]-[.A1135])+[.E1135]" office:value-type="float" office:value="-169873.399999999" calcext:value-type="float">
            <text:p>-169873.4</text:p>
          </table:table-cell>
          <table:table-cell table:formula="of:=[.E1136]/3600" office:value-type="float" office:value="-47.1870555555554" calcext:value-type="float">
            <text:p>-47.2</text:p>
          </table:table-cell>
        </table:table-row>
        <table:table-row table:style-name="ro2">
          <table:table-cell office:value-type="float" office:value="56747" calcext:value-type="float">
            <text:p>56747</text:p>
          </table:table-cell>
          <table:table-cell office:value-type="float" office:value="3.25" calcext:value-type="float">
            <text:p>3.25</text:p>
          </table:table-cell>
          <table:table-cell office:value-type="float" office:value="2.996" calcext:value-type="float">
            <text:p>3.0</text:p>
          </table:table-cell>
          <table:table-cell table:formula="of:=[.C1137]*-1" office:value-type="float" office:value="-2.996" calcext:value-type="float">
            <text:p>-3.0</text:p>
          </table:table-cell>
          <table:table-cell table:formula="of:=([.D1137])*([.A1137]-[.A1136])+[.E1136]" office:value-type="float" office:value="-170023.199999999" calcext:value-type="float">
            <text:p>-170023.2</text:p>
          </table:table-cell>
          <table:table-cell table:formula="of:=[.E1137]/3600" office:value-type="float" office:value="-47.2286666666665" calcext:value-type="float">
            <text:p>-47.2</text:p>
          </table:table-cell>
        </table:table-row>
        <table:table-row table:style-name="ro2">
          <table:table-cell office:value-type="float" office:value="56797" calcext:value-type="float">
            <text:p>56797</text:p>
          </table:table-cell>
          <table:table-cell office:value-type="float" office:value="3.25" calcext:value-type="float">
            <text:p>3.25</text:p>
          </table:table-cell>
          <table:table-cell office:value-type="float" office:value="2.995" calcext:value-type="float">
            <text:p>3.0</text:p>
          </table:table-cell>
          <table:table-cell table:formula="of:=[.C1138]*-1" office:value-type="float" office:value="-2.995" calcext:value-type="float">
            <text:p>-3.0</text:p>
          </table:table-cell>
          <table:table-cell table:formula="of:=([.D1138])*([.A1138]-[.A1137])+[.E1137]" office:value-type="float" office:value="-170172.949999999" calcext:value-type="float">
            <text:p>-170173.0</text:p>
          </table:table-cell>
          <table:table-cell table:formula="of:=[.E1138]/3600" office:value-type="float" office:value="-47.2702638888887" calcext:value-type="float">
            <text:p>-47.3</text:p>
          </table:table-cell>
        </table:table-row>
        <table:table-row table:style-name="ro2">
          <table:table-cell office:value-type="float" office:value="56847" calcext:value-type="float">
            <text:p>56847</text:p>
          </table:table-cell>
          <table:table-cell office:value-type="float" office:value="3.24" calcext:value-type="float">
            <text:p>3.24</text:p>
          </table:table-cell>
          <table:table-cell office:value-type="float" office:value="2.996" calcext:value-type="float">
            <text:p>3.0</text:p>
          </table:table-cell>
          <table:table-cell table:formula="of:=[.C1139]*-1" office:value-type="float" office:value="-2.996" calcext:value-type="float">
            <text:p>-3.0</text:p>
          </table:table-cell>
          <table:table-cell table:formula="of:=([.D1139])*([.A1139]-[.A1138])+[.E1138]" office:value-type="float" office:value="-170322.749999999" calcext:value-type="float">
            <text:p>-170322.8</text:p>
          </table:table-cell>
          <table:table-cell table:formula="of:=[.E1139]/3600" office:value-type="float" office:value="-47.3118749999998" calcext:value-type="float">
            <text:p>-47.3</text:p>
          </table:table-cell>
        </table:table-row>
        <table:table-row table:style-name="ro2">
          <table:table-cell office:value-type="float" office:value="56897" calcext:value-type="float">
            <text:p>56897</text:p>
          </table:table-cell>
          <table:table-cell office:value-type="float" office:value="3.23" calcext:value-type="float">
            <text:p>3.23</text:p>
          </table:table-cell>
          <table:table-cell office:value-type="float" office:value="2.995" calcext:value-type="float">
            <text:p>3.0</text:p>
          </table:table-cell>
          <table:table-cell table:formula="of:=[.C1140]*-1" office:value-type="float" office:value="-2.995" calcext:value-type="float">
            <text:p>-3.0</text:p>
          </table:table-cell>
          <table:table-cell table:formula="of:=([.D1140])*([.A1140]-[.A1139])+[.E1139]" office:value-type="float" office:value="-170472.499999999" calcext:value-type="float">
            <text:p>-170472.5</text:p>
          </table:table-cell>
          <table:table-cell table:formula="of:=[.E1140]/3600" office:value-type="float" office:value="-47.353472222222" calcext:value-type="float">
            <text:p>-47.4</text:p>
          </table:table-cell>
        </table:table-row>
        <table:table-row table:style-name="ro2">
          <table:table-cell office:value-type="float" office:value="56947" calcext:value-type="float">
            <text:p>56947</text:p>
          </table:table-cell>
          <table:table-cell office:value-type="float" office:value="3.23" calcext:value-type="float">
            <text:p>3.23</text:p>
          </table:table-cell>
          <table:table-cell office:value-type="float" office:value="2.996" calcext:value-type="float">
            <text:p>3.0</text:p>
          </table:table-cell>
          <table:table-cell table:formula="of:=[.C1141]*-1" office:value-type="float" office:value="-2.996" calcext:value-type="float">
            <text:p>-3.0</text:p>
          </table:table-cell>
          <table:table-cell table:formula="of:=([.D1141])*([.A1141]-[.A1140])+[.E1140]" office:value-type="float" office:value="-170622.299999999" calcext:value-type="float">
            <text:p>-170622.3</text:p>
          </table:table-cell>
          <table:table-cell table:formula="of:=[.E1141]/3600" office:value-type="float" office:value="-47.3950833333331" calcext:value-type="float">
            <text:p>-47.4</text:p>
          </table:table-cell>
        </table:table-row>
        <table:table-row table:style-name="ro2">
          <table:table-cell office:value-type="float" office:value="56997" calcext:value-type="float">
            <text:p>56997</text:p>
          </table:table-cell>
          <table:table-cell office:value-type="float" office:value="3.23" calcext:value-type="float">
            <text:p>3.23</text:p>
          </table:table-cell>
          <table:table-cell office:value-type="float" office:value="2.996" calcext:value-type="float">
            <text:p>3.0</text:p>
          </table:table-cell>
          <table:table-cell table:formula="of:=[.C1142]*-1" office:value-type="float" office:value="-2.996" calcext:value-type="float">
            <text:p>-3.0</text:p>
          </table:table-cell>
          <table:table-cell table:formula="of:=([.D1142])*([.A1142]-[.A1141])+[.E1141]" office:value-type="float" office:value="-170772.099999999" calcext:value-type="float">
            <text:p>-170772.1</text:p>
          </table:table-cell>
          <table:table-cell table:formula="of:=[.E1142]/3600" office:value-type="float" office:value="-47.4366944444443" calcext:value-type="float">
            <text:p>-47.4</text:p>
          </table:table-cell>
        </table:table-row>
        <table:table-row table:style-name="ro2">
          <table:table-cell office:value-type="float" office:value="57047" calcext:value-type="float">
            <text:p>57047</text:p>
          </table:table-cell>
          <table:table-cell office:value-type="float" office:value="3.22" calcext:value-type="float">
            <text:p>3.22</text:p>
          </table:table-cell>
          <table:table-cell office:value-type="float" office:value="2.996" calcext:value-type="float">
            <text:p>3.0</text:p>
          </table:table-cell>
          <table:table-cell table:formula="of:=[.C1143]*-1" office:value-type="float" office:value="-2.996" calcext:value-type="float">
            <text:p>-3.0</text:p>
          </table:table-cell>
          <table:table-cell table:formula="of:=([.D1143])*([.A1143]-[.A1142])+[.E1142]" office:value-type="float" office:value="-170921.899999999" calcext:value-type="float">
            <text:p>-170921.9</text:p>
          </table:table-cell>
          <table:table-cell table:formula="of:=[.E1143]/3600" office:value-type="float" office:value="-47.4783055555554" calcext:value-type="float">
            <text:p>-47.5</text:p>
          </table:table-cell>
        </table:table-row>
        <table:table-row table:style-name="ro2">
          <table:table-cell office:value-type="float" office:value="57097" calcext:value-type="float">
            <text:p>57097</text:p>
          </table:table-cell>
          <table:table-cell office:value-type="float" office:value="3.21" calcext:value-type="float">
            <text:p>3.21</text:p>
          </table:table-cell>
          <table:table-cell office:value-type="float" office:value="2.997" calcext:value-type="float">
            <text:p>3.0</text:p>
          </table:table-cell>
          <table:table-cell table:formula="of:=[.C1144]*-1" office:value-type="float" office:value="-2.997" calcext:value-type="float">
            <text:p>-3.0</text:p>
          </table:table-cell>
          <table:table-cell table:formula="of:=([.D1144])*([.A1144]-[.A1143])+[.E1143]" office:value-type="float" office:value="-171071.749999999" calcext:value-type="float">
            <text:p>-171071.8</text:p>
          </table:table-cell>
          <table:table-cell table:formula="of:=[.E1144]/3600" office:value-type="float" office:value="-47.5199305555554" calcext:value-type="float">
            <text:p>-47.5</text:p>
          </table:table-cell>
        </table:table-row>
        <table:table-row table:style-name="ro2">
          <table:table-cell office:value-type="float" office:value="57147" calcext:value-type="float">
            <text:p>57147</text:p>
          </table:table-cell>
          <table:table-cell office:value-type="float" office:value="3.2" calcext:value-type="float">
            <text:p>3.2</text:p>
          </table:table-cell>
          <table:table-cell office:value-type="float" office:value="2.996" calcext:value-type="float">
            <text:p>3.0</text:p>
          </table:table-cell>
          <table:table-cell table:formula="of:=[.C1145]*-1" office:value-type="float" office:value="-2.996" calcext:value-type="float">
            <text:p>-3.0</text:p>
          </table:table-cell>
          <table:table-cell table:formula="of:=([.D1145])*([.A1145]-[.A1144])+[.E1144]" office:value-type="float" office:value="-171221.549999999" calcext:value-type="float">
            <text:p>-171221.6</text:p>
          </table:table-cell>
          <table:table-cell table:formula="of:=[.E1145]/3600" office:value-type="float" office:value="-47.5615416666665" calcext:value-type="float">
            <text:p>-47.6</text:p>
          </table:table-cell>
        </table:table-row>
        <table:table-row table:style-name="ro2">
          <table:table-cell office:value-type="float" office:value="57197" calcext:value-type="float">
            <text:p>57197</text:p>
          </table:table-cell>
          <table:table-cell office:value-type="float" office:value="3.2" calcext:value-type="float">
            <text:p>3.2</text:p>
          </table:table-cell>
          <table:table-cell office:value-type="float" office:value="2.996" calcext:value-type="float">
            <text:p>3.0</text:p>
          </table:table-cell>
          <table:table-cell table:formula="of:=[.C1146]*-1" office:value-type="float" office:value="-2.996" calcext:value-type="float">
            <text:p>-3.0</text:p>
          </table:table-cell>
          <table:table-cell table:formula="of:=([.D1146])*([.A1146]-[.A1145])+[.E1145]" office:value-type="float" office:value="-171371.349999999" calcext:value-type="float">
            <text:p>-171371.4</text:p>
          </table:table-cell>
          <table:table-cell table:formula="of:=[.E1146]/3600" office:value-type="float" office:value="-47.6031527777776" calcext:value-type="float">
            <text:p>-47.6</text:p>
          </table:table-cell>
        </table:table-row>
        <table:table-row table:style-name="ro2">
          <table:table-cell office:value-type="float" office:value="57247" calcext:value-type="float">
            <text:p>57247</text:p>
          </table:table-cell>
          <table:table-cell office:value-type="float" office:value="3.2" calcext:value-type="float">
            <text:p>3.2</text:p>
          </table:table-cell>
          <table:table-cell office:value-type="float" office:value="2.997" calcext:value-type="float">
            <text:p>3.0</text:p>
          </table:table-cell>
          <table:table-cell table:formula="of:=[.C1147]*-1" office:value-type="float" office:value="-2.997" calcext:value-type="float">
            <text:p>-3.0</text:p>
          </table:table-cell>
          <table:table-cell table:formula="of:=([.D1147])*([.A1147]-[.A1146])+[.E1146]" office:value-type="float" office:value="-171521.199999999" calcext:value-type="float">
            <text:p>-171521.2</text:p>
          </table:table-cell>
          <table:table-cell table:formula="of:=[.E1147]/3600" office:value-type="float" office:value="-47.6447777777776" calcext:value-type="float">
            <text:p>-47.6</text:p>
          </table:table-cell>
        </table:table-row>
        <table:table-row table:style-name="ro2">
          <table:table-cell office:value-type="float" office:value="57297" calcext:value-type="float">
            <text:p>57297</text:p>
          </table:table-cell>
          <table:table-cell office:value-type="float" office:value="3.2" calcext:value-type="float">
            <text:p>3.2</text:p>
          </table:table-cell>
          <table:table-cell office:value-type="float" office:value="2.996" calcext:value-type="float">
            <text:p>3.0</text:p>
          </table:table-cell>
          <table:table-cell table:formula="of:=[.C1148]*-1" office:value-type="float" office:value="-2.996" calcext:value-type="float">
            <text:p>-3.0</text:p>
          </table:table-cell>
          <table:table-cell table:formula="of:=([.D1148])*([.A1148]-[.A1147])+[.E1147]" office:value-type="float" office:value="-171670.999999999" calcext:value-type="float">
            <text:p>-171671.0</text:p>
          </table:table-cell>
          <table:table-cell table:formula="of:=[.E1148]/3600" office:value-type="float" office:value="-47.6863888888887" calcext:value-type="float">
            <text:p>-47.7</text:p>
          </table:table-cell>
        </table:table-row>
        <table:table-row table:style-name="ro2">
          <table:table-cell office:value-type="float" office:value="57347" calcext:value-type="float">
            <text:p>57347</text:p>
          </table:table-cell>
          <table:table-cell office:value-type="float" office:value="3.18" calcext:value-type="float">
            <text:p>3.18</text:p>
          </table:table-cell>
          <table:table-cell office:value-type="float" office:value="2.996" calcext:value-type="float">
            <text:p>3.0</text:p>
          </table:table-cell>
          <table:table-cell table:formula="of:=[.C1149]*-1" office:value-type="float" office:value="-2.996" calcext:value-type="float">
            <text:p>-3.0</text:p>
          </table:table-cell>
          <table:table-cell table:formula="of:=([.D1149])*([.A1149]-[.A1148])+[.E1148]" office:value-type="float" office:value="-171820.799999999" calcext:value-type="float">
            <text:p>-171820.8</text:p>
          </table:table-cell>
          <table:table-cell table:formula="of:=[.E1149]/3600" office:value-type="float" office:value="-47.7279999999998" calcext:value-type="float">
            <text:p>-47.7</text:p>
          </table:table-cell>
        </table:table-row>
        <table:table-row table:style-name="ro2">
          <table:table-cell office:value-type="float" office:value="57397" calcext:value-type="float">
            <text:p>57397</text:p>
          </table:table-cell>
          <table:table-cell office:value-type="float" office:value="3.17" calcext:value-type="float">
            <text:p>3.17</text:p>
          </table:table-cell>
          <table:table-cell office:value-type="float" office:value="2.997" calcext:value-type="float">
            <text:p>3.0</text:p>
          </table:table-cell>
          <table:table-cell table:formula="of:=[.C1150]*-1" office:value-type="float" office:value="-2.997" calcext:value-type="float">
            <text:p>-3.0</text:p>
          </table:table-cell>
          <table:table-cell table:formula="of:=([.D1150])*([.A1150]-[.A1149])+[.E1149]" office:value-type="float" office:value="-171970.649999999" calcext:value-type="float">
            <text:p>-171970.7</text:p>
          </table:table-cell>
          <table:table-cell table:formula="of:=[.E1150]/3600" office:value-type="float" office:value="-47.7696249999998" calcext:value-type="float">
            <text:p>-47.8</text:p>
          </table:table-cell>
        </table:table-row>
        <table:table-row table:style-name="ro2">
          <table:table-cell office:value-type="float" office:value="57447" calcext:value-type="float">
            <text:p>57447</text:p>
          </table:table-cell>
          <table:table-cell office:value-type="float" office:value="3.16" calcext:value-type="float">
            <text:p>3.16</text:p>
          </table:table-cell>
          <table:table-cell office:value-type="float" office:value="2.996" calcext:value-type="float">
            <text:p>3.0</text:p>
          </table:table-cell>
          <table:table-cell table:formula="of:=[.C1151]*-1" office:value-type="float" office:value="-2.996" calcext:value-type="float">
            <text:p>-3.0</text:p>
          </table:table-cell>
          <table:table-cell table:formula="of:=([.D1151])*([.A1151]-[.A1150])+[.E1150]" office:value-type="float" office:value="-172120.449999999" calcext:value-type="float">
            <text:p>-172120.5</text:p>
          </table:table-cell>
          <table:table-cell table:formula="of:=[.E1151]/3600" office:value-type="float" office:value="-47.8112361111109" calcext:value-type="float">
            <text:p>-47.8</text:p>
          </table:table-cell>
        </table:table-row>
        <table:table-row table:style-name="ro2">
          <table:table-cell office:value-type="float" office:value="57497" calcext:value-type="float">
            <text:p>57497</text:p>
          </table:table-cell>
          <table:table-cell office:value-type="float" office:value="3.15" calcext:value-type="float">
            <text:p>3.15</text:p>
          </table:table-cell>
          <table:table-cell office:value-type="float" office:value="2.996" calcext:value-type="float">
            <text:p>3.0</text:p>
          </table:table-cell>
          <table:table-cell table:formula="of:=[.C1152]*-1" office:value-type="float" office:value="-2.996" calcext:value-type="float">
            <text:p>-3.0</text:p>
          </table:table-cell>
          <table:table-cell table:formula="of:=([.D1152])*([.A1152]-[.A1151])+[.E1151]" office:value-type="float" office:value="-172270.249999999" calcext:value-type="float">
            <text:p>-172270.3</text:p>
          </table:table-cell>
          <table:table-cell table:formula="of:=[.E1152]/3600" office:value-type="float" office:value="-47.852847222222" calcext:value-type="float">
            <text:p>-47.9</text:p>
          </table:table-cell>
        </table:table-row>
        <table:table-row table:style-name="ro2">
          <table:table-cell office:value-type="float" office:value="57547" calcext:value-type="float">
            <text:p>57547</text:p>
          </table:table-cell>
          <table:table-cell office:value-type="float" office:value="3.15" calcext:value-type="float">
            <text:p>3.15</text:p>
          </table:table-cell>
          <table:table-cell office:value-type="float" office:value="2.997" calcext:value-type="float">
            <text:p>3.0</text:p>
          </table:table-cell>
          <table:table-cell table:formula="of:=[.C1153]*-1" office:value-type="float" office:value="-2.997" calcext:value-type="float">
            <text:p>-3.0</text:p>
          </table:table-cell>
          <table:table-cell table:formula="of:=([.D1153])*([.A1153]-[.A1152])+[.E1152]" office:value-type="float" office:value="-172420.099999999" calcext:value-type="float">
            <text:p>-172420.1</text:p>
          </table:table-cell>
          <table:table-cell table:formula="of:=[.E1153]/3600" office:value-type="float" office:value="-47.894472222222" calcext:value-type="float">
            <text:p>-47.9</text:p>
          </table:table-cell>
        </table:table-row>
        <table:table-row table:style-name="ro2">
          <table:table-cell office:value-type="float" office:value="57597" calcext:value-type="float">
            <text:p>57597</text:p>
          </table:table-cell>
          <table:table-cell office:value-type="float" office:value="3.14" calcext:value-type="float">
            <text:p>3.14</text:p>
          </table:table-cell>
          <table:table-cell office:value-type="float" office:value="2.996" calcext:value-type="float">
            <text:p>3.0</text:p>
          </table:table-cell>
          <table:table-cell table:formula="of:=[.C1154]*-1" office:value-type="float" office:value="-2.996" calcext:value-type="float">
            <text:p>-3.0</text:p>
          </table:table-cell>
          <table:table-cell table:formula="of:=([.D1154])*([.A1154]-[.A1153])+[.E1153]" office:value-type="float" office:value="-172569.899999999" calcext:value-type="float">
            <text:p>-172569.9</text:p>
          </table:table-cell>
          <table:table-cell table:formula="of:=[.E1154]/3600" office:value-type="float" office:value="-47.9360833333331" calcext:value-type="float">
            <text:p>-47.9</text:p>
          </table:table-cell>
        </table:table-row>
        <table:table-row table:style-name="ro2">
          <table:table-cell office:value-type="float" office:value="57647" calcext:value-type="float">
            <text:p>57647</text:p>
          </table:table-cell>
          <table:table-cell office:value-type="float" office:value="3.13" calcext:value-type="float">
            <text:p>3.13</text:p>
          </table:table-cell>
          <table:table-cell office:value-type="float" office:value="2.995" calcext:value-type="float">
            <text:p>3.0</text:p>
          </table:table-cell>
          <table:table-cell table:formula="of:=[.C1155]*-1" office:value-type="float" office:value="-2.995" calcext:value-type="float">
            <text:p>-3.0</text:p>
          </table:table-cell>
          <table:table-cell table:formula="of:=([.D1155])*([.A1155]-[.A1154])+[.E1154]" office:value-type="float" office:value="-172719.649999999" calcext:value-type="float">
            <text:p>-172719.7</text:p>
          </table:table-cell>
          <table:table-cell table:formula="of:=[.E1155]/3600" office:value-type="float" office:value="-47.9776805555554" calcext:value-type="float">
            <text:p>-48.0</text:p>
          </table:table-cell>
        </table:table-row>
        <table:table-row table:style-name="ro2">
          <table:table-cell office:value-type="float" office:value="57697" calcext:value-type="float">
            <text:p>57697</text:p>
          </table:table-cell>
          <table:table-cell office:value-type="float" office:value="3.13" calcext:value-type="float">
            <text:p>3.13</text:p>
          </table:table-cell>
          <table:table-cell office:value-type="float" office:value="2.995" calcext:value-type="float">
            <text:p>3.0</text:p>
          </table:table-cell>
          <table:table-cell table:formula="of:=[.C1156]*-1" office:value-type="float" office:value="-2.995" calcext:value-type="float">
            <text:p>-3.0</text:p>
          </table:table-cell>
          <table:table-cell table:formula="of:=([.D1156])*([.A1156]-[.A1155])+[.E1155]" office:value-type="float" office:value="-172869.399999999" calcext:value-type="float">
            <text:p>-172869.4</text:p>
          </table:table-cell>
          <table:table-cell table:formula="of:=[.E1156]/3600" office:value-type="float" office:value="-48.0192777777776" calcext:value-type="float">
            <text:p>-48.0</text:p>
          </table:table-cell>
        </table:table-row>
        <table:table-row table:style-name="ro2">
          <table:table-cell office:value-type="float" office:value="57747" calcext:value-type="float">
            <text:p>57747</text:p>
          </table:table-cell>
          <table:table-cell office:value-type="float" office:value="3.12" calcext:value-type="float">
            <text:p>3.12</text:p>
          </table:table-cell>
          <table:table-cell office:value-type="float" office:value="2.996" calcext:value-type="float">
            <text:p>3.0</text:p>
          </table:table-cell>
          <table:table-cell table:formula="of:=[.C1157]*-1" office:value-type="float" office:value="-2.996" calcext:value-type="float">
            <text:p>-3.0</text:p>
          </table:table-cell>
          <table:table-cell table:formula="of:=([.D1157])*([.A1157]-[.A1156])+[.E1156]" office:value-type="float" office:value="-173019.199999999" calcext:value-type="float">
            <text:p>-173019.2</text:p>
          </table:table-cell>
          <table:table-cell table:formula="of:=[.E1157]/3600" office:value-type="float" office:value="-48.0608888888887" calcext:value-type="float">
            <text:p>-48.1</text:p>
          </table:table-cell>
        </table:table-row>
        <table:table-row table:style-name="ro2">
          <table:table-cell office:value-type="float" office:value="57797" calcext:value-type="float">
            <text:p>57797</text:p>
          </table:table-cell>
          <table:table-cell office:value-type="float" office:value="3.11" calcext:value-type="float">
            <text:p>3.11</text:p>
          </table:table-cell>
          <table:table-cell office:value-type="float" office:value="2.996" calcext:value-type="float">
            <text:p>3.0</text:p>
          </table:table-cell>
          <table:table-cell table:formula="of:=[.C1158]*-1" office:value-type="float" office:value="-2.996" calcext:value-type="float">
            <text:p>-3.0</text:p>
          </table:table-cell>
          <table:table-cell table:formula="of:=([.D1158])*([.A1158]-[.A1157])+[.E1157]" office:value-type="float" office:value="-173168.999999999" calcext:value-type="float">
            <text:p>-173169.0</text:p>
          </table:table-cell>
          <table:table-cell table:formula="of:=[.E1158]/3600" office:value-type="float" office:value="-48.1024999999998" calcext:value-type="float">
            <text:p>-48.1</text:p>
          </table:table-cell>
        </table:table-row>
        <table:table-row table:style-name="ro2">
          <table:table-cell office:value-type="float" office:value="57847" calcext:value-type="float">
            <text:p>57847</text:p>
          </table:table-cell>
          <table:table-cell office:value-type="float" office:value="3.1" calcext:value-type="float">
            <text:p>3.1</text:p>
          </table:table-cell>
          <table:table-cell office:value-type="float" office:value="2.996" calcext:value-type="float">
            <text:p>3.0</text:p>
          </table:table-cell>
          <table:table-cell table:formula="of:=[.C1159]*-1" office:value-type="float" office:value="-2.996" calcext:value-type="float">
            <text:p>-3.0</text:p>
          </table:table-cell>
          <table:table-cell table:formula="of:=([.D1159])*([.A1159]-[.A1158])+[.E1158]" office:value-type="float" office:value="-173318.799999999" calcext:value-type="float">
            <text:p>-173318.8</text:p>
          </table:table-cell>
          <table:table-cell table:formula="of:=[.E1159]/3600" office:value-type="float" office:value="-48.1441111111109" calcext:value-type="float">
            <text:p>-48.1</text:p>
          </table:table-cell>
        </table:table-row>
        <table:table-row table:style-name="ro2">
          <table:table-cell office:value-type="float" office:value="57897" calcext:value-type="float">
            <text:p>57897</text:p>
          </table:table-cell>
          <table:table-cell office:value-type="float" office:value="3.09" calcext:value-type="float">
            <text:p>3.09</text:p>
          </table:table-cell>
          <table:table-cell office:value-type="float" office:value="2.997" calcext:value-type="float">
            <text:p>3.0</text:p>
          </table:table-cell>
          <table:table-cell table:formula="of:=[.C1160]*-1" office:value-type="float" office:value="-2.997" calcext:value-type="float">
            <text:p>-3.0</text:p>
          </table:table-cell>
          <table:table-cell table:formula="of:=([.D1160])*([.A1160]-[.A1159])+[.E1159]" office:value-type="float" office:value="-173468.649999999" calcext:value-type="float">
            <text:p>-173468.7</text:p>
          </table:table-cell>
          <table:table-cell table:formula="of:=[.E1160]/3600" office:value-type="float" office:value="-48.1857361111109" calcext:value-type="float">
            <text:p>-48.2</text:p>
          </table:table-cell>
        </table:table-row>
        <table:table-row table:style-name="ro2">
          <table:table-cell office:value-type="float" office:value="57947" calcext:value-type="float">
            <text:p>57947</text:p>
          </table:table-cell>
          <table:table-cell office:value-type="float" office:value="3.07" calcext:value-type="float">
            <text:p>3.07</text:p>
          </table:table-cell>
          <table:table-cell office:value-type="float" office:value="2.996" calcext:value-type="float">
            <text:p>3.0</text:p>
          </table:table-cell>
          <table:table-cell table:formula="of:=[.C1161]*-1" office:value-type="float" office:value="-2.996" calcext:value-type="float">
            <text:p>-3.0</text:p>
          </table:table-cell>
          <table:table-cell table:formula="of:=([.D1161])*([.A1161]-[.A1160])+[.E1160]" office:value-type="float" office:value="-173618.449999999" calcext:value-type="float">
            <text:p>-173618.5</text:p>
          </table:table-cell>
          <table:table-cell table:formula="of:=[.E1161]/3600" office:value-type="float" office:value="-48.227347222222" calcext:value-type="float">
            <text:p>-48.2</text:p>
          </table:table-cell>
        </table:table-row>
        <table:table-row table:style-name="ro2">
          <table:table-cell office:value-type="float" office:value="57997" calcext:value-type="float">
            <text:p>57997</text:p>
          </table:table-cell>
          <table:table-cell office:value-type="float" office:value="3.06" calcext:value-type="float">
            <text:p>3.06</text:p>
          </table:table-cell>
          <table:table-cell office:value-type="float" office:value="2.996" calcext:value-type="float">
            <text:p>3.0</text:p>
          </table:table-cell>
          <table:table-cell table:formula="of:=[.C1162]*-1" office:value-type="float" office:value="-2.996" calcext:value-type="float">
            <text:p>-3.0</text:p>
          </table:table-cell>
          <table:table-cell table:formula="of:=([.D1162])*([.A1162]-[.A1161])+[.E1161]" office:value-type="float" office:value="-173768.249999999" calcext:value-type="float">
            <text:p>-173768.3</text:p>
          </table:table-cell>
          <table:table-cell table:formula="of:=[.E1162]/3600" office:value-type="float" office:value="-48.2689583333331" calcext:value-type="float">
            <text:p>-48.3</text:p>
          </table:table-cell>
        </table:table-row>
        <table:table-row table:style-name="ro2">
          <table:table-cell office:value-type="float" office:value="58047" calcext:value-type="float">
            <text:p>58047</text:p>
          </table:table-cell>
          <table:table-cell office:value-type="float" office:value="3.06" calcext:value-type="float">
            <text:p>3.06</text:p>
          </table:table-cell>
          <table:table-cell office:value-type="float" office:value="2.997" calcext:value-type="float">
            <text:p>3.0</text:p>
          </table:table-cell>
          <table:table-cell table:formula="of:=[.C1163]*-1" office:value-type="float" office:value="-2.997" calcext:value-type="float">
            <text:p>-3.0</text:p>
          </table:table-cell>
          <table:table-cell table:formula="of:=([.D1163])*([.A1163]-[.A1162])+[.E1162]" office:value-type="float" office:value="-173918.099999999" calcext:value-type="float">
            <text:p>-173918.1</text:p>
          </table:table-cell>
          <table:table-cell table:formula="of:=[.E1163]/3600" office:value-type="float" office:value="-48.3105833333331" calcext:value-type="float">
            <text:p>-48.3</text:p>
          </table:table-cell>
        </table:table-row>
        <table:table-row table:style-name="ro2">
          <table:table-cell office:value-type="float" office:value="58097" calcext:value-type="float">
            <text:p>58097</text:p>
          </table:table-cell>
          <table:table-cell office:value-type="float" office:value="3.04" calcext:value-type="float">
            <text:p>3.04</text:p>
          </table:table-cell>
          <table:table-cell office:value-type="float" office:value="2.996" calcext:value-type="float">
            <text:p>3.0</text:p>
          </table:table-cell>
          <table:table-cell table:formula="of:=[.C1164]*-1" office:value-type="float" office:value="-2.996" calcext:value-type="float">
            <text:p>-3.0</text:p>
          </table:table-cell>
          <table:table-cell table:formula="of:=([.D1164])*([.A1164]-[.A1163])+[.E1163]" office:value-type="float" office:value="-174067.899999999" calcext:value-type="float">
            <text:p>-174067.9</text:p>
          </table:table-cell>
          <table:table-cell table:formula="of:=[.E1164]/3600" office:value-type="float" office:value="-48.3521944444442" calcext:value-type="float">
            <text:p>-48.4</text:p>
          </table:table-cell>
        </table:table-row>
        <table:table-row table:style-name="ro2">
          <table:table-cell office:value-type="float" office:value="58147" calcext:value-type="float">
            <text:p>58147</text:p>
          </table:table-cell>
          <table:table-cell office:value-type="float" office:value="3.03" calcext:value-type="float">
            <text:p>3.03</text:p>
          </table:table-cell>
          <table:table-cell office:value-type="float" office:value="2.996" calcext:value-type="float">
            <text:p>3.0</text:p>
          </table:table-cell>
          <table:table-cell table:formula="of:=[.C1165]*-1" office:value-type="float" office:value="-2.996" calcext:value-type="float">
            <text:p>-3.0</text:p>
          </table:table-cell>
          <table:table-cell table:formula="of:=([.D1165])*([.A1165]-[.A1164])+[.E1164]" office:value-type="float" office:value="-174217.699999999" calcext:value-type="float">
            <text:p>-174217.7</text:p>
          </table:table-cell>
          <table:table-cell table:formula="of:=[.E1165]/3600" office:value-type="float" office:value="-48.3938055555553" calcext:value-type="float">
            <text:p>-48.4</text:p>
          </table:table-cell>
        </table:table-row>
        <table:table-row table:style-name="ro2">
          <table:table-cell office:value-type="float" office:value="58197" calcext:value-type="float">
            <text:p>58197</text:p>
          </table:table-cell>
          <table:table-cell office:value-type="float" office:value="3.02" calcext:value-type="float">
            <text:p>3.02</text:p>
          </table:table-cell>
          <table:table-cell office:value-type="float" office:value="2.996" calcext:value-type="float">
            <text:p>3.0</text:p>
          </table:table-cell>
          <table:table-cell table:formula="of:=[.C1166]*-1" office:value-type="float" office:value="-2.996" calcext:value-type="float">
            <text:p>-3.0</text:p>
          </table:table-cell>
          <table:table-cell table:formula="of:=([.D1166])*([.A1166]-[.A1165])+[.E1165]" office:value-type="float" office:value="-174367.499999999" calcext:value-type="float">
            <text:p>-174367.5</text:p>
          </table:table-cell>
          <table:table-cell table:formula="of:=[.E1166]/3600" office:value-type="float" office:value="-48.4354166666664" calcext:value-type="float">
            <text:p>-48.4</text:p>
          </table:table-cell>
        </table:table-row>
        <table:table-row table:style-name="ro2">
          <table:table-cell office:value-type="float" office:value="58247" calcext:value-type="float">
            <text:p>58247</text:p>
          </table:table-cell>
          <table:table-cell office:value-type="float" office:value="3" calcext:value-type="float">
            <text:p>3</text:p>
          </table:table-cell>
          <table:table-cell office:value-type="float" office:value="2.996" calcext:value-type="float">
            <text:p>3.0</text:p>
          </table:table-cell>
          <table:table-cell table:formula="of:=[.C1167]*-1" office:value-type="float" office:value="-2.996" calcext:value-type="float">
            <text:p>-3.0</text:p>
          </table:table-cell>
          <table:table-cell table:formula="of:=([.D1167])*([.A1167]-[.A1166])+[.E1166]" office:value-type="float" office:value="-174517.299999999" calcext:value-type="float">
            <text:p>-174517.3</text:p>
          </table:table-cell>
          <table:table-cell table:formula="of:=[.E1167]/3600" office:value-type="float" office:value="-48.4770277777775" calcext:value-type="float">
            <text:p>-48.5</text:p>
          </table:table-cell>
        </table:table-row>
        <table:table-row table:style-name="ro2">
          <table:table-cell office:value-type="float" office:value="58297" calcext:value-type="float">
            <text:p>58297</text:p>
          </table:table-cell>
          <table:table-cell office:value-type="float" office:value="2.99" calcext:value-type="float">
            <text:p>2.99</text:p>
          </table:table-cell>
          <table:table-cell office:value-type="float" office:value="2.995" calcext:value-type="float">
            <text:p>3.0</text:p>
          </table:table-cell>
          <table:table-cell table:formula="of:=[.C1168]*-1" office:value-type="float" office:value="-2.995" calcext:value-type="float">
            <text:p>-3.0</text:p>
          </table:table-cell>
          <table:table-cell table:formula="of:=([.D1168])*([.A1168]-[.A1167])+[.E1167]" office:value-type="float" office:value="-174667.049999999" calcext:value-type="float">
            <text:p>-174667.1</text:p>
          </table:table-cell>
          <table:table-cell table:formula="of:=[.E1168]/3600" office:value-type="float" office:value="-48.5186249999998" calcext:value-type="float">
            <text:p>-48.5</text:p>
          </table:table-cell>
        </table:table-row>
        <table:table-row table:style-name="ro2">
          <table:table-cell office:value-type="float" office:value="58347" calcext:value-type="float">
            <text:p>58347</text:p>
          </table:table-cell>
          <table:table-cell office:value-type="float" office:value="2.98" calcext:value-type="float">
            <text:p>2.98</text:p>
          </table:table-cell>
          <table:table-cell office:value-type="float" office:value="2.996" calcext:value-type="float">
            <text:p>3.0</text:p>
          </table:table-cell>
          <table:table-cell table:formula="of:=[.C1169]*-1" office:value-type="float" office:value="-2.996" calcext:value-type="float">
            <text:p>-3.0</text:p>
          </table:table-cell>
          <table:table-cell table:formula="of:=([.D1169])*([.A1169]-[.A1168])+[.E1168]" office:value-type="float" office:value="-174816.849999999" calcext:value-type="float">
            <text:p>-174816.9</text:p>
          </table:table-cell>
          <table:table-cell table:formula="of:=[.E1169]/3600" office:value-type="float" office:value="-48.5602361111109" calcext:value-type="float">
            <text:p>-48.6</text:p>
          </table:table-cell>
        </table:table-row>
        <table:table-row table:style-name="ro2">
          <table:table-cell office:value-type="float" office:value="58397" calcext:value-type="float">
            <text:p>58397</text:p>
          </table:table-cell>
          <table:table-cell office:value-type="float" office:value="2.96" calcext:value-type="float">
            <text:p>2.96</text:p>
          </table:table-cell>
          <table:table-cell office:value-type="float" office:value="2.996" calcext:value-type="float">
            <text:p>3.0</text:p>
          </table:table-cell>
          <table:table-cell table:formula="of:=[.C1170]*-1" office:value-type="float" office:value="-2.996" calcext:value-type="float">
            <text:p>-3.0</text:p>
          </table:table-cell>
          <table:table-cell table:formula="of:=([.D1170])*([.A1170]-[.A1169])+[.E1169]" office:value-type="float" office:value="-174966.649999999" calcext:value-type="float">
            <text:p>-174966.7</text:p>
          </table:table-cell>
          <table:table-cell table:formula="of:=[.E1170]/3600" office:value-type="float" office:value="-48.601847222222" calcext:value-type="float">
            <text:p>-48.6</text:p>
          </table:table-cell>
        </table:table-row>
        <table:table-row table:style-name="ro2">
          <table:table-cell office:value-type="float" office:value="58447" calcext:value-type="float">
            <text:p>58447</text:p>
          </table:table-cell>
          <table:table-cell office:value-type="float" office:value="2.95" calcext:value-type="float">
            <text:p>2.95</text:p>
          </table:table-cell>
          <table:table-cell office:value-type="float" office:value="2.996" calcext:value-type="float">
            <text:p>3.0</text:p>
          </table:table-cell>
          <table:table-cell table:formula="of:=[.C1171]*-1" office:value-type="float" office:value="-2.996" calcext:value-type="float">
            <text:p>-3.0</text:p>
          </table:table-cell>
          <table:table-cell table:formula="of:=([.D1171])*([.A1171]-[.A1170])+[.E1170]" office:value-type="float" office:value="-175116.449999999" calcext:value-type="float">
            <text:p>-175116.5</text:p>
          </table:table-cell>
          <table:table-cell table:formula="of:=[.E1171]/3600" office:value-type="float" office:value="-48.6434583333331" calcext:value-type="float">
            <text:p>-48.6</text:p>
          </table:table-cell>
        </table:table-row>
        <table:table-row table:style-name="ro2">
          <table:table-cell office:value-type="float" office:value="58497" calcext:value-type="float">
            <text:p>58497</text:p>
          </table:table-cell>
          <table:table-cell office:value-type="float" office:value="2.94" calcext:value-type="float">
            <text:p>2.94</text:p>
          </table:table-cell>
          <table:table-cell office:value-type="float" office:value="2.996" calcext:value-type="float">
            <text:p>3.0</text:p>
          </table:table-cell>
          <table:table-cell table:formula="of:=[.C1172]*-1" office:value-type="float" office:value="-2.996" calcext:value-type="float">
            <text:p>-3.0</text:p>
          </table:table-cell>
          <table:table-cell table:formula="of:=([.D1172])*([.A1172]-[.A1171])+[.E1171]" office:value-type="float" office:value="-175266.249999999" calcext:value-type="float">
            <text:p>-175266.3</text:p>
          </table:table-cell>
          <table:table-cell table:formula="of:=[.E1172]/3600" office:value-type="float" office:value="-48.6850694444442" calcext:value-type="float">
            <text:p>-48.7</text:p>
          </table:table-cell>
        </table:table-row>
        <table:table-row table:style-name="ro2">
          <table:table-cell office:value-type="float" office:value="58547" calcext:value-type="float">
            <text:p>58547</text:p>
          </table:table-cell>
          <table:table-cell office:value-type="float" office:value="2.91" calcext:value-type="float">
            <text:p>2.91</text:p>
          </table:table-cell>
          <table:table-cell office:value-type="float" office:value="2.996" calcext:value-type="float">
            <text:p>3.0</text:p>
          </table:table-cell>
          <table:table-cell table:formula="of:=[.C1173]*-1" office:value-type="float" office:value="-2.996" calcext:value-type="float">
            <text:p>-3.0</text:p>
          </table:table-cell>
          <table:table-cell table:formula="of:=([.D1173])*([.A1173]-[.A1172])+[.E1172]" office:value-type="float" office:value="-175416.049999999" calcext:value-type="float">
            <text:p>-175416.0</text:p>
          </table:table-cell>
          <table:table-cell table:formula="of:=[.E1173]/3600" office:value-type="float" office:value="-48.7266805555553" calcext:value-type="float">
            <text:p>-48.7</text:p>
          </table:table-cell>
        </table:table-row>
        <table:table-row table:style-name="ro2">
          <table:table-cell office:value-type="float" office:value="58597" calcext:value-type="float">
            <text:p>58597</text:p>
          </table:table-cell>
          <table:table-cell office:value-type="float" office:value="2.89" calcext:value-type="float">
            <text:p>2.89</text:p>
          </table:table-cell>
          <table:table-cell office:value-type="float" office:value="2.996" calcext:value-type="float">
            <text:p>3.0</text:p>
          </table:table-cell>
          <table:table-cell table:formula="of:=[.C1174]*-1" office:value-type="float" office:value="-2.996" calcext:value-type="float">
            <text:p>-3.0</text:p>
          </table:table-cell>
          <table:table-cell table:formula="of:=([.D1174])*([.A1174]-[.A1173])+[.E1173]" office:value-type="float" office:value="-175565.849999999" calcext:value-type="float">
            <text:p>-175565.8</text:p>
          </table:table-cell>
          <table:table-cell table:formula="of:=[.E1174]/3600" office:value-type="float" office:value="-48.7682916666664" calcext:value-type="float">
            <text:p>-48.8</text:p>
          </table:table-cell>
        </table:table-row>
        <table:table-row table:style-name="ro2">
          <table:table-cell office:value-type="float" office:value="58647" calcext:value-type="float">
            <text:p>58647</text:p>
          </table:table-cell>
          <table:table-cell office:value-type="float" office:value="2.87" calcext:value-type="float">
            <text:p>2.87</text:p>
          </table:table-cell>
          <table:table-cell office:value-type="float" office:value="2.996" calcext:value-type="float">
            <text:p>3.0</text:p>
          </table:table-cell>
          <table:table-cell table:formula="of:=[.C1175]*-1" office:value-type="float" office:value="-2.996" calcext:value-type="float">
            <text:p>-3.0</text:p>
          </table:table-cell>
          <table:table-cell table:formula="of:=([.D1175])*([.A1175]-[.A1174])+[.E1174]" office:value-type="float" office:value="-175715.649999999" calcext:value-type="float">
            <text:p>-175715.6</text:p>
          </table:table-cell>
          <table:table-cell table:formula="of:=[.E1175]/3600" office:value-type="float" office:value="-48.8099027777775" calcext:value-type="float">
            <text:p>-48.8</text:p>
          </table:table-cell>
        </table:table-row>
        <table:table-row table:style-name="ro2">
          <table:table-cell office:value-type="float" office:value="58697" calcext:value-type="float">
            <text:p>58697</text:p>
          </table:table-cell>
          <table:table-cell office:value-type="float" office:value="2.84" calcext:value-type="float">
            <text:p>2.84</text:p>
          </table:table-cell>
          <table:table-cell office:value-type="float" office:value="2.997" calcext:value-type="float">
            <text:p>3.0</text:p>
          </table:table-cell>
          <table:table-cell table:formula="of:=[.C1176]*-1" office:value-type="float" office:value="-2.997" calcext:value-type="float">
            <text:p>-3.0</text:p>
          </table:table-cell>
          <table:table-cell table:formula="of:=([.D1176])*([.A1176]-[.A1175])+[.E1175]" office:value-type="float" office:value="-175865.499999999" calcext:value-type="float">
            <text:p>-175865.5</text:p>
          </table:table-cell>
          <table:table-cell table:formula="of:=[.E1176]/3600" office:value-type="float" office:value="-48.8515277777775" calcext:value-type="float">
            <text:p>-48.9</text:p>
          </table:table-cell>
        </table:table-row>
        <table:table-row table:style-name="ro2">
          <table:table-cell office:value-type="float" office:value="58747" calcext:value-type="float">
            <text:p>58747</text:p>
          </table:table-cell>
          <table:table-cell office:value-type="float" office:value="2.8" calcext:value-type="float">
            <text:p>2.8</text:p>
          </table:table-cell>
          <table:table-cell office:value-type="float" office:value="2.996" calcext:value-type="float">
            <text:p>3.0</text:p>
          </table:table-cell>
          <table:table-cell table:formula="of:=[.C1177]*-1" office:value-type="float" office:value="-2.996" calcext:value-type="float">
            <text:p>-3.0</text:p>
          </table:table-cell>
          <table:table-cell table:formula="of:=([.D1177])*([.A1177]-[.A1176])+[.E1176]" office:value-type="float" office:value="-176015.299999999" calcext:value-type="float">
            <text:p>-176015.3</text:p>
          </table:table-cell>
          <table:table-cell table:formula="of:=[.E1177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8797" calcext:value-type="float">
            <text:p>58797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.0</text:p>
          </table:table-cell>
          <table:table-cell table:formula="of:=[.C1178]*-1" office:value-type="float" office:value="-0" calcext:value-type="float">
            <text:p>0.0</text:p>
          </table:table-cell>
          <table:table-cell table:formula="of:=([.D1178])*([.A1178]-[.A1177])+[.E1177]" office:value-type="float" office:value="-176015.299999999" calcext:value-type="float">
            <text:p>-176015.3</text:p>
          </table:table-cell>
          <table:table-cell table:formula="of:=[.E1178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8847" calcext:value-type="float">
            <text:p>5884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.0</text:p>
          </table:table-cell>
          <table:table-cell table:formula="of:=[.C1179]*-1" office:value-type="float" office:value="-0" calcext:value-type="float">
            <text:p>0.0</text:p>
          </table:table-cell>
          <table:table-cell table:formula="of:=([.D1179])*([.A1179]-[.A1178])+[.E1178]" office:value-type="float" office:value="-176015.299999999" calcext:value-type="float">
            <text:p>-176015.3</text:p>
          </table:table-cell>
          <table:table-cell table:formula="of:=[.E1179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8897" calcext:value-type="float">
            <text:p>5889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.0</text:p>
          </table:table-cell>
          <table:table-cell table:formula="of:=[.C1180]*-1" office:value-type="float" office:value="-0" calcext:value-type="float">
            <text:p>0.0</text:p>
          </table:table-cell>
          <table:table-cell table:formula="of:=([.D1180])*([.A1180]-[.A1179])+[.E1179]" office:value-type="float" office:value="-176015.299999999" calcext:value-type="float">
            <text:p>-176015.3</text:p>
          </table:table-cell>
          <table:table-cell table:formula="of:=[.E1180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8947" calcext:value-type="float">
            <text:p>58947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.0</text:p>
          </table:table-cell>
          <table:table-cell table:formula="of:=[.C1181]*-1" office:value-type="float" office:value="-0" calcext:value-type="float">
            <text:p>0.0</text:p>
          </table:table-cell>
          <table:table-cell table:formula="of:=([.D1181])*([.A1181]-[.A1180])+[.E1180]" office:value-type="float" office:value="-176015.299999999" calcext:value-type="float">
            <text:p>-176015.3</text:p>
          </table:table-cell>
          <table:table-cell table:formula="of:=[.E1181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8997" calcext:value-type="float">
            <text:p>58997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.0</text:p>
          </table:table-cell>
          <table:table-cell table:formula="of:=[.C1182]*-1" office:value-type="float" office:value="-0" calcext:value-type="float">
            <text:p>0.0</text:p>
          </table:table-cell>
          <table:table-cell table:formula="of:=([.D1182])*([.A1182]-[.A1181])+[.E1181]" office:value-type="float" office:value="-176015.299999999" calcext:value-type="float">
            <text:p>-176015.3</text:p>
          </table:table-cell>
          <table:table-cell table:formula="of:=[.E1182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047" calcext:value-type="float">
            <text:p>59047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.0</text:p>
          </table:table-cell>
          <table:table-cell table:formula="of:=[.C1183]*-1" office:value-type="float" office:value="-0" calcext:value-type="float">
            <text:p>0.0</text:p>
          </table:table-cell>
          <table:table-cell table:formula="of:=([.D1183])*([.A1183]-[.A1182])+[.E1182]" office:value-type="float" office:value="-176015.299999999" calcext:value-type="float">
            <text:p>-176015.3</text:p>
          </table:table-cell>
          <table:table-cell table:formula="of:=[.E1183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097" calcext:value-type="float">
            <text:p>59097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.0</text:p>
          </table:table-cell>
          <table:table-cell table:formula="of:=[.C1184]*-1" office:value-type="float" office:value="-0" calcext:value-type="float">
            <text:p>0.0</text:p>
          </table:table-cell>
          <table:table-cell table:formula="of:=([.D1184])*([.A1184]-[.A1183])+[.E1183]" office:value-type="float" office:value="-176015.299999999" calcext:value-type="float">
            <text:p>-176015.3</text:p>
          </table:table-cell>
          <table:table-cell table:formula="of:=[.E1184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147" calcext:value-type="float">
            <text:p>59147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.0</text:p>
          </table:table-cell>
          <table:table-cell table:formula="of:=[.C1185]*-1" office:value-type="float" office:value="-0" calcext:value-type="float">
            <text:p>0.0</text:p>
          </table:table-cell>
          <table:table-cell table:formula="of:=([.D1185])*([.A1185]-[.A1184])+[.E1184]" office:value-type="float" office:value="-176015.299999999" calcext:value-type="float">
            <text:p>-176015.3</text:p>
          </table:table-cell>
          <table:table-cell table:formula="of:=[.E1185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197" calcext:value-type="float">
            <text:p>59197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.0</text:p>
          </table:table-cell>
          <table:table-cell table:formula="of:=[.C1186]*-1" office:value-type="float" office:value="-0" calcext:value-type="float">
            <text:p>0.0</text:p>
          </table:table-cell>
          <table:table-cell table:formula="of:=([.D1186])*([.A1186]-[.A1185])+[.E1185]" office:value-type="float" office:value="-176015.299999999" calcext:value-type="float">
            <text:p>-176015.3</text:p>
          </table:table-cell>
          <table:table-cell table:formula="of:=[.E1186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247" calcext:value-type="float">
            <text:p>59247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.0</text:p>
          </table:table-cell>
          <table:table-cell table:formula="of:=[.C1187]*-1" office:value-type="float" office:value="-0" calcext:value-type="float">
            <text:p>0.0</text:p>
          </table:table-cell>
          <table:table-cell table:formula="of:=([.D1187])*([.A1187]-[.A1186])+[.E1186]" office:value-type="float" office:value="-176015.299999999" calcext:value-type="float">
            <text:p>-176015.3</text:p>
          </table:table-cell>
          <table:table-cell table:formula="of:=[.E1187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297" calcext:value-type="float">
            <text:p>59297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.0</text:p>
          </table:table-cell>
          <table:table-cell table:formula="of:=[.C1188]*-1" office:value-type="float" office:value="-0" calcext:value-type="float">
            <text:p>0.0</text:p>
          </table:table-cell>
          <table:table-cell table:formula="of:=([.D1188])*([.A1188]-[.A1187])+[.E1187]" office:value-type="float" office:value="-176015.299999999" calcext:value-type="float">
            <text:p>-176015.3</text:p>
          </table:table-cell>
          <table:table-cell table:formula="of:=[.E1188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347" calcext:value-type="float">
            <text:p>59347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.0</text:p>
          </table:table-cell>
          <table:table-cell table:formula="of:=[.C1189]*-1" office:value-type="float" office:value="-0" calcext:value-type="float">
            <text:p>0.0</text:p>
          </table:table-cell>
          <table:table-cell table:formula="of:=([.D1189])*([.A1189]-[.A1188])+[.E1188]" office:value-type="float" office:value="-176015.299999999" calcext:value-type="float">
            <text:p>-176015.3</text:p>
          </table:table-cell>
          <table:table-cell table:formula="of:=[.E1189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397" calcext:value-type="float">
            <text:p>59397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.0</text:p>
          </table:table-cell>
          <table:table-cell table:formula="of:=[.C1190]*-1" office:value-type="float" office:value="-0" calcext:value-type="float">
            <text:p>0.0</text:p>
          </table:table-cell>
          <table:table-cell table:formula="of:=([.D1190])*([.A1190]-[.A1189])+[.E1189]" office:value-type="float" office:value="-176015.299999999" calcext:value-type="float">
            <text:p>-176015.3</text:p>
          </table:table-cell>
          <table:table-cell table:formula="of:=[.E1190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447" calcext:value-type="float">
            <text:p>59447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.0</text:p>
          </table:table-cell>
          <table:table-cell table:formula="of:=[.C1191]*-1" office:value-type="float" office:value="-0" calcext:value-type="float">
            <text:p>0.0</text:p>
          </table:table-cell>
          <table:table-cell table:formula="of:=([.D1191])*([.A1191]-[.A1190])+[.E1190]" office:value-type="float" office:value="-176015.299999999" calcext:value-type="float">
            <text:p>-176015.3</text:p>
          </table:table-cell>
          <table:table-cell table:formula="of:=[.E1191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497" calcext:value-type="float">
            <text:p>59497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.0</text:p>
          </table:table-cell>
          <table:table-cell table:formula="of:=[.C1192]*-1" office:value-type="float" office:value="-0" calcext:value-type="float">
            <text:p>0.0</text:p>
          </table:table-cell>
          <table:table-cell table:formula="of:=([.D1192])*([.A1192]-[.A1191])+[.E1191]" office:value-type="float" office:value="-176015.299999999" calcext:value-type="float">
            <text:p>-176015.3</text:p>
          </table:table-cell>
          <table:table-cell table:formula="of:=[.E1192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547" calcext:value-type="float">
            <text:p>59547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.0</text:p>
          </table:table-cell>
          <table:table-cell table:formula="of:=[.C1193]*-1" office:value-type="float" office:value="-0" calcext:value-type="float">
            <text:p>0.0</text:p>
          </table:table-cell>
          <table:table-cell table:formula="of:=([.D1193])*([.A1193]-[.A1192])+[.E1192]" office:value-type="float" office:value="-176015.299999999" calcext:value-type="float">
            <text:p>-176015.3</text:p>
          </table:table-cell>
          <table:table-cell table:formula="of:=[.E1193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597" calcext:value-type="float">
            <text:p>59597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.0</text:p>
          </table:table-cell>
          <table:table-cell table:formula="of:=[.C1194]*-1" office:value-type="float" office:value="-0" calcext:value-type="float">
            <text:p>0.0</text:p>
          </table:table-cell>
          <table:table-cell table:formula="of:=([.D1194])*([.A1194]-[.A1193])+[.E1193]" office:value-type="float" office:value="-176015.299999999" calcext:value-type="float">
            <text:p>-176015.3</text:p>
          </table:table-cell>
          <table:table-cell table:formula="of:=[.E1194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647" calcext:value-type="float">
            <text:p>59647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.0</text:p>
          </table:table-cell>
          <table:table-cell table:formula="of:=[.C1195]*-1" office:value-type="float" office:value="-0" calcext:value-type="float">
            <text:p>0.0</text:p>
          </table:table-cell>
          <table:table-cell table:formula="of:=([.D1195])*([.A1195]-[.A1194])+[.E1194]" office:value-type="float" office:value="-176015.299999999" calcext:value-type="float">
            <text:p>-176015.3</text:p>
          </table:table-cell>
          <table:table-cell table:formula="of:=[.E1195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697" calcext:value-type="float">
            <text:p>59697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.0</text:p>
          </table:table-cell>
          <table:table-cell table:formula="of:=[.C1196]*-1" office:value-type="float" office:value="-0" calcext:value-type="float">
            <text:p>0.0</text:p>
          </table:table-cell>
          <table:table-cell table:formula="of:=([.D1196])*([.A1196]-[.A1195])+[.E1195]" office:value-type="float" office:value="-176015.299999999" calcext:value-type="float">
            <text:p>-176015.3</text:p>
          </table:table-cell>
          <table:table-cell table:formula="of:=[.E1196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747" calcext:value-type="float">
            <text:p>59747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.0</text:p>
          </table:table-cell>
          <table:table-cell table:formula="of:=[.C1197]*-1" office:value-type="float" office:value="-0" calcext:value-type="float">
            <text:p>0.0</text:p>
          </table:table-cell>
          <table:table-cell table:formula="of:=([.D1197])*([.A1197]-[.A1196])+[.E1196]" office:value-type="float" office:value="-176015.299999999" calcext:value-type="float">
            <text:p>-176015.3</text:p>
          </table:table-cell>
          <table:table-cell table:formula="of:=[.E1197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797" calcext:value-type="float">
            <text:p>59797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.0</text:p>
          </table:table-cell>
          <table:table-cell table:formula="of:=[.C1198]*-1" office:value-type="float" office:value="-0" calcext:value-type="float">
            <text:p>0.0</text:p>
          </table:table-cell>
          <table:table-cell table:formula="of:=([.D1198])*([.A1198]-[.A1197])+[.E1197]" office:value-type="float" office:value="-176015.299999999" calcext:value-type="float">
            <text:p>-176015.3</text:p>
          </table:table-cell>
          <table:table-cell table:formula="of:=[.E1198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847" calcext:value-type="float">
            <text:p>59847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.0</text:p>
          </table:table-cell>
          <table:table-cell table:formula="of:=[.C1199]*-1" office:value-type="float" office:value="-0" calcext:value-type="float">
            <text:p>0.0</text:p>
          </table:table-cell>
          <table:table-cell table:formula="of:=([.D1199])*([.A1199]-[.A1198])+[.E1198]" office:value-type="float" office:value="-176015.299999999" calcext:value-type="float">
            <text:p>-176015.3</text:p>
          </table:table-cell>
          <table:table-cell table:formula="of:=[.E1199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897" calcext:value-type="float">
            <text:p>59897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.0</text:p>
          </table:table-cell>
          <table:table-cell table:formula="of:=[.C1200]*-1" office:value-type="float" office:value="-0" calcext:value-type="float">
            <text:p>0.0</text:p>
          </table:table-cell>
          <table:table-cell table:formula="of:=([.D1200])*([.A1200]-[.A1199])+[.E1199]" office:value-type="float" office:value="-176015.299999999" calcext:value-type="float">
            <text:p>-176015.3</text:p>
          </table:table-cell>
          <table:table-cell table:formula="of:=[.E1200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947" calcext:value-type="float">
            <text:p>59947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.0</text:p>
          </table:table-cell>
          <table:table-cell table:formula="of:=[.C1201]*-1" office:value-type="float" office:value="-0" calcext:value-type="float">
            <text:p>0.0</text:p>
          </table:table-cell>
          <table:table-cell table:formula="of:=([.D1201])*([.A1201]-[.A1200])+[.E1200]" office:value-type="float" office:value="-176015.299999999" calcext:value-type="float">
            <text:p>-176015.3</text:p>
          </table:table-cell>
          <table:table-cell table:formula="of:=[.E1201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59997" calcext:value-type="float">
            <text:p>59997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.0</text:p>
          </table:table-cell>
          <table:table-cell table:formula="of:=[.C1202]*-1" office:value-type="float" office:value="-0" calcext:value-type="float">
            <text:p>0.0</text:p>
          </table:table-cell>
          <table:table-cell table:formula="of:=([.D1202])*([.A1202]-[.A1201])+[.E1201]" office:value-type="float" office:value="-176015.299999999" calcext:value-type="float">
            <text:p>-176015.3</text:p>
          </table:table-cell>
          <table:table-cell table:formula="of:=[.E1202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047" calcext:value-type="float">
            <text:p>60047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.0</text:p>
          </table:table-cell>
          <table:table-cell table:formula="of:=[.C1203]*-1" office:value-type="float" office:value="-0" calcext:value-type="float">
            <text:p>0.0</text:p>
          </table:table-cell>
          <table:table-cell table:formula="of:=([.D1203])*([.A1203]-[.A1202])+[.E1202]" office:value-type="float" office:value="-176015.299999999" calcext:value-type="float">
            <text:p>-176015.3</text:p>
          </table:table-cell>
          <table:table-cell table:formula="of:=[.E1203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097" calcext:value-type="float">
            <text:p>60097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.0</text:p>
          </table:table-cell>
          <table:table-cell table:formula="of:=[.C1204]*-1" office:value-type="float" office:value="-0" calcext:value-type="float">
            <text:p>0.0</text:p>
          </table:table-cell>
          <table:table-cell table:formula="of:=([.D1204])*([.A1204]-[.A1203])+[.E1203]" office:value-type="float" office:value="-176015.299999999" calcext:value-type="float">
            <text:p>-176015.3</text:p>
          </table:table-cell>
          <table:table-cell table:formula="of:=[.E1204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147" calcext:value-type="float">
            <text:p>6014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05]*-1" office:value-type="float" office:value="-0" calcext:value-type="float">
            <text:p>0.0</text:p>
          </table:table-cell>
          <table:table-cell table:formula="of:=([.D1205])*([.A1205]-[.A1204])+[.E1204]" office:value-type="float" office:value="-176015.299999999" calcext:value-type="float">
            <text:p>-176015.3</text:p>
          </table:table-cell>
          <table:table-cell table:formula="of:=[.E1205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197" calcext:value-type="float">
            <text:p>6019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06]*-1" office:value-type="float" office:value="-0" calcext:value-type="float">
            <text:p>0.0</text:p>
          </table:table-cell>
          <table:table-cell table:formula="of:=([.D1206])*([.A1206]-[.A1205])+[.E1205]" office:value-type="float" office:value="-176015.299999999" calcext:value-type="float">
            <text:p>-176015.3</text:p>
          </table:table-cell>
          <table:table-cell table:formula="of:=[.E1206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247" calcext:value-type="float">
            <text:p>6024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07]*-1" office:value-type="float" office:value="-0" calcext:value-type="float">
            <text:p>0.0</text:p>
          </table:table-cell>
          <table:table-cell table:formula="of:=([.D1207])*([.A1207]-[.A1206])+[.E1206]" office:value-type="float" office:value="-176015.299999999" calcext:value-type="float">
            <text:p>-176015.3</text:p>
          </table:table-cell>
          <table:table-cell table:formula="of:=[.E1207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297" calcext:value-type="float">
            <text:p>6029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08]*-1" office:value-type="float" office:value="-0" calcext:value-type="float">
            <text:p>0.0</text:p>
          </table:table-cell>
          <table:table-cell table:formula="of:=([.D1208])*([.A1208]-[.A1207])+[.E1207]" office:value-type="float" office:value="-176015.299999999" calcext:value-type="float">
            <text:p>-176015.3</text:p>
          </table:table-cell>
          <table:table-cell table:formula="of:=[.E1208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347" calcext:value-type="float">
            <text:p>6034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09]*-1" office:value-type="float" office:value="-0" calcext:value-type="float">
            <text:p>0.0</text:p>
          </table:table-cell>
          <table:table-cell table:formula="of:=([.D1209])*([.A1209]-[.A1208])+[.E1208]" office:value-type="float" office:value="-176015.299999999" calcext:value-type="float">
            <text:p>-176015.3</text:p>
          </table:table-cell>
          <table:table-cell table:formula="of:=[.E1209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397" calcext:value-type="float">
            <text:p>6039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10]*-1" office:value-type="float" office:value="-0" calcext:value-type="float">
            <text:p>0.0</text:p>
          </table:table-cell>
          <table:table-cell table:formula="of:=([.D1210])*([.A1210]-[.A1209])+[.E1209]" office:value-type="float" office:value="-176015.299999999" calcext:value-type="float">
            <text:p>-176015.3</text:p>
          </table:table-cell>
          <table:table-cell table:formula="of:=[.E1210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447" calcext:value-type="float">
            <text:p>6044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11]*-1" office:value-type="float" office:value="-0" calcext:value-type="float">
            <text:p>0.0</text:p>
          </table:table-cell>
          <table:table-cell table:formula="of:=([.D1211])*([.A1211]-[.A1210])+[.E1210]" office:value-type="float" office:value="-176015.299999999" calcext:value-type="float">
            <text:p>-176015.3</text:p>
          </table:table-cell>
          <table:table-cell table:formula="of:=[.E1211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497" calcext:value-type="float">
            <text:p>6049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12]*-1" office:value-type="float" office:value="-0" calcext:value-type="float">
            <text:p>0.0</text:p>
          </table:table-cell>
          <table:table-cell table:formula="of:=([.D1212])*([.A1212]-[.A1211])+[.E1211]" office:value-type="float" office:value="-176015.299999999" calcext:value-type="float">
            <text:p>-176015.3</text:p>
          </table:table-cell>
          <table:table-cell table:formula="of:=[.E1212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547" calcext:value-type="float">
            <text:p>60547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.0</text:p>
          </table:table-cell>
          <table:table-cell table:formula="of:=[.C1213]*-1" office:value-type="float" office:value="-0" calcext:value-type="float">
            <text:p>0.0</text:p>
          </table:table-cell>
          <table:table-cell table:formula="of:=([.D1213])*([.A1213]-[.A1212])+[.E1212]" office:value-type="float" office:value="-176015.299999999" calcext:value-type="float">
            <text:p>-176015.3</text:p>
          </table:table-cell>
          <table:table-cell table:formula="of:=[.E1213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597" calcext:value-type="float">
            <text:p>6059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table:formula="of:=[.C1214]*-1" office:value-type="float" office:value="-0" calcext:value-type="float">
            <text:p>0.0</text:p>
          </table:table-cell>
          <table:table-cell table:formula="of:=([.D1214])*([.A1214]-[.A1213])+[.E1213]" office:value-type="float" office:value="-176015.299999999" calcext:value-type="float">
            <text:p>-176015.3</text:p>
          </table:table-cell>
          <table:table-cell table:formula="of:=[.E1214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647" calcext:value-type="float">
            <text:p>6064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table:formula="of:=[.C1215]*-1" office:value-type="float" office:value="-0" calcext:value-type="float">
            <text:p>0.0</text:p>
          </table:table-cell>
          <table:table-cell table:formula="of:=([.D1215])*([.A1215]-[.A1214])+[.E1214]" office:value-type="float" office:value="-176015.299999999" calcext:value-type="float">
            <text:p>-176015.3</text:p>
          </table:table-cell>
          <table:table-cell table:formula="of:=[.E1215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697" calcext:value-type="float">
            <text:p>6069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table:formula="of:=[.C1216]*-1" office:value-type="float" office:value="-0" calcext:value-type="float">
            <text:p>0.0</text:p>
          </table:table-cell>
          <table:table-cell table:formula="of:=([.D1216])*([.A1216]-[.A1215])+[.E1215]" office:value-type="float" office:value="-176015.299999999" calcext:value-type="float">
            <text:p>-176015.3</text:p>
          </table:table-cell>
          <table:table-cell table:formula="of:=[.E1216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747" calcext:value-type="float">
            <text:p>6074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table:formula="of:=[.C1217]*-1" office:value-type="float" office:value="-0" calcext:value-type="float">
            <text:p>0.0</text:p>
          </table:table-cell>
          <table:table-cell table:formula="of:=([.D1217])*([.A1217]-[.A1216])+[.E1216]" office:value-type="float" office:value="-176015.299999999" calcext:value-type="float">
            <text:p>-176015.3</text:p>
          </table:table-cell>
          <table:table-cell table:formula="of:=[.E1217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797" calcext:value-type="float">
            <text:p>6079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table:formula="of:=[.C1218]*-1" office:value-type="float" office:value="-0" calcext:value-type="float">
            <text:p>0.0</text:p>
          </table:table-cell>
          <table:table-cell table:formula="of:=([.D1218])*([.A1218]-[.A1217])+[.E1217]" office:value-type="float" office:value="-176015.299999999" calcext:value-type="float">
            <text:p>-176015.3</text:p>
          </table:table-cell>
          <table:table-cell table:formula="of:=[.E1218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847" calcext:value-type="float">
            <text:p>6084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table:formula="of:=[.C1219]*-1" office:value-type="float" office:value="-0" calcext:value-type="float">
            <text:p>0.0</text:p>
          </table:table-cell>
          <table:table-cell table:formula="of:=([.D1219])*([.A1219]-[.A1218])+[.E1218]" office:value-type="float" office:value="-176015.299999999" calcext:value-type="float">
            <text:p>-176015.3</text:p>
          </table:table-cell>
          <table:table-cell table:formula="of:=[.E1219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897" calcext:value-type="float">
            <text:p>6089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table:formula="of:=[.C1220]*-1" office:value-type="float" office:value="-0" calcext:value-type="float">
            <text:p>0.0</text:p>
          </table:table-cell>
          <table:table-cell table:formula="of:=([.D1220])*([.A1220]-[.A1219])+[.E1219]" office:value-type="float" office:value="-176015.299999999" calcext:value-type="float">
            <text:p>-176015.3</text:p>
          </table:table-cell>
          <table:table-cell table:formula="of:=[.E1220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947" calcext:value-type="float">
            <text:p>6094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table:formula="of:=[.C1221]*-1" office:value-type="float" office:value="-0" calcext:value-type="float">
            <text:p>0.0</text:p>
          </table:table-cell>
          <table:table-cell table:formula="of:=([.D1221])*([.A1221]-[.A1220])+[.E1220]" office:value-type="float" office:value="-176015.299999999" calcext:value-type="float">
            <text:p>-176015.3</text:p>
          </table:table-cell>
          <table:table-cell table:formula="of:=[.E1221]/3600" office:value-type="float" office:value="-48.8931388888886" calcext:value-type="float">
            <text:p>-48.9</text:p>
          </table:table-cell>
        </table:table-row>
        <table:table-row table:style-name="ro2">
          <table:table-cell office:value-type="float" office:value="60997" calcext:value-type="float">
            <text:p>60997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.0</text:p>
          </table:table-cell>
          <table:table-cell table:formula="of:=[.C1222]*-1" office:value-type="float" office:value="-0" calcext:value-type="float">
            <text:p>0.0</text:p>
          </table:table-cell>
          <table:table-cell table:formula="of:=([.D1222])*([.A1222]-[.A1221])+[.E1221]" office:value-type="float" office:value="-176015.299999999" calcext:value-type="float">
            <text:p>-176015.3</text:p>
          </table:table-cell>
          <table:table-cell table:formula="of:=[.E1222]/3600" office:value-type="float" office:value="-48.8931388888886" calcext:value-type="float">
            <text:p>-48.9</text:p>
          </table:table-cell>
        </table:table-row>
        <table:table-row table:style-name="ro2" table:number-rows-repeated="10473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5T01:02:58.460091988</dc:date>
    <meta:editing-duration>PT11M18S</meta:editing-duration>
    <meta:editing-cycles>3</meta:editing-cycles>
    <meta:generator>LibreOffice/7.1.7.2$MacOSX_X86_64 LibreOffice_project/c6a4e3954236145e2acb0b65f68614365aeee33f</meta:generator>
    <meta:document-statistic meta:table-count="1" meta:cell-count="73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59000" chart:origin="0" chart:interval-major="59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2.8" chart:maximum="4.2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5cm" svg:height="57.88cm" xlink:href=".." xlink:type="simple" chart:class="chart:scatter" chart:style-name="ch1">
        <chart:title svg:x="14.778cm" svg:y="1.293cm" chart:style-name="ch2">
          <text:p>47 Ah FoMoCo Discharge Test</text:p>
        </chart:title>
        <chart:subtitle svg:x="16.011cm" svg:y="3.229cm" chart:style-name="ch3">
          <text:p>3 A constant discharge</text:p>
        </chart:subtitle>
        <chart:legend chart:legend-position="end" svg:x="33.258cm" svg:y="28.387cm" style:legend-expansion="high" chart:style-name="ch4"/>
        <chart:plot-area chart:style-name="ch5" table:cell-range-address="Decimated.A1:Decimated.B1222 Decimated.F1:Decimated.F1222" chart:data-source-has-labels="row" svg:x="1.736cm" svg:y="5.047cm" svg:width="29.518cm" svg:height="50.688cm">
          <chart:coordinate-region svg:x="2.691cm" svg:y="5.249cm" svg:width="27.482cm" svg:height="49.835cm"/>
          <chart:axis chart:dimension="x" chart:name="primary-x" chart:style-name="ch6">
            <chart:title svg:x="15.356cm" svg:y="56.893cm" chart:style-name="ch7">
              <text:p>time (seconds)</text:p>
            </chart:title>
            <chart:grid chart:style-name="ch8" chart:class="major"/>
          </chart:axis>
          <chart:axis chart:dimension="y" chart:name="primary-y" chart:style-name="ch9">
            <chart:title svg:x="0.451cm" svg:y="30.813cm" chart:style-name="ch10">
              <text:p>Vcell</text:p>
            </chart:title>
            <chart:grid chart:style-name="ch8" chart:class="major"/>
          </chart:axis>
          <chart:axis chart:dimension="y" chart:name="secondary-y" chart:style-name="ch11">
            <chart:title svg:x="31.973cm" svg:y="31.831cm" chart:style-name="ch10">
              <text:p>Cell Ah (discharge)</text:p>
            </chart:title>
          </chart:axis>
          <chart:series chart:attached-axis="primary-y" chart:style-name="ch12" chart:values-cell-range-address="Decimated.B2:Decimated.B1222" chart:label-cell-address="Decimated.B1:Decimated.B1" chart:class="chart:scatter">
            <chart:domain table:cell-range-address="Decimated.A2:Decimated.A1222"/>
            <chart:data-point chart:repeated="1221"/>
          </chart:series>
          <chart:series chart:attached-axis="secondary-y" chart:style-name="ch13" chart:values-cell-range-address="Decimated.F2:Decimated.F1222" chart:label-cell-address="Decimated.F1:Decimated.F1" chart:class="chart:scatter">
            <chart:data-point chart:repeated="12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age</text:p>
                <draw:g>
                  <svg:desc>Decimated.B1:Decimated.B1</svg:desc>
                </draw:g>
              </table:table-cell>
              <table:table-cell office:value-type="string">
                <text:p>Total Ah</text:p>
                <draw:g>
                  <svg:desc>Decimated.F1:Decimat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cimated.A2:Decimated.A1222</svg:desc>
                </draw:g>
              </table:table-cell>
              <table:table-cell office:value-type="float" office:value="4.2">
                <text:p>4.2</text:p>
                <draw:g>
                  <svg:desc>Decimated.B2:Decimated.B1222</svg:desc>
                </draw:g>
              </table:table-cell>
              <table:table-cell office:value-type="float" office:value="NaN">
                <text:p>NaN</text:p>
                <draw:g>
                  <svg:desc>Decimated.F2:Decimated.F1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4.18">
                <text:p>4.18</text:p>
              </table:table-cell>
              <table:table-cell office:value-type="float" office:value="-0.0391666666666667">
                <text:p>-0.039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">
                <text:p>97</text:p>
              </table:table-cell>
              <table:table-cell office:value-type="float" office:value="4.18">
                <text:p>4.18</text:p>
              </table:table-cell>
              <table:table-cell office:value-type="float" office:value="-0.0808333333333333">
                <text:p>-0.080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">
                <text:p>147</text:p>
              </table:table-cell>
              <table:table-cell office:value-type="float" office:value="4.17">
                <text:p>4.17</text:p>
              </table:table-cell>
              <table:table-cell office:value-type="float" office:value="-0.122472222222222">
                <text:p>-0.12247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">
                <text:p>197</text:p>
              </table:table-cell>
              <table:table-cell office:value-type="float" office:value="4.17">
                <text:p>4.17</text:p>
              </table:table-cell>
              <table:table-cell office:value-type="float" office:value="-0.164138888888889">
                <text:p>-0.16413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7">
                <text:p>247</text:p>
              </table:table-cell>
              <table:table-cell office:value-type="float" office:value="4.17">
                <text:p>4.17</text:p>
              </table:table-cell>
              <table:table-cell office:value-type="float" office:value="-0.205791666666667">
                <text:p>-0.2057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7">
                <text:p>297</text:p>
              </table:table-cell>
              <table:table-cell office:value-type="float" office:value="4.16">
                <text:p>4.16</text:p>
              </table:table-cell>
              <table:table-cell office:value-type="float" office:value="-0.247444444444444">
                <text:p>-0.247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7">
                <text:p>347</text:p>
              </table:table-cell>
              <table:table-cell office:value-type="float" office:value="4.17">
                <text:p>4.17</text:p>
              </table:table-cell>
              <table:table-cell office:value-type="float" office:value="-0.289083333333333">
                <text:p>-0.289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7">
                <text:p>397</text:p>
              </table:table-cell>
              <table:table-cell office:value-type="float" office:value="4.16">
                <text:p>4.16</text:p>
              </table:table-cell>
              <table:table-cell office:value-type="float" office:value="-0.330736111111111">
                <text:p>-0.330736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">
                <text:p>447</text:p>
              </table:table-cell>
              <table:table-cell office:value-type="float" office:value="4.16">
                <text:p>4.16</text:p>
              </table:table-cell>
              <table:table-cell office:value-type="float" office:value="-0.372388888888889">
                <text:p>-0.3723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">
                <text:p>497</text:p>
              </table:table-cell>
              <table:table-cell office:value-type="float" office:value="4.16">
                <text:p>4.16</text:p>
              </table:table-cell>
              <table:table-cell office:value-type="float" office:value="-0.414027777777778">
                <text:p>-0.41402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7">
                <text:p>547</text:p>
              </table:table-cell>
              <table:table-cell office:value-type="float" office:value="4.16">
                <text:p>4.16</text:p>
              </table:table-cell>
              <table:table-cell office:value-type="float" office:value="-0.455680555555556">
                <text:p>-0.455680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7">
                <text:p>597</text:p>
              </table:table-cell>
              <table:table-cell office:value-type="float" office:value="4.16">
                <text:p>4.16</text:p>
              </table:table-cell>
              <table:table-cell office:value-type="float" office:value="-0.497347222222222">
                <text:p>-0.497347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4.16">
                <text:p>4.16</text:p>
              </table:table-cell>
              <table:table-cell office:value-type="float" office:value="-0.539">
                <text:p>-0.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7">
                <text:p>697</text:p>
              </table:table-cell>
              <table:table-cell office:value-type="float" office:value="4.15">
                <text:p>4.15</text:p>
              </table:table-cell>
              <table:table-cell office:value-type="float" office:value="-0.580652777777778">
                <text:p>-0.580652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7">
                <text:p>747</text:p>
              </table:table-cell>
              <table:table-cell office:value-type="float" office:value="4.15">
                <text:p>4.15</text:p>
              </table:table-cell>
              <table:table-cell office:value-type="float" office:value="-0.622291666666667">
                <text:p>-0.6222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7">
                <text:p>797</text:p>
              </table:table-cell>
              <table:table-cell office:value-type="float" office:value="4.15">
                <text:p>4.15</text:p>
              </table:table-cell>
              <table:table-cell office:value-type="float" office:value="-0.663930555555556">
                <text:p>-0.663930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7">
                <text:p>847</text:p>
              </table:table-cell>
              <table:table-cell office:value-type="float" office:value="4.15">
                <text:p>4.15</text:p>
              </table:table-cell>
              <table:table-cell office:value-type="float" office:value="-0.705569444444445">
                <text:p>-0.705569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7">
                <text:p>897</text:p>
              </table:table-cell>
              <table:table-cell office:value-type="float" office:value="4.15">
                <text:p>4.15</text:p>
              </table:table-cell>
              <table:table-cell office:value-type="float" office:value="-0.747208333333334">
                <text:p>-0.747208333333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7">
                <text:p>947</text:p>
              </table:table-cell>
              <table:table-cell office:value-type="float" office:value="4.15">
                <text:p>4.15</text:p>
              </table:table-cell>
              <table:table-cell office:value-type="float" office:value="-0.788847222222223">
                <text:p>-0.7888472222222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7">
                <text:p>997</text:p>
              </table:table-cell>
              <table:table-cell office:value-type="float" office:value="4.14">
                <text:p>4.14</text:p>
              </table:table-cell>
              <table:table-cell office:value-type="float" office:value="-0.830486111111111">
                <text:p>-0.830486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7">
                <text:p>1047</text:p>
              </table:table-cell>
              <table:table-cell office:value-type="float" office:value="4.14">
                <text:p>4.14</text:p>
              </table:table-cell>
              <table:table-cell office:value-type="float" office:value="-0.872152777777778">
                <text:p>-0.8721527777777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7">
                <text:p>1097</text:p>
              </table:table-cell>
              <table:table-cell office:value-type="float" office:value="4.14">
                <text:p>4.14</text:p>
              </table:table-cell>
              <table:table-cell office:value-type="float" office:value="-0.913777777777778">
                <text:p>-0.9137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7">
                <text:p>1147</text:p>
              </table:table-cell>
              <table:table-cell office:value-type="float" office:value="4.14">
                <text:p>4.14</text:p>
              </table:table-cell>
              <table:table-cell office:value-type="float" office:value="-0.955416666666667">
                <text:p>-0.955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7">
                <text:p>1197</text:p>
              </table:table-cell>
              <table:table-cell office:value-type="float" office:value="4.14">
                <text:p>4.14</text:p>
              </table:table-cell>
              <table:table-cell office:value-type="float" office:value="-0.997055555555556">
                <text:p>-0.9970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7">
                <text:p>1247</text:p>
              </table:table-cell>
              <table:table-cell office:value-type="float" office:value="4.14">
                <text:p>4.14</text:p>
              </table:table-cell>
              <table:table-cell office:value-type="float" office:value="-1.03868055555556">
                <text:p>-1.038680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7">
                <text:p>1297</text:p>
              </table:table-cell>
              <table:table-cell office:value-type="float" office:value="4.14">
                <text:p>4.14</text:p>
              </table:table-cell>
              <table:table-cell office:value-type="float" office:value="-1.08030555555556">
                <text:p>-1.08030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7">
                <text:p>1347</text:p>
              </table:table-cell>
              <table:table-cell office:value-type="float" office:value="4.14">
                <text:p>4.14</text:p>
              </table:table-cell>
              <table:table-cell office:value-type="float" office:value="-1.12193055555556">
                <text:p>-1.121930555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7">
                <text:p>1397</text:p>
              </table:table-cell>
              <table:table-cell office:value-type="float" office:value="4.14">
                <text:p>4.14</text:p>
              </table:table-cell>
              <table:table-cell office:value-type="float" office:value="-1.16355555555556">
                <text:p>-1.163555555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7">
                <text:p>1447</text:p>
              </table:table-cell>
              <table:table-cell office:value-type="float" office:value="4.14">
                <text:p>4.14</text:p>
              </table:table-cell>
              <table:table-cell office:value-type="float" office:value="-1.20518055555556">
                <text:p>-1.20518055555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7">
                <text:p>1497</text:p>
              </table:table-cell>
              <table:table-cell office:value-type="float" office:value="4.14">
                <text:p>4.14</text:p>
              </table:table-cell>
              <table:table-cell office:value-type="float" office:value="-1.24681944444444">
                <text:p>-1.246819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7">
                <text:p>1547</text:p>
              </table:table-cell>
              <table:table-cell office:value-type="float" office:value="4.14">
                <text:p>4.14</text:p>
              </table:table-cell>
              <table:table-cell office:value-type="float" office:value="-1.28845833333333">
                <text:p>-1.288458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97">
                <text:p>1597</text:p>
              </table:table-cell>
              <table:table-cell office:value-type="float" office:value="4.13">
                <text:p>4.13</text:p>
              </table:table-cell>
              <table:table-cell office:value-type="float" office:value="-1.33009722222222">
                <text:p>-1.33009722222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7">
                <text:p>1647</text:p>
              </table:table-cell>
              <table:table-cell office:value-type="float" office:value="4.13">
                <text:p>4.13</text:p>
              </table:table-cell>
              <table:table-cell office:value-type="float" office:value="-1.37173611111111">
                <text:p>-1.37173611111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7">
                <text:p>1697</text:p>
              </table:table-cell>
              <table:table-cell office:value-type="float" office:value="4.13">
                <text:p>4.13</text:p>
              </table:table-cell>
              <table:table-cell office:value-type="float" office:value="-1.41336111111111">
                <text:p>-1.41336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7">
                <text:p>1747</text:p>
              </table:table-cell>
              <table:table-cell office:value-type="float" office:value="4.13">
                <text:p>4.13</text:p>
              </table:table-cell>
              <table:table-cell office:value-type="float" office:value="-1.45498611111111">
                <text:p>-1.454986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7">
                <text:p>1797</text:p>
              </table:table-cell>
              <table:table-cell office:value-type="float" office:value="4.13">
                <text:p>4.13</text:p>
              </table:table-cell>
              <table:table-cell office:value-type="float" office:value="-1.496625">
                <text:p>-1.496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7">
                <text:p>1847</text:p>
              </table:table-cell>
              <table:table-cell office:value-type="float" office:value="4.12">
                <text:p>4.12</text:p>
              </table:table-cell>
              <table:table-cell office:value-type="float" office:value="-1.53825">
                <text:p>-1.53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97">
                <text:p>1897</text:p>
              </table:table-cell>
              <table:table-cell office:value-type="float" office:value="4.12">
                <text:p>4.12</text:p>
              </table:table-cell>
              <table:table-cell office:value-type="float" office:value="-1.579875">
                <text:p>-1.57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47">
                <text:p>1947</text:p>
              </table:table-cell>
              <table:table-cell office:value-type="float" office:value="4.12">
                <text:p>4.12</text:p>
              </table:table-cell>
              <table:table-cell office:value-type="float" office:value="-1.6215">
                <text:p>-1.6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7">
                <text:p>1997</text:p>
              </table:table-cell>
              <table:table-cell office:value-type="float" office:value="4.13">
                <text:p>4.13</text:p>
              </table:table-cell>
              <table:table-cell office:value-type="float" office:value="-1.663125">
                <text:p>-1.66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7">
                <text:p>2047</text:p>
              </table:table-cell>
              <table:table-cell office:value-type="float" office:value="4.12">
                <text:p>4.12</text:p>
              </table:table-cell>
              <table:table-cell office:value-type="float" office:value="-1.70475">
                <text:p>-1.70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97">
                <text:p>2097</text:p>
              </table:table-cell>
              <table:table-cell office:value-type="float" office:value="4.12">
                <text:p>4.12</text:p>
              </table:table-cell>
              <table:table-cell office:value-type="float" office:value="-1.74638888888889">
                <text:p>-1.7463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47">
                <text:p>2147</text:p>
              </table:table-cell>
              <table:table-cell office:value-type="float" office:value="4.12">
                <text:p>4.12</text:p>
              </table:table-cell>
              <table:table-cell office:value-type="float" office:value="-1.78801388888889">
                <text:p>-1.788013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7">
                <text:p>2197</text:p>
              </table:table-cell>
              <table:table-cell office:value-type="float" office:value="4.12">
                <text:p>4.12</text:p>
              </table:table-cell>
              <table:table-cell office:value-type="float" office:value="-1.82963888888889">
                <text:p>-1.82963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47">
                <text:p>2247</text:p>
              </table:table-cell>
              <table:table-cell office:value-type="float" office:value="4.12">
                <text:p>4.12</text:p>
              </table:table-cell>
              <table:table-cell office:value-type="float" office:value="-1.87126388888889">
                <text:p>-1.87126388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97">
                <text:p>2297</text:p>
              </table:table-cell>
              <table:table-cell office:value-type="float" office:value="4.11">
                <text:p>4.11</text:p>
              </table:table-cell>
              <table:table-cell office:value-type="float" office:value="-1.91290277777778">
                <text:p>-1.912902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47">
                <text:p>2347</text:p>
              </table:table-cell>
              <table:table-cell office:value-type="float" office:value="4.12">
                <text:p>4.12</text:p>
              </table:table-cell>
              <table:table-cell office:value-type="float" office:value="-1.95452777777778">
                <text:p>-1.9545277777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97">
                <text:p>2397</text:p>
              </table:table-cell>
              <table:table-cell office:value-type="float" office:value="4.12">
                <text:p>4.12</text:p>
              </table:table-cell>
              <table:table-cell office:value-type="float" office:value="-1.99616666666667">
                <text:p>-1.9961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47">
                <text:p>2447</text:p>
              </table:table-cell>
              <table:table-cell office:value-type="float" office:value="4.11">
                <text:p>4.11</text:p>
              </table:table-cell>
              <table:table-cell office:value-type="float" office:value="-2.03781944444444">
                <text:p>-2.03781944444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7">
                <text:p>2497</text:p>
              </table:table-cell>
              <table:table-cell office:value-type="float" office:value="4.12">
                <text:p>4.12</text:p>
              </table:table-cell>
              <table:table-cell office:value-type="float" office:value="-2.07945833333333">
                <text:p>-2.079458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47">
                <text:p>2547</text:p>
              </table:table-cell>
              <table:table-cell office:value-type="float" office:value="4.12">
                <text:p>4.12</text:p>
              </table:table-cell>
              <table:table-cell office:value-type="float" office:value="-2.12109722222222">
                <text:p>-2.12109722222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97">
                <text:p>2597</text:p>
              </table:table-cell>
              <table:table-cell office:value-type="float" office:value="4.11">
                <text:p>4.11</text:p>
              </table:table-cell>
              <table:table-cell office:value-type="float" office:value="-2.16272222222222">
                <text:p>-2.1627222222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47">
                <text:p>2647</text:p>
              </table:table-cell>
              <table:table-cell office:value-type="float" office:value="4.1">
                <text:p>4.1</text:p>
              </table:table-cell>
              <table:table-cell office:value-type="float" office:value="-2.20434722222222">
                <text:p>-2.20434722222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97">
                <text:p>2697</text:p>
              </table:table-cell>
              <table:table-cell office:value-type="float" office:value="4.11">
                <text:p>4.11</text:p>
              </table:table-cell>
              <table:table-cell office:value-type="float" office:value="-2.24597222222222">
                <text:p>-2.2459722222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47">
                <text:p>2747</text:p>
              </table:table-cell>
              <table:table-cell office:value-type="float" office:value="4.11">
                <text:p>4.11</text:p>
              </table:table-cell>
              <table:table-cell office:value-type="float" office:value="-2.28761111111111">
                <text:p>-2.28761111111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97">
                <text:p>2797</text:p>
              </table:table-cell>
              <table:table-cell office:value-type="float" office:value="4.11">
                <text:p>4.11</text:p>
              </table:table-cell>
              <table:table-cell office:value-type="float" office:value="-2.32923611111111">
                <text:p>-2.32923611111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47">
                <text:p>2847</text:p>
              </table:table-cell>
              <table:table-cell office:value-type="float" office:value="4.11">
                <text:p>4.11</text:p>
              </table:table-cell>
              <table:table-cell office:value-type="float" office:value="-2.370875">
                <text:p>-2.370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97">
                <text:p>2897</text:p>
              </table:table-cell>
              <table:table-cell office:value-type="float" office:value="4.11">
                <text:p>4.11</text:p>
              </table:table-cell>
              <table:table-cell office:value-type="float" office:value="-2.4125">
                <text:p>-2.4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47">
                <text:p>2947</text:p>
              </table:table-cell>
              <table:table-cell office:value-type="float" office:value="4.1">
                <text:p>4.1</text:p>
              </table:table-cell>
              <table:table-cell office:value-type="float" office:value="-2.454125">
                <text:p>-2.454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7">
                <text:p>2997</text:p>
              </table:table-cell>
              <table:table-cell office:value-type="float" office:value="4.1">
                <text:p>4.1</text:p>
              </table:table-cell>
              <table:table-cell office:value-type="float" office:value="-2.49575">
                <text:p>-2.49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7">
                <text:p>3047</text:p>
              </table:table-cell>
              <table:table-cell office:value-type="float" office:value="4.1">
                <text:p>4.1</text:p>
              </table:table-cell>
              <table:table-cell office:value-type="float" office:value="-2.537375">
                <text:p>-2.537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97">
                <text:p>3097</text:p>
              </table:table-cell>
              <table:table-cell office:value-type="float" office:value="4.1">
                <text:p>4.1</text:p>
              </table:table-cell>
              <table:table-cell office:value-type="float" office:value="-2.579">
                <text:p>-2.5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47">
                <text:p>3147</text:p>
              </table:table-cell>
              <table:table-cell office:value-type="float" office:value="4.1">
                <text:p>4.1</text:p>
              </table:table-cell>
              <table:table-cell office:value-type="float" office:value="-2.620625">
                <text:p>-2.62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97">
                <text:p>3197</text:p>
              </table:table-cell>
              <table:table-cell office:value-type="float" office:value="4.1">
                <text:p>4.1</text:p>
              </table:table-cell>
              <table:table-cell office:value-type="float" office:value="-2.66225">
                <text:p>-2.66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47">
                <text:p>3247</text:p>
              </table:table-cell>
              <table:table-cell office:value-type="float" office:value="4.1">
                <text:p>4.1</text:p>
              </table:table-cell>
              <table:table-cell office:value-type="float" office:value="-2.703875">
                <text:p>-2.703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97">
                <text:p>3297</text:p>
              </table:table-cell>
              <table:table-cell office:value-type="float" office:value="4.09">
                <text:p>4.09</text:p>
              </table:table-cell>
              <table:table-cell office:value-type="float" office:value="-2.7455">
                <text:p>-2.7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">
                <text:p>3347</text:p>
              </table:table-cell>
              <table:table-cell office:value-type="float" office:value="4.09">
                <text:p>4.09</text:p>
              </table:table-cell>
              <table:table-cell office:value-type="float" office:value="-2.787125">
                <text:p>-2.787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97">
                <text:p>3397</text:p>
              </table:table-cell>
              <table:table-cell office:value-type="float" office:value="4.09">
                <text:p>4.09</text:p>
              </table:table-cell>
              <table:table-cell office:value-type="float" office:value="-2.82875">
                <text:p>-2.82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47">
                <text:p>3447</text:p>
              </table:table-cell>
              <table:table-cell office:value-type="float" office:value="4.09">
                <text:p>4.09</text:p>
              </table:table-cell>
              <table:table-cell office:value-type="float" office:value="-2.870375">
                <text:p>-2.870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7">
                <text:p>3497</text:p>
              </table:table-cell>
              <table:table-cell office:value-type="float" office:value="4.09">
                <text:p>4.09</text:p>
              </table:table-cell>
              <table:table-cell office:value-type="float" office:value="-2.912">
                <text:p>-2.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47">
                <text:p>3547</text:p>
              </table:table-cell>
              <table:table-cell office:value-type="float" office:value="4.09">
                <text:p>4.09</text:p>
              </table:table-cell>
              <table:table-cell office:value-type="float" office:value="-2.95363888888889">
                <text:p>-2.95363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7">
                <text:p>3597</text:p>
              </table:table-cell>
              <table:table-cell office:value-type="float" office:value="4.08">
                <text:p>4.08</text:p>
              </table:table-cell>
              <table:table-cell office:value-type="float" office:value="-2.99526388888889">
                <text:p>-2.9952638888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47">
                <text:p>3647</text:p>
              </table:table-cell>
              <table:table-cell office:value-type="float" office:value="4.09">
                <text:p>4.09</text:p>
              </table:table-cell>
              <table:table-cell office:value-type="float" office:value="-3.036875">
                <text:p>-3.03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97">
                <text:p>3697</text:p>
              </table:table-cell>
              <table:table-cell office:value-type="float" office:value="4.08">
                <text:p>4.08</text:p>
              </table:table-cell>
              <table:table-cell office:value-type="float" office:value="-3.0785">
                <text:p>-3.07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47">
                <text:p>3747</text:p>
              </table:table-cell>
              <table:table-cell office:value-type="float" office:value="4.08">
                <text:p>4.08</text:p>
              </table:table-cell>
              <table:table-cell office:value-type="float" office:value="-3.120125">
                <text:p>-3.120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97">
                <text:p>3797</text:p>
              </table:table-cell>
              <table:table-cell office:value-type="float" office:value="4.08">
                <text:p>4.08</text:p>
              </table:table-cell>
              <table:table-cell office:value-type="float" office:value="-3.16176388888889">
                <text:p>-3.1617638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7">
                <text:p>3847</text:p>
              </table:table-cell>
              <table:table-cell office:value-type="float" office:value="4.08">
                <text:p>4.08</text:p>
              </table:table-cell>
              <table:table-cell office:value-type="float" office:value="-3.203375">
                <text:p>-3.203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7">
                <text:p>3897</text:p>
              </table:table-cell>
              <table:table-cell office:value-type="float" office:value="4.08">
                <text:p>4.08</text:p>
              </table:table-cell>
              <table:table-cell office:value-type="float" office:value="-3.245">
                <text:p>-3.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47">
                <text:p>3947</text:p>
              </table:table-cell>
              <table:table-cell office:value-type="float" office:value="4.07">
                <text:p>4.07</text:p>
              </table:table-cell>
              <table:table-cell office:value-type="float" office:value="-3.28663888888889">
                <text:p>-3.2866388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7">
                <text:p>3997</text:p>
              </table:table-cell>
              <table:table-cell office:value-type="float" office:value="4.07">
                <text:p>4.07</text:p>
              </table:table-cell>
              <table:table-cell office:value-type="float" office:value="-3.32826388888889">
                <text:p>-3.3282638888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47">
                <text:p>4047</text:p>
              </table:table-cell>
              <table:table-cell office:value-type="float" office:value="4.07">
                <text:p>4.07</text:p>
              </table:table-cell>
              <table:table-cell office:value-type="float" office:value="-3.36988888888889">
                <text:p>-3.36988888888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97">
                <text:p>4097</text:p>
              </table:table-cell>
              <table:table-cell office:value-type="float" office:value="4.08">
                <text:p>4.08</text:p>
              </table:table-cell>
              <table:table-cell office:value-type="float" office:value="-3.41151388888889">
                <text:p>-3.411513888888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47">
                <text:p>4147</text:p>
              </table:table-cell>
              <table:table-cell office:value-type="float" office:value="4.07">
                <text:p>4.07</text:p>
              </table:table-cell>
              <table:table-cell office:value-type="float" office:value="-3.45313888888889">
                <text:p>-3.45313888888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97">
                <text:p>4197</text:p>
              </table:table-cell>
              <table:table-cell office:value-type="float" office:value="4.08">
                <text:p>4.08</text:p>
              </table:table-cell>
              <table:table-cell office:value-type="float" office:value="-3.49475">
                <text:p>-3.49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47">
                <text:p>4247</text:p>
              </table:table-cell>
              <table:table-cell office:value-type="float" office:value="4.07">
                <text:p>4.07</text:p>
              </table:table-cell>
              <table:table-cell office:value-type="float" office:value="-3.536375">
                <text:p>-3.536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97">
                <text:p>4297</text:p>
              </table:table-cell>
              <table:table-cell office:value-type="float" office:value="4.07">
                <text:p>4.07</text:p>
              </table:table-cell>
              <table:table-cell office:value-type="float" office:value="-3.578">
                <text:p>-3.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47">
                <text:p>4347</text:p>
              </table:table-cell>
              <table:table-cell office:value-type="float" office:value="4.07">
                <text:p>4.07</text:p>
              </table:table-cell>
              <table:table-cell office:value-type="float" office:value="-3.619625">
                <text:p>-3.619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97">
                <text:p>4397</text:p>
              </table:table-cell>
              <table:table-cell office:value-type="float" office:value="4.07">
                <text:p>4.07</text:p>
              </table:table-cell>
              <table:table-cell office:value-type="float" office:value="-3.66125">
                <text:p>-3.66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47">
                <text:p>4447</text:p>
              </table:table-cell>
              <table:table-cell office:value-type="float" office:value="4.06">
                <text:p>4.06</text:p>
              </table:table-cell>
              <table:table-cell office:value-type="float" office:value="-3.70288888888889">
                <text:p>-3.7028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97">
                <text:p>4497</text:p>
              </table:table-cell>
              <table:table-cell office:value-type="float" office:value="4.06">
                <text:p>4.06</text:p>
              </table:table-cell>
              <table:table-cell office:value-type="float" office:value="-3.74451388888889">
                <text:p>-3.74451388888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47">
                <text:p>4547</text:p>
              </table:table-cell>
              <table:table-cell office:value-type="float" office:value="4.07">
                <text:p>4.07</text:p>
              </table:table-cell>
              <table:table-cell office:value-type="float" office:value="-3.78615277777778">
                <text:p>-3.78615277777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7">
                <text:p>4597</text:p>
              </table:table-cell>
              <table:table-cell office:value-type="float" office:value="4.06">
                <text:p>4.06</text:p>
              </table:table-cell>
              <table:table-cell office:value-type="float" office:value="-3.82777777777778">
                <text:p>-3.82777777777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47">
                <text:p>4647</text:p>
              </table:table-cell>
              <table:table-cell office:value-type="float" office:value="4.06">
                <text:p>4.06</text:p>
              </table:table-cell>
              <table:table-cell office:value-type="float" office:value="-3.86940277777778">
                <text:p>-3.869402777777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97">
                <text:p>4697</text:p>
              </table:table-cell>
              <table:table-cell office:value-type="float" office:value="4.06">
                <text:p>4.06</text:p>
              </table:table-cell>
              <table:table-cell office:value-type="float" office:value="-3.91101388888889">
                <text:p>-3.911013888888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47">
                <text:p>4747</text:p>
              </table:table-cell>
              <table:table-cell office:value-type="float" office:value="4.06">
                <text:p>4.06</text:p>
              </table:table-cell>
              <table:table-cell office:value-type="float" office:value="-3.95263888888889">
                <text:p>-3.952638888888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97">
                <text:p>4797</text:p>
              </table:table-cell>
              <table:table-cell office:value-type="float" office:value="4.06">
                <text:p>4.06</text:p>
              </table:table-cell>
              <table:table-cell office:value-type="float" office:value="-3.99425">
                <text:p>-3.99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47">
                <text:p>4847</text:p>
              </table:table-cell>
              <table:table-cell office:value-type="float" office:value="4.06">
                <text:p>4.06</text:p>
              </table:table-cell>
              <table:table-cell office:value-type="float" office:value="-4.035875">
                <text:p>-4.035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97">
                <text:p>4897</text:p>
              </table:table-cell>
              <table:table-cell office:value-type="float" office:value="4.05">
                <text:p>4.05</text:p>
              </table:table-cell>
              <table:table-cell office:value-type="float" office:value="-4.0775">
                <text:p>-4.07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47">
                <text:p>4947</text:p>
              </table:table-cell>
              <table:table-cell office:value-type="float" office:value="4.05">
                <text:p>4.05</text:p>
              </table:table-cell>
              <table:table-cell office:value-type="float" office:value="-4.11911111111111">
                <text:p>-4.11911111111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97">
                <text:p>4997</text:p>
              </table:table-cell>
              <table:table-cell office:value-type="float" office:value="4.05">
                <text:p>4.05</text:p>
              </table:table-cell>
              <table:table-cell office:value-type="float" office:value="-4.16073611111111">
                <text:p>-4.16073611111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47">
                <text:p>5047</text:p>
              </table:table-cell>
              <table:table-cell office:value-type="float" office:value="4.05">
                <text:p>4.05</text:p>
              </table:table-cell>
              <table:table-cell office:value-type="float" office:value="-4.20236111111111">
                <text:p>-4.20236111111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97">
                <text:p>5097</text:p>
              </table:table-cell>
              <table:table-cell office:value-type="float" office:value="4.05">
                <text:p>4.05</text:p>
              </table:table-cell>
              <table:table-cell office:value-type="float" office:value="-4.244">
                <text:p>-4.2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47">
                <text:p>5147</text:p>
              </table:table-cell>
              <table:table-cell office:value-type="float" office:value="4.05">
                <text:p>4.05</text:p>
              </table:table-cell>
              <table:table-cell office:value-type="float" office:value="-4.285625">
                <text:p>-4.285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97">
                <text:p>5197</text:p>
              </table:table-cell>
              <table:table-cell office:value-type="float" office:value="4.06">
                <text:p>4.06</text:p>
              </table:table-cell>
              <table:table-cell office:value-type="float" office:value="-4.32725">
                <text:p>-4.32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47">
                <text:p>5247</text:p>
              </table:table-cell>
              <table:table-cell office:value-type="float" office:value="4.05">
                <text:p>4.05</text:p>
              </table:table-cell>
              <table:table-cell office:value-type="float" office:value="-4.36888888888889">
                <text:p>-4.36888888888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97">
                <text:p>5297</text:p>
              </table:table-cell>
              <table:table-cell office:value-type="float" office:value="4.05">
                <text:p>4.05</text:p>
              </table:table-cell>
              <table:table-cell office:value-type="float" office:value="-4.41051388888889">
                <text:p>-4.410513888888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47">
                <text:p>5347</text:p>
              </table:table-cell>
              <table:table-cell office:value-type="float" office:value="4.05">
                <text:p>4.05</text:p>
              </table:table-cell>
              <table:table-cell office:value-type="float" office:value="-4.45213888888889">
                <text:p>-4.45213888888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97">
                <text:p>5397</text:p>
              </table:table-cell>
              <table:table-cell office:value-type="float" office:value="4.04">
                <text:p>4.04</text:p>
              </table:table-cell>
              <table:table-cell office:value-type="float" office:value="-4.49376388888889">
                <text:p>-4.493763888888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47">
                <text:p>5447</text:p>
              </table:table-cell>
              <table:table-cell office:value-type="float" office:value="4.05">
                <text:p>4.05</text:p>
              </table:table-cell>
              <table:table-cell office:value-type="float" office:value="-4.53538888888889">
                <text:p>-4.53538888888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97">
                <text:p>5497</text:p>
              </table:table-cell>
              <table:table-cell office:value-type="float" office:value="4.04">
                <text:p>4.04</text:p>
              </table:table-cell>
              <table:table-cell office:value-type="float" office:value="-4.57701388888889">
                <text:p>-4.57701388888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47">
                <text:p>5547</text:p>
              </table:table-cell>
              <table:table-cell office:value-type="float" office:value="4.05">
                <text:p>4.05</text:p>
              </table:table-cell>
              <table:table-cell office:value-type="float" office:value="-4.61866666666667">
                <text:p>-4.618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97">
                <text:p>5597</text:p>
              </table:table-cell>
              <table:table-cell office:value-type="float" office:value="4.04">
                <text:p>4.04</text:p>
              </table:table-cell>
              <table:table-cell office:value-type="float" office:value="-4.66029166666667">
                <text:p>-4.660291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47">
                <text:p>5647</text:p>
              </table:table-cell>
              <table:table-cell office:value-type="float" office:value="4.04">
                <text:p>4.04</text:p>
              </table:table-cell>
              <table:table-cell office:value-type="float" office:value="-4.70190277777778">
                <text:p>-4.701902777777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97">
                <text:p>5697</text:p>
              </table:table-cell>
              <table:table-cell office:value-type="float" office:value="4.04">
                <text:p>4.04</text:p>
              </table:table-cell>
              <table:table-cell office:value-type="float" office:value="-4.74352777777778">
                <text:p>-4.743527777777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47">
                <text:p>5747</text:p>
              </table:table-cell>
              <table:table-cell office:value-type="float" office:value="4.04">
                <text:p>4.04</text:p>
              </table:table-cell>
              <table:table-cell office:value-type="float" office:value="-4.78513888888889">
                <text:p>-4.78513888888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97">
                <text:p>5797</text:p>
              </table:table-cell>
              <table:table-cell office:value-type="float" office:value="4.04">
                <text:p>4.04</text:p>
              </table:table-cell>
              <table:table-cell office:value-type="float" office:value="-4.82679166666667">
                <text:p>-4.826791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47">
                <text:p>5847</text:p>
              </table:table-cell>
              <table:table-cell office:value-type="float" office:value="4.04">
                <text:p>4.04</text:p>
              </table:table-cell>
              <table:table-cell office:value-type="float" office:value="-4.86843055555556">
                <text:p>-4.868430555555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97">
                <text:p>5897</text:p>
              </table:table-cell>
              <table:table-cell office:value-type="float" office:value="4.04">
                <text:p>4.04</text:p>
              </table:table-cell>
              <table:table-cell office:value-type="float" office:value="-4.91004166666667">
                <text:p>-4.910041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47">
                <text:p>5947</text:p>
              </table:table-cell>
              <table:table-cell office:value-type="float" office:value="4.04">
                <text:p>4.04</text:p>
              </table:table-cell>
              <table:table-cell office:value-type="float" office:value="-4.95168055555556">
                <text:p>-4.95168055555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97">
                <text:p>5997</text:p>
              </table:table-cell>
              <table:table-cell office:value-type="float" office:value="4.04">
                <text:p>4.04</text:p>
              </table:table-cell>
              <table:table-cell office:value-type="float" office:value="-4.99331944444445">
                <text:p>-4.99331944444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47">
                <text:p>6047</text:p>
              </table:table-cell>
              <table:table-cell office:value-type="float" office:value="4.03">
                <text:p>4.03</text:p>
              </table:table-cell>
              <table:table-cell office:value-type="float" office:value="-5.03494444444445">
                <text:p>-5.034944444444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97">
                <text:p>6097</text:p>
              </table:table-cell>
              <table:table-cell office:value-type="float" office:value="4.03">
                <text:p>4.03</text:p>
              </table:table-cell>
              <table:table-cell office:value-type="float" office:value="-5.07656944444445">
                <text:p>-5.076569444444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47">
                <text:p>6147</text:p>
              </table:table-cell>
              <table:table-cell office:value-type="float" office:value="4.03">
                <text:p>4.03</text:p>
              </table:table-cell>
              <table:table-cell office:value-type="float" office:value="-5.11819444444445">
                <text:p>-5.118194444444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97">
                <text:p>6197</text:p>
              </table:table-cell>
              <table:table-cell office:value-type="float" office:value="4.03">
                <text:p>4.03</text:p>
              </table:table-cell>
              <table:table-cell office:value-type="float" office:value="-5.15981944444445">
                <text:p>-5.159819444444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47">
                <text:p>6247</text:p>
              </table:table-cell>
              <table:table-cell office:value-type="float" office:value="4.03">
                <text:p>4.03</text:p>
              </table:table-cell>
              <table:table-cell office:value-type="float" office:value="-5.20144444444445">
                <text:p>-5.201444444444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97">
                <text:p>6297</text:p>
              </table:table-cell>
              <table:table-cell office:value-type="float" office:value="4.03">
                <text:p>4.03</text:p>
              </table:table-cell>
              <table:table-cell office:value-type="float" office:value="-5.24306944444445">
                <text:p>-5.243069444444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47">
                <text:p>6347</text:p>
              </table:table-cell>
              <table:table-cell office:value-type="float" office:value="4.03">
                <text:p>4.03</text:p>
              </table:table-cell>
              <table:table-cell office:value-type="float" office:value="-5.28468055555556">
                <text:p>-5.28468055555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97">
                <text:p>6397</text:p>
              </table:table-cell>
              <table:table-cell office:value-type="float" office:value="4.03">
                <text:p>4.03</text:p>
              </table:table-cell>
              <table:table-cell office:value-type="float" office:value="-5.32630555555556">
                <text:p>-5.326305555555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47">
                <text:p>6447</text:p>
              </table:table-cell>
              <table:table-cell office:value-type="float" office:value="4.02">
                <text:p>4.02</text:p>
              </table:table-cell>
              <table:table-cell office:value-type="float" office:value="-5.36793055555556">
                <text:p>-5.36793055555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97">
                <text:p>6497</text:p>
              </table:table-cell>
              <table:table-cell office:value-type="float" office:value="4.02">
                <text:p>4.02</text:p>
              </table:table-cell>
              <table:table-cell office:value-type="float" office:value="-5.40954166666667">
                <text:p>-5.409541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47">
                <text:p>6547</text:p>
              </table:table-cell>
              <table:table-cell office:value-type="float" office:value="4.02">
                <text:p>4.02</text:p>
              </table:table-cell>
              <table:table-cell office:value-type="float" office:value="-5.45116666666667">
                <text:p>-5.4511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97">
                <text:p>6597</text:p>
              </table:table-cell>
              <table:table-cell office:value-type="float" office:value="4.02">
                <text:p>4.02</text:p>
              </table:table-cell>
              <table:table-cell office:value-type="float" office:value="-5.49280555555556">
                <text:p>-5.49280555555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47">
                <text:p>6647</text:p>
              </table:table-cell>
              <table:table-cell office:value-type="float" office:value="4.02">
                <text:p>4.02</text:p>
              </table:table-cell>
              <table:table-cell office:value-type="float" office:value="-5.53443055555556">
                <text:p>-5.53443055555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97">
                <text:p>6697</text:p>
              </table:table-cell>
              <table:table-cell office:value-type="float" office:value="4.02">
                <text:p>4.02</text:p>
              </table:table-cell>
              <table:table-cell office:value-type="float" office:value="-5.57605555555555">
                <text:p>-5.576055555555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47">
                <text:p>6747</text:p>
              </table:table-cell>
              <table:table-cell office:value-type="float" office:value="4.02">
                <text:p>4.02</text:p>
              </table:table-cell>
              <table:table-cell office:value-type="float" office:value="-5.61769444444444">
                <text:p>-5.6176944444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97">
                <text:p>6797</text:p>
              </table:table-cell>
              <table:table-cell office:value-type="float" office:value="4.02">
                <text:p>4.02</text:p>
              </table:table-cell>
              <table:table-cell office:value-type="float" office:value="-5.65931944444444">
                <text:p>-5.65931944444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47">
                <text:p>6847</text:p>
              </table:table-cell>
              <table:table-cell office:value-type="float" office:value="4.02">
                <text:p>4.02</text:p>
              </table:table-cell>
              <table:table-cell office:value-type="float" office:value="-5.70094444444444">
                <text:p>-5.70094444444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97">
                <text:p>6897</text:p>
              </table:table-cell>
              <table:table-cell office:value-type="float" office:value="4.02">
                <text:p>4.02</text:p>
              </table:table-cell>
              <table:table-cell office:value-type="float" office:value="-5.74256944444444">
                <text:p>-5.742569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47">
                <text:p>6947</text:p>
              </table:table-cell>
              <table:table-cell office:value-type="float" office:value="4.01">
                <text:p>4.01</text:p>
              </table:table-cell>
              <table:table-cell office:value-type="float" office:value="-5.78419444444444">
                <text:p>-5.78419444444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97">
                <text:p>6997</text:p>
              </table:table-cell>
              <table:table-cell office:value-type="float" office:value="4.01">
                <text:p>4.01</text:p>
              </table:table-cell>
              <table:table-cell office:value-type="float" office:value="-5.82581944444444">
                <text:p>-5.825819444444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7">
                <text:p>7047</text:p>
              </table:table-cell>
              <table:table-cell office:value-type="float" office:value="4.01">
                <text:p>4.01</text:p>
              </table:table-cell>
              <table:table-cell office:value-type="float" office:value="-5.86744444444444">
                <text:p>-5.86744444444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97">
                <text:p>7097</text:p>
              </table:table-cell>
              <table:table-cell office:value-type="float" office:value="4.01">
                <text:p>4.01</text:p>
              </table:table-cell>
              <table:table-cell office:value-type="float" office:value="-5.90905555555555">
                <text:p>-5.909055555555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47">
                <text:p>7147</text:p>
              </table:table-cell>
              <table:table-cell office:value-type="float" office:value="4">
                <text:p>4</text:p>
              </table:table-cell>
              <table:table-cell office:value-type="float" office:value="-5.95068055555555">
                <text:p>-5.950680555555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97">
                <text:p>7197</text:p>
              </table:table-cell>
              <table:table-cell office:value-type="float" office:value="4.01">
                <text:p>4.01</text:p>
              </table:table-cell>
              <table:table-cell office:value-type="float" office:value="-5.99231944444444">
                <text:p>-5.99231944444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47">
                <text:p>7247</text:p>
              </table:table-cell>
              <table:table-cell office:value-type="float" office:value="4.01">
                <text:p>4.01</text:p>
              </table:table-cell>
              <table:table-cell office:value-type="float" office:value="-6.03394444444444">
                <text:p>-6.033944444444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97">
                <text:p>7297</text:p>
              </table:table-cell>
              <table:table-cell office:value-type="float" office:value="4.01">
                <text:p>4.01</text:p>
              </table:table-cell>
              <table:table-cell office:value-type="float" office:value="-6.07555555555555">
                <text:p>-6.075555555555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47">
                <text:p>7347</text:p>
              </table:table-cell>
              <table:table-cell office:value-type="float" office:value="4">
                <text:p>4</text:p>
              </table:table-cell>
              <table:table-cell office:value-type="float" office:value="-6.11718055555555">
                <text:p>-6.117180555555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97">
                <text:p>7397</text:p>
              </table:table-cell>
              <table:table-cell office:value-type="float" office:value="4.01">
                <text:p>4.01</text:p>
              </table:table-cell>
              <table:table-cell office:value-type="float" office:value="-6.15880555555555">
                <text:p>-6.15880555555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47">
                <text:p>7447</text:p>
              </table:table-cell>
              <table:table-cell office:value-type="float" office:value="4.01">
                <text:p>4.01</text:p>
              </table:table-cell>
              <table:table-cell office:value-type="float" office:value="-6.20043055555555">
                <text:p>-6.200430555555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97">
                <text:p>7497</text:p>
              </table:table-cell>
              <table:table-cell office:value-type="float" office:value="4">
                <text:p>4</text:p>
              </table:table-cell>
              <table:table-cell office:value-type="float" office:value="-6.24206944444444">
                <text:p>-6.242069444444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47">
                <text:p>7547</text:p>
              </table:table-cell>
              <table:table-cell office:value-type="float" office:value="4">
                <text:p>4</text:p>
              </table:table-cell>
              <table:table-cell office:value-type="float" office:value="-6.28368055555555">
                <text:p>-6.283680555555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97">
                <text:p>7597</text:p>
              </table:table-cell>
              <table:table-cell office:value-type="float" office:value="4">
                <text:p>4</text:p>
              </table:table-cell>
              <table:table-cell office:value-type="float" office:value="-6.32531944444444">
                <text:p>-6.325319444444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47">
                <text:p>7647</text:p>
              </table:table-cell>
              <table:table-cell office:value-type="float" office:value="4">
                <text:p>4</text:p>
              </table:table-cell>
              <table:table-cell office:value-type="float" office:value="-6.36694444444444">
                <text:p>-6.366944444444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97">
                <text:p>7697</text:p>
              </table:table-cell>
              <table:table-cell office:value-type="float" office:value="4">
                <text:p>4</text:p>
              </table:table-cell>
              <table:table-cell office:value-type="float" office:value="-6.40855555555555">
                <text:p>-6.408555555555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47">
                <text:p>7747</text:p>
              </table:table-cell>
              <table:table-cell office:value-type="float" office:value="4">
                <text:p>4</text:p>
              </table:table-cell>
              <table:table-cell office:value-type="float" office:value="-6.45018055555555">
                <text:p>-6.450180555555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97">
                <text:p>7797</text:p>
              </table:table-cell>
              <table:table-cell office:value-type="float" office:value="4">
                <text:p>4</text:p>
              </table:table-cell>
              <table:table-cell office:value-type="float" office:value="-6.49180555555555">
                <text:p>-6.491805555555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47">
                <text:p>7847</text:p>
              </table:table-cell>
              <table:table-cell office:value-type="float" office:value="3.99">
                <text:p>3.99</text:p>
              </table:table-cell>
              <table:table-cell office:value-type="float" office:value="-6.53341666666666">
                <text:p>-6.53341666666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97">
                <text:p>7897</text:p>
              </table:table-cell>
              <table:table-cell office:value-type="float" office:value="3.99">
                <text:p>3.99</text:p>
              </table:table-cell>
              <table:table-cell office:value-type="float" office:value="-6.57502777777777">
                <text:p>-6.575027777777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47">
                <text:p>7947</text:p>
              </table:table-cell>
              <table:table-cell office:value-type="float" office:value="3.99">
                <text:p>3.99</text:p>
              </table:table-cell>
              <table:table-cell office:value-type="float" office:value="-6.61666666666666">
                <text:p>-6.61666666666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97">
                <text:p>7997</text:p>
              </table:table-cell>
              <table:table-cell office:value-type="float" office:value="3.99">
                <text:p>3.99</text:p>
              </table:table-cell>
              <table:table-cell office:value-type="float" office:value="-6.65829166666666">
                <text:p>-6.65829166666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47">
                <text:p>8047</text:p>
              </table:table-cell>
              <table:table-cell office:value-type="float" office:value="3.99">
                <text:p>3.99</text:p>
              </table:table-cell>
              <table:table-cell office:value-type="float" office:value="-6.69991666666666">
                <text:p>-6.69991666666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97">
                <text:p>8097</text:p>
              </table:table-cell>
              <table:table-cell office:value-type="float" office:value="3.99">
                <text:p>3.99</text:p>
              </table:table-cell>
              <table:table-cell office:value-type="float" office:value="-6.74154166666666">
                <text:p>-6.74154166666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47">
                <text:p>8147</text:p>
              </table:table-cell>
              <table:table-cell office:value-type="float" office:value="3.99">
                <text:p>3.99</text:p>
              </table:table-cell>
              <table:table-cell office:value-type="float" office:value="-6.78315277777777">
                <text:p>-6.783152777777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97">
                <text:p>8197</text:p>
              </table:table-cell>
              <table:table-cell office:value-type="float" office:value="3.99">
                <text:p>3.99</text:p>
              </table:table-cell>
              <table:table-cell office:value-type="float" office:value="-6.82476388888888">
                <text:p>-6.824763888888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47">
                <text:p>8247</text:p>
              </table:table-cell>
              <table:table-cell office:value-type="float" office:value="3.99">
                <text:p>3.99</text:p>
              </table:table-cell>
              <table:table-cell office:value-type="float" office:value="-6.86637499999999">
                <text:p>-6.866374999999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97">
                <text:p>8297</text:p>
              </table:table-cell>
              <table:table-cell office:value-type="float" office:value="3.99">
                <text:p>3.99</text:p>
              </table:table-cell>
              <table:table-cell office:value-type="float" office:value="-6.90799999999999">
                <text:p>-6.90799999999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47">
                <text:p>8347</text:p>
              </table:table-cell>
              <table:table-cell office:value-type="float" office:value="3.99">
                <text:p>3.99</text:p>
              </table:table-cell>
              <table:table-cell office:value-type="float" office:value="-6.94962499999999">
                <text:p>-6.949624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97">
                <text:p>8397</text:p>
              </table:table-cell>
              <table:table-cell office:value-type="float" office:value="3.99">
                <text:p>3.99</text:p>
              </table:table-cell>
              <table:table-cell office:value-type="float" office:value="-6.99124999999999">
                <text:p>-6.99124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47">
                <text:p>8447</text:p>
              </table:table-cell>
              <table:table-cell office:value-type="float" office:value="3.99">
                <text:p>3.99</text:p>
              </table:table-cell>
              <table:table-cell office:value-type="float" office:value="-7.03287499999999">
                <text:p>-7.03287499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97">
                <text:p>8497</text:p>
              </table:table-cell>
              <table:table-cell office:value-type="float" office:value="3.98">
                <text:p>3.98</text:p>
              </table:table-cell>
              <table:table-cell office:value-type="float" office:value="-7.0744861111111">
                <text:p>-7.07448611111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47">
                <text:p>8547</text:p>
              </table:table-cell>
              <table:table-cell office:value-type="float" office:value="3.98">
                <text:p>3.98</text:p>
              </table:table-cell>
              <table:table-cell office:value-type="float" office:value="-7.11609722222221">
                <text:p>-7.116097222222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97">
                <text:p>8597</text:p>
              </table:table-cell>
              <table:table-cell office:value-type="float" office:value="3.98">
                <text:p>3.98</text:p>
              </table:table-cell>
              <table:table-cell office:value-type="float" office:value="-7.15772222222221">
                <text:p>-7.15772222222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47">
                <text:p>8647</text:p>
              </table:table-cell>
              <table:table-cell office:value-type="float" office:value="3.98">
                <text:p>3.98</text:p>
              </table:table-cell>
              <table:table-cell office:value-type="float" office:value="-7.19933333333332">
                <text:p>-7.199333333333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97">
                <text:p>8697</text:p>
              </table:table-cell>
              <table:table-cell office:value-type="float" office:value="3.98">
                <text:p>3.98</text:p>
              </table:table-cell>
              <table:table-cell office:value-type="float" office:value="-7.24094444444443">
                <text:p>-7.240944444444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47">
                <text:p>8747</text:p>
              </table:table-cell>
              <table:table-cell office:value-type="float" office:value="3.98">
                <text:p>3.98</text:p>
              </table:table-cell>
              <table:table-cell office:value-type="float" office:value="-7.28255555555555">
                <text:p>-7.282555555555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97">
                <text:p>8797</text:p>
              </table:table-cell>
              <table:table-cell office:value-type="float" office:value="3.98">
                <text:p>3.98</text:p>
              </table:table-cell>
              <table:table-cell office:value-type="float" office:value="-7.32418055555554">
                <text:p>-7.324180555555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47">
                <text:p>8847</text:p>
              </table:table-cell>
              <table:table-cell office:value-type="float" office:value="3.98">
                <text:p>3.98</text:p>
              </table:table-cell>
              <table:table-cell office:value-type="float" office:value="-7.36580555555554">
                <text:p>-7.365805555555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97">
                <text:p>8897</text:p>
              </table:table-cell>
              <table:table-cell office:value-type="float" office:value="3.98">
                <text:p>3.98</text:p>
              </table:table-cell>
              <table:table-cell office:value-type="float" office:value="-7.40744444444443">
                <text:p>-7.407444444444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47">
                <text:p>8947</text:p>
              </table:table-cell>
              <table:table-cell office:value-type="float" office:value="3.97">
                <text:p>3.97</text:p>
              </table:table-cell>
              <table:table-cell office:value-type="float" office:value="-7.44905555555554">
                <text:p>-7.449055555555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97">
                <text:p>8997</text:p>
              </table:table-cell>
              <table:table-cell office:value-type="float" office:value="3.97">
                <text:p>3.97</text:p>
              </table:table-cell>
              <table:table-cell office:value-type="float" office:value="-7.49066666666666">
                <text:p>-7.49066666666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47">
                <text:p>9047</text:p>
              </table:table-cell>
              <table:table-cell office:value-type="float" office:value="3.97">
                <text:p>3.97</text:p>
              </table:table-cell>
              <table:table-cell office:value-type="float" office:value="-7.53227777777777">
                <text:p>-7.532277777777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97">
                <text:p>9097</text:p>
              </table:table-cell>
              <table:table-cell office:value-type="float" office:value="3.97">
                <text:p>3.97</text:p>
              </table:table-cell>
              <table:table-cell office:value-type="float" office:value="-7.57388888888888">
                <text:p>-7.573888888888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47">
                <text:p>9147</text:p>
              </table:table-cell>
              <table:table-cell office:value-type="float" office:value="3.97">
                <text:p>3.97</text:p>
              </table:table-cell>
              <table:table-cell office:value-type="float" office:value="-7.61549999999999">
                <text:p>-7.61549999999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97">
                <text:p>9197</text:p>
              </table:table-cell>
              <table:table-cell office:value-type="float" office:value="3.97">
                <text:p>3.97</text:p>
              </table:table-cell>
              <table:table-cell office:value-type="float" office:value="-7.6571111111111">
                <text:p>-7.6571111111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47">
                <text:p>9247</text:p>
              </table:table-cell>
              <table:table-cell office:value-type="float" office:value="3.96">
                <text:p>3.96</text:p>
              </table:table-cell>
              <table:table-cell office:value-type="float" office:value="-7.6987361111111">
                <text:p>-7.6987361111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97">
                <text:p>9297</text:p>
              </table:table-cell>
              <table:table-cell office:value-type="float" office:value="3.97">
                <text:p>3.97</text:p>
              </table:table-cell>
              <table:table-cell office:value-type="float" office:value="-7.7403611111111">
                <text:p>-7.74036111111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47">
                <text:p>9347</text:p>
              </table:table-cell>
              <table:table-cell office:value-type="float" office:value="3.96">
                <text:p>3.96</text:p>
              </table:table-cell>
              <table:table-cell office:value-type="float" office:value="-7.78197222222221">
                <text:p>-7.781972222222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97">
                <text:p>9397</text:p>
              </table:table-cell>
              <table:table-cell office:value-type="float" office:value="3.96">
                <text:p>3.96</text:p>
              </table:table-cell>
              <table:table-cell office:value-type="float" office:value="-7.82356944444443">
                <text:p>-7.823569444444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47">
                <text:p>9447</text:p>
              </table:table-cell>
              <table:table-cell office:value-type="float" office:value="3.97">
                <text:p>3.97</text:p>
              </table:table-cell>
              <table:table-cell office:value-type="float" office:value="-7.86518055555554">
                <text:p>-7.865180555555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97">
                <text:p>9497</text:p>
              </table:table-cell>
              <table:table-cell office:value-type="float" office:value="3.96">
                <text:p>3.96</text:p>
              </table:table-cell>
              <table:table-cell office:value-type="float" office:value="-7.90680555555554">
                <text:p>-7.906805555555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47">
                <text:p>9547</text:p>
              </table:table-cell>
              <table:table-cell office:value-type="float" office:value="3.96">
                <text:p>3.96</text:p>
              </table:table-cell>
              <table:table-cell office:value-type="float" office:value="-7.94843055555554">
                <text:p>-7.948430555555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97">
                <text:p>9597</text:p>
              </table:table-cell>
              <table:table-cell office:value-type="float" office:value="3.96">
                <text:p>3.96</text:p>
              </table:table-cell>
              <table:table-cell office:value-type="float" office:value="-7.99004166666665">
                <text:p>-7.990041666666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47">
                <text:p>9647</text:p>
              </table:table-cell>
              <table:table-cell office:value-type="float" office:value="3.96">
                <text:p>3.96</text:p>
              </table:table-cell>
              <table:table-cell office:value-type="float" office:value="-8.03166666666665">
                <text:p>-8.03166666666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97">
                <text:p>9697</text:p>
              </table:table-cell>
              <table:table-cell office:value-type="float" office:value="3.96">
                <text:p>3.96</text:p>
              </table:table-cell>
              <table:table-cell office:value-type="float" office:value="-8.07329166666665">
                <text:p>-8.073291666666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47">
                <text:p>9747</text:p>
              </table:table-cell>
              <table:table-cell office:value-type="float" office:value="3.96">
                <text:p>3.96</text:p>
              </table:table-cell>
              <table:table-cell office:value-type="float" office:value="-8.11493055555554">
                <text:p>-8.114930555555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97">
                <text:p>9797</text:p>
              </table:table-cell>
              <table:table-cell office:value-type="float" office:value="3.96">
                <text:p>3.96</text:p>
              </table:table-cell>
              <table:table-cell office:value-type="float" office:value="-8.15654166666665">
                <text:p>-8.156541666666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47">
                <text:p>9847</text:p>
              </table:table-cell>
              <table:table-cell office:value-type="float" office:value="3.96">
                <text:p>3.96</text:p>
              </table:table-cell>
              <table:table-cell office:value-type="float" office:value="-8.19815277777776">
                <text:p>-8.198152777777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97">
                <text:p>9897</text:p>
              </table:table-cell>
              <table:table-cell office:value-type="float" office:value="3.96">
                <text:p>3.96</text:p>
              </table:table-cell>
              <table:table-cell office:value-type="float" office:value="-8.23976388888887">
                <text:p>-8.239763888888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47">
                <text:p>9947</text:p>
              </table:table-cell>
              <table:table-cell office:value-type="float" office:value="3.96">
                <text:p>3.96</text:p>
              </table:table-cell>
              <table:table-cell office:value-type="float" office:value="-8.28138888888887">
                <text:p>-8.281388888888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97">
                <text:p>9997</text:p>
              </table:table-cell>
              <table:table-cell office:value-type="float" office:value="3.96">
                <text:p>3.96</text:p>
              </table:table-cell>
              <table:table-cell office:value-type="float" office:value="-8.32299999999998">
                <text:p>-8.322999999999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47">
                <text:p>10047</text:p>
              </table:table-cell>
              <table:table-cell office:value-type="float" office:value="3.96">
                <text:p>3.96</text:p>
              </table:table-cell>
              <table:table-cell office:value-type="float" office:value="-8.36459722222221">
                <text:p>-8.364597222222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97">
                <text:p>10097</text:p>
              </table:table-cell>
              <table:table-cell office:value-type="float" office:value="3.95">
                <text:p>3.95</text:p>
              </table:table-cell>
              <table:table-cell office:value-type="float" office:value="-8.40619444444443">
                <text:p>-8.406194444444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47">
                <text:p>10147</text:p>
              </table:table-cell>
              <table:table-cell office:value-type="float" office:value="3.95">
                <text:p>3.95</text:p>
              </table:table-cell>
              <table:table-cell office:value-type="float" office:value="-8.44780555555554">
                <text:p>-8.44780555555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97">
                <text:p>10197</text:p>
              </table:table-cell>
              <table:table-cell office:value-type="float" office:value="3.95">
                <text:p>3.95</text:p>
              </table:table-cell>
              <table:table-cell office:value-type="float" office:value="-8.48943055555554">
                <text:p>-8.48943055555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47">
                <text:p>10247</text:p>
              </table:table-cell>
              <table:table-cell office:value-type="float" office:value="3.95">
                <text:p>3.95</text:p>
              </table:table-cell>
              <table:table-cell office:value-type="float" office:value="-8.53105555555554">
                <text:p>-8.531055555555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97">
                <text:p>10297</text:p>
              </table:table-cell>
              <table:table-cell office:value-type="float" office:value="3.94">
                <text:p>3.94</text:p>
              </table:table-cell>
              <table:table-cell office:value-type="float" office:value="-8.57268055555554">
                <text:p>-8.572680555555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47">
                <text:p>10347</text:p>
              </table:table-cell>
              <table:table-cell office:value-type="float" office:value="3.95">
                <text:p>3.95</text:p>
              </table:table-cell>
              <table:table-cell office:value-type="float" office:value="-8.61430555555554">
                <text:p>-8.614305555555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97">
                <text:p>10397</text:p>
              </table:table-cell>
              <table:table-cell office:value-type="float" office:value="3.95">
                <text:p>3.95</text:p>
              </table:table-cell>
              <table:table-cell office:value-type="float" office:value="-8.65591666666665">
                <text:p>-8.655916666666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47">
                <text:p>10447</text:p>
              </table:table-cell>
              <table:table-cell office:value-type="float" office:value="3.95">
                <text:p>3.95</text:p>
              </table:table-cell>
              <table:table-cell office:value-type="float" office:value="-8.69752777777776">
                <text:p>-8.697527777777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497">
                <text:p>10497</text:p>
              </table:table-cell>
              <table:table-cell office:value-type="float" office:value="3.94">
                <text:p>3.94</text:p>
              </table:table-cell>
              <table:table-cell office:value-type="float" office:value="-8.73915277777776">
                <text:p>-8.739152777777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47">
                <text:p>10547</text:p>
              </table:table-cell>
              <table:table-cell office:value-type="float" office:value="3.94">
                <text:p>3.94</text:p>
              </table:table-cell>
              <table:table-cell office:value-type="float" office:value="-8.78077777777776">
                <text:p>-8.780777777777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597">
                <text:p>10597</text:p>
              </table:table-cell>
              <table:table-cell office:value-type="float" office:value="3.94">
                <text:p>3.94</text:p>
              </table:table-cell>
              <table:table-cell office:value-type="float" office:value="-8.82238888888887">
                <text:p>-8.822388888888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47">
                <text:p>10647</text:p>
              </table:table-cell>
              <table:table-cell office:value-type="float" office:value="3.94">
                <text:p>3.94</text:p>
              </table:table-cell>
              <table:table-cell office:value-type="float" office:value="-8.86399999999998">
                <text:p>-8.863999999999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697">
                <text:p>10697</text:p>
              </table:table-cell>
              <table:table-cell office:value-type="float" office:value="3.94">
                <text:p>3.94</text:p>
              </table:table-cell>
              <table:table-cell office:value-type="float" office:value="-8.90562499999998">
                <text:p>-8.905624999999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47">
                <text:p>10747</text:p>
              </table:table-cell>
              <table:table-cell office:value-type="float" office:value="3.94">
                <text:p>3.94</text:p>
              </table:table-cell>
              <table:table-cell office:value-type="float" office:value="-8.94723611111109">
                <text:p>-8.947236111111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97">
                <text:p>10797</text:p>
              </table:table-cell>
              <table:table-cell office:value-type="float" office:value="3.94">
                <text:p>3.94</text:p>
              </table:table-cell>
              <table:table-cell office:value-type="float" office:value="-8.9888472222222">
                <text:p>-8.9888472222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47">
                <text:p>10847</text:p>
              </table:table-cell>
              <table:table-cell office:value-type="float" office:value="3.94">
                <text:p>3.94</text:p>
              </table:table-cell>
              <table:table-cell office:value-type="float" office:value="-9.03045833333331">
                <text:p>-9.030458333333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897">
                <text:p>10897</text:p>
              </table:table-cell>
              <table:table-cell office:value-type="float" office:value="3.94">
                <text:p>3.94</text:p>
              </table:table-cell>
              <table:table-cell office:value-type="float" office:value="-9.07206944444442">
                <text:p>-9.072069444444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47">
                <text:p>10947</text:p>
              </table:table-cell>
              <table:table-cell office:value-type="float" office:value="3.94">
                <text:p>3.94</text:p>
              </table:table-cell>
              <table:table-cell office:value-type="float" office:value="-9.11368055555553">
                <text:p>-9.113680555555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997">
                <text:p>10997</text:p>
              </table:table-cell>
              <table:table-cell office:value-type="float" office:value="3.93">
                <text:p>3.93</text:p>
              </table:table-cell>
              <table:table-cell office:value-type="float" office:value="-9.15529166666665">
                <text:p>-9.15529166666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47">
                <text:p>11047</text:p>
              </table:table-cell>
              <table:table-cell office:value-type="float" office:value="3.93">
                <text:p>3.93</text:p>
              </table:table-cell>
              <table:table-cell office:value-type="float" office:value="-9.19690277777776">
                <text:p>-9.196902777777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097">
                <text:p>11097</text:p>
              </table:table-cell>
              <table:table-cell office:value-type="float" office:value="3.93">
                <text:p>3.93</text:p>
              </table:table-cell>
              <table:table-cell office:value-type="float" office:value="-9.23851388888887">
                <text:p>-9.238513888888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47">
                <text:p>11147</text:p>
              </table:table-cell>
              <table:table-cell office:value-type="float" office:value="3.93">
                <text:p>3.93</text:p>
              </table:table-cell>
              <table:table-cell office:value-type="float" office:value="-9.28013888888887">
                <text:p>-9.280138888888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197">
                <text:p>11197</text:p>
              </table:table-cell>
              <table:table-cell office:value-type="float" office:value="3.93">
                <text:p>3.93</text:p>
              </table:table-cell>
              <table:table-cell office:value-type="float" office:value="-9.32174999999998">
                <text:p>-9.32174999999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47">
                <text:p>11247</text:p>
              </table:table-cell>
              <table:table-cell office:value-type="float" office:value="3.93">
                <text:p>3.93</text:p>
              </table:table-cell>
              <table:table-cell office:value-type="float" office:value="-9.3633611111111">
                <text:p>-9.3633611111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297">
                <text:p>11297</text:p>
              </table:table-cell>
              <table:table-cell office:value-type="float" office:value="3.94">
                <text:p>3.94</text:p>
              </table:table-cell>
              <table:table-cell office:value-type="float" office:value="-9.40497222222221">
                <text:p>-9.404972222222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47">
                <text:p>11347</text:p>
              </table:table-cell>
              <table:table-cell office:value-type="float" office:value="3.93">
                <text:p>3.93</text:p>
              </table:table-cell>
              <table:table-cell office:value-type="float" office:value="-9.44659722222221">
                <text:p>-9.446597222222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97">
                <text:p>11397</text:p>
              </table:table-cell>
              <table:table-cell office:value-type="float" office:value="3.93">
                <text:p>3.93</text:p>
              </table:table-cell>
              <table:table-cell office:value-type="float" office:value="-9.48822222222221">
                <text:p>-9.488222222222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47">
                <text:p>11447</text:p>
              </table:table-cell>
              <table:table-cell office:value-type="float" office:value="3.93">
                <text:p>3.93</text:p>
              </table:table-cell>
              <table:table-cell office:value-type="float" office:value="-9.52983333333332">
                <text:p>-9.529833333333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497">
                <text:p>11497</text:p>
              </table:table-cell>
              <table:table-cell office:value-type="float" office:value="3.93">
                <text:p>3.93</text:p>
              </table:table-cell>
              <table:table-cell office:value-type="float" office:value="-9.57144444444443">
                <text:p>-9.571444444444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47">
                <text:p>11547</text:p>
              </table:table-cell>
              <table:table-cell office:value-type="float" office:value="3.93">
                <text:p>3.93</text:p>
              </table:table-cell>
              <table:table-cell office:value-type="float" office:value="-9.61306944444443">
                <text:p>-9.613069444444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597">
                <text:p>11597</text:p>
              </table:table-cell>
              <table:table-cell office:value-type="float" office:value="3.93">
                <text:p>3.93</text:p>
              </table:table-cell>
              <table:table-cell office:value-type="float" office:value="-9.65470833333332">
                <text:p>-9.65470833333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47">
                <text:p>11647</text:p>
              </table:table-cell>
              <table:table-cell office:value-type="float" office:value="3.93">
                <text:p>3.93</text:p>
              </table:table-cell>
              <table:table-cell office:value-type="float" office:value="-9.69634722222221">
                <text:p>-9.696347222222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97">
                <text:p>11697</text:p>
              </table:table-cell>
              <table:table-cell office:value-type="float" office:value="3.93">
                <text:p>3.93</text:p>
              </table:table-cell>
              <table:table-cell office:value-type="float" office:value="-9.7379861111111">
                <text:p>-9.73798611111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47">
                <text:p>11747</text:p>
              </table:table-cell>
              <table:table-cell office:value-type="float" office:value="3.92">
                <text:p>3.92</text:p>
              </table:table-cell>
              <table:table-cell office:value-type="float" office:value="-9.77959722222221">
                <text:p>-9.779597222222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797">
                <text:p>11797</text:p>
              </table:table-cell>
              <table:table-cell office:value-type="float" office:value="3.92">
                <text:p>3.92</text:p>
              </table:table-cell>
              <table:table-cell office:value-type="float" office:value="-9.82122222222221">
                <text:p>-9.821222222222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47">
                <text:p>11847</text:p>
              </table:table-cell>
              <table:table-cell office:value-type="float" office:value="3.92">
                <text:p>3.92</text:p>
              </table:table-cell>
              <table:table-cell office:value-type="float" office:value="-9.86283333333332">
                <text:p>-9.862833333333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897">
                <text:p>11897</text:p>
              </table:table-cell>
              <table:table-cell office:value-type="float" office:value="3.92">
                <text:p>3.92</text:p>
              </table:table-cell>
              <table:table-cell office:value-type="float" office:value="-9.90444444444443">
                <text:p>-9.904444444444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47">
                <text:p>11947</text:p>
              </table:table-cell>
              <table:table-cell office:value-type="float" office:value="3.92">
                <text:p>3.92</text:p>
              </table:table-cell>
              <table:table-cell office:value-type="float" office:value="-9.94606944444443">
                <text:p>-9.946069444444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997">
                <text:p>11997</text:p>
              </table:table-cell>
              <table:table-cell office:value-type="float" office:value="3.92">
                <text:p>3.92</text:p>
              </table:table-cell>
              <table:table-cell office:value-type="float" office:value="-9.98769444444443">
                <text:p>-9.987694444444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47">
                <text:p>12047</text:p>
              </table:table-cell>
              <table:table-cell office:value-type="float" office:value="3.92">
                <text:p>3.92</text:p>
              </table:table-cell>
              <table:table-cell office:value-type="float" office:value="-10.0293055555555">
                <text:p>-10.02930555555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097">
                <text:p>12097</text:p>
              </table:table-cell>
              <table:table-cell office:value-type="float" office:value="3.92">
                <text:p>3.92</text:p>
              </table:table-cell>
              <table:table-cell office:value-type="float" office:value="-10.0709166666667">
                <text:p>-10.07091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47">
                <text:p>12147</text:p>
              </table:table-cell>
              <table:table-cell office:value-type="float" office:value="3.91">
                <text:p>3.91</text:p>
              </table:table-cell>
              <table:table-cell office:value-type="float" office:value="-10.1125277777778">
                <text:p>-10.11252777777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197">
                <text:p>12197</text:p>
              </table:table-cell>
              <table:table-cell office:value-type="float" office:value="3.91">
                <text:p>3.91</text:p>
              </table:table-cell>
              <table:table-cell office:value-type="float" office:value="-10.154125">
                <text:p>-10.154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47">
                <text:p>12247</text:p>
              </table:table-cell>
              <table:table-cell office:value-type="float" office:value="3.91">
                <text:p>3.91</text:p>
              </table:table-cell>
              <table:table-cell office:value-type="float" office:value="-10.1957361111111">
                <text:p>-10.19573611111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97">
                <text:p>12297</text:p>
              </table:table-cell>
              <table:table-cell office:value-type="float" office:value="3.91">
                <text:p>3.91</text:p>
              </table:table-cell>
              <table:table-cell office:value-type="float" office:value="-10.2373611111111">
                <text:p>-10.2373611111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47">
                <text:p>12347</text:p>
              </table:table-cell>
              <table:table-cell office:value-type="float" office:value="3.91">
                <text:p>3.91</text:p>
              </table:table-cell>
              <table:table-cell office:value-type="float" office:value="-10.2789722222222">
                <text:p>-10.27897222222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97">
                <text:p>12397</text:p>
              </table:table-cell>
              <table:table-cell office:value-type="float" office:value="3.91">
                <text:p>3.91</text:p>
              </table:table-cell>
              <table:table-cell office:value-type="float" office:value="-10.3205833333333">
                <text:p>-10.32058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47">
                <text:p>12447</text:p>
              </table:table-cell>
              <table:table-cell office:value-type="float" office:value="3.91">
                <text:p>3.91</text:p>
              </table:table-cell>
              <table:table-cell office:value-type="float" office:value="-10.3621944444444">
                <text:p>-10.36219444444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497">
                <text:p>12497</text:p>
              </table:table-cell>
              <table:table-cell office:value-type="float" office:value="3.9">
                <text:p>3.9</text:p>
              </table:table-cell>
              <table:table-cell office:value-type="float" office:value="-10.4038055555555">
                <text:p>-10.40380555555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47">
                <text:p>12547</text:p>
              </table:table-cell>
              <table:table-cell office:value-type="float" office:value="3.91">
                <text:p>3.91</text:p>
              </table:table-cell>
              <table:table-cell office:value-type="float" office:value="-10.4454166666667">
                <text:p>-10.44541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597">
                <text:p>12597</text:p>
              </table:table-cell>
              <table:table-cell office:value-type="float" office:value="3.91">
                <text:p>3.91</text:p>
              </table:table-cell>
              <table:table-cell office:value-type="float" office:value="-10.4870416666667">
                <text:p>-10.487041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47">
                <text:p>12647</text:p>
              </table:table-cell>
              <table:table-cell office:value-type="float" office:value="3.91">
                <text:p>3.91</text:p>
              </table:table-cell>
              <table:table-cell office:value-type="float" office:value="-10.5286666666667">
                <text:p>-10.528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97">
                <text:p>12697</text:p>
              </table:table-cell>
              <table:table-cell office:value-type="float" office:value="3.91">
                <text:p>3.91</text:p>
              </table:table-cell>
              <table:table-cell office:value-type="float" office:value="-10.5702916666667">
                <text:p>-10.570291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47">
                <text:p>12747</text:p>
              </table:table-cell>
              <table:table-cell office:value-type="float" office:value="3.9">
                <text:p>3.9</text:p>
              </table:table-cell>
              <table:table-cell office:value-type="float" office:value="-10.6119027777778">
                <text:p>-10.61190277777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97">
                <text:p>12797</text:p>
              </table:table-cell>
              <table:table-cell office:value-type="float" office:value="3.91">
                <text:p>3.91</text:p>
              </table:table-cell>
              <table:table-cell office:value-type="float" office:value="-10.6535277777778">
                <text:p>-10.65352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47">
                <text:p>12847</text:p>
              </table:table-cell>
              <table:table-cell office:value-type="float" office:value="3.9">
                <text:p>3.9</text:p>
              </table:table-cell>
              <table:table-cell office:value-type="float" office:value="-10.6951388888889">
                <text:p>-10.69513888888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897">
                <text:p>12897</text:p>
              </table:table-cell>
              <table:table-cell office:value-type="float" office:value="3.9">
                <text:p>3.9</text:p>
              </table:table-cell>
              <table:table-cell office:value-type="float" office:value="-10.73675">
                <text:p>-10.736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47">
                <text:p>12947</text:p>
              </table:table-cell>
              <table:table-cell office:value-type="float" office:value="3.9">
                <text:p>3.9</text:p>
              </table:table-cell>
              <table:table-cell office:value-type="float" office:value="-10.7783611111111">
                <text:p>-10.7783611111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997">
                <text:p>12997</text:p>
              </table:table-cell>
              <table:table-cell office:value-type="float" office:value="3.9">
                <text:p>3.9</text:p>
              </table:table-cell>
              <table:table-cell office:value-type="float" office:value="-10.8199861111111">
                <text:p>-10.8199861111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47">
                <text:p>13047</text:p>
              </table:table-cell>
              <table:table-cell office:value-type="float" office:value="3.9">
                <text:p>3.9</text:p>
              </table:table-cell>
              <table:table-cell office:value-type="float" office:value="-10.8615972222222">
                <text:p>-10.8615972222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97">
                <text:p>13097</text:p>
              </table:table-cell>
              <table:table-cell office:value-type="float" office:value="3.9">
                <text:p>3.9</text:p>
              </table:table-cell>
              <table:table-cell office:value-type="float" office:value="-10.9032222222222">
                <text:p>-10.90322222222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47">
                <text:p>13147</text:p>
              </table:table-cell>
              <table:table-cell office:value-type="float" office:value="3.9">
                <text:p>3.9</text:p>
              </table:table-cell>
              <table:table-cell office:value-type="float" office:value="-10.9448472222222">
                <text:p>-10.94484722222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197">
                <text:p>13197</text:p>
              </table:table-cell>
              <table:table-cell office:value-type="float" office:value="3.9">
                <text:p>3.9</text:p>
              </table:table-cell>
              <table:table-cell office:value-type="float" office:value="-10.9864722222222">
                <text:p>-10.98647222222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47">
                <text:p>13247</text:p>
              </table:table-cell>
              <table:table-cell office:value-type="float" office:value="3.9">
                <text:p>3.9</text:p>
              </table:table-cell>
              <table:table-cell office:value-type="float" office:value="-11.0280972222222">
                <text:p>-11.02809722222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297">
                <text:p>13297</text:p>
              </table:table-cell>
              <table:table-cell office:value-type="float" office:value="3.9">
                <text:p>3.9</text:p>
              </table:table-cell>
              <table:table-cell office:value-type="float" office:value="-11.0697222222222">
                <text:p>-11.06972222222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47">
                <text:p>13347</text:p>
              </table:table-cell>
              <table:table-cell office:value-type="float" office:value="3.89">
                <text:p>3.89</text:p>
              </table:table-cell>
              <table:table-cell office:value-type="float" office:value="-11.1113472222222">
                <text:p>-11.11134722222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397">
                <text:p>13397</text:p>
              </table:table-cell>
              <table:table-cell office:value-type="float" office:value="3.89">
                <text:p>3.89</text:p>
              </table:table-cell>
              <table:table-cell office:value-type="float" office:value="-11.1529583333333">
                <text:p>-11.152958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47">
                <text:p>13447</text:p>
              </table:table-cell>
              <table:table-cell office:value-type="float" office:value="3.89">
                <text:p>3.89</text:p>
              </table:table-cell>
              <table:table-cell office:value-type="float" office:value="-11.1945555555556">
                <text:p>-11.19455555555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497">
                <text:p>13497</text:p>
              </table:table-cell>
              <table:table-cell office:value-type="float" office:value="3.88">
                <text:p>3.88</text:p>
              </table:table-cell>
              <table:table-cell office:value-type="float" office:value="-11.2361666666667">
                <text:p>-11.2361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47">
                <text:p>13547</text:p>
              </table:table-cell>
              <table:table-cell office:value-type="float" office:value="3.88">
                <text:p>3.88</text:p>
              </table:table-cell>
              <table:table-cell office:value-type="float" office:value="-11.2777777777778">
                <text:p>-11.27777777777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597">
                <text:p>13597</text:p>
              </table:table-cell>
              <table:table-cell office:value-type="float" office:value="3.89">
                <text:p>3.89</text:p>
              </table:table-cell>
              <table:table-cell office:value-type="float" office:value="-11.3193888888889">
                <text:p>-11.31938888888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47">
                <text:p>13647</text:p>
              </table:table-cell>
              <table:table-cell office:value-type="float" office:value="3.89">
                <text:p>3.89</text:p>
              </table:table-cell>
              <table:table-cell office:value-type="float" office:value="-11.3610138888889">
                <text:p>-11.36101388888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697">
                <text:p>13697</text:p>
              </table:table-cell>
              <table:table-cell office:value-type="float" office:value="3.89">
                <text:p>3.89</text:p>
              </table:table-cell>
              <table:table-cell office:value-type="float" office:value="-11.402625">
                <text:p>-11.402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47">
                <text:p>13747</text:p>
              </table:table-cell>
              <table:table-cell office:value-type="float" office:value="3.89">
                <text:p>3.89</text:p>
              </table:table-cell>
              <table:table-cell office:value-type="float" office:value="-11.4442361111111">
                <text:p>-11.44423611111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797">
                <text:p>13797</text:p>
              </table:table-cell>
              <table:table-cell office:value-type="float" office:value="3.88">
                <text:p>3.88</text:p>
              </table:table-cell>
              <table:table-cell office:value-type="float" office:value="-11.4858472222222">
                <text:p>-11.48584722222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47">
                <text:p>13847</text:p>
              </table:table-cell>
              <table:table-cell office:value-type="float" office:value="3.88">
                <text:p>3.88</text:p>
              </table:table-cell>
              <table:table-cell office:value-type="float" office:value="-11.5274583333333">
                <text:p>-11.527458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97">
                <text:p>13897</text:p>
              </table:table-cell>
              <table:table-cell office:value-type="float" office:value="3.88">
                <text:p>3.88</text:p>
              </table:table-cell>
              <table:table-cell office:value-type="float" office:value="-11.5690694444444">
                <text:p>-11.56906944444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47">
                <text:p>13947</text:p>
              </table:table-cell>
              <table:table-cell office:value-type="float" office:value="3.88">
                <text:p>3.88</text:p>
              </table:table-cell>
              <table:table-cell office:value-type="float" office:value="-11.6106944444444">
                <text:p>-11.61069444444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997">
                <text:p>13997</text:p>
              </table:table-cell>
              <table:table-cell office:value-type="float" office:value="3.88">
                <text:p>3.88</text:p>
              </table:table-cell>
              <table:table-cell office:value-type="float" office:value="-11.6523055555556">
                <text:p>-11.65230555555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47">
                <text:p>14047</text:p>
              </table:table-cell>
              <table:table-cell office:value-type="float" office:value="3.88">
                <text:p>3.88</text:p>
              </table:table-cell>
              <table:table-cell office:value-type="float" office:value="-11.6939166666667">
                <text:p>-11.69391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97">
                <text:p>14097</text:p>
              </table:table-cell>
              <table:table-cell office:value-type="float" office:value="3.88">
                <text:p>3.88</text:p>
              </table:table-cell>
              <table:table-cell office:value-type="float" office:value="-11.7355277777778">
                <text:p>-11.73552777777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47">
                <text:p>14147</text:p>
              </table:table-cell>
              <table:table-cell office:value-type="float" office:value="3.88">
                <text:p>3.88</text:p>
              </table:table-cell>
              <table:table-cell office:value-type="float" office:value="-11.7771388888889">
                <text:p>-11.77713888888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97">
                <text:p>14197</text:p>
              </table:table-cell>
              <table:table-cell office:value-type="float" office:value="3.88">
                <text:p>3.88</text:p>
              </table:table-cell>
              <table:table-cell office:value-type="float" office:value="-11.81875">
                <text:p>-11.81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47">
                <text:p>14247</text:p>
              </table:table-cell>
              <table:table-cell office:value-type="float" office:value="3.88">
                <text:p>3.88</text:p>
              </table:table-cell>
              <table:table-cell office:value-type="float" office:value="-11.8603611111111">
                <text:p>-11.8603611111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297">
                <text:p>14297</text:p>
              </table:table-cell>
              <table:table-cell office:value-type="float" office:value="3.88">
                <text:p>3.88</text:p>
              </table:table-cell>
              <table:table-cell office:value-type="float" office:value="-11.9019722222222">
                <text:p>-11.90197222222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47">
                <text:p>14347</text:p>
              </table:table-cell>
              <table:table-cell office:value-type="float" office:value="3.87">
                <text:p>3.87</text:p>
              </table:table-cell>
              <table:table-cell office:value-type="float" office:value="-11.9435833333333">
                <text:p>-11.94358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397">
                <text:p>14397</text:p>
              </table:table-cell>
              <table:table-cell office:value-type="float" office:value="3.88">
                <text:p>3.88</text:p>
              </table:table-cell>
              <table:table-cell office:value-type="float" office:value="-11.9851944444445">
                <text:p>-11.98519444444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47">
                <text:p>14447</text:p>
              </table:table-cell>
              <table:table-cell office:value-type="float" office:value="3.87">
                <text:p>3.87</text:p>
              </table:table-cell>
              <table:table-cell office:value-type="float" office:value="-12.0268055555556">
                <text:p>-12.02680555555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97">
                <text:p>14497</text:p>
              </table:table-cell>
              <table:table-cell office:value-type="float" office:value="3.87">
                <text:p>3.87</text:p>
              </table:table-cell>
              <table:table-cell office:value-type="float" office:value="-12.0684166666667">
                <text:p>-12.06841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47">
                <text:p>14547</text:p>
              </table:table-cell>
              <table:table-cell office:value-type="float" office:value="3.87">
                <text:p>3.87</text:p>
              </table:table-cell>
              <table:table-cell office:value-type="float" office:value="-12.1100277777778">
                <text:p>-12.11002777777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97">
                <text:p>14597</text:p>
              </table:table-cell>
              <table:table-cell office:value-type="float" office:value="3.87">
                <text:p>3.87</text:p>
              </table:table-cell>
              <table:table-cell office:value-type="float" office:value="-12.1516527777778">
                <text:p>-12.15165277777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47">
                <text:p>14647</text:p>
              </table:table-cell>
              <table:table-cell office:value-type="float" office:value="3.87">
                <text:p>3.87</text:p>
              </table:table-cell>
              <table:table-cell office:value-type="float" office:value="-12.1932638888889">
                <text:p>-12.19326388888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97">
                <text:p>14697</text:p>
              </table:table-cell>
              <table:table-cell office:value-type="float" office:value="3.87">
                <text:p>3.87</text:p>
              </table:table-cell>
              <table:table-cell office:value-type="float" office:value="-12.234875">
                <text:p>-12.2348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47">
                <text:p>14747</text:p>
              </table:table-cell>
              <table:table-cell office:value-type="float" office:value="3.87">
                <text:p>3.87</text:p>
              </table:table-cell>
              <table:table-cell office:value-type="float" office:value="-12.2764861111111">
                <text:p>-12.2764861111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797">
                <text:p>14797</text:p>
              </table:table-cell>
              <table:table-cell office:value-type="float" office:value="3.87">
                <text:p>3.87</text:p>
              </table:table-cell>
              <table:table-cell office:value-type="float" office:value="-12.3181111111111">
                <text:p>-12.3181111111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47">
                <text:p>14847</text:p>
              </table:table-cell>
              <table:table-cell office:value-type="float" office:value="3.87">
                <text:p>3.87</text:p>
              </table:table-cell>
              <table:table-cell office:value-type="float" office:value="-12.3597222222222">
                <text:p>-12.3597222222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897">
                <text:p>14897</text:p>
              </table:table-cell>
              <table:table-cell office:value-type="float" office:value="3.86">
                <text:p>3.86</text:p>
              </table:table-cell>
              <table:table-cell office:value-type="float" office:value="-12.4013472222222">
                <text:p>-12.40134722222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47">
                <text:p>14947</text:p>
              </table:table-cell>
              <table:table-cell office:value-type="float" office:value="3.87">
                <text:p>3.87</text:p>
              </table:table-cell>
              <table:table-cell office:value-type="float" office:value="-12.4429583333333">
                <text:p>-12.442958333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997">
                <text:p>14997</text:p>
              </table:table-cell>
              <table:table-cell office:value-type="float" office:value="3.86">
                <text:p>3.86</text:p>
              </table:table-cell>
              <table:table-cell office:value-type="float" office:value="-12.4845833333333">
                <text:p>-12.48458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47">
                <text:p>15047</text:p>
              </table:table-cell>
              <table:table-cell office:value-type="float" office:value="3.87">
                <text:p>3.87</text:p>
              </table:table-cell>
              <table:table-cell office:value-type="float" office:value="-12.5261944444445">
                <text:p>-12.52619444444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097">
                <text:p>15097</text:p>
              </table:table-cell>
              <table:table-cell office:value-type="float" office:value="3.86">
                <text:p>3.86</text:p>
              </table:table-cell>
              <table:table-cell office:value-type="float" office:value="-12.5678055555556">
                <text:p>-12.56780555555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47">
                <text:p>15147</text:p>
              </table:table-cell>
              <table:table-cell office:value-type="float" office:value="3.86">
                <text:p>3.86</text:p>
              </table:table-cell>
              <table:table-cell office:value-type="float" office:value="-12.6094166666667">
                <text:p>-12.60941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197">
                <text:p>15197</text:p>
              </table:table-cell>
              <table:table-cell office:value-type="float" office:value="3.86">
                <text:p>3.86</text:p>
              </table:table-cell>
              <table:table-cell office:value-type="float" office:value="-12.6510277777778">
                <text:p>-12.65102777777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47">
                <text:p>15247</text:p>
              </table:table-cell>
              <table:table-cell office:value-type="float" office:value="3.85">
                <text:p>3.85</text:p>
              </table:table-cell>
              <table:table-cell office:value-type="float" office:value="-12.6926388888889">
                <text:p>-12.69263888888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297">
                <text:p>15297</text:p>
              </table:table-cell>
              <table:table-cell office:value-type="float" office:value="3.86">
                <text:p>3.86</text:p>
              </table:table-cell>
              <table:table-cell office:value-type="float" office:value="-12.7342361111111">
                <text:p>-12.73423611111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47">
                <text:p>15347</text:p>
              </table:table-cell>
              <table:table-cell office:value-type="float" office:value="3.86">
                <text:p>3.86</text:p>
              </table:table-cell>
              <table:table-cell office:value-type="float" office:value="-12.7758611111111">
                <text:p>-12.77586111111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397">
                <text:p>15397</text:p>
              </table:table-cell>
              <table:table-cell office:value-type="float" office:value="3.86">
                <text:p>3.86</text:p>
              </table:table-cell>
              <table:table-cell office:value-type="float" office:value="-12.8174722222222">
                <text:p>-12.81747222222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47">
                <text:p>15447</text:p>
              </table:table-cell>
              <table:table-cell office:value-type="float" office:value="3.86">
                <text:p>3.86</text:p>
              </table:table-cell>
              <table:table-cell office:value-type="float" office:value="-12.8590972222222">
                <text:p>-12.85909722222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497">
                <text:p>15497</text:p>
              </table:table-cell>
              <table:table-cell office:value-type="float" office:value="3.85">
                <text:p>3.85</text:p>
              </table:table-cell>
              <table:table-cell office:value-type="float" office:value="-12.9007222222222">
                <text:p>-12.90072222222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47">
                <text:p>15547</text:p>
              </table:table-cell>
              <table:table-cell office:value-type="float" office:value="3.86">
                <text:p>3.86</text:p>
              </table:table-cell>
              <table:table-cell office:value-type="float" office:value="-12.9423472222222">
                <text:p>-12.9423472222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597">
                <text:p>15597</text:p>
              </table:table-cell>
              <table:table-cell office:value-type="float" office:value="3.86">
                <text:p>3.86</text:p>
              </table:table-cell>
              <table:table-cell office:value-type="float" office:value="-12.9839583333334">
                <text:p>-12.98395833333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47">
                <text:p>15647</text:p>
              </table:table-cell>
              <table:table-cell office:value-type="float" office:value="3.86">
                <text:p>3.86</text:p>
              </table:table-cell>
              <table:table-cell office:value-type="float" office:value="-13.0255694444445">
                <text:p>-13.02556944444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697">
                <text:p>15697</text:p>
              </table:table-cell>
              <table:table-cell office:value-type="float" office:value="3.85">
                <text:p>3.85</text:p>
              </table:table-cell>
              <table:table-cell office:value-type="float" office:value="-13.0672083333334">
                <text:p>-13.0672083333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47">
                <text:p>15747</text:p>
              </table:table-cell>
              <table:table-cell office:value-type="float" office:value="3.85">
                <text:p>3.85</text:p>
              </table:table-cell>
              <table:table-cell office:value-type="float" office:value="-13.1088194444445">
                <text:p>-13.10881944444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797">
                <text:p>15797</text:p>
              </table:table-cell>
              <table:table-cell office:value-type="float" office:value="3.85">
                <text:p>3.85</text:p>
              </table:table-cell>
              <table:table-cell office:value-type="float" office:value="-13.1504305555556">
                <text:p>-13.15043055555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47">
                <text:p>15847</text:p>
              </table:table-cell>
              <table:table-cell office:value-type="float" office:value="3.85">
                <text:p>3.85</text:p>
              </table:table-cell>
              <table:table-cell office:value-type="float" office:value="-13.1920555555556">
                <text:p>-13.1920555555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897">
                <text:p>15897</text:p>
              </table:table-cell>
              <table:table-cell office:value-type="float" office:value="3.85">
                <text:p>3.85</text:p>
              </table:table-cell>
              <table:table-cell office:value-type="float" office:value="-13.2336527777778">
                <text:p>-13.23365277777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47">
                <text:p>15947</text:p>
              </table:table-cell>
              <table:table-cell office:value-type="float" office:value="3.85">
                <text:p>3.85</text:p>
              </table:table-cell>
              <table:table-cell office:value-type="float" office:value="-13.2752638888889">
                <text:p>-13.27526388888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997">
                <text:p>15997</text:p>
              </table:table-cell>
              <table:table-cell office:value-type="float" office:value="3.84">
                <text:p>3.84</text:p>
              </table:table-cell>
              <table:table-cell office:value-type="float" office:value="-13.316875">
                <text:p>-13.3168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47">
                <text:p>16047</text:p>
              </table:table-cell>
              <table:table-cell office:value-type="float" office:value="3.85">
                <text:p>3.85</text:p>
              </table:table-cell>
              <table:table-cell office:value-type="float" office:value="-13.3585">
                <text:p>-13.35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097">
                <text:p>16097</text:p>
              </table:table-cell>
              <table:table-cell office:value-type="float" office:value="3.85">
                <text:p>3.85</text:p>
              </table:table-cell>
              <table:table-cell office:value-type="float" office:value="-13.4001111111111">
                <text:p>-13.4001111111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47">
                <text:p>16147</text:p>
              </table:table-cell>
              <table:table-cell office:value-type="float" office:value="3.85">
                <text:p>3.85</text:p>
              </table:table-cell>
              <table:table-cell office:value-type="float" office:value="-13.4417361111111">
                <text:p>-13.44173611111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97">
                <text:p>16197</text:p>
              </table:table-cell>
              <table:table-cell office:value-type="float" office:value="3.85">
                <text:p>3.85</text:p>
              </table:table-cell>
              <table:table-cell office:value-type="float" office:value="-13.4833611111111">
                <text:p>-13.4833611111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47">
                <text:p>16247</text:p>
              </table:table-cell>
              <table:table-cell office:value-type="float" office:value="3.85">
                <text:p>3.85</text:p>
              </table:table-cell>
              <table:table-cell office:value-type="float" office:value="-13.5249583333334">
                <text:p>-13.52495833333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297">
                <text:p>16297</text:p>
              </table:table-cell>
              <table:table-cell office:value-type="float" office:value="3.85">
                <text:p>3.85</text:p>
              </table:table-cell>
              <table:table-cell office:value-type="float" office:value="-13.5665833333334">
                <text:p>-13.56658333333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47">
                <text:p>16347</text:p>
              </table:table-cell>
              <table:table-cell office:value-type="float" office:value="3.84">
                <text:p>3.84</text:p>
              </table:table-cell>
              <table:table-cell office:value-type="float" office:value="-13.6082083333334">
                <text:p>-13.6082083333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397">
                <text:p>16397</text:p>
              </table:table-cell>
              <table:table-cell office:value-type="float" office:value="3.84">
                <text:p>3.84</text:p>
              </table:table-cell>
              <table:table-cell office:value-type="float" office:value="-13.6498194444445">
                <text:p>-13.64981944444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47">
                <text:p>16447</text:p>
              </table:table-cell>
              <table:table-cell office:value-type="float" office:value="3.84">
                <text:p>3.84</text:p>
              </table:table-cell>
              <table:table-cell office:value-type="float" office:value="-13.6914305555556">
                <text:p>-13.69143055555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497">
                <text:p>16497</text:p>
              </table:table-cell>
              <table:table-cell office:value-type="float" office:value="3.83">
                <text:p>3.83</text:p>
              </table:table-cell>
              <table:table-cell office:value-type="float" office:value="-13.7330555555556">
                <text:p>-13.73305555555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47">
                <text:p>16547</text:p>
              </table:table-cell>
              <table:table-cell office:value-type="float" office:value="3.83">
                <text:p>3.83</text:p>
              </table:table-cell>
              <table:table-cell office:value-type="float" office:value="-13.7746527777778">
                <text:p>-13.77465277777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597">
                <text:p>16597</text:p>
              </table:table-cell>
              <table:table-cell office:value-type="float" office:value="3.84">
                <text:p>3.84</text:p>
              </table:table-cell>
              <table:table-cell office:value-type="float" office:value="-13.8162638888889">
                <text:p>-13.81626388888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47">
                <text:p>16647</text:p>
              </table:table-cell>
              <table:table-cell office:value-type="float" office:value="3.84">
                <text:p>3.84</text:p>
              </table:table-cell>
              <table:table-cell office:value-type="float" office:value="-13.857875">
                <text:p>-13.8578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697">
                <text:p>16697</text:p>
              </table:table-cell>
              <table:table-cell office:value-type="float" office:value="3.83">
                <text:p>3.83</text:p>
              </table:table-cell>
              <table:table-cell office:value-type="float" office:value="-13.8995">
                <text:p>-13.89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47">
                <text:p>16747</text:p>
              </table:table-cell>
              <table:table-cell office:value-type="float" office:value="3.83">
                <text:p>3.83</text:p>
              </table:table-cell>
              <table:table-cell office:value-type="float" office:value="-13.941125">
                <text:p>-13.941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797">
                <text:p>16797</text:p>
              </table:table-cell>
              <table:table-cell office:value-type="float" office:value="3.83">
                <text:p>3.83</text:p>
              </table:table-cell>
              <table:table-cell office:value-type="float" office:value="-13.9827222222222">
                <text:p>-13.9827222222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47">
                <text:p>16847</text:p>
              </table:table-cell>
              <table:table-cell office:value-type="float" office:value="3.83">
                <text:p>3.83</text:p>
              </table:table-cell>
              <table:table-cell office:value-type="float" office:value="-14.0243333333334">
                <text:p>-14.0243333333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897">
                <text:p>16897</text:p>
              </table:table-cell>
              <table:table-cell office:value-type="float" office:value="3.83">
                <text:p>3.83</text:p>
              </table:table-cell>
              <table:table-cell office:value-type="float" office:value="-14.0659444444445">
                <text:p>-14.06594444444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47">
                <text:p>16947</text:p>
              </table:table-cell>
              <table:table-cell office:value-type="float" office:value="3.83">
                <text:p>3.83</text:p>
              </table:table-cell>
              <table:table-cell office:value-type="float" office:value="-14.1075694444445">
                <text:p>-14.10756944444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997">
                <text:p>16997</text:p>
              </table:table-cell>
              <table:table-cell office:value-type="float" office:value="3.83">
                <text:p>3.83</text:p>
              </table:table-cell>
              <table:table-cell office:value-type="float" office:value="-14.1491666666667">
                <text:p>-14.1491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47">
                <text:p>17047</text:p>
              </table:table-cell>
              <table:table-cell office:value-type="float" office:value="3.83">
                <text:p>3.83</text:p>
              </table:table-cell>
              <table:table-cell office:value-type="float" office:value="-14.1907777777778">
                <text:p>-14.19077777777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097">
                <text:p>17097</text:p>
              </table:table-cell>
              <table:table-cell office:value-type="float" office:value="3.83">
                <text:p>3.83</text:p>
              </table:table-cell>
              <table:table-cell office:value-type="float" office:value="-14.2323888888889">
                <text:p>-14.23238888888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47">
                <text:p>17147</text:p>
              </table:table-cell>
              <table:table-cell office:value-type="float" office:value="3.83">
                <text:p>3.83</text:p>
              </table:table-cell>
              <table:table-cell office:value-type="float" office:value="-14.2740138888889">
                <text:p>-14.27401388888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97">
                <text:p>17197</text:p>
              </table:table-cell>
              <table:table-cell office:value-type="float" office:value="3.83">
                <text:p>3.83</text:p>
              </table:table-cell>
              <table:table-cell office:value-type="float" office:value="-14.315625">
                <text:p>-14.3156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47">
                <text:p>17247</text:p>
              </table:table-cell>
              <table:table-cell office:value-type="float" office:value="3.83">
                <text:p>3.83</text:p>
              </table:table-cell>
              <table:table-cell office:value-type="float" office:value="-14.3572361111111">
                <text:p>-14.35723611111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297">
                <text:p>17297</text:p>
              </table:table-cell>
              <table:table-cell office:value-type="float" office:value="3.83">
                <text:p>3.83</text:p>
              </table:table-cell>
              <table:table-cell office:value-type="float" office:value="-14.3988333333334">
                <text:p>-14.3988333333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47">
                <text:p>17347</text:p>
              </table:table-cell>
              <table:table-cell office:value-type="float" office:value="3.83">
                <text:p>3.83</text:p>
              </table:table-cell>
              <table:table-cell office:value-type="float" office:value="-14.4404444444445">
                <text:p>-14.44044444444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397">
                <text:p>17397</text:p>
              </table:table-cell>
              <table:table-cell office:value-type="float" office:value="3.83">
                <text:p>3.83</text:p>
              </table:table-cell>
              <table:table-cell office:value-type="float" office:value="-14.4820555555556">
                <text:p>-14.48205555555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47">
                <text:p>17447</text:p>
              </table:table-cell>
              <table:table-cell office:value-type="float" office:value="3.82">
                <text:p>3.82</text:p>
              </table:table-cell>
              <table:table-cell office:value-type="float" office:value="-14.5236666666667">
                <text:p>-14.523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497">
                <text:p>17497</text:p>
              </table:table-cell>
              <table:table-cell office:value-type="float" office:value="3.82">
                <text:p>3.82</text:p>
              </table:table-cell>
              <table:table-cell office:value-type="float" office:value="-14.5652777777778">
                <text:p>-14.56527777777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47">
                <text:p>17547</text:p>
              </table:table-cell>
              <table:table-cell office:value-type="float" office:value="3.82">
                <text:p>3.82</text:p>
              </table:table-cell>
              <table:table-cell office:value-type="float" office:value="-14.6069027777778">
                <text:p>-14.60690277777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597">
                <text:p>17597</text:p>
              </table:table-cell>
              <table:table-cell office:value-type="float" office:value="3.82">
                <text:p>3.82</text:p>
              </table:table-cell>
              <table:table-cell office:value-type="float" office:value="-14.6485138888889">
                <text:p>-14.64851388888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47">
                <text:p>17647</text:p>
              </table:table-cell>
              <table:table-cell office:value-type="float" office:value="3.82">
                <text:p>3.82</text:p>
              </table:table-cell>
              <table:table-cell office:value-type="float" office:value="-14.690125">
                <text:p>-14.690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697">
                <text:p>17697</text:p>
              </table:table-cell>
              <table:table-cell office:value-type="float" office:value="3.82">
                <text:p>3.82</text:p>
              </table:table-cell>
              <table:table-cell office:value-type="float" office:value="-14.73175">
                <text:p>-14.731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47">
                <text:p>17747</text:p>
              </table:table-cell>
              <table:table-cell office:value-type="float" office:value="3.82">
                <text:p>3.82</text:p>
              </table:table-cell>
              <table:table-cell office:value-type="float" office:value="-14.7733611111111">
                <text:p>-14.77336111111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797">
                <text:p>17797</text:p>
              </table:table-cell>
              <table:table-cell office:value-type="float" office:value="3.82">
                <text:p>3.82</text:p>
              </table:table-cell>
              <table:table-cell office:value-type="float" office:value="-14.8149722222223">
                <text:p>-14.81497222222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47">
                <text:p>17847</text:p>
              </table:table-cell>
              <table:table-cell office:value-type="float" office:value="3.82">
                <text:p>3.82</text:p>
              </table:table-cell>
              <table:table-cell office:value-type="float" office:value="-14.8565833333334">
                <text:p>-14.85658333333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97">
                <text:p>17897</text:p>
              </table:table-cell>
              <table:table-cell office:value-type="float" office:value="3.82">
                <text:p>3.82</text:p>
              </table:table-cell>
              <table:table-cell office:value-type="float" office:value="-14.8982083333334">
                <text:p>-14.89820833333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47">
                <text:p>17947</text:p>
              </table:table-cell>
              <table:table-cell office:value-type="float" office:value="3.82">
                <text:p>3.82</text:p>
              </table:table-cell>
              <table:table-cell office:value-type="float" office:value="-14.9398333333334">
                <text:p>-14.93983333333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997">
                <text:p>17997</text:p>
              </table:table-cell>
              <table:table-cell office:value-type="float" office:value="3.81">
                <text:p>3.81</text:p>
              </table:table-cell>
              <table:table-cell office:value-type="float" office:value="-14.9814583333334">
                <text:p>-14.98145833333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47">
                <text:p>18047</text:p>
              </table:table-cell>
              <table:table-cell office:value-type="float" office:value="3.82">
                <text:p>3.82</text:p>
              </table:table-cell>
              <table:table-cell office:value-type="float" office:value="-15.0230694444445">
                <text:p>-15.02306944444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097">
                <text:p>18097</text:p>
              </table:table-cell>
              <table:table-cell office:value-type="float" office:value="3.82">
                <text:p>3.82</text:p>
              </table:table-cell>
              <table:table-cell office:value-type="float" office:value="-15.0646805555556">
                <text:p>-15.06468055555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47">
                <text:p>18147</text:p>
              </table:table-cell>
              <table:table-cell office:value-type="float" office:value="3.82">
                <text:p>3.82</text:p>
              </table:table-cell>
              <table:table-cell office:value-type="float" office:value="-15.1062916666667">
                <text:p>-15.106291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197">
                <text:p>18197</text:p>
              </table:table-cell>
              <table:table-cell office:value-type="float" office:value="3.81">
                <text:p>3.81</text:p>
              </table:table-cell>
              <table:table-cell office:value-type="float" office:value="-15.1479027777778">
                <text:p>-15.14790277777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47">
                <text:p>18247</text:p>
              </table:table-cell>
              <table:table-cell office:value-type="float" office:value="3.81">
                <text:p>3.81</text:p>
              </table:table-cell>
              <table:table-cell office:value-type="float" office:value="-15.1895138888889">
                <text:p>-15.18951388888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297">
                <text:p>18297</text:p>
              </table:table-cell>
              <table:table-cell office:value-type="float" office:value="3.81">
                <text:p>3.81</text:p>
              </table:table-cell>
              <table:table-cell office:value-type="float" office:value="-15.2311388888889">
                <text:p>-15.2311388888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47">
                <text:p>18347</text:p>
              </table:table-cell>
              <table:table-cell office:value-type="float" office:value="3.81">
                <text:p>3.81</text:p>
              </table:table-cell>
              <table:table-cell office:value-type="float" office:value="-15.27275">
                <text:p>-15.272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397">
                <text:p>18397</text:p>
              </table:table-cell>
              <table:table-cell office:value-type="float" office:value="3.81">
                <text:p>3.81</text:p>
              </table:table-cell>
              <table:table-cell office:value-type="float" office:value="-15.3143611111111">
                <text:p>-15.31436111111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47">
                <text:p>18447</text:p>
              </table:table-cell>
              <table:table-cell office:value-type="float" office:value="3.81">
                <text:p>3.81</text:p>
              </table:table-cell>
              <table:table-cell office:value-type="float" office:value="-15.3559722222223">
                <text:p>-15.35597222222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497">
                <text:p>18497</text:p>
              </table:table-cell>
              <table:table-cell office:value-type="float" office:value="3.8">
                <text:p>3.8</text:p>
              </table:table-cell>
              <table:table-cell office:value-type="float" office:value="-15.3975833333334">
                <text:p>-15.39758333333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47">
                <text:p>18547</text:p>
              </table:table-cell>
              <table:table-cell office:value-type="float" office:value="3.81">
                <text:p>3.81</text:p>
              </table:table-cell>
              <table:table-cell office:value-type="float" office:value="-15.4391944444445">
                <text:p>-15.43919444444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597">
                <text:p>18597</text:p>
              </table:table-cell>
              <table:table-cell office:value-type="float" office:value="3.81">
                <text:p>3.81</text:p>
              </table:table-cell>
              <table:table-cell office:value-type="float" office:value="-15.4808055555556">
                <text:p>-15.48080555555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47">
                <text:p>18647</text:p>
              </table:table-cell>
              <table:table-cell office:value-type="float" office:value="3.8">
                <text:p>3.8</text:p>
              </table:table-cell>
              <table:table-cell office:value-type="float" office:value="-15.5224305555556">
                <text:p>-15.52243055555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697">
                <text:p>18697</text:p>
              </table:table-cell>
              <table:table-cell office:value-type="float" office:value="3.8">
                <text:p>3.8</text:p>
              </table:table-cell>
              <table:table-cell office:value-type="float" office:value="-15.5640555555556">
                <text:p>-15.56405555555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47">
                <text:p>18747</text:p>
              </table:table-cell>
              <table:table-cell office:value-type="float" office:value="3.8">
                <text:p>3.8</text:p>
              </table:table-cell>
              <table:table-cell office:value-type="float" office:value="-15.6056666666667">
                <text:p>-15.605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797">
                <text:p>18797</text:p>
              </table:table-cell>
              <table:table-cell office:value-type="float" office:value="3.8">
                <text:p>3.8</text:p>
              </table:table-cell>
              <table:table-cell office:value-type="float" office:value="-15.6472777777778">
                <text:p>-15.64727777777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47">
                <text:p>18847</text:p>
              </table:table-cell>
              <table:table-cell office:value-type="float" office:value="3.8">
                <text:p>3.8</text:p>
              </table:table-cell>
              <table:table-cell office:value-type="float" office:value="-15.6889027777778">
                <text:p>-15.68890277777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897">
                <text:p>18897</text:p>
              </table:table-cell>
              <table:table-cell office:value-type="float" office:value="3.8">
                <text:p>3.8</text:p>
              </table:table-cell>
              <table:table-cell office:value-type="float" office:value="-15.7305277777778">
                <text:p>-15.73052777777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47">
                <text:p>18947</text:p>
              </table:table-cell>
              <table:table-cell office:value-type="float" office:value="3.8">
                <text:p>3.8</text:p>
              </table:table-cell>
              <table:table-cell office:value-type="float" office:value="-15.7721388888889">
                <text:p>-15.77213888888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997">
                <text:p>18997</text:p>
              </table:table-cell>
              <table:table-cell office:value-type="float" office:value="3.8">
                <text:p>3.8</text:p>
              </table:table-cell>
              <table:table-cell office:value-type="float" office:value="-15.81375">
                <text:p>-15.81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47">
                <text:p>19047</text:p>
              </table:table-cell>
              <table:table-cell office:value-type="float" office:value="3.79">
                <text:p>3.79</text:p>
              </table:table-cell>
              <table:table-cell office:value-type="float" office:value="-15.8553611111112">
                <text:p>-15.8553611111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097">
                <text:p>19097</text:p>
              </table:table-cell>
              <table:table-cell office:value-type="float" office:value="3.79">
                <text:p>3.79</text:p>
              </table:table-cell>
              <table:table-cell office:value-type="float" office:value="-15.8969722222223">
                <text:p>-15.89697222222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47">
                <text:p>19147</text:p>
              </table:table-cell>
              <table:table-cell office:value-type="float" office:value="3.79">
                <text:p>3.79</text:p>
              </table:table-cell>
              <table:table-cell office:value-type="float" office:value="-15.9385833333334">
                <text:p>-15.93858333333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197">
                <text:p>19197</text:p>
              </table:table-cell>
              <table:table-cell office:value-type="float" office:value="3.8">
                <text:p>3.8</text:p>
              </table:table-cell>
              <table:table-cell office:value-type="float" office:value="-15.9801805555556">
                <text:p>-15.98018055555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47">
                <text:p>19247</text:p>
              </table:table-cell>
              <table:table-cell office:value-type="float" office:value="3.8">
                <text:p>3.8</text:p>
              </table:table-cell>
              <table:table-cell office:value-type="float" office:value="-16.0218055555556">
                <text:p>-16.02180555555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297">
                <text:p>19297</text:p>
              </table:table-cell>
              <table:table-cell office:value-type="float" office:value="3.79">
                <text:p>3.79</text:p>
              </table:table-cell>
              <table:table-cell office:value-type="float" office:value="-16.0634166666667">
                <text:p>-16.06341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47">
                <text:p>19347</text:p>
              </table:table-cell>
              <table:table-cell office:value-type="float" office:value="3.79">
                <text:p>3.79</text:p>
              </table:table-cell>
              <table:table-cell office:value-type="float" office:value="-16.1050277777778">
                <text:p>-16.10502777777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397">
                <text:p>19397</text:p>
              </table:table-cell>
              <table:table-cell office:value-type="float" office:value="3.79">
                <text:p>3.79</text:p>
              </table:table-cell>
              <table:table-cell office:value-type="float" office:value="-16.1466388888889">
                <text:p>-16.1466388888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47">
                <text:p>19447</text:p>
              </table:table-cell>
              <table:table-cell office:value-type="float" office:value="3.79">
                <text:p>3.79</text:p>
              </table:table-cell>
              <table:table-cell office:value-type="float" office:value="-16.18825">
                <text:p>-16.188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497">
                <text:p>19497</text:p>
              </table:table-cell>
              <table:table-cell office:value-type="float" office:value="3.79">
                <text:p>3.79</text:p>
              </table:table-cell>
              <table:table-cell office:value-type="float" office:value="-16.2298611111112">
                <text:p>-16.2298611111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47">
                <text:p>19547</text:p>
              </table:table-cell>
              <table:table-cell office:value-type="float" office:value="3.79">
                <text:p>3.79</text:p>
              </table:table-cell>
              <table:table-cell office:value-type="float" office:value="-16.2714722222223">
                <text:p>-16.27147222222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597">
                <text:p>19597</text:p>
              </table:table-cell>
              <table:table-cell office:value-type="float" office:value="3.79">
                <text:p>3.79</text:p>
              </table:table-cell>
              <table:table-cell office:value-type="float" office:value="-16.3130972222223">
                <text:p>-16.31309722222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47">
                <text:p>19647</text:p>
              </table:table-cell>
              <table:table-cell office:value-type="float" office:value="3.78">
                <text:p>3.78</text:p>
              </table:table-cell>
              <table:table-cell office:value-type="float" office:value="-16.3546944444445">
                <text:p>-16.35469444444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697">
                <text:p>19697</text:p>
              </table:table-cell>
              <table:table-cell office:value-type="float" office:value="3.79">
                <text:p>3.79</text:p>
              </table:table-cell>
              <table:table-cell office:value-type="float" office:value="-16.3963055555556">
                <text:p>-16.39630555555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47">
                <text:p>19747</text:p>
              </table:table-cell>
              <table:table-cell office:value-type="float" office:value="3.78">
                <text:p>3.78</text:p>
              </table:table-cell>
              <table:table-cell office:value-type="float" office:value="-16.4379166666667">
                <text:p>-16.43791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797">
                <text:p>19797</text:p>
              </table:table-cell>
              <table:table-cell office:value-type="float" office:value="3.78">
                <text:p>3.78</text:p>
              </table:table-cell>
              <table:table-cell office:value-type="float" office:value="-16.4795416666667">
                <text:p>-16.479541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47">
                <text:p>19847</text:p>
              </table:table-cell>
              <table:table-cell office:value-type="float" office:value="3.77">
                <text:p>3.77</text:p>
              </table:table-cell>
              <table:table-cell office:value-type="float" office:value="-16.5211527777778">
                <text:p>-16.52115277777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897">
                <text:p>19897</text:p>
              </table:table-cell>
              <table:table-cell office:value-type="float" office:value="3.78">
                <text:p>3.78</text:p>
              </table:table-cell>
              <table:table-cell office:value-type="float" office:value="-16.5627638888889">
                <text:p>-16.56276388888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47">
                <text:p>19947</text:p>
              </table:table-cell>
              <table:table-cell office:value-type="float" office:value="3.78">
                <text:p>3.78</text:p>
              </table:table-cell>
              <table:table-cell office:value-type="float" office:value="-16.6043750000001">
                <text:p>-16.60437500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997">
                <text:p>19997</text:p>
              </table:table-cell>
              <table:table-cell office:value-type="float" office:value="3.78">
                <text:p>3.78</text:p>
              </table:table-cell>
              <table:table-cell office:value-type="float" office:value="-16.6460000000001">
                <text:p>-16.64600000000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47">
                <text:p>20047</text:p>
              </table:table-cell>
              <table:table-cell office:value-type="float" office:value="3.78">
                <text:p>3.78</text:p>
              </table:table-cell>
              <table:table-cell office:value-type="float" office:value="-16.6876111111112">
                <text:p>-16.6876111111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97">
                <text:p>20097</text:p>
              </table:table-cell>
              <table:table-cell office:value-type="float" office:value="3.78">
                <text:p>3.78</text:p>
              </table:table-cell>
              <table:table-cell office:value-type="float" office:value="-16.7292361111112">
                <text:p>-16.72923611111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47">
                <text:p>20147</text:p>
              </table:table-cell>
              <table:table-cell office:value-type="float" office:value="3.78">
                <text:p>3.78</text:p>
              </table:table-cell>
              <table:table-cell office:value-type="float" office:value="-16.7708472222223">
                <text:p>-16.77084722222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97">
                <text:p>20197</text:p>
              </table:table-cell>
              <table:table-cell office:value-type="float" office:value="3.78">
                <text:p>3.78</text:p>
              </table:table-cell>
              <table:table-cell office:value-type="float" office:value="-16.8124583333334">
                <text:p>-16.81245833333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47">
                <text:p>20247</text:p>
              </table:table-cell>
              <table:table-cell office:value-type="float" office:value="3.77">
                <text:p>3.77</text:p>
              </table:table-cell>
              <table:table-cell office:value-type="float" office:value="-16.8540694444445">
                <text:p>-16.85406944444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297">
                <text:p>20297</text:p>
              </table:table-cell>
              <table:table-cell office:value-type="float" office:value="3.78">
                <text:p>3.78</text:p>
              </table:table-cell>
              <table:table-cell office:value-type="float" office:value="-16.8956805555556">
                <text:p>-16.89568055555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47">
                <text:p>20347</text:p>
              </table:table-cell>
              <table:table-cell office:value-type="float" office:value="3.77">
                <text:p>3.77</text:p>
              </table:table-cell>
              <table:table-cell office:value-type="float" office:value="-16.9372916666667">
                <text:p>-16.93729166666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397">
                <text:p>20397</text:p>
              </table:table-cell>
              <table:table-cell office:value-type="float" office:value="3.78">
                <text:p>3.78</text:p>
              </table:table-cell>
              <table:table-cell office:value-type="float" office:value="-16.9789027777778">
                <text:p>-16.97890277777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47">
                <text:p>20447</text:p>
              </table:table-cell>
              <table:table-cell office:value-type="float" office:value="3.77">
                <text:p>3.77</text:p>
              </table:table-cell>
              <table:table-cell office:value-type="float" office:value="-17.0205277777778">
                <text:p>-17.02052777777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97">
                <text:p>20497</text:p>
              </table:table-cell>
              <table:table-cell office:value-type="float" office:value="3.77">
                <text:p>3.77</text:p>
              </table:table-cell>
              <table:table-cell office:value-type="float" office:value="-17.0621388888889">
                <text:p>-17.06213888888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47">
                <text:p>20547</text:p>
              </table:table-cell>
              <table:table-cell office:value-type="float" office:value="3.77">
                <text:p>3.77</text:p>
              </table:table-cell>
              <table:table-cell office:value-type="float" office:value="-17.1037500000001">
                <text:p>-17.10375000000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97">
                <text:p>20597</text:p>
              </table:table-cell>
              <table:table-cell office:value-type="float" office:value="3.77">
                <text:p>3.77</text:p>
              </table:table-cell>
              <table:table-cell office:value-type="float" office:value="-17.1453611111112">
                <text:p>-17.1453611111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47">
                <text:p>20647</text:p>
              </table:table-cell>
              <table:table-cell office:value-type="float" office:value="3.77">
                <text:p>3.77</text:p>
              </table:table-cell>
              <table:table-cell office:value-type="float" office:value="-17.1869722222223">
                <text:p>-17.18697222222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697">
                <text:p>20697</text:p>
              </table:table-cell>
              <table:table-cell office:value-type="float" office:value="3.77">
                <text:p>3.77</text:p>
              </table:table-cell>
              <table:table-cell office:value-type="float" office:value="-17.2285694444445">
                <text:p>-17.22856944444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47">
                <text:p>20747</text:p>
              </table:table-cell>
              <table:table-cell office:value-type="float" office:value="3.77">
                <text:p>3.77</text:p>
              </table:table-cell>
              <table:table-cell office:value-type="float" office:value="-17.2701666666667">
                <text:p>-17.2701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797">
                <text:p>20797</text:p>
              </table:table-cell>
              <table:table-cell office:value-type="float" office:value="3.77">
                <text:p>3.77</text:p>
              </table:table-cell>
              <table:table-cell office:value-type="float" office:value="-17.3117777777778">
                <text:p>-17.31177777777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47">
                <text:p>20847</text:p>
              </table:table-cell>
              <table:table-cell office:value-type="float" office:value="3.77">
                <text:p>3.77</text:p>
              </table:table-cell>
              <table:table-cell office:value-type="float" office:value="-17.3533888888889">
                <text:p>-17.35338888888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897">
                <text:p>20897</text:p>
              </table:table-cell>
              <table:table-cell office:value-type="float" office:value="3.77">
                <text:p>3.77</text:p>
              </table:table-cell>
              <table:table-cell office:value-type="float" office:value="-17.3950000000001">
                <text:p>-17.39500000000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47">
                <text:p>20947</text:p>
              </table:table-cell>
              <table:table-cell office:value-type="float" office:value="3.77">
                <text:p>3.77</text:p>
              </table:table-cell>
              <table:table-cell office:value-type="float" office:value="-17.4366250000001">
                <text:p>-17.4366250000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997">
                <text:p>20997</text:p>
              </table:table-cell>
              <table:table-cell office:value-type="float" office:value="3.77">
                <text:p>3.77</text:p>
              </table:table-cell>
              <table:table-cell office:value-type="float" office:value="-17.4782361111112">
                <text:p>-17.4782361111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47">
                <text:p>21047</text:p>
              </table:table-cell>
              <table:table-cell office:value-type="float" office:value="3.77">
                <text:p>3.77</text:p>
              </table:table-cell>
              <table:table-cell office:value-type="float" office:value="-17.5198472222223">
                <text:p>-17.51984722222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097">
                <text:p>21097</text:p>
              </table:table-cell>
              <table:table-cell office:value-type="float" office:value="3.76">
                <text:p>3.76</text:p>
              </table:table-cell>
              <table:table-cell office:value-type="float" office:value="-17.5614583333334">
                <text:p>-17.56145833333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47">
                <text:p>21147</text:p>
              </table:table-cell>
              <table:table-cell office:value-type="float" office:value="3.77">
                <text:p>3.77</text:p>
              </table:table-cell>
              <table:table-cell office:value-type="float" office:value="-17.6030694444445">
                <text:p>-17.60306944444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197">
                <text:p>21197</text:p>
              </table:table-cell>
              <table:table-cell office:value-type="float" office:value="3.76">
                <text:p>3.76</text:p>
              </table:table-cell>
              <table:table-cell office:value-type="float" office:value="-17.6446805555556">
                <text:p>-17.64468055555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47">
                <text:p>21247</text:p>
              </table:table-cell>
              <table:table-cell office:value-type="float" office:value="3.76">
                <text:p>3.76</text:p>
              </table:table-cell>
              <table:table-cell office:value-type="float" office:value="-17.6862916666667">
                <text:p>-17.68629166666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297">
                <text:p>21297</text:p>
              </table:table-cell>
              <table:table-cell office:value-type="float" office:value="3.76">
                <text:p>3.76</text:p>
              </table:table-cell>
              <table:table-cell office:value-type="float" office:value="-17.7279027777778">
                <text:p>-17.72790277777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47">
                <text:p>21347</text:p>
              </table:table-cell>
              <table:table-cell office:value-type="float" office:value="3.76">
                <text:p>3.76</text:p>
              </table:table-cell>
              <table:table-cell office:value-type="float" office:value="-17.769513888889">
                <text:p>-17.7695138888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397">
                <text:p>21397</text:p>
              </table:table-cell>
              <table:table-cell office:value-type="float" office:value="3.76">
                <text:p>3.76</text:p>
              </table:table-cell>
              <table:table-cell office:value-type="float" office:value="-17.8111250000001">
                <text:p>-17.811125000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47">
                <text:p>21447</text:p>
              </table:table-cell>
              <table:table-cell office:value-type="float" office:value="3.76">
                <text:p>3.76</text:p>
              </table:table-cell>
              <table:table-cell office:value-type="float" office:value="-17.8527361111112">
                <text:p>-17.85273611111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497">
                <text:p>21497</text:p>
              </table:table-cell>
              <table:table-cell office:value-type="float" office:value="3.75">
                <text:p>3.75</text:p>
              </table:table-cell>
              <table:table-cell office:value-type="float" office:value="-17.8943472222223">
                <text:p>-17.89434722222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47">
                <text:p>21547</text:p>
              </table:table-cell>
              <table:table-cell office:value-type="float" office:value="3.75">
                <text:p>3.75</text:p>
              </table:table-cell>
              <table:table-cell office:value-type="float" office:value="-17.9359444444445">
                <text:p>-17.93594444444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597">
                <text:p>21597</text:p>
              </table:table-cell>
              <table:table-cell office:value-type="float" office:value="3.75">
                <text:p>3.75</text:p>
              </table:table-cell>
              <table:table-cell office:value-type="float" office:value="-17.9775555555556">
                <text:p>-17.97755555555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47">
                <text:p>21647</text:p>
              </table:table-cell>
              <table:table-cell office:value-type="float" office:value="3.75">
                <text:p>3.75</text:p>
              </table:table-cell>
              <table:table-cell office:value-type="float" office:value="-18.0191666666667">
                <text:p>-18.0191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697">
                <text:p>21697</text:p>
              </table:table-cell>
              <table:table-cell office:value-type="float" office:value="3.75">
                <text:p>3.75</text:p>
              </table:table-cell>
              <table:table-cell office:value-type="float" office:value="-18.0607777777779">
                <text:p>-18.06077777777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47">
                <text:p>21747</text:p>
              </table:table-cell>
              <table:table-cell office:value-type="float" office:value="3.75">
                <text:p>3.75</text:p>
              </table:table-cell>
              <table:table-cell office:value-type="float" office:value="-18.102388888889">
                <text:p>-18.1023888888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797">
                <text:p>21797</text:p>
              </table:table-cell>
              <table:table-cell office:value-type="float" office:value="3.75">
                <text:p>3.75</text:p>
              </table:table-cell>
              <table:table-cell office:value-type="float" office:value="-18.1439861111112">
                <text:p>-18.14398611111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47">
                <text:p>21847</text:p>
              </table:table-cell>
              <table:table-cell office:value-type="float" office:value="3.75">
                <text:p>3.75</text:p>
              </table:table-cell>
              <table:table-cell office:value-type="float" office:value="-18.1856111111112">
                <text:p>-18.18561111111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897">
                <text:p>21897</text:p>
              </table:table-cell>
              <table:table-cell office:value-type="float" office:value="3.75">
                <text:p>3.75</text:p>
              </table:table-cell>
              <table:table-cell office:value-type="float" office:value="-18.2272222222223">
                <text:p>-18.22722222222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47">
                <text:p>21947</text:p>
              </table:table-cell>
              <table:table-cell office:value-type="float" office:value="3.75">
                <text:p>3.75</text:p>
              </table:table-cell>
              <table:table-cell office:value-type="float" office:value="-18.2688333333334">
                <text:p>-18.26883333333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997">
                <text:p>21997</text:p>
              </table:table-cell>
              <table:table-cell office:value-type="float" office:value="3.75">
                <text:p>3.75</text:p>
              </table:table-cell>
              <table:table-cell office:value-type="float" office:value="-18.3104444444445">
                <text:p>-18.31044444444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47">
                <text:p>22047</text:p>
              </table:table-cell>
              <table:table-cell office:value-type="float" office:value="3.75">
                <text:p>3.75</text:p>
              </table:table-cell>
              <table:table-cell office:value-type="float" office:value="-18.3520555555556">
                <text:p>-18.35205555555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097">
                <text:p>22097</text:p>
              </table:table-cell>
              <table:table-cell office:value-type="float" office:value="3.75">
                <text:p>3.75</text:p>
              </table:table-cell>
              <table:table-cell office:value-type="float" office:value="-18.3936666666667">
                <text:p>-18.393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47">
                <text:p>22147</text:p>
              </table:table-cell>
              <table:table-cell office:value-type="float" office:value="3.74">
                <text:p>3.74</text:p>
              </table:table-cell>
              <table:table-cell office:value-type="float" office:value="-18.4352777777779">
                <text:p>-18.43527777777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197">
                <text:p>22197</text:p>
              </table:table-cell>
              <table:table-cell office:value-type="float" office:value="3.74">
                <text:p>3.74</text:p>
              </table:table-cell>
              <table:table-cell office:value-type="float" office:value="-18.4768750000001">
                <text:p>-18.47687500000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47">
                <text:p>22247</text:p>
              </table:table-cell>
              <table:table-cell office:value-type="float" office:value="3.74">
                <text:p>3.74</text:p>
              </table:table-cell>
              <table:table-cell office:value-type="float" office:value="-18.5184861111112">
                <text:p>-18.51848611111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297">
                <text:p>22297</text:p>
              </table:table-cell>
              <table:table-cell office:value-type="float" office:value="3.74">
                <text:p>3.74</text:p>
              </table:table-cell>
              <table:table-cell office:value-type="float" office:value="-18.5600972222223">
                <text:p>-18.56009722222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47">
                <text:p>22347</text:p>
              </table:table-cell>
              <table:table-cell office:value-type="float" office:value="3.73">
                <text:p>3.73</text:p>
              </table:table-cell>
              <table:table-cell office:value-type="float" office:value="-18.6016944444445">
                <text:p>-18.60169444444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397">
                <text:p>22397</text:p>
              </table:table-cell>
              <table:table-cell office:value-type="float" office:value="3.73">
                <text:p>3.73</text:p>
              </table:table-cell>
              <table:table-cell office:value-type="float" office:value="-18.6432916666667">
                <text:p>-18.64329166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47">
                <text:p>22447</text:p>
              </table:table-cell>
              <table:table-cell office:value-type="float" office:value="3.73">
                <text:p>3.73</text:p>
              </table:table-cell>
              <table:table-cell office:value-type="float" office:value="-18.6849027777779">
                <text:p>-18.68490277777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497">
                <text:p>22497</text:p>
              </table:table-cell>
              <table:table-cell office:value-type="float" office:value="3.73">
                <text:p>3.73</text:p>
              </table:table-cell>
              <table:table-cell office:value-type="float" office:value="-18.726513888889">
                <text:p>-18.7265138888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47">
                <text:p>22547</text:p>
              </table:table-cell>
              <table:table-cell office:value-type="float" office:value="3.73">
                <text:p>3.73</text:p>
              </table:table-cell>
              <table:table-cell office:value-type="float" office:value="-18.7681250000001">
                <text:p>-18.76812500000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597">
                <text:p>22597</text:p>
              </table:table-cell>
              <table:table-cell office:value-type="float" office:value="3.74">
                <text:p>3.74</text:p>
              </table:table-cell>
              <table:table-cell office:value-type="float" office:value="-18.8097500000001">
                <text:p>-18.80975000000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47">
                <text:p>22647</text:p>
              </table:table-cell>
              <table:table-cell office:value-type="float" office:value="3.73">
                <text:p>3.73</text:p>
              </table:table-cell>
              <table:table-cell office:value-type="float" office:value="-18.8513611111112">
                <text:p>-18.85136111111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697">
                <text:p>22697</text:p>
              </table:table-cell>
              <table:table-cell office:value-type="float" office:value="3.74">
                <text:p>3.74</text:p>
              </table:table-cell>
              <table:table-cell office:value-type="float" office:value="-18.8929722222223">
                <text:p>-18.89297222222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47">
                <text:p>22747</text:p>
              </table:table-cell>
              <table:table-cell office:value-type="float" office:value="3.73">
                <text:p>3.73</text:p>
              </table:table-cell>
              <table:table-cell office:value-type="float" office:value="-18.9345833333334">
                <text:p>-18.93458333333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797">
                <text:p>22797</text:p>
              </table:table-cell>
              <table:table-cell office:value-type="float" office:value="3.73">
                <text:p>3.73</text:p>
              </table:table-cell>
              <table:table-cell office:value-type="float" office:value="-18.9761944444445">
                <text:p>-18.97619444444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47">
                <text:p>22847</text:p>
              </table:table-cell>
              <table:table-cell office:value-type="float" office:value="3.73">
                <text:p>3.73</text:p>
              </table:table-cell>
              <table:table-cell office:value-type="float" office:value="-19.0178055555556">
                <text:p>-19.01780555555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897">
                <text:p>22897</text:p>
              </table:table-cell>
              <table:table-cell office:value-type="float" office:value="3.73">
                <text:p>3.73</text:p>
              </table:table-cell>
              <table:table-cell office:value-type="float" office:value="-19.0594166666668">
                <text:p>-19.05941666666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47">
                <text:p>22947</text:p>
              </table:table-cell>
              <table:table-cell office:value-type="float" office:value="3.72">
                <text:p>3.72</text:p>
              </table:table-cell>
              <table:table-cell office:value-type="float" office:value="-19.101013888889">
                <text:p>-19.1010138888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997">
                <text:p>22997</text:p>
              </table:table-cell>
              <table:table-cell office:value-type="float" office:value="3.72">
                <text:p>3.72</text:p>
              </table:table-cell>
              <table:table-cell office:value-type="float" office:value="-19.142638888889">
                <text:p>-19.1426388888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47">
                <text:p>23047</text:p>
              </table:table-cell>
              <table:table-cell office:value-type="float" office:value="3.72">
                <text:p>3.72</text:p>
              </table:table-cell>
              <table:table-cell office:value-type="float" office:value="-19.1842500000001">
                <text:p>-19.18425000000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097">
                <text:p>23097</text:p>
              </table:table-cell>
              <table:table-cell office:value-type="float" office:value="3.72">
                <text:p>3.72</text:p>
              </table:table-cell>
              <table:table-cell office:value-type="float" office:value="-19.2258611111112">
                <text:p>-19.22586111111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47">
                <text:p>23147</text:p>
              </table:table-cell>
              <table:table-cell office:value-type="float" office:value="3.72">
                <text:p>3.72</text:p>
              </table:table-cell>
              <table:table-cell office:value-type="float" office:value="-19.2674861111112">
                <text:p>-19.26748611111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197">
                <text:p>23197</text:p>
              </table:table-cell>
              <table:table-cell office:value-type="float" office:value="3.72">
                <text:p>3.72</text:p>
              </table:table-cell>
              <table:table-cell office:value-type="float" office:value="-19.3091111111112">
                <text:p>-19.3091111111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47">
                <text:p>23247</text:p>
              </table:table-cell>
              <table:table-cell office:value-type="float" office:value="3.71">
                <text:p>3.71</text:p>
              </table:table-cell>
              <table:table-cell office:value-type="float" office:value="-19.3507222222223">
                <text:p>-19.35072222222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297">
                <text:p>23297</text:p>
              </table:table-cell>
              <table:table-cell office:value-type="float" office:value="3.72">
                <text:p>3.72</text:p>
              </table:table-cell>
              <table:table-cell office:value-type="float" office:value="-19.3923333333334">
                <text:p>-19.39233333333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47">
                <text:p>23347</text:p>
              </table:table-cell>
              <table:table-cell office:value-type="float" office:value="3.72">
                <text:p>3.72</text:p>
              </table:table-cell>
              <table:table-cell office:value-type="float" office:value="-19.4339444444445">
                <text:p>-19.43394444444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397">
                <text:p>23397</text:p>
              </table:table-cell>
              <table:table-cell office:value-type="float" office:value="3.71">
                <text:p>3.71</text:p>
              </table:table-cell>
              <table:table-cell office:value-type="float" office:value="-19.4755694444445">
                <text:p>-19.47556944444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47">
                <text:p>23447</text:p>
              </table:table-cell>
              <table:table-cell office:value-type="float" office:value="3.72">
                <text:p>3.72</text:p>
              </table:table-cell>
              <table:table-cell office:value-type="float" office:value="-19.5171805555557">
                <text:p>-19.51718055555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497">
                <text:p>23497</text:p>
              </table:table-cell>
              <table:table-cell office:value-type="float" office:value="3.71">
                <text:p>3.71</text:p>
              </table:table-cell>
              <table:table-cell office:value-type="float" office:value="-19.5587916666668">
                <text:p>-19.55879166666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47">
                <text:p>23547</text:p>
              </table:table-cell>
              <table:table-cell office:value-type="float" office:value="3.71">
                <text:p>3.71</text:p>
              </table:table-cell>
              <table:table-cell office:value-type="float" office:value="-19.6004166666668">
                <text:p>-19.60041666666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597">
                <text:p>23597</text:p>
              </table:table-cell>
              <table:table-cell office:value-type="float" office:value="3.71">
                <text:p>3.71</text:p>
              </table:table-cell>
              <table:table-cell office:value-type="float" office:value="-19.6420277777779">
                <text:p>-19.64202777777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47">
                <text:p>23647</text:p>
              </table:table-cell>
              <table:table-cell office:value-type="float" office:value="3.71">
                <text:p>3.71</text:p>
              </table:table-cell>
              <table:table-cell office:value-type="float" office:value="-19.683638888889">
                <text:p>-19.6836388888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697">
                <text:p>23697</text:p>
              </table:table-cell>
              <table:table-cell office:value-type="float" office:value="3.71">
                <text:p>3.71</text:p>
              </table:table-cell>
              <table:table-cell office:value-type="float" office:value="-19.725263888889">
                <text:p>-19.7252638888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47">
                <text:p>23747</text:p>
              </table:table-cell>
              <table:table-cell office:value-type="float" office:value="3.71">
                <text:p>3.71</text:p>
              </table:table-cell>
              <table:table-cell office:value-type="float" office:value="-19.7668611111112">
                <text:p>-19.76686111111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797">
                <text:p>23797</text:p>
              </table:table-cell>
              <table:table-cell office:value-type="float" office:value="3.71">
                <text:p>3.71</text:p>
              </table:table-cell>
              <table:table-cell office:value-type="float" office:value="-19.8084722222223">
                <text:p>-19.80847222222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47">
                <text:p>23847</text:p>
              </table:table-cell>
              <table:table-cell office:value-type="float" office:value="3.71">
                <text:p>3.71</text:p>
              </table:table-cell>
              <table:table-cell office:value-type="float" office:value="-19.8500694444445">
                <text:p>-19.85006944444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897">
                <text:p>23897</text:p>
              </table:table-cell>
              <table:table-cell office:value-type="float" office:value="3.71">
                <text:p>3.71</text:p>
              </table:table-cell>
              <table:table-cell office:value-type="float" office:value="-19.8916805555557">
                <text:p>-19.89168055555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47">
                <text:p>23947</text:p>
              </table:table-cell>
              <table:table-cell office:value-type="float" office:value="3.71">
                <text:p>3.71</text:p>
              </table:table-cell>
              <table:table-cell office:value-type="float" office:value="-19.9332916666668">
                <text:p>-19.93329166666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997">
                <text:p>23997</text:p>
              </table:table-cell>
              <table:table-cell office:value-type="float" office:value="3.7">
                <text:p>3.7</text:p>
              </table:table-cell>
              <table:table-cell office:value-type="float" office:value="-19.9749027777779">
                <text:p>-19.97490277777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47">
                <text:p>24047</text:p>
              </table:table-cell>
              <table:table-cell office:value-type="float" office:value="3.7">
                <text:p>3.7</text:p>
              </table:table-cell>
              <table:table-cell office:value-type="float" office:value="-20.0165277777779">
                <text:p>-20.01652777777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097">
                <text:p>24097</text:p>
              </table:table-cell>
              <table:table-cell office:value-type="float" office:value="3.7">
                <text:p>3.7</text:p>
              </table:table-cell>
              <table:table-cell office:value-type="float" office:value="-20.0581250000001">
                <text:p>-20.0581250000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47">
                <text:p>24147</text:p>
              </table:table-cell>
              <table:table-cell office:value-type="float" office:value="3.7">
                <text:p>3.7</text:p>
              </table:table-cell>
              <table:table-cell office:value-type="float" office:value="-20.0997361111112">
                <text:p>-20.09973611111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197">
                <text:p>24197</text:p>
              </table:table-cell>
              <table:table-cell office:value-type="float" office:value="3.7">
                <text:p>3.7</text:p>
              </table:table-cell>
              <table:table-cell office:value-type="float" office:value="-20.1413611111112">
                <text:p>-20.14136111111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47">
                <text:p>24247</text:p>
              </table:table-cell>
              <table:table-cell office:value-type="float" office:value="3.7">
                <text:p>3.7</text:p>
              </table:table-cell>
              <table:table-cell office:value-type="float" office:value="-20.1829722222223">
                <text:p>-20.18297222222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297">
                <text:p>24297</text:p>
              </table:table-cell>
              <table:table-cell office:value-type="float" office:value="3.7">
                <text:p>3.7</text:p>
              </table:table-cell>
              <table:table-cell office:value-type="float" office:value="-20.2245694444446">
                <text:p>-20.22456944444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47">
                <text:p>24347</text:p>
              </table:table-cell>
              <table:table-cell office:value-type="float" office:value="3.69">
                <text:p>3.69</text:p>
              </table:table-cell>
              <table:table-cell office:value-type="float" office:value="-20.2661944444446">
                <text:p>-20.26619444444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397">
                <text:p>24397</text:p>
              </table:table-cell>
              <table:table-cell office:value-type="float" office:value="3.7">
                <text:p>3.7</text:p>
              </table:table-cell>
              <table:table-cell office:value-type="float" office:value="-20.3078194444446">
                <text:p>-20.30781944444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47">
                <text:p>24447</text:p>
              </table:table-cell>
              <table:table-cell office:value-type="float" office:value="3.7">
                <text:p>3.7</text:p>
              </table:table-cell>
              <table:table-cell office:value-type="float" office:value="-20.3494444444446">
                <text:p>-20.34944444444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497">
                <text:p>24497</text:p>
              </table:table-cell>
              <table:table-cell office:value-type="float" office:value="3.69">
                <text:p>3.69</text:p>
              </table:table-cell>
              <table:table-cell office:value-type="float" office:value="-20.3910694444446">
                <text:p>-20.39106944444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47">
                <text:p>24547</text:p>
              </table:table-cell>
              <table:table-cell office:value-type="float" office:value="3.69">
                <text:p>3.69</text:p>
              </table:table-cell>
              <table:table-cell office:value-type="float" office:value="-20.4326805555557">
                <text:p>-20.43268055555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597">
                <text:p>24597</text:p>
              </table:table-cell>
              <table:table-cell office:value-type="float" office:value="3.69">
                <text:p>3.69</text:p>
              </table:table-cell>
              <table:table-cell office:value-type="float" office:value="-20.4742916666668">
                <text:p>-20.47429166666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47">
                <text:p>24647</text:p>
              </table:table-cell>
              <table:table-cell office:value-type="float" office:value="3.69">
                <text:p>3.69</text:p>
              </table:table-cell>
              <table:table-cell office:value-type="float" office:value="-20.515888888889">
                <text:p>-20.5158888888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697">
                <text:p>24697</text:p>
              </table:table-cell>
              <table:table-cell office:value-type="float" office:value="3.69">
                <text:p>3.69</text:p>
              </table:table-cell>
              <table:table-cell office:value-type="float" office:value="-20.5575000000001">
                <text:p>-20.5575000000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47">
                <text:p>24747</text:p>
              </table:table-cell>
              <table:table-cell office:value-type="float" office:value="3.69">
                <text:p>3.69</text:p>
              </table:table-cell>
              <table:table-cell office:value-type="float" office:value="-20.5991111111112">
                <text:p>-20.59911111111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797">
                <text:p>24797</text:p>
              </table:table-cell>
              <table:table-cell office:value-type="float" office:value="3.69">
                <text:p>3.69</text:p>
              </table:table-cell>
              <table:table-cell office:value-type="float" office:value="-20.6407222222223">
                <text:p>-20.64072222222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47">
                <text:p>24847</text:p>
              </table:table-cell>
              <table:table-cell office:value-type="float" office:value="3.69">
                <text:p>3.69</text:p>
              </table:table-cell>
              <table:table-cell office:value-type="float" office:value="-20.6823194444446">
                <text:p>-20.68231944444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897">
                <text:p>24897</text:p>
              </table:table-cell>
              <table:table-cell office:value-type="float" office:value="3.69">
                <text:p>3.69</text:p>
              </table:table-cell>
              <table:table-cell office:value-type="float" office:value="-20.7239305555557">
                <text:p>-20.72393055555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47">
                <text:p>24947</text:p>
              </table:table-cell>
              <table:table-cell office:value-type="float" office:value="3.69">
                <text:p>3.69</text:p>
              </table:table-cell>
              <table:table-cell office:value-type="float" office:value="-20.7655416666668">
                <text:p>-20.76554166666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997">
                <text:p>24997</text:p>
              </table:table-cell>
              <table:table-cell office:value-type="float" office:value="3.69">
                <text:p>3.69</text:p>
              </table:table-cell>
              <table:table-cell office:value-type="float" office:value="-20.807138888889">
                <text:p>-20.8071388888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47">
                <text:p>25047</text:p>
              </table:table-cell>
              <table:table-cell office:value-type="float" office:value="3.69">
                <text:p>3.69</text:p>
              </table:table-cell>
              <table:table-cell office:value-type="float" office:value="-20.8487500000001">
                <text:p>-20.84875000000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097">
                <text:p>25097</text:p>
              </table:table-cell>
              <table:table-cell office:value-type="float" office:value="3.69">
                <text:p>3.69</text:p>
              </table:table-cell>
              <table:table-cell office:value-type="float" office:value="-20.8903611111112">
                <text:p>-20.89036111111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47">
                <text:p>25147</text:p>
              </table:table-cell>
              <table:table-cell office:value-type="float" office:value="3.69">
                <text:p>3.69</text:p>
              </table:table-cell>
              <table:table-cell office:value-type="float" office:value="-20.9319722222223">
                <text:p>-20.93197222222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197">
                <text:p>25197</text:p>
              </table:table-cell>
              <table:table-cell office:value-type="float" office:value="3.69">
                <text:p>3.69</text:p>
              </table:table-cell>
              <table:table-cell office:value-type="float" office:value="-20.9735833333335">
                <text:p>-20.97358333333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47">
                <text:p>25247</text:p>
              </table:table-cell>
              <table:table-cell office:value-type="float" office:value="3.69">
                <text:p>3.69</text:p>
              </table:table-cell>
              <table:table-cell office:value-type="float" office:value="-21.0151944444446">
                <text:p>-21.01519444444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297">
                <text:p>25297</text:p>
              </table:table-cell>
              <table:table-cell office:value-type="float" office:value="3.68">
                <text:p>3.68</text:p>
              </table:table-cell>
              <table:table-cell office:value-type="float" office:value="-21.0568055555557">
                <text:p>-21.05680555555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47">
                <text:p>25347</text:p>
              </table:table-cell>
              <table:table-cell office:value-type="float" office:value="3.68">
                <text:p>3.68</text:p>
              </table:table-cell>
              <table:table-cell office:value-type="float" office:value="-21.0984444444446">
                <text:p>-21.09844444444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397">
                <text:p>25397</text:p>
              </table:table-cell>
              <table:table-cell office:value-type="float" office:value="3.68">
                <text:p>3.68</text:p>
              </table:table-cell>
              <table:table-cell office:value-type="float" office:value="-21.1400555555557">
                <text:p>-21.14005555555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47">
                <text:p>25447</text:p>
              </table:table-cell>
              <table:table-cell office:value-type="float" office:value="3.68">
                <text:p>3.68</text:p>
              </table:table-cell>
              <table:table-cell office:value-type="float" office:value="-21.1816527777779">
                <text:p>-21.18165277777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497">
                <text:p>25497</text:p>
              </table:table-cell>
              <table:table-cell office:value-type="float" office:value="3.68">
                <text:p>3.68</text:p>
              </table:table-cell>
              <table:table-cell office:value-type="float" office:value="-21.2232500000001">
                <text:p>-21.22325000000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47">
                <text:p>25547</text:p>
              </table:table-cell>
              <table:table-cell office:value-type="float" office:value="3.68">
                <text:p>3.68</text:p>
              </table:table-cell>
              <table:table-cell office:value-type="float" office:value="-21.2648611111112">
                <text:p>-21.26486111111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597">
                <text:p>25597</text:p>
              </table:table-cell>
              <table:table-cell office:value-type="float" office:value="3.68">
                <text:p>3.68</text:p>
              </table:table-cell>
              <table:table-cell office:value-type="float" office:value="-21.3064583333335">
                <text:p>-21.30645833333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47">
                <text:p>25647</text:p>
              </table:table-cell>
              <table:table-cell office:value-type="float" office:value="3.68">
                <text:p>3.68</text:p>
              </table:table-cell>
              <table:table-cell office:value-type="float" office:value="-21.3480694444446">
                <text:p>-21.34806944444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697">
                <text:p>25697</text:p>
              </table:table-cell>
              <table:table-cell office:value-type="float" office:value="3.68">
                <text:p>3.68</text:p>
              </table:table-cell>
              <table:table-cell office:value-type="float" office:value="-21.3896805555557">
                <text:p>-21.38968055555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47">
                <text:p>25747</text:p>
              </table:table-cell>
              <table:table-cell office:value-type="float" office:value="3.67">
                <text:p>3.67</text:p>
              </table:table-cell>
              <table:table-cell office:value-type="float" office:value="-21.4312916666668">
                <text:p>-21.43129166666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797">
                <text:p>25797</text:p>
              </table:table-cell>
              <table:table-cell office:value-type="float" office:value="3.68">
                <text:p>3.68</text:p>
              </table:table-cell>
              <table:table-cell office:value-type="float" office:value="-21.4729027777779">
                <text:p>-21.472902777777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47">
                <text:p>25847</text:p>
              </table:table-cell>
              <table:table-cell office:value-type="float" office:value="3.67">
                <text:p>3.67</text:p>
              </table:table-cell>
              <table:table-cell office:value-type="float" office:value="-21.5145000000001">
                <text:p>-21.51450000000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897">
                <text:p>25897</text:p>
              </table:table-cell>
              <table:table-cell office:value-type="float" office:value="3.67">
                <text:p>3.67</text:p>
              </table:table-cell>
              <table:table-cell office:value-type="float" office:value="-21.5560972222224">
                <text:p>-21.55609722222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47">
                <text:p>25947</text:p>
              </table:table-cell>
              <table:table-cell office:value-type="float" office:value="3.67">
                <text:p>3.67</text:p>
              </table:table-cell>
              <table:table-cell office:value-type="float" office:value="-21.5977083333335">
                <text:p>-21.59770833333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997">
                <text:p>25997</text:p>
              </table:table-cell>
              <table:table-cell office:value-type="float" office:value="3.67">
                <text:p>3.67</text:p>
              </table:table-cell>
              <table:table-cell office:value-type="float" office:value="-21.6393194444446">
                <text:p>-21.63931944444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47">
                <text:p>26047</text:p>
              </table:table-cell>
              <table:table-cell office:value-type="float" office:value="3.67">
                <text:p>3.67</text:p>
              </table:table-cell>
              <table:table-cell office:value-type="float" office:value="-21.6809305555557">
                <text:p>-21.68093055555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097">
                <text:p>26097</text:p>
              </table:table-cell>
              <table:table-cell office:value-type="float" office:value="3.67">
                <text:p>3.67</text:p>
              </table:table-cell>
              <table:table-cell office:value-type="float" office:value="-21.7225416666668">
                <text:p>-21.72254166666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47">
                <text:p>26147</text:p>
              </table:table-cell>
              <table:table-cell office:value-type="float" office:value="3.67">
                <text:p>3.67</text:p>
              </table:table-cell>
              <table:table-cell office:value-type="float" office:value="-21.7641527777779">
                <text:p>-21.76415277777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197">
                <text:p>26197</text:p>
              </table:table-cell>
              <table:table-cell office:value-type="float" office:value="3.67">
                <text:p>3.67</text:p>
              </table:table-cell>
              <table:table-cell office:value-type="float" office:value="-21.805763888889">
                <text:p>-21.8057638888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47">
                <text:p>26247</text:p>
              </table:table-cell>
              <table:table-cell office:value-type="float" office:value="3.67">
                <text:p>3.67</text:p>
              </table:table-cell>
              <table:table-cell office:value-type="float" office:value="-21.8473750000001">
                <text:p>-21.84737500000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297">
                <text:p>26297</text:p>
              </table:table-cell>
              <table:table-cell office:value-type="float" office:value="3.67">
                <text:p>3.67</text:p>
              </table:table-cell>
              <table:table-cell office:value-type="float" office:value="-21.8889861111113">
                <text:p>-21.88898611111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47">
                <text:p>26347</text:p>
              </table:table-cell>
              <table:table-cell office:value-type="float" office:value="3.67">
                <text:p>3.67</text:p>
              </table:table-cell>
              <table:table-cell office:value-type="float" office:value="-21.9305833333335">
                <text:p>-21.93058333333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397">
                <text:p>26397</text:p>
              </table:table-cell>
              <table:table-cell office:value-type="float" office:value="3.67">
                <text:p>3.67</text:p>
              </table:table-cell>
              <table:table-cell office:value-type="float" office:value="-21.9721944444446">
                <text:p>-21.97219444444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47">
                <text:p>26447</text:p>
              </table:table-cell>
              <table:table-cell office:value-type="float" office:value="3.67">
                <text:p>3.67</text:p>
              </table:table-cell>
              <table:table-cell office:value-type="float" office:value="-22.0138194444446">
                <text:p>-22.01381944444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497">
                <text:p>26497</text:p>
              </table:table-cell>
              <table:table-cell office:value-type="float" office:value="3.67">
                <text:p>3.67</text:p>
              </table:table-cell>
              <table:table-cell office:value-type="float" office:value="-22.0554305555557">
                <text:p>-22.05543055555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47">
                <text:p>26547</text:p>
              </table:table-cell>
              <table:table-cell office:value-type="float" office:value="3.66">
                <text:p>3.66</text:p>
              </table:table-cell>
              <table:table-cell office:value-type="float" office:value="-22.0970416666668">
                <text:p>-22.09704166666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597">
                <text:p>26597</text:p>
              </table:table-cell>
              <table:table-cell office:value-type="float" office:value="3.66">
                <text:p>3.66</text:p>
              </table:table-cell>
              <table:table-cell office:value-type="float" office:value="-22.1386527777779">
                <text:p>-22.13865277777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47">
                <text:p>26647</text:p>
              </table:table-cell>
              <table:table-cell office:value-type="float" office:value="3.67">
                <text:p>3.67</text:p>
              </table:table-cell>
              <table:table-cell office:value-type="float" office:value="-22.180263888889">
                <text:p>-22.1802638888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697">
                <text:p>26697</text:p>
              </table:table-cell>
              <table:table-cell office:value-type="float" office:value="3.67">
                <text:p>3.67</text:p>
              </table:table-cell>
              <table:table-cell office:value-type="float" office:value="-22.2218750000001">
                <text:p>-22.22187500000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47">
                <text:p>26747</text:p>
              </table:table-cell>
              <table:table-cell office:value-type="float" office:value="3.66">
                <text:p>3.66</text:p>
              </table:table-cell>
              <table:table-cell office:value-type="float" office:value="-22.2634861111113">
                <text:p>-22.26348611111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797">
                <text:p>26797</text:p>
              </table:table-cell>
              <table:table-cell office:value-type="float" office:value="3.66">
                <text:p>3.66</text:p>
              </table:table-cell>
              <table:table-cell office:value-type="float" office:value="-22.3050972222224">
                <text:p>-22.30509722222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47">
                <text:p>26847</text:p>
              </table:table-cell>
              <table:table-cell office:value-type="float" office:value="3.66">
                <text:p>3.66</text:p>
              </table:table-cell>
              <table:table-cell office:value-type="float" office:value="-22.3467083333335">
                <text:p>-22.34670833333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897">
                <text:p>26897</text:p>
              </table:table-cell>
              <table:table-cell office:value-type="float" office:value="3.66">
                <text:p>3.66</text:p>
              </table:table-cell>
              <table:table-cell office:value-type="float" office:value="-22.3883194444446">
                <text:p>-22.38831944444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47">
                <text:p>26947</text:p>
              </table:table-cell>
              <table:table-cell office:value-type="float" office:value="3.66">
                <text:p>3.66</text:p>
              </table:table-cell>
              <table:table-cell office:value-type="float" office:value="-22.4299305555557">
                <text:p>-22.42993055555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997">
                <text:p>26997</text:p>
              </table:table-cell>
              <table:table-cell office:value-type="float" office:value="3.66">
                <text:p>3.66</text:p>
              </table:table-cell>
              <table:table-cell office:value-type="float" office:value="-22.4715416666668">
                <text:p>-22.47154166666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47">
                <text:p>27047</text:p>
              </table:table-cell>
              <table:table-cell office:value-type="float" office:value="3.66">
                <text:p>3.66</text:p>
              </table:table-cell>
              <table:table-cell office:value-type="float" office:value="-22.5131527777779">
                <text:p>-22.51315277777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097">
                <text:p>27097</text:p>
              </table:table-cell>
              <table:table-cell office:value-type="float" office:value="3.66">
                <text:p>3.66</text:p>
              </table:table-cell>
              <table:table-cell office:value-type="float" office:value="-22.554763888889">
                <text:p>-22.5547638888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47">
                <text:p>27147</text:p>
              </table:table-cell>
              <table:table-cell office:value-type="float" office:value="3.66">
                <text:p>3.66</text:p>
              </table:table-cell>
              <table:table-cell office:value-type="float" office:value="-22.5963750000002">
                <text:p>-22.59637500000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197">
                <text:p>27197</text:p>
              </table:table-cell>
              <table:table-cell office:value-type="float" office:value="3.66">
                <text:p>3.66</text:p>
              </table:table-cell>
              <table:table-cell office:value-type="float" office:value="-22.6379722222224">
                <text:p>-22.63797222222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47">
                <text:p>27247</text:p>
              </table:table-cell>
              <table:table-cell office:value-type="float" office:value="3.65">
                <text:p>3.65</text:p>
              </table:table-cell>
              <table:table-cell office:value-type="float" office:value="-22.6795833333335">
                <text:p>-22.67958333333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297">
                <text:p>27297</text:p>
              </table:table-cell>
              <table:table-cell office:value-type="float" office:value="3.66">
                <text:p>3.66</text:p>
              </table:table-cell>
              <table:table-cell office:value-type="float" office:value="-22.7211944444446">
                <text:p>-22.72119444444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47">
                <text:p>27347</text:p>
              </table:table-cell>
              <table:table-cell office:value-type="float" office:value="3.65">
                <text:p>3.65</text:p>
              </table:table-cell>
              <table:table-cell office:value-type="float" office:value="-22.7628194444446">
                <text:p>-22.76281944444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397">
                <text:p>27397</text:p>
              </table:table-cell>
              <table:table-cell office:value-type="float" office:value="3.65">
                <text:p>3.65</text:p>
              </table:table-cell>
              <table:table-cell office:value-type="float" office:value="-22.8044305555557">
                <text:p>-22.80443055555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47">
                <text:p>27447</text:p>
              </table:table-cell>
              <table:table-cell office:value-type="float" office:value="3.65">
                <text:p>3.65</text:p>
              </table:table-cell>
              <table:table-cell office:value-type="float" office:value="-22.8460277777779">
                <text:p>-22.84602777777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497">
                <text:p>27497</text:p>
              </table:table-cell>
              <table:table-cell office:value-type="float" office:value="3.65">
                <text:p>3.65</text:p>
              </table:table-cell>
              <table:table-cell office:value-type="float" office:value="-22.887638888889">
                <text:p>-22.8876388888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47">
                <text:p>27547</text:p>
              </table:table-cell>
              <table:table-cell office:value-type="float" office:value="3.66">
                <text:p>3.66</text:p>
              </table:table-cell>
              <table:table-cell office:value-type="float" office:value="-22.9292361111113">
                <text:p>-22.92923611111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597">
                <text:p>27597</text:p>
              </table:table-cell>
              <table:table-cell office:value-type="float" office:value="3.65">
                <text:p>3.65</text:p>
              </table:table-cell>
              <table:table-cell office:value-type="float" office:value="-22.9708472222224">
                <text:p>-22.97084722222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47">
                <text:p>27647</text:p>
              </table:table-cell>
              <table:table-cell office:value-type="float" office:value="3.65">
                <text:p>3.65</text:p>
              </table:table-cell>
              <table:table-cell office:value-type="float" office:value="-23.0124583333335">
                <text:p>-23.01245833333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697">
                <text:p>27697</text:p>
              </table:table-cell>
              <table:table-cell office:value-type="float" office:value="3.66">
                <text:p>3.66</text:p>
              </table:table-cell>
              <table:table-cell office:value-type="float" office:value="-23.0540694444446">
                <text:p>-23.05406944444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47">
                <text:p>27747</text:p>
              </table:table-cell>
              <table:table-cell office:value-type="float" office:value="3.66">
                <text:p>3.66</text:p>
              </table:table-cell>
              <table:table-cell office:value-type="float" office:value="-23.0956805555557">
                <text:p>-23.09568055555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797">
                <text:p>27797</text:p>
              </table:table-cell>
              <table:table-cell office:value-type="float" office:value="3.65">
                <text:p>3.65</text:p>
              </table:table-cell>
              <table:table-cell office:value-type="float" office:value="-23.1372916666668">
                <text:p>-23.13729166666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47">
                <text:p>27847</text:p>
              </table:table-cell>
              <table:table-cell office:value-type="float" office:value="3.65">
                <text:p>3.65</text:p>
              </table:table-cell>
              <table:table-cell office:value-type="float" office:value="-23.178888888889">
                <text:p>-23.1788888888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897">
                <text:p>27897</text:p>
              </table:table-cell>
              <table:table-cell office:value-type="float" office:value="3.65">
                <text:p>3.65</text:p>
              </table:table-cell>
              <table:table-cell office:value-type="float" office:value="-23.2205000000002">
                <text:p>-23.22050000000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47">
                <text:p>27947</text:p>
              </table:table-cell>
              <table:table-cell office:value-type="float" office:value="3.65">
                <text:p>3.65</text:p>
              </table:table-cell>
              <table:table-cell office:value-type="float" office:value="-23.2620972222224">
                <text:p>-23.26209722222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997">
                <text:p>27997</text:p>
              </table:table-cell>
              <table:table-cell office:value-type="float" office:value="3.65">
                <text:p>3.65</text:p>
              </table:table-cell>
              <table:table-cell office:value-type="float" office:value="-23.3037083333335">
                <text:p>-23.30370833333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47">
                <text:p>28047</text:p>
              </table:table-cell>
              <table:table-cell office:value-type="float" office:value="3.65">
                <text:p>3.65</text:p>
              </table:table-cell>
              <table:table-cell office:value-type="float" office:value="-23.3453194444446">
                <text:p>-23.34531944444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097">
                <text:p>28097</text:p>
              </table:table-cell>
              <table:table-cell office:value-type="float" office:value="3.65">
                <text:p>3.65</text:p>
              </table:table-cell>
              <table:table-cell office:value-type="float" office:value="-23.3869305555557">
                <text:p>-23.38693055555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47">
                <text:p>28147</text:p>
              </table:table-cell>
              <table:table-cell office:value-type="float" office:value="3.65">
                <text:p>3.65</text:p>
              </table:table-cell>
              <table:table-cell office:value-type="float" office:value="-23.4285416666668">
                <text:p>-23.42854166666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197">
                <text:p>28197</text:p>
              </table:table-cell>
              <table:table-cell office:value-type="float" office:value="3.65">
                <text:p>3.65</text:p>
              </table:table-cell>
              <table:table-cell office:value-type="float" office:value="-23.4701388888891">
                <text:p>-23.47013888888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47">
                <text:p>28247</text:p>
              </table:table-cell>
              <table:table-cell office:value-type="float" office:value="3.65">
                <text:p>3.65</text:p>
              </table:table-cell>
              <table:table-cell office:value-type="float" office:value="-23.5117500000002">
                <text:p>-23.51175000000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297">
                <text:p>28297</text:p>
              </table:table-cell>
              <table:table-cell office:value-type="float" office:value="3.64">
                <text:p>3.64</text:p>
              </table:table-cell>
              <table:table-cell office:value-type="float" office:value="-23.5533611111113">
                <text:p>-23.55336111111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47">
                <text:p>28347</text:p>
              </table:table-cell>
              <table:table-cell office:value-type="float" office:value="3.64">
                <text:p>3.64</text:p>
              </table:table-cell>
              <table:table-cell office:value-type="float" office:value="-23.5949583333335">
                <text:p>-23.59495833333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397">
                <text:p>28397</text:p>
              </table:table-cell>
              <table:table-cell office:value-type="float" office:value="3.64">
                <text:p>3.64</text:p>
              </table:table-cell>
              <table:table-cell office:value-type="float" office:value="-23.6365555555557">
                <text:p>-23.63655555555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47">
                <text:p>28447</text:p>
              </table:table-cell>
              <table:table-cell office:value-type="float" office:value="3.64">
                <text:p>3.64</text:p>
              </table:table-cell>
              <table:table-cell office:value-type="float" office:value="-23.6781527777779">
                <text:p>-23.67815277777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497">
                <text:p>28497</text:p>
              </table:table-cell>
              <table:table-cell office:value-type="float" office:value="3.65">
                <text:p>3.65</text:p>
              </table:table-cell>
              <table:table-cell office:value-type="float" office:value="-23.7197638888891">
                <text:p>-23.71976388888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47">
                <text:p>28547</text:p>
              </table:table-cell>
              <table:table-cell office:value-type="float" office:value="3.64">
                <text:p>3.64</text:p>
              </table:table-cell>
              <table:table-cell office:value-type="float" office:value="-23.7613611111113">
                <text:p>-23.76136111111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597">
                <text:p>28597</text:p>
              </table:table-cell>
              <table:table-cell office:value-type="float" office:value="3.64">
                <text:p>3.64</text:p>
              </table:table-cell>
              <table:table-cell office:value-type="float" office:value="-23.8029583333335">
                <text:p>-23.80295833333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47">
                <text:p>28647</text:p>
              </table:table-cell>
              <table:table-cell office:value-type="float" office:value="3.64">
                <text:p>3.64</text:p>
              </table:table-cell>
              <table:table-cell office:value-type="float" office:value="-23.8445694444446">
                <text:p>-23.84456944444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697">
                <text:p>28697</text:p>
              </table:table-cell>
              <table:table-cell office:value-type="float" office:value="3.64">
                <text:p>3.64</text:p>
              </table:table-cell>
              <table:table-cell office:value-type="float" office:value="-23.8861666666668">
                <text:p>-23.88616666666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47">
                <text:p>28747</text:p>
              </table:table-cell>
              <table:table-cell office:value-type="float" office:value="3.64">
                <text:p>3.64</text:p>
              </table:table-cell>
              <table:table-cell office:value-type="float" office:value="-23.9277777777779">
                <text:p>-23.92777777777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797">
                <text:p>28797</text:p>
              </table:table-cell>
              <table:table-cell office:value-type="float" office:value="3.64">
                <text:p>3.64</text:p>
              </table:table-cell>
              <table:table-cell office:value-type="float" office:value="-23.9693888888891">
                <text:p>-23.96938888888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47">
                <text:p>28847</text:p>
              </table:table-cell>
              <table:table-cell office:value-type="float" office:value="3.64">
                <text:p>3.64</text:p>
              </table:table-cell>
              <table:table-cell office:value-type="float" office:value="-24.0110000000002">
                <text:p>-24.01100000000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897">
                <text:p>28897</text:p>
              </table:table-cell>
              <table:table-cell office:value-type="float" office:value="3.64">
                <text:p>3.64</text:p>
              </table:table-cell>
              <table:table-cell office:value-type="float" office:value="-24.0526111111113">
                <text:p>-24.05261111111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47">
                <text:p>28947</text:p>
              </table:table-cell>
              <table:table-cell office:value-type="float" office:value="3.64">
                <text:p>3.64</text:p>
              </table:table-cell>
              <table:table-cell office:value-type="float" office:value="-24.0942361111113">
                <text:p>-24.09423611111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997">
                <text:p>28997</text:p>
              </table:table-cell>
              <table:table-cell office:value-type="float" office:value="3.64">
                <text:p>3.64</text:p>
              </table:table-cell>
              <table:table-cell office:value-type="float" office:value="-24.1358472222224">
                <text:p>-24.13584722222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47">
                <text:p>29047</text:p>
              </table:table-cell>
              <table:table-cell office:value-type="float" office:value="3.64">
                <text:p>3.64</text:p>
              </table:table-cell>
              <table:table-cell office:value-type="float" office:value="-24.1774583333335">
                <text:p>-24.17745833333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097">
                <text:p>29097</text:p>
              </table:table-cell>
              <table:table-cell office:value-type="float" office:value="3.64">
                <text:p>3.64</text:p>
              </table:table-cell>
              <table:table-cell office:value-type="float" office:value="-24.2190694444446">
                <text:p>-24.21906944444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47">
                <text:p>29147</text:p>
              </table:table-cell>
              <table:table-cell office:value-type="float" office:value="3.64">
                <text:p>3.64</text:p>
              </table:table-cell>
              <table:table-cell office:value-type="float" office:value="-24.2606805555557">
                <text:p>-24.26068055555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197">
                <text:p>29197</text:p>
              </table:table-cell>
              <table:table-cell office:value-type="float" office:value="3.64">
                <text:p>3.64</text:p>
              </table:table-cell>
              <table:table-cell office:value-type="float" office:value="-24.302277777778">
                <text:p>-24.3022777777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47">
                <text:p>29247</text:p>
              </table:table-cell>
              <table:table-cell office:value-type="float" office:value="3.64">
                <text:p>3.64</text:p>
              </table:table-cell>
              <table:table-cell office:value-type="float" office:value="-24.3438888888891">
                <text:p>-24.34388888888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297">
                <text:p>29297</text:p>
              </table:table-cell>
              <table:table-cell office:value-type="float" office:value="3.64">
                <text:p>3.64</text:p>
              </table:table-cell>
              <table:table-cell office:value-type="float" office:value="-24.3855000000002">
                <text:p>-24.38550000000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47">
                <text:p>29347</text:p>
              </table:table-cell>
              <table:table-cell office:value-type="float" office:value="3.64">
                <text:p>3.64</text:p>
              </table:table-cell>
              <table:table-cell office:value-type="float" office:value="-24.4270972222224">
                <text:p>-24.42709722222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397">
                <text:p>29397</text:p>
              </table:table-cell>
              <table:table-cell office:value-type="float" office:value="3.64">
                <text:p>3.64</text:p>
              </table:table-cell>
              <table:table-cell office:value-type="float" office:value="-24.4687222222224">
                <text:p>-24.46872222222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47">
                <text:p>29447</text:p>
              </table:table-cell>
              <table:table-cell office:value-type="float" office:value="3.63">
                <text:p>3.63</text:p>
              </table:table-cell>
              <table:table-cell office:value-type="float" office:value="-24.5103333333335">
                <text:p>-24.51033333333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497">
                <text:p>29497</text:p>
              </table:table-cell>
              <table:table-cell office:value-type="float" office:value="3.64">
                <text:p>3.64</text:p>
              </table:table-cell>
              <table:table-cell office:value-type="float" office:value="-24.5519305555557">
                <text:p>-24.55193055555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47">
                <text:p>29547</text:p>
              </table:table-cell>
              <table:table-cell office:value-type="float" office:value="3.64">
                <text:p>3.64</text:p>
              </table:table-cell>
              <table:table-cell office:value-type="float" office:value="-24.5935416666668">
                <text:p>-24.59354166666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597">
                <text:p>29597</text:p>
              </table:table-cell>
              <table:table-cell office:value-type="float" office:value="3.63">
                <text:p>3.63</text:p>
              </table:table-cell>
              <table:table-cell office:value-type="float" office:value="-24.635152777778">
                <text:p>-24.6351527777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47">
                <text:p>29647</text:p>
              </table:table-cell>
              <table:table-cell office:value-type="float" office:value="3.64">
                <text:p>3.64</text:p>
              </table:table-cell>
              <table:table-cell office:value-type="float" office:value="-24.6767638888891">
                <text:p>-24.67676388888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697">
                <text:p>29697</text:p>
              </table:table-cell>
              <table:table-cell office:value-type="float" office:value="3.64">
                <text:p>3.64</text:p>
              </table:table-cell>
              <table:table-cell office:value-type="float" office:value="-24.7183750000002">
                <text:p>-24.71837500000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47">
                <text:p>29747</text:p>
              </table:table-cell>
              <table:table-cell office:value-type="float" office:value="3.64">
                <text:p>3.64</text:p>
              </table:table-cell>
              <table:table-cell office:value-type="float" office:value="-24.7599722222224">
                <text:p>-24.75997222222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797">
                <text:p>29797</text:p>
              </table:table-cell>
              <table:table-cell office:value-type="float" office:value="3.63">
                <text:p>3.63</text:p>
              </table:table-cell>
              <table:table-cell office:value-type="float" office:value="-24.8015833333335">
                <text:p>-24.80158333333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47">
                <text:p>29847</text:p>
              </table:table-cell>
              <table:table-cell office:value-type="float" office:value="3.64">
                <text:p>3.64</text:p>
              </table:table-cell>
              <table:table-cell office:value-type="float" office:value="-24.8431944444446">
                <text:p>-24.84319444444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897">
                <text:p>29897</text:p>
              </table:table-cell>
              <table:table-cell office:value-type="float" office:value="3.64">
                <text:p>3.64</text:p>
              </table:table-cell>
              <table:table-cell office:value-type="float" office:value="-24.8848055555557">
                <text:p>-24.88480555555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47">
                <text:p>29947</text:p>
              </table:table-cell>
              <table:table-cell office:value-type="float" office:value="3.63">
                <text:p>3.63</text:p>
              </table:table-cell>
              <table:table-cell office:value-type="float" office:value="-24.9264166666669">
                <text:p>-24.92641666666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997">
                <text:p>29997</text:p>
              </table:table-cell>
              <table:table-cell office:value-type="float" office:value="3.63">
                <text:p>3.63</text:p>
              </table:table-cell>
              <table:table-cell office:value-type="float" office:value="-24.9680138888891">
                <text:p>-24.96801388888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47">
                <text:p>30047</text:p>
              </table:table-cell>
              <table:table-cell office:value-type="float" office:value="3.63">
                <text:p>3.63</text:p>
              </table:table-cell>
              <table:table-cell office:value-type="float" office:value="-25.0096111111113">
                <text:p>-25.00961111111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097">
                <text:p>30097</text:p>
              </table:table-cell>
              <table:table-cell office:value-type="float" office:value="3.63">
                <text:p>3.63</text:p>
              </table:table-cell>
              <table:table-cell office:value-type="float" office:value="-25.0512222222224">
                <text:p>-25.05122222222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47">
                <text:p>30147</text:p>
              </table:table-cell>
              <table:table-cell office:value-type="float" office:value="3.63">
                <text:p>3.63</text:p>
              </table:table-cell>
              <table:table-cell office:value-type="float" office:value="-25.0928333333335">
                <text:p>-25.09283333333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197">
                <text:p>30197</text:p>
              </table:table-cell>
              <table:table-cell office:value-type="float" office:value="3.63">
                <text:p>3.63</text:p>
              </table:table-cell>
              <table:table-cell office:value-type="float" office:value="-25.1344444444446">
                <text:p>-25.13444444444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47">
                <text:p>30247</text:p>
              </table:table-cell>
              <table:table-cell office:value-type="float" office:value="3.63">
                <text:p>3.63</text:p>
              </table:table-cell>
              <table:table-cell office:value-type="float" office:value="-25.1760555555557">
                <text:p>-25.17605555555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297">
                <text:p>30297</text:p>
              </table:table-cell>
              <table:table-cell office:value-type="float" office:value="3.63">
                <text:p>3.63</text:p>
              </table:table-cell>
              <table:table-cell office:value-type="float" office:value="-25.217652777778">
                <text:p>-25.2176527777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47">
                <text:p>30347</text:p>
              </table:table-cell>
              <table:table-cell office:value-type="float" office:value="3.63">
                <text:p>3.63</text:p>
              </table:table-cell>
              <table:table-cell office:value-type="float" office:value="-25.259277777778">
                <text:p>-25.2592777777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397">
                <text:p>30397</text:p>
              </table:table-cell>
              <table:table-cell office:value-type="float" office:value="3.63">
                <text:p>3.63</text:p>
              </table:table-cell>
              <table:table-cell office:value-type="float" office:value="-25.3008888888891">
                <text:p>-25.300888888889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47">
                <text:p>30447</text:p>
              </table:table-cell>
              <table:table-cell office:value-type="float" office:value="3.62">
                <text:p>3.62</text:p>
              </table:table-cell>
              <table:table-cell office:value-type="float" office:value="-25.3424861111113">
                <text:p>-25.34248611111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497">
                <text:p>30497</text:p>
              </table:table-cell>
              <table:table-cell office:value-type="float" office:value="3.62">
                <text:p>3.62</text:p>
              </table:table-cell>
              <table:table-cell office:value-type="float" office:value="-25.3840972222224">
                <text:p>-25.38409722222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47">
                <text:p>30547</text:p>
              </table:table-cell>
              <table:table-cell office:value-type="float" office:value="3.63">
                <text:p>3.63</text:p>
              </table:table-cell>
              <table:table-cell office:value-type="float" office:value="-25.4257083333335">
                <text:p>-25.42570833333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597">
                <text:p>30597</text:p>
              </table:table-cell>
              <table:table-cell office:value-type="float" office:value="3.62">
                <text:p>3.62</text:p>
              </table:table-cell>
              <table:table-cell office:value-type="float" office:value="-25.4673194444446">
                <text:p>-25.46731944444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47">
                <text:p>30647</text:p>
              </table:table-cell>
              <table:table-cell office:value-type="float" office:value="3.62">
                <text:p>3.62</text:p>
              </table:table-cell>
              <table:table-cell office:value-type="float" office:value="-25.5089305555558">
                <text:p>-25.50893055555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697">
                <text:p>30697</text:p>
              </table:table-cell>
              <table:table-cell office:value-type="float" office:value="3.62">
                <text:p>3.62</text:p>
              </table:table-cell>
              <table:table-cell office:value-type="float" office:value="-25.5505416666669">
                <text:p>-25.55054166666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47">
                <text:p>30747</text:p>
              </table:table-cell>
              <table:table-cell office:value-type="float" office:value="3.63">
                <text:p>3.63</text:p>
              </table:table-cell>
              <table:table-cell office:value-type="float" office:value="-25.592152777778">
                <text:p>-25.5921527777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797">
                <text:p>30797</text:p>
              </table:table-cell>
              <table:table-cell office:value-type="float" office:value="3.62">
                <text:p>3.62</text:p>
              </table:table-cell>
              <table:table-cell office:value-type="float" office:value="-25.6337500000002">
                <text:p>-25.63375000000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47">
                <text:p>30847</text:p>
              </table:table-cell>
              <table:table-cell office:value-type="float" office:value="3.62">
                <text:p>3.62</text:p>
              </table:table-cell>
              <table:table-cell office:value-type="float" office:value="-25.6753611111113">
                <text:p>-25.67536111111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897">
                <text:p>30897</text:p>
              </table:table-cell>
              <table:table-cell office:value-type="float" office:value="3.62">
                <text:p>3.62</text:p>
              </table:table-cell>
              <table:table-cell office:value-type="float" office:value="-25.7169861111113">
                <text:p>-25.71698611111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47">
                <text:p>30947</text:p>
              </table:table-cell>
              <table:table-cell office:value-type="float" office:value="3.62">
                <text:p>3.62</text:p>
              </table:table-cell>
              <table:table-cell office:value-type="float" office:value="-25.7585972222224">
                <text:p>-25.75859722222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0997">
                <text:p>30997</text:p>
              </table:table-cell>
              <table:table-cell office:value-type="float" office:value="3.62">
                <text:p>3.62</text:p>
              </table:table-cell>
              <table:table-cell office:value-type="float" office:value="-25.8002083333335">
                <text:p>-25.80020833333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47">
                <text:p>31047</text:p>
              </table:table-cell>
              <table:table-cell office:value-type="float" office:value="3.62">
                <text:p>3.62</text:p>
              </table:table-cell>
              <table:table-cell office:value-type="float" office:value="-25.8418055555558">
                <text:p>-25.84180555555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097">
                <text:p>31097</text:p>
              </table:table-cell>
              <table:table-cell office:value-type="float" office:value="3.62">
                <text:p>3.62</text:p>
              </table:table-cell>
              <table:table-cell office:value-type="float" office:value="-25.8834305555558">
                <text:p>-25.88343055555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47">
                <text:p>31147</text:p>
              </table:table-cell>
              <table:table-cell office:value-type="float" office:value="3.62">
                <text:p>3.62</text:p>
              </table:table-cell>
              <table:table-cell office:value-type="float" office:value="-25.9250416666669">
                <text:p>-25.92504166666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197">
                <text:p>31197</text:p>
              </table:table-cell>
              <table:table-cell office:value-type="float" office:value="3.62">
                <text:p>3.62</text:p>
              </table:table-cell>
              <table:table-cell office:value-type="float" office:value="-25.966652777778">
                <text:p>-25.9666527777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47">
                <text:p>31247</text:p>
              </table:table-cell>
              <table:table-cell office:value-type="float" office:value="3.62">
                <text:p>3.62</text:p>
              </table:table-cell>
              <table:table-cell office:value-type="float" office:value="-26.0082638888891">
                <text:p>-26.00826388888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297">
                <text:p>31297</text:p>
              </table:table-cell>
              <table:table-cell office:value-type="float" office:value="3.62">
                <text:p>3.62</text:p>
              </table:table-cell>
              <table:table-cell office:value-type="float" office:value="-26.0498888888891">
                <text:p>-26.04988888888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47">
                <text:p>31347</text:p>
              </table:table-cell>
              <table:table-cell office:value-type="float" office:value="3.62">
                <text:p>3.62</text:p>
              </table:table-cell>
              <table:table-cell office:value-type="float" office:value="-26.0914861111113">
                <text:p>-26.09148611111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397">
                <text:p>31397</text:p>
              </table:table-cell>
              <table:table-cell office:value-type="float" office:value="3.62">
                <text:p>3.62</text:p>
              </table:table-cell>
              <table:table-cell office:value-type="float" office:value="-26.1330972222224">
                <text:p>-26.13309722222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47">
                <text:p>31447</text:p>
              </table:table-cell>
              <table:table-cell office:value-type="float" office:value="3.62">
                <text:p>3.62</text:p>
              </table:table-cell>
              <table:table-cell office:value-type="float" office:value="-26.1746944444447">
                <text:p>-26.17469444444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497">
                <text:p>31497</text:p>
              </table:table-cell>
              <table:table-cell office:value-type="float" office:value="3.62">
                <text:p>3.62</text:p>
              </table:table-cell>
              <table:table-cell office:value-type="float" office:value="-26.2162916666669">
                <text:p>-26.21629166666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47">
                <text:p>31547</text:p>
              </table:table-cell>
              <table:table-cell office:value-type="float" office:value="3.62">
                <text:p>3.62</text:p>
              </table:table-cell>
              <table:table-cell office:value-type="float" office:value="-26.2578888888891">
                <text:p>-26.25788888888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597">
                <text:p>31597</text:p>
              </table:table-cell>
              <table:table-cell office:value-type="float" office:value="3.62">
                <text:p>3.62</text:p>
              </table:table-cell>
              <table:table-cell office:value-type="float" office:value="-26.2994861111113">
                <text:p>-26.29948611111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47">
                <text:p>31647</text:p>
              </table:table-cell>
              <table:table-cell office:value-type="float" office:value="3.62">
                <text:p>3.62</text:p>
              </table:table-cell>
              <table:table-cell office:value-type="float" office:value="-26.3410972222224">
                <text:p>-26.34109722222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697">
                <text:p>31697</text:p>
              </table:table-cell>
              <table:table-cell office:value-type="float" office:value="3.62">
                <text:p>3.62</text:p>
              </table:table-cell>
              <table:table-cell office:value-type="float" office:value="-26.3827083333335">
                <text:p>-26.38270833333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47">
                <text:p>31747</text:p>
              </table:table-cell>
              <table:table-cell office:value-type="float" office:value="3.61">
                <text:p>3.61</text:p>
              </table:table-cell>
              <table:table-cell office:value-type="float" office:value="-26.4243194444447">
                <text:p>-26.42431944444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797">
                <text:p>31797</text:p>
              </table:table-cell>
              <table:table-cell office:value-type="float" office:value="3.62">
                <text:p>3.62</text:p>
              </table:table-cell>
              <table:table-cell office:value-type="float" office:value="-26.4659444444447">
                <text:p>-26.46594444444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47">
                <text:p>31847</text:p>
              </table:table-cell>
              <table:table-cell office:value-type="float" office:value="3.62">
                <text:p>3.62</text:p>
              </table:table-cell>
              <table:table-cell office:value-type="float" office:value="-26.5075555555558">
                <text:p>-26.507555555555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897">
                <text:p>31897</text:p>
              </table:table-cell>
              <table:table-cell office:value-type="float" office:value="3.62">
                <text:p>3.62</text:p>
              </table:table-cell>
              <table:table-cell office:value-type="float" office:value="-26.549152777778">
                <text:p>-26.5491527777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47">
                <text:p>31947</text:p>
              </table:table-cell>
              <table:table-cell office:value-type="float" office:value="3.62">
                <text:p>3.62</text:p>
              </table:table-cell>
              <table:table-cell office:value-type="float" office:value="-26.590777777778">
                <text:p>-26.5907777777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997">
                <text:p>31997</text:p>
              </table:table-cell>
              <table:table-cell office:value-type="float" office:value="3.61">
                <text:p>3.61</text:p>
              </table:table-cell>
              <table:table-cell office:value-type="float" office:value="-26.6323888888891">
                <text:p>-26.63238888888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47">
                <text:p>32047</text:p>
              </table:table-cell>
              <table:table-cell office:value-type="float" office:value="3.62">
                <text:p>3.62</text:p>
              </table:table-cell>
              <table:table-cell office:value-type="float" office:value="-26.6740000000002">
                <text:p>-26.67400000000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097">
                <text:p>32097</text:p>
              </table:table-cell>
              <table:table-cell office:value-type="float" office:value="3.61">
                <text:p>3.61</text:p>
              </table:table-cell>
              <table:table-cell office:value-type="float" office:value="-26.7156111111113">
                <text:p>-26.71561111111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47">
                <text:p>32147</text:p>
              </table:table-cell>
              <table:table-cell office:value-type="float" office:value="3.62">
                <text:p>3.62</text:p>
              </table:table-cell>
              <table:table-cell office:value-type="float" office:value="-26.7572083333336">
                <text:p>-26.75720833333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197">
                <text:p>32197</text:p>
              </table:table-cell>
              <table:table-cell office:value-type="float" office:value="3.61">
                <text:p>3.61</text:p>
              </table:table-cell>
              <table:table-cell office:value-type="float" office:value="-26.7988055555558">
                <text:p>-26.79880555555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47">
                <text:p>32247</text:p>
              </table:table-cell>
              <table:table-cell office:value-type="float" office:value="3.62">
                <text:p>3.62</text:p>
              </table:table-cell>
              <table:table-cell office:value-type="float" office:value="-26.8404166666669">
                <text:p>-26.84041666666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297">
                <text:p>32297</text:p>
              </table:table-cell>
              <table:table-cell office:value-type="float" office:value="3.62">
                <text:p>3.62</text:p>
              </table:table-cell>
              <table:table-cell office:value-type="float" office:value="-26.882027777778">
                <text:p>-26.8820277777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47">
                <text:p>32347</text:p>
              </table:table-cell>
              <table:table-cell office:value-type="float" office:value="3.61">
                <text:p>3.61</text:p>
              </table:table-cell>
              <table:table-cell office:value-type="float" office:value="-26.9236388888891">
                <text:p>-26.92363888888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397">
                <text:p>32397</text:p>
              </table:table-cell>
              <table:table-cell office:value-type="float" office:value="3.61">
                <text:p>3.61</text:p>
              </table:table-cell>
              <table:table-cell office:value-type="float" office:value="-26.9652361111113">
                <text:p>-26.96523611111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47">
                <text:p>32447</text:p>
              </table:table-cell>
              <table:table-cell office:value-type="float" office:value="3.61">
                <text:p>3.61</text:p>
              </table:table-cell>
              <table:table-cell office:value-type="float" office:value="-27.0068472222224">
                <text:p>-27.00684722222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497">
                <text:p>32497</text:p>
              </table:table-cell>
              <table:table-cell office:value-type="float" office:value="3.61">
                <text:p>3.61</text:p>
              </table:table-cell>
              <table:table-cell office:value-type="float" office:value="-27.0484444444447">
                <text:p>-27.048444444444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47">
                <text:p>32547</text:p>
              </table:table-cell>
              <table:table-cell office:value-type="float" office:value="3.62">
                <text:p>3.62</text:p>
              </table:table-cell>
              <table:table-cell office:value-type="float" office:value="-27.0900555555558">
                <text:p>-27.09005555555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597">
                <text:p>32597</text:p>
              </table:table-cell>
              <table:table-cell office:value-type="float" office:value="3.61">
                <text:p>3.61</text:p>
              </table:table-cell>
              <table:table-cell office:value-type="float" office:value="-27.1316666666669">
                <text:p>-27.13166666666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47">
                <text:p>32647</text:p>
              </table:table-cell>
              <table:table-cell office:value-type="float" office:value="3.61">
                <text:p>3.61</text:p>
              </table:table-cell>
              <table:table-cell office:value-type="float" office:value="-27.173277777778">
                <text:p>-27.1732777777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697">
                <text:p>32697</text:p>
              </table:table-cell>
              <table:table-cell office:value-type="float" office:value="3.61">
                <text:p>3.61</text:p>
              </table:table-cell>
              <table:table-cell office:value-type="float" office:value="-27.2148750000002">
                <text:p>-27.21487500000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47">
                <text:p>32747</text:p>
              </table:table-cell>
              <table:table-cell office:value-type="float" office:value="3.61">
                <text:p>3.61</text:p>
              </table:table-cell>
              <table:table-cell office:value-type="float" office:value="-27.2564861111113">
                <text:p>-27.25648611111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797">
                <text:p>32797</text:p>
              </table:table-cell>
              <table:table-cell office:value-type="float" office:value="3.61">
                <text:p>3.61</text:p>
              </table:table-cell>
              <table:table-cell office:value-type="float" office:value="-27.2980972222224">
                <text:p>-27.29809722222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47">
                <text:p>32847</text:p>
              </table:table-cell>
              <table:table-cell office:value-type="float" office:value="3.61">
                <text:p>3.61</text:p>
              </table:table-cell>
              <table:table-cell office:value-type="float" office:value="-27.3397083333336">
                <text:p>-27.33970833333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897">
                <text:p>32897</text:p>
              </table:table-cell>
              <table:table-cell office:value-type="float" office:value="3.61">
                <text:p>3.61</text:p>
              </table:table-cell>
              <table:table-cell office:value-type="float" office:value="-27.3813055555558">
                <text:p>-27.38130555555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47">
                <text:p>32947</text:p>
              </table:table-cell>
              <table:table-cell office:value-type="float" office:value="3.61">
                <text:p>3.61</text:p>
              </table:table-cell>
              <table:table-cell office:value-type="float" office:value="-27.4229305555558">
                <text:p>-27.42293055555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2997">
                <text:p>32997</text:p>
              </table:table-cell>
              <table:table-cell office:value-type="float" office:value="3.61">
                <text:p>3.61</text:p>
              </table:table-cell>
              <table:table-cell office:value-type="float" office:value="-27.4645416666669">
                <text:p>-27.46454166666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47">
                <text:p>33047</text:p>
              </table:table-cell>
              <table:table-cell office:value-type="float" office:value="3.61">
                <text:p>3.61</text:p>
              </table:table-cell>
              <table:table-cell office:value-type="float" office:value="-27.5061388888891">
                <text:p>-27.50613888888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097">
                <text:p>33097</text:p>
              </table:table-cell>
              <table:table-cell office:value-type="float" office:value="3.61">
                <text:p>3.61</text:p>
              </table:table-cell>
              <table:table-cell office:value-type="float" office:value="-27.5477500000002">
                <text:p>-27.54775000000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47">
                <text:p>33147</text:p>
              </table:table-cell>
              <table:table-cell office:value-type="float" office:value="3.61">
                <text:p>3.61</text:p>
              </table:table-cell>
              <table:table-cell office:value-type="float" office:value="-27.5893472222225">
                <text:p>-27.58934722222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197">
                <text:p>33197</text:p>
              </table:table-cell>
              <table:table-cell office:value-type="float" office:value="3.61">
                <text:p>3.61</text:p>
              </table:table-cell>
              <table:table-cell office:value-type="float" office:value="-27.6309444444447">
                <text:p>-27.63094444444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47">
                <text:p>33247</text:p>
              </table:table-cell>
              <table:table-cell office:value-type="float" office:value="3.61">
                <text:p>3.61</text:p>
              </table:table-cell>
              <table:table-cell office:value-type="float" office:value="-27.6725555555558">
                <text:p>-27.67255555555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297">
                <text:p>33297</text:p>
              </table:table-cell>
              <table:table-cell office:value-type="float" office:value="3.61">
                <text:p>3.61</text:p>
              </table:table-cell>
              <table:table-cell office:value-type="float" office:value="-27.7141666666669">
                <text:p>-27.71416666666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47">
                <text:p>33347</text:p>
              </table:table-cell>
              <table:table-cell office:value-type="float" office:value="3.6">
                <text:p>3.6</text:p>
              </table:table-cell>
              <table:table-cell office:value-type="float" office:value="-27.755777777778">
                <text:p>-27.7557777777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397">
                <text:p>33397</text:p>
              </table:table-cell>
              <table:table-cell office:value-type="float" office:value="3.61">
                <text:p>3.61</text:p>
              </table:table-cell>
              <table:table-cell office:value-type="float" office:value="-27.7973750000002">
                <text:p>-27.79737500000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47">
                <text:p>33447</text:p>
              </table:table-cell>
              <table:table-cell office:value-type="float" office:value="3.61">
                <text:p>3.61</text:p>
              </table:table-cell>
              <table:table-cell office:value-type="float" office:value="-27.8389722222225">
                <text:p>-27.83897222222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497">
                <text:p>33497</text:p>
              </table:table-cell>
              <table:table-cell office:value-type="float" office:value="3.6">
                <text:p>3.6</text:p>
              </table:table-cell>
              <table:table-cell office:value-type="float" office:value="-27.8805833333336">
                <text:p>-27.88058333333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47">
                <text:p>33547</text:p>
              </table:table-cell>
              <table:table-cell office:value-type="float" office:value="3.61">
                <text:p>3.61</text:p>
              </table:table-cell>
              <table:table-cell office:value-type="float" office:value="-27.9221805555558">
                <text:p>-27.92218055555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597">
                <text:p>33597</text:p>
              </table:table-cell>
              <table:table-cell office:value-type="float" office:value="3.61">
                <text:p>3.61</text:p>
              </table:table-cell>
              <table:table-cell office:value-type="float" office:value="-27.963777777778">
                <text:p>-27.9637777777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47">
                <text:p>33647</text:p>
              </table:table-cell>
              <table:table-cell office:value-type="float" office:value="3.61">
                <text:p>3.61</text:p>
              </table:table-cell>
              <table:table-cell office:value-type="float" office:value="-28.0053888888891">
                <text:p>-28.00538888888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697">
                <text:p>33697</text:p>
              </table:table-cell>
              <table:table-cell office:value-type="float" office:value="3.61">
                <text:p>3.61</text:p>
              </table:table-cell>
              <table:table-cell office:value-type="float" office:value="-28.0470000000002">
                <text:p>-28.04700000000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47">
                <text:p>33747</text:p>
              </table:table-cell>
              <table:table-cell office:value-type="float" office:value="3.6">
                <text:p>3.6</text:p>
              </table:table-cell>
              <table:table-cell office:value-type="float" office:value="-28.0885972222225">
                <text:p>-28.08859722222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797">
                <text:p>33797</text:p>
              </table:table-cell>
              <table:table-cell office:value-type="float" office:value="3.6">
                <text:p>3.6</text:p>
              </table:table-cell>
              <table:table-cell office:value-type="float" office:value="-28.1302083333336">
                <text:p>-28.13020833333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47">
                <text:p>33847</text:p>
              </table:table-cell>
              <table:table-cell office:value-type="float" office:value="3.6">
                <text:p>3.6</text:p>
              </table:table-cell>
              <table:table-cell office:value-type="float" office:value="-28.1718194444447">
                <text:p>-28.17181944444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897">
                <text:p>33897</text:p>
              </table:table-cell>
              <table:table-cell office:value-type="float" office:value="3.6">
                <text:p>3.6</text:p>
              </table:table-cell>
              <table:table-cell office:value-type="float" office:value="-28.2134166666669">
                <text:p>-28.21341666666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47">
                <text:p>33947</text:p>
              </table:table-cell>
              <table:table-cell office:value-type="float" office:value="3.6">
                <text:p>3.6</text:p>
              </table:table-cell>
              <table:table-cell office:value-type="float" office:value="-28.2550416666669">
                <text:p>-28.25504166666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3997">
                <text:p>33997</text:p>
              </table:table-cell>
              <table:table-cell office:value-type="float" office:value="3.6">
                <text:p>3.6</text:p>
              </table:table-cell>
              <table:table-cell office:value-type="float" office:value="-28.296652777778">
                <text:p>-28.2966527777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47">
                <text:p>34047</text:p>
              </table:table-cell>
              <table:table-cell office:value-type="float" office:value="3.6">
                <text:p>3.6</text:p>
              </table:table-cell>
              <table:table-cell office:value-type="float" office:value="-28.3382500000002">
                <text:p>-28.33825000000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097">
                <text:p>34097</text:p>
              </table:table-cell>
              <table:table-cell office:value-type="float" office:value="3.61">
                <text:p>3.61</text:p>
              </table:table-cell>
              <table:table-cell office:value-type="float" office:value="-28.3798472222225">
                <text:p>-28.3798472222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47">
                <text:p>34147</text:p>
              </table:table-cell>
              <table:table-cell office:value-type="float" office:value="3.61">
                <text:p>3.61</text:p>
              </table:table-cell>
              <table:table-cell office:value-type="float" office:value="-28.4214583333336">
                <text:p>-28.421458333333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197">
                <text:p>34197</text:p>
              </table:table-cell>
              <table:table-cell office:value-type="float" office:value="3.61">
                <text:p>3.61</text:p>
              </table:table-cell>
              <table:table-cell office:value-type="float" office:value="-28.4630694444447">
                <text:p>-28.46306944444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47">
                <text:p>34247</text:p>
              </table:table-cell>
              <table:table-cell office:value-type="float" office:value="3.61">
                <text:p>3.61</text:p>
              </table:table-cell>
              <table:table-cell office:value-type="float" office:value="-28.5046666666669">
                <text:p>-28.504666666666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297">
                <text:p>34297</text:p>
              </table:table-cell>
              <table:table-cell office:value-type="float" office:value="3.6">
                <text:p>3.6</text:p>
              </table:table-cell>
              <table:table-cell office:value-type="float" office:value="-28.5462638888891">
                <text:p>-28.54626388888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47">
                <text:p>34347</text:p>
              </table:table-cell>
              <table:table-cell office:value-type="float" office:value="3.6">
                <text:p>3.6</text:p>
              </table:table-cell>
              <table:table-cell office:value-type="float" office:value="-28.5878750000002">
                <text:p>-28.58787500000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397">
                <text:p>34397</text:p>
              </table:table-cell>
              <table:table-cell office:value-type="float" office:value="3.6">
                <text:p>3.6</text:p>
              </table:table-cell>
              <table:table-cell office:value-type="float" office:value="-28.6294861111114">
                <text:p>-28.6294861111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47">
                <text:p>34447</text:p>
              </table:table-cell>
              <table:table-cell office:value-type="float" office:value="3.61">
                <text:p>3.61</text:p>
              </table:table-cell>
              <table:table-cell office:value-type="float" office:value="-28.6710972222225">
                <text:p>-28.67109722222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497">
                <text:p>34497</text:p>
              </table:table-cell>
              <table:table-cell office:value-type="float" office:value="3.61">
                <text:p>3.61</text:p>
              </table:table-cell>
              <table:table-cell office:value-type="float" office:value="-28.7127083333336">
                <text:p>-28.71270833333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47">
                <text:p>34547</text:p>
              </table:table-cell>
              <table:table-cell office:value-type="float" office:value="3.6">
                <text:p>3.6</text:p>
              </table:table-cell>
              <table:table-cell office:value-type="float" office:value="-28.7543194444447">
                <text:p>-28.75431944444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597">
                <text:p>34597</text:p>
              </table:table-cell>
              <table:table-cell office:value-type="float" office:value="3.6">
                <text:p>3.6</text:p>
              </table:table-cell>
              <table:table-cell office:value-type="float" office:value="-28.7959305555558">
                <text:p>-28.79593055555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47">
                <text:p>34647</text:p>
              </table:table-cell>
              <table:table-cell office:value-type="float" office:value="3.61">
                <text:p>3.61</text:p>
              </table:table-cell>
              <table:table-cell office:value-type="float" office:value="-28.8375416666669">
                <text:p>-28.83754166666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697">
                <text:p>34697</text:p>
              </table:table-cell>
              <table:table-cell office:value-type="float" office:value="3.6">
                <text:p>3.6</text:p>
              </table:table-cell>
              <table:table-cell office:value-type="float" office:value="-28.8791388888891">
                <text:p>-28.87913888888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47">
                <text:p>34747</text:p>
              </table:table-cell>
              <table:table-cell office:value-type="float" office:value="3.6">
                <text:p>3.6</text:p>
              </table:table-cell>
              <table:table-cell office:value-type="float" office:value="-28.9207500000002">
                <text:p>-28.92075000000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797">
                <text:p>34797</text:p>
              </table:table-cell>
              <table:table-cell office:value-type="float" office:value="3.6">
                <text:p>3.6</text:p>
              </table:table-cell>
              <table:table-cell office:value-type="float" office:value="-28.9623472222225">
                <text:p>-28.96234722222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47">
                <text:p>34847</text:p>
              </table:table-cell>
              <table:table-cell office:value-type="float" office:value="3.59">
                <text:p>3.59</text:p>
              </table:table-cell>
              <table:table-cell office:value-type="float" office:value="-29.0039583333336">
                <text:p>-29.00395833333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897">
                <text:p>34897</text:p>
              </table:table-cell>
              <table:table-cell office:value-type="float" office:value="3.61">
                <text:p>3.61</text:p>
              </table:table-cell>
              <table:table-cell office:value-type="float" office:value="-29.0455694444447">
                <text:p>-29.04556944444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47">
                <text:p>34947</text:p>
              </table:table-cell>
              <table:table-cell office:value-type="float" office:value="3.6">
                <text:p>3.6</text:p>
              </table:table-cell>
              <table:table-cell office:value-type="float" office:value="-29.0871805555558">
                <text:p>-29.08718055555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997">
                <text:p>34997</text:p>
              </table:table-cell>
              <table:table-cell office:value-type="float" office:value="3.6">
                <text:p>3.6</text:p>
              </table:table-cell>
              <table:table-cell office:value-type="float" office:value="-29.1287916666669">
                <text:p>-29.12879166666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47">
                <text:p>35047</text:p>
              </table:table-cell>
              <table:table-cell office:value-type="float" office:value="3.6">
                <text:p>3.6</text:p>
              </table:table-cell>
              <table:table-cell office:value-type="float" office:value="-29.1703888888891">
                <text:p>-29.17038888888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097">
                <text:p>35097</text:p>
              </table:table-cell>
              <table:table-cell office:value-type="float" office:value="3.6">
                <text:p>3.6</text:p>
              </table:table-cell>
              <table:table-cell office:value-type="float" office:value="-29.2119861111114">
                <text:p>-29.21198611111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47">
                <text:p>35147</text:p>
              </table:table-cell>
              <table:table-cell office:value-type="float" office:value="3.6">
                <text:p>3.6</text:p>
              </table:table-cell>
              <table:table-cell office:value-type="float" office:value="-29.2535972222225">
                <text:p>-29.25359722222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197">
                <text:p>35197</text:p>
              </table:table-cell>
              <table:table-cell office:value-type="float" office:value="3.6">
                <text:p>3.6</text:p>
              </table:table-cell>
              <table:table-cell office:value-type="float" office:value="-29.2952083333336">
                <text:p>-29.29520833333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47">
                <text:p>35247</text:p>
              </table:table-cell>
              <table:table-cell office:value-type="float" office:value="3.6">
                <text:p>3.6</text:p>
              </table:table-cell>
              <table:table-cell office:value-type="float" office:value="-29.3368055555558">
                <text:p>-29.33680555555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297">
                <text:p>35297</text:p>
              </table:table-cell>
              <table:table-cell office:value-type="float" office:value="3.6">
                <text:p>3.6</text:p>
              </table:table-cell>
              <table:table-cell office:value-type="float" office:value="-29.3784166666669">
                <text:p>-29.37841666666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47">
                <text:p>35347</text:p>
              </table:table-cell>
              <table:table-cell office:value-type="float" office:value="3.6">
                <text:p>3.6</text:p>
              </table:table-cell>
              <table:table-cell office:value-type="float" office:value="-29.420027777778">
                <text:p>-29.4200277777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397">
                <text:p>35397</text:p>
              </table:table-cell>
              <table:table-cell office:value-type="float" office:value="3.59">
                <text:p>3.59</text:p>
              </table:table-cell>
              <table:table-cell office:value-type="float" office:value="-29.4616388888891">
                <text:p>-29.46163888888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47">
                <text:p>35447</text:p>
              </table:table-cell>
              <table:table-cell office:value-type="float" office:value="3.6">
                <text:p>3.6</text:p>
              </table:table-cell>
              <table:table-cell office:value-type="float" office:value="-29.5032500000002">
                <text:p>-29.50325000000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497">
                <text:p>35497</text:p>
              </table:table-cell>
              <table:table-cell office:value-type="float" office:value="3.6">
                <text:p>3.6</text:p>
              </table:table-cell>
              <table:table-cell office:value-type="float" office:value="-29.5448611111114">
                <text:p>-29.54486111111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47">
                <text:p>35547</text:p>
              </table:table-cell>
              <table:table-cell office:value-type="float" office:value="3.6">
                <text:p>3.6</text:p>
              </table:table-cell>
              <table:table-cell office:value-type="float" office:value="-29.5864583333336">
                <text:p>-29.58645833333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597">
                <text:p>35597</text:p>
              </table:table-cell>
              <table:table-cell office:value-type="float" office:value="3.59">
                <text:p>3.59</text:p>
              </table:table-cell>
              <table:table-cell office:value-type="float" office:value="-29.6280555555558">
                <text:p>-29.62805555555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47">
                <text:p>35647</text:p>
              </table:table-cell>
              <table:table-cell office:value-type="float" office:value="3.59">
                <text:p>3.59</text:p>
              </table:table-cell>
              <table:table-cell office:value-type="float" office:value="-29.6696666666669">
                <text:p>-29.66966666666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697">
                <text:p>35697</text:p>
              </table:table-cell>
              <table:table-cell office:value-type="float" office:value="3.6">
                <text:p>3.6</text:p>
              </table:table-cell>
              <table:table-cell office:value-type="float" office:value="-29.711277777778">
                <text:p>-29.7112777777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47">
                <text:p>35747</text:p>
              </table:table-cell>
              <table:table-cell office:value-type="float" office:value="3.59">
                <text:p>3.59</text:p>
              </table:table-cell>
              <table:table-cell office:value-type="float" office:value="-29.752902777778">
                <text:p>-29.75290277777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797">
                <text:p>35797</text:p>
              </table:table-cell>
              <table:table-cell office:value-type="float" office:value="3.6">
                <text:p>3.6</text:p>
              </table:table-cell>
              <table:table-cell office:value-type="float" office:value="-29.7945138888891">
                <text:p>-29.79451388888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47">
                <text:p>35847</text:p>
              </table:table-cell>
              <table:table-cell office:value-type="float" office:value="3.59">
                <text:p>3.59</text:p>
              </table:table-cell>
              <table:table-cell office:value-type="float" office:value="-29.8361250000003">
                <text:p>-29.83612500000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897">
                <text:p>35897</text:p>
              </table:table-cell>
              <table:table-cell office:value-type="float" office:value="3.6">
                <text:p>3.6</text:p>
              </table:table-cell>
              <table:table-cell office:value-type="float" office:value="-29.8777361111114">
                <text:p>-29.87773611111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47">
                <text:p>35947</text:p>
              </table:table-cell>
              <table:table-cell office:value-type="float" office:value="3.59">
                <text:p>3.59</text:p>
              </table:table-cell>
              <table:table-cell office:value-type="float" office:value="-29.9193333333336">
                <text:p>-29.91933333333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997">
                <text:p>35997</text:p>
              </table:table-cell>
              <table:table-cell office:value-type="float" office:value="3.59">
                <text:p>3.59</text:p>
              </table:table-cell>
              <table:table-cell office:value-type="float" office:value="-29.9609305555558">
                <text:p>-29.96093055555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47">
                <text:p>36047</text:p>
              </table:table-cell>
              <table:table-cell office:value-type="float" office:value="3.59">
                <text:p>3.59</text:p>
              </table:table-cell>
              <table:table-cell office:value-type="float" office:value="-30.0025416666669">
                <text:p>-30.00254166666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097">
                <text:p>36097</text:p>
              </table:table-cell>
              <table:table-cell office:value-type="float" office:value="3.59">
                <text:p>3.59</text:p>
              </table:table-cell>
              <table:table-cell office:value-type="float" office:value="-30.0441388888891">
                <text:p>-30.04413888888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47">
                <text:p>36147</text:p>
              </table:table-cell>
              <table:table-cell office:value-type="float" office:value="3.59">
                <text:p>3.59</text:p>
              </table:table-cell>
              <table:table-cell office:value-type="float" office:value="-30.0857500000003">
                <text:p>-30.08575000000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197">
                <text:p>36197</text:p>
              </table:table-cell>
              <table:table-cell office:value-type="float" office:value="3.59">
                <text:p>3.59</text:p>
              </table:table-cell>
              <table:table-cell office:value-type="float" office:value="-30.1273472222225">
                <text:p>-30.12734722222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47">
                <text:p>36247</text:p>
              </table:table-cell>
              <table:table-cell office:value-type="float" office:value="3.59">
                <text:p>3.59</text:p>
              </table:table-cell>
              <table:table-cell office:value-type="float" office:value="-30.1689444444447">
                <text:p>-30.16894444444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297">
                <text:p>36297</text:p>
              </table:table-cell>
              <table:table-cell office:value-type="float" office:value="3.59">
                <text:p>3.59</text:p>
              </table:table-cell>
              <table:table-cell office:value-type="float" office:value="-30.2105694444447">
                <text:p>-30.21056944444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47">
                <text:p>36347</text:p>
              </table:table-cell>
              <table:table-cell office:value-type="float" office:value="3.6">
                <text:p>3.6</text:p>
              </table:table-cell>
              <table:table-cell office:value-type="float" office:value="-30.2521805555558">
                <text:p>-30.25218055555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397">
                <text:p>36397</text:p>
              </table:table-cell>
              <table:table-cell office:value-type="float" office:value="3.59">
                <text:p>3.59</text:p>
              </table:table-cell>
              <table:table-cell office:value-type="float" office:value="-30.2938055555558">
                <text:p>-30.293805555555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47">
                <text:p>36447</text:p>
              </table:table-cell>
              <table:table-cell office:value-type="float" office:value="3.59">
                <text:p>3.59</text:p>
              </table:table-cell>
              <table:table-cell office:value-type="float" office:value="-30.3354305555558">
                <text:p>-30.33543055555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497">
                <text:p>36497</text:p>
              </table:table-cell>
              <table:table-cell office:value-type="float" office:value="3.59">
                <text:p>3.59</text:p>
              </table:table-cell>
              <table:table-cell office:value-type="float" office:value="-30.3770555555558">
                <text:p>-30.377055555555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47">
                <text:p>36547</text:p>
              </table:table-cell>
              <table:table-cell office:value-type="float" office:value="3.59">
                <text:p>3.59</text:p>
              </table:table-cell>
              <table:table-cell office:value-type="float" office:value="-30.4186666666669">
                <text:p>-30.41866666666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597">
                <text:p>36597</text:p>
              </table:table-cell>
              <table:table-cell office:value-type="float" office:value="3.59">
                <text:p>3.59</text:p>
              </table:table-cell>
              <table:table-cell office:value-type="float" office:value="-30.4602638888892">
                <text:p>-30.46026388888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47">
                <text:p>36647</text:p>
              </table:table-cell>
              <table:table-cell office:value-type="float" office:value="3.59">
                <text:p>3.59</text:p>
              </table:table-cell>
              <table:table-cell office:value-type="float" office:value="-30.5018611111114">
                <text:p>-30.50186111111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697">
                <text:p>36697</text:p>
              </table:table-cell>
              <table:table-cell office:value-type="float" office:value="3.59">
                <text:p>3.59</text:p>
              </table:table-cell>
              <table:table-cell office:value-type="float" office:value="-30.5434722222225">
                <text:p>-30.54347222222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47">
                <text:p>36747</text:p>
              </table:table-cell>
              <table:table-cell office:value-type="float" office:value="3.6">
                <text:p>3.6</text:p>
              </table:table-cell>
              <table:table-cell office:value-type="float" office:value="-30.5850833333336">
                <text:p>-30.58508333333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797">
                <text:p>36797</text:p>
              </table:table-cell>
              <table:table-cell office:value-type="float" office:value="3.59">
                <text:p>3.59</text:p>
              </table:table-cell>
              <table:table-cell office:value-type="float" office:value="-30.6266805555558">
                <text:p>-30.62668055555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47">
                <text:p>36847</text:p>
              </table:table-cell>
              <table:table-cell office:value-type="float" office:value="3.59">
                <text:p>3.59</text:p>
              </table:table-cell>
              <table:table-cell office:value-type="float" office:value="-30.6682916666669">
                <text:p>-30.66829166666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897">
                <text:p>36897</text:p>
              </table:table-cell>
              <table:table-cell office:value-type="float" office:value="3.59">
                <text:p>3.59</text:p>
              </table:table-cell>
              <table:table-cell office:value-type="float" office:value="-30.7099027777781">
                <text:p>-30.70990277777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47">
                <text:p>36947</text:p>
              </table:table-cell>
              <table:table-cell office:value-type="float" office:value="3.59">
                <text:p>3.59</text:p>
              </table:table-cell>
              <table:table-cell office:value-type="float" office:value="-30.7515138888892">
                <text:p>-30.75151388888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6997">
                <text:p>36997</text:p>
              </table:table-cell>
              <table:table-cell office:value-type="float" office:value="3.59">
                <text:p>3.59</text:p>
              </table:table-cell>
              <table:table-cell office:value-type="float" office:value="-30.7931250000003">
                <text:p>-30.79312500000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47">
                <text:p>37047</text:p>
              </table:table-cell>
              <table:table-cell office:value-type="float" office:value="3.59">
                <text:p>3.59</text:p>
              </table:table-cell>
              <table:table-cell office:value-type="float" office:value="-30.8347500000003">
                <text:p>-30.834750000000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097">
                <text:p>37097</text:p>
              </table:table-cell>
              <table:table-cell office:value-type="float" office:value="3.59">
                <text:p>3.59</text:p>
              </table:table-cell>
              <table:table-cell office:value-type="float" office:value="-30.8763611111114">
                <text:p>-30.87636111111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47">
                <text:p>37147</text:p>
              </table:table-cell>
              <table:table-cell office:value-type="float" office:value="3.59">
                <text:p>3.59</text:p>
              </table:table-cell>
              <table:table-cell office:value-type="float" office:value="-30.9179722222225">
                <text:p>-30.91797222222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197">
                <text:p>37197</text:p>
              </table:table-cell>
              <table:table-cell office:value-type="float" office:value="3.59">
                <text:p>3.59</text:p>
              </table:table-cell>
              <table:table-cell office:value-type="float" office:value="-30.9595833333336">
                <text:p>-30.95958333333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47">
                <text:p>37247</text:p>
              </table:table-cell>
              <table:table-cell office:value-type="float" office:value="3.59">
                <text:p>3.59</text:p>
              </table:table-cell>
              <table:table-cell office:value-type="float" office:value="-31.0011944444447">
                <text:p>-31.00119444444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297">
                <text:p>37297</text:p>
              </table:table-cell>
              <table:table-cell office:value-type="float" office:value="3.59">
                <text:p>3.59</text:p>
              </table:table-cell>
              <table:table-cell office:value-type="float" office:value="-31.0428055555558">
                <text:p>-31.04280555555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47">
                <text:p>37347</text:p>
              </table:table-cell>
              <table:table-cell office:value-type="float" office:value="3.58">
                <text:p>3.58</text:p>
              </table:table-cell>
              <table:table-cell office:value-type="float" office:value="-31.0844166666669">
                <text:p>-31.08441666666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397">
                <text:p>37397</text:p>
              </table:table-cell>
              <table:table-cell office:value-type="float" office:value="3.59">
                <text:p>3.59</text:p>
              </table:table-cell>
              <table:table-cell office:value-type="float" office:value="-31.1260277777781">
                <text:p>-31.12602777777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47">
                <text:p>37447</text:p>
              </table:table-cell>
              <table:table-cell office:value-type="float" office:value="3.59">
                <text:p>3.59</text:p>
              </table:table-cell>
              <table:table-cell office:value-type="float" office:value="-31.1676250000003">
                <text:p>-31.16762500000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497">
                <text:p>37497</text:p>
              </table:table-cell>
              <table:table-cell office:value-type="float" office:value="3.59">
                <text:p>3.59</text:p>
              </table:table-cell>
              <table:table-cell office:value-type="float" office:value="-31.2092361111114">
                <text:p>-31.20923611111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47">
                <text:p>37547</text:p>
              </table:table-cell>
              <table:table-cell office:value-type="float" office:value="3.59">
                <text:p>3.59</text:p>
              </table:table-cell>
              <table:table-cell office:value-type="float" office:value="-31.2508472222225">
                <text:p>-31.25084722222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597">
                <text:p>37597</text:p>
              </table:table-cell>
              <table:table-cell office:value-type="float" office:value="3.58">
                <text:p>3.58</text:p>
              </table:table-cell>
              <table:table-cell office:value-type="float" office:value="-31.2924444444447">
                <text:p>-31.29244444444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47">
                <text:p>37647</text:p>
              </table:table-cell>
              <table:table-cell office:value-type="float" office:value="3.58">
                <text:p>3.58</text:p>
              </table:table-cell>
              <table:table-cell office:value-type="float" office:value="-31.3340555555558">
                <text:p>-31.33405555555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697">
                <text:p>37697</text:p>
              </table:table-cell>
              <table:table-cell office:value-type="float" office:value="3.59">
                <text:p>3.59</text:p>
              </table:table-cell>
              <table:table-cell office:value-type="float" office:value="-31.375666666667">
                <text:p>-31.3756666666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47">
                <text:p>37747</text:p>
              </table:table-cell>
              <table:table-cell office:value-type="float" office:value="3.59">
                <text:p>3.59</text:p>
              </table:table-cell>
              <table:table-cell office:value-type="float" office:value="-31.4172777777781">
                <text:p>-31.417277777778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797">
                <text:p>37797</text:p>
              </table:table-cell>
              <table:table-cell office:value-type="float" office:value="3.58">
                <text:p>3.58</text:p>
              </table:table-cell>
              <table:table-cell office:value-type="float" office:value="-31.4588888888892">
                <text:p>-31.45888888888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47">
                <text:p>37847</text:p>
              </table:table-cell>
              <table:table-cell office:value-type="float" office:value="3.58">
                <text:p>3.58</text:p>
              </table:table-cell>
              <table:table-cell office:value-type="float" office:value="-31.5005000000003">
                <text:p>-31.50050000000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897">
                <text:p>37897</text:p>
              </table:table-cell>
              <table:table-cell office:value-type="float" office:value="3.58">
                <text:p>3.58</text:p>
              </table:table-cell>
              <table:table-cell office:value-type="float" office:value="-31.5421111111114">
                <text:p>-31.54211111111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47">
                <text:p>37947</text:p>
              </table:table-cell>
              <table:table-cell office:value-type="float" office:value="3.59">
                <text:p>3.59</text:p>
              </table:table-cell>
              <table:table-cell office:value-type="float" office:value="-31.5837083333336">
                <text:p>-31.58370833333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7997">
                <text:p>37997</text:p>
              </table:table-cell>
              <table:table-cell office:value-type="float" office:value="3.58">
                <text:p>3.58</text:p>
              </table:table-cell>
              <table:table-cell office:value-type="float" office:value="-31.6253194444447">
                <text:p>-31.62531944444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47">
                <text:p>38047</text:p>
              </table:table-cell>
              <table:table-cell office:value-type="float" office:value="3.58">
                <text:p>3.58</text:p>
              </table:table-cell>
              <table:table-cell office:value-type="float" office:value="-31.666916666667">
                <text:p>-31.66691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097">
                <text:p>38097</text:p>
              </table:table-cell>
              <table:table-cell office:value-type="float" office:value="3.58">
                <text:p>3.58</text:p>
              </table:table-cell>
              <table:table-cell office:value-type="float" office:value="-31.7085277777781">
                <text:p>-31.708527777778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47">
                <text:p>38147</text:p>
              </table:table-cell>
              <table:table-cell office:value-type="float" office:value="3.57">
                <text:p>3.57</text:p>
              </table:table-cell>
              <table:table-cell office:value-type="float" office:value="-31.7501250000003">
                <text:p>-31.750125000000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197">
                <text:p>38197</text:p>
              </table:table-cell>
              <table:table-cell office:value-type="float" office:value="3.57">
                <text:p>3.57</text:p>
              </table:table-cell>
              <table:table-cell office:value-type="float" office:value="-31.7917361111114">
                <text:p>-31.79173611111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47">
                <text:p>38247</text:p>
              </table:table-cell>
              <table:table-cell office:value-type="float" office:value="3.58">
                <text:p>3.58</text:p>
              </table:table-cell>
              <table:table-cell office:value-type="float" office:value="-31.8333472222225">
                <text:p>-31.83334722222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297">
                <text:p>38297</text:p>
              </table:table-cell>
              <table:table-cell office:value-type="float" office:value="3.57">
                <text:p>3.57</text:p>
              </table:table-cell>
              <table:table-cell office:value-type="float" office:value="-31.8749444444447">
                <text:p>-31.87494444444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47">
                <text:p>38347</text:p>
              </table:table-cell>
              <table:table-cell office:value-type="float" office:value="3.58">
                <text:p>3.58</text:p>
              </table:table-cell>
              <table:table-cell office:value-type="float" office:value="-31.9165555555558">
                <text:p>-31.91655555555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397">
                <text:p>38397</text:p>
              </table:table-cell>
              <table:table-cell office:value-type="float" office:value="3.58">
                <text:p>3.58</text:p>
              </table:table-cell>
              <table:table-cell office:value-type="float" office:value="-31.958166666667">
                <text:p>-31.9581666666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47">
                <text:p>38447</text:p>
              </table:table-cell>
              <table:table-cell office:value-type="float" office:value="3.58">
                <text:p>3.58</text:p>
              </table:table-cell>
              <table:table-cell office:value-type="float" office:value="-31.9997638888892">
                <text:p>-31.99976388888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497">
                <text:p>38497</text:p>
              </table:table-cell>
              <table:table-cell office:value-type="float" office:value="3.57">
                <text:p>3.57</text:p>
              </table:table-cell>
              <table:table-cell office:value-type="float" office:value="-32.0413750000003">
                <text:p>-32.04137500000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47">
                <text:p>38547</text:p>
              </table:table-cell>
              <table:table-cell office:value-type="float" office:value="3.57">
                <text:p>3.57</text:p>
              </table:table-cell>
              <table:table-cell office:value-type="float" office:value="-32.0829861111114">
                <text:p>-32.08298611111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597">
                <text:p>38597</text:p>
              </table:table-cell>
              <table:table-cell office:value-type="float" office:value="3.57">
                <text:p>3.57</text:p>
              </table:table-cell>
              <table:table-cell office:value-type="float" office:value="-32.1245972222225">
                <text:p>-32.12459722222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47">
                <text:p>38647</text:p>
              </table:table-cell>
              <table:table-cell office:value-type="float" office:value="3.57">
                <text:p>3.57</text:p>
              </table:table-cell>
              <table:table-cell office:value-type="float" office:value="-32.1662222222225">
                <text:p>-32.16622222222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697">
                <text:p>38697</text:p>
              </table:table-cell>
              <table:table-cell office:value-type="float" office:value="3.57">
                <text:p>3.57</text:p>
              </table:table-cell>
              <table:table-cell office:value-type="float" office:value="-32.2078611111114">
                <text:p>-32.20786111111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47">
                <text:p>38747</text:p>
              </table:table-cell>
              <table:table-cell office:value-type="float" office:value="3.57">
                <text:p>3.57</text:p>
              </table:table-cell>
              <table:table-cell office:value-type="float" office:value="-32.2494861111114">
                <text:p>-32.24948611111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797">
                <text:p>38797</text:p>
              </table:table-cell>
              <table:table-cell office:value-type="float" office:value="3.57">
                <text:p>3.57</text:p>
              </table:table-cell>
              <table:table-cell office:value-type="float" office:value="-32.2910833333336">
                <text:p>-32.29108333333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47">
                <text:p>38847</text:p>
              </table:table-cell>
              <table:table-cell office:value-type="float" office:value="3.57">
                <text:p>3.57</text:p>
              </table:table-cell>
              <table:table-cell office:value-type="float" office:value="-32.3326805555559">
                <text:p>-32.33268055555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897">
                <text:p>38897</text:p>
              </table:table-cell>
              <table:table-cell office:value-type="float" office:value="3.57">
                <text:p>3.57</text:p>
              </table:table-cell>
              <table:table-cell office:value-type="float" office:value="-32.374291666667">
                <text:p>-32.374291666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47">
                <text:p>38947</text:p>
              </table:table-cell>
              <table:table-cell office:value-type="float" office:value="3.57">
                <text:p>3.57</text:p>
              </table:table-cell>
              <table:table-cell office:value-type="float" office:value="-32.4159027777781">
                <text:p>-32.41590277777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997">
                <text:p>38997</text:p>
              </table:table-cell>
              <table:table-cell office:value-type="float" office:value="3.58">
                <text:p>3.58</text:p>
              </table:table-cell>
              <table:table-cell office:value-type="float" office:value="-32.4575138888892">
                <text:p>-32.45751388888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47">
                <text:p>39047</text:p>
              </table:table-cell>
              <table:table-cell office:value-type="float" office:value="3.57">
                <text:p>3.57</text:p>
              </table:table-cell>
              <table:table-cell office:value-type="float" office:value="-32.4991250000003">
                <text:p>-32.49912500000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097">
                <text:p>39097</text:p>
              </table:table-cell>
              <table:table-cell office:value-type="float" office:value="3.57">
                <text:p>3.57</text:p>
              </table:table-cell>
              <table:table-cell office:value-type="float" office:value="-32.5407222222225">
                <text:p>-32.54072222222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47">
                <text:p>39147</text:p>
              </table:table-cell>
              <table:table-cell office:value-type="float" office:value="3.57">
                <text:p>3.57</text:p>
              </table:table-cell>
              <table:table-cell office:value-type="float" office:value="-32.5823194444447">
                <text:p>-32.582319444444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197">
                <text:p>39197</text:p>
              </table:table-cell>
              <table:table-cell office:value-type="float" office:value="3.57">
                <text:p>3.57</text:p>
              </table:table-cell>
              <table:table-cell office:value-type="float" office:value="-32.6239305555559">
                <text:p>-32.62393055555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47">
                <text:p>39247</text:p>
              </table:table-cell>
              <table:table-cell office:value-type="float" office:value="3.57">
                <text:p>3.57</text:p>
              </table:table-cell>
              <table:table-cell office:value-type="float" office:value="-32.6655277777781">
                <text:p>-32.66552777777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297">
                <text:p>39297</text:p>
              </table:table-cell>
              <table:table-cell office:value-type="float" office:value="3.57">
                <text:p>3.57</text:p>
              </table:table-cell>
              <table:table-cell office:value-type="float" office:value="-32.7071250000003">
                <text:p>-32.70712500000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47">
                <text:p>39347</text:p>
              </table:table-cell>
              <table:table-cell office:value-type="float" office:value="3.57">
                <text:p>3.57</text:p>
              </table:table-cell>
              <table:table-cell office:value-type="float" office:value="-32.7487361111114">
                <text:p>-32.74873611111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397">
                <text:p>39397</text:p>
              </table:table-cell>
              <table:table-cell office:value-type="float" office:value="3.57">
                <text:p>3.57</text:p>
              </table:table-cell>
              <table:table-cell office:value-type="float" office:value="-32.7903472222225">
                <text:p>-32.79034722222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47">
                <text:p>39447</text:p>
              </table:table-cell>
              <table:table-cell office:value-type="float" office:value="3.57">
                <text:p>3.57</text:p>
              </table:table-cell>
              <table:table-cell office:value-type="float" office:value="-32.8319583333336">
                <text:p>-32.83195833333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497">
                <text:p>39497</text:p>
              </table:table-cell>
              <table:table-cell office:value-type="float" office:value="3.57">
                <text:p>3.57</text:p>
              </table:table-cell>
              <table:table-cell office:value-type="float" office:value="-32.8735694444447">
                <text:p>-32.87356944444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47">
                <text:p>39547</text:p>
              </table:table-cell>
              <table:table-cell office:value-type="float" office:value="3.57">
                <text:p>3.57</text:p>
              </table:table-cell>
              <table:table-cell office:value-type="float" office:value="-32.915166666667">
                <text:p>-32.9151666666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597">
                <text:p>39597</text:p>
              </table:table-cell>
              <table:table-cell office:value-type="float" office:value="3.57">
                <text:p>3.57</text:p>
              </table:table-cell>
              <table:table-cell office:value-type="float" office:value="-32.9567777777781">
                <text:p>-32.95677777777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47">
                <text:p>39647</text:p>
              </table:table-cell>
              <table:table-cell office:value-type="float" office:value="3.57">
                <text:p>3.57</text:p>
              </table:table-cell>
              <table:table-cell office:value-type="float" office:value="-32.9983888888892">
                <text:p>-32.998388888889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697">
                <text:p>39697</text:p>
              </table:table-cell>
              <table:table-cell office:value-type="float" office:value="3.57">
                <text:p>3.57</text:p>
              </table:table-cell>
              <table:table-cell office:value-type="float" office:value="-33.0399722222225">
                <text:p>-33.03997222222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47">
                <text:p>39747</text:p>
              </table:table-cell>
              <table:table-cell office:value-type="float" office:value="3.57">
                <text:p>3.57</text:p>
              </table:table-cell>
              <table:table-cell office:value-type="float" office:value="-33.0815833333336">
                <text:p>-33.08158333333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797">
                <text:p>39797</text:p>
              </table:table-cell>
              <table:table-cell office:value-type="float" office:value="3.57">
                <text:p>3.57</text:p>
              </table:table-cell>
              <table:table-cell office:value-type="float" office:value="-33.1231805555559">
                <text:p>-33.12318055555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47">
                <text:p>39847</text:p>
              </table:table-cell>
              <table:table-cell office:value-type="float" office:value="3.57">
                <text:p>3.57</text:p>
              </table:table-cell>
              <table:table-cell office:value-type="float" office:value="-33.1647777777781">
                <text:p>-33.16477777777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897">
                <text:p>39897</text:p>
              </table:table-cell>
              <table:table-cell office:value-type="float" office:value="3.57">
                <text:p>3.57</text:p>
              </table:table-cell>
              <table:table-cell office:value-type="float" office:value="-33.2063888888892">
                <text:p>-33.20638888888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47">
                <text:p>39947</text:p>
              </table:table-cell>
              <table:table-cell office:value-type="float" office:value="3.57">
                <text:p>3.57</text:p>
              </table:table-cell>
              <table:table-cell office:value-type="float" office:value="-33.2479861111114">
                <text:p>-33.24798611111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997">
                <text:p>39997</text:p>
              </table:table-cell>
              <table:table-cell office:value-type="float" office:value="3.57">
                <text:p>3.57</text:p>
              </table:table-cell>
              <table:table-cell office:value-type="float" office:value="-33.2895833333336">
                <text:p>-33.28958333333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47">
                <text:p>40047</text:p>
              </table:table-cell>
              <table:table-cell office:value-type="float" office:value="3.57">
                <text:p>3.57</text:p>
              </table:table-cell>
              <table:table-cell office:value-type="float" office:value="-33.3311805555559">
                <text:p>-33.33118055555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097">
                <text:p>40097</text:p>
              </table:table-cell>
              <table:table-cell office:value-type="float" office:value="3.57">
                <text:p>3.57</text:p>
              </table:table-cell>
              <table:table-cell office:value-type="float" office:value="-33.372791666667">
                <text:p>-33.372791666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47">
                <text:p>40147</text:p>
              </table:table-cell>
              <table:table-cell office:value-type="float" office:value="3.57">
                <text:p>3.57</text:p>
              </table:table-cell>
              <table:table-cell office:value-type="float" office:value="-33.4143888888892">
                <text:p>-33.41438888888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197">
                <text:p>40197</text:p>
              </table:table-cell>
              <table:table-cell office:value-type="float" office:value="3.57">
                <text:p>3.57</text:p>
              </table:table-cell>
              <table:table-cell office:value-type="float" office:value="-33.4560000000003">
                <text:p>-33.45600000000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47">
                <text:p>40247</text:p>
              </table:table-cell>
              <table:table-cell office:value-type="float" office:value="3.57">
                <text:p>3.57</text:p>
              </table:table-cell>
              <table:table-cell office:value-type="float" office:value="-33.4975972222225">
                <text:p>-33.49759722222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297">
                <text:p>40297</text:p>
              </table:table-cell>
              <table:table-cell office:value-type="float" office:value="3.56">
                <text:p>3.56</text:p>
              </table:table-cell>
              <table:table-cell office:value-type="float" office:value="-33.5392222222225">
                <text:p>-33.53922222222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47">
                <text:p>40347</text:p>
              </table:table-cell>
              <table:table-cell office:value-type="float" office:value="3.57">
                <text:p>3.57</text:p>
              </table:table-cell>
              <table:table-cell office:value-type="float" office:value="-33.5808333333336">
                <text:p>-33.58083333333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397">
                <text:p>40397</text:p>
              </table:table-cell>
              <table:table-cell office:value-type="float" office:value="3.57">
                <text:p>3.57</text:p>
              </table:table-cell>
              <table:table-cell office:value-type="float" office:value="-33.6224444444448">
                <text:p>-33.62244444444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47">
                <text:p>40447</text:p>
              </table:table-cell>
              <table:table-cell office:value-type="float" office:value="3.57">
                <text:p>3.57</text:p>
              </table:table-cell>
              <table:table-cell office:value-type="float" office:value="-33.6640555555559">
                <text:p>-33.66405555555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497">
                <text:p>40497</text:p>
              </table:table-cell>
              <table:table-cell office:value-type="float" office:value="3.56">
                <text:p>3.56</text:p>
              </table:table-cell>
              <table:table-cell office:value-type="float" office:value="-33.705666666667">
                <text:p>-33.7056666666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47">
                <text:p>40547</text:p>
              </table:table-cell>
              <table:table-cell office:value-type="float" office:value="3.56">
                <text:p>3.56</text:p>
              </table:table-cell>
              <table:table-cell office:value-type="float" office:value="-33.7472777777781">
                <text:p>-33.74727777777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597">
                <text:p>40597</text:p>
              </table:table-cell>
              <table:table-cell office:value-type="float" office:value="3.56">
                <text:p>3.56</text:p>
              </table:table-cell>
              <table:table-cell office:value-type="float" office:value="-33.7888750000003">
                <text:p>-33.788875000000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47">
                <text:p>40647</text:p>
              </table:table-cell>
              <table:table-cell office:value-type="float" office:value="3.56">
                <text:p>3.56</text:p>
              </table:table-cell>
              <table:table-cell office:value-type="float" office:value="-33.8304722222225">
                <text:p>-33.83047222222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697">
                <text:p>40697</text:p>
              </table:table-cell>
              <table:table-cell office:value-type="float" office:value="3.56">
                <text:p>3.56</text:p>
              </table:table-cell>
              <table:table-cell office:value-type="float" office:value="-33.8720833333336">
                <text:p>-33.87208333333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47">
                <text:p>40747</text:p>
              </table:table-cell>
              <table:table-cell office:value-type="float" office:value="3.56">
                <text:p>3.56</text:p>
              </table:table-cell>
              <table:table-cell office:value-type="float" office:value="-33.9136805555559">
                <text:p>-33.91368055555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797">
                <text:p>40797</text:p>
              </table:table-cell>
              <table:table-cell office:value-type="float" office:value="3.56">
                <text:p>3.56</text:p>
              </table:table-cell>
              <table:table-cell office:value-type="float" office:value="-33.9552777777781">
                <text:p>-33.955277777778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47">
                <text:p>40847</text:p>
              </table:table-cell>
              <table:table-cell office:value-type="float" office:value="3.56">
                <text:p>3.56</text:p>
              </table:table-cell>
              <table:table-cell office:value-type="float" office:value="-33.9968888888892">
                <text:p>-33.99688888888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897">
                <text:p>40897</text:p>
              </table:table-cell>
              <table:table-cell office:value-type="float" office:value="3.56">
                <text:p>3.56</text:p>
              </table:table-cell>
              <table:table-cell office:value-type="float" office:value="-34.0385000000003">
                <text:p>-34.03850000000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47">
                <text:p>40947</text:p>
              </table:table-cell>
              <table:table-cell office:value-type="float" office:value="3.56">
                <text:p>3.56</text:p>
              </table:table-cell>
              <table:table-cell office:value-type="float" office:value="-34.0801250000003">
                <text:p>-34.08012500000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0997">
                <text:p>40997</text:p>
              </table:table-cell>
              <table:table-cell office:value-type="float" office:value="3.56">
                <text:p>3.56</text:p>
              </table:table-cell>
              <table:table-cell office:value-type="float" office:value="-34.1217222222225">
                <text:p>-34.12172222222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47">
                <text:p>41047</text:p>
              </table:table-cell>
              <table:table-cell office:value-type="float" office:value="3.56">
                <text:p>3.56</text:p>
              </table:table-cell>
              <table:table-cell office:value-type="float" office:value="-34.1633333333337">
                <text:p>-34.16333333333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097">
                <text:p>41097</text:p>
              </table:table-cell>
              <table:table-cell office:value-type="float" office:value="3.56">
                <text:p>3.56</text:p>
              </table:table-cell>
              <table:table-cell office:value-type="float" office:value="-34.2049583333337">
                <text:p>-34.20495833333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47">
                <text:p>41147</text:p>
              </table:table-cell>
              <table:table-cell office:value-type="float" office:value="3.56">
                <text:p>3.56</text:p>
              </table:table-cell>
              <table:table-cell office:value-type="float" office:value="-34.2465694444448">
                <text:p>-34.24656944444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197">
                <text:p>41197</text:p>
              </table:table-cell>
              <table:table-cell office:value-type="float" office:value="3.56">
                <text:p>3.56</text:p>
              </table:table-cell>
              <table:table-cell office:value-type="float" office:value="-34.2881805555559">
                <text:p>-34.28818055555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47">
                <text:p>41247</text:p>
              </table:table-cell>
              <table:table-cell office:value-type="float" office:value="3.56">
                <text:p>3.56</text:p>
              </table:table-cell>
              <table:table-cell office:value-type="float" office:value="-34.329791666667">
                <text:p>-34.329791666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297">
                <text:p>41297</text:p>
              </table:table-cell>
              <table:table-cell office:value-type="float" office:value="3.56">
                <text:p>3.56</text:p>
              </table:table-cell>
              <table:table-cell office:value-type="float" office:value="-34.3714027777781">
                <text:p>-34.371402777778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47">
                <text:p>41347</text:p>
              </table:table-cell>
              <table:table-cell office:value-type="float" office:value="3.56">
                <text:p>3.56</text:p>
              </table:table-cell>
              <table:table-cell office:value-type="float" office:value="-34.4130138888892">
                <text:p>-34.41301388888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397">
                <text:p>41397</text:p>
              </table:table-cell>
              <table:table-cell office:value-type="float" office:value="3.55">
                <text:p>3.55</text:p>
              </table:table-cell>
              <table:table-cell office:value-type="float" office:value="-34.4546250000003">
                <text:p>-34.45462500000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47">
                <text:p>41447</text:p>
              </table:table-cell>
              <table:table-cell office:value-type="float" office:value="3.56">
                <text:p>3.56</text:p>
              </table:table-cell>
              <table:table-cell office:value-type="float" office:value="-34.4962361111114">
                <text:p>-34.49623611111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497">
                <text:p>41497</text:p>
              </table:table-cell>
              <table:table-cell office:value-type="float" office:value="3.56">
                <text:p>3.56</text:p>
              </table:table-cell>
              <table:table-cell office:value-type="float" office:value="-34.5378611111114">
                <text:p>-34.53786111111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47">
                <text:p>41547</text:p>
              </table:table-cell>
              <table:table-cell office:value-type="float" office:value="3.55">
                <text:p>3.55</text:p>
              </table:table-cell>
              <table:table-cell office:value-type="float" office:value="-34.5794722222225">
                <text:p>-34.57947222222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597">
                <text:p>41597</text:p>
              </table:table-cell>
              <table:table-cell office:value-type="float" office:value="3.56">
                <text:p>3.56</text:p>
              </table:table-cell>
              <table:table-cell office:value-type="float" office:value="-34.6210833333337">
                <text:p>-34.62108333333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47">
                <text:p>41647</text:p>
              </table:table-cell>
              <table:table-cell office:value-type="float" office:value="3.55">
                <text:p>3.55</text:p>
              </table:table-cell>
              <table:table-cell office:value-type="float" office:value="-34.6627083333337">
                <text:p>-34.66270833333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697">
                <text:p>41697</text:p>
              </table:table-cell>
              <table:table-cell office:value-type="float" office:value="3.55">
                <text:p>3.55</text:p>
              </table:table-cell>
              <table:table-cell office:value-type="float" office:value="-34.7043055555559">
                <text:p>-34.70430555555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47">
                <text:p>41747</text:p>
              </table:table-cell>
              <table:table-cell office:value-type="float" office:value="3.55">
                <text:p>3.55</text:p>
              </table:table-cell>
              <table:table-cell office:value-type="float" office:value="-34.7459027777781">
                <text:p>-34.74590277777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797">
                <text:p>41797</text:p>
              </table:table-cell>
              <table:table-cell office:value-type="float" office:value="3.55">
                <text:p>3.55</text:p>
              </table:table-cell>
              <table:table-cell office:value-type="float" office:value="-34.7875138888892">
                <text:p>-34.787513888889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47">
                <text:p>41847</text:p>
              </table:table-cell>
              <table:table-cell office:value-type="float" office:value="3.55">
                <text:p>3.55</text:p>
              </table:table-cell>
              <table:table-cell office:value-type="float" office:value="-34.8291250000003">
                <text:p>-34.829125000000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897">
                <text:p>41897</text:p>
              </table:table-cell>
              <table:table-cell office:value-type="float" office:value="3.55">
                <text:p>3.55</text:p>
              </table:table-cell>
              <table:table-cell office:value-type="float" office:value="-34.8707500000003">
                <text:p>-34.87075000000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47">
                <text:p>41947</text:p>
              </table:table-cell>
              <table:table-cell office:value-type="float" office:value="3.55">
                <text:p>3.55</text:p>
              </table:table-cell>
              <table:table-cell office:value-type="float" office:value="-34.9123472222226">
                <text:p>-34.91234722222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997">
                <text:p>41997</text:p>
              </table:table-cell>
              <table:table-cell office:value-type="float" office:value="3.55">
                <text:p>3.55</text:p>
              </table:table-cell>
              <table:table-cell office:value-type="float" office:value="-34.9539305555559">
                <text:p>-34.95393055555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47">
                <text:p>42047</text:p>
              </table:table-cell>
              <table:table-cell office:value-type="float" office:value="3.55">
                <text:p>3.55</text:p>
              </table:table-cell>
              <table:table-cell office:value-type="float" office:value="-34.995541666667">
                <text:p>-34.995541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097">
                <text:p>42097</text:p>
              </table:table-cell>
              <table:table-cell office:value-type="float" office:value="3.55">
                <text:p>3.55</text:p>
              </table:table-cell>
              <table:table-cell office:value-type="float" office:value="-35.0371388888892">
                <text:p>-35.037138888889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47">
                <text:p>42147</text:p>
              </table:table-cell>
              <table:table-cell office:value-type="float" office:value="3.55">
                <text:p>3.55</text:p>
              </table:table-cell>
              <table:table-cell office:value-type="float" office:value="-35.0787500000003">
                <text:p>-35.078750000000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197">
                <text:p>42197</text:p>
              </table:table-cell>
              <table:table-cell office:value-type="float" office:value="3.55">
                <text:p>3.55</text:p>
              </table:table-cell>
              <table:table-cell office:value-type="float" office:value="-35.1203472222226">
                <text:p>-35.12034722222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47">
                <text:p>42247</text:p>
              </table:table-cell>
              <table:table-cell office:value-type="float" office:value="3.55">
                <text:p>3.55</text:p>
              </table:table-cell>
              <table:table-cell office:value-type="float" office:value="-35.1619444444448">
                <text:p>-35.16194444444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297">
                <text:p>42297</text:p>
              </table:table-cell>
              <table:table-cell office:value-type="float" office:value="3.55">
                <text:p>3.55</text:p>
              </table:table-cell>
              <table:table-cell office:value-type="float" office:value="-35.203541666667">
                <text:p>-35.2035416666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47">
                <text:p>42347</text:p>
              </table:table-cell>
              <table:table-cell office:value-type="float" office:value="3.55">
                <text:p>3.55</text:p>
              </table:table-cell>
              <table:table-cell office:value-type="float" office:value="-35.2451527777781">
                <text:p>-35.24515277777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397">
                <text:p>42397</text:p>
              </table:table-cell>
              <table:table-cell office:value-type="float" office:value="3.55">
                <text:p>3.55</text:p>
              </table:table-cell>
              <table:table-cell office:value-type="float" office:value="-35.2867638888892">
                <text:p>-35.28676388888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47">
                <text:p>42447</text:p>
              </table:table-cell>
              <table:table-cell office:value-type="float" office:value="3.55">
                <text:p>3.55</text:p>
              </table:table-cell>
              <table:table-cell office:value-type="float" office:value="-35.3283611111114">
                <text:p>-35.32836111111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497">
                <text:p>42497</text:p>
              </table:table-cell>
              <table:table-cell office:value-type="float" office:value="3.55">
                <text:p>3.55</text:p>
              </table:table-cell>
              <table:table-cell office:value-type="float" office:value="-35.3699722222226">
                <text:p>-35.36997222222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47">
                <text:p>42547</text:p>
              </table:table-cell>
              <table:table-cell office:value-type="float" office:value="3.55">
                <text:p>3.55</text:p>
              </table:table-cell>
              <table:table-cell office:value-type="float" office:value="-35.4115555555559">
                <text:p>-35.41155555555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597">
                <text:p>42597</text:p>
              </table:table-cell>
              <table:table-cell office:value-type="float" office:value="3.55">
                <text:p>3.55</text:p>
              </table:table-cell>
              <table:table-cell office:value-type="float" office:value="-35.453166666667">
                <text:p>-35.4531666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47">
                <text:p>42647</text:p>
              </table:table-cell>
              <table:table-cell office:value-type="float" office:value="3.55">
                <text:p>3.55</text:p>
              </table:table-cell>
              <table:table-cell office:value-type="float" office:value="-35.4947777777781">
                <text:p>-35.49477777777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697">
                <text:p>42697</text:p>
              </table:table-cell>
              <table:table-cell office:value-type="float" office:value="3.55">
                <text:p>3.55</text:p>
              </table:table-cell>
              <table:table-cell office:value-type="float" office:value="-35.5363750000003">
                <text:p>-35.53637500000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47">
                <text:p>42747</text:p>
              </table:table-cell>
              <table:table-cell office:value-type="float" office:value="3.54">
                <text:p>3.54</text:p>
              </table:table-cell>
              <table:table-cell office:value-type="float" office:value="-35.5779861111114">
                <text:p>-35.57798611111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797">
                <text:p>42797</text:p>
              </table:table-cell>
              <table:table-cell office:value-type="float" office:value="3.55">
                <text:p>3.55</text:p>
              </table:table-cell>
              <table:table-cell office:value-type="float" office:value="-35.6195833333337">
                <text:p>-35.619583333333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47">
                <text:p>42847</text:p>
              </table:table-cell>
              <table:table-cell office:value-type="float" office:value="3.54">
                <text:p>3.54</text:p>
              </table:table-cell>
              <table:table-cell office:value-type="float" office:value="-35.6611944444448">
                <text:p>-35.66119444444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897">
                <text:p>42897</text:p>
              </table:table-cell>
              <table:table-cell office:value-type="float" office:value="3.54">
                <text:p>3.54</text:p>
              </table:table-cell>
              <table:table-cell office:value-type="float" office:value="-35.7028055555559">
                <text:p>-35.702805555555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47">
                <text:p>42947</text:p>
              </table:table-cell>
              <table:table-cell office:value-type="float" office:value="3.54">
                <text:p>3.54</text:p>
              </table:table-cell>
              <table:table-cell office:value-type="float" office:value="-35.744416666667">
                <text:p>-35.7444166666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997">
                <text:p>42997</text:p>
              </table:table-cell>
              <table:table-cell office:value-type="float" office:value="3.54">
                <text:p>3.54</text:p>
              </table:table-cell>
              <table:table-cell office:value-type="float" office:value="-35.7860138888892">
                <text:p>-35.78601388888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47">
                <text:p>43047</text:p>
              </table:table-cell>
              <table:table-cell office:value-type="float" office:value="3.54">
                <text:p>3.54</text:p>
              </table:table-cell>
              <table:table-cell office:value-type="float" office:value="-35.8276111111115">
                <text:p>-35.82761111111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097">
                <text:p>43097</text:p>
              </table:table-cell>
              <table:table-cell office:value-type="float" office:value="3.54">
                <text:p>3.54</text:p>
              </table:table-cell>
              <table:table-cell office:value-type="float" office:value="-35.8692222222226">
                <text:p>-35.86922222222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47">
                <text:p>43147</text:p>
              </table:table-cell>
              <table:table-cell office:value-type="float" office:value="3.54">
                <text:p>3.54</text:p>
              </table:table-cell>
              <table:table-cell office:value-type="float" office:value="-35.9108333333337">
                <text:p>-35.91083333333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197">
                <text:p>43197</text:p>
              </table:table-cell>
              <table:table-cell office:value-type="float" office:value="3.54">
                <text:p>3.54</text:p>
              </table:table-cell>
              <table:table-cell office:value-type="float" office:value="-35.9524305555559">
                <text:p>-35.952430555555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47">
                <text:p>43247</text:p>
              </table:table-cell>
              <table:table-cell office:value-type="float" office:value="3.54">
                <text:p>3.54</text:p>
              </table:table-cell>
              <table:table-cell office:value-type="float" office:value="-35.994041666667">
                <text:p>-35.9940416666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297">
                <text:p>43297</text:p>
              </table:table-cell>
              <table:table-cell office:value-type="float" office:value="3.54">
                <text:p>3.54</text:p>
              </table:table-cell>
              <table:table-cell office:value-type="float" office:value="-36.0356527777781">
                <text:p>-36.03565277777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47">
                <text:p>43347</text:p>
              </table:table-cell>
              <table:table-cell office:value-type="float" office:value="3.54">
                <text:p>3.54</text:p>
              </table:table-cell>
              <table:table-cell office:value-type="float" office:value="-36.0772500000003">
                <text:p>-36.077250000000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397">
                <text:p>43397</text:p>
              </table:table-cell>
              <table:table-cell office:value-type="float" office:value="3.54">
                <text:p>3.54</text:p>
              </table:table-cell>
              <table:table-cell office:value-type="float" office:value="-36.1188472222226">
                <text:p>-36.11884722222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47">
                <text:p>43447</text:p>
              </table:table-cell>
              <table:table-cell office:value-type="float" office:value="3.54">
                <text:p>3.54</text:p>
              </table:table-cell>
              <table:table-cell office:value-type="float" office:value="-36.1604583333337">
                <text:p>-36.16045833333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497">
                <text:p>43497</text:p>
              </table:table-cell>
              <table:table-cell office:value-type="float" office:value="3.53">
                <text:p>3.53</text:p>
              </table:table-cell>
              <table:table-cell office:value-type="float" office:value="-36.2020694444448">
                <text:p>-36.20206944444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47">
                <text:p>43547</text:p>
              </table:table-cell>
              <table:table-cell office:value-type="float" office:value="3.54">
                <text:p>3.54</text:p>
              </table:table-cell>
              <table:table-cell office:value-type="float" office:value="-36.2436805555559">
                <text:p>-36.24368055555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597">
                <text:p>43597</text:p>
              </table:table-cell>
              <table:table-cell office:value-type="float" office:value="3.54">
                <text:p>3.54</text:p>
              </table:table-cell>
              <table:table-cell office:value-type="float" office:value="-36.2852777777781">
                <text:p>-36.285277777778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47">
                <text:p>43647</text:p>
              </table:table-cell>
              <table:table-cell office:value-type="float" office:value="3.53">
                <text:p>3.53</text:p>
              </table:table-cell>
              <table:table-cell office:value-type="float" office:value="-36.3268888888892">
                <text:p>-36.32688888888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697">
                <text:p>43697</text:p>
              </table:table-cell>
              <table:table-cell office:value-type="float" office:value="3.54">
                <text:p>3.54</text:p>
              </table:table-cell>
              <table:table-cell office:value-type="float" office:value="-36.3685000000004">
                <text:p>-36.36850000000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47">
                <text:p>43747</text:p>
              </table:table-cell>
              <table:table-cell office:value-type="float" office:value="3.53">
                <text:p>3.53</text:p>
              </table:table-cell>
              <table:table-cell office:value-type="float" office:value="-36.4100972222226">
                <text:p>-36.41009722222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797">
                <text:p>43797</text:p>
              </table:table-cell>
              <table:table-cell office:value-type="float" office:value="3.53">
                <text:p>3.53</text:p>
              </table:table-cell>
              <table:table-cell office:value-type="float" office:value="-36.4517222222226">
                <text:p>-36.45172222222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47">
                <text:p>43847</text:p>
              </table:table-cell>
              <table:table-cell office:value-type="float" office:value="3.53">
                <text:p>3.53</text:p>
              </table:table-cell>
              <table:table-cell office:value-type="float" office:value="-36.4933194444448">
                <text:p>-36.49331944444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897">
                <text:p>43897</text:p>
              </table:table-cell>
              <table:table-cell office:value-type="float" office:value="3.53">
                <text:p>3.53</text:p>
              </table:table-cell>
              <table:table-cell office:value-type="float" office:value="-36.5349305555559">
                <text:p>-36.53493055555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47">
                <text:p>43947</text:p>
              </table:table-cell>
              <table:table-cell office:value-type="float" office:value="3.53">
                <text:p>3.53</text:p>
              </table:table-cell>
              <table:table-cell office:value-type="float" office:value="-36.576541666667">
                <text:p>-36.57654166666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997">
                <text:p>43997</text:p>
              </table:table-cell>
              <table:table-cell office:value-type="float" office:value="3.53">
                <text:p>3.53</text:p>
              </table:table-cell>
              <table:table-cell office:value-type="float" office:value="-36.6181527777781">
                <text:p>-36.61815277777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47">
                <text:p>44047</text:p>
              </table:table-cell>
              <table:table-cell office:value-type="float" office:value="3.53">
                <text:p>3.53</text:p>
              </table:table-cell>
              <table:table-cell office:value-type="float" office:value="-36.6597500000003">
                <text:p>-36.65975000000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097">
                <text:p>44097</text:p>
              </table:table-cell>
              <table:table-cell office:value-type="float" office:value="3.53">
                <text:p>3.53</text:p>
              </table:table-cell>
              <table:table-cell office:value-type="float" office:value="-36.7013611111114">
                <text:p>-36.70136111111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47">
                <text:p>44147</text:p>
              </table:table-cell>
              <table:table-cell office:value-type="float" office:value="3.52">
                <text:p>3.52</text:p>
              </table:table-cell>
              <table:table-cell office:value-type="float" office:value="-36.7429583333337">
                <text:p>-36.74295833333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197">
                <text:p>44197</text:p>
              </table:table-cell>
              <table:table-cell office:value-type="float" office:value="3.52">
                <text:p>3.52</text:p>
              </table:table-cell>
              <table:table-cell office:value-type="float" office:value="-36.7845694444448">
                <text:p>-36.784569444444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47">
                <text:p>44247</text:p>
              </table:table-cell>
              <table:table-cell office:value-type="float" office:value="3.52">
                <text:p>3.52</text:p>
              </table:table-cell>
              <table:table-cell office:value-type="float" office:value="-36.826166666667">
                <text:p>-36.826166666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297">
                <text:p>44297</text:p>
              </table:table-cell>
              <table:table-cell office:value-type="float" office:value="3.52">
                <text:p>3.52</text:p>
              </table:table-cell>
              <table:table-cell office:value-type="float" office:value="-36.8677777777781">
                <text:p>-36.867777777778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47">
                <text:p>44347</text:p>
              </table:table-cell>
              <table:table-cell office:value-type="float" office:value="3.52">
                <text:p>3.52</text:p>
              </table:table-cell>
              <table:table-cell office:value-type="float" office:value="-36.9093888888892">
                <text:p>-36.90938888888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397">
                <text:p>44397</text:p>
              </table:table-cell>
              <table:table-cell office:value-type="float" office:value="3.52">
                <text:p>3.52</text:p>
              </table:table-cell>
              <table:table-cell office:value-type="float" office:value="-36.9510000000003">
                <text:p>-36.951000000000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47">
                <text:p>44447</text:p>
              </table:table-cell>
              <table:table-cell office:value-type="float" office:value="3.52">
                <text:p>3.52</text:p>
              </table:table-cell>
              <table:table-cell office:value-type="float" office:value="-36.9925972222225">
                <text:p>-36.99259722222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497">
                <text:p>44497</text:p>
              </table:table-cell>
              <table:table-cell office:value-type="float" office:value="3.53">
                <text:p>3.53</text:p>
              </table:table-cell>
              <table:table-cell office:value-type="float" office:value="-37.0342083333337">
                <text:p>-37.03420833333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47">
                <text:p>44547</text:p>
              </table:table-cell>
              <table:table-cell office:value-type="float" office:value="3.53">
                <text:p>3.53</text:p>
              </table:table-cell>
              <table:table-cell office:value-type="float" office:value="-37.0758055555559">
                <text:p>-37.07580555555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597">
                <text:p>44597</text:p>
              </table:table-cell>
              <table:table-cell office:value-type="float" office:value="3.53">
                <text:p>3.53</text:p>
              </table:table-cell>
              <table:table-cell office:value-type="float" office:value="-37.117416666667">
                <text:p>-37.1174166666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47">
                <text:p>44647</text:p>
              </table:table-cell>
              <table:table-cell office:value-type="float" office:value="3.52">
                <text:p>3.52</text:p>
              </table:table-cell>
              <table:table-cell office:value-type="float" office:value="-37.1590138888892">
                <text:p>-37.15901388888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697">
                <text:p>44697</text:p>
              </table:table-cell>
              <table:table-cell office:value-type="float" office:value="3.52">
                <text:p>3.52</text:p>
              </table:table-cell>
              <table:table-cell office:value-type="float" office:value="-37.2006250000003">
                <text:p>-37.20062500000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47">
                <text:p>44747</text:p>
              </table:table-cell>
              <table:table-cell office:value-type="float" office:value="3.52">
                <text:p>3.52</text:p>
              </table:table-cell>
              <table:table-cell office:value-type="float" office:value="-37.2422222222225">
                <text:p>-37.24222222222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797">
                <text:p>44797</text:p>
              </table:table-cell>
              <table:table-cell office:value-type="float" office:value="3.52">
                <text:p>3.52</text:p>
              </table:table-cell>
              <table:table-cell office:value-type="float" office:value="-37.2838333333336">
                <text:p>-37.28383333333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47">
                <text:p>44847</text:p>
              </table:table-cell>
              <table:table-cell office:value-type="float" office:value="3.52">
                <text:p>3.52</text:p>
              </table:table-cell>
              <table:table-cell office:value-type="float" office:value="-37.3254444444448">
                <text:p>-37.32544444444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897">
                <text:p>44897</text:p>
              </table:table-cell>
              <table:table-cell office:value-type="float" office:value="3.52">
                <text:p>3.52</text:p>
              </table:table-cell>
              <table:table-cell office:value-type="float" office:value="-37.3670555555559">
                <text:p>-37.36705555555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47">
                <text:p>44947</text:p>
              </table:table-cell>
              <table:table-cell office:value-type="float" office:value="3.52">
                <text:p>3.52</text:p>
              </table:table-cell>
              <table:table-cell office:value-type="float" office:value="-37.408666666667">
                <text:p>-37.4086666666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4997">
                <text:p>44997</text:p>
              </table:table-cell>
              <table:table-cell office:value-type="float" office:value="3.52">
                <text:p>3.52</text:p>
              </table:table-cell>
              <table:table-cell office:value-type="float" office:value="-37.4502777777781">
                <text:p>-37.45027777777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47">
                <text:p>45047</text:p>
              </table:table-cell>
              <table:table-cell office:value-type="float" office:value="3.52">
                <text:p>3.52</text:p>
              </table:table-cell>
              <table:table-cell office:value-type="float" office:value="-37.4918888888892">
                <text:p>-37.49188888888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097">
                <text:p>45097</text:p>
              </table:table-cell>
              <table:table-cell office:value-type="float" office:value="3.52">
                <text:p>3.52</text:p>
              </table:table-cell>
              <table:table-cell office:value-type="float" office:value="-37.5335000000003">
                <text:p>-37.53350000000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47">
                <text:p>45147</text:p>
              </table:table-cell>
              <table:table-cell office:value-type="float" office:value="3.52">
                <text:p>3.52</text:p>
              </table:table-cell>
              <table:table-cell office:value-type="float" office:value="-37.5751111111114">
                <text:p>-37.57511111111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197">
                <text:p>45197</text:p>
              </table:table-cell>
              <table:table-cell office:value-type="float" office:value="3.52">
                <text:p>3.52</text:p>
              </table:table-cell>
              <table:table-cell office:value-type="float" office:value="-37.6167222222225">
                <text:p>-37.61672222222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47">
                <text:p>45247</text:p>
              </table:table-cell>
              <table:table-cell office:value-type="float" office:value="3.52">
                <text:p>3.52</text:p>
              </table:table-cell>
              <table:table-cell office:value-type="float" office:value="-37.6583333333336">
                <text:p>-37.65833333333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297">
                <text:p>45297</text:p>
              </table:table-cell>
              <table:table-cell office:value-type="float" office:value="3.52">
                <text:p>3.52</text:p>
              </table:table-cell>
              <table:table-cell office:value-type="float" office:value="-37.6999444444447">
                <text:p>-37.69994444444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47">
                <text:p>45347</text:p>
              </table:table-cell>
              <table:table-cell office:value-type="float" office:value="3.52">
                <text:p>3.52</text:p>
              </table:table-cell>
              <table:table-cell office:value-type="float" office:value="-37.7415555555558">
                <text:p>-37.74155555555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397">
                <text:p>45397</text:p>
              </table:table-cell>
              <table:table-cell office:value-type="float" office:value="3.51">
                <text:p>3.51</text:p>
              </table:table-cell>
              <table:table-cell office:value-type="float" office:value="-37.7831666666669">
                <text:p>-37.783166666666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47">
                <text:p>45447</text:p>
              </table:table-cell>
              <table:table-cell office:value-type="float" office:value="3.51">
                <text:p>3.51</text:p>
              </table:table-cell>
              <table:table-cell office:value-type="float" office:value="-37.824777777778">
                <text:p>-37.8247777777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497">
                <text:p>45497</text:p>
              </table:table-cell>
              <table:table-cell office:value-type="float" office:value="3.51">
                <text:p>3.51</text:p>
              </table:table-cell>
              <table:table-cell office:value-type="float" office:value="-37.8663888888892">
                <text:p>-37.866388888889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47">
                <text:p>45547</text:p>
              </table:table-cell>
              <table:table-cell office:value-type="float" office:value="3.51">
                <text:p>3.51</text:p>
              </table:table-cell>
              <table:table-cell office:value-type="float" office:value="-37.9080000000003">
                <text:p>-37.90800000000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597">
                <text:p>45597</text:p>
              </table:table-cell>
              <table:table-cell office:value-type="float" office:value="3.51">
                <text:p>3.51</text:p>
              </table:table-cell>
              <table:table-cell office:value-type="float" office:value="-37.9496111111114">
                <text:p>-37.94961111111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47">
                <text:p>45647</text:p>
              </table:table-cell>
              <table:table-cell office:value-type="float" office:value="3.51">
                <text:p>3.51</text:p>
              </table:table-cell>
              <table:table-cell office:value-type="float" office:value="-37.9912083333336">
                <text:p>-37.99120833333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697">
                <text:p>45697</text:p>
              </table:table-cell>
              <table:table-cell office:value-type="float" office:value="3.51">
                <text:p>3.51</text:p>
              </table:table-cell>
              <table:table-cell office:value-type="float" office:value="-38.0328194444447">
                <text:p>-38.03281944444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47">
                <text:p>45747</text:p>
              </table:table-cell>
              <table:table-cell office:value-type="float" office:value="3.51">
                <text:p>3.51</text:p>
              </table:table-cell>
              <table:table-cell office:value-type="float" office:value="-38.0744305555558">
                <text:p>-38.074430555555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797">
                <text:p>45797</text:p>
              </table:table-cell>
              <table:table-cell office:value-type="float" office:value="3.51">
                <text:p>3.51</text:p>
              </table:table-cell>
              <table:table-cell office:value-type="float" office:value="-38.1160416666669">
                <text:p>-38.11604166666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47">
                <text:p>45847</text:p>
              </table:table-cell>
              <table:table-cell office:value-type="float" office:value="3.51">
                <text:p>3.51</text:p>
              </table:table-cell>
              <table:table-cell office:value-type="float" office:value="-38.157652777778">
                <text:p>-38.1576527777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897">
                <text:p>45897</text:p>
              </table:table-cell>
              <table:table-cell office:value-type="float" office:value="3.51">
                <text:p>3.51</text:p>
              </table:table-cell>
              <table:table-cell office:value-type="float" office:value="-38.1992638888891">
                <text:p>-38.19926388888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47">
                <text:p>45947</text:p>
              </table:table-cell>
              <table:table-cell office:value-type="float" office:value="3.51">
                <text:p>3.51</text:p>
              </table:table-cell>
              <table:table-cell office:value-type="float" office:value="-38.2408750000002">
                <text:p>-38.24087500000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997">
                <text:p>45997</text:p>
              </table:table-cell>
              <table:table-cell office:value-type="float" office:value="3.51">
                <text:p>3.51</text:p>
              </table:table-cell>
              <table:table-cell office:value-type="float" office:value="-38.2824722222225">
                <text:p>-38.28247222222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47">
                <text:p>46047</text:p>
              </table:table-cell>
              <table:table-cell office:value-type="float" office:value="3.51">
                <text:p>3.51</text:p>
              </table:table-cell>
              <table:table-cell office:value-type="float" office:value="-38.3240833333336">
                <text:p>-38.32408333333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097">
                <text:p>46097</text:p>
              </table:table-cell>
              <table:table-cell office:value-type="float" office:value="3.51">
                <text:p>3.51</text:p>
              </table:table-cell>
              <table:table-cell office:value-type="float" office:value="-38.3656944444447">
                <text:p>-38.36569444444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47">
                <text:p>46147</text:p>
              </table:table-cell>
              <table:table-cell office:value-type="float" office:value="3.51">
                <text:p>3.51</text:p>
              </table:table-cell>
              <table:table-cell office:value-type="float" office:value="-38.4073055555558">
                <text:p>-38.407305555555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197">
                <text:p>46197</text:p>
              </table:table-cell>
              <table:table-cell office:value-type="float" office:value="3.51">
                <text:p>3.51</text:p>
              </table:table-cell>
              <table:table-cell office:value-type="float" office:value="-38.4489166666669">
                <text:p>-38.44891666666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47">
                <text:p>46247</text:p>
              </table:table-cell>
              <table:table-cell office:value-type="float" office:value="3.5">
                <text:p>3.5</text:p>
              </table:table-cell>
              <table:table-cell office:value-type="float" office:value="-38.490527777778">
                <text:p>-38.49052777777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297">
                <text:p>46297</text:p>
              </table:table-cell>
              <table:table-cell office:value-type="float" office:value="3.5">
                <text:p>3.5</text:p>
              </table:table-cell>
              <table:table-cell office:value-type="float" office:value="-38.5321111111113">
                <text:p>-38.53211111111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47">
                <text:p>46347</text:p>
              </table:table-cell>
              <table:table-cell office:value-type="float" office:value="3.5">
                <text:p>3.5</text:p>
              </table:table-cell>
              <table:table-cell office:value-type="float" office:value="-38.5736944444447">
                <text:p>-38.57369444444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397">
                <text:p>46397</text:p>
              </table:table-cell>
              <table:table-cell office:value-type="float" office:value="3.5">
                <text:p>3.5</text:p>
              </table:table-cell>
              <table:table-cell office:value-type="float" office:value="-38.6152916666669">
                <text:p>-38.61529166666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47">
                <text:p>46447</text:p>
              </table:table-cell>
              <table:table-cell office:value-type="float" office:value="3.5">
                <text:p>3.5</text:p>
              </table:table-cell>
              <table:table-cell office:value-type="float" office:value="-38.656902777778">
                <text:p>-38.65690277777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497">
                <text:p>46497</text:p>
              </table:table-cell>
              <table:table-cell office:value-type="float" office:value="3.5">
                <text:p>3.5</text:p>
              </table:table-cell>
              <table:table-cell office:value-type="float" office:value="-38.6985000000002">
                <text:p>-38.69850000000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47">
                <text:p>46547</text:p>
              </table:table-cell>
              <table:table-cell office:value-type="float" office:value="3.5">
                <text:p>3.5</text:p>
              </table:table-cell>
              <table:table-cell office:value-type="float" office:value="-38.7400972222225">
                <text:p>-38.74009722222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597">
                <text:p>46597</text:p>
              </table:table-cell>
              <table:table-cell office:value-type="float" office:value="3.5">
                <text:p>3.5</text:p>
              </table:table-cell>
              <table:table-cell office:value-type="float" office:value="-38.7816944444447">
                <text:p>-38.781694444444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47">
                <text:p>46647</text:p>
              </table:table-cell>
              <table:table-cell office:value-type="float" office:value="3.5">
                <text:p>3.5</text:p>
              </table:table-cell>
              <table:table-cell office:value-type="float" office:value="-38.8233055555558">
                <text:p>-38.823305555555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697">
                <text:p>46697</text:p>
              </table:table-cell>
              <table:table-cell office:value-type="float" office:value="3.49">
                <text:p>3.49</text:p>
              </table:table-cell>
              <table:table-cell office:value-type="float" office:value="-38.864902777778">
                <text:p>-38.8649027777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47">
                <text:p>46747</text:p>
              </table:table-cell>
              <table:table-cell office:value-type="float" office:value="3.5">
                <text:p>3.5</text:p>
              </table:table-cell>
              <table:table-cell office:value-type="float" office:value="-38.906527777778">
                <text:p>-38.9065277777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797">
                <text:p>46797</text:p>
              </table:table-cell>
              <table:table-cell office:value-type="float" office:value="3.5">
                <text:p>3.5</text:p>
              </table:table-cell>
              <table:table-cell office:value-type="float" office:value="-38.9481250000002">
                <text:p>-38.94812500000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47">
                <text:p>46847</text:p>
              </table:table-cell>
              <table:table-cell office:value-type="float" office:value="3.5">
                <text:p>3.5</text:p>
              </table:table-cell>
              <table:table-cell office:value-type="float" office:value="-38.9897361111113">
                <text:p>-38.98973611111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897">
                <text:p>46897</text:p>
              </table:table-cell>
              <table:table-cell office:value-type="float" office:value="3.5">
                <text:p>3.5</text:p>
              </table:table-cell>
              <table:table-cell office:value-type="float" office:value="-39.0313333333336">
                <text:p>-39.03133333333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47">
                <text:p>46947</text:p>
              </table:table-cell>
              <table:table-cell office:value-type="float" office:value="3.49">
                <text:p>3.49</text:p>
              </table:table-cell>
              <table:table-cell office:value-type="float" office:value="-39.0729583333336">
                <text:p>-39.07295833333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6997">
                <text:p>46997</text:p>
              </table:table-cell>
              <table:table-cell office:value-type="float" office:value="3.5">
                <text:p>3.5</text:p>
              </table:table-cell>
              <table:table-cell office:value-type="float" office:value="-39.1145833333336">
                <text:p>-39.11458333333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47">
                <text:p>47047</text:p>
              </table:table-cell>
              <table:table-cell office:value-type="float" office:value="3.5">
                <text:p>3.5</text:p>
              </table:table-cell>
              <table:table-cell office:value-type="float" office:value="-39.1561944444447">
                <text:p>-39.156194444444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097">
                <text:p>47097</text:p>
              </table:table-cell>
              <table:table-cell office:value-type="float" office:value="3.5">
                <text:p>3.5</text:p>
              </table:table-cell>
              <table:table-cell office:value-type="float" office:value="-39.1978055555558">
                <text:p>-39.19780555555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47">
                <text:p>47147</text:p>
              </table:table-cell>
              <table:table-cell office:value-type="float" office:value="3.49">
                <text:p>3.49</text:p>
              </table:table-cell>
              <table:table-cell office:value-type="float" office:value="-39.2394166666669">
                <text:p>-39.23941666666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197">
                <text:p>47197</text:p>
              </table:table-cell>
              <table:table-cell office:value-type="float" office:value="3.5">
                <text:p>3.5</text:p>
              </table:table-cell>
              <table:table-cell office:value-type="float" office:value="-39.281027777778">
                <text:p>-39.28102777777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47">
                <text:p>47247</text:p>
              </table:table-cell>
              <table:table-cell office:value-type="float" office:value="3.49">
                <text:p>3.49</text:p>
              </table:table-cell>
              <table:table-cell office:value-type="float" office:value="-39.3226388888891">
                <text:p>-39.32263888888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297">
                <text:p>47297</text:p>
              </table:table-cell>
              <table:table-cell office:value-type="float" office:value="3.49">
                <text:p>3.49</text:p>
              </table:table-cell>
              <table:table-cell office:value-type="float" office:value="-39.3642361111113">
                <text:p>-39.36423611111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47">
                <text:p>47347</text:p>
              </table:table-cell>
              <table:table-cell office:value-type="float" office:value="3.49">
                <text:p>3.49</text:p>
              </table:table-cell>
              <table:table-cell office:value-type="float" office:value="-39.4058472222224">
                <text:p>-39.40584722222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397">
                <text:p>47397</text:p>
              </table:table-cell>
              <table:table-cell office:value-type="float" office:value="3.49">
                <text:p>3.49</text:p>
              </table:table-cell>
              <table:table-cell office:value-type="float" office:value="-39.4474583333335">
                <text:p>-39.44745833333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47">
                <text:p>47447</text:p>
              </table:table-cell>
              <table:table-cell office:value-type="float" office:value="3.49">
                <text:p>3.49</text:p>
              </table:table-cell>
              <table:table-cell office:value-type="float" office:value="-39.4890694444446">
                <text:p>-39.489069444444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497">
                <text:p>47497</text:p>
              </table:table-cell>
              <table:table-cell office:value-type="float" office:value="3.49">
                <text:p>3.49</text:p>
              </table:table-cell>
              <table:table-cell office:value-type="float" office:value="-39.5306805555558">
                <text:p>-39.53068055555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47">
                <text:p>47547</text:p>
              </table:table-cell>
              <table:table-cell office:value-type="float" office:value="3.49">
                <text:p>3.49</text:p>
              </table:table-cell>
              <table:table-cell office:value-type="float" office:value="-39.572277777778">
                <text:p>-39.5722777777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597">
                <text:p>47597</text:p>
              </table:table-cell>
              <table:table-cell office:value-type="float" office:value="3.49">
                <text:p>3.49</text:p>
              </table:table-cell>
              <table:table-cell office:value-type="float" office:value="-39.6138888888891">
                <text:p>-39.61388888888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47">
                <text:p>47647</text:p>
              </table:table-cell>
              <table:table-cell office:value-type="float" office:value="3.48">
                <text:p>3.48</text:p>
              </table:table-cell>
              <table:table-cell office:value-type="float" office:value="-39.6555000000002">
                <text:p>-39.65550000000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697">
                <text:p>47697</text:p>
              </table:table-cell>
              <table:table-cell office:value-type="float" office:value="3.48">
                <text:p>3.48</text:p>
              </table:table-cell>
              <table:table-cell office:value-type="float" office:value="-39.6970972222224">
                <text:p>-39.69709722222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47">
                <text:p>47747</text:p>
              </table:table-cell>
              <table:table-cell office:value-type="float" office:value="3.48">
                <text:p>3.48</text:p>
              </table:table-cell>
              <table:table-cell office:value-type="float" office:value="-39.7386944444446">
                <text:p>-39.73869444444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797">
                <text:p>47797</text:p>
              </table:table-cell>
              <table:table-cell office:value-type="float" office:value="3.48">
                <text:p>3.48</text:p>
              </table:table-cell>
              <table:table-cell office:value-type="float" office:value="-39.7803055555557">
                <text:p>-39.780305555555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47">
                <text:p>47847</text:p>
              </table:table-cell>
              <table:table-cell office:value-type="float" office:value="3.48">
                <text:p>3.48</text:p>
              </table:table-cell>
              <table:table-cell office:value-type="float" office:value="-39.8219166666669">
                <text:p>-39.82191666666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897">
                <text:p>47897</text:p>
              </table:table-cell>
              <table:table-cell office:value-type="float" office:value="3.48">
                <text:p>3.48</text:p>
              </table:table-cell>
              <table:table-cell office:value-type="float" office:value="-39.863527777778">
                <text:p>-39.86352777777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47">
                <text:p>47947</text:p>
              </table:table-cell>
              <table:table-cell office:value-type="float" office:value="3.48">
                <text:p>3.48</text:p>
              </table:table-cell>
              <table:table-cell office:value-type="float" office:value="-39.9051388888891">
                <text:p>-39.90513888888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7997">
                <text:p>47997</text:p>
              </table:table-cell>
              <table:table-cell office:value-type="float" office:value="3.48">
                <text:p>3.48</text:p>
              </table:table-cell>
              <table:table-cell office:value-type="float" office:value="-39.9467638888891">
                <text:p>-39.94676388888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47">
                <text:p>48047</text:p>
              </table:table-cell>
              <table:table-cell office:value-type="float" office:value="3.48">
                <text:p>3.48</text:p>
              </table:table-cell>
              <table:table-cell office:value-type="float" office:value="-39.9883611111113">
                <text:p>-39.98836111111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097">
                <text:p>48097</text:p>
              </table:table-cell>
              <table:table-cell office:value-type="float" office:value="3.48">
                <text:p>3.48</text:p>
              </table:table-cell>
              <table:table-cell office:value-type="float" office:value="-40.0299722222224">
                <text:p>-40.02997222222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47">
                <text:p>48147</text:p>
              </table:table-cell>
              <table:table-cell office:value-type="float" office:value="3.48">
                <text:p>3.48</text:p>
              </table:table-cell>
              <table:table-cell office:value-type="float" office:value="-40.0715833333335">
                <text:p>-40.07158333333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197">
                <text:p>48197</text:p>
              </table:table-cell>
              <table:table-cell office:value-type="float" office:value="3.48">
                <text:p>3.48</text:p>
              </table:table-cell>
              <table:table-cell office:value-type="float" office:value="-40.1131944444446">
                <text:p>-40.11319444444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47">
                <text:p>48247</text:p>
              </table:table-cell>
              <table:table-cell office:value-type="float" office:value="3.47">
                <text:p>3.47</text:p>
              </table:table-cell>
              <table:table-cell office:value-type="float" office:value="-40.1548055555557">
                <text:p>-40.15480555555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297">
                <text:p>48297</text:p>
              </table:table-cell>
              <table:table-cell office:value-type="float" office:value="3.47">
                <text:p>3.47</text:p>
              </table:table-cell>
              <table:table-cell office:value-type="float" office:value="-40.1964027777779">
                <text:p>-40.19640277777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47">
                <text:p>48347</text:p>
              </table:table-cell>
              <table:table-cell office:value-type="float" office:value="3.47">
                <text:p>3.47</text:p>
              </table:table-cell>
              <table:table-cell office:value-type="float" office:value="-40.2380000000002">
                <text:p>-40.23800000000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397">
                <text:p>48397</text:p>
              </table:table-cell>
              <table:table-cell office:value-type="float" office:value="3.47">
                <text:p>3.47</text:p>
              </table:table-cell>
              <table:table-cell office:value-type="float" office:value="-40.2796111111113">
                <text:p>-40.27961111111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47">
                <text:p>48447</text:p>
              </table:table-cell>
              <table:table-cell office:value-type="float" office:value="3.47">
                <text:p>3.47</text:p>
              </table:table-cell>
              <table:table-cell office:value-type="float" office:value="-40.3212222222224">
                <text:p>-40.32122222222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497">
                <text:p>48497</text:p>
              </table:table-cell>
              <table:table-cell office:value-type="float" office:value="3.47">
                <text:p>3.47</text:p>
              </table:table-cell>
              <table:table-cell office:value-type="float" office:value="-40.3628194444446">
                <text:p>-40.36281944444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47">
                <text:p>48547</text:p>
              </table:table-cell>
              <table:table-cell office:value-type="float" office:value="3.47">
                <text:p>3.47</text:p>
              </table:table-cell>
              <table:table-cell office:value-type="float" office:value="-40.4044305555557">
                <text:p>-40.404430555555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597">
                <text:p>48597</text:p>
              </table:table-cell>
              <table:table-cell office:value-type="float" office:value="3.47">
                <text:p>3.47</text:p>
              </table:table-cell>
              <table:table-cell office:value-type="float" office:value="-40.4460416666668">
                <text:p>-40.446041666666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47">
                <text:p>48647</text:p>
              </table:table-cell>
              <table:table-cell office:value-type="float" office:value="3.47">
                <text:p>3.47</text:p>
              </table:table-cell>
              <table:table-cell office:value-type="float" office:value="-40.4876527777779">
                <text:p>-40.487652777777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697">
                <text:p>48697</text:p>
              </table:table-cell>
              <table:table-cell office:value-type="float" office:value="3.46">
                <text:p>3.46</text:p>
              </table:table-cell>
              <table:table-cell office:value-type="float" office:value="-40.529263888889">
                <text:p>-40.5292638888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47">
                <text:p>48747</text:p>
              </table:table-cell>
              <table:table-cell office:value-type="float" office:value="3.46">
                <text:p>3.46</text:p>
              </table:table-cell>
              <table:table-cell office:value-type="float" office:value="-40.5708750000001">
                <text:p>-40.57087500000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797">
                <text:p>48797</text:p>
              </table:table-cell>
              <table:table-cell office:value-type="float" office:value="3.47">
                <text:p>3.47</text:p>
              </table:table-cell>
              <table:table-cell office:value-type="float" office:value="-40.6124861111113">
                <text:p>-40.61248611111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47">
                <text:p>48847</text:p>
              </table:table-cell>
              <table:table-cell office:value-type="float" office:value="3.46">
                <text:p>3.46</text:p>
              </table:table-cell>
              <table:table-cell office:value-type="float" office:value="-40.6540833333335">
                <text:p>-40.65408333333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897">
                <text:p>48897</text:p>
              </table:table-cell>
              <table:table-cell office:value-type="float" office:value="3.46">
                <text:p>3.46</text:p>
              </table:table-cell>
              <table:table-cell office:value-type="float" office:value="-40.6956944444446">
                <text:p>-40.69569444444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47">
                <text:p>48947</text:p>
              </table:table-cell>
              <table:table-cell office:value-type="float" office:value="3.46">
                <text:p>3.46</text:p>
              </table:table-cell>
              <table:table-cell office:value-type="float" office:value="-40.7372916666668">
                <text:p>-40.73729166666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8997">
                <text:p>48997</text:p>
              </table:table-cell>
              <table:table-cell office:value-type="float" office:value="3.46">
                <text:p>3.46</text:p>
              </table:table-cell>
              <table:table-cell office:value-type="float" office:value="-40.7789027777779">
                <text:p>-40.77890277777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47">
                <text:p>49047</text:p>
              </table:table-cell>
              <table:table-cell office:value-type="float" office:value="3.46">
                <text:p>3.46</text:p>
              </table:table-cell>
              <table:table-cell office:value-type="float" office:value="-40.8205000000001">
                <text:p>-40.82050000000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097">
                <text:p>49097</text:p>
              </table:table-cell>
              <table:table-cell office:value-type="float" office:value="3.46">
                <text:p>3.46</text:p>
              </table:table-cell>
              <table:table-cell office:value-type="float" office:value="-40.8621111111112">
                <text:p>-40.86211111111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47">
                <text:p>49147</text:p>
              </table:table-cell>
              <table:table-cell office:value-type="float" office:value="3.46">
                <text:p>3.46</text:p>
              </table:table-cell>
              <table:table-cell office:value-type="float" office:value="-40.9037222222224">
                <text:p>-40.90372222222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197">
                <text:p>49197</text:p>
              </table:table-cell>
              <table:table-cell office:value-type="float" office:value="3.45">
                <text:p>3.45</text:p>
              </table:table-cell>
              <table:table-cell office:value-type="float" office:value="-40.9453472222224">
                <text:p>-40.94534722222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47">
                <text:p>49247</text:p>
              </table:table-cell>
              <table:table-cell office:value-type="float" office:value="3.45">
                <text:p>3.45</text:p>
              </table:table-cell>
              <table:table-cell office:value-type="float" office:value="-40.9869722222224">
                <text:p>-40.98697222222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297">
                <text:p>49297</text:p>
              </table:table-cell>
              <table:table-cell office:value-type="float" office:value="3.45">
                <text:p>3.45</text:p>
              </table:table-cell>
              <table:table-cell office:value-type="float" office:value="-41.0286111111112">
                <text:p>-41.02861111111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47">
                <text:p>49347</text:p>
              </table:table-cell>
              <table:table-cell office:value-type="float" office:value="3.45">
                <text:p>3.45</text:p>
              </table:table-cell>
              <table:table-cell office:value-type="float" office:value="-41.0702083333335">
                <text:p>-41.07020833333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397">
                <text:p>49397</text:p>
              </table:table-cell>
              <table:table-cell office:value-type="float" office:value="3.45">
                <text:p>3.45</text:p>
              </table:table-cell>
              <table:table-cell office:value-type="float" office:value="-41.1118055555557">
                <text:p>-41.11180555555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47">
                <text:p>49447</text:p>
              </table:table-cell>
              <table:table-cell office:value-type="float" office:value="3.45">
                <text:p>3.45</text:p>
              </table:table-cell>
              <table:table-cell office:value-type="float" office:value="-41.1534027777779">
                <text:p>-41.153402777777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497">
                <text:p>49497</text:p>
              </table:table-cell>
              <table:table-cell office:value-type="float" office:value="3.45">
                <text:p>3.45</text:p>
              </table:table-cell>
              <table:table-cell office:value-type="float" office:value="-41.195013888889">
                <text:p>-41.1950138888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47">
                <text:p>49547</text:p>
              </table:table-cell>
              <table:table-cell office:value-type="float" office:value="3.45">
                <text:p>3.45</text:p>
              </table:table-cell>
              <table:table-cell office:value-type="float" office:value="-41.2366111111112">
                <text:p>-41.23661111111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597">
                <text:p>49597</text:p>
              </table:table-cell>
              <table:table-cell office:value-type="float" office:value="3.45">
                <text:p>3.45</text:p>
              </table:table-cell>
              <table:table-cell office:value-type="float" office:value="-41.2782361111112">
                <text:p>-41.27823611111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47">
                <text:p>49647</text:p>
              </table:table-cell>
              <table:table-cell office:value-type="float" office:value="3.44">
                <text:p>3.44</text:p>
              </table:table-cell>
              <table:table-cell office:value-type="float" office:value="-41.3198611111112">
                <text:p>-41.31986111111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697">
                <text:p>49697</text:p>
              </table:table-cell>
              <table:table-cell office:value-type="float" office:value="3.44">
                <text:p>3.44</text:p>
              </table:table-cell>
              <table:table-cell office:value-type="float" office:value="-41.3614722222223">
                <text:p>-41.36147222222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47">
                <text:p>49747</text:p>
              </table:table-cell>
              <table:table-cell office:value-type="float" office:value="3.44">
                <text:p>3.44</text:p>
              </table:table-cell>
              <table:table-cell office:value-type="float" office:value="-41.4030972222224">
                <text:p>-41.40309722222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797">
                <text:p>49797</text:p>
              </table:table-cell>
              <table:table-cell office:value-type="float" office:value="3.44">
                <text:p>3.44</text:p>
              </table:table-cell>
              <table:table-cell office:value-type="float" office:value="-41.4447083333335">
                <text:p>-41.44470833333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47">
                <text:p>49847</text:p>
              </table:table-cell>
              <table:table-cell office:value-type="float" office:value="3.45">
                <text:p>3.45</text:p>
              </table:table-cell>
              <table:table-cell office:value-type="float" office:value="-41.4863194444446">
                <text:p>-41.48631944444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897">
                <text:p>49897</text:p>
              </table:table-cell>
              <table:table-cell office:value-type="float" office:value="3.44">
                <text:p>3.44</text:p>
              </table:table-cell>
              <table:table-cell office:value-type="float" office:value="-41.5279305555557">
                <text:p>-41.52793055555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47">
                <text:p>49947</text:p>
              </table:table-cell>
              <table:table-cell office:value-type="float" office:value="3.44">
                <text:p>3.44</text:p>
              </table:table-cell>
              <table:table-cell office:value-type="float" office:value="-41.5695416666668">
                <text:p>-41.569541666666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9997">
                <text:p>49997</text:p>
              </table:table-cell>
              <table:table-cell office:value-type="float" office:value="3.44">
                <text:p>3.44</text:p>
              </table:table-cell>
              <table:table-cell office:value-type="float" office:value="-41.611138888889">
                <text:p>-41.61113888888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47">
                <text:p>50047</text:p>
              </table:table-cell>
              <table:table-cell office:value-type="float" office:value="3.44">
                <text:p>3.44</text:p>
              </table:table-cell>
              <table:table-cell office:value-type="float" office:value="-41.6527500000001">
                <text:p>-41.65275000000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097">
                <text:p>50097</text:p>
              </table:table-cell>
              <table:table-cell office:value-type="float" office:value="3.44">
                <text:p>3.44</text:p>
              </table:table-cell>
              <table:table-cell office:value-type="float" office:value="-41.6943611111112">
                <text:p>-41.69436111111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47">
                <text:p>50147</text:p>
              </table:table-cell>
              <table:table-cell office:value-type="float" office:value="3.44">
                <text:p>3.44</text:p>
              </table:table-cell>
              <table:table-cell office:value-type="float" office:value="-41.7359583333334">
                <text:p>-41.735958333333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197">
                <text:p>50197</text:p>
              </table:table-cell>
              <table:table-cell office:value-type="float" office:value="3.43">
                <text:p>3.43</text:p>
              </table:table-cell>
              <table:table-cell office:value-type="float" office:value="-41.7775694444446">
                <text:p>-41.777569444444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47">
                <text:p>50247</text:p>
              </table:table-cell>
              <table:table-cell office:value-type="float" office:value="3.43">
                <text:p>3.43</text:p>
              </table:table-cell>
              <table:table-cell office:value-type="float" office:value="-41.8191805555557">
                <text:p>-41.819180555555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297">
                <text:p>50297</text:p>
              </table:table-cell>
              <table:table-cell office:value-type="float" office:value="3.43">
                <text:p>3.43</text:p>
              </table:table-cell>
              <table:table-cell office:value-type="float" office:value="-41.8607916666668">
                <text:p>-41.860791666666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47">
                <text:p>50347</text:p>
              </table:table-cell>
              <table:table-cell office:value-type="float" office:value="3.43">
                <text:p>3.43</text:p>
              </table:table-cell>
              <table:table-cell office:value-type="float" office:value="-41.9024027777779">
                <text:p>-41.902402777777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397">
                <text:p>50397</text:p>
              </table:table-cell>
              <table:table-cell office:value-type="float" office:value="3.43">
                <text:p>3.43</text:p>
              </table:table-cell>
              <table:table-cell office:value-type="float" office:value="-41.9440277777779">
                <text:p>-41.944027777777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47">
                <text:p>50447</text:p>
              </table:table-cell>
              <table:table-cell office:value-type="float" office:value="3.42">
                <text:p>3.42</text:p>
              </table:table-cell>
              <table:table-cell office:value-type="float" office:value="-41.985638888889">
                <text:p>-41.98563888888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497">
                <text:p>50497</text:p>
              </table:table-cell>
              <table:table-cell office:value-type="float" office:value="3.43">
                <text:p>3.43</text:p>
              </table:table-cell>
              <table:table-cell office:value-type="float" office:value="-42.0272500000001">
                <text:p>-42.027250000000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47">
                <text:p>50547</text:p>
              </table:table-cell>
              <table:table-cell office:value-type="float" office:value="3.43">
                <text:p>3.43</text:p>
              </table:table-cell>
              <table:table-cell office:value-type="float" office:value="-42.0688611111112">
                <text:p>-42.06886111111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597">
                <text:p>50597</text:p>
              </table:table-cell>
              <table:table-cell office:value-type="float" office:value="3.42">
                <text:p>3.42</text:p>
              </table:table-cell>
              <table:table-cell office:value-type="float" office:value="-42.1104861111112">
                <text:p>-42.110486111111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47">
                <text:p>50647</text:p>
              </table:table-cell>
              <table:table-cell office:value-type="float" office:value="3.43">
                <text:p>3.43</text:p>
              </table:table-cell>
              <table:table-cell office:value-type="float" office:value="-42.1520833333334">
                <text:p>-42.152083333333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697">
                <text:p>50697</text:p>
              </table:table-cell>
              <table:table-cell office:value-type="float" office:value="3.42">
                <text:p>3.42</text:p>
              </table:table-cell>
              <table:table-cell office:value-type="float" office:value="-42.1936944444445">
                <text:p>-42.193694444444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47">
                <text:p>50747</text:p>
              </table:table-cell>
              <table:table-cell office:value-type="float" office:value="3.43">
                <text:p>3.43</text:p>
              </table:table-cell>
              <table:table-cell office:value-type="float" office:value="-42.2353055555556">
                <text:p>-42.235305555555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797">
                <text:p>50797</text:p>
              </table:table-cell>
              <table:table-cell office:value-type="float" office:value="3.42">
                <text:p>3.42</text:p>
              </table:table-cell>
              <table:table-cell office:value-type="float" office:value="-42.2769166666667">
                <text:p>-42.276916666666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47">
                <text:p>50847</text:p>
              </table:table-cell>
              <table:table-cell office:value-type="float" office:value="3.43">
                <text:p>3.43</text:p>
              </table:table-cell>
              <table:table-cell office:value-type="float" office:value="-42.3185277777779">
                <text:p>-42.318527777777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897">
                <text:p>50897</text:p>
              </table:table-cell>
              <table:table-cell office:value-type="float" office:value="3.42">
                <text:p>3.42</text:p>
              </table:table-cell>
              <table:table-cell office:value-type="float" office:value="-42.3601250000001">
                <text:p>-42.360125000000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47">
                <text:p>50947</text:p>
              </table:table-cell>
              <table:table-cell office:value-type="float" office:value="3.42">
                <text:p>3.42</text:p>
              </table:table-cell>
              <table:table-cell office:value-type="float" office:value="-42.4017500000001">
                <text:p>-42.401750000000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0997">
                <text:p>50997</text:p>
              </table:table-cell>
              <table:table-cell office:value-type="float" office:value="3.42">
                <text:p>3.42</text:p>
              </table:table-cell>
              <table:table-cell office:value-type="float" office:value="-42.4433611111112">
                <text:p>-42.44336111111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47">
                <text:p>51047</text:p>
              </table:table-cell>
              <table:table-cell office:value-type="float" office:value="3.42">
                <text:p>3.42</text:p>
              </table:table-cell>
              <table:table-cell office:value-type="float" office:value="-42.4849722222223">
                <text:p>-42.484972222222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097">
                <text:p>51097</text:p>
              </table:table-cell>
              <table:table-cell office:value-type="float" office:value="3.42">
                <text:p>3.42</text:p>
              </table:table-cell>
              <table:table-cell office:value-type="float" office:value="-42.5265833333334">
                <text:p>-42.526583333333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47">
                <text:p>51147</text:p>
              </table:table-cell>
              <table:table-cell office:value-type="float" office:value="3.42">
                <text:p>3.42</text:p>
              </table:table-cell>
              <table:table-cell office:value-type="float" office:value="-42.5681944444445">
                <text:p>-42.568194444444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197">
                <text:p>51197</text:p>
              </table:table-cell>
              <table:table-cell office:value-type="float" office:value="3.41">
                <text:p>3.41</text:p>
              </table:table-cell>
              <table:table-cell office:value-type="float" office:value="-42.6098055555556">
                <text:p>-42.609805555555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47">
                <text:p>51247</text:p>
              </table:table-cell>
              <table:table-cell office:value-type="float" office:value="3.42">
                <text:p>3.42</text:p>
              </table:table-cell>
              <table:table-cell office:value-type="float" office:value="-42.6514166666667">
                <text:p>-42.651416666666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297">
                <text:p>51297</text:p>
              </table:table-cell>
              <table:table-cell office:value-type="float" office:value="3.41">
                <text:p>3.41</text:p>
              </table:table-cell>
              <table:table-cell office:value-type="float" office:value="-42.693013888889">
                <text:p>-42.69301388888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47">
                <text:p>51347</text:p>
              </table:table-cell>
              <table:table-cell office:value-type="float" office:value="3.41">
                <text:p>3.41</text:p>
              </table:table-cell>
              <table:table-cell office:value-type="float" office:value="-42.7346250000001">
                <text:p>-42.734625000000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397">
                <text:p>51397</text:p>
              </table:table-cell>
              <table:table-cell office:value-type="float" office:value="3.42">
                <text:p>3.42</text:p>
              </table:table-cell>
              <table:table-cell office:value-type="float" office:value="-42.7762361111112">
                <text:p>-42.77623611111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47">
                <text:p>51447</text:p>
              </table:table-cell>
              <table:table-cell office:value-type="float" office:value="3.42">
                <text:p>3.42</text:p>
              </table:table-cell>
              <table:table-cell office:value-type="float" office:value="-42.8178472222223">
                <text:p>-42.817847222222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497">
                <text:p>51497</text:p>
              </table:table-cell>
              <table:table-cell office:value-type="float" office:value="3.42">
                <text:p>3.42</text:p>
              </table:table-cell>
              <table:table-cell office:value-type="float" office:value="-42.8594583333334">
                <text:p>-42.85945833333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47">
                <text:p>51547</text:p>
              </table:table-cell>
              <table:table-cell office:value-type="float" office:value="3.42">
                <text:p>3.42</text:p>
              </table:table-cell>
              <table:table-cell office:value-type="float" office:value="-42.9010694444445">
                <text:p>-42.901069444444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597">
                <text:p>51597</text:p>
              </table:table-cell>
              <table:table-cell office:value-type="float" office:value="3.41">
                <text:p>3.41</text:p>
              </table:table-cell>
              <table:table-cell office:value-type="float" office:value="-42.9426805555556">
                <text:p>-42.94268055555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47">
                <text:p>51647</text:p>
              </table:table-cell>
              <table:table-cell office:value-type="float" office:value="3.41">
                <text:p>3.41</text:p>
              </table:table-cell>
              <table:table-cell office:value-type="float" office:value="-42.9842916666667">
                <text:p>-42.98429166666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697">
                <text:p>51697</text:p>
              </table:table-cell>
              <table:table-cell office:value-type="float" office:value="3.41">
                <text:p>3.41</text:p>
              </table:table-cell>
              <table:table-cell office:value-type="float" office:value="-43.0259027777778">
                <text:p>-43.025902777777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47">
                <text:p>51747</text:p>
              </table:table-cell>
              <table:table-cell office:value-type="float" office:value="3.41">
                <text:p>3.41</text:p>
              </table:table-cell>
              <table:table-cell office:value-type="float" office:value="-43.0675277777778">
                <text:p>-43.067527777777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797">
                <text:p>51797</text:p>
              </table:table-cell>
              <table:table-cell office:value-type="float" office:value="3.41">
                <text:p>3.41</text:p>
              </table:table-cell>
              <table:table-cell office:value-type="float" office:value="-43.1091388888889">
                <text:p>-43.109138888888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47">
                <text:p>51847</text:p>
              </table:table-cell>
              <table:table-cell office:value-type="float" office:value="3.41">
                <text:p>3.41</text:p>
              </table:table-cell>
              <table:table-cell office:value-type="float" office:value="-43.15075">
                <text:p>-43.1507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897">
                <text:p>51897</text:p>
              </table:table-cell>
              <table:table-cell office:value-type="float" office:value="3.41">
                <text:p>3.41</text:p>
              </table:table-cell>
              <table:table-cell office:value-type="float" office:value="-43.1923472222223">
                <text:p>-43.192347222222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47">
                <text:p>51947</text:p>
              </table:table-cell>
              <table:table-cell office:value-type="float" office:value="3.41">
                <text:p>3.41</text:p>
              </table:table-cell>
              <table:table-cell office:value-type="float" office:value="-43.2339583333334">
                <text:p>-43.233958333333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1997">
                <text:p>51997</text:p>
              </table:table-cell>
              <table:table-cell office:value-type="float" office:value="3.41">
                <text:p>3.41</text:p>
              </table:table-cell>
              <table:table-cell office:value-type="float" office:value="-43.2755833333334">
                <text:p>-43.275583333333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47">
                <text:p>52047</text:p>
              </table:table-cell>
              <table:table-cell office:value-type="float" office:value="3.41">
                <text:p>3.41</text:p>
              </table:table-cell>
              <table:table-cell office:value-type="float" office:value="-43.3171944444445">
                <text:p>-43.317194444444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097">
                <text:p>52097</text:p>
              </table:table-cell>
              <table:table-cell office:value-type="float" office:value="3.41">
                <text:p>3.41</text:p>
              </table:table-cell>
              <table:table-cell office:value-type="float" office:value="-43.3588055555556">
                <text:p>-43.358805555555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47">
                <text:p>52147</text:p>
              </table:table-cell>
              <table:table-cell office:value-type="float" office:value="3.41">
                <text:p>3.41</text:p>
              </table:table-cell>
              <table:table-cell office:value-type="float" office:value="-43.4004166666667">
                <text:p>-43.400416666666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197">
                <text:p>52197</text:p>
              </table:table-cell>
              <table:table-cell office:value-type="float" office:value="3.41">
                <text:p>3.41</text:p>
              </table:table-cell>
              <table:table-cell office:value-type="float" office:value="-43.4420277777778">
                <text:p>-43.442027777777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47">
                <text:p>52247</text:p>
              </table:table-cell>
              <table:table-cell office:value-type="float" office:value="3.41">
                <text:p>3.41</text:p>
              </table:table-cell>
              <table:table-cell office:value-type="float" office:value="-43.4836388888889">
                <text:p>-43.483638888888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297">
                <text:p>52297</text:p>
              </table:table-cell>
              <table:table-cell office:value-type="float" office:value="3.41">
                <text:p>3.41</text:p>
              </table:table-cell>
              <table:table-cell office:value-type="float" office:value="-43.52525">
                <text:p>-43.525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47">
                <text:p>52347</text:p>
              </table:table-cell>
              <table:table-cell office:value-type="float" office:value="3.41">
                <text:p>3.41</text:p>
              </table:table-cell>
              <table:table-cell office:value-type="float" office:value="-43.566875">
                <text:p>-43.56687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397">
                <text:p>52397</text:p>
              </table:table-cell>
              <table:table-cell office:value-type="float" office:value="3.41">
                <text:p>3.41</text:p>
              </table:table-cell>
              <table:table-cell office:value-type="float" office:value="-43.6084861111111">
                <text:p>-43.60848611111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47">
                <text:p>52447</text:p>
              </table:table-cell>
              <table:table-cell office:value-type="float" office:value="3.4">
                <text:p>3.4</text:p>
              </table:table-cell>
              <table:table-cell office:value-type="float" office:value="-43.6500833333333">
                <text:p>-43.650083333333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497">
                <text:p>52497</text:p>
              </table:table-cell>
              <table:table-cell office:value-type="float" office:value="3.4">
                <text:p>3.4</text:p>
              </table:table-cell>
              <table:table-cell office:value-type="float" office:value="-43.6917083333333">
                <text:p>-43.691708333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47">
                <text:p>52547</text:p>
              </table:table-cell>
              <table:table-cell office:value-type="float" office:value="3.41">
                <text:p>3.41</text:p>
              </table:table-cell>
              <table:table-cell office:value-type="float" office:value="-43.7333194444445">
                <text:p>-43.733319444444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597">
                <text:p>52597</text:p>
              </table:table-cell>
              <table:table-cell office:value-type="float" office:value="3.41">
                <text:p>3.41</text:p>
              </table:table-cell>
              <table:table-cell office:value-type="float" office:value="-43.7749444444445">
                <text:p>-43.77494444444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47">
                <text:p>52647</text:p>
              </table:table-cell>
              <table:table-cell office:value-type="float" office:value="3.4">
                <text:p>3.4</text:p>
              </table:table-cell>
              <table:table-cell office:value-type="float" office:value="-43.8165555555556">
                <text:p>-43.816555555555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697">
                <text:p>52697</text:p>
              </table:table-cell>
              <table:table-cell office:value-type="float" office:value="3.4">
                <text:p>3.4</text:p>
              </table:table-cell>
              <table:table-cell office:value-type="float" office:value="-43.8581666666667">
                <text:p>-43.85816666666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47">
                <text:p>52747</text:p>
              </table:table-cell>
              <table:table-cell office:value-type="float" office:value="3.41">
                <text:p>3.41</text:p>
              </table:table-cell>
              <table:table-cell office:value-type="float" office:value="-43.8997777777778">
                <text:p>-43.89977777777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797">
                <text:p>52797</text:p>
              </table:table-cell>
              <table:table-cell office:value-type="float" office:value="3.41">
                <text:p>3.41</text:p>
              </table:table-cell>
              <table:table-cell office:value-type="float" office:value="-43.9413888888889">
                <text:p>-43.94138888888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47">
                <text:p>52847</text:p>
              </table:table-cell>
              <table:table-cell office:value-type="float" office:value="3.4">
                <text:p>3.4</text:p>
              </table:table-cell>
              <table:table-cell office:value-type="float" office:value="-43.983">
                <text:p>-43.98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897">
                <text:p>52897</text:p>
              </table:table-cell>
              <table:table-cell office:value-type="float" office:value="3.4">
                <text:p>3.4</text:p>
              </table:table-cell>
              <table:table-cell office:value-type="float" office:value="-44.024625">
                <text:p>-44.0246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47">
                <text:p>52947</text:p>
              </table:table-cell>
              <table:table-cell office:value-type="float" office:value="3.4">
                <text:p>3.4</text:p>
              </table:table-cell>
              <table:table-cell office:value-type="float" office:value="-44.0662361111111">
                <text:p>-44.06623611111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2997">
                <text:p>52997</text:p>
              </table:table-cell>
              <table:table-cell office:value-type="float" office:value="3.4">
                <text:p>3.4</text:p>
              </table:table-cell>
              <table:table-cell office:value-type="float" office:value="-44.1078472222222">
                <text:p>-44.107847222222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47">
                <text:p>53047</text:p>
              </table:table-cell>
              <table:table-cell office:value-type="float" office:value="3.4">
                <text:p>3.4</text:p>
              </table:table-cell>
              <table:table-cell office:value-type="float" office:value="-44.1494722222222">
                <text:p>-44.14947222222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097">
                <text:p>53097</text:p>
              </table:table-cell>
              <table:table-cell office:value-type="float" office:value="3.4">
                <text:p>3.4</text:p>
              </table:table-cell>
              <table:table-cell office:value-type="float" office:value="-44.1910833333333">
                <text:p>-44.19108333333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47">
                <text:p>53147</text:p>
              </table:table-cell>
              <table:table-cell office:value-type="float" office:value="3.4">
                <text:p>3.4</text:p>
              </table:table-cell>
              <table:table-cell office:value-type="float" office:value="-44.2326944444444">
                <text:p>-44.232694444444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197">
                <text:p>53197</text:p>
              </table:table-cell>
              <table:table-cell office:value-type="float" office:value="3.4">
                <text:p>3.4</text:p>
              </table:table-cell>
              <table:table-cell office:value-type="float" office:value="-44.2743055555555">
                <text:p>-44.274305555555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47">
                <text:p>53247</text:p>
              </table:table-cell>
              <table:table-cell office:value-type="float" office:value="3.4">
                <text:p>3.4</text:p>
              </table:table-cell>
              <table:table-cell office:value-type="float" office:value="-44.3159166666666">
                <text:p>-44.315916666666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297">
                <text:p>53297</text:p>
              </table:table-cell>
              <table:table-cell office:value-type="float" office:value="3.4">
                <text:p>3.4</text:p>
              </table:table-cell>
              <table:table-cell office:value-type="float" office:value="-44.3575277777777">
                <text:p>-44.357527777777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47">
                <text:p>53347</text:p>
              </table:table-cell>
              <table:table-cell office:value-type="float" office:value="3.4">
                <text:p>3.4</text:p>
              </table:table-cell>
              <table:table-cell office:value-type="float" office:value="-44.3991388888889">
                <text:p>-44.399138888888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397">
                <text:p>53397</text:p>
              </table:table-cell>
              <table:table-cell office:value-type="float" office:value="3.39">
                <text:p>3.39</text:p>
              </table:table-cell>
              <table:table-cell office:value-type="float" office:value="-44.44075">
                <text:p>-44.4407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47">
                <text:p>53447</text:p>
              </table:table-cell>
              <table:table-cell office:value-type="float" office:value="3.39">
                <text:p>3.39</text:p>
              </table:table-cell>
              <table:table-cell office:value-type="float" office:value="-44.482375">
                <text:p>-44.48237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497">
                <text:p>53497</text:p>
              </table:table-cell>
              <table:table-cell office:value-type="float" office:value="3.39">
                <text:p>3.39</text:p>
              </table:table-cell>
              <table:table-cell office:value-type="float" office:value="-44.5239861111111">
                <text:p>-44.523986111111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47">
                <text:p>53547</text:p>
              </table:table-cell>
              <table:table-cell office:value-type="float" office:value="3.39">
                <text:p>3.39</text:p>
              </table:table-cell>
              <table:table-cell office:value-type="float" office:value="-44.5655972222222">
                <text:p>-44.565597222222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597">
                <text:p>53597</text:p>
              </table:table-cell>
              <table:table-cell office:value-type="float" office:value="3.39">
                <text:p>3.39</text:p>
              </table:table-cell>
              <table:table-cell office:value-type="float" office:value="-44.6072083333333">
                <text:p>-44.60720833333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47">
                <text:p>53647</text:p>
              </table:table-cell>
              <table:table-cell office:value-type="float" office:value="3.4">
                <text:p>3.4</text:p>
              </table:table-cell>
              <table:table-cell office:value-type="float" office:value="-44.6488194444444">
                <text:p>-44.64881944444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697">
                <text:p>53697</text:p>
              </table:table-cell>
              <table:table-cell office:value-type="float" office:value="3.39">
                <text:p>3.39</text:p>
              </table:table-cell>
              <table:table-cell office:value-type="float" office:value="-44.6904305555555">
                <text:p>-44.690430555555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47">
                <text:p>53747</text:p>
              </table:table-cell>
              <table:table-cell office:value-type="float" office:value="3.39">
                <text:p>3.39</text:p>
              </table:table-cell>
              <table:table-cell office:value-type="float" office:value="-44.7320416666666">
                <text:p>-44.732041666666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797">
                <text:p>53797</text:p>
              </table:table-cell>
              <table:table-cell office:value-type="float" office:value="3.4">
                <text:p>3.4</text:p>
              </table:table-cell>
              <table:table-cell office:value-type="float" office:value="-44.7736666666666">
                <text:p>-44.773666666666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47">
                <text:p>53847</text:p>
              </table:table-cell>
              <table:table-cell office:value-type="float" office:value="3.39">
                <text:p>3.39</text:p>
              </table:table-cell>
              <table:table-cell office:value-type="float" office:value="-44.8152777777777">
                <text:p>-44.81527777777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897">
                <text:p>53897</text:p>
              </table:table-cell>
              <table:table-cell office:value-type="float" office:value="3.39">
                <text:p>3.39</text:p>
              </table:table-cell>
              <table:table-cell office:value-type="float" office:value="-44.856875">
                <text:p>-44.85687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47">
                <text:p>53947</text:p>
              </table:table-cell>
              <table:table-cell office:value-type="float" office:value="3.39">
                <text:p>3.39</text:p>
              </table:table-cell>
              <table:table-cell office:value-type="float" office:value="-44.8984861111111">
                <text:p>-44.898486111111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3997">
                <text:p>53997</text:p>
              </table:table-cell>
              <table:table-cell office:value-type="float" office:value="3.39">
                <text:p>3.39</text:p>
              </table:table-cell>
              <table:table-cell office:value-type="float" office:value="-44.9400972222222">
                <text:p>-44.940097222222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47">
                <text:p>54047</text:p>
              </table:table-cell>
              <table:table-cell office:value-type="float" office:value="3.39">
                <text:p>3.39</text:p>
              </table:table-cell>
              <table:table-cell office:value-type="float" office:value="-44.9817083333333">
                <text:p>-44.98170833333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097">
                <text:p>54097</text:p>
              </table:table-cell>
              <table:table-cell office:value-type="float" office:value="3.39">
                <text:p>3.39</text:p>
              </table:table-cell>
              <table:table-cell office:value-type="float" office:value="-45.0233194444444">
                <text:p>-45.023319444444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47">
                <text:p>54147</text:p>
              </table:table-cell>
              <table:table-cell office:value-type="float" office:value="3.39">
                <text:p>3.39</text:p>
              </table:table-cell>
              <table:table-cell office:value-type="float" office:value="-45.0649305555555">
                <text:p>-45.064930555555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197">
                <text:p>54197</text:p>
              </table:table-cell>
              <table:table-cell office:value-type="float" office:value="3.38">
                <text:p>3.38</text:p>
              </table:table-cell>
              <table:table-cell office:value-type="float" office:value="-45.1065416666666">
                <text:p>-45.106541666666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47">
                <text:p>54247</text:p>
              </table:table-cell>
              <table:table-cell office:value-type="float" office:value="3.39">
                <text:p>3.39</text:p>
              </table:table-cell>
              <table:table-cell office:value-type="float" office:value="-45.1481527777777">
                <text:p>-45.148152777777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297">
                <text:p>54297</text:p>
              </table:table-cell>
              <table:table-cell office:value-type="float" office:value="3.39">
                <text:p>3.39</text:p>
              </table:table-cell>
              <table:table-cell office:value-type="float" office:value="-45.1897638888888">
                <text:p>-45.189763888888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47">
                <text:p>54347</text:p>
              </table:table-cell>
              <table:table-cell office:value-type="float" office:value="3.38">
                <text:p>3.38</text:p>
              </table:table-cell>
              <table:table-cell office:value-type="float" office:value="-45.2313749999999">
                <text:p>-45.231374999999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397">
                <text:p>54397</text:p>
              </table:table-cell>
              <table:table-cell office:value-type="float" office:value="3.38">
                <text:p>3.38</text:p>
              </table:table-cell>
              <table:table-cell office:value-type="float" office:value="-45.272986111111">
                <text:p>-45.2729861111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47">
                <text:p>54447</text:p>
              </table:table-cell>
              <table:table-cell office:value-type="float" office:value="3.38">
                <text:p>3.38</text:p>
              </table:table-cell>
              <table:table-cell office:value-type="float" office:value="-45.3145972222221">
                <text:p>-45.314597222222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497">
                <text:p>54497</text:p>
              </table:table-cell>
              <table:table-cell office:value-type="float" office:value="3.38">
                <text:p>3.38</text:p>
              </table:table-cell>
              <table:table-cell office:value-type="float" office:value="-45.3561944444444">
                <text:p>-45.356194444444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47">
                <text:p>54547</text:p>
              </table:table-cell>
              <table:table-cell office:value-type="float" office:value="3.38">
                <text:p>3.38</text:p>
              </table:table-cell>
              <table:table-cell office:value-type="float" office:value="-45.3978055555555">
                <text:p>-45.39780555555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597">
                <text:p>54597</text:p>
              </table:table-cell>
              <table:table-cell office:value-type="float" office:value="3.38">
                <text:p>3.38</text:p>
              </table:table-cell>
              <table:table-cell office:value-type="float" office:value="-45.4394166666666">
                <text:p>-45.439416666666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47">
                <text:p>54647</text:p>
              </table:table-cell>
              <table:table-cell office:value-type="float" office:value="3.38">
                <text:p>3.38</text:p>
              </table:table-cell>
              <table:table-cell office:value-type="float" office:value="-45.4810416666666">
                <text:p>-45.48104166666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697">
                <text:p>54697</text:p>
              </table:table-cell>
              <table:table-cell office:value-type="float" office:value="3.38">
                <text:p>3.38</text:p>
              </table:table-cell>
              <table:table-cell office:value-type="float" office:value="-45.5226527777777">
                <text:p>-45.522652777777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47">
                <text:p>54747</text:p>
              </table:table-cell>
              <table:table-cell office:value-type="float" office:value="3.38">
                <text:p>3.38</text:p>
              </table:table-cell>
              <table:table-cell office:value-type="float" office:value="-45.5642638888888">
                <text:p>-45.564263888888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797">
                <text:p>54797</text:p>
              </table:table-cell>
              <table:table-cell office:value-type="float" office:value="3.38">
                <text:p>3.38</text:p>
              </table:table-cell>
              <table:table-cell office:value-type="float" office:value="-45.605861111111">
                <text:p>-45.6058611111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47">
                <text:p>54847</text:p>
              </table:table-cell>
              <table:table-cell office:value-type="float" office:value="3.38">
                <text:p>3.38</text:p>
              </table:table-cell>
              <table:table-cell office:value-type="float" office:value="-45.6474722222221">
                <text:p>-45.647472222222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897">
                <text:p>54897</text:p>
              </table:table-cell>
              <table:table-cell office:value-type="float" office:value="3.37">
                <text:p>3.37</text:p>
              </table:table-cell>
              <table:table-cell office:value-type="float" office:value="-45.6890694444443">
                <text:p>-45.689069444444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47">
                <text:p>54947</text:p>
              </table:table-cell>
              <table:table-cell office:value-type="float" office:value="3.38">
                <text:p>3.38</text:p>
              </table:table-cell>
              <table:table-cell office:value-type="float" office:value="-45.7306666666666">
                <text:p>-45.73066666666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4997">
                <text:p>54997</text:p>
              </table:table-cell>
              <table:table-cell office:value-type="float" office:value="3.38">
                <text:p>3.38</text:p>
              </table:table-cell>
              <table:table-cell office:value-type="float" office:value="-45.7722777777777">
                <text:p>-45.772277777777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47">
                <text:p>55047</text:p>
              </table:table-cell>
              <table:table-cell office:value-type="float" office:value="3.38">
                <text:p>3.38</text:p>
              </table:table-cell>
              <table:table-cell office:value-type="float" office:value="-45.8139027777777">
                <text:p>-45.813902777777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097">
                <text:p>55097</text:p>
              </table:table-cell>
              <table:table-cell office:value-type="float" office:value="3.37">
                <text:p>3.37</text:p>
              </table:table-cell>
              <table:table-cell office:value-type="float" office:value="-45.8554999999999">
                <text:p>-45.855499999999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47">
                <text:p>55147</text:p>
              </table:table-cell>
              <table:table-cell office:value-type="float" office:value="3.37">
                <text:p>3.37</text:p>
              </table:table-cell>
              <table:table-cell office:value-type="float" office:value="-45.897111111111">
                <text:p>-45.8971111111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197">
                <text:p>55197</text:p>
              </table:table-cell>
              <table:table-cell office:value-type="float" office:value="3.37">
                <text:p>3.37</text:p>
              </table:table-cell>
              <table:table-cell office:value-type="float" office:value="-45.9387222222221">
                <text:p>-45.938722222222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47">
                <text:p>55247</text:p>
              </table:table-cell>
              <table:table-cell office:value-type="float" office:value="3.37">
                <text:p>3.37</text:p>
              </table:table-cell>
              <table:table-cell office:value-type="float" office:value="-45.9803333333332">
                <text:p>-45.980333333333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297">
                <text:p>55297</text:p>
              </table:table-cell>
              <table:table-cell office:value-type="float" office:value="3.37">
                <text:p>3.37</text:p>
              </table:table-cell>
              <table:table-cell office:value-type="float" office:value="-46.0219444444443">
                <text:p>-46.021944444444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47">
                <text:p>55347</text:p>
              </table:table-cell>
              <table:table-cell office:value-type="float" office:value="3.37">
                <text:p>3.37</text:p>
              </table:table-cell>
              <table:table-cell office:value-type="float" office:value="-46.0635555555554">
                <text:p>-46.063555555555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397">
                <text:p>55397</text:p>
              </table:table-cell>
              <table:table-cell office:value-type="float" office:value="3.37">
                <text:p>3.37</text:p>
              </table:table-cell>
              <table:table-cell office:value-type="float" office:value="-46.1051666666665">
                <text:p>-46.105166666666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47">
                <text:p>55447</text:p>
              </table:table-cell>
              <table:table-cell office:value-type="float" office:value="3.37">
                <text:p>3.37</text:p>
              </table:table-cell>
              <table:table-cell office:value-type="float" office:value="-46.1467777777776">
                <text:p>-46.146777777777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497">
                <text:p>55497</text:p>
              </table:table-cell>
              <table:table-cell office:value-type="float" office:value="3.37">
                <text:p>3.37</text:p>
              </table:table-cell>
              <table:table-cell office:value-type="float" office:value="-46.1883888888888">
                <text:p>-46.188388888888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47">
                <text:p>55547</text:p>
              </table:table-cell>
              <table:table-cell office:value-type="float" office:value="3.36">
                <text:p>3.36</text:p>
              </table:table-cell>
              <table:table-cell office:value-type="float" office:value="-46.2299999999999">
                <text:p>-46.229999999999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597">
                <text:p>55597</text:p>
              </table:table-cell>
              <table:table-cell office:value-type="float" office:value="3.35">
                <text:p>3.35</text:p>
              </table:table-cell>
              <table:table-cell office:value-type="float" office:value="-46.271611111111">
                <text:p>-46.2716111111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47">
                <text:p>55647</text:p>
              </table:table-cell>
              <table:table-cell office:value-type="float" office:value="3.35">
                <text:p>3.35</text:p>
              </table:table-cell>
              <table:table-cell office:value-type="float" office:value="-46.313236111111">
                <text:p>-46.31323611111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697">
                <text:p>55697</text:p>
              </table:table-cell>
              <table:table-cell office:value-type="float" office:value="3.35">
                <text:p>3.35</text:p>
              </table:table-cell>
              <table:table-cell office:value-type="float" office:value="-46.3548472222221">
                <text:p>-46.354847222222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47">
                <text:p>55747</text:p>
              </table:table-cell>
              <table:table-cell office:value-type="float" office:value="3.34">
                <text:p>3.34</text:p>
              </table:table-cell>
              <table:table-cell office:value-type="float" office:value="-46.3964722222221">
                <text:p>-46.396472222222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797">
                <text:p>55797</text:p>
              </table:table-cell>
              <table:table-cell office:value-type="float" office:value="3.34">
                <text:p>3.34</text:p>
              </table:table-cell>
              <table:table-cell office:value-type="float" office:value="-46.4380833333332">
                <text:p>-46.438083333333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47">
                <text:p>55847</text:p>
              </table:table-cell>
              <table:table-cell office:value-type="float" office:value="3.34">
                <text:p>3.34</text:p>
              </table:table-cell>
              <table:table-cell office:value-type="float" office:value="-46.4796944444443">
                <text:p>-46.479694444444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897">
                <text:p>55897</text:p>
              </table:table-cell>
              <table:table-cell office:value-type="float" office:value="3.33">
                <text:p>3.33</text:p>
              </table:table-cell>
              <table:table-cell office:value-type="float" office:value="-46.5213055555554">
                <text:p>-46.521305555555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47">
                <text:p>55947</text:p>
              </table:table-cell>
              <table:table-cell office:value-type="float" office:value="3.33">
                <text:p>3.33</text:p>
              </table:table-cell>
              <table:table-cell office:value-type="float" office:value="-46.5629166666665">
                <text:p>-46.562916666666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5997">
                <text:p>55997</text:p>
              </table:table-cell>
              <table:table-cell office:value-type="float" office:value="3.32">
                <text:p>3.32</text:p>
              </table:table-cell>
              <table:table-cell office:value-type="float" office:value="-46.6045138888887">
                <text:p>-46.604513888888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47">
                <text:p>56047</text:p>
              </table:table-cell>
              <table:table-cell office:value-type="float" office:value="3.32">
                <text:p>3.32</text:p>
              </table:table-cell>
              <table:table-cell office:value-type="float" office:value="-46.6461249999998">
                <text:p>-46.646124999999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097">
                <text:p>56097</text:p>
              </table:table-cell>
              <table:table-cell office:value-type="float" office:value="3.32">
                <text:p>3.32</text:p>
              </table:table-cell>
              <table:table-cell office:value-type="float" office:value="-46.687736111111">
                <text:p>-46.6877361111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47">
                <text:p>56147</text:p>
              </table:table-cell>
              <table:table-cell office:value-type="float" office:value="3.31">
                <text:p>3.31</text:p>
              </table:table-cell>
              <table:table-cell office:value-type="float" office:value="-46.7293472222221">
                <text:p>-46.729347222222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197">
                <text:p>56197</text:p>
              </table:table-cell>
              <table:table-cell office:value-type="float" office:value="3.3">
                <text:p>3.3</text:p>
              </table:table-cell>
              <table:table-cell office:value-type="float" office:value="-46.7709583333332">
                <text:p>-46.770958333333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47">
                <text:p>56247</text:p>
              </table:table-cell>
              <table:table-cell office:value-type="float" office:value="3.3">
                <text:p>3.3</text:p>
              </table:table-cell>
              <table:table-cell office:value-type="float" office:value="-46.8125555555554">
                <text:p>-46.812555555555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297">
                <text:p>56297</text:p>
              </table:table-cell>
              <table:table-cell office:value-type="float" office:value="3.3">
                <text:p>3.3</text:p>
              </table:table-cell>
              <table:table-cell office:value-type="float" office:value="-46.8541666666665">
                <text:p>-46.854166666666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47">
                <text:p>56347</text:p>
              </table:table-cell>
              <table:table-cell office:value-type="float" office:value="3.3">
                <text:p>3.3</text:p>
              </table:table-cell>
              <table:table-cell office:value-type="float" office:value="-46.8957777777776">
                <text:p>-46.895777777777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397">
                <text:p>56397</text:p>
              </table:table-cell>
              <table:table-cell office:value-type="float" office:value="3.29">
                <text:p>3.29</text:p>
              </table:table-cell>
              <table:table-cell office:value-type="float" office:value="-46.9374027777776">
                <text:p>-46.937402777777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47">
                <text:p>56447</text:p>
              </table:table-cell>
              <table:table-cell office:value-type="float" office:value="3.29">
                <text:p>3.29</text:p>
              </table:table-cell>
              <table:table-cell office:value-type="float" office:value="-46.9789999999998">
                <text:p>-46.978999999999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497">
                <text:p>56497</text:p>
              </table:table-cell>
              <table:table-cell office:value-type="float" office:value="3.28">
                <text:p>3.28</text:p>
              </table:table-cell>
              <table:table-cell office:value-type="float" office:value="-47.0206111111109">
                <text:p>-47.020611111110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47">
                <text:p>56547</text:p>
              </table:table-cell>
              <table:table-cell office:value-type="float" office:value="3.27">
                <text:p>3.27</text:p>
              </table:table-cell>
              <table:table-cell office:value-type="float" office:value="-47.062222222222">
                <text:p>-47.06222222222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597">
                <text:p>56597</text:p>
              </table:table-cell>
              <table:table-cell office:value-type="float" office:value="3.26">
                <text:p>3.26</text:p>
              </table:table-cell>
              <table:table-cell office:value-type="float" office:value="-47.1038194444443">
                <text:p>-47.103819444444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47">
                <text:p>56647</text:p>
              </table:table-cell>
              <table:table-cell office:value-type="float" office:value="3.26">
                <text:p>3.26</text:p>
              </table:table-cell>
              <table:table-cell office:value-type="float" office:value="-47.1454305555554">
                <text:p>-47.145430555555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697">
                <text:p>56697</text:p>
              </table:table-cell>
              <table:table-cell office:value-type="float" office:value="3.26">
                <text:p>3.26</text:p>
              </table:table-cell>
              <table:table-cell office:value-type="float" office:value="-47.1870555555554">
                <text:p>-47.187055555555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47">
                <text:p>56747</text:p>
              </table:table-cell>
              <table:table-cell office:value-type="float" office:value="3.25">
                <text:p>3.25</text:p>
              </table:table-cell>
              <table:table-cell office:value-type="float" office:value="-47.2286666666665">
                <text:p>-47.228666666666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797">
                <text:p>56797</text:p>
              </table:table-cell>
              <table:table-cell office:value-type="float" office:value="3.25">
                <text:p>3.25</text:p>
              </table:table-cell>
              <table:table-cell office:value-type="float" office:value="-47.2702638888887">
                <text:p>-47.270263888888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47">
                <text:p>56847</text:p>
              </table:table-cell>
              <table:table-cell office:value-type="float" office:value="3.24">
                <text:p>3.24</text:p>
              </table:table-cell>
              <table:table-cell office:value-type="float" office:value="-47.3118749999998">
                <text:p>-47.311874999999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897">
                <text:p>56897</text:p>
              </table:table-cell>
              <table:table-cell office:value-type="float" office:value="3.23">
                <text:p>3.23</text:p>
              </table:table-cell>
              <table:table-cell office:value-type="float" office:value="-47.353472222222">
                <text:p>-47.35347222222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47">
                <text:p>56947</text:p>
              </table:table-cell>
              <table:table-cell office:value-type="float" office:value="3.23">
                <text:p>3.23</text:p>
              </table:table-cell>
              <table:table-cell office:value-type="float" office:value="-47.3950833333331">
                <text:p>-47.395083333333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6997">
                <text:p>56997</text:p>
              </table:table-cell>
              <table:table-cell office:value-type="float" office:value="3.23">
                <text:p>3.23</text:p>
              </table:table-cell>
              <table:table-cell office:value-type="float" office:value="-47.4366944444443">
                <text:p>-47.436694444444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47">
                <text:p>57047</text:p>
              </table:table-cell>
              <table:table-cell office:value-type="float" office:value="3.22">
                <text:p>3.22</text:p>
              </table:table-cell>
              <table:table-cell office:value-type="float" office:value="-47.4783055555554">
                <text:p>-47.478305555555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097">
                <text:p>57097</text:p>
              </table:table-cell>
              <table:table-cell office:value-type="float" office:value="3.21">
                <text:p>3.21</text:p>
              </table:table-cell>
              <table:table-cell office:value-type="float" office:value="-47.5199305555554">
                <text:p>-47.519930555555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47">
                <text:p>57147</text:p>
              </table:table-cell>
              <table:table-cell office:value-type="float" office:value="3.2">
                <text:p>3.2</text:p>
              </table:table-cell>
              <table:table-cell office:value-type="float" office:value="-47.5615416666665">
                <text:p>-47.561541666666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197">
                <text:p>57197</text:p>
              </table:table-cell>
              <table:table-cell office:value-type="float" office:value="3.2">
                <text:p>3.2</text:p>
              </table:table-cell>
              <table:table-cell office:value-type="float" office:value="-47.6031527777776">
                <text:p>-47.603152777777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47">
                <text:p>57247</text:p>
              </table:table-cell>
              <table:table-cell office:value-type="float" office:value="3.2">
                <text:p>3.2</text:p>
              </table:table-cell>
              <table:table-cell office:value-type="float" office:value="-47.6447777777776">
                <text:p>-47.644777777777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297">
                <text:p>57297</text:p>
              </table:table-cell>
              <table:table-cell office:value-type="float" office:value="3.2">
                <text:p>3.2</text:p>
              </table:table-cell>
              <table:table-cell office:value-type="float" office:value="-47.6863888888887">
                <text:p>-47.686388888888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47">
                <text:p>57347</text:p>
              </table:table-cell>
              <table:table-cell office:value-type="float" office:value="3.18">
                <text:p>3.18</text:p>
              </table:table-cell>
              <table:table-cell office:value-type="float" office:value="-47.7279999999998">
                <text:p>-47.727999999999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397">
                <text:p>57397</text:p>
              </table:table-cell>
              <table:table-cell office:value-type="float" office:value="3.17">
                <text:p>3.17</text:p>
              </table:table-cell>
              <table:table-cell office:value-type="float" office:value="-47.7696249999998">
                <text:p>-47.769624999999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47">
                <text:p>57447</text:p>
              </table:table-cell>
              <table:table-cell office:value-type="float" office:value="3.16">
                <text:p>3.16</text:p>
              </table:table-cell>
              <table:table-cell office:value-type="float" office:value="-47.8112361111109">
                <text:p>-47.811236111110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497">
                <text:p>57497</text:p>
              </table:table-cell>
              <table:table-cell office:value-type="float" office:value="3.15">
                <text:p>3.15</text:p>
              </table:table-cell>
              <table:table-cell office:value-type="float" office:value="-47.852847222222">
                <text:p>-47.85284722222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47">
                <text:p>57547</text:p>
              </table:table-cell>
              <table:table-cell office:value-type="float" office:value="3.15">
                <text:p>3.15</text:p>
              </table:table-cell>
              <table:table-cell office:value-type="float" office:value="-47.894472222222">
                <text:p>-47.89447222222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597">
                <text:p>57597</text:p>
              </table:table-cell>
              <table:table-cell office:value-type="float" office:value="3.14">
                <text:p>3.14</text:p>
              </table:table-cell>
              <table:table-cell office:value-type="float" office:value="-47.9360833333331">
                <text:p>-47.93608333333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47">
                <text:p>57647</text:p>
              </table:table-cell>
              <table:table-cell office:value-type="float" office:value="3.13">
                <text:p>3.13</text:p>
              </table:table-cell>
              <table:table-cell office:value-type="float" office:value="-47.9776805555554">
                <text:p>-47.977680555555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697">
                <text:p>57697</text:p>
              </table:table-cell>
              <table:table-cell office:value-type="float" office:value="3.13">
                <text:p>3.13</text:p>
              </table:table-cell>
              <table:table-cell office:value-type="float" office:value="-48.0192777777776">
                <text:p>-48.019277777777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47">
                <text:p>57747</text:p>
              </table:table-cell>
              <table:table-cell office:value-type="float" office:value="3.12">
                <text:p>3.12</text:p>
              </table:table-cell>
              <table:table-cell office:value-type="float" office:value="-48.0608888888887">
                <text:p>-48.060888888888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797">
                <text:p>57797</text:p>
              </table:table-cell>
              <table:table-cell office:value-type="float" office:value="3.11">
                <text:p>3.11</text:p>
              </table:table-cell>
              <table:table-cell office:value-type="float" office:value="-48.1024999999998">
                <text:p>-48.102499999999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47">
                <text:p>57847</text:p>
              </table:table-cell>
              <table:table-cell office:value-type="float" office:value="3.1">
                <text:p>3.1</text:p>
              </table:table-cell>
              <table:table-cell office:value-type="float" office:value="-48.1441111111109">
                <text:p>-48.144111111110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897">
                <text:p>57897</text:p>
              </table:table-cell>
              <table:table-cell office:value-type="float" office:value="3.09">
                <text:p>3.09</text:p>
              </table:table-cell>
              <table:table-cell office:value-type="float" office:value="-48.1857361111109">
                <text:p>-48.18573611111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47">
                <text:p>57947</text:p>
              </table:table-cell>
              <table:table-cell office:value-type="float" office:value="3.07">
                <text:p>3.07</text:p>
              </table:table-cell>
              <table:table-cell office:value-type="float" office:value="-48.227347222222">
                <text:p>-48.22734722222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7997">
                <text:p>57997</text:p>
              </table:table-cell>
              <table:table-cell office:value-type="float" office:value="3.06">
                <text:p>3.06</text:p>
              </table:table-cell>
              <table:table-cell office:value-type="float" office:value="-48.2689583333331">
                <text:p>-48.268958333333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47">
                <text:p>58047</text:p>
              </table:table-cell>
              <table:table-cell office:value-type="float" office:value="3.06">
                <text:p>3.06</text:p>
              </table:table-cell>
              <table:table-cell office:value-type="float" office:value="-48.3105833333331">
                <text:p>-48.310583333333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097">
                <text:p>58097</text:p>
              </table:table-cell>
              <table:table-cell office:value-type="float" office:value="3.04">
                <text:p>3.04</text:p>
              </table:table-cell>
              <table:table-cell office:value-type="float" office:value="-48.3521944444442">
                <text:p>-48.352194444444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47">
                <text:p>58147</text:p>
              </table:table-cell>
              <table:table-cell office:value-type="float" office:value="3.03">
                <text:p>3.03</text:p>
              </table:table-cell>
              <table:table-cell office:value-type="float" office:value="-48.3938055555553">
                <text:p>-48.393805555555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197">
                <text:p>58197</text:p>
              </table:table-cell>
              <table:table-cell office:value-type="float" office:value="3.02">
                <text:p>3.02</text:p>
              </table:table-cell>
              <table:table-cell office:value-type="float" office:value="-48.4354166666664">
                <text:p>-48.435416666666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47">
                <text:p>58247</text:p>
              </table:table-cell>
              <table:table-cell office:value-type="float" office:value="3">
                <text:p>3</text:p>
              </table:table-cell>
              <table:table-cell office:value-type="float" office:value="-48.4770277777775">
                <text:p>-48.477027777777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297">
                <text:p>58297</text:p>
              </table:table-cell>
              <table:table-cell office:value-type="float" office:value="2.99">
                <text:p>2.99</text:p>
              </table:table-cell>
              <table:table-cell office:value-type="float" office:value="-48.5186249999998">
                <text:p>-48.51862499999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47">
                <text:p>58347</text:p>
              </table:table-cell>
              <table:table-cell office:value-type="float" office:value="2.98">
                <text:p>2.98</text:p>
              </table:table-cell>
              <table:table-cell office:value-type="float" office:value="-48.5602361111109">
                <text:p>-48.560236111110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397">
                <text:p>58397</text:p>
              </table:table-cell>
              <table:table-cell office:value-type="float" office:value="2.96">
                <text:p>2.96</text:p>
              </table:table-cell>
              <table:table-cell office:value-type="float" office:value="-48.601847222222">
                <text:p>-48.60184722222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47">
                <text:p>58447</text:p>
              </table:table-cell>
              <table:table-cell office:value-type="float" office:value="2.95">
                <text:p>2.95</text:p>
              </table:table-cell>
              <table:table-cell office:value-type="float" office:value="-48.6434583333331">
                <text:p>-48.643458333333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497">
                <text:p>58497</text:p>
              </table:table-cell>
              <table:table-cell office:value-type="float" office:value="2.94">
                <text:p>2.94</text:p>
              </table:table-cell>
              <table:table-cell office:value-type="float" office:value="-48.6850694444442">
                <text:p>-48.685069444444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47">
                <text:p>58547</text:p>
              </table:table-cell>
              <table:table-cell office:value-type="float" office:value="2.91">
                <text:p>2.91</text:p>
              </table:table-cell>
              <table:table-cell office:value-type="float" office:value="-48.7266805555553">
                <text:p>-48.726680555555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597">
                <text:p>58597</text:p>
              </table:table-cell>
              <table:table-cell office:value-type="float" office:value="2.89">
                <text:p>2.89</text:p>
              </table:table-cell>
              <table:table-cell office:value-type="float" office:value="-48.7682916666664">
                <text:p>-48.76829166666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47">
                <text:p>58647</text:p>
              </table:table-cell>
              <table:table-cell office:value-type="float" office:value="2.87">
                <text:p>2.87</text:p>
              </table:table-cell>
              <table:table-cell office:value-type="float" office:value="-48.8099027777775">
                <text:p>-48.809902777777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697">
                <text:p>58697</text:p>
              </table:table-cell>
              <table:table-cell office:value-type="float" office:value="2.84">
                <text:p>2.84</text:p>
              </table:table-cell>
              <table:table-cell office:value-type="float" office:value="-48.8515277777775">
                <text:p>-48.851527777777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47">
                <text:p>58747</text:p>
              </table:table-cell>
              <table:table-cell office:value-type="float" office:value="2.8">
                <text:p>2.8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797">
                <text:p>58797</text:p>
              </table:table-cell>
              <table:table-cell office:value-type="float" office:value="2.82">
                <text:p>2.82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47">
                <text:p>58847</text:p>
              </table:table-cell>
              <table:table-cell office:value-type="float" office:value="2.83">
                <text:p>2.83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897">
                <text:p>58897</text:p>
              </table:table-cell>
              <table:table-cell office:value-type="float" office:value="2.83">
                <text:p>2.83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47">
                <text:p>58947</text:p>
              </table:table-cell>
              <table:table-cell office:value-type="float" office:value="2.83">
                <text:p>2.83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8997">
                <text:p>58997</text:p>
              </table:table-cell>
              <table:table-cell office:value-type="float" office:value="2.84">
                <text:p>2.84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47">
                <text:p>59047</text:p>
              </table:table-cell>
              <table:table-cell office:value-type="float" office:value="2.85">
                <text:p>2.85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097">
                <text:p>59097</text:p>
              </table:table-cell>
              <table:table-cell office:value-type="float" office:value="2.85">
                <text:p>2.85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47">
                <text:p>59147</text:p>
              </table:table-cell>
              <table:table-cell office:value-type="float" office:value="2.85">
                <text:p>2.85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197">
                <text:p>59197</text:p>
              </table:table-cell>
              <table:table-cell office:value-type="float" office:value="2.85">
                <text:p>2.85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47">
                <text:p>59247</text:p>
              </table:table-cell>
              <table:table-cell office:value-type="float" office:value="2.85">
                <text:p>2.85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297">
                <text:p>59297</text:p>
              </table:table-cell>
              <table:table-cell office:value-type="float" office:value="2.85">
                <text:p>2.85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47">
                <text:p>59347</text:p>
              </table:table-cell>
              <table:table-cell office:value-type="float" office:value="2.86">
                <text:p>2.86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397">
                <text:p>59397</text:p>
              </table:table-cell>
              <table:table-cell office:value-type="float" office:value="2.85">
                <text:p>2.85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47">
                <text:p>59447</text:p>
              </table:table-cell>
              <table:table-cell office:value-type="float" office:value="2.86">
                <text:p>2.86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497">
                <text:p>59497</text:p>
              </table:table-cell>
              <table:table-cell office:value-type="float" office:value="2.86">
                <text:p>2.86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47">
                <text:p>59547</text:p>
              </table:table-cell>
              <table:table-cell office:value-type="float" office:value="2.86">
                <text:p>2.86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597">
                <text:p>59597</text:p>
              </table:table-cell>
              <table:table-cell office:value-type="float" office:value="2.87">
                <text:p>2.87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47">
                <text:p>59647</text:p>
              </table:table-cell>
              <table:table-cell office:value-type="float" office:value="2.87">
                <text:p>2.87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697">
                <text:p>59697</text:p>
              </table:table-cell>
              <table:table-cell office:value-type="float" office:value="2.87">
                <text:p>2.87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47">
                <text:p>59747</text:p>
              </table:table-cell>
              <table:table-cell office:value-type="float" office:value="2.87">
                <text:p>2.87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797">
                <text:p>59797</text:p>
              </table:table-cell>
              <table:table-cell office:value-type="float" office:value="2.87">
                <text:p>2.87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47">
                <text:p>59847</text:p>
              </table:table-cell>
              <table:table-cell office:value-type="float" office:value="2.88">
                <text:p>2.88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897">
                <text:p>59897</text:p>
              </table:table-cell>
              <table:table-cell office:value-type="float" office:value="2.88">
                <text:p>2.88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47">
                <text:p>59947</text:p>
              </table:table-cell>
              <table:table-cell office:value-type="float" office:value="2.88">
                <text:p>2.88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9997">
                <text:p>59997</text:p>
              </table:table-cell>
              <table:table-cell office:value-type="float" office:value="2.88">
                <text:p>2.88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47">
                <text:p>60047</text:p>
              </table:table-cell>
              <table:table-cell office:value-type="float" office:value="2.88">
                <text:p>2.88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097">
                <text:p>60097</text:p>
              </table:table-cell>
              <table:table-cell office:value-type="float" office:value="2.88">
                <text:p>2.88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47">
                <text:p>6014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197">
                <text:p>6019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47">
                <text:p>6024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297">
                <text:p>6029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47">
                <text:p>6034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397">
                <text:p>6039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47">
                <text:p>6044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497">
                <text:p>6049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47">
                <text:p>60547</text:p>
              </table:table-cell>
              <table:table-cell office:value-type="float" office:value="2.89">
                <text:p>2.8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597">
                <text:p>60597</text:p>
              </table:table-cell>
              <table:table-cell office:value-type="float" office:value="2.9">
                <text:p>2.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647">
                <text:p>60647</text:p>
              </table:table-cell>
              <table:table-cell office:value-type="float" office:value="2.9">
                <text:p>2.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697">
                <text:p>60697</text:p>
              </table:table-cell>
              <table:table-cell office:value-type="float" office:value="2.9">
                <text:p>2.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747">
                <text:p>60747</text:p>
              </table:table-cell>
              <table:table-cell office:value-type="float" office:value="2.9">
                <text:p>2.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797">
                <text:p>60797</text:p>
              </table:table-cell>
              <table:table-cell office:value-type="float" office:value="2.9">
                <text:p>2.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847">
                <text:p>60847</text:p>
              </table:table-cell>
              <table:table-cell office:value-type="float" office:value="2.9">
                <text:p>2.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897">
                <text:p>60897</text:p>
              </table:table-cell>
              <table:table-cell office:value-type="float" office:value="2.9">
                <text:p>2.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947">
                <text:p>60947</text:p>
              </table:table-cell>
              <table:table-cell office:value-type="float" office:value="2.9">
                <text:p>2.9</text:p>
              </table:table-cell>
              <table:table-cell office:value-type="float" office:value="-48.8931388888886">
                <text:p>-48.893138888888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0997">
                <text:p>60997</text:p>
              </table:table-cell>
              <table:table-cell office:value-type="float" office:value="2.91">
                <text:p>2.91</text:p>
              </table:table-cell>
              <table:table-cell office:value-type="float" office:value="-48.8931388888886">
                <text:p>-48.8931388888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